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#EEEEE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2645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kia_LCD_5_x_7_Font_Table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1" table:number-columns-repeated="1010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2">
            <text:p>32: Space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]&lt;&gt;&quot;&quot;;2^[.$I1];0)" table:style-name="ce2">
            <text:p>0</text:p>
          </table:table-cell>
          <table:table-cell office:value-type="float" office:value="0" table:formula="of:=IF([.C1]&lt;&gt;&quot;&quot;;2^[.$I1];0)" table:style-name="ce2">
            <text:p>0</text:p>
          </table:table-cell>
          <table:table-cell office:value-type="float" office:value="0" table:formula="of:=IF([.D1]&lt;&gt;&quot;&quot;;2^[.$I1];0)" table:style-name="ce2">
            <text:p>0</text:p>
          </table:table-cell>
          <table:table-cell office:value-type="float" office:value="0" table:formula="of:=IF([.E1]&lt;&gt;&quot;&quot;;2^[.$I1];0)" table:style-name="ce2">
            <text:p>0</text:p>
          </table:table-cell>
          <table:table-cell office:value-type="float" office:value="0" table:formula="of:=IF([.F1]&lt;&gt;&quot;&quot;;2^[.$I1];0)" table:style-name="ce2">
            <text:p>0</text:p>
          </table:table-cell>
          <table:table-cell office:value-type="string" office:string-value="    { 0x00, 0x00, 0x00, 0x00, 0x00 }, // 32: Space" table:formula="of:=&quot;    { &quot; &amp; [.J10] &amp; &quot;, &quot; &amp; [.K10] &amp; &quot;, &quot; &amp; [.L10] &amp; &quot;, &quot; &amp; [.M10] &amp; &quot;, &quot; &amp; [.N10] &amp; &quot; }, // &quot; &amp; [.A1]" table:style-name="ce2">
            <text:p><text:s text:c="4"/>{ 0x00, 0x00, 0x00, 0x00, 0x00 }, // 32: Spac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2]&lt;&gt;&quot;&quot;;2^[.$I2];0)" table:style-name="ce2">
            <text:p>0</text:p>
          </table:table-cell>
          <table:table-cell office:value-type="float" office:value="0" table:formula="of:=IF([.C2]&lt;&gt;&quot;&quot;;2^[.$I2];0)" table:style-name="ce2">
            <text:p>0</text:p>
          </table:table-cell>
          <table:table-cell office:value-type="float" office:value="0" table:formula="of:=IF([.D2]&lt;&gt;&quot;&quot;;2^[.$I2];0)" table:style-name="ce2">
            <text:p>0</text:p>
          </table:table-cell>
          <table:table-cell office:value-type="float" office:value="0" table:formula="of:=IF([.E2]&lt;&gt;&quot;&quot;;2^[.$I2];0)" table:style-name="ce2">
            <text:p>0</text:p>
          </table:table-cell>
          <table:table-cell office:value-type="float" office:value="0" table:formula="of:=IF([.F2]&lt;&gt;&quot;&quot;;2^[.$I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3]&lt;&gt;&quot;&quot;;2^[.$I3];0)" table:style-name="ce2">
            <text:p>0</text:p>
          </table:table-cell>
          <table:table-cell office:value-type="float" office:value="0" table:formula="of:=IF([.C3]&lt;&gt;&quot;&quot;;2^[.$I3];0)" table:style-name="ce2">
            <text:p>0</text:p>
          </table:table-cell>
          <table:table-cell office:value-type="float" office:value="0" table:formula="of:=IF([.D3]&lt;&gt;&quot;&quot;;2^[.$I3];0)" table:style-name="ce2">
            <text:p>0</text:p>
          </table:table-cell>
          <table:table-cell office:value-type="float" office:value="0" table:formula="of:=IF([.E3]&lt;&gt;&quot;&quot;;2^[.$I3];0)" table:style-name="ce2">
            <text:p>0</text:p>
          </table:table-cell>
          <table:table-cell office:value-type="float" office:value="0" table:formula="of:=IF([.F3]&lt;&gt;&quot;&quot;;2^[.$I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4]&lt;&gt;&quot;&quot;;2^[.$I4];0)" table:style-name="ce2">
            <text:p>0</text:p>
          </table:table-cell>
          <table:table-cell office:value-type="float" office:value="0" table:formula="of:=IF([.C4]&lt;&gt;&quot;&quot;;2^[.$I4];0)" table:style-name="ce2">
            <text:p>0</text:p>
          </table:table-cell>
          <table:table-cell office:value-type="float" office:value="0" table:formula="of:=IF([.D4]&lt;&gt;&quot;&quot;;2^[.$I4];0)" table:style-name="ce2">
            <text:p>0</text:p>
          </table:table-cell>
          <table:table-cell office:value-type="float" office:value="0" table:formula="of:=IF([.E4]&lt;&gt;&quot;&quot;;2^[.$I4];0)" table:style-name="ce2">
            <text:p>0</text:p>
          </table:table-cell>
          <table:table-cell office:value-type="float" office:value="0" table:formula="of:=IF([.F4]&lt;&gt;&quot;&quot;;2^[.$I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5]&lt;&gt;&quot;&quot;;2^[.$I5];0)" table:style-name="ce2">
            <text:p>0</text:p>
          </table:table-cell>
          <table:table-cell office:value-type="float" office:value="0" table:formula="of:=IF([.C5]&lt;&gt;&quot;&quot;;2^[.$I5];0)" table:style-name="ce2">
            <text:p>0</text:p>
          </table:table-cell>
          <table:table-cell office:value-type="float" office:value="0" table:formula="of:=IF([.D5]&lt;&gt;&quot;&quot;;2^[.$I5];0)" table:style-name="ce2">
            <text:p>0</text:p>
          </table:table-cell>
          <table:table-cell office:value-type="float" office:value="0" table:formula="of:=IF([.E5]&lt;&gt;&quot;&quot;;2^[.$I5];0)" table:style-name="ce2">
            <text:p>0</text:p>
          </table:table-cell>
          <table:table-cell office:value-type="float" office:value="0" table:formula="of:=IF([.F5]&lt;&gt;&quot;&quot;;2^[.$I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6]&lt;&gt;&quot;&quot;;2^[.$I6];0)" table:style-name="ce2">
            <text:p>0</text:p>
          </table:table-cell>
          <table:table-cell office:value-type="float" office:value="0" table:formula="of:=IF([.C6]&lt;&gt;&quot;&quot;;2^[.$I6];0)" table:style-name="ce2">
            <text:p>0</text:p>
          </table:table-cell>
          <table:table-cell office:value-type="float" office:value="0" table:formula="of:=IF([.D6]&lt;&gt;&quot;&quot;;2^[.$I6];0)" table:style-name="ce2">
            <text:p>0</text:p>
          </table:table-cell>
          <table:table-cell office:value-type="float" office:value="0" table:formula="of:=IF([.E6]&lt;&gt;&quot;&quot;;2^[.$I6];0)" table:style-name="ce2">
            <text:p>0</text:p>
          </table:table-cell>
          <table:table-cell office:value-type="float" office:value="0" table:formula="of:=IF([.F6]&lt;&gt;&quot;&quot;;2^[.$I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7]&lt;&gt;&quot;&quot;;2^[.$I7];0)" table:style-name="ce2">
            <text:p>0</text:p>
          </table:table-cell>
          <table:table-cell office:value-type="float" office:value="0" table:formula="of:=IF([.C7]&lt;&gt;&quot;&quot;;2^[.$I7];0)" table:style-name="ce2">
            <text:p>0</text:p>
          </table:table-cell>
          <table:table-cell office:value-type="float" office:value="0" table:formula="of:=IF([.D7]&lt;&gt;&quot;&quot;;2^[.$I7];0)" table:style-name="ce2">
            <text:p>0</text:p>
          </table:table-cell>
          <table:table-cell office:value-type="float" office:value="0" table:formula="of:=IF([.E7]&lt;&gt;&quot;&quot;;2^[.$I7];0)" table:style-name="ce2">
            <text:p>0</text:p>
          </table:table-cell>
          <table:table-cell office:value-type="float" office:value="0" table:formula="of:=IF([.F7]&lt;&gt;&quot;&quot;;2^[.$I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1:.J8])" table:style-name="ce2">
            <text:p>0</text:p>
          </table:table-cell>
          <table:table-cell office:value-type="float" office:value="0" table:formula="of:=SUM([.K1:.K8])" table:style-name="ce2">
            <text:p>0</text:p>
          </table:table-cell>
          <table:table-cell office:value-type="float" office:value="0" table:formula="of:=SUM([.L1:.L8])" table:style-name="ce2">
            <text:p>0</text:p>
          </table:table-cell>
          <table:table-cell office:value-type="float" office:value="0" table:formula="of:=SUM([.M1:.M8])" table:style-name="ce2">
            <text:p>0</text:p>
          </table:table-cell>
          <table:table-cell office:value-type="float" office:value="0" table:formula="of:=SUM([.N1:.N8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9];16;2)" table:style-name="ce2">
            <text:p>0x00</text:p>
          </table:table-cell>
          <table:table-cell office:value-type="string" office:string-value="0x00" table:formula="of:=&quot;0x&quot;&amp;BASE([.K9];16;2)" table:style-name="ce2">
            <text:p>0x00</text:p>
          </table:table-cell>
          <table:table-cell office:value-type="string" office:string-value="0x00" table:formula="of:=&quot;0x&quot;&amp;BASE([.L9];16;2)" table:style-name="ce2">
            <text:p>0x00</text:p>
          </table:table-cell>
          <table:table-cell office:value-type="string" office:string-value="0x00" table:formula="of:=&quot;0x&quot;&amp;BASE([.M9];16;2)" table:style-name="ce2">
            <text:p>0x00</text:p>
          </table:table-cell>
          <table:table-cell office:value-type="string" office:string-value="0x00" table:formula="of:=&quot;0x&quot;&amp;BASE([.N9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3: !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2]&lt;&gt;&quot;&quot;;2^[.$I12];0)" table:style-name="ce2">
            <text:p>0</text:p>
          </table:table-cell>
          <table:table-cell office:value-type="float" office:value="0" table:formula="of:=IF([.C12]&lt;&gt;&quot;&quot;;2^[.$I12];0)" table:style-name="ce2">
            <text:p>0</text:p>
          </table:table-cell>
          <table:table-cell office:value-type="float" office:value="1" table:formula="of:=IF([.D12]&lt;&gt;&quot;&quot;;2^[.$I12];0)" table:style-name="ce2">
            <text:p>1</text:p>
          </table:table-cell>
          <table:table-cell office:value-type="float" office:value="0" table:formula="of:=IF([.E12]&lt;&gt;&quot;&quot;;2^[.$I12];0)" table:style-name="ce2">
            <text:p>0</text:p>
          </table:table-cell>
          <table:table-cell office:value-type="float" office:value="0" table:formula="of:=IF([.F12]&lt;&gt;&quot;&quot;;2^[.$I12];0)" table:style-name="ce2">
            <text:p>0</text:p>
          </table:table-cell>
          <table:table-cell office:value-type="string" office:string-value="    { 0x00, 0x00, 0x5F, 0x00, 0x00 }, // 33: !" table:formula="of:=&quot;    { &quot; &amp; [.J21] &amp; &quot;, &quot; &amp; [.K21] &amp; &quot;, &quot; &amp; [.L21] &amp; &quot;, &quot; &amp; [.M21] &amp; &quot;, &quot; &amp; [.N21] &amp; &quot; }, // &quot; &amp; [.A12]" table:style-name="ce2">
            <text:p><text:s text:c="4"/>{ 0x00, 0x00, 0x5F, 0x00, 0x00 }, // 33: !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3]&lt;&gt;&quot;&quot;;2^[.$I13];0)" table:style-name="ce2">
            <text:p>0</text:p>
          </table:table-cell>
          <table:table-cell office:value-type="float" office:value="0" table:formula="of:=IF([.C13]&lt;&gt;&quot;&quot;;2^[.$I13];0)" table:style-name="ce2">
            <text:p>0</text:p>
          </table:table-cell>
          <table:table-cell office:value-type="float" office:value="2" table:formula="of:=IF([.D13]&lt;&gt;&quot;&quot;;2^[.$I13];0)" table:style-name="ce2">
            <text:p>2</text:p>
          </table:table-cell>
          <table:table-cell office:value-type="float" office:value="0" table:formula="of:=IF([.E13]&lt;&gt;&quot;&quot;;2^[.$I13];0)" table:style-name="ce2">
            <text:p>0</text:p>
          </table:table-cell>
          <table:table-cell office:value-type="float" office:value="0" table:formula="of:=IF([.F13]&lt;&gt;&quot;&quot;;2^[.$I1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4]&lt;&gt;&quot;&quot;;2^[.$I14];0)" table:style-name="ce2">
            <text:p>0</text:p>
          </table:table-cell>
          <table:table-cell office:value-type="float" office:value="0" table:formula="of:=IF([.C14]&lt;&gt;&quot;&quot;;2^[.$I14];0)" table:style-name="ce2">
            <text:p>0</text:p>
          </table:table-cell>
          <table:table-cell office:value-type="float" office:value="4" table:formula="of:=IF([.D14]&lt;&gt;&quot;&quot;;2^[.$I14];0)" table:style-name="ce2">
            <text:p>4</text:p>
          </table:table-cell>
          <table:table-cell office:value-type="float" office:value="0" table:formula="of:=IF([.E14]&lt;&gt;&quot;&quot;;2^[.$I14];0)" table:style-name="ce2">
            <text:p>0</text:p>
          </table:table-cell>
          <table:table-cell office:value-type="float" office:value="0" table:formula="of:=IF([.F14]&lt;&gt;&quot;&quot;;2^[.$I1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5]&lt;&gt;&quot;&quot;;2^[.$I15];0)" table:style-name="ce2">
            <text:p>0</text:p>
          </table:table-cell>
          <table:table-cell office:value-type="float" office:value="0" table:formula="of:=IF([.C15]&lt;&gt;&quot;&quot;;2^[.$I15];0)" table:style-name="ce2">
            <text:p>0</text:p>
          </table:table-cell>
          <table:table-cell office:value-type="float" office:value="8" table:formula="of:=IF([.D15]&lt;&gt;&quot;&quot;;2^[.$I15];0)" table:style-name="ce2">
            <text:p>8</text:p>
          </table:table-cell>
          <table:table-cell office:value-type="float" office:value="0" table:formula="of:=IF([.E15]&lt;&gt;&quot;&quot;;2^[.$I15];0)" table:style-name="ce2">
            <text:p>0</text:p>
          </table:table-cell>
          <table:table-cell office:value-type="float" office:value="0" table:formula="of:=IF([.F15]&lt;&gt;&quot;&quot;;2^[.$I1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6]&lt;&gt;&quot;&quot;;2^[.$I16];0)" table:style-name="ce2">
            <text:p>0</text:p>
          </table:table-cell>
          <table:table-cell office:value-type="float" office:value="0" table:formula="of:=IF([.C16]&lt;&gt;&quot;&quot;;2^[.$I16];0)" table:style-name="ce2">
            <text:p>0</text:p>
          </table:table-cell>
          <table:table-cell office:value-type="float" office:value="16" table:formula="of:=IF([.D16]&lt;&gt;&quot;&quot;;2^[.$I16];0)" table:style-name="ce2">
            <text:p>16</text:p>
          </table:table-cell>
          <table:table-cell office:value-type="float" office:value="0" table:formula="of:=IF([.E16]&lt;&gt;&quot;&quot;;2^[.$I16];0)" table:style-name="ce2">
            <text:p>0</text:p>
          </table:table-cell>
          <table:table-cell office:value-type="float" office:value="0" table:formula="of:=IF([.F16]&lt;&gt;&quot;&quot;;2^[.$I1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7]&lt;&gt;&quot;&quot;;2^[.$I17];0)" table:style-name="ce2">
            <text:p>0</text:p>
          </table:table-cell>
          <table:table-cell office:value-type="float" office:value="0" table:formula="of:=IF([.C17]&lt;&gt;&quot;&quot;;2^[.$I17];0)" table:style-name="ce2">
            <text:p>0</text:p>
          </table:table-cell>
          <table:table-cell office:value-type="float" office:value="0" table:formula="of:=IF([.D17]&lt;&gt;&quot;&quot;;2^[.$I17];0)" table:style-name="ce2">
            <text:p>0</text:p>
          </table:table-cell>
          <table:table-cell office:value-type="float" office:value="0" table:formula="of:=IF([.E17]&lt;&gt;&quot;&quot;;2^[.$I17];0)" table:style-name="ce2">
            <text:p>0</text:p>
          </table:table-cell>
          <table:table-cell office:value-type="float" office:value="0" table:formula="of:=IF([.F17]&lt;&gt;&quot;&quot;;2^[.$I1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8]&lt;&gt;&quot;&quot;;2^[.$I18];0)" table:style-name="ce2">
            <text:p>0</text:p>
          </table:table-cell>
          <table:table-cell office:value-type="float" office:value="0" table:formula="of:=IF([.C18]&lt;&gt;&quot;&quot;;2^[.$I18];0)" table:style-name="ce2">
            <text:p>0</text:p>
          </table:table-cell>
          <table:table-cell office:value-type="float" office:value="64" table:formula="of:=IF([.D18]&lt;&gt;&quot;&quot;;2^[.$I18];0)" table:style-name="ce2">
            <text:p>64</text:p>
          </table:table-cell>
          <table:table-cell office:value-type="float" office:value="0" table:formula="of:=IF([.E18]&lt;&gt;&quot;&quot;;2^[.$I18];0)" table:style-name="ce2">
            <text:p>0</text:p>
          </table:table-cell>
          <table:table-cell office:value-type="float" office:value="0" table:formula="of:=IF([.F18]&lt;&gt;&quot;&quot;;2^[.$I1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float" office:value="0" table:formula="of:=SUM([.J12:.J19])" table:style-name="ce2">
            <text:p>0</text:p>
          </table:table-cell>
          <table:table-cell office:value-type="float" office:value="0" table:formula="of:=SUM([.K12:.K19])" table:style-name="ce2">
            <text:p>0</text:p>
          </table:table-cell>
          <table:table-cell office:value-type="float" office:value="95" table:formula="of:=SUM([.L12:.L19])" table:style-name="ce2">
            <text:p>95</text:p>
          </table:table-cell>
          <table:table-cell office:value-type="float" office:value="0" table:formula="of:=SUM([.M12:.M19])" table:style-name="ce2">
            <text:p>0</text:p>
          </table:table-cell>
          <table:table-cell office:value-type="float" office:value="0" table:formula="of:=SUM([.N12:.N19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20];16;2)" table:style-name="ce2">
            <text:p>0x00</text:p>
          </table:table-cell>
          <table:table-cell office:value-type="string" office:string-value="0x00" table:formula="of:=&quot;0x&quot;&amp;BASE([.K20];16;2)" table:style-name="ce2">
            <text:p>0x00</text:p>
          </table:table-cell>
          <table:table-cell office:value-type="string" office:string-value="0x5F" table:formula="of:=&quot;0x&quot;&amp;BASE([.L20];16;2)" table:style-name="ce2">
            <text:p>0x5F</text:p>
          </table:table-cell>
          <table:table-cell office:value-type="string" office:string-value="0x00" table:formula="of:=&quot;0x&quot;&amp;BASE([.M20];16;2)" table:style-name="ce2">
            <text:p>0x00</text:p>
          </table:table-cell>
          <table:table-cell office:value-type="string" office:string-value="0x00" table:formula="of:=&quot;0x&quot;&amp;BASE([.N20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4: "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23]&lt;&gt;&quot;&quot;;2^[.$I23];0)" table:style-name="ce2">
            <text:p>0</text:p>
          </table:table-cell>
          <table:table-cell office:value-type="float" office:value="1" table:formula="of:=IF([.C23]&lt;&gt;&quot;&quot;;2^[.$I23];0)" table:style-name="ce2">
            <text:p>1</text:p>
          </table:table-cell>
          <table:table-cell office:value-type="float" office:value="0" table:formula="of:=IF([.D23]&lt;&gt;&quot;&quot;;2^[.$I23];0)" table:style-name="ce2">
            <text:p>0</text:p>
          </table:table-cell>
          <table:table-cell office:value-type="float" office:value="1" table:formula="of:=IF([.E23]&lt;&gt;&quot;&quot;;2^[.$I23];0)" table:style-name="ce2">
            <text:p>1</text:p>
          </table:table-cell>
          <table:table-cell office:value-type="float" office:value="0" table:formula="of:=IF([.F23]&lt;&gt;&quot;&quot;;2^[.$I23];0)" table:style-name="ce2">
            <text:p>0</text:p>
          </table:table-cell>
          <table:table-cell office:value-type="string" office:string-value="    { 0x00, 0x03, 0x00, 0x03, 0x00 }, // 34: &quot;" table:formula="of:=&quot;    { &quot; &amp; [.J32] &amp; &quot;, &quot; &amp; [.K32] &amp; &quot;, &quot; &amp; [.L32] &amp; &quot;, &quot; &amp; [.M32] &amp; &quot;, &quot; &amp; [.N32] &amp; &quot; }, // &quot; &amp; [.A23]" table:style-name="ce2">
            <text:p><text:s text:c="4"/>{ 0x00, 0x03, 0x00, 0x03, 0x00 }, // 34: "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24]&lt;&gt;&quot;&quot;;2^[.$I24];0)" table:style-name="ce2">
            <text:p>0</text:p>
          </table:table-cell>
          <table:table-cell office:value-type="float" office:value="2" table:formula="of:=IF([.C24]&lt;&gt;&quot;&quot;;2^[.$I24];0)" table:style-name="ce2">
            <text:p>2</text:p>
          </table:table-cell>
          <table:table-cell office:value-type="float" office:value="0" table:formula="of:=IF([.D24]&lt;&gt;&quot;&quot;;2^[.$I24];0)" table:style-name="ce2">
            <text:p>0</text:p>
          </table:table-cell>
          <table:table-cell office:value-type="float" office:value="2" table:formula="of:=IF([.E24]&lt;&gt;&quot;&quot;;2^[.$I24];0)" table:style-name="ce2">
            <text:p>2</text:p>
          </table:table-cell>
          <table:table-cell office:value-type="float" office:value="0" table:formula="of:=IF([.F24]&lt;&gt;&quot;&quot;;2^[.$I2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25]&lt;&gt;&quot;&quot;;2^[.$I25];0)" table:style-name="ce2">
            <text:p>0</text:p>
          </table:table-cell>
          <table:table-cell office:value-type="float" office:value="0" table:formula="of:=IF([.C25]&lt;&gt;&quot;&quot;;2^[.$I25];0)" table:style-name="ce2">
            <text:p>0</text:p>
          </table:table-cell>
          <table:table-cell office:value-type="float" office:value="0" table:formula="of:=IF([.D25]&lt;&gt;&quot;&quot;;2^[.$I25];0)" table:style-name="ce2">
            <text:p>0</text:p>
          </table:table-cell>
          <table:table-cell office:value-type="float" office:value="0" table:formula="of:=IF([.E25]&lt;&gt;&quot;&quot;;2^[.$I25];0)" table:style-name="ce2">
            <text:p>0</text:p>
          </table:table-cell>
          <table:table-cell office:value-type="float" office:value="0" table:formula="of:=IF([.F25]&lt;&gt;&quot;&quot;;2^[.$I2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6]&lt;&gt;&quot;&quot;;2^[.$I26];0)" table:style-name="ce2">
            <text:p>0</text:p>
          </table:table-cell>
          <table:table-cell office:value-type="float" office:value="0" table:formula="of:=IF([.C26]&lt;&gt;&quot;&quot;;2^[.$I26];0)" table:style-name="ce2">
            <text:p>0</text:p>
          </table:table-cell>
          <table:table-cell office:value-type="float" office:value="0" table:formula="of:=IF([.D26]&lt;&gt;&quot;&quot;;2^[.$I26];0)" table:style-name="ce2">
            <text:p>0</text:p>
          </table:table-cell>
          <table:table-cell office:value-type="float" office:value="0" table:formula="of:=IF([.E26]&lt;&gt;&quot;&quot;;2^[.$I26];0)" table:style-name="ce2">
            <text:p>0</text:p>
          </table:table-cell>
          <table:table-cell office:value-type="float" office:value="0" table:formula="of:=IF([.F26]&lt;&gt;&quot;&quot;;2^[.$I2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27]&lt;&gt;&quot;&quot;;2^[.$I27];0)" table:style-name="ce2">
            <text:p>0</text:p>
          </table:table-cell>
          <table:table-cell office:value-type="float" office:value="0" table:formula="of:=IF([.C27]&lt;&gt;&quot;&quot;;2^[.$I27];0)" table:style-name="ce2">
            <text:p>0</text:p>
          </table:table-cell>
          <table:table-cell office:value-type="float" office:value="0" table:formula="of:=IF([.D27]&lt;&gt;&quot;&quot;;2^[.$I27];0)" table:style-name="ce2">
            <text:p>0</text:p>
          </table:table-cell>
          <table:table-cell office:value-type="float" office:value="0" table:formula="of:=IF([.E27]&lt;&gt;&quot;&quot;;2^[.$I27];0)" table:style-name="ce2">
            <text:p>0</text:p>
          </table:table-cell>
          <table:table-cell office:value-type="float" office:value="0" table:formula="of:=IF([.F27]&lt;&gt;&quot;&quot;;2^[.$I2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28]&lt;&gt;&quot;&quot;;2^[.$I28];0)" table:style-name="ce2">
            <text:p>0</text:p>
          </table:table-cell>
          <table:table-cell office:value-type="float" office:value="0" table:formula="of:=IF([.C28]&lt;&gt;&quot;&quot;;2^[.$I28];0)" table:style-name="ce2">
            <text:p>0</text:p>
          </table:table-cell>
          <table:table-cell office:value-type="float" office:value="0" table:formula="of:=IF([.D28]&lt;&gt;&quot;&quot;;2^[.$I28];0)" table:style-name="ce2">
            <text:p>0</text:p>
          </table:table-cell>
          <table:table-cell office:value-type="float" office:value="0" table:formula="of:=IF([.E28]&lt;&gt;&quot;&quot;;2^[.$I28];0)" table:style-name="ce2">
            <text:p>0</text:p>
          </table:table-cell>
          <table:table-cell office:value-type="float" office:value="0" table:formula="of:=IF([.F28]&lt;&gt;&quot;&quot;;2^[.$I2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9]&lt;&gt;&quot;&quot;;2^[.$I29];0)" table:style-name="ce2">
            <text:p>0</text:p>
          </table:table-cell>
          <table:table-cell office:value-type="float" office:value="0" table:formula="of:=IF([.C29]&lt;&gt;&quot;&quot;;2^[.$I29];0)" table:style-name="ce2">
            <text:p>0</text:p>
          </table:table-cell>
          <table:table-cell office:value-type="float" office:value="0" table:formula="of:=IF([.D29]&lt;&gt;&quot;&quot;;2^[.$I29];0)" table:style-name="ce2">
            <text:p>0</text:p>
          </table:table-cell>
          <table:table-cell office:value-type="float" office:value="0" table:formula="of:=IF([.E29]&lt;&gt;&quot;&quot;;2^[.$I29];0)" table:style-name="ce2">
            <text:p>0</text:p>
          </table:table-cell>
          <table:table-cell office:value-type="float" office:value="0" table:formula="of:=IF([.F29]&lt;&gt;&quot;&quot;;2^[.$I2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float" office:value="0" table:formula="of:=SUM([.J23:.J30])" table:style-name="ce2">
            <text:p>0</text:p>
          </table:table-cell>
          <table:table-cell office:value-type="float" office:value="3" table:formula="of:=SUM([.K23:.K30])" table:style-name="ce2">
            <text:p>3</text:p>
          </table:table-cell>
          <table:table-cell office:value-type="float" office:value="0" table:formula="of:=SUM([.L23:.L30])" table:style-name="ce2">
            <text:p>0</text:p>
          </table:table-cell>
          <table:table-cell office:value-type="float" office:value="3" table:formula="of:=SUM([.M23:.M30])" table:style-name="ce2">
            <text:p>3</text:p>
          </table:table-cell>
          <table:table-cell office:value-type="float" office:value="0" table:formula="of:=SUM([.N23:.N30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31];16;2)" table:style-name="ce2">
            <text:p>0x00</text:p>
          </table:table-cell>
          <table:table-cell office:value-type="string" office:string-value="0x03" table:formula="of:=&quot;0x&quot;&amp;BASE([.K31];16;2)" table:style-name="ce2">
            <text:p>0x03</text:p>
          </table:table-cell>
          <table:table-cell office:value-type="string" office:string-value="0x00" table:formula="of:=&quot;0x&quot;&amp;BASE([.L31];16;2)" table:style-name="ce2">
            <text:p>0x00</text:p>
          </table:table-cell>
          <table:table-cell office:value-type="string" office:string-value="0x03" table:formula="of:=&quot;0x&quot;&amp;BASE([.M31];16;2)" table:style-name="ce2">
            <text:p>0x03</text:p>
          </table:table-cell>
          <table:table-cell office:value-type="string" office:string-value="0x00" table:formula="of:=&quot;0x&quot;&amp;BASE([.N31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5: #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34]&lt;&gt;&quot;&quot;;2^[.$I34];0)" table:style-name="ce2">
            <text:p>0</text:p>
          </table:table-cell>
          <table:table-cell office:value-type="float" office:value="1" table:formula="of:=IF([.C34]&lt;&gt;&quot;&quot;;2^[.$I34];0)" table:style-name="ce2">
            <text:p>1</text:p>
          </table:table-cell>
          <table:table-cell office:value-type="float" office:value="0" table:formula="of:=IF([.D34]&lt;&gt;&quot;&quot;;2^[.$I34];0)" table:style-name="ce2">
            <text:p>0</text:p>
          </table:table-cell>
          <table:table-cell office:value-type="float" office:value="1" table:formula="of:=IF([.E34]&lt;&gt;&quot;&quot;;2^[.$I34];0)" table:style-name="ce2">
            <text:p>1</text:p>
          </table:table-cell>
          <table:table-cell office:value-type="float" office:value="0" table:formula="of:=IF([.F34]&lt;&gt;&quot;&quot;;2^[.$I34];0)" table:style-name="ce2">
            <text:p>0</text:p>
          </table:table-cell>
          <table:table-cell office:value-type="string" office:string-value="    { 0x14, 0x7F, 0x14, 0x7F, 0x14 }, // 35: #" table:formula="of:=&quot;    { &quot; &amp; [.J43] &amp; &quot;, &quot; &amp; [.K43] &amp; &quot;, &quot; &amp; [.L43] &amp; &quot;, &quot; &amp; [.M43] &amp; &quot;, &quot; &amp; [.N43] &amp; &quot; }, // &quot; &amp; [.A34]" table:style-name="ce2">
            <text:p><text:s text:c="4"/>{ 0x14, 0x7F, 0x14, 0x7F, 0x14 }, // 35: #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35]&lt;&gt;&quot;&quot;;2^[.$I35];0)" table:style-name="ce2">
            <text:p>0</text:p>
          </table:table-cell>
          <table:table-cell office:value-type="float" office:value="2" table:formula="of:=IF([.C35]&lt;&gt;&quot;&quot;;2^[.$I35];0)" table:style-name="ce2">
            <text:p>2</text:p>
          </table:table-cell>
          <table:table-cell office:value-type="float" office:value="0" table:formula="of:=IF([.D35]&lt;&gt;&quot;&quot;;2^[.$I35];0)" table:style-name="ce2">
            <text:p>0</text:p>
          </table:table-cell>
          <table:table-cell office:value-type="float" office:value="2" table:formula="of:=IF([.E35]&lt;&gt;&quot;&quot;;2^[.$I35];0)" table:style-name="ce2">
            <text:p>2</text:p>
          </table:table-cell>
          <table:table-cell office:value-type="float" office:value="0" table:formula="of:=IF([.F35]&lt;&gt;&quot;&quot;;2^[.$I3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36]&lt;&gt;&quot;&quot;;2^[.$I36];0)" table:style-name="ce2">
            <text:p>4</text:p>
          </table:table-cell>
          <table:table-cell office:value-type="float" office:value="4" table:formula="of:=IF([.C36]&lt;&gt;&quot;&quot;;2^[.$I36];0)" table:style-name="ce2">
            <text:p>4</text:p>
          </table:table-cell>
          <table:table-cell office:value-type="float" office:value="4" table:formula="of:=IF([.D36]&lt;&gt;&quot;&quot;;2^[.$I36];0)" table:style-name="ce2">
            <text:p>4</text:p>
          </table:table-cell>
          <table:table-cell office:value-type="float" office:value="4" table:formula="of:=IF([.E36]&lt;&gt;&quot;&quot;;2^[.$I36];0)" table:style-name="ce2">
            <text:p>4</text:p>
          </table:table-cell>
          <table:table-cell office:value-type="float" office:value="4" table:formula="of:=IF([.F36]&lt;&gt;&quot;&quot;;2^[.$I36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37]&lt;&gt;&quot;&quot;;2^[.$I37];0)" table:style-name="ce2">
            <text:p>0</text:p>
          </table:table-cell>
          <table:table-cell office:value-type="float" office:value="8" table:formula="of:=IF([.C37]&lt;&gt;&quot;&quot;;2^[.$I37];0)" table:style-name="ce2">
            <text:p>8</text:p>
          </table:table-cell>
          <table:table-cell office:value-type="float" office:value="0" table:formula="of:=IF([.D37]&lt;&gt;&quot;&quot;;2^[.$I37];0)" table:style-name="ce2">
            <text:p>0</text:p>
          </table:table-cell>
          <table:table-cell office:value-type="float" office:value="8" table:formula="of:=IF([.E37]&lt;&gt;&quot;&quot;;2^[.$I37];0)" table:style-name="ce2">
            <text:p>8</text:p>
          </table:table-cell>
          <table:table-cell office:value-type="float" office:value="0" table:formula="of:=IF([.F37]&lt;&gt;&quot;&quot;;2^[.$I3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38]&lt;&gt;&quot;&quot;;2^[.$I38];0)" table:style-name="ce2">
            <text:p>16</text:p>
          </table:table-cell>
          <table:table-cell office:value-type="float" office:value="16" table:formula="of:=IF([.C38]&lt;&gt;&quot;&quot;;2^[.$I38];0)" table:style-name="ce2">
            <text:p>16</text:p>
          </table:table-cell>
          <table:table-cell office:value-type="float" office:value="16" table:formula="of:=IF([.D38]&lt;&gt;&quot;&quot;;2^[.$I38];0)" table:style-name="ce2">
            <text:p>16</text:p>
          </table:table-cell>
          <table:table-cell office:value-type="float" office:value="16" table:formula="of:=IF([.E38]&lt;&gt;&quot;&quot;;2^[.$I38];0)" table:style-name="ce2">
            <text:p>16</text:p>
          </table:table-cell>
          <table:table-cell office:value-type="float" office:value="16" table:formula="of:=IF([.F38]&lt;&gt;&quot;&quot;;2^[.$I38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39]&lt;&gt;&quot;&quot;;2^[.$I39];0)" table:style-name="ce2">
            <text:p>0</text:p>
          </table:table-cell>
          <table:table-cell office:value-type="float" office:value="32" table:formula="of:=IF([.C39]&lt;&gt;&quot;&quot;;2^[.$I39];0)" table:style-name="ce2">
            <text:p>32</text:p>
          </table:table-cell>
          <table:table-cell office:value-type="float" office:value="0" table:formula="of:=IF([.D39]&lt;&gt;&quot;&quot;;2^[.$I39];0)" table:style-name="ce2">
            <text:p>0</text:p>
          </table:table-cell>
          <table:table-cell office:value-type="float" office:value="32" table:formula="of:=IF([.E39]&lt;&gt;&quot;&quot;;2^[.$I39];0)" table:style-name="ce2">
            <text:p>32</text:p>
          </table:table-cell>
          <table:table-cell office:value-type="float" office:value="0" table:formula="of:=IF([.F39]&lt;&gt;&quot;&quot;;2^[.$I3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40]&lt;&gt;&quot;&quot;;2^[.$I40];0)" table:style-name="ce2">
            <text:p>0</text:p>
          </table:table-cell>
          <table:table-cell office:value-type="float" office:value="64" table:formula="of:=IF([.C40]&lt;&gt;&quot;&quot;;2^[.$I40];0)" table:style-name="ce2">
            <text:p>64</text:p>
          </table:table-cell>
          <table:table-cell office:value-type="float" office:value="0" table:formula="of:=IF([.D40]&lt;&gt;&quot;&quot;;2^[.$I40];0)" table:style-name="ce2">
            <text:p>0</text:p>
          </table:table-cell>
          <table:table-cell office:value-type="float" office:value="64" table:formula="of:=IF([.E40]&lt;&gt;&quot;&quot;;2^[.$I40];0)" table:style-name="ce2">
            <text:p>64</text:p>
          </table:table-cell>
          <table:table-cell office:value-type="float" office:value="0" table:formula="of:=IF([.F40]&lt;&gt;&quot;&quot;;2^[.$I4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float" office:value="20" table:formula="of:=SUM([.J34:.J41])" table:style-name="ce2">
            <text:p>20</text:p>
          </table:table-cell>
          <table:table-cell office:value-type="float" office:value="127" table:formula="of:=SUM([.K34:.K41])" table:style-name="ce2">
            <text:p>127</text:p>
          </table:table-cell>
          <table:table-cell office:value-type="float" office:value="20" table:formula="of:=SUM([.L34:.L41])" table:style-name="ce2">
            <text:p>20</text:p>
          </table:table-cell>
          <table:table-cell office:value-type="float" office:value="127" table:formula="of:=SUM([.M34:.M41])" table:style-name="ce2">
            <text:p>127</text:p>
          </table:table-cell>
          <table:table-cell office:value-type="float" office:value="20" table:formula="of:=SUM([.N34:.N41])" table:style-name="ce2">
            <text:p>2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14" table:formula="of:=&quot;0x&quot;&amp;BASE([.J42];16;2)" table:style-name="ce2">
            <text:p>0x14</text:p>
          </table:table-cell>
          <table:table-cell office:value-type="string" office:string-value="0x7F" table:formula="of:=&quot;0x&quot;&amp;BASE([.K42];16;2)" table:style-name="ce2">
            <text:p>0x7F</text:p>
          </table:table-cell>
          <table:table-cell office:value-type="string" office:string-value="0x14" table:formula="of:=&quot;0x&quot;&amp;BASE([.L42];16;2)" table:style-name="ce2">
            <text:p>0x14</text:p>
          </table:table-cell>
          <table:table-cell office:value-type="string" office:string-value="0x7F" table:formula="of:=&quot;0x&quot;&amp;BASE([.M42];16;2)" table:style-name="ce2">
            <text:p>0x7F</text:p>
          </table:table-cell>
          <table:table-cell office:value-type="string" office:string-value="0x14" table:formula="of:=&quot;0x&quot;&amp;BASE([.N42];16;2)" table:style-name="ce2">
            <text:p>0x14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number-columns-repeated="18" table:style-name="ce1"/>
          <table:table-cell table:number-columns-repeated="16366"/>
        </table:table-row>
        <table:table-row table:style-name="ro1">
          <table:table-cell office:value-type="string" table:style-name="ce2">
            <text:p>36: $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45]&lt;&gt;&quot;&quot;;2^[.$I45];0)" table:style-name="ce2">
            <text:p>0</text:p>
          </table:table-cell>
          <table:table-cell office:value-type="float" office:value="0" table:formula="of:=IF([.C45]&lt;&gt;&quot;&quot;;2^[.$I45];0)" table:style-name="ce2">
            <text:p>0</text:p>
          </table:table-cell>
          <table:table-cell office:value-type="float" office:value="1" table:formula="of:=IF([.D45]&lt;&gt;&quot;&quot;;2^[.$I45];0)" table:style-name="ce2">
            <text:p>1</text:p>
          </table:table-cell>
          <table:table-cell office:value-type="float" office:value="0" table:formula="of:=IF([.E45]&lt;&gt;&quot;&quot;;2^[.$I45];0)" table:style-name="ce2">
            <text:p>0</text:p>
          </table:table-cell>
          <table:table-cell office:value-type="float" office:value="0" table:formula="of:=IF([.F45]&lt;&gt;&quot;&quot;;2^[.$I45];0)" table:style-name="ce2">
            <text:p>0</text:p>
          </table:table-cell>
          <table:table-cell office:value-type="string" office:string-value="    { 0x24, 0x2A, 0x7F, 0x2A, 0x12 }, // 36: $" table:formula="of:=&quot;    { &quot; &amp; [.J54] &amp; &quot;, &quot; &amp; [.K54] &amp; &quot;, &quot; &amp; [.L54] &amp; &quot;, &quot; &amp; [.M54] &amp; &quot;, &quot; &amp; [.N54] &amp; &quot; }, // &quot; &amp; [.A45]" table:style-name="ce2">
            <text:p><text:s text:c="4"/>{ 0x24, 0x2A, 0x7F, 0x2A, 0x12 }, // 36: $</text:p>
          </table:table-cell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46]&lt;&gt;&quot;&quot;;2^[.$I46];0)" table:style-name="ce2">
            <text:p>0</text:p>
          </table:table-cell>
          <table:table-cell office:value-type="float" office:value="2" table:formula="of:=IF([.C46]&lt;&gt;&quot;&quot;;2^[.$I46];0)" table:style-name="ce2">
            <text:p>2</text:p>
          </table:table-cell>
          <table:table-cell office:value-type="float" office:value="2" table:formula="of:=IF([.D46]&lt;&gt;&quot;&quot;;2^[.$I46];0)" table:style-name="ce2">
            <text:p>2</text:p>
          </table:table-cell>
          <table:table-cell office:value-type="float" office:value="2" table:formula="of:=IF([.E46]&lt;&gt;&quot;&quot;;2^[.$I46];0)" table:style-name="ce2">
            <text:p>2</text:p>
          </table:table-cell>
          <table:table-cell office:value-type="float" office:value="2" table:formula="of:=IF([.F46]&lt;&gt;&quot;&quot;;2^[.$I46];0)" table:style-name="ce2">
            <text:p>2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47]&lt;&gt;&quot;&quot;;2^[.$I47];0)" table:style-name="ce2">
            <text:p>4</text:p>
          </table:table-cell>
          <table:table-cell office:value-type="float" office:value="0" table:formula="of:=IF([.C47]&lt;&gt;&quot;&quot;;2^[.$I47];0)" table:style-name="ce2">
            <text:p>0</text:p>
          </table:table-cell>
          <table:table-cell office:value-type="float" office:value="4" table:formula="of:=IF([.D47]&lt;&gt;&quot;&quot;;2^[.$I47];0)" table:style-name="ce2">
            <text:p>4</text:p>
          </table:table-cell>
          <table:table-cell office:value-type="float" office:value="0" table:formula="of:=IF([.E47]&lt;&gt;&quot;&quot;;2^[.$I47];0)" table:style-name="ce2">
            <text:p>0</text:p>
          </table:table-cell>
          <table:table-cell office:value-type="float" office:value="0" table:formula="of:=IF([.F47]&lt;&gt;&quot;&quot;;2^[.$I47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48]&lt;&gt;&quot;&quot;;2^[.$I48];0)" table:style-name="ce2">
            <text:p>0</text:p>
          </table:table-cell>
          <table:table-cell office:value-type="float" office:value="8" table:formula="of:=IF([.C48]&lt;&gt;&quot;&quot;;2^[.$I48];0)" table:style-name="ce2">
            <text:p>8</text:p>
          </table:table-cell>
          <table:table-cell office:value-type="float" office:value="8" table:formula="of:=IF([.D48]&lt;&gt;&quot;&quot;;2^[.$I48];0)" table:style-name="ce2">
            <text:p>8</text:p>
          </table:table-cell>
          <table:table-cell office:value-type="float" office:value="8" table:formula="of:=IF([.E48]&lt;&gt;&quot;&quot;;2^[.$I48];0)" table:style-name="ce2">
            <text:p>8</text:p>
          </table:table-cell>
          <table:table-cell office:value-type="float" office:value="0" table:formula="of:=IF([.F48]&lt;&gt;&quot;&quot;;2^[.$I48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49]&lt;&gt;&quot;&quot;;2^[.$I49];0)" table:style-name="ce2">
            <text:p>0</text:p>
          </table:table-cell>
          <table:table-cell office:value-type="float" office:value="0" table:formula="of:=IF([.C49]&lt;&gt;&quot;&quot;;2^[.$I49];0)" table:style-name="ce2">
            <text:p>0</text:p>
          </table:table-cell>
          <table:table-cell office:value-type="float" office:value="16" table:formula="of:=IF([.D49]&lt;&gt;&quot;&quot;;2^[.$I49];0)" table:style-name="ce2">
            <text:p>16</text:p>
          </table:table-cell>
          <table:table-cell office:value-type="float" office:value="0" table:formula="of:=IF([.E49]&lt;&gt;&quot;&quot;;2^[.$I49];0)" table:style-name="ce2">
            <text:p>0</text:p>
          </table:table-cell>
          <table:table-cell office:value-type="float" office:value="16" table:formula="of:=IF([.F49]&lt;&gt;&quot;&quot;;2^[.$I49];0)" table:style-name="ce2">
            <text:p>16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0]&lt;&gt;&quot;&quot;;2^[.$I50];0)" table:style-name="ce2">
            <text:p>32</text:p>
          </table:table-cell>
          <table:table-cell office:value-type="float" office:value="32" table:formula="of:=IF([.C50]&lt;&gt;&quot;&quot;;2^[.$I50];0)" table:style-name="ce2">
            <text:p>32</text:p>
          </table:table-cell>
          <table:table-cell office:value-type="float" office:value="32" table:formula="of:=IF([.D50]&lt;&gt;&quot;&quot;;2^[.$I50];0)" table:style-name="ce2">
            <text:p>32</text:p>
          </table:table-cell>
          <table:table-cell office:value-type="float" office:value="32" table:formula="of:=IF([.E50]&lt;&gt;&quot;&quot;;2^[.$I50];0)" table:style-name="ce2">
            <text:p>32</text:p>
          </table:table-cell>
          <table:table-cell office:value-type="float" office:value="0" table:formula="of:=IF([.F50]&lt;&gt;&quot;&quot;;2^[.$I50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51]&lt;&gt;&quot;&quot;;2^[.$I51];0)" table:style-name="ce2">
            <text:p>0</text:p>
          </table:table-cell>
          <table:table-cell office:value-type="float" office:value="0" table:formula="of:=IF([.C51]&lt;&gt;&quot;&quot;;2^[.$I51];0)" table:style-name="ce2">
            <text:p>0</text:p>
          </table:table-cell>
          <table:table-cell office:value-type="float" office:value="64" table:formula="of:=IF([.D51]&lt;&gt;&quot;&quot;;2^[.$I51];0)" table:style-name="ce2">
            <text:p>64</text:p>
          </table:table-cell>
          <table:table-cell office:value-type="float" office:value="0" table:formula="of:=IF([.E51]&lt;&gt;&quot;&quot;;2^[.$I51];0)" table:style-name="ce2">
            <text:p>0</text:p>
          </table:table-cell>
          <table:table-cell office:value-type="float" office:value="0" table:formula="of:=IF([.F51]&lt;&gt;&quot;&quot;;2^[.$I51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9"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6" table:formula="of:=SUM([.J45:.J52])" table:style-name="ce2">
            <text:p>36</text:p>
          </table:table-cell>
          <table:table-cell office:value-type="float" office:value="42" table:formula="of:=SUM([.K45:.K52])" table:style-name="ce2">
            <text:p>42</text:p>
          </table:table-cell>
          <table:table-cell office:value-type="float" office:value="127" table:formula="of:=SUM([.L45:.L52])" table:style-name="ce2">
            <text:p>127</text:p>
          </table:table-cell>
          <table:table-cell office:value-type="float" office:value="42" table:formula="of:=SUM([.M45:.M52])" table:style-name="ce2">
            <text:p>42</text:p>
          </table:table-cell>
          <table:table-cell office:value-type="float" office:value="18" table:formula="of:=SUM([.N45:.N52])" table:style-name="ce2">
            <text:p>18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number-columns-repeated="9" table:style-name="ce2"/>
          <table:table-cell office:value-type="string" office:string-value="0x24" table:formula="of:=&quot;0x&quot;&amp;BASE([.J53];16;2)" table:style-name="ce2">
            <text:p>0x24</text:p>
          </table:table-cell>
          <table:table-cell office:value-type="string" office:string-value="0x2A" table:formula="of:=&quot;0x&quot;&amp;BASE([.K53];16;2)" table:style-name="ce2">
            <text:p>0x2A</text:p>
          </table:table-cell>
          <table:table-cell office:value-type="string" office:string-value="0x7F" table:formula="of:=&quot;0x&quot;&amp;BASE([.L53];16;2)" table:style-name="ce2">
            <text:p>0x7F</text:p>
          </table:table-cell>
          <table:table-cell office:value-type="string" office:string-value="0x2A" table:formula="of:=&quot;0x&quot;&amp;BASE([.M53];16;2)" table:style-name="ce2">
            <text:p>0x2A</text:p>
          </table:table-cell>
          <table:table-cell office:value-type="string" office:string-value="0x12" table:formula="of:=&quot;0x&quot;&amp;BASE([.N53];16;2)" table:style-name="ce2">
            <text:p>0x12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number-columns-repeated="18" table:style-name="ce1"/>
          <table:table-cell table:number-columns-repeated="16366"/>
        </table:table-row>
        <table:table-row table:style-name="ro1">
          <table:table-cell office:value-type="string" table:style-name="ce2">
            <text:p>37: %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56]&lt;&gt;&quot;&quot;;2^[.$I56];0)" table:style-name="ce2">
            <text:p>1</text:p>
          </table:table-cell>
          <table:table-cell office:value-type="float" office:value="1" table:formula="of:=IF([.C56]&lt;&gt;&quot;&quot;;2^[.$I56];0)" table:style-name="ce2">
            <text:p>1</text:p>
          </table:table-cell>
          <table:table-cell office:value-type="float" office:value="0" table:formula="of:=IF([.D56]&lt;&gt;&quot;&quot;;2^[.$I56];0)" table:style-name="ce2">
            <text:p>0</text:p>
          </table:table-cell>
          <table:table-cell office:value-type="float" office:value="0" table:formula="of:=IF([.E56]&lt;&gt;&quot;&quot;;2^[.$I56];0)" table:style-name="ce2">
            <text:p>0</text:p>
          </table:table-cell>
          <table:table-cell office:value-type="float" office:value="0" table:formula="of:=IF([.F56]&lt;&gt;&quot;&quot;;2^[.$I56];0)" table:style-name="ce2">
            <text:p>0</text:p>
          </table:table-cell>
          <table:table-cell office:value-type="string" office:string-value="    { 0x23, 0x13, 0x08, 0x64, 0x62 }, // 37: %" table:formula="of:=&quot;    { &quot; &amp; [.J65] &amp; &quot;, &quot; &amp; [.K65] &amp; &quot;, &quot; &amp; [.L65] &amp; &quot;, &quot; &amp; [.M65] &amp; &quot;, &quot; &amp; [.N65] &amp; &quot; }, // &quot; &amp; [.A56]" table:style-name="ce2">
            <text:p><text:s text:c="4"/>{ 0x23, 0x13, 0x08, 0x64, 0x62 }, // 37: %</text:p>
          </table:table-cell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7]&lt;&gt;&quot;&quot;;2^[.$I57];0)" table:style-name="ce2">
            <text:p>2</text:p>
          </table:table-cell>
          <table:table-cell office:value-type="float" office:value="2" table:formula="of:=IF([.C57]&lt;&gt;&quot;&quot;;2^[.$I57];0)" table:style-name="ce2">
            <text:p>2</text:p>
          </table:table-cell>
          <table:table-cell office:value-type="float" office:value="0" table:formula="of:=IF([.D57]&lt;&gt;&quot;&quot;;2^[.$I57];0)" table:style-name="ce2">
            <text:p>0</text:p>
          </table:table-cell>
          <table:table-cell office:value-type="float" office:value="0" table:formula="of:=IF([.E57]&lt;&gt;&quot;&quot;;2^[.$I57];0)" table:style-name="ce2">
            <text:p>0</text:p>
          </table:table-cell>
          <table:table-cell office:value-type="float" office:value="2" table:formula="of:=IF([.F57]&lt;&gt;&quot;&quot;;2^[.$I57];0)" table:style-name="ce2">
            <text:p>2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58]&lt;&gt;&quot;&quot;;2^[.$I58];0)" table:style-name="ce2">
            <text:p>0</text:p>
          </table:table-cell>
          <table:table-cell office:value-type="float" office:value="0" table:formula="of:=IF([.C58]&lt;&gt;&quot;&quot;;2^[.$I58];0)" table:style-name="ce2">
            <text:p>0</text:p>
          </table:table-cell>
          <table:table-cell office:value-type="float" office:value="0" table:formula="of:=IF([.D58]&lt;&gt;&quot;&quot;;2^[.$I58];0)" table:style-name="ce2">
            <text:p>0</text:p>
          </table:table-cell>
          <table:table-cell office:value-type="float" office:value="4" table:formula="of:=IF([.E58]&lt;&gt;&quot;&quot;;2^[.$I58];0)" table:style-name="ce2">
            <text:p>4</text:p>
          </table:table-cell>
          <table:table-cell office:value-type="float" office:value="0" table:formula="of:=IF([.F58]&lt;&gt;&quot;&quot;;2^[.$I58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59]&lt;&gt;&quot;&quot;;2^[.$I59];0)" table:style-name="ce2">
            <text:p>0</text:p>
          </table:table-cell>
          <table:table-cell office:value-type="float" office:value="0" table:formula="of:=IF([.C59]&lt;&gt;&quot;&quot;;2^[.$I59];0)" table:style-name="ce2">
            <text:p>0</text:p>
          </table:table-cell>
          <table:table-cell office:value-type="float" office:value="8" table:formula="of:=IF([.D59]&lt;&gt;&quot;&quot;;2^[.$I59];0)" table:style-name="ce2">
            <text:p>8</text:p>
          </table:table-cell>
          <table:table-cell office:value-type="float" office:value="0" table:formula="of:=IF([.E59]&lt;&gt;&quot;&quot;;2^[.$I59];0)" table:style-name="ce2">
            <text:p>0</text:p>
          </table:table-cell>
          <table:table-cell office:value-type="float" office:value="0" table:formula="of:=IF([.F59]&lt;&gt;&quot;&quot;;2^[.$I59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60]&lt;&gt;&quot;&quot;;2^[.$I60];0)" table:style-name="ce2">
            <text:p>0</text:p>
          </table:table-cell>
          <table:table-cell office:value-type="float" office:value="16" table:formula="of:=IF([.C60]&lt;&gt;&quot;&quot;;2^[.$I60];0)" table:style-name="ce2">
            <text:p>16</text:p>
          </table:table-cell>
          <table:table-cell office:value-type="float" office:value="0" table:formula="of:=IF([.D60]&lt;&gt;&quot;&quot;;2^[.$I60];0)" table:style-name="ce2">
            <text:p>0</text:p>
          </table:table-cell>
          <table:table-cell office:value-type="float" office:value="0" table:formula="of:=IF([.E60]&lt;&gt;&quot;&quot;;2^[.$I60];0)" table:style-name="ce2">
            <text:p>0</text:p>
          </table:table-cell>
          <table:table-cell office:value-type="float" office:value="0" table:formula="of:=IF([.F60]&lt;&gt;&quot;&quot;;2^[.$I60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61]&lt;&gt;&quot;&quot;;2^[.$I61];0)" table:style-name="ce2">
            <text:p>32</text:p>
          </table:table-cell>
          <table:table-cell office:value-type="float" office:value="0" table:formula="of:=IF([.C61]&lt;&gt;&quot;&quot;;2^[.$I61];0)" table:style-name="ce2">
            <text:p>0</text:p>
          </table:table-cell>
          <table:table-cell office:value-type="float" office:value="0" table:formula="of:=IF([.D61]&lt;&gt;&quot;&quot;;2^[.$I61];0)" table:style-name="ce2">
            <text:p>0</text:p>
          </table:table-cell>
          <table:table-cell office:value-type="float" office:value="32" table:formula="of:=IF([.E61]&lt;&gt;&quot;&quot;;2^[.$I61];0)" table:style-name="ce2">
            <text:p>32</text:p>
          </table:table-cell>
          <table:table-cell office:value-type="float" office:value="32" table:formula="of:=IF([.F61]&lt;&gt;&quot;&quot;;2^[.$I61];0)" table:style-name="ce2">
            <text:p>32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62]&lt;&gt;&quot;&quot;;2^[.$I62];0)" table:style-name="ce2">
            <text:p>0</text:p>
          </table:table-cell>
          <table:table-cell office:value-type="float" office:value="0" table:formula="of:=IF([.C62]&lt;&gt;&quot;&quot;;2^[.$I62];0)" table:style-name="ce2">
            <text:p>0</text:p>
          </table:table-cell>
          <table:table-cell office:value-type="float" office:value="0" table:formula="of:=IF([.D62]&lt;&gt;&quot;&quot;;2^[.$I62];0)" table:style-name="ce2">
            <text:p>0</text:p>
          </table:table-cell>
          <table:table-cell office:value-type="float" office:value="64" table:formula="of:=IF([.E62]&lt;&gt;&quot;&quot;;2^[.$I62];0)" table:style-name="ce2">
            <text:p>64</text:p>
          </table:table-cell>
          <table:table-cell office:value-type="float" office:value="64" table:formula="of:=IF([.F62]&lt;&gt;&quot;&quot;;2^[.$I62];0)" table:style-name="ce2">
            <text:p>64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9"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5" table:formula="of:=SUM([.J56:.J63])" table:style-name="ce2">
            <text:p>35</text:p>
          </table:table-cell>
          <table:table-cell office:value-type="float" office:value="19" table:formula="of:=SUM([.K56:.K63])" table:style-name="ce2">
            <text:p>19</text:p>
          </table:table-cell>
          <table:table-cell office:value-type="float" office:value="8" table:formula="of:=SUM([.L56:.L63])" table:style-name="ce2">
            <text:p>8</text:p>
          </table:table-cell>
          <table:table-cell office:value-type="float" office:value="100" table:formula="of:=SUM([.M56:.M63])" table:style-name="ce2">
            <text:p>100</text:p>
          </table:table-cell>
          <table:table-cell office:value-type="float" office:value="98" table:formula="of:=SUM([.N56:.N63])" table:style-name="ce2">
            <text:p>98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number-columns-repeated="9" table:style-name="ce2"/>
          <table:table-cell office:value-type="string" office:string-value="0x23" table:formula="of:=&quot;0x&quot;&amp;BASE([.J64];16;2)" table:style-name="ce2">
            <text:p>0x23</text:p>
          </table:table-cell>
          <table:table-cell office:value-type="string" office:string-value="0x13" table:formula="of:=&quot;0x&quot;&amp;BASE([.K64];16;2)" table:style-name="ce2">
            <text:p>0x13</text:p>
          </table:table-cell>
          <table:table-cell office:value-type="string" office:string-value="0x08" table:formula="of:=&quot;0x&quot;&amp;BASE([.L64];16;2)" table:style-name="ce2">
            <text:p>0x08</text:p>
          </table:table-cell>
          <table:table-cell office:value-type="string" office:string-value="0x64" table:formula="of:=&quot;0x&quot;&amp;BASE([.M64];16;2)" table:style-name="ce2">
            <text:p>0x64</text:p>
          </table:table-cell>
          <table:table-cell office:value-type="string" office:string-value="0x62" table:formula="of:=&quot;0x&quot;&amp;BASE([.N64];16;2)" table:style-name="ce2">
            <text:p>0x62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number-columns-repeated="18" table:style-name="ce1"/>
          <table:table-cell table:number-columns-repeated="16366"/>
        </table:table-row>
        <table:table-row table:style-name="ro1">
          <table:table-cell office:value-type="string" table:style-name="ce2">
            <text:p>38: &amp;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67]&lt;&gt;&quot;&quot;;2^[.$I67];0)" table:style-name="ce2">
            <text:p>0</text:p>
          </table:table-cell>
          <table:table-cell office:value-type="float" office:value="1" table:formula="of:=IF([.C67]&lt;&gt;&quot;&quot;;2^[.$I67];0)" table:style-name="ce2">
            <text:p>1</text:p>
          </table:table-cell>
          <table:table-cell office:value-type="float" office:value="1" table:formula="of:=IF([.D67]&lt;&gt;&quot;&quot;;2^[.$I67];0)" table:style-name="ce2">
            <text:p>1</text:p>
          </table:table-cell>
          <table:table-cell office:value-type="float" office:value="0" table:formula="of:=IF([.E67]&lt;&gt;&quot;&quot;;2^[.$I67];0)" table:style-name="ce2">
            <text:p>0</text:p>
          </table:table-cell>
          <table:table-cell office:value-type="float" office:value="0" table:formula="of:=IF([.F67]&lt;&gt;&quot;&quot;;2^[.$I67];0)" table:style-name="ce2">
            <text:p>0</text:p>
          </table:table-cell>
          <table:table-cell office:value-type="string" office:string-value="    { 0x36, 0x49, 0x55, 0x22, 0x50 }, // 38: &amp;" table:formula="of:=&quot;    { &quot; &amp; [.J76] &amp; &quot;, &quot; &amp; [.K76] &amp; &quot;, &quot; &amp; [.L76] &amp; &quot;, &quot; &amp; [.M76] &amp; &quot;, &quot; &amp; [.N76] &amp; &quot; }, // &quot; &amp; [.A67]" table:style-name="ce2">
            <text:p><text:s text:c="4"/>{ 0x36, 0x49, 0x55, 0x22, 0x50 }, // 38: &amp;</text:p>
          </table:table-cell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68]&lt;&gt;&quot;&quot;;2^[.$I68];0)" table:style-name="ce2">
            <text:p>2</text:p>
          </table:table-cell>
          <table:table-cell office:value-type="float" office:value="0" table:formula="of:=IF([.C68]&lt;&gt;&quot;&quot;;2^[.$I68];0)" table:style-name="ce2">
            <text:p>0</text:p>
          </table:table-cell>
          <table:table-cell office:value-type="float" office:value="0" table:formula="of:=IF([.D68]&lt;&gt;&quot;&quot;;2^[.$I68];0)" table:style-name="ce2">
            <text:p>0</text:p>
          </table:table-cell>
          <table:table-cell office:value-type="float" office:value="2" table:formula="of:=IF([.E68]&lt;&gt;&quot;&quot;;2^[.$I68];0)" table:style-name="ce2">
            <text:p>2</text:p>
          </table:table-cell>
          <table:table-cell office:value-type="float" office:value="0" table:formula="of:=IF([.F68]&lt;&gt;&quot;&quot;;2^[.$I68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69]&lt;&gt;&quot;&quot;;2^[.$I69];0)" table:style-name="ce2">
            <text:p>4</text:p>
          </table:table-cell>
          <table:table-cell office:value-type="float" office:value="0" table:formula="of:=IF([.C69]&lt;&gt;&quot;&quot;;2^[.$I69];0)" table:style-name="ce2">
            <text:p>0</text:p>
          </table:table-cell>
          <table:table-cell office:value-type="float" office:value="4" table:formula="of:=IF([.D69]&lt;&gt;&quot;&quot;;2^[.$I69];0)" table:style-name="ce2">
            <text:p>4</text:p>
          </table:table-cell>
          <table:table-cell office:value-type="float" office:value="0" table:formula="of:=IF([.E69]&lt;&gt;&quot;&quot;;2^[.$I69];0)" table:style-name="ce2">
            <text:p>0</text:p>
          </table:table-cell>
          <table:table-cell office:value-type="float" office:value="0" table:formula="of:=IF([.F69]&lt;&gt;&quot;&quot;;2^[.$I69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70]&lt;&gt;&quot;&quot;;2^[.$I70];0)" table:style-name="ce2">
            <text:p>0</text:p>
          </table:table-cell>
          <table:table-cell office:value-type="float" office:value="8" table:formula="of:=IF([.C70]&lt;&gt;&quot;&quot;;2^[.$I70];0)" table:style-name="ce2">
            <text:p>8</text:p>
          </table:table-cell>
          <table:table-cell office:value-type="float" office:value="0" table:formula="of:=IF([.D70]&lt;&gt;&quot;&quot;;2^[.$I70];0)" table:style-name="ce2">
            <text:p>0</text:p>
          </table:table-cell>
          <table:table-cell office:value-type="float" office:value="0" table:formula="of:=IF([.E70]&lt;&gt;&quot;&quot;;2^[.$I70];0)" table:style-name="ce2">
            <text:p>0</text:p>
          </table:table-cell>
          <table:table-cell office:value-type="float" office:value="0" table:formula="of:=IF([.F70]&lt;&gt;&quot;&quot;;2^[.$I70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71]&lt;&gt;&quot;&quot;;2^[.$I71];0)" table:style-name="ce2">
            <text:p>16</text:p>
          </table:table-cell>
          <table:table-cell office:value-type="float" office:value="0" table:formula="of:=IF([.C71]&lt;&gt;&quot;&quot;;2^[.$I71];0)" table:style-name="ce2">
            <text:p>0</text:p>
          </table:table-cell>
          <table:table-cell office:value-type="float" office:value="16" table:formula="of:=IF([.D71]&lt;&gt;&quot;&quot;;2^[.$I71];0)" table:style-name="ce2">
            <text:p>16</text:p>
          </table:table-cell>
          <table:table-cell office:value-type="float" office:value="0" table:formula="of:=IF([.E71]&lt;&gt;&quot;&quot;;2^[.$I71];0)" table:style-name="ce2">
            <text:p>0</text:p>
          </table:table-cell>
          <table:table-cell office:value-type="float" office:value="16" table:formula="of:=IF([.F71]&lt;&gt;&quot;&quot;;2^[.$I71];0)" table:style-name="ce2">
            <text:p>16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72]&lt;&gt;&quot;&quot;;2^[.$I72];0)" table:style-name="ce2">
            <text:p>32</text:p>
          </table:table-cell>
          <table:table-cell office:value-type="float" office:value="0" table:formula="of:=IF([.C72]&lt;&gt;&quot;&quot;;2^[.$I72];0)" table:style-name="ce2">
            <text:p>0</text:p>
          </table:table-cell>
          <table:table-cell office:value-type="float" office:value="0" table:formula="of:=IF([.D72]&lt;&gt;&quot;&quot;;2^[.$I72];0)" table:style-name="ce2">
            <text:p>0</text:p>
          </table:table-cell>
          <table:table-cell office:value-type="float" office:value="32" table:formula="of:=IF([.E72]&lt;&gt;&quot;&quot;;2^[.$I72];0)" table:style-name="ce2">
            <text:p>32</text:p>
          </table:table-cell>
          <table:table-cell office:value-type="float" office:value="0" table:formula="of:=IF([.F72]&lt;&gt;&quot;&quot;;2^[.$I72];0)" table:style-name="ce2">
            <text:p>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73]&lt;&gt;&quot;&quot;;2^[.$I73];0)" table:style-name="ce2">
            <text:p>0</text:p>
          </table:table-cell>
          <table:table-cell office:value-type="float" office:value="64" table:formula="of:=IF([.C73]&lt;&gt;&quot;&quot;;2^[.$I73];0)" table:style-name="ce2">
            <text:p>64</text:p>
          </table:table-cell>
          <table:table-cell office:value-type="float" office:value="64" table:formula="of:=IF([.D73]&lt;&gt;&quot;&quot;;2^[.$I73];0)" table:style-name="ce2">
            <text:p>64</text:p>
          </table:table-cell>
          <table:table-cell office:value-type="float" office:value="0" table:formula="of:=IF([.E73]&lt;&gt;&quot;&quot;;2^[.$I73];0)" table:style-name="ce2">
            <text:p>0</text:p>
          </table:table-cell>
          <table:table-cell office:value-type="float" office:value="64" table:formula="of:=IF([.F73]&lt;&gt;&quot;&quot;;2^[.$I73];0)" table:style-name="ce2">
            <text:p>64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9"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54" table:formula="of:=SUM([.J67:.J74])" table:style-name="ce2">
            <text:p>54</text:p>
          </table:table-cell>
          <table:table-cell office:value-type="float" office:value="73" table:formula="of:=SUM([.K67:.K74])" table:style-name="ce2">
            <text:p>73</text:p>
          </table:table-cell>
          <table:table-cell office:value-type="float" office:value="85" table:formula="of:=SUM([.L67:.L74])" table:style-name="ce2">
            <text:p>85</text:p>
          </table:table-cell>
          <table:table-cell office:value-type="float" office:value="34" table:formula="of:=SUM([.M67:.M74])" table:style-name="ce2">
            <text:p>34</text:p>
          </table:table-cell>
          <table:table-cell office:value-type="float" office:value="80" table:formula="of:=SUM([.N67:.N74])" table:style-name="ce2">
            <text:p>80</text:p>
          </table:table-cell>
          <table:table-cell table:style-name="ce2"/>
          <table:table-cell table:number-columns-repeated="3" table:style-name="ce1"/>
          <table:table-cell table:number-columns-repeated="16366"/>
        </table:table-row>
        <table:table-row table:style-name="ro1">
          <table:table-cell table:number-columns-repeated="9" table:style-name="ce2"/>
          <table:table-cell office:value-type="string" office:string-value="0x36" table:formula="of:=&quot;0x&quot;&amp;BASE([.J75];16;2)" table:style-name="ce2">
            <text:p>0x36</text:p>
          </table:table-cell>
          <table:table-cell office:value-type="string" office:string-value="0x49" table:formula="of:=&quot;0x&quot;&amp;BASE([.K75];16;2)" table:style-name="ce2">
            <text:p>0x49</text:p>
          </table:table-cell>
          <table:table-cell office:value-type="string" office:string-value="0x55" table:formula="of:=&quot;0x&quot;&amp;BASE([.L75];16;2)" table:style-name="ce2">
            <text:p>0x55</text:p>
          </table:table-cell>
          <table:table-cell office:value-type="string" office:string-value="0x22" table:formula="of:=&quot;0x&quot;&amp;BASE([.M75];16;2)" table:style-name="ce2">
            <text:p>0x22</text:p>
          </table:table-cell>
          <table:table-cell office:value-type="string" office:string-value="0x50" table:formula="of:=&quot;0x&quot;&amp;BASE([.N75];16;2)" table:style-name="ce2">
            <text:p>0x5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9: '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78]&lt;&gt;&quot;&quot;;2^[.$I78];0)" table:style-name="ce2">
            <text:p>0</text:p>
          </table:table-cell>
          <table:table-cell office:value-type="float" office:value="0" table:formula="of:=IF([.C78]&lt;&gt;&quot;&quot;;2^[.$I78];0)" table:style-name="ce2">
            <text:p>0</text:p>
          </table:table-cell>
          <table:table-cell office:value-type="float" office:value="1" table:formula="of:=IF([.D78]&lt;&gt;&quot;&quot;;2^[.$I78];0)" table:style-name="ce2">
            <text:p>1</text:p>
          </table:table-cell>
          <table:table-cell office:value-type="float" office:value="0" table:formula="of:=IF([.E78]&lt;&gt;&quot;&quot;;2^[.$I78];0)" table:style-name="ce2">
            <text:p>0</text:p>
          </table:table-cell>
          <table:table-cell office:value-type="float" office:value="0" table:formula="of:=IF([.F78]&lt;&gt;&quot;&quot;;2^[.$I78];0)" table:style-name="ce2">
            <text:p>0</text:p>
          </table:table-cell>
          <table:table-cell office:value-type="string" office:string-value="    { 0x00, 0x00, 0x03, 0x00, 0x00 }, // 39: '" table:formula="of:=&quot;    { &quot; &amp; [.J87] &amp; &quot;, &quot; &amp; [.K87] &amp; &quot;, &quot; &amp; [.L87] &amp; &quot;, &quot; &amp; [.M87] &amp; &quot;, &quot; &amp; [.N87] &amp; &quot; }, // &quot; &amp; [.A78]" table:style-name="ce2">
            <text:p><text:s text:c="4"/>{ 0x00, 0x00, 0x03, 0x00, 0x00 }, // 39: '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79]&lt;&gt;&quot;&quot;;2^[.$I79];0)" table:style-name="ce2">
            <text:p>0</text:p>
          </table:table-cell>
          <table:table-cell office:value-type="float" office:value="0" table:formula="of:=IF([.C79]&lt;&gt;&quot;&quot;;2^[.$I79];0)" table:style-name="ce2">
            <text:p>0</text:p>
          </table:table-cell>
          <table:table-cell office:value-type="float" office:value="2" table:formula="of:=IF([.D79]&lt;&gt;&quot;&quot;;2^[.$I79];0)" table:style-name="ce2">
            <text:p>2</text:p>
          </table:table-cell>
          <table:table-cell office:value-type="float" office:value="0" table:formula="of:=IF([.E79]&lt;&gt;&quot;&quot;;2^[.$I79];0)" table:style-name="ce2">
            <text:p>0</text:p>
          </table:table-cell>
          <table:table-cell office:value-type="float" office:value="0" table:formula="of:=IF([.F79]&lt;&gt;&quot;&quot;;2^[.$I7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80]&lt;&gt;&quot;&quot;;2^[.$I80];0)" table:style-name="ce2">
            <text:p>0</text:p>
          </table:table-cell>
          <table:table-cell office:value-type="float" office:value="0" table:formula="of:=IF([.C80]&lt;&gt;&quot;&quot;;2^[.$I80];0)" table:style-name="ce2">
            <text:p>0</text:p>
          </table:table-cell>
          <table:table-cell office:value-type="float" office:value="0" table:formula="of:=IF([.D80]&lt;&gt;&quot;&quot;;2^[.$I80];0)" table:style-name="ce2">
            <text:p>0</text:p>
          </table:table-cell>
          <table:table-cell office:value-type="float" office:value="0" table:formula="of:=IF([.E80]&lt;&gt;&quot;&quot;;2^[.$I80];0)" table:style-name="ce2">
            <text:p>0</text:p>
          </table:table-cell>
          <table:table-cell office:value-type="float" office:value="0" table:formula="of:=IF([.F80]&lt;&gt;&quot;&quot;;2^[.$I8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81]&lt;&gt;&quot;&quot;;2^[.$I81];0)" table:style-name="ce2">
            <text:p>0</text:p>
          </table:table-cell>
          <table:table-cell office:value-type="float" office:value="0" table:formula="of:=IF([.C81]&lt;&gt;&quot;&quot;;2^[.$I81];0)" table:style-name="ce2">
            <text:p>0</text:p>
          </table:table-cell>
          <table:table-cell office:value-type="float" office:value="0" table:formula="of:=IF([.D81]&lt;&gt;&quot;&quot;;2^[.$I81];0)" table:style-name="ce2">
            <text:p>0</text:p>
          </table:table-cell>
          <table:table-cell office:value-type="float" office:value="0" table:formula="of:=IF([.E81]&lt;&gt;&quot;&quot;;2^[.$I81];0)" table:style-name="ce2">
            <text:p>0</text:p>
          </table:table-cell>
          <table:table-cell office:value-type="float" office:value="0" table:formula="of:=IF([.F81]&lt;&gt;&quot;&quot;;2^[.$I8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82]&lt;&gt;&quot;&quot;;2^[.$I82];0)" table:style-name="ce2">
            <text:p>0</text:p>
          </table:table-cell>
          <table:table-cell office:value-type="float" office:value="0" table:formula="of:=IF([.C82]&lt;&gt;&quot;&quot;;2^[.$I82];0)" table:style-name="ce2">
            <text:p>0</text:p>
          </table:table-cell>
          <table:table-cell office:value-type="float" office:value="0" table:formula="of:=IF([.D82]&lt;&gt;&quot;&quot;;2^[.$I82];0)" table:style-name="ce2">
            <text:p>0</text:p>
          </table:table-cell>
          <table:table-cell office:value-type="float" office:value="0" table:formula="of:=IF([.E82]&lt;&gt;&quot;&quot;;2^[.$I82];0)" table:style-name="ce2">
            <text:p>0</text:p>
          </table:table-cell>
          <table:table-cell office:value-type="float" office:value="0" table:formula="of:=IF([.F82]&lt;&gt;&quot;&quot;;2^[.$I8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83]&lt;&gt;&quot;&quot;;2^[.$I83];0)" table:style-name="ce2">
            <text:p>0</text:p>
          </table:table-cell>
          <table:table-cell office:value-type="float" office:value="0" table:formula="of:=IF([.C83]&lt;&gt;&quot;&quot;;2^[.$I83];0)" table:style-name="ce2">
            <text:p>0</text:p>
          </table:table-cell>
          <table:table-cell office:value-type="float" office:value="0" table:formula="of:=IF([.D83]&lt;&gt;&quot;&quot;;2^[.$I83];0)" table:style-name="ce2">
            <text:p>0</text:p>
          </table:table-cell>
          <table:table-cell office:value-type="float" office:value="0" table:formula="of:=IF([.E83]&lt;&gt;&quot;&quot;;2^[.$I83];0)" table:style-name="ce2">
            <text:p>0</text:p>
          </table:table-cell>
          <table:table-cell office:value-type="float" office:value="0" table:formula="of:=IF([.F83]&lt;&gt;&quot;&quot;;2^[.$I8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84]&lt;&gt;&quot;&quot;;2^[.$I84];0)" table:style-name="ce2">
            <text:p>0</text:p>
          </table:table-cell>
          <table:table-cell office:value-type="float" office:value="0" table:formula="of:=IF([.C84]&lt;&gt;&quot;&quot;;2^[.$I84];0)" table:style-name="ce2">
            <text:p>0</text:p>
          </table:table-cell>
          <table:table-cell office:value-type="float" office:value="0" table:formula="of:=IF([.D84]&lt;&gt;&quot;&quot;;2^[.$I84];0)" table:style-name="ce2">
            <text:p>0</text:p>
          </table:table-cell>
          <table:table-cell office:value-type="float" office:value="0" table:formula="of:=IF([.E84]&lt;&gt;&quot;&quot;;2^[.$I84];0)" table:style-name="ce2">
            <text:p>0</text:p>
          </table:table-cell>
          <table:table-cell office:value-type="float" office:value="0" table:formula="of:=IF([.F84]&lt;&gt;&quot;&quot;;2^[.$I8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6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78:.J85])" table:style-name="ce2">
            <text:p>0</text:p>
          </table:table-cell>
          <table:table-cell office:value-type="float" office:value="0" table:formula="of:=SUM([.K78:.K85])" table:style-name="ce2">
            <text:p>0</text:p>
          </table:table-cell>
          <table:table-cell office:value-type="float" office:value="3" table:formula="of:=SUM([.L78:.L85])" table:style-name="ce2">
            <text:p>3</text:p>
          </table:table-cell>
          <table:table-cell office:value-type="float" office:value="0" table:formula="of:=SUM([.M78:.M85])" table:style-name="ce2">
            <text:p>0</text:p>
          </table:table-cell>
          <table:table-cell office:value-type="float" office:value="0" table:formula="of:=SUM([.N78:.N85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86];16;2)" table:style-name="ce2">
            <text:p>0x00</text:p>
          </table:table-cell>
          <table:table-cell office:value-type="string" office:string-value="0x00" table:formula="of:=&quot;0x&quot;&amp;BASE([.K86];16;2)" table:style-name="ce2">
            <text:p>0x00</text:p>
          </table:table-cell>
          <table:table-cell office:value-type="string" office:string-value="0x03" table:formula="of:=&quot;0x&quot;&amp;BASE([.L86];16;2)" table:style-name="ce2">
            <text:p>0x03</text:p>
          </table:table-cell>
          <table:table-cell office:value-type="string" office:string-value="0x00" table:formula="of:=&quot;0x&quot;&amp;BASE([.M86];16;2)" table:style-name="ce2">
            <text:p>0x00</text:p>
          </table:table-cell>
          <table:table-cell office:value-type="string" office:string-value="0x00" table:formula="of:=&quot;0x&quot;&amp;BASE([.N86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40: (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9]&lt;&gt;&quot;&quot;;2^[.$I89];0)" table:style-name="ce2">
            <text:p>0</text:p>
          </table:table-cell>
          <table:table-cell office:value-type="float" office:value="0" table:formula="of:=IF([.C89]&lt;&gt;&quot;&quot;;2^[.$I89];0)" table:style-name="ce2">
            <text:p>0</text:p>
          </table:table-cell>
          <table:table-cell office:value-type="float" office:value="1" table:formula="of:=IF([.D89]&lt;&gt;&quot;&quot;;2^[.$I89];0)" table:style-name="ce2">
            <text:p>1</text:p>
          </table:table-cell>
          <table:table-cell office:value-type="float" office:value="0" table:formula="of:=IF([.E89]&lt;&gt;&quot;&quot;;2^[.$I89];0)" table:style-name="ce2">
            <text:p>0</text:p>
          </table:table-cell>
          <table:table-cell office:value-type="float" office:value="0" table:formula="of:=IF([.F89]&lt;&gt;&quot;&quot;;2^[.$I89];0)" table:style-name="ce2">
            <text:p>0</text:p>
          </table:table-cell>
          <table:table-cell office:value-type="string" office:string-value="    { 0x1C, 0x22, 0x41, 0x00, 0x00 }, // 40: (" table:formula="of:=&quot;    { &quot; &amp; [.J98] &amp; &quot;, &quot; &amp; [.K98] &amp; &quot;, &quot; &amp; [.L98] &amp; &quot;, &quot; &amp; [.M98] &amp; &quot;, &quot; &amp; [.N98] &amp; &quot; }, // &quot; &amp; [.A89]" table:style-name="ce2">
            <text:p><text:s text:c="4"/>{ 0x1C, 0x22, 0x41, 0x00, 0x00 }, // 40: (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0]&lt;&gt;&quot;&quot;;2^[.$I90];0)" table:style-name="ce2">
            <text:p>0</text:p>
          </table:table-cell>
          <table:table-cell office:value-type="float" office:value="2" table:formula="of:=IF([.C90]&lt;&gt;&quot;&quot;;2^[.$I90];0)" table:style-name="ce2">
            <text:p>2</text:p>
          </table:table-cell>
          <table:table-cell office:value-type="float" office:value="0" table:formula="of:=IF([.D90]&lt;&gt;&quot;&quot;;2^[.$I90];0)" table:style-name="ce2">
            <text:p>0</text:p>
          </table:table-cell>
          <table:table-cell office:value-type="float" office:value="0" table:formula="of:=IF([.E90]&lt;&gt;&quot;&quot;;2^[.$I90];0)" table:style-name="ce2">
            <text:p>0</text:p>
          </table:table-cell>
          <table:table-cell office:value-type="float" office:value="0" table:formula="of:=IF([.F90]&lt;&gt;&quot;&quot;;2^[.$I9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1]&lt;&gt;&quot;&quot;;2^[.$I91];0)" table:style-name="ce2">
            <text:p>4</text:p>
          </table:table-cell>
          <table:table-cell office:value-type="float" office:value="0" table:formula="of:=IF([.C91]&lt;&gt;&quot;&quot;;2^[.$I91];0)" table:style-name="ce2">
            <text:p>0</text:p>
          </table:table-cell>
          <table:table-cell office:value-type="float" office:value="0" table:formula="of:=IF([.D91]&lt;&gt;&quot;&quot;;2^[.$I91];0)" table:style-name="ce2">
            <text:p>0</text:p>
          </table:table-cell>
          <table:table-cell office:value-type="float" office:value="0" table:formula="of:=IF([.E91]&lt;&gt;&quot;&quot;;2^[.$I91];0)" table:style-name="ce2">
            <text:p>0</text:p>
          </table:table-cell>
          <table:table-cell office:value-type="float" office:value="0" table:formula="of:=IF([.F91]&lt;&gt;&quot;&quot;;2^[.$I9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92]&lt;&gt;&quot;&quot;;2^[.$I92];0)" table:style-name="ce2">
            <text:p>8</text:p>
          </table:table-cell>
          <table:table-cell office:value-type="float" office:value="0" table:formula="of:=IF([.C92]&lt;&gt;&quot;&quot;;2^[.$I92];0)" table:style-name="ce2">
            <text:p>0</text:p>
          </table:table-cell>
          <table:table-cell office:value-type="float" office:value="0" table:formula="of:=IF([.D92]&lt;&gt;&quot;&quot;;2^[.$I92];0)" table:style-name="ce2">
            <text:p>0</text:p>
          </table:table-cell>
          <table:table-cell office:value-type="float" office:value="0" table:formula="of:=IF([.E92]&lt;&gt;&quot;&quot;;2^[.$I92];0)" table:style-name="ce2">
            <text:p>0</text:p>
          </table:table-cell>
          <table:table-cell office:value-type="float" office:value="0" table:formula="of:=IF([.F92]&lt;&gt;&quot;&quot;;2^[.$I9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93]&lt;&gt;&quot;&quot;;2^[.$I93];0)" table:style-name="ce2">
            <text:p>16</text:p>
          </table:table-cell>
          <table:table-cell office:value-type="float" office:value="0" table:formula="of:=IF([.C93]&lt;&gt;&quot;&quot;;2^[.$I93];0)" table:style-name="ce2">
            <text:p>0</text:p>
          </table:table-cell>
          <table:table-cell office:value-type="float" office:value="0" table:formula="of:=IF([.D93]&lt;&gt;&quot;&quot;;2^[.$I93];0)" table:style-name="ce2">
            <text:p>0</text:p>
          </table:table-cell>
          <table:table-cell office:value-type="float" office:value="0" table:formula="of:=IF([.E93]&lt;&gt;&quot;&quot;;2^[.$I93];0)" table:style-name="ce2">
            <text:p>0</text:p>
          </table:table-cell>
          <table:table-cell office:value-type="float" office:value="0" table:formula="of:=IF([.F93]&lt;&gt;&quot;&quot;;2^[.$I9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94]&lt;&gt;&quot;&quot;;2^[.$I94];0)" table:style-name="ce2">
            <text:p>0</text:p>
          </table:table-cell>
          <table:table-cell office:value-type="float" office:value="32" table:formula="of:=IF([.C94]&lt;&gt;&quot;&quot;;2^[.$I94];0)" table:style-name="ce2">
            <text:p>32</text:p>
          </table:table-cell>
          <table:table-cell office:value-type="float" office:value="0" table:formula="of:=IF([.D94]&lt;&gt;&quot;&quot;;2^[.$I94];0)" table:style-name="ce2">
            <text:p>0</text:p>
          </table:table-cell>
          <table:table-cell office:value-type="float" office:value="0" table:formula="of:=IF([.E94]&lt;&gt;&quot;&quot;;2^[.$I94];0)" table:style-name="ce2">
            <text:p>0</text:p>
          </table:table-cell>
          <table:table-cell office:value-type="float" office:value="0" table:formula="of:=IF([.F94]&lt;&gt;&quot;&quot;;2^[.$I9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95]&lt;&gt;&quot;&quot;;2^[.$I95];0)" table:style-name="ce2">
            <text:p>0</text:p>
          </table:table-cell>
          <table:table-cell office:value-type="float" office:value="0" table:formula="of:=IF([.C95]&lt;&gt;&quot;&quot;;2^[.$I95];0)" table:style-name="ce2">
            <text:p>0</text:p>
          </table:table-cell>
          <table:table-cell office:value-type="float" office:value="64" table:formula="of:=IF([.D95]&lt;&gt;&quot;&quot;;2^[.$I95];0)" table:style-name="ce2">
            <text:p>64</text:p>
          </table:table-cell>
          <table:table-cell office:value-type="float" office:value="0" table:formula="of:=IF([.E95]&lt;&gt;&quot;&quot;;2^[.$I95];0)" table:style-name="ce2">
            <text:p>0</text:p>
          </table:table-cell>
          <table:table-cell office:value-type="float" office:value="0" table:formula="of:=IF([.F95]&lt;&gt;&quot;&quot;;2^[.$I9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6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28" table:formula="of:=SUM([.J89:.J96])" table:style-name="ce2">
            <text:p>28</text:p>
          </table:table-cell>
          <table:table-cell office:value-type="float" office:value="34" table:formula="of:=SUM([.K89:.K96])" table:style-name="ce2">
            <text:p>34</text:p>
          </table:table-cell>
          <table:table-cell office:value-type="float" office:value="65" table:formula="of:=SUM([.L89:.L96])" table:style-name="ce2">
            <text:p>65</text:p>
          </table:table-cell>
          <table:table-cell office:value-type="float" office:value="0" table:formula="of:=SUM([.M89:.M96])" table:style-name="ce2">
            <text:p>0</text:p>
          </table:table-cell>
          <table:table-cell office:value-type="float" office:value="0" table:formula="of:=SUM([.N89:.N96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1C" table:formula="of:=&quot;0x&quot;&amp;BASE([.J97];16;2)" table:style-name="ce2">
            <text:p>0x1C</text:p>
          </table:table-cell>
          <table:table-cell office:value-type="string" office:string-value="0x22" table:formula="of:=&quot;0x&quot;&amp;BASE([.K97];16;2)" table:style-name="ce2">
            <text:p>0x22</text:p>
          </table:table-cell>
          <table:table-cell office:value-type="string" office:string-value="0x41" table:formula="of:=&quot;0x&quot;&amp;BASE([.L97];16;2)" table:style-name="ce2">
            <text:p>0x41</text:p>
          </table:table-cell>
          <table:table-cell office:value-type="string" office:string-value="0x00" table:formula="of:=&quot;0x&quot;&amp;BASE([.M97];16;2)" table:style-name="ce2">
            <text:p>0x00</text:p>
          </table:table-cell>
          <table:table-cell office:value-type="string" office:string-value="0x00" table:formula="of:=&quot;0x&quot;&amp;BASE([.N97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41: )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00]&lt;&gt;&quot;&quot;;2^[.$I100];0)" table:style-name="ce2">
            <text:p>0</text:p>
          </table:table-cell>
          <table:table-cell office:value-type="float" office:value="0" table:formula="of:=IF([.C100]&lt;&gt;&quot;&quot;;2^[.$I100];0)" table:style-name="ce2">
            <text:p>0</text:p>
          </table:table-cell>
          <table:table-cell office:value-type="float" office:value="1" table:formula="of:=IF([.D100]&lt;&gt;&quot;&quot;;2^[.$I100];0)" table:style-name="ce2">
            <text:p>1</text:p>
          </table:table-cell>
          <table:table-cell office:value-type="float" office:value="0" table:formula="of:=IF([.E100]&lt;&gt;&quot;&quot;;2^[.$I100];0)" table:style-name="ce2">
            <text:p>0</text:p>
          </table:table-cell>
          <table:table-cell office:value-type="float" office:value="0" table:formula="of:=IF([.F100]&lt;&gt;&quot;&quot;;2^[.$I100];0)" table:style-name="ce2">
            <text:p>0</text:p>
          </table:table-cell>
          <table:table-cell office:value-type="string" office:string-value="    { 0x00, 0x00, 0x41, 0x22, 0x1C }, // 41: )" table:formula="of:=&quot;    { &quot; &amp; [.J109] &amp; &quot;, &quot; &amp; [.K109] &amp; &quot;, &quot; &amp; [.L109] &amp; &quot;, &quot; &amp; [.M109] &amp; &quot;, &quot; &amp; [.N109] &amp; &quot; }, // &quot; &amp; [.A100]" table:style-name="ce2">
            <text:p><text:s text:c="4"/>{ 0x00, 0x00, 0x41, 0x22, 0x1C }, // 41: 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01]&lt;&gt;&quot;&quot;;2^[.$I101];0)" table:style-name="ce2">
            <text:p>0</text:p>
          </table:table-cell>
          <table:table-cell office:value-type="float" office:value="0" table:formula="of:=IF([.C101]&lt;&gt;&quot;&quot;;2^[.$I101];0)" table:style-name="ce2">
            <text:p>0</text:p>
          </table:table-cell>
          <table:table-cell office:value-type="float" office:value="0" table:formula="of:=IF([.D101]&lt;&gt;&quot;&quot;;2^[.$I101];0)" table:style-name="ce2">
            <text:p>0</text:p>
          </table:table-cell>
          <table:table-cell office:value-type="float" office:value="2" table:formula="of:=IF([.E101]&lt;&gt;&quot;&quot;;2^[.$I101];0)" table:style-name="ce2">
            <text:p>2</text:p>
          </table:table-cell>
          <table:table-cell office:value-type="float" office:value="0" table:formula="of:=IF([.F101]&lt;&gt;&quot;&quot;;2^[.$I10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02]&lt;&gt;&quot;&quot;;2^[.$I102];0)" table:style-name="ce2">
            <text:p>0</text:p>
          </table:table-cell>
          <table:table-cell office:value-type="float" office:value="0" table:formula="of:=IF([.C102]&lt;&gt;&quot;&quot;;2^[.$I102];0)" table:style-name="ce2">
            <text:p>0</text:p>
          </table:table-cell>
          <table:table-cell office:value-type="float" office:value="0" table:formula="of:=IF([.D102]&lt;&gt;&quot;&quot;;2^[.$I102];0)" table:style-name="ce2">
            <text:p>0</text:p>
          </table:table-cell>
          <table:table-cell office:value-type="float" office:value="0" table:formula="of:=IF([.E102]&lt;&gt;&quot;&quot;;2^[.$I102];0)" table:style-name="ce2">
            <text:p>0</text:p>
          </table:table-cell>
          <table:table-cell office:value-type="float" office:value="4" table:formula="of:=IF([.F102]&lt;&gt;&quot;&quot;;2^[.$I102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03]&lt;&gt;&quot;&quot;;2^[.$I103];0)" table:style-name="ce2">
            <text:p>0</text:p>
          </table:table-cell>
          <table:table-cell office:value-type="float" office:value="0" table:formula="of:=IF([.C103]&lt;&gt;&quot;&quot;;2^[.$I103];0)" table:style-name="ce2">
            <text:p>0</text:p>
          </table:table-cell>
          <table:table-cell office:value-type="float" office:value="0" table:formula="of:=IF([.D103]&lt;&gt;&quot;&quot;;2^[.$I103];0)" table:style-name="ce2">
            <text:p>0</text:p>
          </table:table-cell>
          <table:table-cell office:value-type="float" office:value="0" table:formula="of:=IF([.E103]&lt;&gt;&quot;&quot;;2^[.$I103];0)" table:style-name="ce2">
            <text:p>0</text:p>
          </table:table-cell>
          <table:table-cell office:value-type="float" office:value="8" table:formula="of:=IF([.F103]&lt;&gt;&quot;&quot;;2^[.$I103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04]&lt;&gt;&quot;&quot;;2^[.$I104];0)" table:style-name="ce2">
            <text:p>0</text:p>
          </table:table-cell>
          <table:table-cell office:value-type="float" office:value="0" table:formula="of:=IF([.C104]&lt;&gt;&quot;&quot;;2^[.$I104];0)" table:style-name="ce2">
            <text:p>0</text:p>
          </table:table-cell>
          <table:table-cell office:value-type="float" office:value="0" table:formula="of:=IF([.D104]&lt;&gt;&quot;&quot;;2^[.$I104];0)" table:style-name="ce2">
            <text:p>0</text:p>
          </table:table-cell>
          <table:table-cell office:value-type="float" office:value="0" table:formula="of:=IF([.E104]&lt;&gt;&quot;&quot;;2^[.$I104];0)" table:style-name="ce2">
            <text:p>0</text:p>
          </table:table-cell>
          <table:table-cell office:value-type="float" office:value="16" table:formula="of:=IF([.F104]&lt;&gt;&quot;&quot;;2^[.$I104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05]&lt;&gt;&quot;&quot;;2^[.$I105];0)" table:style-name="ce2">
            <text:p>0</text:p>
          </table:table-cell>
          <table:table-cell office:value-type="float" office:value="0" table:formula="of:=IF([.C105]&lt;&gt;&quot;&quot;;2^[.$I105];0)" table:style-name="ce2">
            <text:p>0</text:p>
          </table:table-cell>
          <table:table-cell office:value-type="float" office:value="0" table:formula="of:=IF([.D105]&lt;&gt;&quot;&quot;;2^[.$I105];0)" table:style-name="ce2">
            <text:p>0</text:p>
          </table:table-cell>
          <table:table-cell office:value-type="float" office:value="32" table:formula="of:=IF([.E105]&lt;&gt;&quot;&quot;;2^[.$I105];0)" table:style-name="ce2">
            <text:p>32</text:p>
          </table:table-cell>
          <table:table-cell office:value-type="float" office:value="0" table:formula="of:=IF([.F105]&lt;&gt;&quot;&quot;;2^[.$I10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06]&lt;&gt;&quot;&quot;;2^[.$I106];0)" table:style-name="ce2">
            <text:p>0</text:p>
          </table:table-cell>
          <table:table-cell office:value-type="float" office:value="0" table:formula="of:=IF([.C106]&lt;&gt;&quot;&quot;;2^[.$I106];0)" table:style-name="ce2">
            <text:p>0</text:p>
          </table:table-cell>
          <table:table-cell office:value-type="float" office:value="64" table:formula="of:=IF([.D106]&lt;&gt;&quot;&quot;;2^[.$I106];0)" table:style-name="ce2">
            <text:p>64</text:p>
          </table:table-cell>
          <table:table-cell office:value-type="float" office:value="0" table:formula="of:=IF([.E106]&lt;&gt;&quot;&quot;;2^[.$I106];0)" table:style-name="ce2">
            <text:p>0</text:p>
          </table:table-cell>
          <table:table-cell office:value-type="float" office:value="0" table:formula="of:=IF([.F106]&lt;&gt;&quot;&quot;;2^[.$I10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9" table:style-name="ce4"/>
          <table:table-cell table:number-columns-repeated="16364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100:.J107])" table:style-name="ce2">
            <text:p>0</text:p>
          </table:table-cell>
          <table:table-cell office:value-type="float" office:value="0" table:formula="of:=SUM([.K100:.K107])" table:style-name="ce2">
            <text:p>0</text:p>
          </table:table-cell>
          <table:table-cell office:value-type="float" office:value="65" table:formula="of:=SUM([.L100:.L107])" table:style-name="ce2">
            <text:p>65</text:p>
          </table:table-cell>
          <table:table-cell office:value-type="float" office:value="34" table:formula="of:=SUM([.M100:.M107])" table:style-name="ce2">
            <text:p>34</text:p>
          </table:table-cell>
          <table:table-cell office:value-type="float" office:value="28" table:formula="of:=SUM([.N100:.N107])" table:style-name="ce2">
            <text:p>2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108];16;2)" table:style-name="ce2">
            <text:p>0x00</text:p>
          </table:table-cell>
          <table:table-cell office:value-type="string" office:string-value="0x00" table:formula="of:=&quot;0x&quot;&amp;BASE([.K108];16;2)" table:style-name="ce2">
            <text:p>0x00</text:p>
          </table:table-cell>
          <table:table-cell office:value-type="string" office:string-value="0x41" table:formula="of:=&quot;0x&quot;&amp;BASE([.L108];16;2)" table:style-name="ce2">
            <text:p>0x41</text:p>
          </table:table-cell>
          <table:table-cell office:value-type="string" office:string-value="0x22" table:formula="of:=&quot;0x&quot;&amp;BASE([.M108];16;2)" table:style-name="ce2">
            <text:p>0x22</text:p>
          </table:table-cell>
          <table:table-cell office:value-type="string" office:string-value="0x1C" table:formula="of:=&quot;0x&quot;&amp;BASE([.N108];16;2)" table:style-name="ce2">
            <text:p>0x1C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42: *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11]&lt;&gt;&quot;&quot;;2^[.$I111];0)" table:style-name="ce2">
            <text:p>0</text:p>
          </table:table-cell>
          <table:table-cell office:value-type="float" office:value="0" table:formula="of:=IF([.C111]&lt;&gt;&quot;&quot;;2^[.$I111];0)" table:style-name="ce2">
            <text:p>0</text:p>
          </table:table-cell>
          <table:table-cell office:value-type="float" office:value="1" table:formula="of:=IF([.D111]&lt;&gt;&quot;&quot;;2^[.$I111];0)" table:style-name="ce2">
            <text:p>1</text:p>
          </table:table-cell>
          <table:table-cell office:value-type="float" office:value="0" table:formula="of:=IF([.E111]&lt;&gt;&quot;&quot;;2^[.$I111];0)" table:style-name="ce2">
            <text:p>0</text:p>
          </table:table-cell>
          <table:table-cell office:value-type="float" office:value="0" table:formula="of:=IF([.F111]&lt;&gt;&quot;&quot;;2^[.$I111];0)" table:style-name="ce2">
            <text:p>0</text:p>
          </table:table-cell>
          <table:table-cell office:value-type="string" office:string-value="    { 0x0A, 0x04, 0x1F, 0x04, 0x0A }, // 42: *" table:formula="of:=&quot;    { &quot; &amp; [.J120] &amp; &quot;, &quot; &amp; [.K120] &amp; &quot;, &quot; &amp; [.L120] &amp; &quot;, &quot; &amp; [.M120] &amp; &quot;, &quot; &amp; [.N120] &amp; &quot; }, // &quot; &amp; [.A111]" table:style-name="ce2">
            <text:p><text:s text:c="4"/>{ 0x0A, 0x04, 0x1F, 0x04, 0x0A }, // 42: *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112]&lt;&gt;&quot;&quot;;2^[.$I112];0)" table:style-name="ce2">
            <text:p>2</text:p>
          </table:table-cell>
          <table:table-cell office:value-type="float" office:value="0" table:formula="of:=IF([.C112]&lt;&gt;&quot;&quot;;2^[.$I112];0)" table:style-name="ce2">
            <text:p>0</text:p>
          </table:table-cell>
          <table:table-cell office:value-type="float" office:value="2" table:formula="of:=IF([.D112]&lt;&gt;&quot;&quot;;2^[.$I112];0)" table:style-name="ce2">
            <text:p>2</text:p>
          </table:table-cell>
          <table:table-cell office:value-type="float" office:value="0" table:formula="of:=IF([.E112]&lt;&gt;&quot;&quot;;2^[.$I112];0)" table:style-name="ce2">
            <text:p>0</text:p>
          </table:table-cell>
          <table:table-cell office:value-type="float" office:value="2" table:formula="of:=IF([.F112]&lt;&gt;&quot;&quot;;2^[.$I112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13]&lt;&gt;&quot;&quot;;2^[.$I113];0)" table:style-name="ce2">
            <text:p>0</text:p>
          </table:table-cell>
          <table:table-cell office:value-type="float" office:value="4" table:formula="of:=IF([.C113]&lt;&gt;&quot;&quot;;2^[.$I113];0)" table:style-name="ce2">
            <text:p>4</text:p>
          </table:table-cell>
          <table:table-cell office:value-type="float" office:value="4" table:formula="of:=IF([.D113]&lt;&gt;&quot;&quot;;2^[.$I113];0)" table:style-name="ce2">
            <text:p>4</text:p>
          </table:table-cell>
          <table:table-cell office:value-type="float" office:value="4" table:formula="of:=IF([.E113]&lt;&gt;&quot;&quot;;2^[.$I113];0)" table:style-name="ce2">
            <text:p>4</text:p>
          </table:table-cell>
          <table:table-cell office:value-type="float" office:value="0" table:formula="of:=IF([.F113]&lt;&gt;&quot;&quot;;2^[.$I11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114]&lt;&gt;&quot;&quot;;2^[.$I114];0)" table:style-name="ce2">
            <text:p>8</text:p>
          </table:table-cell>
          <table:table-cell office:value-type="float" office:value="0" table:formula="of:=IF([.C114]&lt;&gt;&quot;&quot;;2^[.$I114];0)" table:style-name="ce2">
            <text:p>0</text:p>
          </table:table-cell>
          <table:table-cell office:value-type="float" office:value="8" table:formula="of:=IF([.D114]&lt;&gt;&quot;&quot;;2^[.$I114];0)" table:style-name="ce2">
            <text:p>8</text:p>
          </table:table-cell>
          <table:table-cell office:value-type="float" office:value="0" table:formula="of:=IF([.E114]&lt;&gt;&quot;&quot;;2^[.$I114];0)" table:style-name="ce2">
            <text:p>0</text:p>
          </table:table-cell>
          <table:table-cell office:value-type="float" office:value="8" table:formula="of:=IF([.F114]&lt;&gt;&quot;&quot;;2^[.$I114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15]&lt;&gt;&quot;&quot;;2^[.$I115];0)" table:style-name="ce2">
            <text:p>0</text:p>
          </table:table-cell>
          <table:table-cell office:value-type="float" office:value="0" table:formula="of:=IF([.C115]&lt;&gt;&quot;&quot;;2^[.$I115];0)" table:style-name="ce2">
            <text:p>0</text:p>
          </table:table-cell>
          <table:table-cell office:value-type="float" office:value="16" table:formula="of:=IF([.D115]&lt;&gt;&quot;&quot;;2^[.$I115];0)" table:style-name="ce2">
            <text:p>16</text:p>
          </table:table-cell>
          <table:table-cell office:value-type="float" office:value="0" table:formula="of:=IF([.E115]&lt;&gt;&quot;&quot;;2^[.$I115];0)" table:style-name="ce2">
            <text:p>0</text:p>
          </table:table-cell>
          <table:table-cell office:value-type="float" office:value="0" table:formula="of:=IF([.F115]&lt;&gt;&quot;&quot;;2^[.$I11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16]&lt;&gt;&quot;&quot;;2^[.$I116];0)" table:style-name="ce2">
            <text:p>0</text:p>
          </table:table-cell>
          <table:table-cell office:value-type="float" office:value="0" table:formula="of:=IF([.C116]&lt;&gt;&quot;&quot;;2^[.$I116];0)" table:style-name="ce2">
            <text:p>0</text:p>
          </table:table-cell>
          <table:table-cell office:value-type="float" office:value="0" table:formula="of:=IF([.D116]&lt;&gt;&quot;&quot;;2^[.$I116];0)" table:style-name="ce2">
            <text:p>0</text:p>
          </table:table-cell>
          <table:table-cell office:value-type="float" office:value="0" table:formula="of:=IF([.E116]&lt;&gt;&quot;&quot;;2^[.$I116];0)" table:style-name="ce2">
            <text:p>0</text:p>
          </table:table-cell>
          <table:table-cell office:value-type="float" office:value="0" table:formula="of:=IF([.F116]&lt;&gt;&quot;&quot;;2^[.$I11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17]&lt;&gt;&quot;&quot;;2^[.$I117];0)" table:style-name="ce2">
            <text:p>0</text:p>
          </table:table-cell>
          <table:table-cell office:value-type="float" office:value="0" table:formula="of:=IF([.C117]&lt;&gt;&quot;&quot;;2^[.$I117];0)" table:style-name="ce2">
            <text:p>0</text:p>
          </table:table-cell>
          <table:table-cell office:value-type="float" office:value="0" table:formula="of:=IF([.D117]&lt;&gt;&quot;&quot;;2^[.$I117];0)" table:style-name="ce2">
            <text:p>0</text:p>
          </table:table-cell>
          <table:table-cell office:value-type="float" office:value="0" table:formula="of:=IF([.E117]&lt;&gt;&quot;&quot;;2^[.$I117];0)" table:style-name="ce2">
            <text:p>0</text:p>
          </table:table-cell>
          <table:table-cell office:value-type="float" office:value="0" table:formula="of:=IF([.F117]&lt;&gt;&quot;&quot;;2^[.$I11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4" table:style-name="ce4"/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0" table:formula="of:=SUM([.J111:.J118])" table:style-name="ce2">
            <text:p>10</text:p>
          </table:table-cell>
          <table:table-cell office:value-type="float" office:value="4" table:formula="of:=SUM([.K111:.K118])" table:style-name="ce2">
            <text:p>4</text:p>
          </table:table-cell>
          <table:table-cell office:value-type="float" office:value="31" table:formula="of:=SUM([.L111:.L118])" table:style-name="ce2">
            <text:p>31</text:p>
          </table:table-cell>
          <table:table-cell office:value-type="float" office:value="4" table:formula="of:=SUM([.M111:.M118])" table:style-name="ce2">
            <text:p>4</text:p>
          </table:table-cell>
          <table:table-cell office:value-type="float" office:value="10" table:formula="of:=SUM([.N111:.N118])" table:style-name="ce2">
            <text:p>1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A" table:formula="of:=&quot;0x&quot;&amp;BASE([.J119];16;2)" table:style-name="ce2">
            <text:p>0x0A</text:p>
          </table:table-cell>
          <table:table-cell office:value-type="string" office:string-value="0x04" table:formula="of:=&quot;0x&quot;&amp;BASE([.K119];16;2)" table:style-name="ce2">
            <text:p>0x04</text:p>
          </table:table-cell>
          <table:table-cell office:value-type="string" office:string-value="0x1F" table:formula="of:=&quot;0x&quot;&amp;BASE([.L119];16;2)" table:style-name="ce2">
            <text:p>0x1F</text:p>
          </table:table-cell>
          <table:table-cell office:value-type="string" office:string-value="0x04" table:formula="of:=&quot;0x&quot;&amp;BASE([.M119];16;2)" table:style-name="ce2">
            <text:p>0x04</text:p>
          </table:table-cell>
          <table:table-cell office:value-type="string" office:string-value="0x0A" table:formula="of:=&quot;0x&quot;&amp;BASE([.N119];16;2)" table:style-name="ce2">
            <text:p>0x0A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43: +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22]&lt;&gt;&quot;&quot;;2^[.$I122];0)" table:style-name="ce2">
            <text:p>0</text:p>
          </table:table-cell>
          <table:table-cell office:value-type="float" office:value="0" table:formula="of:=IF([.C122]&lt;&gt;&quot;&quot;;2^[.$I122];0)" table:style-name="ce2">
            <text:p>0</text:p>
          </table:table-cell>
          <table:table-cell office:value-type="float" office:value="0" table:formula="of:=IF([.D122]&lt;&gt;&quot;&quot;;2^[.$I122];0)" table:style-name="ce2">
            <text:p>0</text:p>
          </table:table-cell>
          <table:table-cell office:value-type="float" office:value="0" table:formula="of:=IF([.E122]&lt;&gt;&quot;&quot;;2^[.$I122];0)" table:style-name="ce2">
            <text:p>0</text:p>
          </table:table-cell>
          <table:table-cell office:value-type="float" office:value="0" table:formula="of:=IF([.F122]&lt;&gt;&quot;&quot;;2^[.$I122];0)" table:style-name="ce2">
            <text:p>0</text:p>
          </table:table-cell>
          <table:table-cell office:value-type="string" office:string-value="    { 0x08, 0x08, 0x3E, 0x08, 0x08 }, // 43: +" table:formula="of:=&quot;    { &quot; &amp; [.J131] &amp; &quot;, &quot; &amp; [.K131] &amp; &quot;, &quot; &amp; [.L131] &amp; &quot;, &quot; &amp; [.M131] &amp; &quot;, &quot; &amp; [.N131] &amp; &quot; }, // &quot; &amp; [.A122]" table:style-name="ce2">
            <text:p><text:s text:c="4"/>{ 0x08, 0x08, 0x3E, 0x08, 0x08 }, // 43: +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23]&lt;&gt;&quot;&quot;;2^[.$I123];0)" table:style-name="ce2">
            <text:p>0</text:p>
          </table:table-cell>
          <table:table-cell office:value-type="float" office:value="0" table:formula="of:=IF([.C123]&lt;&gt;&quot;&quot;;2^[.$I123];0)" table:style-name="ce2">
            <text:p>0</text:p>
          </table:table-cell>
          <table:table-cell office:value-type="float" office:value="2" table:formula="of:=IF([.D123]&lt;&gt;&quot;&quot;;2^[.$I123];0)" table:style-name="ce2">
            <text:p>2</text:p>
          </table:table-cell>
          <table:table-cell office:value-type="float" office:value="0" table:formula="of:=IF([.E123]&lt;&gt;&quot;&quot;;2^[.$I123];0)" table:style-name="ce2">
            <text:p>0</text:p>
          </table:table-cell>
          <table:table-cell office:value-type="float" office:value="0" table:formula="of:=IF([.F123]&lt;&gt;&quot;&quot;;2^[.$I12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24]&lt;&gt;&quot;&quot;;2^[.$I124];0)" table:style-name="ce2">
            <text:p>0</text:p>
          </table:table-cell>
          <table:table-cell office:value-type="float" office:value="0" table:formula="of:=IF([.C124]&lt;&gt;&quot;&quot;;2^[.$I124];0)" table:style-name="ce2">
            <text:p>0</text:p>
          </table:table-cell>
          <table:table-cell office:value-type="float" office:value="4" table:formula="of:=IF([.D124]&lt;&gt;&quot;&quot;;2^[.$I124];0)" table:style-name="ce2">
            <text:p>4</text:p>
          </table:table-cell>
          <table:table-cell office:value-type="float" office:value="0" table:formula="of:=IF([.E124]&lt;&gt;&quot;&quot;;2^[.$I124];0)" table:style-name="ce2">
            <text:p>0</text:p>
          </table:table-cell>
          <table:table-cell office:value-type="float" office:value="0" table:formula="of:=IF([.F124]&lt;&gt;&quot;&quot;;2^[.$I12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125]&lt;&gt;&quot;&quot;;2^[.$I125];0)" table:style-name="ce2">
            <text:p>8</text:p>
          </table:table-cell>
          <table:table-cell office:value-type="float" office:value="8" table:formula="of:=IF([.C125]&lt;&gt;&quot;&quot;;2^[.$I125];0)" table:style-name="ce2">
            <text:p>8</text:p>
          </table:table-cell>
          <table:table-cell office:value-type="float" office:value="8" table:formula="of:=IF([.D125]&lt;&gt;&quot;&quot;;2^[.$I125];0)" table:style-name="ce2">
            <text:p>8</text:p>
          </table:table-cell>
          <table:table-cell office:value-type="float" office:value="8" table:formula="of:=IF([.E125]&lt;&gt;&quot;&quot;;2^[.$I125];0)" table:style-name="ce2">
            <text:p>8</text:p>
          </table:table-cell>
          <table:table-cell office:value-type="float" office:value="8" table:formula="of:=IF([.F125]&lt;&gt;&quot;&quot;;2^[.$I125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26]&lt;&gt;&quot;&quot;;2^[.$I126];0)" table:style-name="ce2">
            <text:p>0</text:p>
          </table:table-cell>
          <table:table-cell office:value-type="float" office:value="0" table:formula="of:=IF([.C126]&lt;&gt;&quot;&quot;;2^[.$I126];0)" table:style-name="ce2">
            <text:p>0</text:p>
          </table:table-cell>
          <table:table-cell office:value-type="float" office:value="16" table:formula="of:=IF([.D126]&lt;&gt;&quot;&quot;;2^[.$I126];0)" table:style-name="ce2">
            <text:p>16</text:p>
          </table:table-cell>
          <table:table-cell office:value-type="float" office:value="0" table:formula="of:=IF([.E126]&lt;&gt;&quot;&quot;;2^[.$I126];0)" table:style-name="ce2">
            <text:p>0</text:p>
          </table:table-cell>
          <table:table-cell office:value-type="float" office:value="0" table:formula="of:=IF([.F126]&lt;&gt;&quot;&quot;;2^[.$I12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27]&lt;&gt;&quot;&quot;;2^[.$I127];0)" table:style-name="ce2">
            <text:p>0</text:p>
          </table:table-cell>
          <table:table-cell office:value-type="float" office:value="0" table:formula="of:=IF([.C127]&lt;&gt;&quot;&quot;;2^[.$I127];0)" table:style-name="ce2">
            <text:p>0</text:p>
          </table:table-cell>
          <table:table-cell office:value-type="float" office:value="32" table:formula="of:=IF([.D127]&lt;&gt;&quot;&quot;;2^[.$I127];0)" table:style-name="ce2">
            <text:p>32</text:p>
          </table:table-cell>
          <table:table-cell office:value-type="float" office:value="0" table:formula="of:=IF([.E127]&lt;&gt;&quot;&quot;;2^[.$I127];0)" table:style-name="ce2">
            <text:p>0</text:p>
          </table:table-cell>
          <table:table-cell office:value-type="float" office:value="0" table:formula="of:=IF([.F127]&lt;&gt;&quot;&quot;;2^[.$I12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28]&lt;&gt;&quot;&quot;;2^[.$I128];0)" table:style-name="ce2">
            <text:p>0</text:p>
          </table:table-cell>
          <table:table-cell office:value-type="float" office:value="0" table:formula="of:=IF([.C128]&lt;&gt;&quot;&quot;;2^[.$I128];0)" table:style-name="ce2">
            <text:p>0</text:p>
          </table:table-cell>
          <table:table-cell office:value-type="float" office:value="0" table:formula="of:=IF([.D128]&lt;&gt;&quot;&quot;;2^[.$I128];0)" table:style-name="ce2">
            <text:p>0</text:p>
          </table:table-cell>
          <table:table-cell office:value-type="float" office:value="0" table:formula="of:=IF([.E128]&lt;&gt;&quot;&quot;;2^[.$I128];0)" table:style-name="ce2">
            <text:p>0</text:p>
          </table:table-cell>
          <table:table-cell office:value-type="float" office:value="0" table:formula="of:=IF([.F128]&lt;&gt;&quot;&quot;;2^[.$I12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5" table:style-name="ce4"/>
          <table:table-cell table:number-columns-repeated="16368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8" table:formula="of:=SUM([.J122:.J129])" table:style-name="ce2">
            <text:p>8</text:p>
          </table:table-cell>
          <table:table-cell office:value-type="float" office:value="8" table:formula="of:=SUM([.K122:.K129])" table:style-name="ce2">
            <text:p>8</text:p>
          </table:table-cell>
          <table:table-cell office:value-type="float" office:value="62" table:formula="of:=SUM([.L122:.L129])" table:style-name="ce2">
            <text:p>62</text:p>
          </table:table-cell>
          <table:table-cell office:value-type="float" office:value="8" table:formula="of:=SUM([.M122:.M129])" table:style-name="ce2">
            <text:p>8</text:p>
          </table:table-cell>
          <table:table-cell office:value-type="float" office:value="8" table:formula="of:=SUM([.N122:.N129]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8" table:formula="of:=&quot;0x&quot;&amp;BASE([.J130];16;2)" table:style-name="ce2">
            <text:p>0x08</text:p>
          </table:table-cell>
          <table:table-cell office:value-type="string" office:string-value="0x08" table:formula="of:=&quot;0x&quot;&amp;BASE([.K130];16;2)" table:style-name="ce2">
            <text:p>0x08</text:p>
          </table:table-cell>
          <table:table-cell office:value-type="string" office:string-value="0x3E" table:formula="of:=&quot;0x&quot;&amp;BASE([.L130];16;2)" table:style-name="ce2">
            <text:p>0x3E</text:p>
          </table:table-cell>
          <table:table-cell office:value-type="string" office:string-value="0x08" table:formula="of:=&quot;0x&quot;&amp;BASE([.M130];16;2)" table:style-name="ce2">
            <text:p>0x08</text:p>
          </table:table-cell>
          <table:table-cell office:value-type="string" office:string-value="0x08" table:formula="of:=&quot;0x&quot;&amp;BASE([.N130];16;2)" table:style-name="ce2">
            <text:p>0x0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44: ,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33]&lt;&gt;&quot;&quot;;2^[.$I133];0)" table:style-name="ce2">
            <text:p>0</text:p>
          </table:table-cell>
          <table:table-cell office:value-type="float" office:value="0" table:formula="of:=IF([.C133]&lt;&gt;&quot;&quot;;2^[.$I133];0)" table:style-name="ce2">
            <text:p>0</text:p>
          </table:table-cell>
          <table:table-cell office:value-type="float" office:value="0" table:formula="of:=IF([.D133]&lt;&gt;&quot;&quot;;2^[.$I133];0)" table:style-name="ce2">
            <text:p>0</text:p>
          </table:table-cell>
          <table:table-cell office:value-type="float" office:value="0" table:formula="of:=IF([.E133]&lt;&gt;&quot;&quot;;2^[.$I133];0)" table:style-name="ce2">
            <text:p>0</text:p>
          </table:table-cell>
          <table:table-cell office:value-type="float" office:value="0" table:formula="of:=IF([.F133]&lt;&gt;&quot;&quot;;2^[.$I133];0)" table:style-name="ce2">
            <text:p>0</text:p>
          </table:table-cell>
          <table:table-cell office:value-type="string" office:string-value="    { 0x00, 0x50, 0x30, 0x00, 0x00 }, // 44: ," table:formula="of:=&quot;    { &quot; &amp; [.J142] &amp; &quot;, &quot; &amp; [.K142] &amp; &quot;, &quot; &amp; [.L142] &amp; &quot;, &quot; &amp; [.M142] &amp; &quot;, &quot; &amp; [.N142] &amp; &quot; }, // &quot; &amp; [.A133]" table:style-name="ce2">
            <text:p><text:s text:c="4"/>{ 0x00, 0x50, 0x30, 0x00, 0x00 }, // 44: ,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34]&lt;&gt;&quot;&quot;;2^[.$I134];0)" table:style-name="ce2">
            <text:p>0</text:p>
          </table:table-cell>
          <table:table-cell office:value-type="float" office:value="0" table:formula="of:=IF([.C134]&lt;&gt;&quot;&quot;;2^[.$I134];0)" table:style-name="ce2">
            <text:p>0</text:p>
          </table:table-cell>
          <table:table-cell office:value-type="float" office:value="0" table:formula="of:=IF([.D134]&lt;&gt;&quot;&quot;;2^[.$I134];0)" table:style-name="ce2">
            <text:p>0</text:p>
          </table:table-cell>
          <table:table-cell office:value-type="float" office:value="0" table:formula="of:=IF([.E134]&lt;&gt;&quot;&quot;;2^[.$I134];0)" table:style-name="ce2">
            <text:p>0</text:p>
          </table:table-cell>
          <table:table-cell office:value-type="float" office:value="0" table:formula="of:=IF([.F134]&lt;&gt;&quot;&quot;;2^[.$I13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35]&lt;&gt;&quot;&quot;;2^[.$I135];0)" table:style-name="ce2">
            <text:p>0</text:p>
          </table:table-cell>
          <table:table-cell office:value-type="float" office:value="0" table:formula="of:=IF([.C135]&lt;&gt;&quot;&quot;;2^[.$I135];0)" table:style-name="ce2">
            <text:p>0</text:p>
          </table:table-cell>
          <table:table-cell office:value-type="float" office:value="0" table:formula="of:=IF([.D135]&lt;&gt;&quot;&quot;;2^[.$I135];0)" table:style-name="ce2">
            <text:p>0</text:p>
          </table:table-cell>
          <table:table-cell office:value-type="float" office:value="0" table:formula="of:=IF([.E135]&lt;&gt;&quot;&quot;;2^[.$I135];0)" table:style-name="ce2">
            <text:p>0</text:p>
          </table:table-cell>
          <table:table-cell office:value-type="float" office:value="0" table:formula="of:=IF([.F135]&lt;&gt;&quot;&quot;;2^[.$I13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36]&lt;&gt;&quot;&quot;;2^[.$I136];0)" table:style-name="ce2">
            <text:p>0</text:p>
          </table:table-cell>
          <table:table-cell office:value-type="float" office:value="0" table:formula="of:=IF([.C136]&lt;&gt;&quot;&quot;;2^[.$I136];0)" table:style-name="ce2">
            <text:p>0</text:p>
          </table:table-cell>
          <table:table-cell office:value-type="float" office:value="0" table:formula="of:=IF([.D136]&lt;&gt;&quot;&quot;;2^[.$I136];0)" table:style-name="ce2">
            <text:p>0</text:p>
          </table:table-cell>
          <table:table-cell office:value-type="float" office:value="0" table:formula="of:=IF([.E136]&lt;&gt;&quot;&quot;;2^[.$I136];0)" table:style-name="ce2">
            <text:p>0</text:p>
          </table:table-cell>
          <table:table-cell office:value-type="float" office:value="0" table:formula="of:=IF([.F136]&lt;&gt;&quot;&quot;;2^[.$I13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37]&lt;&gt;&quot;&quot;;2^[.$I137];0)" table:style-name="ce2">
            <text:p>0</text:p>
          </table:table-cell>
          <table:table-cell office:value-type="float" office:value="16" table:formula="of:=IF([.C137]&lt;&gt;&quot;&quot;;2^[.$I137];0)" table:style-name="ce2">
            <text:p>16</text:p>
          </table:table-cell>
          <table:table-cell office:value-type="float" office:value="16" table:formula="of:=IF([.D137]&lt;&gt;&quot;&quot;;2^[.$I137];0)" table:style-name="ce2">
            <text:p>16</text:p>
          </table:table-cell>
          <table:table-cell office:value-type="float" office:value="0" table:formula="of:=IF([.E137]&lt;&gt;&quot;&quot;;2^[.$I137];0)" table:style-name="ce2">
            <text:p>0</text:p>
          </table:table-cell>
          <table:table-cell office:value-type="float" office:value="0" table:formula="of:=IF([.F137]&lt;&gt;&quot;&quot;;2^[.$I13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38]&lt;&gt;&quot;&quot;;2^[.$I138];0)" table:style-name="ce2">
            <text:p>0</text:p>
          </table:table-cell>
          <table:table-cell office:value-type="float" office:value="0" table:formula="of:=IF([.C138]&lt;&gt;&quot;&quot;;2^[.$I138];0)" table:style-name="ce2">
            <text:p>0</text:p>
          </table:table-cell>
          <table:table-cell office:value-type="float" office:value="32" table:formula="of:=IF([.D138]&lt;&gt;&quot;&quot;;2^[.$I138];0)" table:style-name="ce2">
            <text:p>32</text:p>
          </table:table-cell>
          <table:table-cell office:value-type="float" office:value="0" table:formula="of:=IF([.E138]&lt;&gt;&quot;&quot;;2^[.$I138];0)" table:style-name="ce2">
            <text:p>0</text:p>
          </table:table-cell>
          <table:table-cell office:value-type="float" office:value="0" table:formula="of:=IF([.F138]&lt;&gt;&quot;&quot;;2^[.$I13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39]&lt;&gt;&quot;&quot;;2^[.$I139];0)" table:style-name="ce2">
            <text:p>0</text:p>
          </table:table-cell>
          <table:table-cell office:value-type="float" office:value="64" table:formula="of:=IF([.C139]&lt;&gt;&quot;&quot;;2^[.$I139];0)" table:style-name="ce2">
            <text:p>64</text:p>
          </table:table-cell>
          <table:table-cell office:value-type="float" office:value="0" table:formula="of:=IF([.D139]&lt;&gt;&quot;&quot;;2^[.$I139];0)" table:style-name="ce2">
            <text:p>0</text:p>
          </table:table-cell>
          <table:table-cell office:value-type="float" office:value="0" table:formula="of:=IF([.E139]&lt;&gt;&quot;&quot;;2^[.$I139];0)" table:style-name="ce2">
            <text:p>0</text:p>
          </table:table-cell>
          <table:table-cell office:value-type="float" office:value="0" table:formula="of:=IF([.F139]&lt;&gt;&quot;&quot;;2^[.$I13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4" table:style-name="ce4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133:.J140])" table:style-name="ce2">
            <text:p>0</text:p>
          </table:table-cell>
          <table:table-cell office:value-type="float" office:value="80" table:formula="of:=SUM([.K133:.K140])" table:style-name="ce2">
            <text:p>80</text:p>
          </table:table-cell>
          <table:table-cell office:value-type="float" office:value="48" table:formula="of:=SUM([.L133:.L140])" table:style-name="ce2">
            <text:p>48</text:p>
          </table:table-cell>
          <table:table-cell office:value-type="float" office:value="0" table:formula="of:=SUM([.M133:.M140])" table:style-name="ce2">
            <text:p>0</text:p>
          </table:table-cell>
          <table:table-cell office:value-type="float" office:value="0" table:formula="of:=SUM([.N133:.N140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141];16;2)" table:style-name="ce2">
            <text:p>0x00</text:p>
          </table:table-cell>
          <table:table-cell office:value-type="string" office:string-value="0x50" table:formula="of:=&quot;0x&quot;&amp;BASE([.K141];16;2)" table:style-name="ce2">
            <text:p>0x50</text:p>
          </table:table-cell>
          <table:table-cell office:value-type="string" office:string-value="0x30" table:formula="of:=&quot;0x&quot;&amp;BASE([.L141];16;2)" table:style-name="ce2">
            <text:p>0x30</text:p>
          </table:table-cell>
          <table:table-cell office:value-type="string" office:string-value="0x00" table:formula="of:=&quot;0x&quot;&amp;BASE([.M141];16;2)" table:style-name="ce2">
            <text:p>0x00</text:p>
          </table:table-cell>
          <table:table-cell office:value-type="string" office:string-value="0x00" table:formula="of:=&quot;0x&quot;&amp;BASE([.N141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45: -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44]&lt;&gt;&quot;&quot;;2^[.$I144];0)" table:style-name="ce2">
            <text:p>0</text:p>
          </table:table-cell>
          <table:table-cell office:value-type="float" office:value="0" table:formula="of:=IF([.C144]&lt;&gt;&quot;&quot;;2^[.$I144];0)" table:style-name="ce2">
            <text:p>0</text:p>
          </table:table-cell>
          <table:table-cell office:value-type="float" office:value="0" table:formula="of:=IF([.D144]&lt;&gt;&quot;&quot;;2^[.$I144];0)" table:style-name="ce2">
            <text:p>0</text:p>
          </table:table-cell>
          <table:table-cell office:value-type="float" office:value="0" table:formula="of:=IF([.E144]&lt;&gt;&quot;&quot;;2^[.$I144];0)" table:style-name="ce2">
            <text:p>0</text:p>
          </table:table-cell>
          <table:table-cell office:value-type="float" office:value="0" table:formula="of:=IF([.F144]&lt;&gt;&quot;&quot;;2^[.$I144];0)" table:style-name="ce2">
            <text:p>0</text:p>
          </table:table-cell>
          <table:table-cell office:value-type="string" office:string-value="    { 0x08, 0x08, 0x08, 0x08, 0x08 }, // 45: -" table:formula="of:=&quot;    { &quot; &amp; [.J153] &amp; &quot;, &quot; &amp; [.K153] &amp; &quot;, &quot; &amp; [.L153] &amp; &quot;, &quot; &amp; [.M153] &amp; &quot;, &quot; &amp; [.N153] &amp; &quot; }, // &quot; &amp; [.A144]" table:style-name="ce2">
            <text:p><text:s text:c="4"/>{ 0x08, 0x08, 0x08, 0x08, 0x08 }, // 45: -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45]&lt;&gt;&quot;&quot;;2^[.$I145];0)" table:style-name="ce2">
            <text:p>0</text:p>
          </table:table-cell>
          <table:table-cell office:value-type="float" office:value="0" table:formula="of:=IF([.C145]&lt;&gt;&quot;&quot;;2^[.$I145];0)" table:style-name="ce2">
            <text:p>0</text:p>
          </table:table-cell>
          <table:table-cell office:value-type="float" office:value="0" table:formula="of:=IF([.D145]&lt;&gt;&quot;&quot;;2^[.$I145];0)" table:style-name="ce2">
            <text:p>0</text:p>
          </table:table-cell>
          <table:table-cell office:value-type="float" office:value="0" table:formula="of:=IF([.E145]&lt;&gt;&quot;&quot;;2^[.$I145];0)" table:style-name="ce2">
            <text:p>0</text:p>
          </table:table-cell>
          <table:table-cell office:value-type="float" office:value="0" table:formula="of:=IF([.F145]&lt;&gt;&quot;&quot;;2^[.$I14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46]&lt;&gt;&quot;&quot;;2^[.$I146];0)" table:style-name="ce2">
            <text:p>0</text:p>
          </table:table-cell>
          <table:table-cell office:value-type="float" office:value="0" table:formula="of:=IF([.C146]&lt;&gt;&quot;&quot;;2^[.$I146];0)" table:style-name="ce2">
            <text:p>0</text:p>
          </table:table-cell>
          <table:table-cell office:value-type="float" office:value="0" table:formula="of:=IF([.D146]&lt;&gt;&quot;&quot;;2^[.$I146];0)" table:style-name="ce2">
            <text:p>0</text:p>
          </table:table-cell>
          <table:table-cell office:value-type="float" office:value="0" table:formula="of:=IF([.E146]&lt;&gt;&quot;&quot;;2^[.$I146];0)" table:style-name="ce2">
            <text:p>0</text:p>
          </table:table-cell>
          <table:table-cell office:value-type="float" office:value="0" table:formula="of:=IF([.F146]&lt;&gt;&quot;&quot;;2^[.$I14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147]&lt;&gt;&quot;&quot;;2^[.$I147];0)" table:style-name="ce2">
            <text:p>8</text:p>
          </table:table-cell>
          <table:table-cell office:value-type="float" office:value="8" table:formula="of:=IF([.C147]&lt;&gt;&quot;&quot;;2^[.$I147];0)" table:style-name="ce2">
            <text:p>8</text:p>
          </table:table-cell>
          <table:table-cell office:value-type="float" office:value="8" table:formula="of:=IF([.D147]&lt;&gt;&quot;&quot;;2^[.$I147];0)" table:style-name="ce2">
            <text:p>8</text:p>
          </table:table-cell>
          <table:table-cell office:value-type="float" office:value="8" table:formula="of:=IF([.E147]&lt;&gt;&quot;&quot;;2^[.$I147];0)" table:style-name="ce2">
            <text:p>8</text:p>
          </table:table-cell>
          <table:table-cell office:value-type="float" office:value="8" table:formula="of:=IF([.F147]&lt;&gt;&quot;&quot;;2^[.$I147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48]&lt;&gt;&quot;&quot;;2^[.$I148];0)" table:style-name="ce2">
            <text:p>0</text:p>
          </table:table-cell>
          <table:table-cell office:value-type="float" office:value="0" table:formula="of:=IF([.C148]&lt;&gt;&quot;&quot;;2^[.$I148];0)" table:style-name="ce2">
            <text:p>0</text:p>
          </table:table-cell>
          <table:table-cell office:value-type="float" office:value="0" table:formula="of:=IF([.D148]&lt;&gt;&quot;&quot;;2^[.$I148];0)" table:style-name="ce2">
            <text:p>0</text:p>
          </table:table-cell>
          <table:table-cell office:value-type="float" office:value="0" table:formula="of:=IF([.E148]&lt;&gt;&quot;&quot;;2^[.$I148];0)" table:style-name="ce2">
            <text:p>0</text:p>
          </table:table-cell>
          <table:table-cell office:value-type="float" office:value="0" table:formula="of:=IF([.F148]&lt;&gt;&quot;&quot;;2^[.$I14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49]&lt;&gt;&quot;&quot;;2^[.$I149];0)" table:style-name="ce2">
            <text:p>0</text:p>
          </table:table-cell>
          <table:table-cell office:value-type="float" office:value="0" table:formula="of:=IF([.C149]&lt;&gt;&quot;&quot;;2^[.$I149];0)" table:style-name="ce2">
            <text:p>0</text:p>
          </table:table-cell>
          <table:table-cell office:value-type="float" office:value="0" table:formula="of:=IF([.D149]&lt;&gt;&quot;&quot;;2^[.$I149];0)" table:style-name="ce2">
            <text:p>0</text:p>
          </table:table-cell>
          <table:table-cell office:value-type="float" office:value="0" table:formula="of:=IF([.E149]&lt;&gt;&quot;&quot;;2^[.$I149];0)" table:style-name="ce2">
            <text:p>0</text:p>
          </table:table-cell>
          <table:table-cell office:value-type="float" office:value="0" table:formula="of:=IF([.F149]&lt;&gt;&quot;&quot;;2^[.$I14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50]&lt;&gt;&quot;&quot;;2^[.$I150];0)" table:style-name="ce2">
            <text:p>0</text:p>
          </table:table-cell>
          <table:table-cell office:value-type="float" office:value="0" table:formula="of:=IF([.C150]&lt;&gt;&quot;&quot;;2^[.$I150];0)" table:style-name="ce2">
            <text:p>0</text:p>
          </table:table-cell>
          <table:table-cell office:value-type="float" office:value="0" table:formula="of:=IF([.D150]&lt;&gt;&quot;&quot;;2^[.$I150];0)" table:style-name="ce2">
            <text:p>0</text:p>
          </table:table-cell>
          <table:table-cell office:value-type="float" office:value="0" table:formula="of:=IF([.E150]&lt;&gt;&quot;&quot;;2^[.$I150];0)" table:style-name="ce2">
            <text:p>0</text:p>
          </table:table-cell>
          <table:table-cell office:value-type="float" office:value="0" table:formula="of:=IF([.F150]&lt;&gt;&quot;&quot;;2^[.$I15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7" table:style-name="ce4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8" table:formula="of:=SUM([.J144:.J151])" table:style-name="ce2">
            <text:p>8</text:p>
          </table:table-cell>
          <table:table-cell office:value-type="float" office:value="8" table:formula="of:=SUM([.K144:.K151])" table:style-name="ce2">
            <text:p>8</text:p>
          </table:table-cell>
          <table:table-cell office:value-type="float" office:value="8" table:formula="of:=SUM([.L144:.L151])" table:style-name="ce2">
            <text:p>8</text:p>
          </table:table-cell>
          <table:table-cell office:value-type="float" office:value="8" table:formula="of:=SUM([.M144:.M151])" table:style-name="ce2">
            <text:p>8</text:p>
          </table:table-cell>
          <table:table-cell office:value-type="float" office:value="8" table:formula="of:=SUM([.N144:.N151]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8" table:formula="of:=&quot;0x&quot;&amp;BASE([.J152];16;2)" table:style-name="ce2">
            <text:p>0x08</text:p>
          </table:table-cell>
          <table:table-cell office:value-type="string" office:string-value="0x08" table:formula="of:=&quot;0x&quot;&amp;BASE([.K152];16;2)" table:style-name="ce2">
            <text:p>0x08</text:p>
          </table:table-cell>
          <table:table-cell office:value-type="string" office:string-value="0x08" table:formula="of:=&quot;0x&quot;&amp;BASE([.L152];16;2)" table:style-name="ce2">
            <text:p>0x08</text:p>
          </table:table-cell>
          <table:table-cell office:value-type="string" office:string-value="0x08" table:formula="of:=&quot;0x&quot;&amp;BASE([.M152];16;2)" table:style-name="ce2">
            <text:p>0x08</text:p>
          </table:table-cell>
          <table:table-cell office:value-type="string" office:string-value="0x08" table:formula="of:=&quot;0x&quot;&amp;BASE([.N152];16;2)" table:style-name="ce2">
            <text:p>0x0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46: .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55]&lt;&gt;&quot;&quot;;2^[.$I155];0)" table:style-name="ce2">
            <text:p>0</text:p>
          </table:table-cell>
          <table:table-cell office:value-type="float" office:value="0" table:formula="of:=IF([.C155]&lt;&gt;&quot;&quot;;2^[.$I155];0)" table:style-name="ce2">
            <text:p>0</text:p>
          </table:table-cell>
          <table:table-cell office:value-type="float" office:value="0" table:formula="of:=IF([.D155]&lt;&gt;&quot;&quot;;2^[.$I155];0)" table:style-name="ce2">
            <text:p>0</text:p>
          </table:table-cell>
          <table:table-cell office:value-type="float" office:value="0" table:formula="of:=IF([.E155]&lt;&gt;&quot;&quot;;2^[.$I155];0)" table:style-name="ce2">
            <text:p>0</text:p>
          </table:table-cell>
          <table:table-cell office:value-type="float" office:value="0" table:formula="of:=IF([.F155]&lt;&gt;&quot;&quot;;2^[.$I155];0)" table:style-name="ce2">
            <text:p>0</text:p>
          </table:table-cell>
          <table:table-cell office:value-type="string" office:string-value="    { 0x00, 0x60, 0x60, 0x00, 0x00 }, // 46: ." table:formula="of:=&quot;    { &quot; &amp; [.J164] &amp; &quot;, &quot; &amp; [.K164] &amp; &quot;, &quot; &amp; [.L164] &amp; &quot;, &quot; &amp; [.M164] &amp; &quot;, &quot; &amp; [.N164] &amp; &quot; }, // &quot; &amp; [.A155]" table:style-name="ce2">
            <text:p><text:s text:c="4"/>{ 0x00, 0x60, 0x60, 0x00, 0x00 }, // 46: .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56]&lt;&gt;&quot;&quot;;2^[.$I156];0)" table:style-name="ce2">
            <text:p>0</text:p>
          </table:table-cell>
          <table:table-cell office:value-type="float" office:value="0" table:formula="of:=IF([.C156]&lt;&gt;&quot;&quot;;2^[.$I156];0)" table:style-name="ce2">
            <text:p>0</text:p>
          </table:table-cell>
          <table:table-cell office:value-type="float" office:value="0" table:formula="of:=IF([.D156]&lt;&gt;&quot;&quot;;2^[.$I156];0)" table:style-name="ce2">
            <text:p>0</text:p>
          </table:table-cell>
          <table:table-cell office:value-type="float" office:value="0" table:formula="of:=IF([.E156]&lt;&gt;&quot;&quot;;2^[.$I156];0)" table:style-name="ce2">
            <text:p>0</text:p>
          </table:table-cell>
          <table:table-cell office:value-type="float" office:value="0" table:formula="of:=IF([.F156]&lt;&gt;&quot;&quot;;2^[.$I15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57]&lt;&gt;&quot;&quot;;2^[.$I157];0)" table:style-name="ce2">
            <text:p>0</text:p>
          </table:table-cell>
          <table:table-cell office:value-type="float" office:value="0" table:formula="of:=IF([.C157]&lt;&gt;&quot;&quot;;2^[.$I157];0)" table:style-name="ce2">
            <text:p>0</text:p>
          </table:table-cell>
          <table:table-cell office:value-type="float" office:value="0" table:formula="of:=IF([.D157]&lt;&gt;&quot;&quot;;2^[.$I157];0)" table:style-name="ce2">
            <text:p>0</text:p>
          </table:table-cell>
          <table:table-cell office:value-type="float" office:value="0" table:formula="of:=IF([.E157]&lt;&gt;&quot;&quot;;2^[.$I157];0)" table:style-name="ce2">
            <text:p>0</text:p>
          </table:table-cell>
          <table:table-cell office:value-type="float" office:value="0" table:formula="of:=IF([.F157]&lt;&gt;&quot;&quot;;2^[.$I15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58]&lt;&gt;&quot;&quot;;2^[.$I158];0)" table:style-name="ce2">
            <text:p>0</text:p>
          </table:table-cell>
          <table:table-cell office:value-type="float" office:value="0" table:formula="of:=IF([.C158]&lt;&gt;&quot;&quot;;2^[.$I158];0)" table:style-name="ce2">
            <text:p>0</text:p>
          </table:table-cell>
          <table:table-cell office:value-type="float" office:value="0" table:formula="of:=IF([.D158]&lt;&gt;&quot;&quot;;2^[.$I158];0)" table:style-name="ce2">
            <text:p>0</text:p>
          </table:table-cell>
          <table:table-cell office:value-type="float" office:value="0" table:formula="of:=IF([.E158]&lt;&gt;&quot;&quot;;2^[.$I158];0)" table:style-name="ce2">
            <text:p>0</text:p>
          </table:table-cell>
          <table:table-cell office:value-type="float" office:value="0" table:formula="of:=IF([.F158]&lt;&gt;&quot;&quot;;2^[.$I15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59]&lt;&gt;&quot;&quot;;2^[.$I159];0)" table:style-name="ce2">
            <text:p>0</text:p>
          </table:table-cell>
          <table:table-cell office:value-type="float" office:value="0" table:formula="of:=IF([.C159]&lt;&gt;&quot;&quot;;2^[.$I159];0)" table:style-name="ce2">
            <text:p>0</text:p>
          </table:table-cell>
          <table:table-cell office:value-type="float" office:value="0" table:formula="of:=IF([.D159]&lt;&gt;&quot;&quot;;2^[.$I159];0)" table:style-name="ce2">
            <text:p>0</text:p>
          </table:table-cell>
          <table:table-cell office:value-type="float" office:value="0" table:formula="of:=IF([.E159]&lt;&gt;&quot;&quot;;2^[.$I159];0)" table:style-name="ce2">
            <text:p>0</text:p>
          </table:table-cell>
          <table:table-cell office:value-type="float" office:value="0" table:formula="of:=IF([.F159]&lt;&gt;&quot;&quot;;2^[.$I15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60]&lt;&gt;&quot;&quot;;2^[.$I160];0)" table:style-name="ce2">
            <text:p>0</text:p>
          </table:table-cell>
          <table:table-cell office:value-type="float" office:value="32" table:formula="of:=IF([.C160]&lt;&gt;&quot;&quot;;2^[.$I160];0)" table:style-name="ce2">
            <text:p>32</text:p>
          </table:table-cell>
          <table:table-cell office:value-type="float" office:value="32" table:formula="of:=IF([.D160]&lt;&gt;&quot;&quot;;2^[.$I160];0)" table:style-name="ce2">
            <text:p>32</text:p>
          </table:table-cell>
          <table:table-cell office:value-type="float" office:value="0" table:formula="of:=IF([.E160]&lt;&gt;&quot;&quot;;2^[.$I160];0)" table:style-name="ce2">
            <text:p>0</text:p>
          </table:table-cell>
          <table:table-cell office:value-type="float" office:value="0" table:formula="of:=IF([.F160]&lt;&gt;&quot;&quot;;2^[.$I16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61]&lt;&gt;&quot;&quot;;2^[.$I161];0)" table:style-name="ce2">
            <text:p>0</text:p>
          </table:table-cell>
          <table:table-cell office:value-type="float" office:value="64" table:formula="of:=IF([.C161]&lt;&gt;&quot;&quot;;2^[.$I161];0)" table:style-name="ce2">
            <text:p>64</text:p>
          </table:table-cell>
          <table:table-cell office:value-type="float" office:value="64" table:formula="of:=IF([.D161]&lt;&gt;&quot;&quot;;2^[.$I161];0)" table:style-name="ce2">
            <text:p>64</text:p>
          </table:table-cell>
          <table:table-cell office:value-type="float" office:value="0" table:formula="of:=IF([.E161]&lt;&gt;&quot;&quot;;2^[.$I161];0)" table:style-name="ce2">
            <text:p>0</text:p>
          </table:table-cell>
          <table:table-cell office:value-type="float" office:value="0" table:formula="of:=IF([.F161]&lt;&gt;&quot;&quot;;2^[.$I16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155:.J162])" table:style-name="ce2">
            <text:p>0</text:p>
          </table:table-cell>
          <table:table-cell office:value-type="float" office:value="96" table:formula="of:=SUM([.K155:.K162])" table:style-name="ce2">
            <text:p>96</text:p>
          </table:table-cell>
          <table:table-cell office:value-type="float" office:value="96" table:formula="of:=SUM([.L155:.L162])" table:style-name="ce2">
            <text:p>96</text:p>
          </table:table-cell>
          <table:table-cell office:value-type="float" office:value="0" table:formula="of:=SUM([.M155:.M162])" table:style-name="ce2">
            <text:p>0</text:p>
          </table:table-cell>
          <table:table-cell office:value-type="float" office:value="0" table:formula="of:=SUM([.N155:.N162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163];16;2)" table:style-name="ce2">
            <text:p>0x00</text:p>
          </table:table-cell>
          <table:table-cell office:value-type="string" office:string-value="0x60" table:formula="of:=&quot;0x&quot;&amp;BASE([.K163];16;2)" table:style-name="ce2">
            <text:p>0x60</text:p>
          </table:table-cell>
          <table:table-cell office:value-type="string" office:string-value="0x60" table:formula="of:=&quot;0x&quot;&amp;BASE([.L163];16;2)" table:style-name="ce2">
            <text:p>0x60</text:p>
          </table:table-cell>
          <table:table-cell office:value-type="string" office:string-value="0x00" table:formula="of:=&quot;0x&quot;&amp;BASE([.M163];16;2)" table:style-name="ce2">
            <text:p>0x00</text:p>
          </table:table-cell>
          <table:table-cell office:value-type="string" office:string-value="0x00" table:formula="of:=&quot;0x&quot;&amp;BASE([.N163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47: /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66]&lt;&gt;&quot;&quot;;2^[.$I166];0)" table:style-name="ce2">
            <text:p>0</text:p>
          </table:table-cell>
          <table:table-cell office:value-type="float" office:value="0" table:formula="of:=IF([.C166]&lt;&gt;&quot;&quot;;2^[.$I166];0)" table:style-name="ce2">
            <text:p>0</text:p>
          </table:table-cell>
          <table:table-cell office:value-type="float" office:value="0" table:formula="of:=IF([.D166]&lt;&gt;&quot;&quot;;2^[.$I166];0)" table:style-name="ce2">
            <text:p>0</text:p>
          </table:table-cell>
          <table:table-cell office:value-type="float" office:value="0" table:formula="of:=IF([.E166]&lt;&gt;&quot;&quot;;2^[.$I166];0)" table:style-name="ce2">
            <text:p>0</text:p>
          </table:table-cell>
          <table:table-cell office:value-type="float" office:value="0" table:formula="of:=IF([.F166]&lt;&gt;&quot;&quot;;2^[.$I166];0)" table:style-name="ce2">
            <text:p>0</text:p>
          </table:table-cell>
          <table:table-cell office:value-type="string" office:string-value="    { 0x20, 0x10, 0x08, 0x04, 0x02 }, // 47: /" table:formula="of:=&quot;    { &quot; &amp; [.J175] &amp; &quot;, &quot; &amp; [.K175] &amp; &quot;, &quot; &amp; [.L175] &amp; &quot;, &quot; &amp; [.M175] &amp; &quot;, &quot; &amp; [.N175] &amp; &quot; }, // &quot; &amp; [.A166]" table:style-name="ce2">
            <text:p><text:s text:c="4"/>{ 0x20, 0x10, 0x08, 0x04, 0x02 }, // 47: /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67]&lt;&gt;&quot;&quot;;2^[.$I167];0)" table:style-name="ce2">
            <text:p>0</text:p>
          </table:table-cell>
          <table:table-cell office:value-type="float" office:value="0" table:formula="of:=IF([.C167]&lt;&gt;&quot;&quot;;2^[.$I167];0)" table:style-name="ce2">
            <text:p>0</text:p>
          </table:table-cell>
          <table:table-cell office:value-type="float" office:value="0" table:formula="of:=IF([.D167]&lt;&gt;&quot;&quot;;2^[.$I167];0)" table:style-name="ce2">
            <text:p>0</text:p>
          </table:table-cell>
          <table:table-cell office:value-type="float" office:value="0" table:formula="of:=IF([.E167]&lt;&gt;&quot;&quot;;2^[.$I167];0)" table:style-name="ce2">
            <text:p>0</text:p>
          </table:table-cell>
          <table:table-cell office:value-type="float" office:value="2" table:formula="of:=IF([.F167]&lt;&gt;&quot;&quot;;2^[.$I167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68]&lt;&gt;&quot;&quot;;2^[.$I168];0)" table:style-name="ce2">
            <text:p>0</text:p>
          </table:table-cell>
          <table:table-cell office:value-type="float" office:value="0" table:formula="of:=IF([.C168]&lt;&gt;&quot;&quot;;2^[.$I168];0)" table:style-name="ce2">
            <text:p>0</text:p>
          </table:table-cell>
          <table:table-cell office:value-type="float" office:value="0" table:formula="of:=IF([.D168]&lt;&gt;&quot;&quot;;2^[.$I168];0)" table:style-name="ce2">
            <text:p>0</text:p>
          </table:table-cell>
          <table:table-cell office:value-type="float" office:value="4" table:formula="of:=IF([.E168]&lt;&gt;&quot;&quot;;2^[.$I168];0)" table:style-name="ce2">
            <text:p>4</text:p>
          </table:table-cell>
          <table:table-cell office:value-type="float" office:value="0" table:formula="of:=IF([.F168]&lt;&gt;&quot;&quot;;2^[.$I16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69]&lt;&gt;&quot;&quot;;2^[.$I169];0)" table:style-name="ce2">
            <text:p>0</text:p>
          </table:table-cell>
          <table:table-cell office:value-type="float" office:value="0" table:formula="of:=IF([.C169]&lt;&gt;&quot;&quot;;2^[.$I169];0)" table:style-name="ce2">
            <text:p>0</text:p>
          </table:table-cell>
          <table:table-cell office:value-type="float" office:value="8" table:formula="of:=IF([.D169]&lt;&gt;&quot;&quot;;2^[.$I169];0)" table:style-name="ce2">
            <text:p>8</text:p>
          </table:table-cell>
          <table:table-cell office:value-type="float" office:value="0" table:formula="of:=IF([.E169]&lt;&gt;&quot;&quot;;2^[.$I169];0)" table:style-name="ce2">
            <text:p>0</text:p>
          </table:table-cell>
          <table:table-cell office:value-type="float" office:value="0" table:formula="of:=IF([.F169]&lt;&gt;&quot;&quot;;2^[.$I16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70]&lt;&gt;&quot;&quot;;2^[.$I170];0)" table:style-name="ce2">
            <text:p>0</text:p>
          </table:table-cell>
          <table:table-cell office:value-type="float" office:value="16" table:formula="of:=IF([.C170]&lt;&gt;&quot;&quot;;2^[.$I170];0)" table:style-name="ce2">
            <text:p>16</text:p>
          </table:table-cell>
          <table:table-cell office:value-type="float" office:value="0" table:formula="of:=IF([.D170]&lt;&gt;&quot;&quot;;2^[.$I170];0)" table:style-name="ce2">
            <text:p>0</text:p>
          </table:table-cell>
          <table:table-cell office:value-type="float" office:value="0" table:formula="of:=IF([.E170]&lt;&gt;&quot;&quot;;2^[.$I170];0)" table:style-name="ce2">
            <text:p>0</text:p>
          </table:table-cell>
          <table:table-cell office:value-type="float" office:value="0" table:formula="of:=IF([.F170]&lt;&gt;&quot;&quot;;2^[.$I17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171]&lt;&gt;&quot;&quot;;2^[.$I171];0)" table:style-name="ce2">
            <text:p>32</text:p>
          </table:table-cell>
          <table:table-cell office:value-type="float" office:value="0" table:formula="of:=IF([.C171]&lt;&gt;&quot;&quot;;2^[.$I171];0)" table:style-name="ce2">
            <text:p>0</text:p>
          </table:table-cell>
          <table:table-cell office:value-type="float" office:value="0" table:formula="of:=IF([.D171]&lt;&gt;&quot;&quot;;2^[.$I171];0)" table:style-name="ce2">
            <text:p>0</text:p>
          </table:table-cell>
          <table:table-cell office:value-type="float" office:value="0" table:formula="of:=IF([.E171]&lt;&gt;&quot;&quot;;2^[.$I171];0)" table:style-name="ce2">
            <text:p>0</text:p>
          </table:table-cell>
          <table:table-cell office:value-type="float" office:value="0" table:formula="of:=IF([.F171]&lt;&gt;&quot;&quot;;2^[.$I17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72]&lt;&gt;&quot;&quot;;2^[.$I172];0)" table:style-name="ce2">
            <text:p>0</text:p>
          </table:table-cell>
          <table:table-cell office:value-type="float" office:value="0" table:formula="of:=IF([.C172]&lt;&gt;&quot;&quot;;2^[.$I172];0)" table:style-name="ce2">
            <text:p>0</text:p>
          </table:table-cell>
          <table:table-cell office:value-type="float" office:value="0" table:formula="of:=IF([.D172]&lt;&gt;&quot;&quot;;2^[.$I172];0)" table:style-name="ce2">
            <text:p>0</text:p>
          </table:table-cell>
          <table:table-cell office:value-type="float" office:value="0" table:formula="of:=IF([.E172]&lt;&gt;&quot;&quot;;2^[.$I172];0)" table:style-name="ce2">
            <text:p>0</text:p>
          </table:table-cell>
          <table:table-cell office:value-type="float" office:value="0" table:formula="of:=IF([.F172]&lt;&gt;&quot;&quot;;2^[.$I17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7" table:style-name="ce4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2" table:formula="of:=SUM([.J166:.J173])" table:style-name="ce2">
            <text:p>32</text:p>
          </table:table-cell>
          <table:table-cell office:value-type="float" office:value="16" table:formula="of:=SUM([.K166:.K173])" table:style-name="ce2">
            <text:p>16</text:p>
          </table:table-cell>
          <table:table-cell office:value-type="float" office:value="8" table:formula="of:=SUM([.L166:.L173])" table:style-name="ce2">
            <text:p>8</text:p>
          </table:table-cell>
          <table:table-cell office:value-type="float" office:value="4" table:formula="of:=SUM([.M166:.M173])" table:style-name="ce2">
            <text:p>4</text:p>
          </table:table-cell>
          <table:table-cell office:value-type="float" office:value="2" table:formula="of:=SUM([.N166:.N173]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20" table:formula="of:=&quot;0x&quot;&amp;BASE([.J174];16;2)" table:style-name="ce2">
            <text:p>0x20</text:p>
          </table:table-cell>
          <table:table-cell office:value-type="string" office:string-value="0x10" table:formula="of:=&quot;0x&quot;&amp;BASE([.K174];16;2)" table:style-name="ce2">
            <text:p>0x10</text:p>
          </table:table-cell>
          <table:table-cell office:value-type="string" office:string-value="0x08" table:formula="of:=&quot;0x&quot;&amp;BASE([.L174];16;2)" table:style-name="ce2">
            <text:p>0x08</text:p>
          </table:table-cell>
          <table:table-cell office:value-type="string" office:string-value="0x04" table:formula="of:=&quot;0x&quot;&amp;BASE([.M174];16;2)" table:style-name="ce2">
            <text:p>0x04</text:p>
          </table:table-cell>
          <table:table-cell office:value-type="string" office:string-value="0x02" table:formula="of:=&quot;0x&quot;&amp;BASE([.N174];16;2)" table:style-name="ce2">
            <text:p>0x02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48: 0" table:formula="of:=&quot;48: 0&quot;" table:style-name="ce5">
            <text:p>48: 0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77]&lt;&gt;&quot;&quot;;2^[.$I177];0)" table:style-name="ce2">
            <text:p>0</text:p>
          </table:table-cell>
          <table:table-cell office:value-type="float" office:value="1" table:formula="of:=IF([.C177]&lt;&gt;&quot;&quot;;2^[.$I177];0)" table:style-name="ce2">
            <text:p>1</text:p>
          </table:table-cell>
          <table:table-cell office:value-type="float" office:value="1" table:formula="of:=IF([.D177]&lt;&gt;&quot;&quot;;2^[.$I177];0)" table:style-name="ce2">
            <text:p>1</text:p>
          </table:table-cell>
          <table:table-cell office:value-type="float" office:value="1" table:formula="of:=IF([.E177]&lt;&gt;&quot;&quot;;2^[.$I177];0)" table:style-name="ce2">
            <text:p>1</text:p>
          </table:table-cell>
          <table:table-cell office:value-type="float" office:value="0" table:formula="of:=IF([.F177]&lt;&gt;&quot;&quot;;2^[.$I177];0)" table:style-name="ce2">
            <text:p>0</text:p>
          </table:table-cell>
          <table:table-cell office:value-type="string" office:string-value="    { 0x3E, 0x51, 0x49, 0x45, 0x3E }, // 48: 0" table:formula="of:=&quot;    { &quot; &amp; [.J186] &amp; &quot;, &quot; &amp; [.K186] &amp; &quot;, &quot; &amp; [.L186] &amp; &quot;, &quot; &amp; [.M186] &amp; &quot;, &quot; &amp; [.N186] &amp; &quot; }, // &quot; &amp; [.A177]" table:style-name="ce2">
            <text:p><text:s text:c="4"/>{ 0x3E, 0x51, 0x49, 0x45, 0x3E }, // 48: 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178]&lt;&gt;&quot;&quot;;2^[.$I178];0)" table:style-name="ce2">
            <text:p>2</text:p>
          </table:table-cell>
          <table:table-cell office:value-type="float" office:value="0" table:formula="of:=IF([.C178]&lt;&gt;&quot;&quot;;2^[.$I178];0)" table:style-name="ce2">
            <text:p>0</text:p>
          </table:table-cell>
          <table:table-cell office:value-type="float" office:value="0" table:formula="of:=IF([.D178]&lt;&gt;&quot;&quot;;2^[.$I178];0)" table:style-name="ce2">
            <text:p>0</text:p>
          </table:table-cell>
          <table:table-cell office:value-type="float" office:value="0" table:formula="of:=IF([.E178]&lt;&gt;&quot;&quot;;2^[.$I178];0)" table:style-name="ce2">
            <text:p>0</text:p>
          </table:table-cell>
          <table:table-cell office:value-type="float" office:value="2" table:formula="of:=IF([.F178]&lt;&gt;&quot;&quot;;2^[.$I178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179]&lt;&gt;&quot;&quot;;2^[.$I179];0)" table:style-name="ce2">
            <text:p>4</text:p>
          </table:table-cell>
          <table:table-cell office:value-type="float" office:value="0" table:formula="of:=IF([.C179]&lt;&gt;&quot;&quot;;2^[.$I179];0)" table:style-name="ce2">
            <text:p>0</text:p>
          </table:table-cell>
          <table:table-cell office:value-type="float" office:value="0" table:formula="of:=IF([.D179]&lt;&gt;&quot;&quot;;2^[.$I179];0)" table:style-name="ce2">
            <text:p>0</text:p>
          </table:table-cell>
          <table:table-cell office:value-type="float" office:value="4" table:formula="of:=IF([.E179]&lt;&gt;&quot;&quot;;2^[.$I179];0)" table:style-name="ce2">
            <text:p>4</text:p>
          </table:table-cell>
          <table:table-cell office:value-type="float" office:value="4" table:formula="of:=IF([.F179]&lt;&gt;&quot;&quot;;2^[.$I179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180]&lt;&gt;&quot;&quot;;2^[.$I180];0)" table:style-name="ce2">
            <text:p>8</text:p>
          </table:table-cell>
          <table:table-cell office:value-type="float" office:value="0" table:formula="of:=IF([.C180]&lt;&gt;&quot;&quot;;2^[.$I180];0)" table:style-name="ce2">
            <text:p>0</text:p>
          </table:table-cell>
          <table:table-cell office:value-type="float" office:value="8" table:formula="of:=IF([.D180]&lt;&gt;&quot;&quot;;2^[.$I180];0)" table:style-name="ce2">
            <text:p>8</text:p>
          </table:table-cell>
          <table:table-cell office:value-type="float" office:value="0" table:formula="of:=IF([.E180]&lt;&gt;&quot;&quot;;2^[.$I180];0)" table:style-name="ce2">
            <text:p>0</text:p>
          </table:table-cell>
          <table:table-cell office:value-type="float" office:value="8" table:formula="of:=IF([.F180]&lt;&gt;&quot;&quot;;2^[.$I180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181]&lt;&gt;&quot;&quot;;2^[.$I181];0)" table:style-name="ce2">
            <text:p>16</text:p>
          </table:table-cell>
          <table:table-cell office:value-type="float" office:value="16" table:formula="of:=IF([.C181]&lt;&gt;&quot;&quot;;2^[.$I181];0)" table:style-name="ce2">
            <text:p>16</text:p>
          </table:table-cell>
          <table:table-cell office:value-type="float" office:value="0" table:formula="of:=IF([.D181]&lt;&gt;&quot;&quot;;2^[.$I181];0)" table:style-name="ce2">
            <text:p>0</text:p>
          </table:table-cell>
          <table:table-cell office:value-type="float" office:value="0" table:formula="of:=IF([.E181]&lt;&gt;&quot;&quot;;2^[.$I181];0)" table:style-name="ce2">
            <text:p>0</text:p>
          </table:table-cell>
          <table:table-cell office:value-type="float" office:value="16" table:formula="of:=IF([.F181]&lt;&gt;&quot;&quot;;2^[.$I181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182]&lt;&gt;&quot;&quot;;2^[.$I182];0)" table:style-name="ce2">
            <text:p>32</text:p>
          </table:table-cell>
          <table:table-cell office:value-type="float" office:value="0" table:formula="of:=IF([.C182]&lt;&gt;&quot;&quot;;2^[.$I182];0)" table:style-name="ce2">
            <text:p>0</text:p>
          </table:table-cell>
          <table:table-cell office:value-type="float" office:value="0" table:formula="of:=IF([.D182]&lt;&gt;&quot;&quot;;2^[.$I182];0)" table:style-name="ce2">
            <text:p>0</text:p>
          </table:table-cell>
          <table:table-cell office:value-type="float" office:value="0" table:formula="of:=IF([.E182]&lt;&gt;&quot;&quot;;2^[.$I182];0)" table:style-name="ce2">
            <text:p>0</text:p>
          </table:table-cell>
          <table:table-cell office:value-type="float" office:value="32" table:formula="of:=IF([.F182]&lt;&gt;&quot;&quot;;2^[.$I182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83]&lt;&gt;&quot;&quot;;2^[.$I183];0)" table:style-name="ce2">
            <text:p>0</text:p>
          </table:table-cell>
          <table:table-cell office:value-type="float" office:value="64" table:formula="of:=IF([.C183]&lt;&gt;&quot;&quot;;2^[.$I183];0)" table:style-name="ce2">
            <text:p>64</text:p>
          </table:table-cell>
          <table:table-cell office:value-type="float" office:value="64" table:formula="of:=IF([.D183]&lt;&gt;&quot;&quot;;2^[.$I183];0)" table:style-name="ce2">
            <text:p>64</text:p>
          </table:table-cell>
          <table:table-cell office:value-type="float" office:value="64" table:formula="of:=IF([.E183]&lt;&gt;&quot;&quot;;2^[.$I183];0)" table:style-name="ce2">
            <text:p>64</text:p>
          </table:table-cell>
          <table:table-cell office:value-type="float" office:value="0" table:formula="of:=IF([.F183]&lt;&gt;&quot;&quot;;2^[.$I18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0" table:style-name="ce4"/>
          <table:table-cell table:number-columns-repeated="16363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2" table:formula="of:=SUM([.J177:.J184])" table:style-name="ce2">
            <text:p>62</text:p>
          </table:table-cell>
          <table:table-cell office:value-type="float" office:value="81" table:formula="of:=SUM([.K177:.K184])" table:style-name="ce2">
            <text:p>81</text:p>
          </table:table-cell>
          <table:table-cell office:value-type="float" office:value="73" table:formula="of:=SUM([.L177:.L184])" table:style-name="ce2">
            <text:p>73</text:p>
          </table:table-cell>
          <table:table-cell office:value-type="float" office:value="69" table:formula="of:=SUM([.M177:.M184])" table:style-name="ce2">
            <text:p>69</text:p>
          </table:table-cell>
          <table:table-cell office:value-type="float" office:value="62" table:formula="of:=SUM([.N177:.N184])" table:style-name="ce2">
            <text:p>6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E" table:formula="of:=&quot;0x&quot;&amp;BASE([.J185];16;2)" table:style-name="ce2">
            <text:p>0x3E</text:p>
          </table:table-cell>
          <table:table-cell office:value-type="string" office:string-value="0x51" table:formula="of:=&quot;0x&quot;&amp;BASE([.K185];16;2)" table:style-name="ce2">
            <text:p>0x51</text:p>
          </table:table-cell>
          <table:table-cell office:value-type="string" office:string-value="0x49" table:formula="of:=&quot;0x&quot;&amp;BASE([.L185];16;2)" table:style-name="ce2">
            <text:p>0x49</text:p>
          </table:table-cell>
          <table:table-cell office:value-type="string" office:string-value="0x45" table:formula="of:=&quot;0x&quot;&amp;BASE([.M185];16;2)" table:style-name="ce2">
            <text:p>0x45</text:p>
          </table:table-cell>
          <table:table-cell office:value-type="string" office:string-value="0x3E" table:formula="of:=&quot;0x&quot;&amp;BASE([.N185];16;2)" table:style-name="ce2">
            <text:p>0x3E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49: 1" table:formula="of:=&quot;49: 1&quot;" table:style-name="ce5">
            <text:p>49: 1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88]&lt;&gt;&quot;&quot;;2^[.$I188];0)" table:style-name="ce2">
            <text:p>0</text:p>
          </table:table-cell>
          <table:table-cell office:value-type="float" office:value="0" table:formula="of:=IF([.C188]&lt;&gt;&quot;&quot;;2^[.$I188];0)" table:style-name="ce2">
            <text:p>0</text:p>
          </table:table-cell>
          <table:table-cell office:value-type="float" office:value="1" table:formula="of:=IF([.D188]&lt;&gt;&quot;&quot;;2^[.$I188];0)" table:style-name="ce2">
            <text:p>1</text:p>
          </table:table-cell>
          <table:table-cell office:value-type="float" office:value="0" table:formula="of:=IF([.E188]&lt;&gt;&quot;&quot;;2^[.$I188];0)" table:style-name="ce2">
            <text:p>0</text:p>
          </table:table-cell>
          <table:table-cell office:value-type="float" office:value="0" table:formula="of:=IF([.F188]&lt;&gt;&quot;&quot;;2^[.$I188];0)" table:style-name="ce2">
            <text:p>0</text:p>
          </table:table-cell>
          <table:table-cell office:value-type="string" office:string-value="    { 0x00, 0x42, 0x7F, 0x40, 0x00 }, // 49: 1" table:formula="of:=&quot;    { &quot; &amp; [.J197] &amp; &quot;, &quot; &amp; [.K197] &amp; &quot;, &quot; &amp; [.L197] &amp; &quot;, &quot; &amp; [.M197] &amp; &quot;, &quot; &amp; [.N197] &amp; &quot; }, // &quot; &amp; [.A188]" table:style-name="ce2">
            <text:p><text:s text:c="4"/>{ 0x00, 0x42, 0x7F, 0x40, 0x00 }, // 49: 1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89]&lt;&gt;&quot;&quot;;2^[.$I189];0)" table:style-name="ce2">
            <text:p>0</text:p>
          </table:table-cell>
          <table:table-cell office:value-type="float" office:value="2" table:formula="of:=IF([.C189]&lt;&gt;&quot;&quot;;2^[.$I189];0)" table:style-name="ce2">
            <text:p>2</text:p>
          </table:table-cell>
          <table:table-cell office:value-type="float" office:value="2" table:formula="of:=IF([.D189]&lt;&gt;&quot;&quot;;2^[.$I189];0)" table:style-name="ce2">
            <text:p>2</text:p>
          </table:table-cell>
          <table:table-cell office:value-type="float" office:value="0" table:formula="of:=IF([.E189]&lt;&gt;&quot;&quot;;2^[.$I189];0)" table:style-name="ce2">
            <text:p>0</text:p>
          </table:table-cell>
          <table:table-cell office:value-type="float" office:value="0" table:formula="of:=IF([.F189]&lt;&gt;&quot;&quot;;2^[.$I18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90]&lt;&gt;&quot;&quot;;2^[.$I190];0)" table:style-name="ce2">
            <text:p>0</text:p>
          </table:table-cell>
          <table:table-cell office:value-type="float" office:value="0" table:formula="of:=IF([.C190]&lt;&gt;&quot;&quot;;2^[.$I190];0)" table:style-name="ce2">
            <text:p>0</text:p>
          </table:table-cell>
          <table:table-cell office:value-type="float" office:value="4" table:formula="of:=IF([.D190]&lt;&gt;&quot;&quot;;2^[.$I190];0)" table:style-name="ce2">
            <text:p>4</text:p>
          </table:table-cell>
          <table:table-cell office:value-type="float" office:value="0" table:formula="of:=IF([.E190]&lt;&gt;&quot;&quot;;2^[.$I190];0)" table:style-name="ce2">
            <text:p>0</text:p>
          </table:table-cell>
          <table:table-cell office:value-type="float" office:value="0" table:formula="of:=IF([.F190]&lt;&gt;&quot;&quot;;2^[.$I19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91]&lt;&gt;&quot;&quot;;2^[.$I191];0)" table:style-name="ce2">
            <text:p>0</text:p>
          </table:table-cell>
          <table:table-cell office:value-type="float" office:value="0" table:formula="of:=IF([.C191]&lt;&gt;&quot;&quot;;2^[.$I191];0)" table:style-name="ce2">
            <text:p>0</text:p>
          </table:table-cell>
          <table:table-cell office:value-type="float" office:value="8" table:formula="of:=IF([.D191]&lt;&gt;&quot;&quot;;2^[.$I191];0)" table:style-name="ce2">
            <text:p>8</text:p>
          </table:table-cell>
          <table:table-cell office:value-type="float" office:value="0" table:formula="of:=IF([.E191]&lt;&gt;&quot;&quot;;2^[.$I191];0)" table:style-name="ce2">
            <text:p>0</text:p>
          </table:table-cell>
          <table:table-cell office:value-type="float" office:value="0" table:formula="of:=IF([.F191]&lt;&gt;&quot;&quot;;2^[.$I19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92]&lt;&gt;&quot;&quot;;2^[.$I192];0)" table:style-name="ce2">
            <text:p>0</text:p>
          </table:table-cell>
          <table:table-cell office:value-type="float" office:value="0" table:formula="of:=IF([.C192]&lt;&gt;&quot;&quot;;2^[.$I192];0)" table:style-name="ce2">
            <text:p>0</text:p>
          </table:table-cell>
          <table:table-cell office:value-type="float" office:value="16" table:formula="of:=IF([.D192]&lt;&gt;&quot;&quot;;2^[.$I192];0)" table:style-name="ce2">
            <text:p>16</text:p>
          </table:table-cell>
          <table:table-cell office:value-type="float" office:value="0" table:formula="of:=IF([.E192]&lt;&gt;&quot;&quot;;2^[.$I192];0)" table:style-name="ce2">
            <text:p>0</text:p>
          </table:table-cell>
          <table:table-cell office:value-type="float" office:value="0" table:formula="of:=IF([.F192]&lt;&gt;&quot;&quot;;2^[.$I19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93]&lt;&gt;&quot;&quot;;2^[.$I193];0)" table:style-name="ce2">
            <text:p>0</text:p>
          </table:table-cell>
          <table:table-cell office:value-type="float" office:value="0" table:formula="of:=IF([.C193]&lt;&gt;&quot;&quot;;2^[.$I193];0)" table:style-name="ce2">
            <text:p>0</text:p>
          </table:table-cell>
          <table:table-cell office:value-type="float" office:value="32" table:formula="of:=IF([.D193]&lt;&gt;&quot;&quot;;2^[.$I193];0)" table:style-name="ce2">
            <text:p>32</text:p>
          </table:table-cell>
          <table:table-cell office:value-type="float" office:value="0" table:formula="of:=IF([.E193]&lt;&gt;&quot;&quot;;2^[.$I193];0)" table:style-name="ce2">
            <text:p>0</text:p>
          </table:table-cell>
          <table:table-cell office:value-type="float" office:value="0" table:formula="of:=IF([.F193]&lt;&gt;&quot;&quot;;2^[.$I19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94]&lt;&gt;&quot;&quot;;2^[.$I194];0)" table:style-name="ce2">
            <text:p>0</text:p>
          </table:table-cell>
          <table:table-cell office:value-type="float" office:value="64" table:formula="of:=IF([.C194]&lt;&gt;&quot;&quot;;2^[.$I194];0)" table:style-name="ce2">
            <text:p>64</text:p>
          </table:table-cell>
          <table:table-cell office:value-type="float" office:value="64" table:formula="of:=IF([.D194]&lt;&gt;&quot;&quot;;2^[.$I194];0)" table:style-name="ce2">
            <text:p>64</text:p>
          </table:table-cell>
          <table:table-cell office:value-type="float" office:value="64" table:formula="of:=IF([.E194]&lt;&gt;&quot;&quot;;2^[.$I194];0)" table:style-name="ce2">
            <text:p>64</text:p>
          </table:table-cell>
          <table:table-cell office:value-type="float" office:value="0" table:formula="of:=IF([.F194]&lt;&gt;&quot;&quot;;2^[.$I19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9" table:style-name="ce4"/>
          <table:table-cell table:number-columns-repeated="16364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188:.J195])" table:style-name="ce2">
            <text:p>0</text:p>
          </table:table-cell>
          <table:table-cell office:value-type="float" office:value="66" table:formula="of:=SUM([.K188:.K195])" table:style-name="ce2">
            <text:p>66</text:p>
          </table:table-cell>
          <table:table-cell office:value-type="float" office:value="127" table:formula="of:=SUM([.L188:.L195])" table:style-name="ce2">
            <text:p>127</text:p>
          </table:table-cell>
          <table:table-cell office:value-type="float" office:value="64" table:formula="of:=SUM([.M188:.M195])" table:style-name="ce2">
            <text:p>64</text:p>
          </table:table-cell>
          <table:table-cell office:value-type="float" office:value="0" table:formula="of:=SUM([.N188:.N195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196];16;2)" table:style-name="ce2">
            <text:p>0x00</text:p>
          </table:table-cell>
          <table:table-cell office:value-type="string" office:string-value="0x42" table:formula="of:=&quot;0x&quot;&amp;BASE([.K196];16;2)" table:style-name="ce2">
            <text:p>0x42</text:p>
          </table:table-cell>
          <table:table-cell office:value-type="string" office:string-value="0x7F" table:formula="of:=&quot;0x&quot;&amp;BASE([.L196];16;2)" table:style-name="ce2">
            <text:p>0x7F</text:p>
          </table:table-cell>
          <table:table-cell office:value-type="string" office:string-value="0x40" table:formula="of:=&quot;0x&quot;&amp;BASE([.M196];16;2)" table:style-name="ce2">
            <text:p>0x40</text:p>
          </table:table-cell>
          <table:table-cell office:value-type="string" office:string-value="0x00" table:formula="of:=&quot;0x&quot;&amp;BASE([.N196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50: 2" table:formula="of:=&quot;50: 2&quot;" table:style-name="ce5">
            <text:p>50: 2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99]&lt;&gt;&quot;&quot;;2^[.$I199];0)" table:style-name="ce2">
            <text:p>0</text:p>
          </table:table-cell>
          <table:table-cell office:value-type="float" office:value="1" table:formula="of:=IF([.C199]&lt;&gt;&quot;&quot;;2^[.$I199];0)" table:style-name="ce2">
            <text:p>1</text:p>
          </table:table-cell>
          <table:table-cell office:value-type="float" office:value="1" table:formula="of:=IF([.D199]&lt;&gt;&quot;&quot;;2^[.$I199];0)" table:style-name="ce2">
            <text:p>1</text:p>
          </table:table-cell>
          <table:table-cell office:value-type="float" office:value="1" table:formula="of:=IF([.E199]&lt;&gt;&quot;&quot;;2^[.$I199];0)" table:style-name="ce2">
            <text:p>1</text:p>
          </table:table-cell>
          <table:table-cell office:value-type="float" office:value="0" table:formula="of:=IF([.F199]&lt;&gt;&quot;&quot;;2^[.$I199];0)" table:style-name="ce2">
            <text:p>0</text:p>
          </table:table-cell>
          <table:table-cell office:value-type="string" office:string-value="    { 0x42, 0x61, 0x51, 0x49, 0x46 }, // 50: 2" table:formula="of:=&quot;    { &quot; &amp; [.J208] &amp; &quot;, &quot; &amp; [.K208] &amp; &quot;, &quot; &amp; [.L208] &amp; &quot;, &quot; &amp; [.M208] &amp; &quot;, &quot; &amp; [.N208] &amp; &quot; }, // &quot; &amp; [.A199]" table:style-name="ce2">
            <text:p><text:s text:c="4"/>{ 0x42, 0x61, 0x51, 0x49, 0x46 }, // 50: 2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200]&lt;&gt;&quot;&quot;;2^[.$I200];0)" table:style-name="ce2">
            <text:p>2</text:p>
          </table:table-cell>
          <table:table-cell office:value-type="float" office:value="0" table:formula="of:=IF([.C200]&lt;&gt;&quot;&quot;;2^[.$I200];0)" table:style-name="ce2">
            <text:p>0</text:p>
          </table:table-cell>
          <table:table-cell office:value-type="float" office:value="0" table:formula="of:=IF([.D200]&lt;&gt;&quot;&quot;;2^[.$I200];0)" table:style-name="ce2">
            <text:p>0</text:p>
          </table:table-cell>
          <table:table-cell office:value-type="float" office:value="0" table:formula="of:=IF([.E200]&lt;&gt;&quot;&quot;;2^[.$I200];0)" table:style-name="ce2">
            <text:p>0</text:p>
          </table:table-cell>
          <table:table-cell office:value-type="float" office:value="2" table:formula="of:=IF([.F200]&lt;&gt;&quot;&quot;;2^[.$I200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201]&lt;&gt;&quot;&quot;;2^[.$I201];0)" table:style-name="ce2">
            <text:p>0</text:p>
          </table:table-cell>
          <table:table-cell office:value-type="float" office:value="0" table:formula="of:=IF([.C201]&lt;&gt;&quot;&quot;;2^[.$I201];0)" table:style-name="ce2">
            <text:p>0</text:p>
          </table:table-cell>
          <table:table-cell office:value-type="float" office:value="0" table:formula="of:=IF([.D201]&lt;&gt;&quot;&quot;;2^[.$I201];0)" table:style-name="ce2">
            <text:p>0</text:p>
          </table:table-cell>
          <table:table-cell office:value-type="float" office:value="0" table:formula="of:=IF([.E201]&lt;&gt;&quot;&quot;;2^[.$I201];0)" table:style-name="ce2">
            <text:p>0</text:p>
          </table:table-cell>
          <table:table-cell office:value-type="float" office:value="4" table:formula="of:=IF([.F201]&lt;&gt;&quot;&quot;;2^[.$I201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02]&lt;&gt;&quot;&quot;;2^[.$I202];0)" table:style-name="ce2">
            <text:p>0</text:p>
          </table:table-cell>
          <table:table-cell office:value-type="float" office:value="0" table:formula="of:=IF([.C202]&lt;&gt;&quot;&quot;;2^[.$I202];0)" table:style-name="ce2">
            <text:p>0</text:p>
          </table:table-cell>
          <table:table-cell office:value-type="float" office:value="0" table:formula="of:=IF([.D202]&lt;&gt;&quot;&quot;;2^[.$I202];0)" table:style-name="ce2">
            <text:p>0</text:p>
          </table:table-cell>
          <table:table-cell office:value-type="float" office:value="8" table:formula="of:=IF([.E202]&lt;&gt;&quot;&quot;;2^[.$I202];0)" table:style-name="ce2">
            <text:p>8</text:p>
          </table:table-cell>
          <table:table-cell office:value-type="float" office:value="0" table:formula="of:=IF([.F202]&lt;&gt;&quot;&quot;;2^[.$I20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203]&lt;&gt;&quot;&quot;;2^[.$I203];0)" table:style-name="ce2">
            <text:p>0</text:p>
          </table:table-cell>
          <table:table-cell office:value-type="float" office:value="0" table:formula="of:=IF([.C203]&lt;&gt;&quot;&quot;;2^[.$I203];0)" table:style-name="ce2">
            <text:p>0</text:p>
          </table:table-cell>
          <table:table-cell office:value-type="float" office:value="16" table:formula="of:=IF([.D203]&lt;&gt;&quot;&quot;;2^[.$I203];0)" table:style-name="ce2">
            <text:p>16</text:p>
          </table:table-cell>
          <table:table-cell office:value-type="float" office:value="0" table:formula="of:=IF([.E203]&lt;&gt;&quot;&quot;;2^[.$I203];0)" table:style-name="ce2">
            <text:p>0</text:p>
          </table:table-cell>
          <table:table-cell office:value-type="float" office:value="0" table:formula="of:=IF([.F203]&lt;&gt;&quot;&quot;;2^[.$I20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204]&lt;&gt;&quot;&quot;;2^[.$I204];0)" table:style-name="ce2">
            <text:p>0</text:p>
          </table:table-cell>
          <table:table-cell office:value-type="float" office:value="32" table:formula="of:=IF([.C204]&lt;&gt;&quot;&quot;;2^[.$I204];0)" table:style-name="ce2">
            <text:p>32</text:p>
          </table:table-cell>
          <table:table-cell office:value-type="float" office:value="0" table:formula="of:=IF([.D204]&lt;&gt;&quot;&quot;;2^[.$I204];0)" table:style-name="ce2">
            <text:p>0</text:p>
          </table:table-cell>
          <table:table-cell office:value-type="float" office:value="0" table:formula="of:=IF([.E204]&lt;&gt;&quot;&quot;;2^[.$I204];0)" table:style-name="ce2">
            <text:p>0</text:p>
          </table:table-cell>
          <table:table-cell office:value-type="float" office:value="0" table:formula="of:=IF([.F204]&lt;&gt;&quot;&quot;;2^[.$I20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205]&lt;&gt;&quot;&quot;;2^[.$I205];0)" table:style-name="ce2">
            <text:p>64</text:p>
          </table:table-cell>
          <table:table-cell office:value-type="float" office:value="64" table:formula="of:=IF([.C205]&lt;&gt;&quot;&quot;;2^[.$I205];0)" table:style-name="ce2">
            <text:p>64</text:p>
          </table:table-cell>
          <table:table-cell office:value-type="float" office:value="64" table:formula="of:=IF([.D205]&lt;&gt;&quot;&quot;;2^[.$I205];0)" table:style-name="ce2">
            <text:p>64</text:p>
          </table:table-cell>
          <table:table-cell office:value-type="float" office:value="64" table:formula="of:=IF([.E205]&lt;&gt;&quot;&quot;;2^[.$I205];0)" table:style-name="ce2">
            <text:p>64</text:p>
          </table:table-cell>
          <table:table-cell office:value-type="float" office:value="64" table:formula="of:=IF([.F205]&lt;&gt;&quot;&quot;;2^[.$I205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6" table:formula="of:=SUM([.J199:.J206])" table:style-name="ce2">
            <text:p>66</text:p>
          </table:table-cell>
          <table:table-cell office:value-type="float" office:value="97" table:formula="of:=SUM([.K199:.K206])" table:style-name="ce2">
            <text:p>97</text:p>
          </table:table-cell>
          <table:table-cell office:value-type="float" office:value="81" table:formula="of:=SUM([.L199:.L206])" table:style-name="ce2">
            <text:p>81</text:p>
          </table:table-cell>
          <table:table-cell office:value-type="float" office:value="73" table:formula="of:=SUM([.M199:.M206])" table:style-name="ce2">
            <text:p>73</text:p>
          </table:table-cell>
          <table:table-cell office:value-type="float" office:value="70" table:formula="of:=SUM([.N199:.N206])" table:style-name="ce2">
            <text:p>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42" table:formula="of:=&quot;0x&quot;&amp;BASE([.J207];16;2)" table:style-name="ce2">
            <text:p>0x42</text:p>
          </table:table-cell>
          <table:table-cell office:value-type="string" office:string-value="0x61" table:formula="of:=&quot;0x&quot;&amp;BASE([.K207];16;2)" table:style-name="ce2">
            <text:p>0x61</text:p>
          </table:table-cell>
          <table:table-cell office:value-type="string" office:string-value="0x51" table:formula="of:=&quot;0x&quot;&amp;BASE([.L207];16;2)" table:style-name="ce2">
            <text:p>0x51</text:p>
          </table:table-cell>
          <table:table-cell office:value-type="string" office:string-value="0x49" table:formula="of:=&quot;0x&quot;&amp;BASE([.M207];16;2)" table:style-name="ce2">
            <text:p>0x49</text:p>
          </table:table-cell>
          <table:table-cell office:value-type="string" office:string-value="0x46" table:formula="of:=&quot;0x&quot;&amp;BASE([.N207];16;2)" table:style-name="ce2">
            <text:p>0x46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51: 3" table:formula="of:=&quot;51: 3&quot;" table:style-name="ce5">
            <text:p>51: 3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210]&lt;&gt;&quot;&quot;;2^[.$I210];0)" table:style-name="ce2">
            <text:p>1</text:p>
          </table:table-cell>
          <table:table-cell office:value-type="float" office:value="1" table:formula="of:=IF([.C210]&lt;&gt;&quot;&quot;;2^[.$I210];0)" table:style-name="ce2">
            <text:p>1</text:p>
          </table:table-cell>
          <table:table-cell office:value-type="float" office:value="1" table:formula="of:=IF([.D210]&lt;&gt;&quot;&quot;;2^[.$I210];0)" table:style-name="ce2">
            <text:p>1</text:p>
          </table:table-cell>
          <table:table-cell office:value-type="float" office:value="1" table:formula="of:=IF([.E210]&lt;&gt;&quot;&quot;;2^[.$I210];0)" table:style-name="ce2">
            <text:p>1</text:p>
          </table:table-cell>
          <table:table-cell office:value-type="float" office:value="1" table:formula="of:=IF([.F210]&lt;&gt;&quot;&quot;;2^[.$I210];0)" table:style-name="ce2">
            <text:p>1</text:p>
          </table:table-cell>
          <table:table-cell office:value-type="string" office:string-value="    { 0x21, 0x41, 0x45, 0x4B, 0x31 }, // 51: 3" table:formula="of:=&quot;    { &quot; &amp; [.J219] &amp; &quot;, &quot; &amp; [.K219] &amp; &quot;, &quot; &amp; [.L219] &amp; &quot;, &quot; &amp; [.M219] &amp; &quot;, &quot; &amp; [.N219] &amp; &quot; }, // &quot; &amp; [.A210]" table:style-name="ce2">
            <text:p><text:s text:c="4"/>{ 0x21, 0x41, 0x45, 0x4B, 0x31 }, // 51: 3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211]&lt;&gt;&quot;&quot;;2^[.$I211];0)" table:style-name="ce2">
            <text:p>0</text:p>
          </table:table-cell>
          <table:table-cell office:value-type="float" office:value="0" table:formula="of:=IF([.C211]&lt;&gt;&quot;&quot;;2^[.$I211];0)" table:style-name="ce2">
            <text:p>0</text:p>
          </table:table-cell>
          <table:table-cell office:value-type="float" office:value="0" table:formula="of:=IF([.D211]&lt;&gt;&quot;&quot;;2^[.$I211];0)" table:style-name="ce2">
            <text:p>0</text:p>
          </table:table-cell>
          <table:table-cell office:value-type="float" office:value="2" table:formula="of:=IF([.E211]&lt;&gt;&quot;&quot;;2^[.$I211];0)" table:style-name="ce2">
            <text:p>2</text:p>
          </table:table-cell>
          <table:table-cell office:value-type="float" office:value="0" table:formula="of:=IF([.F211]&lt;&gt;&quot;&quot;;2^[.$I21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212]&lt;&gt;&quot;&quot;;2^[.$I212];0)" table:style-name="ce2">
            <text:p>0</text:p>
          </table:table-cell>
          <table:table-cell office:value-type="float" office:value="0" table:formula="of:=IF([.C212]&lt;&gt;&quot;&quot;;2^[.$I212];0)" table:style-name="ce2">
            <text:p>0</text:p>
          </table:table-cell>
          <table:table-cell office:value-type="float" office:value="4" table:formula="of:=IF([.D212]&lt;&gt;&quot;&quot;;2^[.$I212];0)" table:style-name="ce2">
            <text:p>4</text:p>
          </table:table-cell>
          <table:table-cell office:value-type="float" office:value="0" table:formula="of:=IF([.E212]&lt;&gt;&quot;&quot;;2^[.$I212];0)" table:style-name="ce2">
            <text:p>0</text:p>
          </table:table-cell>
          <table:table-cell office:value-type="float" office:value="0" table:formula="of:=IF([.F212]&lt;&gt;&quot;&quot;;2^[.$I21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13]&lt;&gt;&quot;&quot;;2^[.$I213];0)" table:style-name="ce2">
            <text:p>0</text:p>
          </table:table-cell>
          <table:table-cell office:value-type="float" office:value="0" table:formula="of:=IF([.C213]&lt;&gt;&quot;&quot;;2^[.$I213];0)" table:style-name="ce2">
            <text:p>0</text:p>
          </table:table-cell>
          <table:table-cell office:value-type="float" office:value="0" table:formula="of:=IF([.D213]&lt;&gt;&quot;&quot;;2^[.$I213];0)" table:style-name="ce2">
            <text:p>0</text:p>
          </table:table-cell>
          <table:table-cell office:value-type="float" office:value="8" table:formula="of:=IF([.E213]&lt;&gt;&quot;&quot;;2^[.$I213];0)" table:style-name="ce2">
            <text:p>8</text:p>
          </table:table-cell>
          <table:table-cell office:value-type="float" office:value="0" table:formula="of:=IF([.F213]&lt;&gt;&quot;&quot;;2^[.$I21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214]&lt;&gt;&quot;&quot;;2^[.$I214];0)" table:style-name="ce2">
            <text:p>0</text:p>
          </table:table-cell>
          <table:table-cell office:value-type="float" office:value="0" table:formula="of:=IF([.C214]&lt;&gt;&quot;&quot;;2^[.$I214];0)" table:style-name="ce2">
            <text:p>0</text:p>
          </table:table-cell>
          <table:table-cell office:value-type="float" office:value="0" table:formula="of:=IF([.D214]&lt;&gt;&quot;&quot;;2^[.$I214];0)" table:style-name="ce2">
            <text:p>0</text:p>
          </table:table-cell>
          <table:table-cell office:value-type="float" office:value="0" table:formula="of:=IF([.E214]&lt;&gt;&quot;&quot;;2^[.$I214];0)" table:style-name="ce2">
            <text:p>0</text:p>
          </table:table-cell>
          <table:table-cell office:value-type="float" office:value="16" table:formula="of:=IF([.F214]&lt;&gt;&quot;&quot;;2^[.$I214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215]&lt;&gt;&quot;&quot;;2^[.$I215];0)" table:style-name="ce2">
            <text:p>32</text:p>
          </table:table-cell>
          <table:table-cell office:value-type="float" office:value="0" table:formula="of:=IF([.C215]&lt;&gt;&quot;&quot;;2^[.$I215];0)" table:style-name="ce2">
            <text:p>0</text:p>
          </table:table-cell>
          <table:table-cell office:value-type="float" office:value="0" table:formula="of:=IF([.D215]&lt;&gt;&quot;&quot;;2^[.$I215];0)" table:style-name="ce2">
            <text:p>0</text:p>
          </table:table-cell>
          <table:table-cell office:value-type="float" office:value="0" table:formula="of:=IF([.E215]&lt;&gt;&quot;&quot;;2^[.$I215];0)" table:style-name="ce2">
            <text:p>0</text:p>
          </table:table-cell>
          <table:table-cell office:value-type="float" office:value="32" table:formula="of:=IF([.F215]&lt;&gt;&quot;&quot;;2^[.$I215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16]&lt;&gt;&quot;&quot;;2^[.$I216];0)" table:style-name="ce2">
            <text:p>0</text:p>
          </table:table-cell>
          <table:table-cell office:value-type="float" office:value="64" table:formula="of:=IF([.C216]&lt;&gt;&quot;&quot;;2^[.$I216];0)" table:style-name="ce2">
            <text:p>64</text:p>
          </table:table-cell>
          <table:table-cell office:value-type="float" office:value="64" table:formula="of:=IF([.D216]&lt;&gt;&quot;&quot;;2^[.$I216];0)" table:style-name="ce2">
            <text:p>64</text:p>
          </table:table-cell>
          <table:table-cell office:value-type="float" office:value="64" table:formula="of:=IF([.E216]&lt;&gt;&quot;&quot;;2^[.$I216];0)" table:style-name="ce2">
            <text:p>64</text:p>
          </table:table-cell>
          <table:table-cell office:value-type="float" office:value="0" table:formula="of:=IF([.F216]&lt;&gt;&quot;&quot;;2^[.$I21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4" table:style-name="ce4"/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3" table:formula="of:=SUM([.J210:.J217])" table:style-name="ce2">
            <text:p>33</text:p>
          </table:table-cell>
          <table:table-cell office:value-type="float" office:value="65" table:formula="of:=SUM([.K210:.K217])" table:style-name="ce2">
            <text:p>65</text:p>
          </table:table-cell>
          <table:table-cell office:value-type="float" office:value="69" table:formula="of:=SUM([.L210:.L217])" table:style-name="ce2">
            <text:p>69</text:p>
          </table:table-cell>
          <table:table-cell office:value-type="float" office:value="75" table:formula="of:=SUM([.M210:.M217])" table:style-name="ce2">
            <text:p>75</text:p>
          </table:table-cell>
          <table:table-cell office:value-type="float" office:value="49" table:formula="of:=SUM([.N210:.N217])" table:style-name="ce2">
            <text:p>4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21" table:formula="of:=&quot;0x&quot;&amp;BASE([.J218];16;2)" table:style-name="ce2">
            <text:p>0x21</text:p>
          </table:table-cell>
          <table:table-cell office:value-type="string" office:string-value="0x41" table:formula="of:=&quot;0x&quot;&amp;BASE([.K218];16;2)" table:style-name="ce2">
            <text:p>0x41</text:p>
          </table:table-cell>
          <table:table-cell office:value-type="string" office:string-value="0x45" table:formula="of:=&quot;0x&quot;&amp;BASE([.L218];16;2)" table:style-name="ce2">
            <text:p>0x45</text:p>
          </table:table-cell>
          <table:table-cell office:value-type="string" office:string-value="0x4B" table:formula="of:=&quot;0x&quot;&amp;BASE([.M218];16;2)" table:style-name="ce2">
            <text:p>0x4B</text:p>
          </table:table-cell>
          <table:table-cell office:value-type="string" office:string-value="0x31" table:formula="of:=&quot;0x&quot;&amp;BASE([.N218];16;2)" table:style-name="ce2">
            <text:p>0x31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52: 4" table:formula="of:=&quot;52: 4&quot;" table:style-name="ce5">
            <text:p>52: 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221]&lt;&gt;&quot;&quot;;2^[.$I221];0)" table:style-name="ce2">
            <text:p>0</text:p>
          </table:table-cell>
          <table:table-cell office:value-type="float" office:value="0" table:formula="of:=IF([.C221]&lt;&gt;&quot;&quot;;2^[.$I221];0)" table:style-name="ce2">
            <text:p>0</text:p>
          </table:table-cell>
          <table:table-cell office:value-type="float" office:value="0" table:formula="of:=IF([.D221]&lt;&gt;&quot;&quot;;2^[.$I221];0)" table:style-name="ce2">
            <text:p>0</text:p>
          </table:table-cell>
          <table:table-cell office:value-type="float" office:value="0" table:formula="of:=IF([.E221]&lt;&gt;&quot;&quot;;2^[.$I221];0)" table:style-name="ce2">
            <text:p>0</text:p>
          </table:table-cell>
          <table:table-cell office:value-type="float" office:value="1" table:formula="of:=IF([.F221]&lt;&gt;&quot;&quot;;2^[.$I221];0)" table:style-name="ce2">
            <text:p>1</text:p>
          </table:table-cell>
          <table:table-cell office:value-type="string" office:string-value="    { 0x10, 0x18, 0x14, 0x12, 0x7F }, // 52: 4" table:formula="of:=&quot;    { &quot; &amp; [.J230] &amp; &quot;, &quot; &amp; [.K230] &amp; &quot;, &quot; &amp; [.L230] &amp; &quot;, &quot; &amp; [.M230] &amp; &quot;, &quot; &amp; [.N230] &amp; &quot; }, // &quot; &amp; [.A221]" table:style-name="ce2">
            <text:p><text:s text:c="4"/>{ 0x10, 0x18, 0x14, 0x12, 0x7F }, // 52: 4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222]&lt;&gt;&quot;&quot;;2^[.$I222];0)" table:style-name="ce2">
            <text:p>0</text:p>
          </table:table-cell>
          <table:table-cell office:value-type="float" office:value="0" table:formula="of:=IF([.C222]&lt;&gt;&quot;&quot;;2^[.$I222];0)" table:style-name="ce2">
            <text:p>0</text:p>
          </table:table-cell>
          <table:table-cell office:value-type="float" office:value="0" table:formula="of:=IF([.D222]&lt;&gt;&quot;&quot;;2^[.$I222];0)" table:style-name="ce2">
            <text:p>0</text:p>
          </table:table-cell>
          <table:table-cell office:value-type="float" office:value="2" table:formula="of:=IF([.E222]&lt;&gt;&quot;&quot;;2^[.$I222];0)" table:style-name="ce2">
            <text:p>2</text:p>
          </table:table-cell>
          <table:table-cell office:value-type="float" office:value="2" table:formula="of:=IF([.F222]&lt;&gt;&quot;&quot;;2^[.$I222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223]&lt;&gt;&quot;&quot;;2^[.$I223];0)" table:style-name="ce2">
            <text:p>0</text:p>
          </table:table-cell>
          <table:table-cell office:value-type="float" office:value="0" table:formula="of:=IF([.C223]&lt;&gt;&quot;&quot;;2^[.$I223];0)" table:style-name="ce2">
            <text:p>0</text:p>
          </table:table-cell>
          <table:table-cell office:value-type="float" office:value="4" table:formula="of:=IF([.D223]&lt;&gt;&quot;&quot;;2^[.$I223];0)" table:style-name="ce2">
            <text:p>4</text:p>
          </table:table-cell>
          <table:table-cell office:value-type="float" office:value="0" table:formula="of:=IF([.E223]&lt;&gt;&quot;&quot;;2^[.$I223];0)" table:style-name="ce2">
            <text:p>0</text:p>
          </table:table-cell>
          <table:table-cell office:value-type="float" office:value="4" table:formula="of:=IF([.F223]&lt;&gt;&quot;&quot;;2^[.$I223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24]&lt;&gt;&quot;&quot;;2^[.$I224];0)" table:style-name="ce2">
            <text:p>0</text:p>
          </table:table-cell>
          <table:table-cell office:value-type="float" office:value="8" table:formula="of:=IF([.C224]&lt;&gt;&quot;&quot;;2^[.$I224];0)" table:style-name="ce2">
            <text:p>8</text:p>
          </table:table-cell>
          <table:table-cell office:value-type="float" office:value="0" table:formula="of:=IF([.D224]&lt;&gt;&quot;&quot;;2^[.$I224];0)" table:style-name="ce2">
            <text:p>0</text:p>
          </table:table-cell>
          <table:table-cell office:value-type="float" office:value="0" table:formula="of:=IF([.E224]&lt;&gt;&quot;&quot;;2^[.$I224];0)" table:style-name="ce2">
            <text:p>0</text:p>
          </table:table-cell>
          <table:table-cell office:value-type="float" office:value="8" table:formula="of:=IF([.F224]&lt;&gt;&quot;&quot;;2^[.$I224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225]&lt;&gt;&quot;&quot;;2^[.$I225];0)" table:style-name="ce2">
            <text:p>16</text:p>
          </table:table-cell>
          <table:table-cell office:value-type="float" office:value="16" table:formula="of:=IF([.C225]&lt;&gt;&quot;&quot;;2^[.$I225];0)" table:style-name="ce2">
            <text:p>16</text:p>
          </table:table-cell>
          <table:table-cell office:value-type="float" office:value="16" table:formula="of:=IF([.D225]&lt;&gt;&quot;&quot;;2^[.$I225];0)" table:style-name="ce2">
            <text:p>16</text:p>
          </table:table-cell>
          <table:table-cell office:value-type="float" office:value="16" table:formula="of:=IF([.E225]&lt;&gt;&quot;&quot;;2^[.$I225];0)" table:style-name="ce2">
            <text:p>16</text:p>
          </table:table-cell>
          <table:table-cell office:value-type="float" office:value="16" table:formula="of:=IF([.F225]&lt;&gt;&quot;&quot;;2^[.$I225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226]&lt;&gt;&quot;&quot;;2^[.$I226];0)" table:style-name="ce2">
            <text:p>0</text:p>
          </table:table-cell>
          <table:table-cell office:value-type="float" office:value="0" table:formula="of:=IF([.C226]&lt;&gt;&quot;&quot;;2^[.$I226];0)" table:style-name="ce2">
            <text:p>0</text:p>
          </table:table-cell>
          <table:table-cell office:value-type="float" office:value="0" table:formula="of:=IF([.D226]&lt;&gt;&quot;&quot;;2^[.$I226];0)" table:style-name="ce2">
            <text:p>0</text:p>
          </table:table-cell>
          <table:table-cell office:value-type="float" office:value="0" table:formula="of:=IF([.E226]&lt;&gt;&quot;&quot;;2^[.$I226];0)" table:style-name="ce2">
            <text:p>0</text:p>
          </table:table-cell>
          <table:table-cell office:value-type="float" office:value="32" table:formula="of:=IF([.F226]&lt;&gt;&quot;&quot;;2^[.$I226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27]&lt;&gt;&quot;&quot;;2^[.$I227];0)" table:style-name="ce2">
            <text:p>0</text:p>
          </table:table-cell>
          <table:table-cell office:value-type="float" office:value="0" table:formula="of:=IF([.C227]&lt;&gt;&quot;&quot;;2^[.$I227];0)" table:style-name="ce2">
            <text:p>0</text:p>
          </table:table-cell>
          <table:table-cell office:value-type="float" office:value="0" table:formula="of:=IF([.D227]&lt;&gt;&quot;&quot;;2^[.$I227];0)" table:style-name="ce2">
            <text:p>0</text:p>
          </table:table-cell>
          <table:table-cell office:value-type="float" office:value="0" table:formula="of:=IF([.E227]&lt;&gt;&quot;&quot;;2^[.$I227];0)" table:style-name="ce2">
            <text:p>0</text:p>
          </table:table-cell>
          <table:table-cell office:value-type="float" office:value="64" table:formula="of:=IF([.F227]&lt;&gt;&quot;&quot;;2^[.$I227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6" table:formula="of:=SUM([.J221:.J228])" table:style-name="ce2">
            <text:p>16</text:p>
          </table:table-cell>
          <table:table-cell office:value-type="float" office:value="24" table:formula="of:=SUM([.K221:.K228])" table:style-name="ce2">
            <text:p>24</text:p>
          </table:table-cell>
          <table:table-cell office:value-type="float" office:value="20" table:formula="of:=SUM([.L221:.L228])" table:style-name="ce2">
            <text:p>20</text:p>
          </table:table-cell>
          <table:table-cell office:value-type="float" office:value="18" table:formula="of:=SUM([.M221:.M228])" table:style-name="ce2">
            <text:p>18</text:p>
          </table:table-cell>
          <table:table-cell office:value-type="float" office:value="127" table:formula="of:=SUM([.N221:.N228])" table:style-name="ce2">
            <text:p>127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10" table:formula="of:=&quot;0x&quot;&amp;BASE([.J229];16;2)" table:style-name="ce2">
            <text:p>0x10</text:p>
          </table:table-cell>
          <table:table-cell office:value-type="string" office:string-value="0x18" table:formula="of:=&quot;0x&quot;&amp;BASE([.K229];16;2)" table:style-name="ce2">
            <text:p>0x18</text:p>
          </table:table-cell>
          <table:table-cell office:value-type="string" office:string-value="0x14" table:formula="of:=&quot;0x&quot;&amp;BASE([.L229];16;2)" table:style-name="ce2">
            <text:p>0x14</text:p>
          </table:table-cell>
          <table:table-cell office:value-type="string" office:string-value="0x12" table:formula="of:=&quot;0x&quot;&amp;BASE([.M229];16;2)" table:style-name="ce2">
            <text:p>0x12</text:p>
          </table:table-cell>
          <table:table-cell office:value-type="string" office:string-value="0x7F" table:formula="of:=&quot;0x&quot;&amp;BASE([.N229];16;2)" table:style-name="ce2">
            <text:p>0x7F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53: 5" table:formula="of:=&quot;53: 5&quot;" table:style-name="ce2">
            <text:p>53: 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232]&lt;&gt;&quot;&quot;;2^[.$I232];0)" table:style-name="ce2">
            <text:p>1</text:p>
          </table:table-cell>
          <table:table-cell office:value-type="float" office:value="1" table:formula="of:=IF([.C232]&lt;&gt;&quot;&quot;;2^[.$I232];0)" table:style-name="ce2">
            <text:p>1</text:p>
          </table:table-cell>
          <table:table-cell office:value-type="float" office:value="1" table:formula="of:=IF([.D232]&lt;&gt;&quot;&quot;;2^[.$I232];0)" table:style-name="ce2">
            <text:p>1</text:p>
          </table:table-cell>
          <table:table-cell office:value-type="float" office:value="1" table:formula="of:=IF([.E232]&lt;&gt;&quot;&quot;;2^[.$I232];0)" table:style-name="ce2">
            <text:p>1</text:p>
          </table:table-cell>
          <table:table-cell office:value-type="float" office:value="1" table:formula="of:=IF([.F232]&lt;&gt;&quot;&quot;;2^[.$I232];0)" table:style-name="ce2">
            <text:p>1</text:p>
          </table:table-cell>
          <table:table-cell office:value-type="string" office:string-value="    { 0x27, 0x45, 0x45, 0x45, 0x39 }, // 53: 5" table:formula="of:=&quot;    { &quot; &amp; [.J241] &amp; &quot;, &quot; &amp; [.K241] &amp; &quot;, &quot; &amp; [.L241] &amp; &quot;, &quot; &amp; [.M241] &amp; &quot;, &quot; &amp; [.N241] &amp; &quot; }, // &quot; &amp; [.A232]" table:style-name="ce2">
            <text:p><text:s text:c="4"/>{ 0x27, 0x45, 0x45, 0x45, 0x39 }, // 53: 5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233]&lt;&gt;&quot;&quot;;2^[.$I233];0)" table:style-name="ce2">
            <text:p>2</text:p>
          </table:table-cell>
          <table:table-cell office:value-type="float" office:value="0" table:formula="of:=IF([.C233]&lt;&gt;&quot;&quot;;2^[.$I233];0)" table:style-name="ce2">
            <text:p>0</text:p>
          </table:table-cell>
          <table:table-cell office:value-type="float" office:value="0" table:formula="of:=IF([.D233]&lt;&gt;&quot;&quot;;2^[.$I233];0)" table:style-name="ce2">
            <text:p>0</text:p>
          </table:table-cell>
          <table:table-cell office:value-type="float" office:value="0" table:formula="of:=IF([.E233]&lt;&gt;&quot;&quot;;2^[.$I233];0)" table:style-name="ce2">
            <text:p>0</text:p>
          </table:table-cell>
          <table:table-cell office:value-type="float" office:value="0" table:formula="of:=IF([.F233]&lt;&gt;&quot;&quot;;2^[.$I23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234]&lt;&gt;&quot;&quot;;2^[.$I234];0)" table:style-name="ce2">
            <text:p>4</text:p>
          </table:table-cell>
          <table:table-cell office:value-type="float" office:value="4" table:formula="of:=IF([.C234]&lt;&gt;&quot;&quot;;2^[.$I234];0)" table:style-name="ce2">
            <text:p>4</text:p>
          </table:table-cell>
          <table:table-cell office:value-type="float" office:value="4" table:formula="of:=IF([.D234]&lt;&gt;&quot;&quot;;2^[.$I234];0)" table:style-name="ce2">
            <text:p>4</text:p>
          </table:table-cell>
          <table:table-cell office:value-type="float" office:value="4" table:formula="of:=IF([.E234]&lt;&gt;&quot;&quot;;2^[.$I234];0)" table:style-name="ce2">
            <text:p>4</text:p>
          </table:table-cell>
          <table:table-cell office:value-type="float" office:value="0" table:formula="of:=IF([.F234]&lt;&gt;&quot;&quot;;2^[.$I23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35]&lt;&gt;&quot;&quot;;2^[.$I235];0)" table:style-name="ce2">
            <text:p>0</text:p>
          </table:table-cell>
          <table:table-cell office:value-type="float" office:value="0" table:formula="of:=IF([.C235]&lt;&gt;&quot;&quot;;2^[.$I235];0)" table:style-name="ce2">
            <text:p>0</text:p>
          </table:table-cell>
          <table:table-cell office:value-type="float" office:value="0" table:formula="of:=IF([.D235]&lt;&gt;&quot;&quot;;2^[.$I235];0)" table:style-name="ce2">
            <text:p>0</text:p>
          </table:table-cell>
          <table:table-cell office:value-type="float" office:value="0" table:formula="of:=IF([.E235]&lt;&gt;&quot;&quot;;2^[.$I235];0)" table:style-name="ce2">
            <text:p>0</text:p>
          </table:table-cell>
          <table:table-cell office:value-type="float" office:value="8" table:formula="of:=IF([.F235]&lt;&gt;&quot;&quot;;2^[.$I235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236]&lt;&gt;&quot;&quot;;2^[.$I236];0)" table:style-name="ce2">
            <text:p>0</text:p>
          </table:table-cell>
          <table:table-cell office:value-type="float" office:value="0" table:formula="of:=IF([.C236]&lt;&gt;&quot;&quot;;2^[.$I236];0)" table:style-name="ce2">
            <text:p>0</text:p>
          </table:table-cell>
          <table:table-cell office:value-type="float" office:value="0" table:formula="of:=IF([.D236]&lt;&gt;&quot;&quot;;2^[.$I236];0)" table:style-name="ce2">
            <text:p>0</text:p>
          </table:table-cell>
          <table:table-cell office:value-type="float" office:value="0" table:formula="of:=IF([.E236]&lt;&gt;&quot;&quot;;2^[.$I236];0)" table:style-name="ce2">
            <text:p>0</text:p>
          </table:table-cell>
          <table:table-cell office:value-type="float" office:value="16" table:formula="of:=IF([.F236]&lt;&gt;&quot;&quot;;2^[.$I236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237]&lt;&gt;&quot;&quot;;2^[.$I237];0)" table:style-name="ce2">
            <text:p>32</text:p>
          </table:table-cell>
          <table:table-cell office:value-type="float" office:value="0" table:formula="of:=IF([.C237]&lt;&gt;&quot;&quot;;2^[.$I237];0)" table:style-name="ce2">
            <text:p>0</text:p>
          </table:table-cell>
          <table:table-cell office:value-type="float" office:value="0" table:formula="of:=IF([.D237]&lt;&gt;&quot;&quot;;2^[.$I237];0)" table:style-name="ce2">
            <text:p>0</text:p>
          </table:table-cell>
          <table:table-cell office:value-type="float" office:value="0" table:formula="of:=IF([.E237]&lt;&gt;&quot;&quot;;2^[.$I237];0)" table:style-name="ce2">
            <text:p>0</text:p>
          </table:table-cell>
          <table:table-cell office:value-type="float" office:value="32" table:formula="of:=IF([.F237]&lt;&gt;&quot;&quot;;2^[.$I237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38]&lt;&gt;&quot;&quot;;2^[.$I238];0)" table:style-name="ce2">
            <text:p>0</text:p>
          </table:table-cell>
          <table:table-cell office:value-type="float" office:value="64" table:formula="of:=IF([.C238]&lt;&gt;&quot;&quot;;2^[.$I238];0)" table:style-name="ce2">
            <text:p>64</text:p>
          </table:table-cell>
          <table:table-cell office:value-type="float" office:value="64" table:formula="of:=IF([.D238]&lt;&gt;&quot;&quot;;2^[.$I238];0)" table:style-name="ce2">
            <text:p>64</text:p>
          </table:table-cell>
          <table:table-cell office:value-type="float" office:value="64" table:formula="of:=IF([.E238]&lt;&gt;&quot;&quot;;2^[.$I238];0)" table:style-name="ce2">
            <text:p>64</text:p>
          </table:table-cell>
          <table:table-cell office:value-type="float" office:value="0" table:formula="of:=IF([.F238]&lt;&gt;&quot;&quot;;2^[.$I23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0" table:style-name="ce4"/>
          <table:table-cell office:value-type="float" office:value="0" table:formula="of:=IF([.D239]&lt;&gt;&quot;&quot;;2^[.$I239];0)" table:style-name="ce2">
            <text:p>0</text:p>
          </table:table-cell>
          <table:table-cell office:value-type="float" office:value="0" table:formula="of:=IF([.E239]&lt;&gt;&quot;&quot;;2^[.$I239];0)" table:style-name="ce2">
            <text:p>0</text:p>
          </table:table-cell>
          <table:table-cell office:value-type="float" office:value="0" table:formula="of:=IF([.F239]&lt;&gt;&quot;&quot;;2^[.$I23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9" table:formula="of:=SUM([.J232:.J239])" table:style-name="ce2">
            <text:p>39</text:p>
          </table:table-cell>
          <table:table-cell office:value-type="float" office:value="69" table:formula="of:=SUM([.K232:.K239])" table:style-name="ce2">
            <text:p>69</text:p>
          </table:table-cell>
          <table:table-cell office:value-type="float" office:value="69" table:formula="of:=SUM([.L232:.L239])" table:style-name="ce2">
            <text:p>69</text:p>
          </table:table-cell>
          <table:table-cell office:value-type="float" office:value="69" table:formula="of:=SUM([.M232:.M239])" table:style-name="ce2">
            <text:p>69</text:p>
          </table:table-cell>
          <table:table-cell office:value-type="float" office:value="57" table:formula="of:=SUM([.N232:.N239])" table:style-name="ce2">
            <text:p>57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27" table:formula="of:=&quot;0x&quot;&amp;BASE([.J240];16;2)" table:style-name="ce2">
            <text:p>0x27</text:p>
          </table:table-cell>
          <table:table-cell office:value-type="string" office:string-value="0x45" table:formula="of:=&quot;0x&quot;&amp;BASE([.K240];16;2)" table:style-name="ce2">
            <text:p>0x45</text:p>
          </table:table-cell>
          <table:table-cell office:value-type="string" office:string-value="0x45" table:formula="of:=&quot;0x&quot;&amp;BASE([.L240];16;2)" table:style-name="ce2">
            <text:p>0x45</text:p>
          </table:table-cell>
          <table:table-cell office:value-type="string" office:string-value="0x45" table:formula="of:=&quot;0x&quot;&amp;BASE([.M240];16;2)" table:style-name="ce2">
            <text:p>0x45</text:p>
          </table:table-cell>
          <table:table-cell office:value-type="string" office:string-value="0x39" table:formula="of:=&quot;0x&quot;&amp;BASE([.N240];16;2)" table:style-name="ce2">
            <text:p>0x39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54: 6" table:formula="of:=&quot;54: 6&quot;" table:style-name="ce2">
            <text:p>54: 6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243]&lt;&gt;&quot;&quot;;2^[.$I243];0)" table:style-name="ce2">
            <text:p>0</text:p>
          </table:table-cell>
          <table:table-cell office:value-type="float" office:value="1" table:formula="of:=IF([.C243]&lt;&gt;&quot;&quot;;2^[.$I243];0)" table:style-name="ce2">
            <text:p>1</text:p>
          </table:table-cell>
          <table:table-cell office:value-type="float" office:value="1" table:formula="of:=IF([.D243]&lt;&gt;&quot;&quot;;2^[.$I243];0)" table:style-name="ce2">
            <text:p>1</text:p>
          </table:table-cell>
          <table:table-cell office:value-type="float" office:value="1" table:formula="of:=IF([.E243]&lt;&gt;&quot;&quot;;2^[.$I243];0)" table:style-name="ce2">
            <text:p>1</text:p>
          </table:table-cell>
          <table:table-cell office:value-type="float" office:value="0" table:formula="of:=IF([.F243]&lt;&gt;&quot;&quot;;2^[.$I243];0)" table:style-name="ce2">
            <text:p>0</text:p>
          </table:table-cell>
          <table:table-cell office:value-type="string" office:string-value="    { 0x3E, 0x49, 0x49, 0x49, 0x30 }, // 54: 6" table:formula="of:=&quot;    { &quot; &amp; [.J252] &amp; &quot;, &quot; &amp; [.K252] &amp; &quot;, &quot; &amp; [.L252] &amp; &quot;, &quot; &amp; [.M252] &amp; &quot;, &quot; &amp; [.N252] &amp; &quot; }, // &quot; &amp; [.A243]" table:style-name="ce2">
            <text:p><text:s text:c="4"/>{ 0x3E, 0x49, 0x49, 0x49, 0x30 }, // 54: 6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244]&lt;&gt;&quot;&quot;;2^[.$I244];0)" table:style-name="ce2">
            <text:p>2</text:p>
          </table:table-cell>
          <table:table-cell office:value-type="float" office:value="0" table:formula="of:=IF([.C244]&lt;&gt;&quot;&quot;;2^[.$I244];0)" table:style-name="ce2">
            <text:p>0</text:p>
          </table:table-cell>
          <table:table-cell office:value-type="float" office:value="0" table:formula="of:=IF([.D244]&lt;&gt;&quot;&quot;;2^[.$I244];0)" table:style-name="ce2">
            <text:p>0</text:p>
          </table:table-cell>
          <table:table-cell office:value-type="float" office:value="0" table:formula="of:=IF([.E244]&lt;&gt;&quot;&quot;;2^[.$I244];0)" table:style-name="ce2">
            <text:p>0</text:p>
          </table:table-cell>
          <table:table-cell office:value-type="float" office:value="0" table:formula="of:=IF([.F244]&lt;&gt;&quot;&quot;;2^[.$I24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245]&lt;&gt;&quot;&quot;;2^[.$I245];0)" table:style-name="ce2">
            <text:p>4</text:p>
          </table:table-cell>
          <table:table-cell office:value-type="float" office:value="0" table:formula="of:=IF([.C245]&lt;&gt;&quot;&quot;;2^[.$I245];0)" table:style-name="ce2">
            <text:p>0</text:p>
          </table:table-cell>
          <table:table-cell office:value-type="float" office:value="0" table:formula="of:=IF([.D245]&lt;&gt;&quot;&quot;;2^[.$I245];0)" table:style-name="ce2">
            <text:p>0</text:p>
          </table:table-cell>
          <table:table-cell office:value-type="float" office:value="0" table:formula="of:=IF([.E245]&lt;&gt;&quot;&quot;;2^[.$I245];0)" table:style-name="ce2">
            <text:p>0</text:p>
          </table:table-cell>
          <table:table-cell office:value-type="float" office:value="0" table:formula="of:=IF([.F245]&lt;&gt;&quot;&quot;;2^[.$I24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246]&lt;&gt;&quot;&quot;;2^[.$I246];0)" table:style-name="ce2">
            <text:p>8</text:p>
          </table:table-cell>
          <table:table-cell office:value-type="float" office:value="8" table:formula="of:=IF([.C246]&lt;&gt;&quot;&quot;;2^[.$I246];0)" table:style-name="ce2">
            <text:p>8</text:p>
          </table:table-cell>
          <table:table-cell office:value-type="float" office:value="8" table:formula="of:=IF([.D246]&lt;&gt;&quot;&quot;;2^[.$I246];0)" table:style-name="ce2">
            <text:p>8</text:p>
          </table:table-cell>
          <table:table-cell office:value-type="float" office:value="8" table:formula="of:=IF([.E246]&lt;&gt;&quot;&quot;;2^[.$I246];0)" table:style-name="ce2">
            <text:p>8</text:p>
          </table:table-cell>
          <table:table-cell office:value-type="float" office:value="0" table:formula="of:=IF([.F246]&lt;&gt;&quot;&quot;;2^[.$I24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247]&lt;&gt;&quot;&quot;;2^[.$I247];0)" table:style-name="ce2">
            <text:p>16</text:p>
          </table:table-cell>
          <table:table-cell office:value-type="float" office:value="0" table:formula="of:=IF([.C247]&lt;&gt;&quot;&quot;;2^[.$I247];0)" table:style-name="ce2">
            <text:p>0</text:p>
          </table:table-cell>
          <table:table-cell office:value-type="float" office:value="0" table:formula="of:=IF([.D247]&lt;&gt;&quot;&quot;;2^[.$I247];0)" table:style-name="ce2">
            <text:p>0</text:p>
          </table:table-cell>
          <table:table-cell office:value-type="float" office:value="0" table:formula="of:=IF([.E247]&lt;&gt;&quot;&quot;;2^[.$I247];0)" table:style-name="ce2">
            <text:p>0</text:p>
          </table:table-cell>
          <table:table-cell office:value-type="float" office:value="16" table:formula="of:=IF([.F247]&lt;&gt;&quot;&quot;;2^[.$I247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248]&lt;&gt;&quot;&quot;;2^[.$I248];0)" table:style-name="ce2">
            <text:p>32</text:p>
          </table:table-cell>
          <table:table-cell office:value-type="float" office:value="0" table:formula="of:=IF([.C248]&lt;&gt;&quot;&quot;;2^[.$I248];0)" table:style-name="ce2">
            <text:p>0</text:p>
          </table:table-cell>
          <table:table-cell office:value-type="float" office:value="0" table:formula="of:=IF([.D248]&lt;&gt;&quot;&quot;;2^[.$I248];0)" table:style-name="ce2">
            <text:p>0</text:p>
          </table:table-cell>
          <table:table-cell office:value-type="float" office:value="0" table:formula="of:=IF([.E248]&lt;&gt;&quot;&quot;;2^[.$I248];0)" table:style-name="ce2">
            <text:p>0</text:p>
          </table:table-cell>
          <table:table-cell office:value-type="float" office:value="32" table:formula="of:=IF([.F248]&lt;&gt;&quot;&quot;;2^[.$I248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49]&lt;&gt;&quot;&quot;;2^[.$I249];0)" table:style-name="ce2">
            <text:p>0</text:p>
          </table:table-cell>
          <table:table-cell office:value-type="float" office:value="64" table:formula="of:=IF([.C249]&lt;&gt;&quot;&quot;;2^[.$I249];0)" table:style-name="ce2">
            <text:p>64</text:p>
          </table:table-cell>
          <table:table-cell office:value-type="float" office:value="64" table:formula="of:=IF([.D249]&lt;&gt;&quot;&quot;;2^[.$I249];0)" table:style-name="ce2">
            <text:p>64</text:p>
          </table:table-cell>
          <table:table-cell office:value-type="float" office:value="64" table:formula="of:=IF([.E249]&lt;&gt;&quot;&quot;;2^[.$I249];0)" table:style-name="ce2">
            <text:p>64</text:p>
          </table:table-cell>
          <table:table-cell office:value-type="float" office:value="0" table:formula="of:=IF([.F249]&lt;&gt;&quot;&quot;;2^[.$I24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2" table:formula="of:=SUM([.J243:.J250])" table:style-name="ce2">
            <text:p>62</text:p>
          </table:table-cell>
          <table:table-cell office:value-type="float" office:value="73" table:formula="of:=SUM([.K243:.K250])" table:style-name="ce2">
            <text:p>73</text:p>
          </table:table-cell>
          <table:table-cell office:value-type="float" office:value="73" table:formula="of:=SUM([.L243:.L250])" table:style-name="ce2">
            <text:p>73</text:p>
          </table:table-cell>
          <table:table-cell office:value-type="float" office:value="73" table:formula="of:=SUM([.M243:.M250])" table:style-name="ce2">
            <text:p>73</text:p>
          </table:table-cell>
          <table:table-cell office:value-type="float" office:value="48" table:formula="of:=SUM([.N243:.N250])" table:style-name="ce2">
            <text:p>4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E" table:formula="of:=&quot;0x&quot;&amp;BASE([.J251];16;2)" table:style-name="ce2">
            <text:p>0x3E</text:p>
          </table:table-cell>
          <table:table-cell office:value-type="string" office:string-value="0x49" table:formula="of:=&quot;0x&quot;&amp;BASE([.K251];16;2)" table:style-name="ce2">
            <text:p>0x49</text:p>
          </table:table-cell>
          <table:table-cell office:value-type="string" office:string-value="0x49" table:formula="of:=&quot;0x&quot;&amp;BASE([.L251];16;2)" table:style-name="ce2">
            <text:p>0x49</text:p>
          </table:table-cell>
          <table:table-cell office:value-type="string" office:string-value="0x49" table:formula="of:=&quot;0x&quot;&amp;BASE([.M251];16;2)" table:style-name="ce2">
            <text:p>0x49</text:p>
          </table:table-cell>
          <table:table-cell office:value-type="string" office:string-value="0x30" table:formula="of:=&quot;0x&quot;&amp;BASE([.N251];16;2)" table:style-name="ce2">
            <text:p>0x3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55: 7" table:formula="of:=&quot;55: 7&quot;" table:style-name="ce2">
            <text:p>55: 7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254]&lt;&gt;&quot;&quot;;2^[.$I254];0)" table:style-name="ce2">
            <text:p>1</text:p>
          </table:table-cell>
          <table:table-cell office:value-type="float" office:value="1" table:formula="of:=IF([.C254]&lt;&gt;&quot;&quot;;2^[.$I254];0)" table:style-name="ce2">
            <text:p>1</text:p>
          </table:table-cell>
          <table:table-cell office:value-type="float" office:value="1" table:formula="of:=IF([.D254]&lt;&gt;&quot;&quot;;2^[.$I254];0)" table:style-name="ce2">
            <text:p>1</text:p>
          </table:table-cell>
          <table:table-cell office:value-type="float" office:value="1" table:formula="of:=IF([.E254]&lt;&gt;&quot;&quot;;2^[.$I254];0)" table:style-name="ce2">
            <text:p>1</text:p>
          </table:table-cell>
          <table:table-cell office:value-type="float" office:value="1" table:formula="of:=IF([.F254]&lt;&gt;&quot;&quot;;2^[.$I254];0)" table:style-name="ce2">
            <text:p>1</text:p>
          </table:table-cell>
          <table:table-cell office:value-type="string" office:string-value="    { 0x03, 0x71, 0x09, 0x05, 0x03 }, // 55: 7" table:formula="of:=&quot;    { &quot; &amp; [.J263] &amp; &quot;, &quot; &amp; [.K263] &amp; &quot;, &quot; &amp; [.L263] &amp; &quot;, &quot; &amp; [.M263] &amp; &quot;, &quot; &amp; [.N263] &amp; &quot; }, // &quot; &amp; [.A254]" table:style-name="ce2">
            <text:p><text:s text:c="4"/>{ 0x03, 0x71, 0x09, 0x05, 0x03 }, // 55: 7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255]&lt;&gt;&quot;&quot;;2^[.$I255];0)" table:style-name="ce2">
            <text:p>2</text:p>
          </table:table-cell>
          <table:table-cell office:value-type="float" office:value="0" table:formula="of:=IF([.C255]&lt;&gt;&quot;&quot;;2^[.$I255];0)" table:style-name="ce2">
            <text:p>0</text:p>
          </table:table-cell>
          <table:table-cell office:value-type="float" office:value="0" table:formula="of:=IF([.D255]&lt;&gt;&quot;&quot;;2^[.$I255];0)" table:style-name="ce2">
            <text:p>0</text:p>
          </table:table-cell>
          <table:table-cell office:value-type="float" office:value="0" table:formula="of:=IF([.E255]&lt;&gt;&quot;&quot;;2^[.$I255];0)" table:style-name="ce2">
            <text:p>0</text:p>
          </table:table-cell>
          <table:table-cell office:value-type="float" office:value="2" table:formula="of:=IF([.F255]&lt;&gt;&quot;&quot;;2^[.$I255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256]&lt;&gt;&quot;&quot;;2^[.$I256];0)" table:style-name="ce2">
            <text:p>0</text:p>
          </table:table-cell>
          <table:table-cell office:value-type="float" office:value="0" table:formula="of:=IF([.C256]&lt;&gt;&quot;&quot;;2^[.$I256];0)" table:style-name="ce2">
            <text:p>0</text:p>
          </table:table-cell>
          <table:table-cell office:value-type="float" office:value="0" table:formula="of:=IF([.D256]&lt;&gt;&quot;&quot;;2^[.$I256];0)" table:style-name="ce2">
            <text:p>0</text:p>
          </table:table-cell>
          <table:table-cell office:value-type="float" office:value="4" table:formula="of:=IF([.E256]&lt;&gt;&quot;&quot;;2^[.$I256];0)" table:style-name="ce2">
            <text:p>4</text:p>
          </table:table-cell>
          <table:table-cell office:value-type="float" office:value="0" table:formula="of:=IF([.F256]&lt;&gt;&quot;&quot;;2^[.$I25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57]&lt;&gt;&quot;&quot;;2^[.$I257];0)" table:style-name="ce2">
            <text:p>0</text:p>
          </table:table-cell>
          <table:table-cell office:value-type="float" office:value="0" table:formula="of:=IF([.C257]&lt;&gt;&quot;&quot;;2^[.$I257];0)" table:style-name="ce2">
            <text:p>0</text:p>
          </table:table-cell>
          <table:table-cell office:value-type="float" office:value="8" table:formula="of:=IF([.D257]&lt;&gt;&quot;&quot;;2^[.$I257];0)" table:style-name="ce2">
            <text:p>8</text:p>
          </table:table-cell>
          <table:table-cell office:value-type="float" office:value="0" table:formula="of:=IF([.E257]&lt;&gt;&quot;&quot;;2^[.$I257];0)" table:style-name="ce2">
            <text:p>0</text:p>
          </table:table-cell>
          <table:table-cell office:value-type="float" office:value="0" table:formula="of:=IF([.F257]&lt;&gt;&quot;&quot;;2^[.$I25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258]&lt;&gt;&quot;&quot;;2^[.$I258];0)" table:style-name="ce2">
            <text:p>0</text:p>
          </table:table-cell>
          <table:table-cell office:value-type="float" office:value="16" table:formula="of:=IF([.C258]&lt;&gt;&quot;&quot;;2^[.$I258];0)" table:style-name="ce2">
            <text:p>16</text:p>
          </table:table-cell>
          <table:table-cell office:value-type="float" office:value="0" table:formula="of:=IF([.D258]&lt;&gt;&quot;&quot;;2^[.$I258];0)" table:style-name="ce2">
            <text:p>0</text:p>
          </table:table-cell>
          <table:table-cell office:value-type="float" office:value="0" table:formula="of:=IF([.E258]&lt;&gt;&quot;&quot;;2^[.$I258];0)" table:style-name="ce2">
            <text:p>0</text:p>
          </table:table-cell>
          <table:table-cell office:value-type="float" office:value="0" table:formula="of:=IF([.F258]&lt;&gt;&quot;&quot;;2^[.$I25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259]&lt;&gt;&quot;&quot;;2^[.$I259];0)" table:style-name="ce2">
            <text:p>0</text:p>
          </table:table-cell>
          <table:table-cell office:value-type="float" office:value="32" table:formula="of:=IF([.C259]&lt;&gt;&quot;&quot;;2^[.$I259];0)" table:style-name="ce2">
            <text:p>32</text:p>
          </table:table-cell>
          <table:table-cell office:value-type="float" office:value="0" table:formula="of:=IF([.D259]&lt;&gt;&quot;&quot;;2^[.$I259];0)" table:style-name="ce2">
            <text:p>0</text:p>
          </table:table-cell>
          <table:table-cell office:value-type="float" office:value="0" table:formula="of:=IF([.E259]&lt;&gt;&quot;&quot;;2^[.$I259];0)" table:style-name="ce2">
            <text:p>0</text:p>
          </table:table-cell>
          <table:table-cell office:value-type="float" office:value="0" table:formula="of:=IF([.F259]&lt;&gt;&quot;&quot;;2^[.$I25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60]&lt;&gt;&quot;&quot;;2^[.$I260];0)" table:style-name="ce2">
            <text:p>0</text:p>
          </table:table-cell>
          <table:table-cell office:value-type="float" office:value="64" table:formula="of:=IF([.C260]&lt;&gt;&quot;&quot;;2^[.$I260];0)" table:style-name="ce2">
            <text:p>64</text:p>
          </table:table-cell>
          <table:table-cell office:value-type="float" office:value="0" table:formula="of:=IF([.D260]&lt;&gt;&quot;&quot;;2^[.$I260];0)" table:style-name="ce2">
            <text:p>0</text:p>
          </table:table-cell>
          <table:table-cell office:value-type="float" office:value="0" table:formula="of:=IF([.E260]&lt;&gt;&quot;&quot;;2^[.$I260];0)" table:style-name="ce2">
            <text:p>0</text:p>
          </table:table-cell>
          <table:table-cell office:value-type="float" office:value="0" table:formula="of:=IF([.F260]&lt;&gt;&quot;&quot;;2^[.$I26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6" table:style-name="ce4"/>
          <table:table-cell table:number-columns-repeated="16367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" table:formula="of:=SUM([.J254:.J261])" table:style-name="ce2">
            <text:p>3</text:p>
          </table:table-cell>
          <table:table-cell office:value-type="float" office:value="113" table:formula="of:=SUM([.K254:.K261])" table:style-name="ce2">
            <text:p>113</text:p>
          </table:table-cell>
          <table:table-cell office:value-type="float" office:value="9" table:formula="of:=SUM([.L254:.L261])" table:style-name="ce2">
            <text:p>9</text:p>
          </table:table-cell>
          <table:table-cell office:value-type="float" office:value="5" table:formula="of:=SUM([.M254:.M261])" table:style-name="ce2">
            <text:p>5</text:p>
          </table:table-cell>
          <table:table-cell office:value-type="float" office:value="3" table:formula="of:=SUM([.N254:.N261])" table:style-name="ce2">
            <text:p>3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3" table:formula="of:=&quot;0x&quot;&amp;BASE([.J262];16;2)" table:style-name="ce2">
            <text:p>0x03</text:p>
          </table:table-cell>
          <table:table-cell office:value-type="string" office:string-value="0x71" table:formula="of:=&quot;0x&quot;&amp;BASE([.K262];16;2)" table:style-name="ce2">
            <text:p>0x71</text:p>
          </table:table-cell>
          <table:table-cell office:value-type="string" office:string-value="0x09" table:formula="of:=&quot;0x&quot;&amp;BASE([.L262];16;2)" table:style-name="ce2">
            <text:p>0x09</text:p>
          </table:table-cell>
          <table:table-cell office:value-type="string" office:string-value="0x05" table:formula="of:=&quot;0x&quot;&amp;BASE([.M262];16;2)" table:style-name="ce2">
            <text:p>0x05</text:p>
          </table:table-cell>
          <table:table-cell office:value-type="string" office:string-value="0x03" table:formula="of:=&quot;0x&quot;&amp;BASE([.N262];16;2)" table:style-name="ce2">
            <text:p>0x03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56: 8" table:formula="of:=&quot;56: 8&quot;" table:style-name="ce2">
            <text:p>56: 8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265]&lt;&gt;&quot;&quot;;2^[.$I265];0)" table:style-name="ce2">
            <text:p>0</text:p>
          </table:table-cell>
          <table:table-cell office:value-type="float" office:value="1" table:formula="of:=IF([.C265]&lt;&gt;&quot;&quot;;2^[.$I265];0)" table:style-name="ce2">
            <text:p>1</text:p>
          </table:table-cell>
          <table:table-cell office:value-type="float" office:value="1" table:formula="of:=IF([.D265]&lt;&gt;&quot;&quot;;2^[.$I265];0)" table:style-name="ce2">
            <text:p>1</text:p>
          </table:table-cell>
          <table:table-cell office:value-type="float" office:value="1" table:formula="of:=IF([.E265]&lt;&gt;&quot;&quot;;2^[.$I265];0)" table:style-name="ce2">
            <text:p>1</text:p>
          </table:table-cell>
          <table:table-cell office:value-type="float" office:value="0" table:formula="of:=IF([.F265]&lt;&gt;&quot;&quot;;2^[.$I265];0)" table:style-name="ce2">
            <text:p>0</text:p>
          </table:table-cell>
          <table:table-cell office:value-type="string" office:string-value="    { 0x36, 0x49, 0x49, 0x49, 0x36 }, // 56: 8" table:formula="of:=&quot;    { &quot; &amp; [.J274] &amp; &quot;, &quot; &amp; [.K274] &amp; &quot;, &quot; &amp; [.L274] &amp; &quot;, &quot; &amp; [.M274] &amp; &quot;, &quot; &amp; [.N274] &amp; &quot; }, // &quot; &amp; [.A265]" table:style-name="ce2">
            <text:p><text:s text:c="4"/>{ 0x36, 0x49, 0x49, 0x49, 0x36 }, // 56: 8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266]&lt;&gt;&quot;&quot;;2^[.$I266];0)" table:style-name="ce2">
            <text:p>2</text:p>
          </table:table-cell>
          <table:table-cell office:value-type="float" office:value="0" table:formula="of:=IF([.C266]&lt;&gt;&quot;&quot;;2^[.$I266];0)" table:style-name="ce2">
            <text:p>0</text:p>
          </table:table-cell>
          <table:table-cell office:value-type="float" office:value="0" table:formula="of:=IF([.D266]&lt;&gt;&quot;&quot;;2^[.$I266];0)" table:style-name="ce2">
            <text:p>0</text:p>
          </table:table-cell>
          <table:table-cell office:value-type="float" office:value="0" table:formula="of:=IF([.E266]&lt;&gt;&quot;&quot;;2^[.$I266];0)" table:style-name="ce2">
            <text:p>0</text:p>
          </table:table-cell>
          <table:table-cell office:value-type="float" office:value="2" table:formula="of:=IF([.F266]&lt;&gt;&quot;&quot;;2^[.$I266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267]&lt;&gt;&quot;&quot;;2^[.$I267];0)" table:style-name="ce2">
            <text:p>4</text:p>
          </table:table-cell>
          <table:table-cell office:value-type="float" office:value="0" table:formula="of:=IF([.C267]&lt;&gt;&quot;&quot;;2^[.$I267];0)" table:style-name="ce2">
            <text:p>0</text:p>
          </table:table-cell>
          <table:table-cell office:value-type="float" office:value="0" table:formula="of:=IF([.D267]&lt;&gt;&quot;&quot;;2^[.$I267];0)" table:style-name="ce2">
            <text:p>0</text:p>
          </table:table-cell>
          <table:table-cell office:value-type="float" office:value="0" table:formula="of:=IF([.E267]&lt;&gt;&quot;&quot;;2^[.$I267];0)" table:style-name="ce2">
            <text:p>0</text:p>
          </table:table-cell>
          <table:table-cell office:value-type="float" office:value="4" table:formula="of:=IF([.F267]&lt;&gt;&quot;&quot;;2^[.$I267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68]&lt;&gt;&quot;&quot;;2^[.$I268];0)" table:style-name="ce2">
            <text:p>0</text:p>
          </table:table-cell>
          <table:table-cell office:value-type="float" office:value="8" table:formula="of:=IF([.C268]&lt;&gt;&quot;&quot;;2^[.$I268];0)" table:style-name="ce2">
            <text:p>8</text:p>
          </table:table-cell>
          <table:table-cell office:value-type="float" office:value="8" table:formula="of:=IF([.D268]&lt;&gt;&quot;&quot;;2^[.$I268];0)" table:style-name="ce2">
            <text:p>8</text:p>
          </table:table-cell>
          <table:table-cell office:value-type="float" office:value="8" table:formula="of:=IF([.E268]&lt;&gt;&quot;&quot;;2^[.$I268];0)" table:style-name="ce2">
            <text:p>8</text:p>
          </table:table-cell>
          <table:table-cell office:value-type="float" office:value="0" table:formula="of:=IF([.F268]&lt;&gt;&quot;&quot;;2^[.$I26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269]&lt;&gt;&quot;&quot;;2^[.$I269];0)" table:style-name="ce2">
            <text:p>16</text:p>
          </table:table-cell>
          <table:table-cell office:value-type="float" office:value="0" table:formula="of:=IF([.C269]&lt;&gt;&quot;&quot;;2^[.$I269];0)" table:style-name="ce2">
            <text:p>0</text:p>
          </table:table-cell>
          <table:table-cell office:value-type="float" office:value="0" table:formula="of:=IF([.D269]&lt;&gt;&quot;&quot;;2^[.$I269];0)" table:style-name="ce2">
            <text:p>0</text:p>
          </table:table-cell>
          <table:table-cell office:value-type="float" office:value="0" table:formula="of:=IF([.E269]&lt;&gt;&quot;&quot;;2^[.$I269];0)" table:style-name="ce2">
            <text:p>0</text:p>
          </table:table-cell>
          <table:table-cell office:value-type="float" office:value="16" table:formula="of:=IF([.F269]&lt;&gt;&quot;&quot;;2^[.$I269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270]&lt;&gt;&quot;&quot;;2^[.$I270];0)" table:style-name="ce2">
            <text:p>32</text:p>
          </table:table-cell>
          <table:table-cell office:value-type="float" office:value="0" table:formula="of:=IF([.C270]&lt;&gt;&quot;&quot;;2^[.$I270];0)" table:style-name="ce2">
            <text:p>0</text:p>
          </table:table-cell>
          <table:table-cell office:value-type="float" office:value="0" table:formula="of:=IF([.D270]&lt;&gt;&quot;&quot;;2^[.$I270];0)" table:style-name="ce2">
            <text:p>0</text:p>
          </table:table-cell>
          <table:table-cell office:value-type="float" office:value="0" table:formula="of:=IF([.E270]&lt;&gt;&quot;&quot;;2^[.$I270];0)" table:style-name="ce2">
            <text:p>0</text:p>
          </table:table-cell>
          <table:table-cell office:value-type="float" office:value="32" table:formula="of:=IF([.F270]&lt;&gt;&quot;&quot;;2^[.$I270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71]&lt;&gt;&quot;&quot;;2^[.$I271];0)" table:style-name="ce2">
            <text:p>0</text:p>
          </table:table-cell>
          <table:table-cell office:value-type="float" office:value="64" table:formula="of:=IF([.C271]&lt;&gt;&quot;&quot;;2^[.$I271];0)" table:style-name="ce2">
            <text:p>64</text:p>
          </table:table-cell>
          <table:table-cell office:value-type="float" office:value="64" table:formula="of:=IF([.D271]&lt;&gt;&quot;&quot;;2^[.$I271];0)" table:style-name="ce2">
            <text:p>64</text:p>
          </table:table-cell>
          <table:table-cell office:value-type="float" office:value="64" table:formula="of:=IF([.E271]&lt;&gt;&quot;&quot;;2^[.$I271];0)" table:style-name="ce2">
            <text:p>64</text:p>
          </table:table-cell>
          <table:table-cell office:value-type="float" office:value="0" table:formula="of:=IF([.F271]&lt;&gt;&quot;&quot;;2^[.$I27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5" table:style-name="ce4"/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54" table:formula="of:=SUM([.J265:.J272])" table:style-name="ce2">
            <text:p>54</text:p>
          </table:table-cell>
          <table:table-cell office:value-type="float" office:value="73" table:formula="of:=SUM([.K265:.K272])" table:style-name="ce2">
            <text:p>73</text:p>
          </table:table-cell>
          <table:table-cell office:value-type="float" office:value="73" table:formula="of:=SUM([.L265:.L272])" table:style-name="ce2">
            <text:p>73</text:p>
          </table:table-cell>
          <table:table-cell office:value-type="float" office:value="73" table:formula="of:=SUM([.M265:.M272])" table:style-name="ce2">
            <text:p>73</text:p>
          </table:table-cell>
          <table:table-cell office:value-type="float" office:value="54" table:formula="of:=SUM([.N265:.N272])" table:style-name="ce2">
            <text:p>5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6" table:formula="of:=&quot;0x&quot;&amp;BASE([.J273];16;2)" table:style-name="ce2">
            <text:p>0x36</text:p>
          </table:table-cell>
          <table:table-cell office:value-type="string" office:string-value="0x49" table:formula="of:=&quot;0x&quot;&amp;BASE([.K273];16;2)" table:style-name="ce2">
            <text:p>0x49</text:p>
          </table:table-cell>
          <table:table-cell office:value-type="string" office:string-value="0x49" table:formula="of:=&quot;0x&quot;&amp;BASE([.L273];16;2)" table:style-name="ce2">
            <text:p>0x49</text:p>
          </table:table-cell>
          <table:table-cell office:value-type="string" office:string-value="0x49" table:formula="of:=&quot;0x&quot;&amp;BASE([.M273];16;2)" table:style-name="ce2">
            <text:p>0x49</text:p>
          </table:table-cell>
          <table:table-cell office:value-type="string" office:string-value="0x36" table:formula="of:=&quot;0x&quot;&amp;BASE([.N273];16;2)" table:style-name="ce2">
            <text:p>0x36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57: 9" table:formula="of:=&quot;57: 9&quot;" table:style-name="ce2">
            <text:p>57: 9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276]&lt;&gt;&quot;&quot;;2^[.$I276];0)" table:style-name="ce2">
            <text:p>0</text:p>
          </table:table-cell>
          <table:table-cell office:value-type="float" office:value="1" table:formula="of:=IF([.C276]&lt;&gt;&quot;&quot;;2^[.$I276];0)" table:style-name="ce2">
            <text:p>1</text:p>
          </table:table-cell>
          <table:table-cell office:value-type="float" office:value="1" table:formula="of:=IF([.D276]&lt;&gt;&quot;&quot;;2^[.$I276];0)" table:style-name="ce2">
            <text:p>1</text:p>
          </table:table-cell>
          <table:table-cell office:value-type="float" office:value="1" table:formula="of:=IF([.E276]&lt;&gt;&quot;&quot;;2^[.$I276];0)" table:style-name="ce2">
            <text:p>1</text:p>
          </table:table-cell>
          <table:table-cell office:value-type="float" office:value="0" table:formula="of:=IF([.F276]&lt;&gt;&quot;&quot;;2^[.$I276];0)" table:style-name="ce2">
            <text:p>0</text:p>
          </table:table-cell>
          <table:table-cell office:value-type="string" office:string-value="    { 0x06, 0x49, 0x49, 0x49, 0x3E }, // 57: 9" table:formula="of:=&quot;    { &quot; &amp; [.J285] &amp; &quot;, &quot; &amp; [.K285] &amp; &quot;, &quot; &amp; [.L285] &amp; &quot;, &quot; &amp; [.M285] &amp; &quot;, &quot; &amp; [.N285] &amp; &quot; }, // &quot; &amp; [.A276]" table:style-name="ce2">
            <text:p><text:s text:c="4"/>{ 0x06, 0x49, 0x49, 0x49, 0x3E }, // 57: 9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277]&lt;&gt;&quot;&quot;;2^[.$I277];0)" table:style-name="ce2">
            <text:p>2</text:p>
          </table:table-cell>
          <table:table-cell office:value-type="float" office:value="0" table:formula="of:=IF([.C277]&lt;&gt;&quot;&quot;;2^[.$I277];0)" table:style-name="ce2">
            <text:p>0</text:p>
          </table:table-cell>
          <table:table-cell office:value-type="float" office:value="0" table:formula="of:=IF([.D277]&lt;&gt;&quot;&quot;;2^[.$I277];0)" table:style-name="ce2">
            <text:p>0</text:p>
          </table:table-cell>
          <table:table-cell office:value-type="float" office:value="0" table:formula="of:=IF([.E277]&lt;&gt;&quot;&quot;;2^[.$I277];0)" table:style-name="ce2">
            <text:p>0</text:p>
          </table:table-cell>
          <table:table-cell office:value-type="float" office:value="2" table:formula="of:=IF([.F277]&lt;&gt;&quot;&quot;;2^[.$I277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278]&lt;&gt;&quot;&quot;;2^[.$I278];0)" table:style-name="ce2">
            <text:p>4</text:p>
          </table:table-cell>
          <table:table-cell office:value-type="float" office:value="0" table:formula="of:=IF([.C278]&lt;&gt;&quot;&quot;;2^[.$I278];0)" table:style-name="ce2">
            <text:p>0</text:p>
          </table:table-cell>
          <table:table-cell office:value-type="float" office:value="0" table:formula="of:=IF([.D278]&lt;&gt;&quot;&quot;;2^[.$I278];0)" table:style-name="ce2">
            <text:p>0</text:p>
          </table:table-cell>
          <table:table-cell office:value-type="float" office:value="0" table:formula="of:=IF([.E278]&lt;&gt;&quot;&quot;;2^[.$I278];0)" table:style-name="ce2">
            <text:p>0</text:p>
          </table:table-cell>
          <table:table-cell office:value-type="float" office:value="4" table:formula="of:=IF([.F278]&lt;&gt;&quot;&quot;;2^[.$I278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79]&lt;&gt;&quot;&quot;;2^[.$I279];0)" table:style-name="ce2">
            <text:p>0</text:p>
          </table:table-cell>
          <table:table-cell office:value-type="float" office:value="8" table:formula="of:=IF([.C279]&lt;&gt;&quot;&quot;;2^[.$I279];0)" table:style-name="ce2">
            <text:p>8</text:p>
          </table:table-cell>
          <table:table-cell office:value-type="float" office:value="8" table:formula="of:=IF([.D279]&lt;&gt;&quot;&quot;;2^[.$I279];0)" table:style-name="ce2">
            <text:p>8</text:p>
          </table:table-cell>
          <table:table-cell office:value-type="float" office:value="8" table:formula="of:=IF([.E279]&lt;&gt;&quot;&quot;;2^[.$I279];0)" table:style-name="ce2">
            <text:p>8</text:p>
          </table:table-cell>
          <table:table-cell office:value-type="float" office:value="8" table:formula="of:=IF([.F279]&lt;&gt;&quot;&quot;;2^[.$I279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280]&lt;&gt;&quot;&quot;;2^[.$I280];0)" table:style-name="ce2">
            <text:p>0</text:p>
          </table:table-cell>
          <table:table-cell office:value-type="float" office:value="0" table:formula="of:=IF([.C280]&lt;&gt;&quot;&quot;;2^[.$I280];0)" table:style-name="ce2">
            <text:p>0</text:p>
          </table:table-cell>
          <table:table-cell office:value-type="float" office:value="0" table:formula="of:=IF([.D280]&lt;&gt;&quot;&quot;;2^[.$I280];0)" table:style-name="ce2">
            <text:p>0</text:p>
          </table:table-cell>
          <table:table-cell office:value-type="float" office:value="0" table:formula="of:=IF([.E280]&lt;&gt;&quot;&quot;;2^[.$I280];0)" table:style-name="ce2">
            <text:p>0</text:p>
          </table:table-cell>
          <table:table-cell office:value-type="float" office:value="16" table:formula="of:=IF([.F280]&lt;&gt;&quot;&quot;;2^[.$I280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281]&lt;&gt;&quot;&quot;;2^[.$I281];0)" table:style-name="ce2">
            <text:p>0</text:p>
          </table:table-cell>
          <table:table-cell office:value-type="float" office:value="0" table:formula="of:=IF([.C281]&lt;&gt;&quot;&quot;;2^[.$I281];0)" table:style-name="ce2">
            <text:p>0</text:p>
          </table:table-cell>
          <table:table-cell office:value-type="float" office:value="0" table:formula="of:=IF([.D281]&lt;&gt;&quot;&quot;;2^[.$I281];0)" table:style-name="ce2">
            <text:p>0</text:p>
          </table:table-cell>
          <table:table-cell office:value-type="float" office:value="0" table:formula="of:=IF([.E281]&lt;&gt;&quot;&quot;;2^[.$I281];0)" table:style-name="ce2">
            <text:p>0</text:p>
          </table:table-cell>
          <table:table-cell office:value-type="float" office:value="32" table:formula="of:=IF([.F281]&lt;&gt;&quot;&quot;;2^[.$I281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82]&lt;&gt;&quot;&quot;;2^[.$I282];0)" table:style-name="ce2">
            <text:p>0</text:p>
          </table:table-cell>
          <table:table-cell office:value-type="float" office:value="64" table:formula="of:=IF([.C282]&lt;&gt;&quot;&quot;;2^[.$I282];0)" table:style-name="ce2">
            <text:p>64</text:p>
          </table:table-cell>
          <table:table-cell office:value-type="float" office:value="64" table:formula="of:=IF([.D282]&lt;&gt;&quot;&quot;;2^[.$I282];0)" table:style-name="ce2">
            <text:p>64</text:p>
          </table:table-cell>
          <table:table-cell office:value-type="float" office:value="64" table:formula="of:=IF([.E282]&lt;&gt;&quot;&quot;;2^[.$I282];0)" table:style-name="ce2">
            <text:p>64</text:p>
          </table:table-cell>
          <table:table-cell office:value-type="float" office:value="0" table:formula="of:=IF([.F282]&lt;&gt;&quot;&quot;;2^[.$I28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5" table:style-name="ce4"/>
          <table:table-cell table:number-columns-repeated="16368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" table:formula="of:=SUM([.J276:.J283])" table:style-name="ce2">
            <text:p>6</text:p>
          </table:table-cell>
          <table:table-cell office:value-type="float" office:value="73" table:formula="of:=SUM([.K276:.K283])" table:style-name="ce2">
            <text:p>73</text:p>
          </table:table-cell>
          <table:table-cell office:value-type="float" office:value="73" table:formula="of:=SUM([.L276:.L283])" table:style-name="ce2">
            <text:p>73</text:p>
          </table:table-cell>
          <table:table-cell office:value-type="float" office:value="73" table:formula="of:=SUM([.M276:.M283])" table:style-name="ce2">
            <text:p>73</text:p>
          </table:table-cell>
          <table:table-cell office:value-type="float" office:value="62" table:formula="of:=SUM([.N276:.N283])" table:style-name="ce2">
            <text:p>6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6" table:formula="of:=&quot;0x&quot;&amp;BASE([.J284];16;2)" table:style-name="ce2">
            <text:p>0x06</text:p>
          </table:table-cell>
          <table:table-cell office:value-type="string" office:string-value="0x49" table:formula="of:=&quot;0x&quot;&amp;BASE([.K284];16;2)" table:style-name="ce2">
            <text:p>0x49</text:p>
          </table:table-cell>
          <table:table-cell office:value-type="string" office:string-value="0x49" table:formula="of:=&quot;0x&quot;&amp;BASE([.L284];16;2)" table:style-name="ce2">
            <text:p>0x49</text:p>
          </table:table-cell>
          <table:table-cell office:value-type="string" office:string-value="0x49" table:formula="of:=&quot;0x&quot;&amp;BASE([.M284];16;2)" table:style-name="ce2">
            <text:p>0x49</text:p>
          </table:table-cell>
          <table:table-cell office:value-type="string" office:string-value="0x3E" table:formula="of:=&quot;0x&quot;&amp;BASE([.N284];16;2)" table:style-name="ce2">
            <text:p>0x3E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58: :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287]&lt;&gt;&quot;&quot;;2^[.$I287];0)" table:style-name="ce2">
            <text:p>0</text:p>
          </table:table-cell>
          <table:table-cell office:value-type="float" office:value="0" table:formula="of:=IF([.C287]&lt;&gt;&quot;&quot;;2^[.$I287];0)" table:style-name="ce2">
            <text:p>0</text:p>
          </table:table-cell>
          <table:table-cell office:value-type="float" office:value="0" table:formula="of:=IF([.D287]&lt;&gt;&quot;&quot;;2^[.$I287];0)" table:style-name="ce2">
            <text:p>0</text:p>
          </table:table-cell>
          <table:table-cell office:value-type="float" office:value="0" table:formula="of:=IF([.E287]&lt;&gt;&quot;&quot;;2^[.$I287];0)" table:style-name="ce2">
            <text:p>0</text:p>
          </table:table-cell>
          <table:table-cell office:value-type="float" office:value="0" table:formula="of:=IF([.F287]&lt;&gt;&quot;&quot;;2^[.$I287];0)" table:style-name="ce2">
            <text:p>0</text:p>
          </table:table-cell>
          <table:table-cell office:value-type="string" office:string-value="    { 0x00, 0x36, 0x36, 0x00, 0x00 }, // 58: :" table:formula="of:=&quot;    { &quot; &amp; [.J296] &amp; &quot;, &quot; &amp; [.K296] &amp; &quot;, &quot; &amp; [.L296] &amp; &quot;, &quot; &amp; [.M296] &amp; &quot;, &quot; &amp; [.N296] &amp; &quot; }, // &quot; &amp; [.A287]" table:style-name="ce2">
            <text:p><text:s text:c="4"/>{ 0x00, 0x36, 0x36, 0x00, 0x00 }, // 58: :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288]&lt;&gt;&quot;&quot;;2^[.$I288];0)" table:style-name="ce2">
            <text:p>0</text:p>
          </table:table-cell>
          <table:table-cell office:value-type="float" office:value="2" table:formula="of:=IF([.C288]&lt;&gt;&quot;&quot;;2^[.$I288];0)" table:style-name="ce2">
            <text:p>2</text:p>
          </table:table-cell>
          <table:table-cell office:value-type="float" office:value="2" table:formula="of:=IF([.D288]&lt;&gt;&quot;&quot;;2^[.$I288];0)" table:style-name="ce2">
            <text:p>2</text:p>
          </table:table-cell>
          <table:table-cell office:value-type="float" office:value="0" table:formula="of:=IF([.E288]&lt;&gt;&quot;&quot;;2^[.$I288];0)" table:style-name="ce2">
            <text:p>0</text:p>
          </table:table-cell>
          <table:table-cell office:value-type="float" office:value="0" table:formula="of:=IF([.F288]&lt;&gt;&quot;&quot;;2^[.$I28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289]&lt;&gt;&quot;&quot;;2^[.$I289];0)" table:style-name="ce2">
            <text:p>0</text:p>
          </table:table-cell>
          <table:table-cell office:value-type="float" office:value="4" table:formula="of:=IF([.C289]&lt;&gt;&quot;&quot;;2^[.$I289];0)" table:style-name="ce2">
            <text:p>4</text:p>
          </table:table-cell>
          <table:table-cell office:value-type="float" office:value="4" table:formula="of:=IF([.D289]&lt;&gt;&quot;&quot;;2^[.$I289];0)" table:style-name="ce2">
            <text:p>4</text:p>
          </table:table-cell>
          <table:table-cell office:value-type="float" office:value="0" table:formula="of:=IF([.E289]&lt;&gt;&quot;&quot;;2^[.$I289];0)" table:style-name="ce2">
            <text:p>0</text:p>
          </table:table-cell>
          <table:table-cell office:value-type="float" office:value="0" table:formula="of:=IF([.F289]&lt;&gt;&quot;&quot;;2^[.$I28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290]&lt;&gt;&quot;&quot;;2^[.$I290];0)" table:style-name="ce2">
            <text:p>0</text:p>
          </table:table-cell>
          <table:table-cell office:value-type="float" office:value="0" table:formula="of:=IF([.C290]&lt;&gt;&quot;&quot;;2^[.$I290];0)" table:style-name="ce2">
            <text:p>0</text:p>
          </table:table-cell>
          <table:table-cell office:value-type="float" office:value="0" table:formula="of:=IF([.D290]&lt;&gt;&quot;&quot;;2^[.$I290];0)" table:style-name="ce2">
            <text:p>0</text:p>
          </table:table-cell>
          <table:table-cell office:value-type="float" office:value="0" table:formula="of:=IF([.E290]&lt;&gt;&quot;&quot;;2^[.$I290];0)" table:style-name="ce2">
            <text:p>0</text:p>
          </table:table-cell>
          <table:table-cell office:value-type="float" office:value="0" table:formula="of:=IF([.F290]&lt;&gt;&quot;&quot;;2^[.$I29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291]&lt;&gt;&quot;&quot;;2^[.$I291];0)" table:style-name="ce2">
            <text:p>0</text:p>
          </table:table-cell>
          <table:table-cell office:value-type="float" office:value="16" table:formula="of:=IF([.C291]&lt;&gt;&quot;&quot;;2^[.$I291];0)" table:style-name="ce2">
            <text:p>16</text:p>
          </table:table-cell>
          <table:table-cell office:value-type="float" office:value="16" table:formula="of:=IF([.D291]&lt;&gt;&quot;&quot;;2^[.$I291];0)" table:style-name="ce2">
            <text:p>16</text:p>
          </table:table-cell>
          <table:table-cell office:value-type="float" office:value="0" table:formula="of:=IF([.E291]&lt;&gt;&quot;&quot;;2^[.$I291];0)" table:style-name="ce2">
            <text:p>0</text:p>
          </table:table-cell>
          <table:table-cell office:value-type="float" office:value="0" table:formula="of:=IF([.F291]&lt;&gt;&quot;&quot;;2^[.$I29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292]&lt;&gt;&quot;&quot;;2^[.$I292];0)" table:style-name="ce2">
            <text:p>0</text:p>
          </table:table-cell>
          <table:table-cell office:value-type="float" office:value="32" table:formula="of:=IF([.C292]&lt;&gt;&quot;&quot;;2^[.$I292];0)" table:style-name="ce2">
            <text:p>32</text:p>
          </table:table-cell>
          <table:table-cell office:value-type="float" office:value="32" table:formula="of:=IF([.D292]&lt;&gt;&quot;&quot;;2^[.$I292];0)" table:style-name="ce2">
            <text:p>32</text:p>
          </table:table-cell>
          <table:table-cell office:value-type="float" office:value="0" table:formula="of:=IF([.E292]&lt;&gt;&quot;&quot;;2^[.$I292];0)" table:style-name="ce2">
            <text:p>0</text:p>
          </table:table-cell>
          <table:table-cell office:value-type="float" office:value="0" table:formula="of:=IF([.F292]&lt;&gt;&quot;&quot;;2^[.$I29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<text:s/>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293]&lt;&gt;&quot;&quot;;2^[.$I293];0)" table:style-name="ce2">
            <text:p>0</text:p>
          </table:table-cell>
          <table:table-cell office:value-type="float" office:value="0" table:formula="of:=IF([.C293]&lt;&gt;&quot;&quot;;2^[.$I293];0)" table:style-name="ce2">
            <text:p>0</text:p>
          </table:table-cell>
          <table:table-cell office:value-type="float" office:value="0" table:formula="of:=IF([.D293]&lt;&gt;&quot;&quot;;2^[.$I293];0)" table:style-name="ce2">
            <text:p>0</text:p>
          </table:table-cell>
          <table:table-cell office:value-type="float" office:value="0" table:formula="of:=IF([.E293]&lt;&gt;&quot;&quot;;2^[.$I293];0)" table:style-name="ce2">
            <text:p>0</text:p>
          </table:table-cell>
          <table:table-cell office:value-type="float" office:value="0" table:formula="of:=IF([.F293]&lt;&gt;&quot;&quot;;2^[.$I29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287:.J294])" table:style-name="ce2">
            <text:p>0</text:p>
          </table:table-cell>
          <table:table-cell office:value-type="float" office:value="54" table:formula="of:=SUM([.K287:.K294])" table:style-name="ce2">
            <text:p>54</text:p>
          </table:table-cell>
          <table:table-cell office:value-type="float" office:value="54" table:formula="of:=SUM([.L287:.L294])" table:style-name="ce2">
            <text:p>54</text:p>
          </table:table-cell>
          <table:table-cell office:value-type="float" office:value="0" table:formula="of:=SUM([.M287:.M294])" table:style-name="ce2">
            <text:p>0</text:p>
          </table:table-cell>
          <table:table-cell office:value-type="float" office:value="0" table:formula="of:=SUM([.N287:.N294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295];16;2)" table:style-name="ce2">
            <text:p>0x00</text:p>
          </table:table-cell>
          <table:table-cell office:value-type="string" office:string-value="0x36" table:formula="of:=&quot;0x&quot;&amp;BASE([.K295];16;2)" table:style-name="ce2">
            <text:p>0x36</text:p>
          </table:table-cell>
          <table:table-cell office:value-type="string" office:string-value="0x36" table:formula="of:=&quot;0x&quot;&amp;BASE([.L295];16;2)" table:style-name="ce2">
            <text:p>0x36</text:p>
          </table:table-cell>
          <table:table-cell office:value-type="string" office:string-value="0x00" table:formula="of:=&quot;0x&quot;&amp;BASE([.M295];16;2)" table:style-name="ce2">
            <text:p>0x00</text:p>
          </table:table-cell>
          <table:table-cell office:value-type="string" office:string-value="0x00" table:formula="of:=&quot;0x&quot;&amp;BASE([.N295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59: ;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298]&lt;&gt;&quot;&quot;;2^[.$I298];0)" table:style-name="ce2">
            <text:p>0</text:p>
          </table:table-cell>
          <table:table-cell office:value-type="float" office:value="0" table:formula="of:=IF([.C298]&lt;&gt;&quot;&quot;;2^[.$I298];0)" table:style-name="ce2">
            <text:p>0</text:p>
          </table:table-cell>
          <table:table-cell office:value-type="float" office:value="0" table:formula="of:=IF([.D298]&lt;&gt;&quot;&quot;;2^[.$I298];0)" table:style-name="ce2">
            <text:p>0</text:p>
          </table:table-cell>
          <table:table-cell office:value-type="float" office:value="0" table:formula="of:=IF([.E298]&lt;&gt;&quot;&quot;;2^[.$I298];0)" table:style-name="ce2">
            <text:p>0</text:p>
          </table:table-cell>
          <table:table-cell office:value-type="float" office:value="0" table:formula="of:=IF([.F298]&lt;&gt;&quot;&quot;;2^[.$I298];0)" table:style-name="ce2">
            <text:p>0</text:p>
          </table:table-cell>
          <table:table-cell office:value-type="string" office:string-value="    { 0x00, 0x56, 0x36, 0x00, 0x00 }, // 59: ;" table:formula="of:=&quot;    { &quot; &amp; [.J307] &amp; &quot;, &quot; &amp; [.K307] &amp; &quot;, &quot; &amp; [.L307] &amp; &quot;, &quot; &amp; [.M307] &amp; &quot;, &quot; &amp; [.N307] &amp; &quot; }, // &quot; &amp; [.A298]" table:style-name="ce2">
            <text:p><text:s text:c="4"/>{ 0x00, 0x56, 0x36, 0x00, 0x00 }, // 59: ;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299]&lt;&gt;&quot;&quot;;2^[.$I299];0)" table:style-name="ce2">
            <text:p>0</text:p>
          </table:table-cell>
          <table:table-cell office:value-type="float" office:value="2" table:formula="of:=IF([.C299]&lt;&gt;&quot;&quot;;2^[.$I299];0)" table:style-name="ce2">
            <text:p>2</text:p>
          </table:table-cell>
          <table:table-cell office:value-type="float" office:value="2" table:formula="of:=IF([.D299]&lt;&gt;&quot;&quot;;2^[.$I299];0)" table:style-name="ce2">
            <text:p>2</text:p>
          </table:table-cell>
          <table:table-cell office:value-type="float" office:value="0" table:formula="of:=IF([.E299]&lt;&gt;&quot;&quot;;2^[.$I299];0)" table:style-name="ce2">
            <text:p>0</text:p>
          </table:table-cell>
          <table:table-cell office:value-type="float" office:value="0" table:formula="of:=IF([.F299]&lt;&gt;&quot;&quot;;2^[.$I29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300]&lt;&gt;&quot;&quot;;2^[.$I300];0)" table:style-name="ce2">
            <text:p>0</text:p>
          </table:table-cell>
          <table:table-cell office:value-type="float" office:value="4" table:formula="of:=IF([.C300]&lt;&gt;&quot;&quot;;2^[.$I300];0)" table:style-name="ce2">
            <text:p>4</text:p>
          </table:table-cell>
          <table:table-cell office:value-type="float" office:value="4" table:formula="of:=IF([.D300]&lt;&gt;&quot;&quot;;2^[.$I300];0)" table:style-name="ce2">
            <text:p>4</text:p>
          </table:table-cell>
          <table:table-cell office:value-type="float" office:value="0" table:formula="of:=IF([.E300]&lt;&gt;&quot;&quot;;2^[.$I300];0)" table:style-name="ce2">
            <text:p>0</text:p>
          </table:table-cell>
          <table:table-cell office:value-type="float" office:value="0" table:formula="of:=IF([.F300]&lt;&gt;&quot;&quot;;2^[.$I30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301]&lt;&gt;&quot;&quot;;2^[.$I301];0)" table:style-name="ce2">
            <text:p>0</text:p>
          </table:table-cell>
          <table:table-cell office:value-type="float" office:value="0" table:formula="of:=IF([.C301]&lt;&gt;&quot;&quot;;2^[.$I301];0)" table:style-name="ce2">
            <text:p>0</text:p>
          </table:table-cell>
          <table:table-cell office:value-type="float" office:value="0" table:formula="of:=IF([.D301]&lt;&gt;&quot;&quot;;2^[.$I301];0)" table:style-name="ce2">
            <text:p>0</text:p>
          </table:table-cell>
          <table:table-cell office:value-type="float" office:value="0" table:formula="of:=IF([.E301]&lt;&gt;&quot;&quot;;2^[.$I301];0)" table:style-name="ce2">
            <text:p>0</text:p>
          </table:table-cell>
          <table:table-cell office:value-type="float" office:value="0" table:formula="of:=IF([.F301]&lt;&gt;&quot;&quot;;2^[.$I30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302]&lt;&gt;&quot;&quot;;2^[.$I302];0)" table:style-name="ce2">
            <text:p>0</text:p>
          </table:table-cell>
          <table:table-cell office:value-type="float" office:value="16" table:formula="of:=IF([.C302]&lt;&gt;&quot;&quot;;2^[.$I302];0)" table:style-name="ce2">
            <text:p>16</text:p>
          </table:table-cell>
          <table:table-cell office:value-type="float" office:value="16" table:formula="of:=IF([.D302]&lt;&gt;&quot;&quot;;2^[.$I302];0)" table:style-name="ce2">
            <text:p>16</text:p>
          </table:table-cell>
          <table:table-cell office:value-type="float" office:value="0" table:formula="of:=IF([.E302]&lt;&gt;&quot;&quot;;2^[.$I302];0)" table:style-name="ce2">
            <text:p>0</text:p>
          </table:table-cell>
          <table:table-cell office:value-type="float" office:value="0" table:formula="of:=IF([.F302]&lt;&gt;&quot;&quot;;2^[.$I30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303]&lt;&gt;&quot;&quot;;2^[.$I303];0)" table:style-name="ce2">
            <text:p>0</text:p>
          </table:table-cell>
          <table:table-cell office:value-type="float" office:value="0" table:formula="of:=IF([.C303]&lt;&gt;&quot;&quot;;2^[.$I303];0)" table:style-name="ce2">
            <text:p>0</text:p>
          </table:table-cell>
          <table:table-cell office:value-type="float" office:value="32" table:formula="of:=IF([.D303]&lt;&gt;&quot;&quot;;2^[.$I303];0)" table:style-name="ce2">
            <text:p>32</text:p>
          </table:table-cell>
          <table:table-cell office:value-type="float" office:value="0" table:formula="of:=IF([.E303]&lt;&gt;&quot;&quot;;2^[.$I303];0)" table:style-name="ce2">
            <text:p>0</text:p>
          </table:table-cell>
          <table:table-cell office:value-type="float" office:value="0" table:formula="of:=IF([.F303]&lt;&gt;&quot;&quot;;2^[.$I30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304]&lt;&gt;&quot;&quot;;2^[.$I304];0)" table:style-name="ce2">
            <text:p>0</text:p>
          </table:table-cell>
          <table:table-cell office:value-type="float" office:value="64" table:formula="of:=IF([.C304]&lt;&gt;&quot;&quot;;2^[.$I304];0)" table:style-name="ce2">
            <text:p>64</text:p>
          </table:table-cell>
          <table:table-cell office:value-type="float" office:value="0" table:formula="of:=IF([.D304]&lt;&gt;&quot;&quot;;2^[.$I304];0)" table:style-name="ce2">
            <text:p>0</text:p>
          </table:table-cell>
          <table:table-cell office:value-type="float" office:value="0" table:formula="of:=IF([.E304]&lt;&gt;&quot;&quot;;2^[.$I304];0)" table:style-name="ce2">
            <text:p>0</text:p>
          </table:table-cell>
          <table:table-cell office:value-type="float" office:value="0" table:formula="of:=IF([.F304]&lt;&gt;&quot;&quot;;2^[.$I30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2" table:style-name="ce4"/>
          <table:table-cell office:value-type="float" office:value="0" table:formula="of:=IF([.F305]&lt;&gt;&quot;&quot;;2^[.$I30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298:.J305])" table:style-name="ce2">
            <text:p>0</text:p>
          </table:table-cell>
          <table:table-cell office:value-type="float" office:value="86" table:formula="of:=SUM([.K298:.K305])" table:style-name="ce2">
            <text:p>86</text:p>
          </table:table-cell>
          <table:table-cell office:value-type="float" office:value="54" table:formula="of:=SUM([.L298:.L305])" table:style-name="ce2">
            <text:p>54</text:p>
          </table:table-cell>
          <table:table-cell office:value-type="float" office:value="0" table:formula="of:=SUM([.M298:.M305])" table:style-name="ce2">
            <text:p>0</text:p>
          </table:table-cell>
          <table:table-cell office:value-type="float" office:value="0" table:formula="of:=SUM([.N298:.N305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306];16;2)" table:style-name="ce2">
            <text:p>0x00</text:p>
          </table:table-cell>
          <table:table-cell office:value-type="string" office:string-value="0x56" table:formula="of:=&quot;0x&quot;&amp;BASE([.K306];16;2)" table:style-name="ce2">
            <text:p>0x56</text:p>
          </table:table-cell>
          <table:table-cell office:value-type="string" office:string-value="0x36" table:formula="of:=&quot;0x&quot;&amp;BASE([.L306];16;2)" table:style-name="ce2">
            <text:p>0x36</text:p>
          </table:table-cell>
          <table:table-cell office:value-type="string" office:string-value="0x00" table:formula="of:=&quot;0x&quot;&amp;BASE([.M306];16;2)" table:style-name="ce2">
            <text:p>0x00</text:p>
          </table:table-cell>
          <table:table-cell office:value-type="string" office:string-value="0x00" table:formula="of:=&quot;0x&quot;&amp;BASE([.N306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0: &lt;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309]&lt;&gt;&quot;&quot;;2^[.$I309];0)" table:style-name="ce2">
            <text:p>0</text:p>
          </table:table-cell>
          <table:table-cell office:value-type="float" office:value="0" table:formula="of:=IF([.C309]&lt;&gt;&quot;&quot;;2^[.$I309];0)" table:style-name="ce2">
            <text:p>0</text:p>
          </table:table-cell>
          <table:table-cell office:value-type="float" office:value="0" table:formula="of:=IF([.D309]&lt;&gt;&quot;&quot;;2^[.$I309];0)" table:style-name="ce2">
            <text:p>0</text:p>
          </table:table-cell>
          <table:table-cell office:value-type="float" office:value="1" table:formula="of:=IF([.E309]&lt;&gt;&quot;&quot;;2^[.$I309];0)" table:style-name="ce2">
            <text:p>1</text:p>
          </table:table-cell>
          <table:table-cell office:value-type="float" office:value="0" table:formula="of:=IF([.F309]&lt;&gt;&quot;&quot;;2^[.$I309];0)" table:style-name="ce2">
            <text:p>0</text:p>
          </table:table-cell>
          <table:table-cell office:value-type="string" office:string-value="    { 0x08, 0x14, 0x22, 0x41, 0x00 }, // 60: &lt;" table:formula="of:=&quot;    { &quot; &amp; [.J318] &amp; &quot;, &quot; &amp; [.K318] &amp; &quot;, &quot; &amp; [.L318] &amp; &quot;, &quot; &amp; [.M318] &amp; &quot;, &quot; &amp; [.N318] &amp; &quot; }, // &quot; &amp; [.A309]" table:style-name="ce2">
            <text:p><text:s text:c="4"/>{ 0x08, 0x14, 0x22, 0x41, 0x00 }, // 60: &lt;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310]&lt;&gt;&quot;&quot;;2^[.$I310];0)" table:style-name="ce2">
            <text:p>0</text:p>
          </table:table-cell>
          <table:table-cell office:value-type="float" office:value="0" table:formula="of:=IF([.C310]&lt;&gt;&quot;&quot;;2^[.$I310];0)" table:style-name="ce2">
            <text:p>0</text:p>
          </table:table-cell>
          <table:table-cell office:value-type="float" office:value="2" table:formula="of:=IF([.D310]&lt;&gt;&quot;&quot;;2^[.$I310];0)" table:style-name="ce2">
            <text:p>2</text:p>
          </table:table-cell>
          <table:table-cell office:value-type="float" office:value="0" table:formula="of:=IF([.E310]&lt;&gt;&quot;&quot;;2^[.$I310];0)" table:style-name="ce2">
            <text:p>0</text:p>
          </table:table-cell>
          <table:table-cell office:value-type="float" office:value="0" table:formula="of:=IF([.F310]&lt;&gt;&quot;&quot;;2^[.$I31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311]&lt;&gt;&quot;&quot;;2^[.$I311];0)" table:style-name="ce2">
            <text:p>0</text:p>
          </table:table-cell>
          <table:table-cell office:value-type="float" office:value="4" table:formula="of:=IF([.C311]&lt;&gt;&quot;&quot;;2^[.$I311];0)" table:style-name="ce2">
            <text:p>4</text:p>
          </table:table-cell>
          <table:table-cell office:value-type="float" office:value="0" table:formula="of:=IF([.D311]&lt;&gt;&quot;&quot;;2^[.$I311];0)" table:style-name="ce2">
            <text:p>0</text:p>
          </table:table-cell>
          <table:table-cell office:value-type="float" office:value="0" table:formula="of:=IF([.E311]&lt;&gt;&quot;&quot;;2^[.$I311];0)" table:style-name="ce2">
            <text:p>0</text:p>
          </table:table-cell>
          <table:table-cell office:value-type="float" office:value="0" table:formula="of:=IF([.F311]&lt;&gt;&quot;&quot;;2^[.$I31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312]&lt;&gt;&quot;&quot;;2^[.$I312];0)" table:style-name="ce2">
            <text:p>8</text:p>
          </table:table-cell>
          <table:table-cell office:value-type="float" office:value="0" table:formula="of:=IF([.C312]&lt;&gt;&quot;&quot;;2^[.$I312];0)" table:style-name="ce2">
            <text:p>0</text:p>
          </table:table-cell>
          <table:table-cell office:value-type="float" office:value="0" table:formula="of:=IF([.D312]&lt;&gt;&quot;&quot;;2^[.$I312];0)" table:style-name="ce2">
            <text:p>0</text:p>
          </table:table-cell>
          <table:table-cell office:value-type="float" office:value="0" table:formula="of:=IF([.E312]&lt;&gt;&quot;&quot;;2^[.$I312];0)" table:style-name="ce2">
            <text:p>0</text:p>
          </table:table-cell>
          <table:table-cell office:value-type="float" office:value="0" table:formula="of:=IF([.F312]&lt;&gt;&quot;&quot;;2^[.$I31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313]&lt;&gt;&quot;&quot;;2^[.$I313];0)" table:style-name="ce2">
            <text:p>0</text:p>
          </table:table-cell>
          <table:table-cell office:value-type="float" office:value="16" table:formula="of:=IF([.C313]&lt;&gt;&quot;&quot;;2^[.$I313];0)" table:style-name="ce2">
            <text:p>16</text:p>
          </table:table-cell>
          <table:table-cell office:value-type="float" office:value="0" table:formula="of:=IF([.D313]&lt;&gt;&quot;&quot;;2^[.$I313];0)" table:style-name="ce2">
            <text:p>0</text:p>
          </table:table-cell>
          <table:table-cell office:value-type="float" office:value="0" table:formula="of:=IF([.E313]&lt;&gt;&quot;&quot;;2^[.$I313];0)" table:style-name="ce2">
            <text:p>0</text:p>
          </table:table-cell>
          <table:table-cell office:value-type="float" office:value="0" table:formula="of:=IF([.F313]&lt;&gt;&quot;&quot;;2^[.$I31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314]&lt;&gt;&quot;&quot;;2^[.$I314];0)" table:style-name="ce2">
            <text:p>0</text:p>
          </table:table-cell>
          <table:table-cell office:value-type="float" office:value="0" table:formula="of:=IF([.C314]&lt;&gt;&quot;&quot;;2^[.$I314];0)" table:style-name="ce2">
            <text:p>0</text:p>
          </table:table-cell>
          <table:table-cell office:value-type="float" office:value="32" table:formula="of:=IF([.D314]&lt;&gt;&quot;&quot;;2^[.$I314];0)" table:style-name="ce2">
            <text:p>32</text:p>
          </table:table-cell>
          <table:table-cell office:value-type="float" office:value="0" table:formula="of:=IF([.E314]&lt;&gt;&quot;&quot;;2^[.$I314];0)" table:style-name="ce2">
            <text:p>0</text:p>
          </table:table-cell>
          <table:table-cell office:value-type="float" office:value="0" table:formula="of:=IF([.F314]&lt;&gt;&quot;&quot;;2^[.$I31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315]&lt;&gt;&quot;&quot;;2^[.$I315];0)" table:style-name="ce2">
            <text:p>0</text:p>
          </table:table-cell>
          <table:table-cell office:value-type="float" office:value="0" table:formula="of:=IF([.C315]&lt;&gt;&quot;&quot;;2^[.$I315];0)" table:style-name="ce2">
            <text:p>0</text:p>
          </table:table-cell>
          <table:table-cell office:value-type="float" office:value="0" table:formula="of:=IF([.D315]&lt;&gt;&quot;&quot;;2^[.$I315];0)" table:style-name="ce2">
            <text:p>0</text:p>
          </table:table-cell>
          <table:table-cell office:value-type="float" office:value="64" table:formula="of:=IF([.E315]&lt;&gt;&quot;&quot;;2^[.$I315];0)" table:style-name="ce2">
            <text:p>64</text:p>
          </table:table-cell>
          <table:table-cell office:value-type="float" office:value="0" table:formula="of:=IF([.F315]&lt;&gt;&quot;&quot;;2^[.$I31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4" table:style-name="ce4"/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8" table:formula="of:=SUM([.J309:.J316])" table:style-name="ce2">
            <text:p>8</text:p>
          </table:table-cell>
          <table:table-cell office:value-type="float" office:value="20" table:formula="of:=SUM([.K309:.K316])" table:style-name="ce2">
            <text:p>20</text:p>
          </table:table-cell>
          <table:table-cell office:value-type="float" office:value="34" table:formula="of:=SUM([.L309:.L316])" table:style-name="ce2">
            <text:p>34</text:p>
          </table:table-cell>
          <table:table-cell office:value-type="float" office:value="65" table:formula="of:=SUM([.M309:.M316])" table:style-name="ce2">
            <text:p>65</text:p>
          </table:table-cell>
          <table:table-cell office:value-type="float" office:value="0" table:formula="of:=SUM([.N309:.N316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8" table:formula="of:=&quot;0x&quot;&amp;BASE([.J317];16;2)" table:style-name="ce2">
            <text:p>0x08</text:p>
          </table:table-cell>
          <table:table-cell office:value-type="string" office:string-value="0x14" table:formula="of:=&quot;0x&quot;&amp;BASE([.K317];16;2)" table:style-name="ce2">
            <text:p>0x14</text:p>
          </table:table-cell>
          <table:table-cell office:value-type="string" office:string-value="0x22" table:formula="of:=&quot;0x&quot;&amp;BASE([.L317];16;2)" table:style-name="ce2">
            <text:p>0x22</text:p>
          </table:table-cell>
          <table:table-cell office:value-type="string" office:string-value="0x41" table:formula="of:=&quot;0x&quot;&amp;BASE([.M317];16;2)" table:style-name="ce2">
            <text:p>0x41</text:p>
          </table:table-cell>
          <table:table-cell office:value-type="string" office:string-value="0x00" table:formula="of:=&quot;0x&quot;&amp;BASE([.N317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1: =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320]&lt;&gt;&quot;&quot;;2^[.$I320];0)" table:style-name="ce2">
            <text:p>0</text:p>
          </table:table-cell>
          <table:table-cell office:value-type="float" office:value="0" table:formula="of:=IF([.C320]&lt;&gt;&quot;&quot;;2^[.$I320];0)" table:style-name="ce2">
            <text:p>0</text:p>
          </table:table-cell>
          <table:table-cell office:value-type="float" office:value="0" table:formula="of:=IF([.D320]&lt;&gt;&quot;&quot;;2^[.$I320];0)" table:style-name="ce2">
            <text:p>0</text:p>
          </table:table-cell>
          <table:table-cell office:value-type="float" office:value="0" table:formula="of:=IF([.E320]&lt;&gt;&quot;&quot;;2^[.$I320];0)" table:style-name="ce2">
            <text:p>0</text:p>
          </table:table-cell>
          <table:table-cell office:value-type="float" office:value="0" table:formula="of:=IF([.F320]&lt;&gt;&quot;&quot;;2^[.$I320];0)" table:style-name="ce2">
            <text:p>0</text:p>
          </table:table-cell>
          <table:table-cell office:value-type="string" office:string-value="    { 0x14, 0x14, 0x14, 0x14, 0x14 }, // 61: =" table:formula="of:=&quot;    { &quot; &amp; [.J329] &amp; &quot;, &quot; &amp; [.K329] &amp; &quot;, &quot; &amp; [.L329] &amp; &quot;, &quot; &amp; [.M329] &amp; &quot;, &quot; &amp; [.N329] &amp; &quot; }, // &quot; &amp; [.A320]" table:style-name="ce2">
            <text:p><text:s text:c="4"/>{ 0x14, 0x14, 0x14, 0x14, 0x14 }, // 61: =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321]&lt;&gt;&quot;&quot;;2^[.$I321];0)" table:style-name="ce2">
            <text:p>0</text:p>
          </table:table-cell>
          <table:table-cell office:value-type="float" office:value="0" table:formula="of:=IF([.C321]&lt;&gt;&quot;&quot;;2^[.$I321];0)" table:style-name="ce2">
            <text:p>0</text:p>
          </table:table-cell>
          <table:table-cell office:value-type="float" office:value="0" table:formula="of:=IF([.D321]&lt;&gt;&quot;&quot;;2^[.$I321];0)" table:style-name="ce2">
            <text:p>0</text:p>
          </table:table-cell>
          <table:table-cell office:value-type="float" office:value="0" table:formula="of:=IF([.E321]&lt;&gt;&quot;&quot;;2^[.$I321];0)" table:style-name="ce2">
            <text:p>0</text:p>
          </table:table-cell>
          <table:table-cell office:value-type="float" office:value="0" table:formula="of:=IF([.F321]&lt;&gt;&quot;&quot;;2^[.$I32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322]&lt;&gt;&quot;&quot;;2^[.$I322];0)" table:style-name="ce2">
            <text:p>4</text:p>
          </table:table-cell>
          <table:table-cell office:value-type="float" office:value="4" table:formula="of:=IF([.C322]&lt;&gt;&quot;&quot;;2^[.$I322];0)" table:style-name="ce2">
            <text:p>4</text:p>
          </table:table-cell>
          <table:table-cell office:value-type="float" office:value="4" table:formula="of:=IF([.D322]&lt;&gt;&quot;&quot;;2^[.$I322];0)" table:style-name="ce2">
            <text:p>4</text:p>
          </table:table-cell>
          <table:table-cell office:value-type="float" office:value="4" table:formula="of:=IF([.E322]&lt;&gt;&quot;&quot;;2^[.$I322];0)" table:style-name="ce2">
            <text:p>4</text:p>
          </table:table-cell>
          <table:table-cell office:value-type="float" office:value="4" table:formula="of:=IF([.F322]&lt;&gt;&quot;&quot;;2^[.$I322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323]&lt;&gt;&quot;&quot;;2^[.$I323];0)" table:style-name="ce2">
            <text:p>0</text:p>
          </table:table-cell>
          <table:table-cell office:value-type="float" office:value="0" table:formula="of:=IF([.C323]&lt;&gt;&quot;&quot;;2^[.$I323];0)" table:style-name="ce2">
            <text:p>0</text:p>
          </table:table-cell>
          <table:table-cell office:value-type="float" office:value="0" table:formula="of:=IF([.D323]&lt;&gt;&quot;&quot;;2^[.$I323];0)" table:style-name="ce2">
            <text:p>0</text:p>
          </table:table-cell>
          <table:table-cell office:value-type="float" office:value="0" table:formula="of:=IF([.E323]&lt;&gt;&quot;&quot;;2^[.$I323];0)" table:style-name="ce2">
            <text:p>0</text:p>
          </table:table-cell>
          <table:table-cell office:value-type="float" office:value="0" table:formula="of:=IF([.F323]&lt;&gt;&quot;&quot;;2^[.$I32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324]&lt;&gt;&quot;&quot;;2^[.$I324];0)" table:style-name="ce2">
            <text:p>16</text:p>
          </table:table-cell>
          <table:table-cell office:value-type="float" office:value="16" table:formula="of:=IF([.C324]&lt;&gt;&quot;&quot;;2^[.$I324];0)" table:style-name="ce2">
            <text:p>16</text:p>
          </table:table-cell>
          <table:table-cell office:value-type="float" office:value="16" table:formula="of:=IF([.D324]&lt;&gt;&quot;&quot;;2^[.$I324];0)" table:style-name="ce2">
            <text:p>16</text:p>
          </table:table-cell>
          <table:table-cell office:value-type="float" office:value="16" table:formula="of:=IF([.E324]&lt;&gt;&quot;&quot;;2^[.$I324];0)" table:style-name="ce2">
            <text:p>16</text:p>
          </table:table-cell>
          <table:table-cell office:value-type="float" office:value="16" table:formula="of:=IF([.F324]&lt;&gt;&quot;&quot;;2^[.$I324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325]&lt;&gt;&quot;&quot;;2^[.$I325];0)" table:style-name="ce2">
            <text:p>0</text:p>
          </table:table-cell>
          <table:table-cell office:value-type="float" office:value="0" table:formula="of:=IF([.C325]&lt;&gt;&quot;&quot;;2^[.$I325];0)" table:style-name="ce2">
            <text:p>0</text:p>
          </table:table-cell>
          <table:table-cell office:value-type="float" office:value="0" table:formula="of:=IF([.D325]&lt;&gt;&quot;&quot;;2^[.$I325];0)" table:style-name="ce2">
            <text:p>0</text:p>
          </table:table-cell>
          <table:table-cell office:value-type="float" office:value="0" table:formula="of:=IF([.E325]&lt;&gt;&quot;&quot;;2^[.$I325];0)" table:style-name="ce2">
            <text:p>0</text:p>
          </table:table-cell>
          <table:table-cell office:value-type="float" office:value="0" table:formula="of:=IF([.F325]&lt;&gt;&quot;&quot;;2^[.$I32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326]&lt;&gt;&quot;&quot;;2^[.$I326];0)" table:style-name="ce2">
            <text:p>0</text:p>
          </table:table-cell>
          <table:table-cell office:value-type="float" office:value="0" table:formula="of:=IF([.C326]&lt;&gt;&quot;&quot;;2^[.$I326];0)" table:style-name="ce2">
            <text:p>0</text:p>
          </table:table-cell>
          <table:table-cell office:value-type="float" office:value="0" table:formula="of:=IF([.D326]&lt;&gt;&quot;&quot;;2^[.$I326];0)" table:style-name="ce2">
            <text:p>0</text:p>
          </table:table-cell>
          <table:table-cell office:value-type="float" office:value="0" table:formula="of:=IF([.E326]&lt;&gt;&quot;&quot;;2^[.$I326];0)" table:style-name="ce2">
            <text:p>0</text:p>
          </table:table-cell>
          <table:table-cell office:value-type="float" office:value="0" table:formula="of:=IF([.F326]&lt;&gt;&quot;&quot;;2^[.$I32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7" table:style-name="ce4"/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20" table:formula="of:=SUM([.J320:.J327])" table:style-name="ce2">
            <text:p>20</text:p>
          </table:table-cell>
          <table:table-cell office:value-type="float" office:value="20" table:formula="of:=SUM([.K320:.K327])" table:style-name="ce2">
            <text:p>20</text:p>
          </table:table-cell>
          <table:table-cell office:value-type="float" office:value="20" table:formula="of:=SUM([.L320:.L327])" table:style-name="ce2">
            <text:p>20</text:p>
          </table:table-cell>
          <table:table-cell office:value-type="float" office:value="20" table:formula="of:=SUM([.M320:.M327])" table:style-name="ce2">
            <text:p>20</text:p>
          </table:table-cell>
          <table:table-cell office:value-type="float" office:value="20" table:formula="of:=SUM([.N320:.N327])" table:style-name="ce2">
            <text:p>2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14" table:formula="of:=&quot;0x&quot;&amp;BASE([.J328];16;2)" table:style-name="ce2">
            <text:p>0x14</text:p>
          </table:table-cell>
          <table:table-cell office:value-type="string" office:string-value="0x14" table:formula="of:=&quot;0x&quot;&amp;BASE([.K328];16;2)" table:style-name="ce2">
            <text:p>0x14</text:p>
          </table:table-cell>
          <table:table-cell office:value-type="string" office:string-value="0x14" table:formula="of:=&quot;0x&quot;&amp;BASE([.L328];16;2)" table:style-name="ce2">
            <text:p>0x14</text:p>
          </table:table-cell>
          <table:table-cell office:value-type="string" office:string-value="0x14" table:formula="of:=&quot;0x&quot;&amp;BASE([.M328];16;2)" table:style-name="ce2">
            <text:p>0x14</text:p>
          </table:table-cell>
          <table:table-cell office:value-type="string" office:string-value="0x14" table:formula="of:=&quot;0x&quot;&amp;BASE([.N328];16;2)" table:style-name="ce2">
            <text:p>0x1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2: &gt;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331]&lt;&gt;&quot;&quot;;2^[.$I331];0)" table:style-name="ce2">
            <text:p>0</text:p>
          </table:table-cell>
          <table:table-cell office:value-type="float" office:value="1" table:formula="of:=IF([.C331]&lt;&gt;&quot;&quot;;2^[.$I331];0)" table:style-name="ce2">
            <text:p>1</text:p>
          </table:table-cell>
          <table:table-cell office:value-type="float" office:value="0" table:formula="of:=IF([.D331]&lt;&gt;&quot;&quot;;2^[.$I331];0)" table:style-name="ce2">
            <text:p>0</text:p>
          </table:table-cell>
          <table:table-cell office:value-type="float" office:value="0" table:formula="of:=IF([.E331]&lt;&gt;&quot;&quot;;2^[.$I331];0)" table:style-name="ce2">
            <text:p>0</text:p>
          </table:table-cell>
          <table:table-cell office:value-type="float" office:value="0" table:formula="of:=IF([.F331]&lt;&gt;&quot;&quot;;2^[.$I331];0)" table:style-name="ce2">
            <text:p>0</text:p>
          </table:table-cell>
          <table:table-cell office:value-type="string" office:string-value="    { 0x00, 0x41, 0x22, 0x14, 0x08 }, // 62: &gt;" table:formula="of:=&quot;    { &quot; &amp; [.J340] &amp; &quot;, &quot; &amp; [.K340] &amp; &quot;, &quot; &amp; [.L340] &amp; &quot;, &quot; &amp; [.M340] &amp; &quot;, &quot; &amp; [.N340] &amp; &quot; }, // &quot; &amp; [.A331]" table:style-name="ce2">
            <text:p><text:s text:c="4"/>{ 0x00, 0x41, 0x22, 0x14, 0x08 }, // 62: &gt;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332]&lt;&gt;&quot;&quot;;2^[.$I332];0)" table:style-name="ce2">
            <text:p>0</text:p>
          </table:table-cell>
          <table:table-cell office:value-type="float" office:value="0" table:formula="of:=IF([.C332]&lt;&gt;&quot;&quot;;2^[.$I332];0)" table:style-name="ce2">
            <text:p>0</text:p>
          </table:table-cell>
          <table:table-cell office:value-type="float" office:value="2" table:formula="of:=IF([.D332]&lt;&gt;&quot;&quot;;2^[.$I332];0)" table:style-name="ce2">
            <text:p>2</text:p>
          </table:table-cell>
          <table:table-cell office:value-type="float" office:value="0" table:formula="of:=IF([.E332]&lt;&gt;&quot;&quot;;2^[.$I332];0)" table:style-name="ce2">
            <text:p>0</text:p>
          </table:table-cell>
          <table:table-cell office:value-type="float" office:value="0" table:formula="of:=IF([.F332]&lt;&gt;&quot;&quot;;2^[.$I33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333]&lt;&gt;&quot;&quot;;2^[.$I333];0)" table:style-name="ce2">
            <text:p>0</text:p>
          </table:table-cell>
          <table:table-cell office:value-type="float" office:value="0" table:formula="of:=IF([.C333]&lt;&gt;&quot;&quot;;2^[.$I333];0)" table:style-name="ce2">
            <text:p>0</text:p>
          </table:table-cell>
          <table:table-cell office:value-type="float" office:value="0" table:formula="of:=IF([.D333]&lt;&gt;&quot;&quot;;2^[.$I333];0)" table:style-name="ce2">
            <text:p>0</text:p>
          </table:table-cell>
          <table:table-cell office:value-type="float" office:value="4" table:formula="of:=IF([.E333]&lt;&gt;&quot;&quot;;2^[.$I333];0)" table:style-name="ce2">
            <text:p>4</text:p>
          </table:table-cell>
          <table:table-cell office:value-type="float" office:value="0" table:formula="of:=IF([.F333]&lt;&gt;&quot;&quot;;2^[.$I33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334]&lt;&gt;&quot;&quot;;2^[.$I334];0)" table:style-name="ce2">
            <text:p>0</text:p>
          </table:table-cell>
          <table:table-cell office:value-type="float" office:value="0" table:formula="of:=IF([.C334]&lt;&gt;&quot;&quot;;2^[.$I334];0)" table:style-name="ce2">
            <text:p>0</text:p>
          </table:table-cell>
          <table:table-cell office:value-type="float" office:value="0" table:formula="of:=IF([.D334]&lt;&gt;&quot;&quot;;2^[.$I334];0)" table:style-name="ce2">
            <text:p>0</text:p>
          </table:table-cell>
          <table:table-cell office:value-type="float" office:value="0" table:formula="of:=IF([.E334]&lt;&gt;&quot;&quot;;2^[.$I334];0)" table:style-name="ce2">
            <text:p>0</text:p>
          </table:table-cell>
          <table:table-cell office:value-type="float" office:value="8" table:formula="of:=IF([.F334]&lt;&gt;&quot;&quot;;2^[.$I334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335]&lt;&gt;&quot;&quot;;2^[.$I335];0)" table:style-name="ce2">
            <text:p>0</text:p>
          </table:table-cell>
          <table:table-cell office:value-type="float" office:value="0" table:formula="of:=IF([.C335]&lt;&gt;&quot;&quot;;2^[.$I335];0)" table:style-name="ce2">
            <text:p>0</text:p>
          </table:table-cell>
          <table:table-cell office:value-type="float" office:value="0" table:formula="of:=IF([.D335]&lt;&gt;&quot;&quot;;2^[.$I335];0)" table:style-name="ce2">
            <text:p>0</text:p>
          </table:table-cell>
          <table:table-cell office:value-type="float" office:value="16" table:formula="of:=IF([.E335]&lt;&gt;&quot;&quot;;2^[.$I335];0)" table:style-name="ce2">
            <text:p>16</text:p>
          </table:table-cell>
          <table:table-cell office:value-type="float" office:value="0" table:formula="of:=IF([.F335]&lt;&gt;&quot;&quot;;2^[.$I33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336]&lt;&gt;&quot;&quot;;2^[.$I336];0)" table:style-name="ce2">
            <text:p>0</text:p>
          </table:table-cell>
          <table:table-cell office:value-type="float" office:value="0" table:formula="of:=IF([.C336]&lt;&gt;&quot;&quot;;2^[.$I336];0)" table:style-name="ce2">
            <text:p>0</text:p>
          </table:table-cell>
          <table:table-cell office:value-type="float" office:value="32" table:formula="of:=IF([.D336]&lt;&gt;&quot;&quot;;2^[.$I336];0)" table:style-name="ce2">
            <text:p>32</text:p>
          </table:table-cell>
          <table:table-cell office:value-type="float" office:value="0" table:formula="of:=IF([.E336]&lt;&gt;&quot;&quot;;2^[.$I336];0)" table:style-name="ce2">
            <text:p>0</text:p>
          </table:table-cell>
          <table:table-cell office:value-type="float" office:value="0" table:formula="of:=IF([.F336]&lt;&gt;&quot;&quot;;2^[.$I33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337]&lt;&gt;&quot;&quot;;2^[.$I337];0)" table:style-name="ce2">
            <text:p>0</text:p>
          </table:table-cell>
          <table:table-cell office:value-type="float" office:value="64" table:formula="of:=IF([.C337]&lt;&gt;&quot;&quot;;2^[.$I337];0)" table:style-name="ce2">
            <text:p>64</text:p>
          </table:table-cell>
          <table:table-cell office:value-type="float" office:value="0" table:formula="of:=IF([.D337]&lt;&gt;&quot;&quot;;2^[.$I337];0)" table:style-name="ce2">
            <text:p>0</text:p>
          </table:table-cell>
          <table:table-cell office:value-type="float" office:value="0" table:formula="of:=IF([.E337]&lt;&gt;&quot;&quot;;2^[.$I337];0)" table:style-name="ce2">
            <text:p>0</text:p>
          </table:table-cell>
          <table:table-cell office:value-type="float" office:value="0" table:formula="of:=IF([.F337]&lt;&gt;&quot;&quot;;2^[.$I33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331:.J338])" table:style-name="ce2">
            <text:p>0</text:p>
          </table:table-cell>
          <table:table-cell office:value-type="float" office:value="65" table:formula="of:=SUM([.K331:.K338])" table:style-name="ce2">
            <text:p>65</text:p>
          </table:table-cell>
          <table:table-cell office:value-type="float" office:value="34" table:formula="of:=SUM([.L331:.L338])" table:style-name="ce2">
            <text:p>34</text:p>
          </table:table-cell>
          <table:table-cell office:value-type="float" office:value="20" table:formula="of:=SUM([.M331:.M338])" table:style-name="ce2">
            <text:p>20</text:p>
          </table:table-cell>
          <table:table-cell office:value-type="float" office:value="8" table:formula="of:=SUM([.N331:.N338]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339];16;2)" table:style-name="ce2">
            <text:p>0x00</text:p>
          </table:table-cell>
          <table:table-cell office:value-type="string" office:string-value="0x41" table:formula="of:=&quot;0x&quot;&amp;BASE([.K339];16;2)" table:style-name="ce2">
            <text:p>0x41</text:p>
          </table:table-cell>
          <table:table-cell office:value-type="string" office:string-value="0x22" table:formula="of:=&quot;0x&quot;&amp;BASE([.L339];16;2)" table:style-name="ce2">
            <text:p>0x22</text:p>
          </table:table-cell>
          <table:table-cell office:value-type="string" office:string-value="0x14" table:formula="of:=&quot;0x&quot;&amp;BASE([.M339];16;2)" table:style-name="ce2">
            <text:p>0x14</text:p>
          </table:table-cell>
          <table:table-cell office:value-type="string" office:string-value="0x08" table:formula="of:=&quot;0x&quot;&amp;BASE([.N339];16;2)" table:style-name="ce2">
            <text:p>0x0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3: ?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342]&lt;&gt;&quot;&quot;;2^[.$I342];0)" table:style-name="ce2">
            <text:p>0</text:p>
          </table:table-cell>
          <table:table-cell office:value-type="float" office:value="1" table:formula="of:=IF([.C342]&lt;&gt;&quot;&quot;;2^[.$I342];0)" table:style-name="ce2">
            <text:p>1</text:p>
          </table:table-cell>
          <table:table-cell office:value-type="float" office:value="1" table:formula="of:=IF([.D342]&lt;&gt;&quot;&quot;;2^[.$I342];0)" table:style-name="ce2">
            <text:p>1</text:p>
          </table:table-cell>
          <table:table-cell office:value-type="float" office:value="1" table:formula="of:=IF([.E342]&lt;&gt;&quot;&quot;;2^[.$I342];0)" table:style-name="ce2">
            <text:p>1</text:p>
          </table:table-cell>
          <table:table-cell office:value-type="float" office:value="0" table:formula="of:=IF([.F342]&lt;&gt;&quot;&quot;;2^[.$I342];0)" table:style-name="ce2">
            <text:p>0</text:p>
          </table:table-cell>
          <table:table-cell office:value-type="string" office:string-value="    { 0x06, 0x01, 0x51, 0x09, 0x06 }, // 63: ?" table:formula="of:=&quot;    { &quot; &amp; [.J351] &amp; &quot;, &quot; &amp; [.K351] &amp; &quot;, &quot; &amp; [.L351] &amp; &quot;, &quot; &amp; [.M351] &amp; &quot;, &quot; &amp; [.N351] &amp; &quot; }, // &quot; &amp; [.A342]" table:style-name="ce2">
            <text:p><text:s text:c="4"/>{ 0x06, 0x01, 0x51, 0x09, 0x06 }, // 63: ?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343]&lt;&gt;&quot;&quot;;2^[.$I343];0)" table:style-name="ce2">
            <text:p>2</text:p>
          </table:table-cell>
          <table:table-cell office:value-type="float" office:value="0" table:formula="of:=IF([.C343]&lt;&gt;&quot;&quot;;2^[.$I343];0)" table:style-name="ce2">
            <text:p>0</text:p>
          </table:table-cell>
          <table:table-cell office:value-type="float" office:value="0" table:formula="of:=IF([.D343]&lt;&gt;&quot;&quot;;2^[.$I343];0)" table:style-name="ce2">
            <text:p>0</text:p>
          </table:table-cell>
          <table:table-cell office:value-type="float" office:value="0" table:formula="of:=IF([.E343]&lt;&gt;&quot;&quot;;2^[.$I343];0)" table:style-name="ce2">
            <text:p>0</text:p>
          </table:table-cell>
          <table:table-cell office:value-type="float" office:value="2" table:formula="of:=IF([.F343]&lt;&gt;&quot;&quot;;2^[.$I343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344]&lt;&gt;&quot;&quot;;2^[.$I344];0)" table:style-name="ce2">
            <text:p>4</text:p>
          </table:table-cell>
          <table:table-cell office:value-type="float" office:value="0" table:formula="of:=IF([.C344]&lt;&gt;&quot;&quot;;2^[.$I344];0)" table:style-name="ce2">
            <text:p>0</text:p>
          </table:table-cell>
          <table:table-cell office:value-type="float" office:value="0" table:formula="of:=IF([.D344]&lt;&gt;&quot;&quot;;2^[.$I344];0)" table:style-name="ce2">
            <text:p>0</text:p>
          </table:table-cell>
          <table:table-cell office:value-type="float" office:value="0" table:formula="of:=IF([.E344]&lt;&gt;&quot;&quot;;2^[.$I344];0)" table:style-name="ce2">
            <text:p>0</text:p>
          </table:table-cell>
          <table:table-cell office:value-type="float" office:value="4" table:formula="of:=IF([.F344]&lt;&gt;&quot;&quot;;2^[.$I344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345]&lt;&gt;&quot;&quot;;2^[.$I345];0)" table:style-name="ce2">
            <text:p>0</text:p>
          </table:table-cell>
          <table:table-cell office:value-type="float" office:value="0" table:formula="of:=IF([.C345]&lt;&gt;&quot;&quot;;2^[.$I345];0)" table:style-name="ce2">
            <text:p>0</text:p>
          </table:table-cell>
          <table:table-cell office:value-type="float" office:value="0" table:formula="of:=IF([.D345]&lt;&gt;&quot;&quot;;2^[.$I345];0)" table:style-name="ce2">
            <text:p>0</text:p>
          </table:table-cell>
          <table:table-cell office:value-type="float" office:value="8" table:formula="of:=IF([.E345]&lt;&gt;&quot;&quot;;2^[.$I345];0)" table:style-name="ce2">
            <text:p>8</text:p>
          </table:table-cell>
          <table:table-cell office:value-type="float" office:value="0" table:formula="of:=IF([.F345]&lt;&gt;&quot;&quot;;2^[.$I34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346]&lt;&gt;&quot;&quot;;2^[.$I346];0)" table:style-name="ce2">
            <text:p>0</text:p>
          </table:table-cell>
          <table:table-cell office:value-type="float" office:value="0" table:formula="of:=IF([.C346]&lt;&gt;&quot;&quot;;2^[.$I346];0)" table:style-name="ce2">
            <text:p>0</text:p>
          </table:table-cell>
          <table:table-cell office:value-type="float" office:value="16" table:formula="of:=IF([.D346]&lt;&gt;&quot;&quot;;2^[.$I346];0)" table:style-name="ce2">
            <text:p>16</text:p>
          </table:table-cell>
          <table:table-cell office:value-type="float" office:value="0" table:formula="of:=IF([.E346]&lt;&gt;&quot;&quot;;2^[.$I346];0)" table:style-name="ce2">
            <text:p>0</text:p>
          </table:table-cell>
          <table:table-cell office:value-type="float" office:value="0" table:formula="of:=IF([.F346]&lt;&gt;&quot;&quot;;2^[.$I34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347]&lt;&gt;&quot;&quot;;2^[.$I347];0)" table:style-name="ce2">
            <text:p>0</text:p>
          </table:table-cell>
          <table:table-cell office:value-type="float" office:value="0" table:formula="of:=IF([.C347]&lt;&gt;&quot;&quot;;2^[.$I347];0)" table:style-name="ce2">
            <text:p>0</text:p>
          </table:table-cell>
          <table:table-cell office:value-type="float" office:value="0" table:formula="of:=IF([.D347]&lt;&gt;&quot;&quot;;2^[.$I347];0)" table:style-name="ce2">
            <text:p>0</text:p>
          </table:table-cell>
          <table:table-cell office:value-type="float" office:value="0" table:formula="of:=IF([.E347]&lt;&gt;&quot;&quot;;2^[.$I347];0)" table:style-name="ce2">
            <text:p>0</text:p>
          </table:table-cell>
          <table:table-cell office:value-type="float" office:value="0" table:formula="of:=IF([.F347]&lt;&gt;&quot;&quot;;2^[.$I34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348]&lt;&gt;&quot;&quot;;2^[.$I348];0)" table:style-name="ce2">
            <text:p>0</text:p>
          </table:table-cell>
          <table:table-cell office:value-type="float" office:value="0" table:formula="of:=IF([.C348]&lt;&gt;&quot;&quot;;2^[.$I348];0)" table:style-name="ce2">
            <text:p>0</text:p>
          </table:table-cell>
          <table:table-cell office:value-type="float" office:value="64" table:formula="of:=IF([.D348]&lt;&gt;&quot;&quot;;2^[.$I348];0)" table:style-name="ce2">
            <text:p>64</text:p>
          </table:table-cell>
          <table:table-cell office:value-type="float" office:value="0" table:formula="of:=IF([.E348]&lt;&gt;&quot;&quot;;2^[.$I348];0)" table:style-name="ce2">
            <text:p>0</text:p>
          </table:table-cell>
          <table:table-cell office:value-type="float" office:value="0" table:formula="of:=IF([.F348]&lt;&gt;&quot;&quot;;2^[.$I34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1" table:style-name="ce4"/>
          <table:table-cell office:value-type="float" office:value="0" table:formula="of:=IF([.E349]&lt;&gt;&quot;&quot;;2^[.$I349];0)" table:style-name="ce2">
            <text:p>0</text:p>
          </table:table-cell>
          <table:table-cell office:value-type="float" office:value="0" table:formula="of:=IF([.F349]&lt;&gt;&quot;&quot;;2^[.$I34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" table:formula="of:=SUM([.J342:.J349])" table:style-name="ce2">
            <text:p>6</text:p>
          </table:table-cell>
          <table:table-cell office:value-type="float" office:value="1" table:formula="of:=SUM([.K342:.K349])" table:style-name="ce2">
            <text:p>1</text:p>
          </table:table-cell>
          <table:table-cell office:value-type="float" office:value="81" table:formula="of:=SUM([.L342:.L349])" table:style-name="ce2">
            <text:p>81</text:p>
          </table:table-cell>
          <table:table-cell office:value-type="float" office:value="9" table:formula="of:=SUM([.M342:.M349])" table:style-name="ce2">
            <text:p>9</text:p>
          </table:table-cell>
          <table:table-cell office:value-type="float" office:value="6" table:formula="of:=SUM([.N342:.N349])" table:style-name="ce2">
            <text:p>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6" table:formula="of:=&quot;0x&quot;&amp;BASE([.J350];16;2)" table:style-name="ce2">
            <text:p>0x06</text:p>
          </table:table-cell>
          <table:table-cell office:value-type="string" office:string-value="0x01" table:formula="of:=&quot;0x&quot;&amp;BASE([.K350];16;2)" table:style-name="ce2">
            <text:p>0x01</text:p>
          </table:table-cell>
          <table:table-cell office:value-type="string" office:string-value="0x51" table:formula="of:=&quot;0x&quot;&amp;BASE([.L350];16;2)" table:style-name="ce2">
            <text:p>0x51</text:p>
          </table:table-cell>
          <table:table-cell office:value-type="string" office:string-value="0x09" table:formula="of:=&quot;0x&quot;&amp;BASE([.M350];16;2)" table:style-name="ce2">
            <text:p>0x09</text:p>
          </table:table-cell>
          <table:table-cell office:value-type="string" office:string-value="0x06" table:formula="of:=&quot;0x&quot;&amp;BASE([.N350];16;2)" table:style-name="ce2">
            <text:p>0x06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4: @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353]&lt;&gt;&quot;&quot;;2^[.$I353];0)" table:style-name="ce2">
            <text:p>0</text:p>
          </table:table-cell>
          <table:table-cell office:value-type="float" office:value="1" table:formula="of:=IF([.C353]&lt;&gt;&quot;&quot;;2^[.$I353];0)" table:style-name="ce2">
            <text:p>1</text:p>
          </table:table-cell>
          <table:table-cell office:value-type="float" office:value="1" table:formula="of:=IF([.D353]&lt;&gt;&quot;&quot;;2^[.$I353];0)" table:style-name="ce2">
            <text:p>1</text:p>
          </table:table-cell>
          <table:table-cell office:value-type="float" office:value="1" table:formula="of:=IF([.E353]&lt;&gt;&quot;&quot;;2^[.$I353];0)" table:style-name="ce2">
            <text:p>1</text:p>
          </table:table-cell>
          <table:table-cell office:value-type="float" office:value="0" table:formula="of:=IF([.F353]&lt;&gt;&quot;&quot;;2^[.$I353];0)" table:style-name="ce2">
            <text:p>0</text:p>
          </table:table-cell>
          <table:table-cell office:value-type="string" office:string-value="    { 0x32, 0x49, 0x79, 0x41, 0x3E }, // 64: @" table:formula="of:=&quot;    { &quot; &amp; [.J362] &amp; &quot;, &quot; &amp; [.K362] &amp; &quot;, &quot; &amp; [.L362] &amp; &quot;, &quot; &amp; [.M362] &amp; &quot;, &quot; &amp; [.N362] &amp; &quot; }, // &quot; &amp; [.A353]" table:style-name="ce2">
            <text:p><text:s text:c="4"/>{ 0x32, 0x49, 0x79, 0x41, 0x3E }, // 64: @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354]&lt;&gt;&quot;&quot;;2^[.$I354];0)" table:style-name="ce2">
            <text:p>2</text:p>
          </table:table-cell>
          <table:table-cell office:value-type="float" office:value="0" table:formula="of:=IF([.C354]&lt;&gt;&quot;&quot;;2^[.$I354];0)" table:style-name="ce2">
            <text:p>0</text:p>
          </table:table-cell>
          <table:table-cell office:value-type="float" office:value="0" table:formula="of:=IF([.D354]&lt;&gt;&quot;&quot;;2^[.$I354];0)" table:style-name="ce2">
            <text:p>0</text:p>
          </table:table-cell>
          <table:table-cell office:value-type="float" office:value="0" table:formula="of:=IF([.E354]&lt;&gt;&quot;&quot;;2^[.$I354];0)" table:style-name="ce2">
            <text:p>0</text:p>
          </table:table-cell>
          <table:table-cell office:value-type="float" office:value="2" table:formula="of:=IF([.F354]&lt;&gt;&quot;&quot;;2^[.$I354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355]&lt;&gt;&quot;&quot;;2^[.$I355];0)" table:style-name="ce2">
            <text:p>0</text:p>
          </table:table-cell>
          <table:table-cell office:value-type="float" office:value="0" table:formula="of:=IF([.C355]&lt;&gt;&quot;&quot;;2^[.$I355];0)" table:style-name="ce2">
            <text:p>0</text:p>
          </table:table-cell>
          <table:table-cell office:value-type="float" office:value="0" table:formula="of:=IF([.D355]&lt;&gt;&quot;&quot;;2^[.$I355];0)" table:style-name="ce2">
            <text:p>0</text:p>
          </table:table-cell>
          <table:table-cell office:value-type="float" office:value="0" table:formula="of:=IF([.E355]&lt;&gt;&quot;&quot;;2^[.$I355];0)" table:style-name="ce2">
            <text:p>0</text:p>
          </table:table-cell>
          <table:table-cell office:value-type="float" office:value="4" table:formula="of:=IF([.F355]&lt;&gt;&quot;&quot;;2^[.$I355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356]&lt;&gt;&quot;&quot;;2^[.$I356];0)" table:style-name="ce2">
            <text:p>0</text:p>
          </table:table-cell>
          <table:table-cell office:value-type="float" office:value="8" table:formula="of:=IF([.C356]&lt;&gt;&quot;&quot;;2^[.$I356];0)" table:style-name="ce2">
            <text:p>8</text:p>
          </table:table-cell>
          <table:table-cell office:value-type="float" office:value="8" table:formula="of:=IF([.D356]&lt;&gt;&quot;&quot;;2^[.$I356];0)" table:style-name="ce2">
            <text:p>8</text:p>
          </table:table-cell>
          <table:table-cell office:value-type="float" office:value="0" table:formula="of:=IF([.E356]&lt;&gt;&quot;&quot;;2^[.$I356];0)" table:style-name="ce2">
            <text:p>0</text:p>
          </table:table-cell>
          <table:table-cell office:value-type="float" office:value="8" table:formula="of:=IF([.F356]&lt;&gt;&quot;&quot;;2^[.$I356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357]&lt;&gt;&quot;&quot;;2^[.$I357];0)" table:style-name="ce2">
            <text:p>16</text:p>
          </table:table-cell>
          <table:table-cell office:value-type="float" office:value="0" table:formula="of:=IF([.C357]&lt;&gt;&quot;&quot;;2^[.$I357];0)" table:style-name="ce2">
            <text:p>0</text:p>
          </table:table-cell>
          <table:table-cell office:value-type="float" office:value="16" table:formula="of:=IF([.D357]&lt;&gt;&quot;&quot;;2^[.$I357];0)" table:style-name="ce2">
            <text:p>16</text:p>
          </table:table-cell>
          <table:table-cell office:value-type="float" office:value="0" table:formula="of:=IF([.E357]&lt;&gt;&quot;&quot;;2^[.$I357];0)" table:style-name="ce2">
            <text:p>0</text:p>
          </table:table-cell>
          <table:table-cell office:value-type="float" office:value="16" table:formula="of:=IF([.F357]&lt;&gt;&quot;&quot;;2^[.$I357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358]&lt;&gt;&quot;&quot;;2^[.$I358];0)" table:style-name="ce2">
            <text:p>32</text:p>
          </table:table-cell>
          <table:table-cell office:value-type="float" office:value="0" table:formula="of:=IF([.C358]&lt;&gt;&quot;&quot;;2^[.$I358];0)" table:style-name="ce2">
            <text:p>0</text:p>
          </table:table-cell>
          <table:table-cell office:value-type="float" office:value="32" table:formula="of:=IF([.D358]&lt;&gt;&quot;&quot;;2^[.$I358];0)" table:style-name="ce2">
            <text:p>32</text:p>
          </table:table-cell>
          <table:table-cell office:value-type="float" office:value="0" table:formula="of:=IF([.E358]&lt;&gt;&quot;&quot;;2^[.$I358];0)" table:style-name="ce2">
            <text:p>0</text:p>
          </table:table-cell>
          <table:table-cell office:value-type="float" office:value="32" table:formula="of:=IF([.F358]&lt;&gt;&quot;&quot;;2^[.$I358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359]&lt;&gt;&quot;&quot;;2^[.$I359];0)" table:style-name="ce2">
            <text:p>0</text:p>
          </table:table-cell>
          <table:table-cell office:value-type="float" office:value="64" table:formula="of:=IF([.C359]&lt;&gt;&quot;&quot;;2^[.$I359];0)" table:style-name="ce2">
            <text:p>64</text:p>
          </table:table-cell>
          <table:table-cell office:value-type="float" office:value="64" table:formula="of:=IF([.D359]&lt;&gt;&quot;&quot;;2^[.$I359];0)" table:style-name="ce2">
            <text:p>64</text:p>
          </table:table-cell>
          <table:table-cell office:value-type="float" office:value="64" table:formula="of:=IF([.E359]&lt;&gt;&quot;&quot;;2^[.$I359];0)" table:style-name="ce2">
            <text:p>64</text:p>
          </table:table-cell>
          <table:table-cell office:value-type="float" office:value="0" table:formula="of:=IF([.F359]&lt;&gt;&quot;&quot;;2^[.$I35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50" table:formula="of:=SUM([.J353:.J360])" table:style-name="ce2">
            <text:p>50</text:p>
          </table:table-cell>
          <table:table-cell office:value-type="float" office:value="73" table:formula="of:=SUM([.K353:.K360])" table:style-name="ce2">
            <text:p>73</text:p>
          </table:table-cell>
          <table:table-cell office:value-type="float" office:value="121" table:formula="of:=SUM([.L353:.L360])" table:style-name="ce2">
            <text:p>121</text:p>
          </table:table-cell>
          <table:table-cell office:value-type="float" office:value="65" table:formula="of:=SUM([.M353:.M360])" table:style-name="ce2">
            <text:p>65</text:p>
          </table:table-cell>
          <table:table-cell office:value-type="float" office:value="62" table:formula="of:=SUM([.N353:.N360])" table:style-name="ce2">
            <text:p>6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2" table:formula="of:=&quot;0x&quot;&amp;BASE([.J361];16;2)" table:style-name="ce2">
            <text:p>0x32</text:p>
          </table:table-cell>
          <table:table-cell office:value-type="string" office:string-value="0x49" table:formula="of:=&quot;0x&quot;&amp;BASE([.K361];16;2)" table:style-name="ce2">
            <text:p>0x49</text:p>
          </table:table-cell>
          <table:table-cell office:value-type="string" office:string-value="0x79" table:formula="of:=&quot;0x&quot;&amp;BASE([.L361];16;2)" table:style-name="ce2">
            <text:p>0x79</text:p>
          </table:table-cell>
          <table:table-cell office:value-type="string" office:string-value="0x41" table:formula="of:=&quot;0x&quot;&amp;BASE([.M361];16;2)" table:style-name="ce2">
            <text:p>0x41</text:p>
          </table:table-cell>
          <table:table-cell office:value-type="string" office:string-value="0x3E" table:formula="of:=&quot;0x&quot;&amp;BASE([.N361];16;2)" table:style-name="ce2">
            <text:p>0x3E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5: A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364]&lt;&gt;&quot;&quot;;2^[.$I364];0)" table:style-name="ce2">
            <text:p>0</text:p>
          </table:table-cell>
          <table:table-cell office:value-type="float" office:value="0" table:formula="of:=IF([.C364]&lt;&gt;&quot;&quot;;2^[.$I364];0)" table:style-name="ce2">
            <text:p>0</text:p>
          </table:table-cell>
          <table:table-cell office:value-type="float" office:value="1" table:formula="of:=IF([.D364]&lt;&gt;&quot;&quot;;2^[.$I364];0)" table:style-name="ce2">
            <text:p>1</text:p>
          </table:table-cell>
          <table:table-cell office:value-type="float" office:value="0" table:formula="of:=IF([.E364]&lt;&gt;&quot;&quot;;2^[.$I364];0)" table:style-name="ce2">
            <text:p>0</text:p>
          </table:table-cell>
          <table:table-cell office:value-type="float" office:value="0" table:formula="of:=IF([.F364]&lt;&gt;&quot;&quot;;2^[.$I364];0)" table:style-name="ce2">
            <text:p>0</text:p>
          </table:table-cell>
          <table:table-cell office:value-type="string" office:string-value="    { 0x7C, 0x0A, 0x09, 0x0A, 0x7C }, // 65: A" table:formula="of:=&quot;    { &quot; &amp; [.J373] &amp; &quot;, &quot; &amp; [.K373] &amp; &quot;, &quot; &amp; [.L373] &amp; &quot;, &quot; &amp; [.M373] &amp; &quot;, &quot; &amp; [.N373] &amp; &quot; }, // &quot; &amp; [.A364]" table:style-name="ce2">
            <text:p><text:s text:c="4"/>{ 0x7C, 0x0A, 0x09, 0x0A, 0x7C }, // 65: A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365]&lt;&gt;&quot;&quot;;2^[.$I365];0)" table:style-name="ce2">
            <text:p>0</text:p>
          </table:table-cell>
          <table:table-cell office:value-type="float" office:value="2" table:formula="of:=IF([.C365]&lt;&gt;&quot;&quot;;2^[.$I365];0)" table:style-name="ce2">
            <text:p>2</text:p>
          </table:table-cell>
          <table:table-cell office:value-type="float" office:value="0" table:formula="of:=IF([.D365]&lt;&gt;&quot;&quot;;2^[.$I365];0)" table:style-name="ce2">
            <text:p>0</text:p>
          </table:table-cell>
          <table:table-cell office:value-type="float" office:value="2" table:formula="of:=IF([.E365]&lt;&gt;&quot;&quot;;2^[.$I365];0)" table:style-name="ce2">
            <text:p>2</text:p>
          </table:table-cell>
          <table:table-cell office:value-type="float" office:value="0" table:formula="of:=IF([.F365]&lt;&gt;&quot;&quot;;2^[.$I36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366]&lt;&gt;&quot;&quot;;2^[.$I366];0)" table:style-name="ce2">
            <text:p>4</text:p>
          </table:table-cell>
          <table:table-cell office:value-type="float" office:value="0" table:formula="of:=IF([.C366]&lt;&gt;&quot;&quot;;2^[.$I366];0)" table:style-name="ce2">
            <text:p>0</text:p>
          </table:table-cell>
          <table:table-cell office:value-type="float" office:value="0" table:formula="of:=IF([.D366]&lt;&gt;&quot;&quot;;2^[.$I366];0)" table:style-name="ce2">
            <text:p>0</text:p>
          </table:table-cell>
          <table:table-cell office:value-type="float" office:value="0" table:formula="of:=IF([.E366]&lt;&gt;&quot;&quot;;2^[.$I366];0)" table:style-name="ce2">
            <text:p>0</text:p>
          </table:table-cell>
          <table:table-cell office:value-type="float" office:value="4" table:formula="of:=IF([.F366]&lt;&gt;&quot;&quot;;2^[.$I366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367]&lt;&gt;&quot;&quot;;2^[.$I367];0)" table:style-name="ce2">
            <text:p>8</text:p>
          </table:table-cell>
          <table:table-cell office:value-type="float" office:value="8" table:formula="of:=IF([.C367]&lt;&gt;&quot;&quot;;2^[.$I367];0)" table:style-name="ce2">
            <text:p>8</text:p>
          </table:table-cell>
          <table:table-cell office:value-type="float" office:value="8" table:formula="of:=IF([.D367]&lt;&gt;&quot;&quot;;2^[.$I367];0)" table:style-name="ce2">
            <text:p>8</text:p>
          </table:table-cell>
          <table:table-cell office:value-type="float" office:value="8" table:formula="of:=IF([.E367]&lt;&gt;&quot;&quot;;2^[.$I367];0)" table:style-name="ce2">
            <text:p>8</text:p>
          </table:table-cell>
          <table:table-cell office:value-type="float" office:value="8" table:formula="of:=IF([.F367]&lt;&gt;&quot;&quot;;2^[.$I367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368]&lt;&gt;&quot;&quot;;2^[.$I368];0)" table:style-name="ce2">
            <text:p>16</text:p>
          </table:table-cell>
          <table:table-cell office:value-type="float" office:value="0" table:formula="of:=IF([.C368]&lt;&gt;&quot;&quot;;2^[.$I368];0)" table:style-name="ce2">
            <text:p>0</text:p>
          </table:table-cell>
          <table:table-cell office:value-type="float" office:value="0" table:formula="of:=IF([.D368]&lt;&gt;&quot;&quot;;2^[.$I368];0)" table:style-name="ce2">
            <text:p>0</text:p>
          </table:table-cell>
          <table:table-cell office:value-type="float" office:value="0" table:formula="of:=IF([.E368]&lt;&gt;&quot;&quot;;2^[.$I368];0)" table:style-name="ce2">
            <text:p>0</text:p>
          </table:table-cell>
          <table:table-cell office:value-type="float" office:value="16" table:formula="of:=IF([.F368]&lt;&gt;&quot;&quot;;2^[.$I368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369]&lt;&gt;&quot;&quot;;2^[.$I369];0)" table:style-name="ce2">
            <text:p>32</text:p>
          </table:table-cell>
          <table:table-cell office:value-type="float" office:value="0" table:formula="of:=IF([.C369]&lt;&gt;&quot;&quot;;2^[.$I369];0)" table:style-name="ce2">
            <text:p>0</text:p>
          </table:table-cell>
          <table:table-cell office:value-type="float" office:value="0" table:formula="of:=IF([.D369]&lt;&gt;&quot;&quot;;2^[.$I369];0)" table:style-name="ce2">
            <text:p>0</text:p>
          </table:table-cell>
          <table:table-cell office:value-type="float" office:value="0" table:formula="of:=IF([.E369]&lt;&gt;&quot;&quot;;2^[.$I369];0)" table:style-name="ce2">
            <text:p>0</text:p>
          </table:table-cell>
          <table:table-cell office:value-type="float" office:value="32" table:formula="of:=IF([.F369]&lt;&gt;&quot;&quot;;2^[.$I369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370]&lt;&gt;&quot;&quot;;2^[.$I370];0)" table:style-name="ce2">
            <text:p>64</text:p>
          </table:table-cell>
          <table:table-cell office:value-type="float" office:value="0" table:formula="of:=IF([.C370]&lt;&gt;&quot;&quot;;2^[.$I370];0)" table:style-name="ce2">
            <text:p>0</text:p>
          </table:table-cell>
          <table:table-cell office:value-type="float" office:value="0" table:formula="of:=IF([.D370]&lt;&gt;&quot;&quot;;2^[.$I370];0)" table:style-name="ce2">
            <text:p>0</text:p>
          </table:table-cell>
          <table:table-cell office:value-type="float" office:value="0" table:formula="of:=IF([.E370]&lt;&gt;&quot;&quot;;2^[.$I370];0)" table:style-name="ce2">
            <text:p>0</text:p>
          </table:table-cell>
          <table:table-cell office:value-type="float" office:value="64" table:formula="of:=IF([.F370]&lt;&gt;&quot;&quot;;2^[.$I370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14" table:style-name="ce4"/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4" table:formula="of:=SUM([.J364:.J371])" table:style-name="ce2">
            <text:p>124</text:p>
          </table:table-cell>
          <table:table-cell office:value-type="float" office:value="10" table:formula="of:=SUM([.K364:.K371])" table:style-name="ce2">
            <text:p>10</text:p>
          </table:table-cell>
          <table:table-cell office:value-type="float" office:value="9" table:formula="of:=SUM([.L364:.L371])" table:style-name="ce2">
            <text:p>9</text:p>
          </table:table-cell>
          <table:table-cell office:value-type="float" office:value="10" table:formula="of:=SUM([.M364:.M371])" table:style-name="ce2">
            <text:p>10</text:p>
          </table:table-cell>
          <table:table-cell office:value-type="float" office:value="124" table:formula="of:=SUM([.N364:.N371])" table:style-name="ce2">
            <text:p>12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C" table:formula="of:=&quot;0x&quot;&amp;BASE([.J372];16;2)" table:style-name="ce2">
            <text:p>0x7C</text:p>
          </table:table-cell>
          <table:table-cell office:value-type="string" office:string-value="0x0A" table:formula="of:=&quot;0x&quot;&amp;BASE([.K372];16;2)" table:style-name="ce2">
            <text:p>0x0A</text:p>
          </table:table-cell>
          <table:table-cell office:value-type="string" office:string-value="0x09" table:formula="of:=&quot;0x&quot;&amp;BASE([.L372];16;2)" table:style-name="ce2">
            <text:p>0x09</text:p>
          </table:table-cell>
          <table:table-cell office:value-type="string" office:string-value="0x0A" table:formula="of:=&quot;0x&quot;&amp;BASE([.M372];16;2)" table:style-name="ce2">
            <text:p>0x0A</text:p>
          </table:table-cell>
          <table:table-cell office:value-type="string" office:string-value="0x7C" table:formula="of:=&quot;0x&quot;&amp;BASE([.N372];16;2)" table:style-name="ce2">
            <text:p>0x7C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6: B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375]&lt;&gt;&quot;&quot;;2^[.$I375];0)" table:style-name="ce2">
            <text:p>1</text:p>
          </table:table-cell>
          <table:table-cell office:value-type="float" office:value="1" table:formula="of:=IF([.C375]&lt;&gt;&quot;&quot;;2^[.$I375];0)" table:style-name="ce2">
            <text:p>1</text:p>
          </table:table-cell>
          <table:table-cell office:value-type="float" office:value="1" table:formula="of:=IF([.D375]&lt;&gt;&quot;&quot;;2^[.$I375];0)" table:style-name="ce2">
            <text:p>1</text:p>
          </table:table-cell>
          <table:table-cell office:value-type="float" office:value="1" table:formula="of:=IF([.E375]&lt;&gt;&quot;&quot;;2^[.$I375];0)" table:style-name="ce2">
            <text:p>1</text:p>
          </table:table-cell>
          <table:table-cell office:value-type="float" office:value="0" table:formula="of:=IF([.F375]&lt;&gt;&quot;&quot;;2^[.$I375];0)" table:style-name="ce2">
            <text:p>0</text:p>
          </table:table-cell>
          <table:table-cell office:value-type="string" office:string-value="    { 0x7F, 0x49, 0x49, 0x49, 0x36 }, // 66: B" table:formula="of:=&quot;    { &quot; &amp; [.J384] &amp; &quot;, &quot; &amp; [.K384] &amp; &quot;, &quot; &amp; [.L384] &amp; &quot;, &quot; &amp; [.M384] &amp; &quot;, &quot; &amp; [.N384] &amp; &quot; }, // &quot; &amp; [.A375]" table:style-name="ce2">
            <text:p><text:s text:c="4"/>{ 0x7F, 0x49, 0x49, 0x49, 0x36 }, // 66: B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376]&lt;&gt;&quot;&quot;;2^[.$I376];0)" table:style-name="ce2">
            <text:p>2</text:p>
          </table:table-cell>
          <table:table-cell office:value-type="float" office:value="0" table:formula="of:=IF([.C376]&lt;&gt;&quot;&quot;;2^[.$I376];0)" table:style-name="ce2">
            <text:p>0</text:p>
          </table:table-cell>
          <table:table-cell office:value-type="float" office:value="0" table:formula="of:=IF([.D376]&lt;&gt;&quot;&quot;;2^[.$I376];0)" table:style-name="ce2">
            <text:p>0</text:p>
          </table:table-cell>
          <table:table-cell office:value-type="float" office:value="0" table:formula="of:=IF([.E376]&lt;&gt;&quot;&quot;;2^[.$I376];0)" table:style-name="ce2">
            <text:p>0</text:p>
          </table:table-cell>
          <table:table-cell office:value-type="float" office:value="2" table:formula="of:=IF([.F376]&lt;&gt;&quot;&quot;;2^[.$I376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377]&lt;&gt;&quot;&quot;;2^[.$I377];0)" table:style-name="ce2">
            <text:p>4</text:p>
          </table:table-cell>
          <table:table-cell office:value-type="float" office:value="0" table:formula="of:=IF([.C377]&lt;&gt;&quot;&quot;;2^[.$I377];0)" table:style-name="ce2">
            <text:p>0</text:p>
          </table:table-cell>
          <table:table-cell office:value-type="float" office:value="0" table:formula="of:=IF([.D377]&lt;&gt;&quot;&quot;;2^[.$I377];0)" table:style-name="ce2">
            <text:p>0</text:p>
          </table:table-cell>
          <table:table-cell office:value-type="float" office:value="0" table:formula="of:=IF([.E377]&lt;&gt;&quot;&quot;;2^[.$I377];0)" table:style-name="ce2">
            <text:p>0</text:p>
          </table:table-cell>
          <table:table-cell office:value-type="float" office:value="4" table:formula="of:=IF([.F377]&lt;&gt;&quot;&quot;;2^[.$I377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378]&lt;&gt;&quot;&quot;;2^[.$I378];0)" table:style-name="ce2">
            <text:p>8</text:p>
          </table:table-cell>
          <table:table-cell office:value-type="float" office:value="8" table:formula="of:=IF([.C378]&lt;&gt;&quot;&quot;;2^[.$I378];0)" table:style-name="ce2">
            <text:p>8</text:p>
          </table:table-cell>
          <table:table-cell office:value-type="float" office:value="8" table:formula="of:=IF([.D378]&lt;&gt;&quot;&quot;;2^[.$I378];0)" table:style-name="ce2">
            <text:p>8</text:p>
          </table:table-cell>
          <table:table-cell office:value-type="float" office:value="8" table:formula="of:=IF([.E378]&lt;&gt;&quot;&quot;;2^[.$I378];0)" table:style-name="ce2">
            <text:p>8</text:p>
          </table:table-cell>
          <table:table-cell office:value-type="float" office:value="0" table:formula="of:=IF([.F378]&lt;&gt;&quot;&quot;;2^[.$I37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379]&lt;&gt;&quot;&quot;;2^[.$I379];0)" table:style-name="ce2">
            <text:p>16</text:p>
          </table:table-cell>
          <table:table-cell office:value-type="float" office:value="0" table:formula="of:=IF([.C379]&lt;&gt;&quot;&quot;;2^[.$I379];0)" table:style-name="ce2">
            <text:p>0</text:p>
          </table:table-cell>
          <table:table-cell office:value-type="float" office:value="0" table:formula="of:=IF([.D379]&lt;&gt;&quot;&quot;;2^[.$I379];0)" table:style-name="ce2">
            <text:p>0</text:p>
          </table:table-cell>
          <table:table-cell office:value-type="float" office:value="0" table:formula="of:=IF([.E379]&lt;&gt;&quot;&quot;;2^[.$I379];0)" table:style-name="ce2">
            <text:p>0</text:p>
          </table:table-cell>
          <table:table-cell office:value-type="float" office:value="16" table:formula="of:=IF([.F379]&lt;&gt;&quot;&quot;;2^[.$I379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380]&lt;&gt;&quot;&quot;;2^[.$I380];0)" table:style-name="ce2">
            <text:p>32</text:p>
          </table:table-cell>
          <table:table-cell office:value-type="float" office:value="0" table:formula="of:=IF([.C380]&lt;&gt;&quot;&quot;;2^[.$I380];0)" table:style-name="ce2">
            <text:p>0</text:p>
          </table:table-cell>
          <table:table-cell office:value-type="float" office:value="0" table:formula="of:=IF([.D380]&lt;&gt;&quot;&quot;;2^[.$I380];0)" table:style-name="ce2">
            <text:p>0</text:p>
          </table:table-cell>
          <table:table-cell office:value-type="float" office:value="0" table:formula="of:=IF([.E380]&lt;&gt;&quot;&quot;;2^[.$I380];0)" table:style-name="ce2">
            <text:p>0</text:p>
          </table:table-cell>
          <table:table-cell office:value-type="float" office:value="32" table:formula="of:=IF([.F380]&lt;&gt;&quot;&quot;;2^[.$I380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381]&lt;&gt;&quot;&quot;;2^[.$I381];0)" table:style-name="ce2">
            <text:p>64</text:p>
          </table:table-cell>
          <table:table-cell office:value-type="float" office:value="64" table:formula="of:=IF([.C381]&lt;&gt;&quot;&quot;;2^[.$I381];0)" table:style-name="ce2">
            <text:p>64</text:p>
          </table:table-cell>
          <table:table-cell office:value-type="float" office:value="64" table:formula="of:=IF([.D381]&lt;&gt;&quot;&quot;;2^[.$I381];0)" table:style-name="ce2">
            <text:p>64</text:p>
          </table:table-cell>
          <table:table-cell office:value-type="float" office:value="64" table:formula="of:=IF([.E381]&lt;&gt;&quot;&quot;;2^[.$I381];0)" table:style-name="ce2">
            <text:p>64</text:p>
          </table:table-cell>
          <table:table-cell office:value-type="float" office:value="0" table:formula="of:=IF([.F381]&lt;&gt;&quot;&quot;;2^[.$I38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375:.J382])" table:style-name="ce2">
            <text:p>127</text:p>
          </table:table-cell>
          <table:table-cell office:value-type="float" office:value="73" table:formula="of:=SUM([.K375:.K382])" table:style-name="ce2">
            <text:p>73</text:p>
          </table:table-cell>
          <table:table-cell office:value-type="float" office:value="73" table:formula="of:=SUM([.L375:.L382])" table:style-name="ce2">
            <text:p>73</text:p>
          </table:table-cell>
          <table:table-cell office:value-type="float" office:value="73" table:formula="of:=SUM([.M375:.M382])" table:style-name="ce2">
            <text:p>73</text:p>
          </table:table-cell>
          <table:table-cell office:value-type="float" office:value="54" table:formula="of:=SUM([.N375:.N382])" table:style-name="ce2">
            <text:p>5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383];16;2)" table:style-name="ce2">
            <text:p>0x7F</text:p>
          </table:table-cell>
          <table:table-cell office:value-type="string" office:string-value="0x49" table:formula="of:=&quot;0x&quot;&amp;BASE([.K383];16;2)" table:style-name="ce2">
            <text:p>0x49</text:p>
          </table:table-cell>
          <table:table-cell office:value-type="string" office:string-value="0x49" table:formula="of:=&quot;0x&quot;&amp;BASE([.L383];16;2)" table:style-name="ce2">
            <text:p>0x49</text:p>
          </table:table-cell>
          <table:table-cell office:value-type="string" office:string-value="0x49" table:formula="of:=&quot;0x&quot;&amp;BASE([.M383];16;2)" table:style-name="ce2">
            <text:p>0x49</text:p>
          </table:table-cell>
          <table:table-cell office:value-type="string" office:string-value="0x36" table:formula="of:=&quot;0x&quot;&amp;BASE([.N383];16;2)" table:style-name="ce2">
            <text:p>0x36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7: C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386]&lt;&gt;&quot;&quot;;2^[.$I386];0)" table:style-name="ce2">
            <text:p>0</text:p>
          </table:table-cell>
          <table:table-cell office:value-type="float" office:value="1" table:formula="of:=IF([.C386]&lt;&gt;&quot;&quot;;2^[.$I386];0)" table:style-name="ce2">
            <text:p>1</text:p>
          </table:table-cell>
          <table:table-cell office:value-type="float" office:value="1" table:formula="of:=IF([.D386]&lt;&gt;&quot;&quot;;2^[.$I386];0)" table:style-name="ce2">
            <text:p>1</text:p>
          </table:table-cell>
          <table:table-cell office:value-type="float" office:value="1" table:formula="of:=IF([.E386]&lt;&gt;&quot;&quot;;2^[.$I386];0)" table:style-name="ce2">
            <text:p>1</text:p>
          </table:table-cell>
          <table:table-cell office:value-type="float" office:value="0" table:formula="of:=IF([.F386]&lt;&gt;&quot;&quot;;2^[.$I386];0)" table:style-name="ce2">
            <text:p>0</text:p>
          </table:table-cell>
          <table:table-cell office:value-type="string" office:string-value="    { 0x3E, 0x41, 0x41, 0x41, 0x22 }, // 67: C" table:formula="of:=&quot;    { &quot; &amp; [.J395] &amp; &quot;, &quot; &amp; [.K395] &amp; &quot;, &quot; &amp; [.L395] &amp; &quot;, &quot; &amp; [.M395] &amp; &quot;, &quot; &amp; [.N395] &amp; &quot; }, // &quot; &amp; [.A386]" table:style-name="ce2">
            <text:p><text:s text:c="4"/>{ 0x3E, 0x41, 0x41, 0x41, 0x22 }, // 67: C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387]&lt;&gt;&quot;&quot;;2^[.$I387];0)" table:style-name="ce2">
            <text:p>2</text:p>
          </table:table-cell>
          <table:table-cell office:value-type="float" office:value="0" table:formula="of:=IF([.C387]&lt;&gt;&quot;&quot;;2^[.$I387];0)" table:style-name="ce2">
            <text:p>0</text:p>
          </table:table-cell>
          <table:table-cell office:value-type="float" office:value="0" table:formula="of:=IF([.D387]&lt;&gt;&quot;&quot;;2^[.$I387];0)" table:style-name="ce2">
            <text:p>0</text:p>
          </table:table-cell>
          <table:table-cell office:value-type="float" office:value="0" table:formula="of:=IF([.E387]&lt;&gt;&quot;&quot;;2^[.$I387];0)" table:style-name="ce2">
            <text:p>0</text:p>
          </table:table-cell>
          <table:table-cell office:value-type="float" office:value="2" table:formula="of:=IF([.F387]&lt;&gt;&quot;&quot;;2^[.$I387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388]&lt;&gt;&quot;&quot;;2^[.$I388];0)" table:style-name="ce2">
            <text:p>4</text:p>
          </table:table-cell>
          <table:table-cell office:value-type="float" office:value="0" table:formula="of:=IF([.C388]&lt;&gt;&quot;&quot;;2^[.$I388];0)" table:style-name="ce2">
            <text:p>0</text:p>
          </table:table-cell>
          <table:table-cell office:value-type="float" office:value="0" table:formula="of:=IF([.D388]&lt;&gt;&quot;&quot;;2^[.$I388];0)" table:style-name="ce2">
            <text:p>0</text:p>
          </table:table-cell>
          <table:table-cell office:value-type="float" office:value="0" table:formula="of:=IF([.E388]&lt;&gt;&quot;&quot;;2^[.$I388];0)" table:style-name="ce2">
            <text:p>0</text:p>
          </table:table-cell>
          <table:table-cell office:value-type="float" office:value="0" table:formula="of:=IF([.F388]&lt;&gt;&quot;&quot;;2^[.$I38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389]&lt;&gt;&quot;&quot;;2^[.$I389];0)" table:style-name="ce2">
            <text:p>8</text:p>
          </table:table-cell>
          <table:table-cell office:value-type="float" office:value="0" table:formula="of:=IF([.C389]&lt;&gt;&quot;&quot;;2^[.$I389];0)" table:style-name="ce2">
            <text:p>0</text:p>
          </table:table-cell>
          <table:table-cell office:value-type="float" office:value="0" table:formula="of:=IF([.D389]&lt;&gt;&quot;&quot;;2^[.$I389];0)" table:style-name="ce2">
            <text:p>0</text:p>
          </table:table-cell>
          <table:table-cell office:value-type="float" office:value="0" table:formula="of:=IF([.E389]&lt;&gt;&quot;&quot;;2^[.$I389];0)" table:style-name="ce2">
            <text:p>0</text:p>
          </table:table-cell>
          <table:table-cell office:value-type="float" office:value="0" table:formula="of:=IF([.F389]&lt;&gt;&quot;&quot;;2^[.$I38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390]&lt;&gt;&quot;&quot;;2^[.$I390];0)" table:style-name="ce2">
            <text:p>16</text:p>
          </table:table-cell>
          <table:table-cell office:value-type="float" office:value="0" table:formula="of:=IF([.C390]&lt;&gt;&quot;&quot;;2^[.$I390];0)" table:style-name="ce2">
            <text:p>0</text:p>
          </table:table-cell>
          <table:table-cell office:value-type="float" office:value="0" table:formula="of:=IF([.D390]&lt;&gt;&quot;&quot;;2^[.$I390];0)" table:style-name="ce2">
            <text:p>0</text:p>
          </table:table-cell>
          <table:table-cell office:value-type="float" office:value="0" table:formula="of:=IF([.E390]&lt;&gt;&quot;&quot;;2^[.$I390];0)" table:style-name="ce2">
            <text:p>0</text:p>
          </table:table-cell>
          <table:table-cell office:value-type="float" office:value="0" table:formula="of:=IF([.F390]&lt;&gt;&quot;&quot;;2^[.$I39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391]&lt;&gt;&quot;&quot;;2^[.$I391];0)" table:style-name="ce2">
            <text:p>32</text:p>
          </table:table-cell>
          <table:table-cell office:value-type="float" office:value="0" table:formula="of:=IF([.C391]&lt;&gt;&quot;&quot;;2^[.$I391];0)" table:style-name="ce2">
            <text:p>0</text:p>
          </table:table-cell>
          <table:table-cell office:value-type="float" office:value="0" table:formula="of:=IF([.D391]&lt;&gt;&quot;&quot;;2^[.$I391];0)" table:style-name="ce2">
            <text:p>0</text:p>
          </table:table-cell>
          <table:table-cell office:value-type="float" office:value="0" table:formula="of:=IF([.E391]&lt;&gt;&quot;&quot;;2^[.$I391];0)" table:style-name="ce2">
            <text:p>0</text:p>
          </table:table-cell>
          <table:table-cell office:value-type="float" office:value="32" table:formula="of:=IF([.F391]&lt;&gt;&quot;&quot;;2^[.$I391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392]&lt;&gt;&quot;&quot;;2^[.$I392];0)" table:style-name="ce2">
            <text:p>0</text:p>
          </table:table-cell>
          <table:table-cell office:value-type="float" office:value="64" table:formula="of:=IF([.C392]&lt;&gt;&quot;&quot;;2^[.$I392];0)" table:style-name="ce2">
            <text:p>64</text:p>
          </table:table-cell>
          <table:table-cell office:value-type="float" office:value="64" table:formula="of:=IF([.D392]&lt;&gt;&quot;&quot;;2^[.$I392];0)" table:style-name="ce2">
            <text:p>64</text:p>
          </table:table-cell>
          <table:table-cell office:value-type="float" office:value="64" table:formula="of:=IF([.E392]&lt;&gt;&quot;&quot;;2^[.$I392];0)" table:style-name="ce2">
            <text:p>64</text:p>
          </table:table-cell>
          <table:table-cell office:value-type="float" office:value="0" table:formula="of:=IF([.F392]&lt;&gt;&quot;&quot;;2^[.$I39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2" table:formula="of:=SUM([.J386:.J393])" table:style-name="ce2">
            <text:p>62</text:p>
          </table:table-cell>
          <table:table-cell office:value-type="float" office:value="65" table:formula="of:=SUM([.K386:.K393])" table:style-name="ce2">
            <text:p>65</text:p>
          </table:table-cell>
          <table:table-cell office:value-type="float" office:value="65" table:formula="of:=SUM([.L386:.L393])" table:style-name="ce2">
            <text:p>65</text:p>
          </table:table-cell>
          <table:table-cell office:value-type="float" office:value="65" table:formula="of:=SUM([.M386:.M393])" table:style-name="ce2">
            <text:p>65</text:p>
          </table:table-cell>
          <table:table-cell office:value-type="float" office:value="34" table:formula="of:=SUM([.N386:.N393])" table:style-name="ce2">
            <text:p>3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E" table:formula="of:=&quot;0x&quot;&amp;BASE([.J394];16;2)" table:style-name="ce2">
            <text:p>0x3E</text:p>
          </table:table-cell>
          <table:table-cell office:value-type="string" office:string-value="0x41" table:formula="of:=&quot;0x&quot;&amp;BASE([.K394];16;2)" table:style-name="ce2">
            <text:p>0x41</text:p>
          </table:table-cell>
          <table:table-cell office:value-type="string" office:string-value="0x41" table:formula="of:=&quot;0x&quot;&amp;BASE([.L394];16;2)" table:style-name="ce2">
            <text:p>0x41</text:p>
          </table:table-cell>
          <table:table-cell office:value-type="string" office:string-value="0x41" table:formula="of:=&quot;0x&quot;&amp;BASE([.M394];16;2)" table:style-name="ce2">
            <text:p>0x41</text:p>
          </table:table-cell>
          <table:table-cell office:value-type="string" office:string-value="0x22" table:formula="of:=&quot;0x&quot;&amp;BASE([.N394];16;2)" table:style-name="ce2">
            <text:p>0x22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8: D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397]&lt;&gt;&quot;&quot;;2^[.$I397];0)" table:style-name="ce2">
            <text:p>1</text:p>
          </table:table-cell>
          <table:table-cell office:value-type="float" office:value="1" table:formula="of:=IF([.C397]&lt;&gt;&quot;&quot;;2^[.$I397];0)" table:style-name="ce2">
            <text:p>1</text:p>
          </table:table-cell>
          <table:table-cell office:value-type="float" office:value="1" table:formula="of:=IF([.D397]&lt;&gt;&quot;&quot;;2^[.$I397];0)" table:style-name="ce2">
            <text:p>1</text:p>
          </table:table-cell>
          <table:table-cell office:value-type="float" office:value="1" table:formula="of:=IF([.E397]&lt;&gt;&quot;&quot;;2^[.$I397];0)" table:style-name="ce2">
            <text:p>1</text:p>
          </table:table-cell>
          <table:table-cell office:value-type="float" office:value="0" table:formula="of:=IF([.F397]&lt;&gt;&quot;&quot;;2^[.$I397];0)" table:style-name="ce2">
            <text:p>0</text:p>
          </table:table-cell>
          <table:table-cell office:value-type="string" office:string-value="    { 0x7F, 0x41, 0x41, 0x41, 0x3E }, // 68: D" table:formula="of:=&quot;    { &quot; &amp; [.J406] &amp; &quot;, &quot; &amp; [.K406] &amp; &quot;, &quot; &amp; [.L406] &amp; &quot;, &quot; &amp; [.M406] &amp; &quot;, &quot; &amp; [.N406] &amp; &quot; }, // &quot; &amp; [.A397]" table:style-name="ce2">
            <text:p><text:s text:c="4"/>{ 0x7F, 0x41, 0x41, 0x41, 0x3E }, // 68: D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398]&lt;&gt;&quot;&quot;;2^[.$I398];0)" table:style-name="ce2">
            <text:p>2</text:p>
          </table:table-cell>
          <table:table-cell office:value-type="float" office:value="0" table:formula="of:=IF([.C398]&lt;&gt;&quot;&quot;;2^[.$I398];0)" table:style-name="ce2">
            <text:p>0</text:p>
          </table:table-cell>
          <table:table-cell office:value-type="float" office:value="0" table:formula="of:=IF([.D398]&lt;&gt;&quot;&quot;;2^[.$I398];0)" table:style-name="ce2">
            <text:p>0</text:p>
          </table:table-cell>
          <table:table-cell office:value-type="float" office:value="0" table:formula="of:=IF([.E398]&lt;&gt;&quot;&quot;;2^[.$I398];0)" table:style-name="ce2">
            <text:p>0</text:p>
          </table:table-cell>
          <table:table-cell office:value-type="float" office:value="2" table:formula="of:=IF([.F398]&lt;&gt;&quot;&quot;;2^[.$I398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399]&lt;&gt;&quot;&quot;;2^[.$I399];0)" table:style-name="ce2">
            <text:p>4</text:p>
          </table:table-cell>
          <table:table-cell office:value-type="float" office:value="0" table:formula="of:=IF([.C399]&lt;&gt;&quot;&quot;;2^[.$I399];0)" table:style-name="ce2">
            <text:p>0</text:p>
          </table:table-cell>
          <table:table-cell office:value-type="float" office:value="0" table:formula="of:=IF([.D399]&lt;&gt;&quot;&quot;;2^[.$I399];0)" table:style-name="ce2">
            <text:p>0</text:p>
          </table:table-cell>
          <table:table-cell office:value-type="float" office:value="0" table:formula="of:=IF([.E399]&lt;&gt;&quot;&quot;;2^[.$I399];0)" table:style-name="ce2">
            <text:p>0</text:p>
          </table:table-cell>
          <table:table-cell office:value-type="float" office:value="4" table:formula="of:=IF([.F399]&lt;&gt;&quot;&quot;;2^[.$I399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400]&lt;&gt;&quot;&quot;;2^[.$I400];0)" table:style-name="ce2">
            <text:p>8</text:p>
          </table:table-cell>
          <table:table-cell office:value-type="float" office:value="0" table:formula="of:=IF([.C400]&lt;&gt;&quot;&quot;;2^[.$I400];0)" table:style-name="ce2">
            <text:p>0</text:p>
          </table:table-cell>
          <table:table-cell office:value-type="float" office:value="0" table:formula="of:=IF([.D400]&lt;&gt;&quot;&quot;;2^[.$I400];0)" table:style-name="ce2">
            <text:p>0</text:p>
          </table:table-cell>
          <table:table-cell office:value-type="float" office:value="0" table:formula="of:=IF([.E400]&lt;&gt;&quot;&quot;;2^[.$I400];0)" table:style-name="ce2">
            <text:p>0</text:p>
          </table:table-cell>
          <table:table-cell office:value-type="float" office:value="8" table:formula="of:=IF([.F400]&lt;&gt;&quot;&quot;;2^[.$I400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401]&lt;&gt;&quot;&quot;;2^[.$I401];0)" table:style-name="ce2">
            <text:p>16</text:p>
          </table:table-cell>
          <table:table-cell office:value-type="float" office:value="0" table:formula="of:=IF([.C401]&lt;&gt;&quot;&quot;;2^[.$I401];0)" table:style-name="ce2">
            <text:p>0</text:p>
          </table:table-cell>
          <table:table-cell office:value-type="float" office:value="0" table:formula="of:=IF([.D401]&lt;&gt;&quot;&quot;;2^[.$I401];0)" table:style-name="ce2">
            <text:p>0</text:p>
          </table:table-cell>
          <table:table-cell office:value-type="float" office:value="0" table:formula="of:=IF([.E401]&lt;&gt;&quot;&quot;;2^[.$I401];0)" table:style-name="ce2">
            <text:p>0</text:p>
          </table:table-cell>
          <table:table-cell office:value-type="float" office:value="16" table:formula="of:=IF([.F401]&lt;&gt;&quot;&quot;;2^[.$I401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402]&lt;&gt;&quot;&quot;;2^[.$I402];0)" table:style-name="ce2">
            <text:p>32</text:p>
          </table:table-cell>
          <table:table-cell office:value-type="float" office:value="0" table:formula="of:=IF([.C402]&lt;&gt;&quot;&quot;;2^[.$I402];0)" table:style-name="ce2">
            <text:p>0</text:p>
          </table:table-cell>
          <table:table-cell office:value-type="float" office:value="0" table:formula="of:=IF([.D402]&lt;&gt;&quot;&quot;;2^[.$I402];0)" table:style-name="ce2">
            <text:p>0</text:p>
          </table:table-cell>
          <table:table-cell office:value-type="float" office:value="0" table:formula="of:=IF([.E402]&lt;&gt;&quot;&quot;;2^[.$I402];0)" table:style-name="ce2">
            <text:p>0</text:p>
          </table:table-cell>
          <table:table-cell office:value-type="float" office:value="32" table:formula="of:=IF([.F402]&lt;&gt;&quot;&quot;;2^[.$I402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403]&lt;&gt;&quot;&quot;;2^[.$I403];0)" table:style-name="ce2">
            <text:p>64</text:p>
          </table:table-cell>
          <table:table-cell office:value-type="float" office:value="64" table:formula="of:=IF([.C403]&lt;&gt;&quot;&quot;;2^[.$I403];0)" table:style-name="ce2">
            <text:p>64</text:p>
          </table:table-cell>
          <table:table-cell office:value-type="float" office:value="64" table:formula="of:=IF([.D403]&lt;&gt;&quot;&quot;;2^[.$I403];0)" table:style-name="ce2">
            <text:p>64</text:p>
          </table:table-cell>
          <table:table-cell office:value-type="float" office:value="64" table:formula="of:=IF([.E403]&lt;&gt;&quot;&quot;;2^[.$I403];0)" table:style-name="ce2">
            <text:p>64</text:p>
          </table:table-cell>
          <table:table-cell office:value-type="float" office:value="0" table:formula="of:=IF([.F403]&lt;&gt;&quot;&quot;;2^[.$I40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397:.J404])" table:style-name="ce2">
            <text:p>127</text:p>
          </table:table-cell>
          <table:table-cell office:value-type="float" office:value="65" table:formula="of:=SUM([.K397:.K404])" table:style-name="ce2">
            <text:p>65</text:p>
          </table:table-cell>
          <table:table-cell office:value-type="float" office:value="65" table:formula="of:=SUM([.L397:.L404])" table:style-name="ce2">
            <text:p>65</text:p>
          </table:table-cell>
          <table:table-cell office:value-type="float" office:value="65" table:formula="of:=SUM([.M397:.M404])" table:style-name="ce2">
            <text:p>65</text:p>
          </table:table-cell>
          <table:table-cell office:value-type="float" office:value="62" table:formula="of:=SUM([.N397:.N404])" table:style-name="ce2">
            <text:p>6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405];16;2)" table:style-name="ce2">
            <text:p>0x7F</text:p>
          </table:table-cell>
          <table:table-cell office:value-type="string" office:string-value="0x41" table:formula="of:=&quot;0x&quot;&amp;BASE([.K405];16;2)" table:style-name="ce2">
            <text:p>0x41</text:p>
          </table:table-cell>
          <table:table-cell office:value-type="string" office:string-value="0x41" table:formula="of:=&quot;0x&quot;&amp;BASE([.L405];16;2)" table:style-name="ce2">
            <text:p>0x41</text:p>
          </table:table-cell>
          <table:table-cell office:value-type="string" office:string-value="0x41" table:formula="of:=&quot;0x&quot;&amp;BASE([.M405];16;2)" table:style-name="ce2">
            <text:p>0x41</text:p>
          </table:table-cell>
          <table:table-cell office:value-type="string" office:string-value="0x3E" table:formula="of:=&quot;0x&quot;&amp;BASE([.N405];16;2)" table:style-name="ce2">
            <text:p>0x3E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69: 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408]&lt;&gt;&quot;&quot;;2^[.$I408];0)" table:style-name="ce2">
            <text:p>1</text:p>
          </table:table-cell>
          <table:table-cell office:value-type="float" office:value="1" table:formula="of:=IF([.C408]&lt;&gt;&quot;&quot;;2^[.$I408];0)" table:style-name="ce2">
            <text:p>1</text:p>
          </table:table-cell>
          <table:table-cell office:value-type="float" office:value="1" table:formula="of:=IF([.D408]&lt;&gt;&quot;&quot;;2^[.$I408];0)" table:style-name="ce2">
            <text:p>1</text:p>
          </table:table-cell>
          <table:table-cell office:value-type="float" office:value="1" table:formula="of:=IF([.E408]&lt;&gt;&quot;&quot;;2^[.$I408];0)" table:style-name="ce2">
            <text:p>1</text:p>
          </table:table-cell>
          <table:table-cell office:value-type="float" office:value="1" table:formula="of:=IF([.F408]&lt;&gt;&quot;&quot;;2^[.$I408];0)" table:style-name="ce2">
            <text:p>1</text:p>
          </table:table-cell>
          <table:table-cell office:value-type="string" office:string-value="    { 0x7F, 0x49, 0x49, 0x49, 0x41 }, // 69: E" table:formula="of:=&quot;    { &quot; &amp; [.J417] &amp; &quot;, &quot; &amp; [.K417] &amp; &quot;, &quot; &amp; [.L417] &amp; &quot;, &quot; &amp; [.M417] &amp; &quot;, &quot; &amp; [.N417] &amp; &quot; }, // &quot; &amp; [.A408]" table:style-name="ce2">
            <text:p><text:s text:c="4"/>{ 0x7F, 0x49, 0x49, 0x49, 0x41 }, // 69: E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409]&lt;&gt;&quot;&quot;;2^[.$I409];0)" table:style-name="ce2">
            <text:p>2</text:p>
          </table:table-cell>
          <table:table-cell office:value-type="float" office:value="0" table:formula="of:=IF([.C409]&lt;&gt;&quot;&quot;;2^[.$I409];0)" table:style-name="ce2">
            <text:p>0</text:p>
          </table:table-cell>
          <table:table-cell office:value-type="float" office:value="0" table:formula="of:=IF([.D409]&lt;&gt;&quot;&quot;;2^[.$I409];0)" table:style-name="ce2">
            <text:p>0</text:p>
          </table:table-cell>
          <table:table-cell office:value-type="float" office:value="0" table:formula="of:=IF([.E409]&lt;&gt;&quot;&quot;;2^[.$I409];0)" table:style-name="ce2">
            <text:p>0</text:p>
          </table:table-cell>
          <table:table-cell office:value-type="float" office:value="0" table:formula="of:=IF([.F409]&lt;&gt;&quot;&quot;;2^[.$I40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410]&lt;&gt;&quot;&quot;;2^[.$I410];0)" table:style-name="ce2">
            <text:p>4</text:p>
          </table:table-cell>
          <table:table-cell office:value-type="float" office:value="0" table:formula="of:=IF([.C410]&lt;&gt;&quot;&quot;;2^[.$I410];0)" table:style-name="ce2">
            <text:p>0</text:p>
          </table:table-cell>
          <table:table-cell office:value-type="float" office:value="0" table:formula="of:=IF([.D410]&lt;&gt;&quot;&quot;;2^[.$I410];0)" table:style-name="ce2">
            <text:p>0</text:p>
          </table:table-cell>
          <table:table-cell office:value-type="float" office:value="0" table:formula="of:=IF([.E410]&lt;&gt;&quot;&quot;;2^[.$I410];0)" table:style-name="ce2">
            <text:p>0</text:p>
          </table:table-cell>
          <table:table-cell office:value-type="float" office:value="0" table:formula="of:=IF([.F410]&lt;&gt;&quot;&quot;;2^[.$I41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411]&lt;&gt;&quot;&quot;;2^[.$I411];0)" table:style-name="ce2">
            <text:p>8</text:p>
          </table:table-cell>
          <table:table-cell office:value-type="float" office:value="8" table:formula="of:=IF([.C411]&lt;&gt;&quot;&quot;;2^[.$I411];0)" table:style-name="ce2">
            <text:p>8</text:p>
          </table:table-cell>
          <table:table-cell office:value-type="float" office:value="8" table:formula="of:=IF([.D411]&lt;&gt;&quot;&quot;;2^[.$I411];0)" table:style-name="ce2">
            <text:p>8</text:p>
          </table:table-cell>
          <table:table-cell office:value-type="float" office:value="8" table:formula="of:=IF([.E411]&lt;&gt;&quot;&quot;;2^[.$I411];0)" table:style-name="ce2">
            <text:p>8</text:p>
          </table:table-cell>
          <table:table-cell office:value-type="float" office:value="0" table:formula="of:=IF([.F411]&lt;&gt;&quot;&quot;;2^[.$I41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412]&lt;&gt;&quot;&quot;;2^[.$I412];0)" table:style-name="ce2">
            <text:p>16</text:p>
          </table:table-cell>
          <table:table-cell office:value-type="float" office:value="0" table:formula="of:=IF([.C412]&lt;&gt;&quot;&quot;;2^[.$I412];0)" table:style-name="ce2">
            <text:p>0</text:p>
          </table:table-cell>
          <table:table-cell office:value-type="float" office:value="0" table:formula="of:=IF([.D412]&lt;&gt;&quot;&quot;;2^[.$I412];0)" table:style-name="ce2">
            <text:p>0</text:p>
          </table:table-cell>
          <table:table-cell office:value-type="float" office:value="0" table:formula="of:=IF([.E412]&lt;&gt;&quot;&quot;;2^[.$I412];0)" table:style-name="ce2">
            <text:p>0</text:p>
          </table:table-cell>
          <table:table-cell office:value-type="float" office:value="0" table:formula="of:=IF([.F412]&lt;&gt;&quot;&quot;;2^[.$I41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413]&lt;&gt;&quot;&quot;;2^[.$I413];0)" table:style-name="ce2">
            <text:p>32</text:p>
          </table:table-cell>
          <table:table-cell office:value-type="float" office:value="0" table:formula="of:=IF([.C413]&lt;&gt;&quot;&quot;;2^[.$I413];0)" table:style-name="ce2">
            <text:p>0</text:p>
          </table:table-cell>
          <table:table-cell office:value-type="float" office:value="0" table:formula="of:=IF([.D413]&lt;&gt;&quot;&quot;;2^[.$I413];0)" table:style-name="ce2">
            <text:p>0</text:p>
          </table:table-cell>
          <table:table-cell office:value-type="float" office:value="0" table:formula="of:=IF([.E413]&lt;&gt;&quot;&quot;;2^[.$I413];0)" table:style-name="ce2">
            <text:p>0</text:p>
          </table:table-cell>
          <table:table-cell office:value-type="float" office:value="0" table:formula="of:=IF([.F413]&lt;&gt;&quot;&quot;;2^[.$I41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414]&lt;&gt;&quot;&quot;;2^[.$I414];0)" table:style-name="ce2">
            <text:p>64</text:p>
          </table:table-cell>
          <table:table-cell office:value-type="float" office:value="64" table:formula="of:=IF([.C414]&lt;&gt;&quot;&quot;;2^[.$I414];0)" table:style-name="ce2">
            <text:p>64</text:p>
          </table:table-cell>
          <table:table-cell office:value-type="float" office:value="64" table:formula="of:=IF([.D414]&lt;&gt;&quot;&quot;;2^[.$I414];0)" table:style-name="ce2">
            <text:p>64</text:p>
          </table:table-cell>
          <table:table-cell office:value-type="float" office:value="64" table:formula="of:=IF([.E414]&lt;&gt;&quot;&quot;;2^[.$I414];0)" table:style-name="ce2">
            <text:p>64</text:p>
          </table:table-cell>
          <table:table-cell office:value-type="float" office:value="64" table:formula="of:=IF([.F414]&lt;&gt;&quot;&quot;;2^[.$I414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408:.J415])" table:style-name="ce2">
            <text:p>127</text:p>
          </table:table-cell>
          <table:table-cell office:value-type="float" office:value="73" table:formula="of:=SUM([.K408:.K415])" table:style-name="ce2">
            <text:p>73</text:p>
          </table:table-cell>
          <table:table-cell office:value-type="float" office:value="73" table:formula="of:=SUM([.L408:.L415])" table:style-name="ce2">
            <text:p>73</text:p>
          </table:table-cell>
          <table:table-cell office:value-type="float" office:value="73" table:formula="of:=SUM([.M408:.M415])" table:style-name="ce2">
            <text:p>73</text:p>
          </table:table-cell>
          <table:table-cell office:value-type="float" office:value="65" table:formula="of:=SUM([.N408:.N415])" table:style-name="ce2">
            <text:p>65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416];16;2)" table:style-name="ce2">
            <text:p>0x7F</text:p>
          </table:table-cell>
          <table:table-cell office:value-type="string" office:string-value="0x49" table:formula="of:=&quot;0x&quot;&amp;BASE([.K416];16;2)" table:style-name="ce2">
            <text:p>0x49</text:p>
          </table:table-cell>
          <table:table-cell office:value-type="string" office:string-value="0x49" table:formula="of:=&quot;0x&quot;&amp;BASE([.L416];16;2)" table:style-name="ce2">
            <text:p>0x49</text:p>
          </table:table-cell>
          <table:table-cell office:value-type="string" office:string-value="0x49" table:formula="of:=&quot;0x&quot;&amp;BASE([.M416];16;2)" table:style-name="ce2">
            <text:p>0x49</text:p>
          </table:table-cell>
          <table:table-cell office:value-type="string" office:string-value="0x41" table:formula="of:=&quot;0x&quot;&amp;BASE([.N416];16;2)" table:style-name="ce2">
            <text:p>0x41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0: F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419]&lt;&gt;&quot;&quot;;2^[.$I419];0)" table:style-name="ce2">
            <text:p>1</text:p>
          </table:table-cell>
          <table:table-cell office:value-type="float" office:value="1" table:formula="of:=IF([.C419]&lt;&gt;&quot;&quot;;2^[.$I419];0)" table:style-name="ce2">
            <text:p>1</text:p>
          </table:table-cell>
          <table:table-cell office:value-type="float" office:value="1" table:formula="of:=IF([.D419]&lt;&gt;&quot;&quot;;2^[.$I419];0)" table:style-name="ce2">
            <text:p>1</text:p>
          </table:table-cell>
          <table:table-cell office:value-type="float" office:value="1" table:formula="of:=IF([.E419]&lt;&gt;&quot;&quot;;2^[.$I419];0)" table:style-name="ce2">
            <text:p>1</text:p>
          </table:table-cell>
          <table:table-cell office:value-type="float" office:value="1" table:formula="of:=IF([.F419]&lt;&gt;&quot;&quot;;2^[.$I419];0)" table:style-name="ce2">
            <text:p>1</text:p>
          </table:table-cell>
          <table:table-cell office:value-type="string" office:string-value="    { 0x7F, 0x09, 0x09, 0x09, 0x01 }, // 70: F" table:formula="of:=&quot;    { &quot; &amp; [.J428] &amp; &quot;, &quot; &amp; [.K428] &amp; &quot;, &quot; &amp; [.L428] &amp; &quot;, &quot; &amp; [.M428] &amp; &quot;, &quot; &amp; [.N428] &amp; &quot; }, // &quot; &amp; [.A419]" table:style-name="ce2">
            <text:p><text:s text:c="4"/>{ 0x7F, 0x09, 0x09, 0x09, 0x01 }, // 70: F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420]&lt;&gt;&quot;&quot;;2^[.$I420];0)" table:style-name="ce2">
            <text:p>2</text:p>
          </table:table-cell>
          <table:table-cell office:value-type="float" office:value="0" table:formula="of:=IF([.C420]&lt;&gt;&quot;&quot;;2^[.$I420];0)" table:style-name="ce2">
            <text:p>0</text:p>
          </table:table-cell>
          <table:table-cell office:value-type="float" office:value="0" table:formula="of:=IF([.D420]&lt;&gt;&quot;&quot;;2^[.$I420];0)" table:style-name="ce2">
            <text:p>0</text:p>
          </table:table-cell>
          <table:table-cell office:value-type="float" office:value="0" table:formula="of:=IF([.E420]&lt;&gt;&quot;&quot;;2^[.$I420];0)" table:style-name="ce2">
            <text:p>0</text:p>
          </table:table-cell>
          <table:table-cell office:value-type="float" office:value="0" table:formula="of:=IF([.F420]&lt;&gt;&quot;&quot;;2^[.$I42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421]&lt;&gt;&quot;&quot;;2^[.$I421];0)" table:style-name="ce2">
            <text:p>4</text:p>
          </table:table-cell>
          <table:table-cell office:value-type="float" office:value="0" table:formula="of:=IF([.C421]&lt;&gt;&quot;&quot;;2^[.$I421];0)" table:style-name="ce2">
            <text:p>0</text:p>
          </table:table-cell>
          <table:table-cell office:value-type="float" office:value="0" table:formula="of:=IF([.D421]&lt;&gt;&quot;&quot;;2^[.$I421];0)" table:style-name="ce2">
            <text:p>0</text:p>
          </table:table-cell>
          <table:table-cell office:value-type="float" office:value="0" table:formula="of:=IF([.E421]&lt;&gt;&quot;&quot;;2^[.$I421];0)" table:style-name="ce2">
            <text:p>0</text:p>
          </table:table-cell>
          <table:table-cell office:value-type="float" office:value="0" table:formula="of:=IF([.F421]&lt;&gt;&quot;&quot;;2^[.$I42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422]&lt;&gt;&quot;&quot;;2^[.$I422];0)" table:style-name="ce2">
            <text:p>8</text:p>
          </table:table-cell>
          <table:table-cell office:value-type="float" office:value="8" table:formula="of:=IF([.C422]&lt;&gt;&quot;&quot;;2^[.$I422];0)" table:style-name="ce2">
            <text:p>8</text:p>
          </table:table-cell>
          <table:table-cell office:value-type="float" office:value="8" table:formula="of:=IF([.D422]&lt;&gt;&quot;&quot;;2^[.$I422];0)" table:style-name="ce2">
            <text:p>8</text:p>
          </table:table-cell>
          <table:table-cell office:value-type="float" office:value="8" table:formula="of:=IF([.E422]&lt;&gt;&quot;&quot;;2^[.$I422];0)" table:style-name="ce2">
            <text:p>8</text:p>
          </table:table-cell>
          <table:table-cell office:value-type="float" office:value="0" table:formula="of:=IF([.F422]&lt;&gt;&quot;&quot;;2^[.$I42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423]&lt;&gt;&quot;&quot;;2^[.$I423];0)" table:style-name="ce2">
            <text:p>16</text:p>
          </table:table-cell>
          <table:table-cell office:value-type="float" office:value="0" table:formula="of:=IF([.C423]&lt;&gt;&quot;&quot;;2^[.$I423];0)" table:style-name="ce2">
            <text:p>0</text:p>
          </table:table-cell>
          <table:table-cell office:value-type="float" office:value="0" table:formula="of:=IF([.D423]&lt;&gt;&quot;&quot;;2^[.$I423];0)" table:style-name="ce2">
            <text:p>0</text:p>
          </table:table-cell>
          <table:table-cell office:value-type="float" office:value="0" table:formula="of:=IF([.E423]&lt;&gt;&quot;&quot;;2^[.$I423];0)" table:style-name="ce2">
            <text:p>0</text:p>
          </table:table-cell>
          <table:table-cell office:value-type="float" office:value="0" table:formula="of:=IF([.F423]&lt;&gt;&quot;&quot;;2^[.$I42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424]&lt;&gt;&quot;&quot;;2^[.$I424];0)" table:style-name="ce2">
            <text:p>32</text:p>
          </table:table-cell>
          <table:table-cell office:value-type="float" office:value="0" table:formula="of:=IF([.C424]&lt;&gt;&quot;&quot;;2^[.$I424];0)" table:style-name="ce2">
            <text:p>0</text:p>
          </table:table-cell>
          <table:table-cell office:value-type="float" office:value="0" table:formula="of:=IF([.D424]&lt;&gt;&quot;&quot;;2^[.$I424];0)" table:style-name="ce2">
            <text:p>0</text:p>
          </table:table-cell>
          <table:table-cell office:value-type="float" office:value="0" table:formula="of:=IF([.E424]&lt;&gt;&quot;&quot;;2^[.$I424];0)" table:style-name="ce2">
            <text:p>0</text:p>
          </table:table-cell>
          <table:table-cell office:value-type="float" office:value="0" table:formula="of:=IF([.F424]&lt;&gt;&quot;&quot;;2^[.$I42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425]&lt;&gt;&quot;&quot;;2^[.$I425];0)" table:style-name="ce2">
            <text:p>64</text:p>
          </table:table-cell>
          <table:table-cell office:value-type="float" office:value="0" table:formula="of:=IF([.C425]&lt;&gt;&quot;&quot;;2^[.$I425];0)" table:style-name="ce2">
            <text:p>0</text:p>
          </table:table-cell>
          <table:table-cell office:value-type="float" office:value="0" table:formula="of:=IF([.D425]&lt;&gt;&quot;&quot;;2^[.$I425];0)" table:style-name="ce2">
            <text:p>0</text:p>
          </table:table-cell>
          <table:table-cell office:value-type="float" office:value="0" table:formula="of:=IF([.E425]&lt;&gt;&quot;&quot;;2^[.$I425];0)" table:style-name="ce2">
            <text:p>0</text:p>
          </table:table-cell>
          <table:table-cell office:value-type="float" office:value="0" table:formula="of:=IF([.F425]&lt;&gt;&quot;&quot;;2^[.$I42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419:.J426])" table:style-name="ce2">
            <text:p>127</text:p>
          </table:table-cell>
          <table:table-cell office:value-type="float" office:value="9" table:formula="of:=SUM([.K419:.K426])" table:style-name="ce2">
            <text:p>9</text:p>
          </table:table-cell>
          <table:table-cell office:value-type="float" office:value="9" table:formula="of:=SUM([.L419:.L426])" table:style-name="ce2">
            <text:p>9</text:p>
          </table:table-cell>
          <table:table-cell office:value-type="float" office:value="9" table:formula="of:=SUM([.M419:.M426])" table:style-name="ce2">
            <text:p>9</text:p>
          </table:table-cell>
          <table:table-cell office:value-type="float" office:value="1" table:formula="of:=SUM([.N419:.N426])" table:style-name="ce2">
            <text:p>1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427];16;2)" table:style-name="ce2">
            <text:p>0x7F</text:p>
          </table:table-cell>
          <table:table-cell office:value-type="string" office:string-value="0x09" table:formula="of:=&quot;0x&quot;&amp;BASE([.K427];16;2)" table:style-name="ce2">
            <text:p>0x09</text:p>
          </table:table-cell>
          <table:table-cell office:value-type="string" office:string-value="0x09" table:formula="of:=&quot;0x&quot;&amp;BASE([.L427];16;2)" table:style-name="ce2">
            <text:p>0x09</text:p>
          </table:table-cell>
          <table:table-cell office:value-type="string" office:string-value="0x09" table:formula="of:=&quot;0x&quot;&amp;BASE([.M427];16;2)" table:style-name="ce2">
            <text:p>0x09</text:p>
          </table:table-cell>
          <table:table-cell office:value-type="string" office:string-value="0x01" table:formula="of:=&quot;0x&quot;&amp;BASE([.N427];16;2)" table:style-name="ce2">
            <text:p>0x01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1: G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430]&lt;&gt;&quot;&quot;;2^[.$I430];0)" table:style-name="ce2">
            <text:p>0</text:p>
          </table:table-cell>
          <table:table-cell office:value-type="float" office:value="1" table:formula="of:=IF([.C430]&lt;&gt;&quot;&quot;;2^[.$I430];0)" table:style-name="ce2">
            <text:p>1</text:p>
          </table:table-cell>
          <table:table-cell office:value-type="float" office:value="1" table:formula="of:=IF([.D430]&lt;&gt;&quot;&quot;;2^[.$I430];0)" table:style-name="ce2">
            <text:p>1</text:p>
          </table:table-cell>
          <table:table-cell office:value-type="float" office:value="1" table:formula="of:=IF([.E430]&lt;&gt;&quot;&quot;;2^[.$I430];0)" table:style-name="ce2">
            <text:p>1</text:p>
          </table:table-cell>
          <table:table-cell office:value-type="float" office:value="0" table:formula="of:=IF([.F430]&lt;&gt;&quot;&quot;;2^[.$I430];0)" table:style-name="ce2">
            <text:p>0</text:p>
          </table:table-cell>
          <table:table-cell office:value-type="string" office:string-value="    { 0x3E, 0x41, 0x41, 0x51, 0x32 }, // 71: G" table:formula="of:=&quot;    { &quot; &amp; [.J439] &amp; &quot;, &quot; &amp; [.K439] &amp; &quot;, &quot; &amp; [.L439] &amp; &quot;, &quot; &amp; [.M439] &amp; &quot;, &quot; &amp; [.N439] &amp; &quot; }, // &quot; &amp; [.A430]" table:style-name="ce2">
            <text:p><text:s text:c="4"/>{ 0x3E, 0x41, 0x41, 0x51, 0x32 }, // 71: G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431]&lt;&gt;&quot;&quot;;2^[.$I431];0)" table:style-name="ce2">
            <text:p>2</text:p>
          </table:table-cell>
          <table:table-cell office:value-type="float" office:value="0" table:formula="of:=IF([.C431]&lt;&gt;&quot;&quot;;2^[.$I431];0)" table:style-name="ce2">
            <text:p>0</text:p>
          </table:table-cell>
          <table:table-cell office:value-type="float" office:value="0" table:formula="of:=IF([.D431]&lt;&gt;&quot;&quot;;2^[.$I431];0)" table:style-name="ce2">
            <text:p>0</text:p>
          </table:table-cell>
          <table:table-cell office:value-type="float" office:value="0" table:formula="of:=IF([.E431]&lt;&gt;&quot;&quot;;2^[.$I431];0)" table:style-name="ce2">
            <text:p>0</text:p>
          </table:table-cell>
          <table:table-cell office:value-type="float" office:value="2" table:formula="of:=IF([.F431]&lt;&gt;&quot;&quot;;2^[.$I431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432]&lt;&gt;&quot;&quot;;2^[.$I432];0)" table:style-name="ce2">
            <text:p>4</text:p>
          </table:table-cell>
          <table:table-cell office:value-type="float" office:value="0" table:formula="of:=IF([.C432]&lt;&gt;&quot;&quot;;2^[.$I432];0)" table:style-name="ce2">
            <text:p>0</text:p>
          </table:table-cell>
          <table:table-cell office:value-type="float" office:value="0" table:formula="of:=IF([.D432]&lt;&gt;&quot;&quot;;2^[.$I432];0)" table:style-name="ce2">
            <text:p>0</text:p>
          </table:table-cell>
          <table:table-cell office:value-type="float" office:value="0" table:formula="of:=IF([.E432]&lt;&gt;&quot;&quot;;2^[.$I432];0)" table:style-name="ce2">
            <text:p>0</text:p>
          </table:table-cell>
          <table:table-cell office:value-type="float" office:value="0" table:formula="of:=IF([.F432]&lt;&gt;&quot;&quot;;2^[.$I43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433]&lt;&gt;&quot;&quot;;2^[.$I433];0)" table:style-name="ce2">
            <text:p>8</text:p>
          </table:table-cell>
          <table:table-cell office:value-type="float" office:value="0" table:formula="of:=IF([.C433]&lt;&gt;&quot;&quot;;2^[.$I433];0)" table:style-name="ce2">
            <text:p>0</text:p>
          </table:table-cell>
          <table:table-cell office:value-type="float" office:value="0" table:formula="of:=IF([.D433]&lt;&gt;&quot;&quot;;2^[.$I433];0)" table:style-name="ce2">
            <text:p>0</text:p>
          </table:table-cell>
          <table:table-cell office:value-type="float" office:value="0" table:formula="of:=IF([.E433]&lt;&gt;&quot;&quot;;2^[.$I433];0)" table:style-name="ce2">
            <text:p>0</text:p>
          </table:table-cell>
          <table:table-cell office:value-type="float" office:value="0" table:formula="of:=IF([.F433]&lt;&gt;&quot;&quot;;2^[.$I43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434]&lt;&gt;&quot;&quot;;2^[.$I434];0)" table:style-name="ce2">
            <text:p>16</text:p>
          </table:table-cell>
          <table:table-cell office:value-type="float" office:value="0" table:formula="of:=IF([.C434]&lt;&gt;&quot;&quot;;2^[.$I434];0)" table:style-name="ce2">
            <text:p>0</text:p>
          </table:table-cell>
          <table:table-cell office:value-type="float" office:value="0" table:formula="of:=IF([.D434]&lt;&gt;&quot;&quot;;2^[.$I434];0)" table:style-name="ce2">
            <text:p>0</text:p>
          </table:table-cell>
          <table:table-cell office:value-type="float" office:value="16" table:formula="of:=IF([.E434]&lt;&gt;&quot;&quot;;2^[.$I434];0)" table:style-name="ce2">
            <text:p>16</text:p>
          </table:table-cell>
          <table:table-cell office:value-type="float" office:value="16" table:formula="of:=IF([.F434]&lt;&gt;&quot;&quot;;2^[.$I434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435]&lt;&gt;&quot;&quot;;2^[.$I435];0)" table:style-name="ce2">
            <text:p>32</text:p>
          </table:table-cell>
          <table:table-cell office:value-type="float" office:value="0" table:formula="of:=IF([.C435]&lt;&gt;&quot;&quot;;2^[.$I435];0)" table:style-name="ce2">
            <text:p>0</text:p>
          </table:table-cell>
          <table:table-cell office:value-type="float" office:value="0" table:formula="of:=IF([.D435]&lt;&gt;&quot;&quot;;2^[.$I435];0)" table:style-name="ce2">
            <text:p>0</text:p>
          </table:table-cell>
          <table:table-cell office:value-type="float" office:value="0" table:formula="of:=IF([.E435]&lt;&gt;&quot;&quot;;2^[.$I435];0)" table:style-name="ce2">
            <text:p>0</text:p>
          </table:table-cell>
          <table:table-cell office:value-type="float" office:value="32" table:formula="of:=IF([.F435]&lt;&gt;&quot;&quot;;2^[.$I435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436]&lt;&gt;&quot;&quot;;2^[.$I436];0)" table:style-name="ce2">
            <text:p>0</text:p>
          </table:table-cell>
          <table:table-cell office:value-type="float" office:value="64" table:formula="of:=IF([.C436]&lt;&gt;&quot;&quot;;2^[.$I436];0)" table:style-name="ce2">
            <text:p>64</text:p>
          </table:table-cell>
          <table:table-cell office:value-type="float" office:value="64" table:formula="of:=IF([.D436]&lt;&gt;&quot;&quot;;2^[.$I436];0)" table:style-name="ce2">
            <text:p>64</text:p>
          </table:table-cell>
          <table:table-cell office:value-type="float" office:value="64" table:formula="of:=IF([.E436]&lt;&gt;&quot;&quot;;2^[.$I436];0)" table:style-name="ce2">
            <text:p>64</text:p>
          </table:table-cell>
          <table:table-cell office:value-type="float" office:value="0" table:formula="of:=IF([.F436]&lt;&gt;&quot;&quot;;2^[.$I43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2" table:formula="of:=SUM([.J430:.J437])" table:style-name="ce2">
            <text:p>62</text:p>
          </table:table-cell>
          <table:table-cell office:value-type="float" office:value="65" table:formula="of:=SUM([.K430:.K437])" table:style-name="ce2">
            <text:p>65</text:p>
          </table:table-cell>
          <table:table-cell office:value-type="float" office:value="65" table:formula="of:=SUM([.L430:.L437])" table:style-name="ce2">
            <text:p>65</text:p>
          </table:table-cell>
          <table:table-cell office:value-type="float" office:value="81" table:formula="of:=SUM([.M430:.M437])" table:style-name="ce2">
            <text:p>81</text:p>
          </table:table-cell>
          <table:table-cell office:value-type="float" office:value="50" table:formula="of:=SUM([.N430:.N437])" table:style-name="ce2">
            <text:p>5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E" table:formula="of:=&quot;0x&quot;&amp;BASE([.J438];16;2)" table:style-name="ce2">
            <text:p>0x3E</text:p>
          </table:table-cell>
          <table:table-cell office:value-type="string" office:string-value="0x41" table:formula="of:=&quot;0x&quot;&amp;BASE([.K438];16;2)" table:style-name="ce2">
            <text:p>0x41</text:p>
          </table:table-cell>
          <table:table-cell office:value-type="string" office:string-value="0x41" table:formula="of:=&quot;0x&quot;&amp;BASE([.L438];16;2)" table:style-name="ce2">
            <text:p>0x41</text:p>
          </table:table-cell>
          <table:table-cell office:value-type="string" office:string-value="0x51" table:formula="of:=&quot;0x&quot;&amp;BASE([.M438];16;2)" table:style-name="ce2">
            <text:p>0x51</text:p>
          </table:table-cell>
          <table:table-cell office:value-type="string" office:string-value="0x32" table:formula="of:=&quot;0x&quot;&amp;BASE([.N438];16;2)" table:style-name="ce2">
            <text:p>0x32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2: H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441]&lt;&gt;&quot;&quot;;2^[.$I441];0)" table:style-name="ce2">
            <text:p>1</text:p>
          </table:table-cell>
          <table:table-cell office:value-type="float" office:value="0" table:formula="of:=IF([.C441]&lt;&gt;&quot;&quot;;2^[.$I441];0)" table:style-name="ce2">
            <text:p>0</text:p>
          </table:table-cell>
          <table:table-cell office:value-type="float" office:value="0" table:formula="of:=IF([.D441]&lt;&gt;&quot;&quot;;2^[.$I441];0)" table:style-name="ce2">
            <text:p>0</text:p>
          </table:table-cell>
          <table:table-cell office:value-type="float" office:value="0" table:formula="of:=IF([.E441]&lt;&gt;&quot;&quot;;2^[.$I441];0)" table:style-name="ce2">
            <text:p>0</text:p>
          </table:table-cell>
          <table:table-cell office:value-type="float" office:value="1" table:formula="of:=IF([.F441]&lt;&gt;&quot;&quot;;2^[.$I441];0)" table:style-name="ce2">
            <text:p>1</text:p>
          </table:table-cell>
          <table:table-cell office:value-type="string" office:string-value="    { 0x7F, 0x08, 0x08, 0x08, 0x7F }, // 72: H" table:formula="of:=&quot;    { &quot; &amp; [.J450] &amp; &quot;, &quot; &amp; [.K450] &amp; &quot;, &quot; &amp; [.L450] &amp; &quot;, &quot; &amp; [.M450] &amp; &quot;, &quot; &amp; [.N450] &amp; &quot; }, // &quot; &amp; [.A441]" table:style-name="ce2">
            <text:p><text:s text:c="4"/>{ 0x7F, 0x08, 0x08, 0x08, 0x7F }, // 72: H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442]&lt;&gt;&quot;&quot;;2^[.$I442];0)" table:style-name="ce2">
            <text:p>2</text:p>
          </table:table-cell>
          <table:table-cell office:value-type="float" office:value="0" table:formula="of:=IF([.C442]&lt;&gt;&quot;&quot;;2^[.$I442];0)" table:style-name="ce2">
            <text:p>0</text:p>
          </table:table-cell>
          <table:table-cell office:value-type="float" office:value="0" table:formula="of:=IF([.D442]&lt;&gt;&quot;&quot;;2^[.$I442];0)" table:style-name="ce2">
            <text:p>0</text:p>
          </table:table-cell>
          <table:table-cell office:value-type="float" office:value="0" table:formula="of:=IF([.E442]&lt;&gt;&quot;&quot;;2^[.$I442];0)" table:style-name="ce2">
            <text:p>0</text:p>
          </table:table-cell>
          <table:table-cell office:value-type="float" office:value="2" table:formula="of:=IF([.F442]&lt;&gt;&quot;&quot;;2^[.$I442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443]&lt;&gt;&quot;&quot;;2^[.$I443];0)" table:style-name="ce2">
            <text:p>4</text:p>
          </table:table-cell>
          <table:table-cell office:value-type="float" office:value="0" table:formula="of:=IF([.C443]&lt;&gt;&quot;&quot;;2^[.$I443];0)" table:style-name="ce2">
            <text:p>0</text:p>
          </table:table-cell>
          <table:table-cell office:value-type="float" office:value="0" table:formula="of:=IF([.D443]&lt;&gt;&quot;&quot;;2^[.$I443];0)" table:style-name="ce2">
            <text:p>0</text:p>
          </table:table-cell>
          <table:table-cell office:value-type="float" office:value="0" table:formula="of:=IF([.E443]&lt;&gt;&quot;&quot;;2^[.$I443];0)" table:style-name="ce2">
            <text:p>0</text:p>
          </table:table-cell>
          <table:table-cell office:value-type="float" office:value="4" table:formula="of:=IF([.F443]&lt;&gt;&quot;&quot;;2^[.$I443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444]&lt;&gt;&quot;&quot;;2^[.$I444];0)" table:style-name="ce2">
            <text:p>8</text:p>
          </table:table-cell>
          <table:table-cell office:value-type="float" office:value="8" table:formula="of:=IF([.C444]&lt;&gt;&quot;&quot;;2^[.$I444];0)" table:style-name="ce2">
            <text:p>8</text:p>
          </table:table-cell>
          <table:table-cell office:value-type="float" office:value="8" table:formula="of:=IF([.D444]&lt;&gt;&quot;&quot;;2^[.$I444];0)" table:style-name="ce2">
            <text:p>8</text:p>
          </table:table-cell>
          <table:table-cell office:value-type="float" office:value="8" table:formula="of:=IF([.E444]&lt;&gt;&quot;&quot;;2^[.$I444];0)" table:style-name="ce2">
            <text:p>8</text:p>
          </table:table-cell>
          <table:table-cell office:value-type="float" office:value="8" table:formula="of:=IF([.F444]&lt;&gt;&quot;&quot;;2^[.$I444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445]&lt;&gt;&quot;&quot;;2^[.$I445];0)" table:style-name="ce2">
            <text:p>16</text:p>
          </table:table-cell>
          <table:table-cell office:value-type="float" office:value="0" table:formula="of:=IF([.C445]&lt;&gt;&quot;&quot;;2^[.$I445];0)" table:style-name="ce2">
            <text:p>0</text:p>
          </table:table-cell>
          <table:table-cell office:value-type="float" office:value="0" table:formula="of:=IF([.D445]&lt;&gt;&quot;&quot;;2^[.$I445];0)" table:style-name="ce2">
            <text:p>0</text:p>
          </table:table-cell>
          <table:table-cell office:value-type="float" office:value="0" table:formula="of:=IF([.E445]&lt;&gt;&quot;&quot;;2^[.$I445];0)" table:style-name="ce2">
            <text:p>0</text:p>
          </table:table-cell>
          <table:table-cell office:value-type="float" office:value="16" table:formula="of:=IF([.F445]&lt;&gt;&quot;&quot;;2^[.$I445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446]&lt;&gt;&quot;&quot;;2^[.$I446];0)" table:style-name="ce2">
            <text:p>32</text:p>
          </table:table-cell>
          <table:table-cell office:value-type="float" office:value="0" table:formula="of:=IF([.C446]&lt;&gt;&quot;&quot;;2^[.$I446];0)" table:style-name="ce2">
            <text:p>0</text:p>
          </table:table-cell>
          <table:table-cell office:value-type="float" office:value="0" table:formula="of:=IF([.D446]&lt;&gt;&quot;&quot;;2^[.$I446];0)" table:style-name="ce2">
            <text:p>0</text:p>
          </table:table-cell>
          <table:table-cell office:value-type="float" office:value="0" table:formula="of:=IF([.E446]&lt;&gt;&quot;&quot;;2^[.$I446];0)" table:style-name="ce2">
            <text:p>0</text:p>
          </table:table-cell>
          <table:table-cell office:value-type="float" office:value="32" table:formula="of:=IF([.F446]&lt;&gt;&quot;&quot;;2^[.$I446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447]&lt;&gt;&quot;&quot;;2^[.$I447];0)" table:style-name="ce2">
            <text:p>64</text:p>
          </table:table-cell>
          <table:table-cell office:value-type="float" office:value="0" table:formula="of:=IF([.C447]&lt;&gt;&quot;&quot;;2^[.$I447];0)" table:style-name="ce2">
            <text:p>0</text:p>
          </table:table-cell>
          <table:table-cell office:value-type="float" office:value="0" table:formula="of:=IF([.D447]&lt;&gt;&quot;&quot;;2^[.$I447];0)" table:style-name="ce2">
            <text:p>0</text:p>
          </table:table-cell>
          <table:table-cell office:value-type="float" office:value="0" table:formula="of:=IF([.E447]&lt;&gt;&quot;&quot;;2^[.$I447];0)" table:style-name="ce2">
            <text:p>0</text:p>
          </table:table-cell>
          <table:table-cell office:value-type="float" office:value="64" table:formula="of:=IF([.F447]&lt;&gt;&quot;&quot;;2^[.$I447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441:.J448])" table:style-name="ce2">
            <text:p>127</text:p>
          </table:table-cell>
          <table:table-cell office:value-type="float" office:value="8" table:formula="of:=SUM([.K441:.K448])" table:style-name="ce2">
            <text:p>8</text:p>
          </table:table-cell>
          <table:table-cell office:value-type="float" office:value="8" table:formula="of:=SUM([.L441:.L448])" table:style-name="ce2">
            <text:p>8</text:p>
          </table:table-cell>
          <table:table-cell office:value-type="float" office:value="8" table:formula="of:=SUM([.M441:.M448])" table:style-name="ce2">
            <text:p>8</text:p>
          </table:table-cell>
          <table:table-cell office:value-type="float" office:value="127" table:formula="of:=SUM([.N441:.N448])" table:style-name="ce2">
            <text:p>127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449];16;2)" table:style-name="ce2">
            <text:p>0x7F</text:p>
          </table:table-cell>
          <table:table-cell office:value-type="string" office:string-value="0x08" table:formula="of:=&quot;0x&quot;&amp;BASE([.K449];16;2)" table:style-name="ce2">
            <text:p>0x08</text:p>
          </table:table-cell>
          <table:table-cell office:value-type="string" office:string-value="0x08" table:formula="of:=&quot;0x&quot;&amp;BASE([.L449];16;2)" table:style-name="ce2">
            <text:p>0x08</text:p>
          </table:table-cell>
          <table:table-cell office:value-type="string" office:string-value="0x08" table:formula="of:=&quot;0x&quot;&amp;BASE([.M449];16;2)" table:style-name="ce2">
            <text:p>0x08</text:p>
          </table:table-cell>
          <table:table-cell office:value-type="string" office:string-value="0x7F" table:formula="of:=&quot;0x&quot;&amp;BASE([.N449];16;2)" table:style-name="ce2">
            <text:p>0x7F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3: I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452]&lt;&gt;&quot;&quot;;2^[.$I452];0)" table:style-name="ce2">
            <text:p>0</text:p>
          </table:table-cell>
          <table:table-cell office:value-type="float" office:value="1" table:formula="of:=IF([.C452]&lt;&gt;&quot;&quot;;2^[.$I452];0)" table:style-name="ce2">
            <text:p>1</text:p>
          </table:table-cell>
          <table:table-cell office:value-type="float" office:value="1" table:formula="of:=IF([.D452]&lt;&gt;&quot;&quot;;2^[.$I452];0)" table:style-name="ce2">
            <text:p>1</text:p>
          </table:table-cell>
          <table:table-cell office:value-type="float" office:value="1" table:formula="of:=IF([.E452]&lt;&gt;&quot;&quot;;2^[.$I452];0)" table:style-name="ce2">
            <text:p>1</text:p>
          </table:table-cell>
          <table:table-cell office:value-type="float" office:value="0" table:formula="of:=IF([.F452]&lt;&gt;&quot;&quot;;2^[.$I452];0)" table:style-name="ce2">
            <text:p>0</text:p>
          </table:table-cell>
          <table:table-cell office:value-type="string" office:string-value="    { 0x00, 0x41, 0x7F, 0x41, 0x00 }, // 73: I" table:formula="of:=&quot;    { &quot; &amp; [.J461] &amp; &quot;, &quot; &amp; [.K461] &amp; &quot;, &quot; &amp; [.L461] &amp; &quot;, &quot; &amp; [.M461] &amp; &quot;, &quot; &amp; [.N461] &amp; &quot; }, // &quot; &amp; [.A452]" table:style-name="ce2">
            <text:p><text:s text:c="4"/>{ 0x00, 0x41, 0x7F, 0x41, 0x00 }, // 73: I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453]&lt;&gt;&quot;&quot;;2^[.$I453];0)" table:style-name="ce2">
            <text:p>0</text:p>
          </table:table-cell>
          <table:table-cell office:value-type="float" office:value="0" table:formula="of:=IF([.C453]&lt;&gt;&quot;&quot;;2^[.$I453];0)" table:style-name="ce2">
            <text:p>0</text:p>
          </table:table-cell>
          <table:table-cell office:value-type="float" office:value="2" table:formula="of:=IF([.D453]&lt;&gt;&quot;&quot;;2^[.$I453];0)" table:style-name="ce2">
            <text:p>2</text:p>
          </table:table-cell>
          <table:table-cell office:value-type="float" office:value="0" table:formula="of:=IF([.E453]&lt;&gt;&quot;&quot;;2^[.$I453];0)" table:style-name="ce2">
            <text:p>0</text:p>
          </table:table-cell>
          <table:table-cell office:value-type="float" office:value="0" table:formula="of:=IF([.F453]&lt;&gt;&quot;&quot;;2^[.$I45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454]&lt;&gt;&quot;&quot;;2^[.$I454];0)" table:style-name="ce2">
            <text:p>0</text:p>
          </table:table-cell>
          <table:table-cell office:value-type="float" office:value="0" table:formula="of:=IF([.C454]&lt;&gt;&quot;&quot;;2^[.$I454];0)" table:style-name="ce2">
            <text:p>0</text:p>
          </table:table-cell>
          <table:table-cell office:value-type="float" office:value="4" table:formula="of:=IF([.D454]&lt;&gt;&quot;&quot;;2^[.$I454];0)" table:style-name="ce2">
            <text:p>4</text:p>
          </table:table-cell>
          <table:table-cell office:value-type="float" office:value="0" table:formula="of:=IF([.E454]&lt;&gt;&quot;&quot;;2^[.$I454];0)" table:style-name="ce2">
            <text:p>0</text:p>
          </table:table-cell>
          <table:table-cell office:value-type="float" office:value="0" table:formula="of:=IF([.F454]&lt;&gt;&quot;&quot;;2^[.$I45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455]&lt;&gt;&quot;&quot;;2^[.$I455];0)" table:style-name="ce2">
            <text:p>0</text:p>
          </table:table-cell>
          <table:table-cell office:value-type="float" office:value="0" table:formula="of:=IF([.C455]&lt;&gt;&quot;&quot;;2^[.$I455];0)" table:style-name="ce2">
            <text:p>0</text:p>
          </table:table-cell>
          <table:table-cell office:value-type="float" office:value="8" table:formula="of:=IF([.D455]&lt;&gt;&quot;&quot;;2^[.$I455];0)" table:style-name="ce2">
            <text:p>8</text:p>
          </table:table-cell>
          <table:table-cell office:value-type="float" office:value="0" table:formula="of:=IF([.E455]&lt;&gt;&quot;&quot;;2^[.$I455];0)" table:style-name="ce2">
            <text:p>0</text:p>
          </table:table-cell>
          <table:table-cell office:value-type="float" office:value="0" table:formula="of:=IF([.F455]&lt;&gt;&quot;&quot;;2^[.$I45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456]&lt;&gt;&quot;&quot;;2^[.$I456];0)" table:style-name="ce2">
            <text:p>0</text:p>
          </table:table-cell>
          <table:table-cell office:value-type="float" office:value="0" table:formula="of:=IF([.C456]&lt;&gt;&quot;&quot;;2^[.$I456];0)" table:style-name="ce2">
            <text:p>0</text:p>
          </table:table-cell>
          <table:table-cell office:value-type="float" office:value="16" table:formula="of:=IF([.D456]&lt;&gt;&quot;&quot;;2^[.$I456];0)" table:style-name="ce2">
            <text:p>16</text:p>
          </table:table-cell>
          <table:table-cell office:value-type="float" office:value="0" table:formula="of:=IF([.E456]&lt;&gt;&quot;&quot;;2^[.$I456];0)" table:style-name="ce2">
            <text:p>0</text:p>
          </table:table-cell>
          <table:table-cell office:value-type="float" office:value="0" table:formula="of:=IF([.F456]&lt;&gt;&quot;&quot;;2^[.$I45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457]&lt;&gt;&quot;&quot;;2^[.$I457];0)" table:style-name="ce2">
            <text:p>0</text:p>
          </table:table-cell>
          <table:table-cell office:value-type="float" office:value="0" table:formula="of:=IF([.C457]&lt;&gt;&quot;&quot;;2^[.$I457];0)" table:style-name="ce2">
            <text:p>0</text:p>
          </table:table-cell>
          <table:table-cell office:value-type="float" office:value="32" table:formula="of:=IF([.D457]&lt;&gt;&quot;&quot;;2^[.$I457];0)" table:style-name="ce2">
            <text:p>32</text:p>
          </table:table-cell>
          <table:table-cell office:value-type="float" office:value="0" table:formula="of:=IF([.E457]&lt;&gt;&quot;&quot;;2^[.$I457];0)" table:style-name="ce2">
            <text:p>0</text:p>
          </table:table-cell>
          <table:table-cell office:value-type="float" office:value="0" table:formula="of:=IF([.F457]&lt;&gt;&quot;&quot;;2^[.$I45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458]&lt;&gt;&quot;&quot;;2^[.$I458];0)" table:style-name="ce2">
            <text:p>0</text:p>
          </table:table-cell>
          <table:table-cell office:value-type="float" office:value="64" table:formula="of:=IF([.C458]&lt;&gt;&quot;&quot;;2^[.$I458];0)" table:style-name="ce2">
            <text:p>64</text:p>
          </table:table-cell>
          <table:table-cell office:value-type="float" office:value="64" table:formula="of:=IF([.D458]&lt;&gt;&quot;&quot;;2^[.$I458];0)" table:style-name="ce2">
            <text:p>64</text:p>
          </table:table-cell>
          <table:table-cell office:value-type="float" office:value="64" table:formula="of:=IF([.E458]&lt;&gt;&quot;&quot;;2^[.$I458];0)" table:style-name="ce2">
            <text:p>64</text:p>
          </table:table-cell>
          <table:table-cell office:value-type="float" office:value="0" table:formula="of:=IF([.F458]&lt;&gt;&quot;&quot;;2^[.$I45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452:.J459])" table:style-name="ce2">
            <text:p>0</text:p>
          </table:table-cell>
          <table:table-cell office:value-type="float" office:value="65" table:formula="of:=SUM([.K452:.K459])" table:style-name="ce2">
            <text:p>65</text:p>
          </table:table-cell>
          <table:table-cell office:value-type="float" office:value="127" table:formula="of:=SUM([.L452:.L459])" table:style-name="ce2">
            <text:p>127</text:p>
          </table:table-cell>
          <table:table-cell office:value-type="float" office:value="65" table:formula="of:=SUM([.M452:.M459])" table:style-name="ce2">
            <text:p>65</text:p>
          </table:table-cell>
          <table:table-cell office:value-type="float" office:value="0" table:formula="of:=SUM([.N452:.N459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460];16;2)" table:style-name="ce2">
            <text:p>0x00</text:p>
          </table:table-cell>
          <table:table-cell office:value-type="string" office:string-value="0x41" table:formula="of:=&quot;0x&quot;&amp;BASE([.K460];16;2)" table:style-name="ce2">
            <text:p>0x41</text:p>
          </table:table-cell>
          <table:table-cell office:value-type="string" office:string-value="0x7F" table:formula="of:=&quot;0x&quot;&amp;BASE([.L460];16;2)" table:style-name="ce2">
            <text:p>0x7F</text:p>
          </table:table-cell>
          <table:table-cell office:value-type="string" office:string-value="0x41" table:formula="of:=&quot;0x&quot;&amp;BASE([.M460];16;2)" table:style-name="ce2">
            <text:p>0x41</text:p>
          </table:table-cell>
          <table:table-cell office:value-type="string" office:string-value="0x00" table:formula="of:=&quot;0x&quot;&amp;BASE([.N460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4: J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463]&lt;&gt;&quot;&quot;;2^[.$I463];0)" table:style-name="ce2">
            <text:p>0</text:p>
          </table:table-cell>
          <table:table-cell office:value-type="float" office:value="0" table:formula="of:=IF([.C463]&lt;&gt;&quot;&quot;;2^[.$I463];0)" table:style-name="ce2">
            <text:p>0</text:p>
          </table:table-cell>
          <table:table-cell office:value-type="float" office:value="1" table:formula="of:=IF([.D463]&lt;&gt;&quot;&quot;;2^[.$I463];0)" table:style-name="ce2">
            <text:p>1</text:p>
          </table:table-cell>
          <table:table-cell office:value-type="float" office:value="1" table:formula="of:=IF([.E463]&lt;&gt;&quot;&quot;;2^[.$I463];0)" table:style-name="ce2">
            <text:p>1</text:p>
          </table:table-cell>
          <table:table-cell office:value-type="float" office:value="1" table:formula="of:=IF([.F463]&lt;&gt;&quot;&quot;;2^[.$I463];0)" table:style-name="ce2">
            <text:p>1</text:p>
          </table:table-cell>
          <table:table-cell office:value-type="string" office:string-value="    { 0x20, 0x40, 0x41, 0x3F, 0x01 }, // 74: J" table:formula="of:=&quot;    { &quot; &amp; [.J472] &amp; &quot;, &quot; &amp; [.K472] &amp; &quot;, &quot; &amp; [.L472] &amp; &quot;, &quot; &amp; [.M472] &amp; &quot;, &quot; &amp; [.N472] &amp; &quot; }, // &quot; &amp; [.A463]" table:style-name="ce2">
            <text:p><text:s text:c="4"/>{ 0x20, 0x40, 0x41, 0x3F, 0x01 }, // 74: J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464]&lt;&gt;&quot;&quot;;2^[.$I464];0)" table:style-name="ce2">
            <text:p>0</text:p>
          </table:table-cell>
          <table:table-cell office:value-type="float" office:value="0" table:formula="of:=IF([.C464]&lt;&gt;&quot;&quot;;2^[.$I464];0)" table:style-name="ce2">
            <text:p>0</text:p>
          </table:table-cell>
          <table:table-cell office:value-type="float" office:value="0" table:formula="of:=IF([.D464]&lt;&gt;&quot;&quot;;2^[.$I464];0)" table:style-name="ce2">
            <text:p>0</text:p>
          </table:table-cell>
          <table:table-cell office:value-type="float" office:value="2" table:formula="of:=IF([.E464]&lt;&gt;&quot;&quot;;2^[.$I464];0)" table:style-name="ce2">
            <text:p>2</text:p>
          </table:table-cell>
          <table:table-cell office:value-type="float" office:value="0" table:formula="of:=IF([.F464]&lt;&gt;&quot;&quot;;2^[.$I46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465]&lt;&gt;&quot;&quot;;2^[.$I465];0)" table:style-name="ce2">
            <text:p>0</text:p>
          </table:table-cell>
          <table:table-cell office:value-type="float" office:value="0" table:formula="of:=IF([.C465]&lt;&gt;&quot;&quot;;2^[.$I465];0)" table:style-name="ce2">
            <text:p>0</text:p>
          </table:table-cell>
          <table:table-cell office:value-type="float" office:value="0" table:formula="of:=IF([.D465]&lt;&gt;&quot;&quot;;2^[.$I465];0)" table:style-name="ce2">
            <text:p>0</text:p>
          </table:table-cell>
          <table:table-cell office:value-type="float" office:value="4" table:formula="of:=IF([.E465]&lt;&gt;&quot;&quot;;2^[.$I465];0)" table:style-name="ce2">
            <text:p>4</text:p>
          </table:table-cell>
          <table:table-cell office:value-type="float" office:value="0" table:formula="of:=IF([.F465]&lt;&gt;&quot;&quot;;2^[.$I46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466]&lt;&gt;&quot;&quot;;2^[.$I466];0)" table:style-name="ce2">
            <text:p>0</text:p>
          </table:table-cell>
          <table:table-cell office:value-type="float" office:value="0" table:formula="of:=IF([.C466]&lt;&gt;&quot;&quot;;2^[.$I466];0)" table:style-name="ce2">
            <text:p>0</text:p>
          </table:table-cell>
          <table:table-cell office:value-type="float" office:value="0" table:formula="of:=IF([.D466]&lt;&gt;&quot;&quot;;2^[.$I466];0)" table:style-name="ce2">
            <text:p>0</text:p>
          </table:table-cell>
          <table:table-cell office:value-type="float" office:value="8" table:formula="of:=IF([.E466]&lt;&gt;&quot;&quot;;2^[.$I466];0)" table:style-name="ce2">
            <text:p>8</text:p>
          </table:table-cell>
          <table:table-cell office:value-type="float" office:value="0" table:formula="of:=IF([.F466]&lt;&gt;&quot;&quot;;2^[.$I46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467]&lt;&gt;&quot;&quot;;2^[.$I467];0)" table:style-name="ce2">
            <text:p>0</text:p>
          </table:table-cell>
          <table:table-cell office:value-type="float" office:value="0" table:formula="of:=IF([.C467]&lt;&gt;&quot;&quot;;2^[.$I467];0)" table:style-name="ce2">
            <text:p>0</text:p>
          </table:table-cell>
          <table:table-cell office:value-type="float" office:value="0" table:formula="of:=IF([.D467]&lt;&gt;&quot;&quot;;2^[.$I467];0)" table:style-name="ce2">
            <text:p>0</text:p>
          </table:table-cell>
          <table:table-cell office:value-type="float" office:value="16" table:formula="of:=IF([.E467]&lt;&gt;&quot;&quot;;2^[.$I467];0)" table:style-name="ce2">
            <text:p>16</text:p>
          </table:table-cell>
          <table:table-cell office:value-type="float" office:value="0" table:formula="of:=IF([.F467]&lt;&gt;&quot;&quot;;2^[.$I46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468]&lt;&gt;&quot;&quot;;2^[.$I468];0)" table:style-name="ce2">
            <text:p>32</text:p>
          </table:table-cell>
          <table:table-cell office:value-type="float" office:value="0" table:formula="of:=IF([.C468]&lt;&gt;&quot;&quot;;2^[.$I468];0)" table:style-name="ce2">
            <text:p>0</text:p>
          </table:table-cell>
          <table:table-cell office:value-type="float" office:value="0" table:formula="of:=IF([.D468]&lt;&gt;&quot;&quot;;2^[.$I468];0)" table:style-name="ce2">
            <text:p>0</text:p>
          </table:table-cell>
          <table:table-cell office:value-type="float" office:value="32" table:formula="of:=IF([.E468]&lt;&gt;&quot;&quot;;2^[.$I468];0)" table:style-name="ce2">
            <text:p>32</text:p>
          </table:table-cell>
          <table:table-cell office:value-type="float" office:value="0" table:formula="of:=IF([.F468]&lt;&gt;&quot;&quot;;2^[.$I46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469]&lt;&gt;&quot;&quot;;2^[.$I469];0)" table:style-name="ce2">
            <text:p>0</text:p>
          </table:table-cell>
          <table:table-cell office:value-type="float" office:value="64" table:formula="of:=IF([.C469]&lt;&gt;&quot;&quot;;2^[.$I469];0)" table:style-name="ce2">
            <text:p>64</text:p>
          </table:table-cell>
          <table:table-cell office:value-type="float" office:value="64" table:formula="of:=IF([.D469]&lt;&gt;&quot;&quot;;2^[.$I469];0)" table:style-name="ce2">
            <text:p>64</text:p>
          </table:table-cell>
          <table:table-cell office:value-type="float" office:value="0" table:formula="of:=IF([.E469]&lt;&gt;&quot;&quot;;2^[.$I469];0)" table:style-name="ce2">
            <text:p>0</text:p>
          </table:table-cell>
          <table:table-cell office:value-type="float" office:value="0" table:formula="of:=IF([.F469]&lt;&gt;&quot;&quot;;2^[.$I46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2" table:formula="of:=SUM([.J463:.J470])" table:style-name="ce2">
            <text:p>32</text:p>
          </table:table-cell>
          <table:table-cell office:value-type="float" office:value="64" table:formula="of:=SUM([.K463:.K470])" table:style-name="ce2">
            <text:p>64</text:p>
          </table:table-cell>
          <table:table-cell office:value-type="float" office:value="65" table:formula="of:=SUM([.L463:.L470])" table:style-name="ce2">
            <text:p>65</text:p>
          </table:table-cell>
          <table:table-cell office:value-type="float" office:value="63" table:formula="of:=SUM([.M463:.M470])" table:style-name="ce2">
            <text:p>63</text:p>
          </table:table-cell>
          <table:table-cell office:value-type="float" office:value="1" table:formula="of:=SUM([.N463:.N470])" table:style-name="ce2">
            <text:p>1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20" table:formula="of:=&quot;0x&quot;&amp;BASE([.J471];16;2)" table:style-name="ce2">
            <text:p>0x20</text:p>
          </table:table-cell>
          <table:table-cell office:value-type="string" office:string-value="0x40" table:formula="of:=&quot;0x&quot;&amp;BASE([.K471];16;2)" table:style-name="ce2">
            <text:p>0x40</text:p>
          </table:table-cell>
          <table:table-cell office:value-type="string" office:string-value="0x41" table:formula="of:=&quot;0x&quot;&amp;BASE([.L471];16;2)" table:style-name="ce2">
            <text:p>0x41</text:p>
          </table:table-cell>
          <table:table-cell office:value-type="string" office:string-value="0x3F" table:formula="of:=&quot;0x&quot;&amp;BASE([.M471];16;2)" table:style-name="ce2">
            <text:p>0x3F</text:p>
          </table:table-cell>
          <table:table-cell office:value-type="string" office:string-value="0x01" table:formula="of:=&quot;0x&quot;&amp;BASE([.N471];16;2)" table:style-name="ce2">
            <text:p>0x01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5: K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474]&lt;&gt;&quot;&quot;;2^[.$I474];0)" table:style-name="ce2">
            <text:p>1</text:p>
          </table:table-cell>
          <table:table-cell office:value-type="float" office:value="0" table:formula="of:=IF([.C474]&lt;&gt;&quot;&quot;;2^[.$I474];0)" table:style-name="ce2">
            <text:p>0</text:p>
          </table:table-cell>
          <table:table-cell office:value-type="float" office:value="0" table:formula="of:=IF([.D474]&lt;&gt;&quot;&quot;;2^[.$I474];0)" table:style-name="ce2">
            <text:p>0</text:p>
          </table:table-cell>
          <table:table-cell office:value-type="float" office:value="0" table:formula="of:=IF([.E474]&lt;&gt;&quot;&quot;;2^[.$I474];0)" table:style-name="ce2">
            <text:p>0</text:p>
          </table:table-cell>
          <table:table-cell office:value-type="float" office:value="1" table:formula="of:=IF([.F474]&lt;&gt;&quot;&quot;;2^[.$I474];0)" table:style-name="ce2">
            <text:p>1</text:p>
          </table:table-cell>
          <table:table-cell office:value-type="string" office:string-value="    { 0x7F, 0x08, 0x14, 0x22, 0x41 }, // 75: K" table:formula="of:=&quot;    { &quot; &amp; [.J483] &amp; &quot;, &quot; &amp; [.K483] &amp; &quot;, &quot; &amp; [.L483] &amp; &quot;, &quot; &amp; [.M483] &amp; &quot;, &quot; &amp; [.N483] &amp; &quot; }, // &quot; &amp; [.A474]" table:style-name="ce2">
            <text:p><text:s text:c="4"/>{ 0x7F, 0x08, 0x14, 0x22, 0x41 }, // 75: K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475]&lt;&gt;&quot;&quot;;2^[.$I475];0)" table:style-name="ce2">
            <text:p>2</text:p>
          </table:table-cell>
          <table:table-cell office:value-type="float" office:value="0" table:formula="of:=IF([.C475]&lt;&gt;&quot;&quot;;2^[.$I475];0)" table:style-name="ce2">
            <text:p>0</text:p>
          </table:table-cell>
          <table:table-cell office:value-type="float" office:value="0" table:formula="of:=IF([.D475]&lt;&gt;&quot;&quot;;2^[.$I475];0)" table:style-name="ce2">
            <text:p>0</text:p>
          </table:table-cell>
          <table:table-cell office:value-type="float" office:value="2" table:formula="of:=IF([.E475]&lt;&gt;&quot;&quot;;2^[.$I475];0)" table:style-name="ce2">
            <text:p>2</text:p>
          </table:table-cell>
          <table:table-cell office:value-type="float" office:value="0" table:formula="of:=IF([.F475]&lt;&gt;&quot;&quot;;2^[.$I47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476]&lt;&gt;&quot;&quot;;2^[.$I476];0)" table:style-name="ce2">
            <text:p>4</text:p>
          </table:table-cell>
          <table:table-cell office:value-type="float" office:value="0" table:formula="of:=IF([.C476]&lt;&gt;&quot;&quot;;2^[.$I476];0)" table:style-name="ce2">
            <text:p>0</text:p>
          </table:table-cell>
          <table:table-cell office:value-type="float" office:value="4" table:formula="of:=IF([.D476]&lt;&gt;&quot;&quot;;2^[.$I476];0)" table:style-name="ce2">
            <text:p>4</text:p>
          </table:table-cell>
          <table:table-cell office:value-type="float" office:value="0" table:formula="of:=IF([.E476]&lt;&gt;&quot;&quot;;2^[.$I476];0)" table:style-name="ce2">
            <text:p>0</text:p>
          </table:table-cell>
          <table:table-cell office:value-type="float" office:value="0" table:formula="of:=IF([.F476]&lt;&gt;&quot;&quot;;2^[.$I47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477]&lt;&gt;&quot;&quot;;2^[.$I477];0)" table:style-name="ce2">
            <text:p>8</text:p>
          </table:table-cell>
          <table:table-cell office:value-type="float" office:value="8" table:formula="of:=IF([.C477]&lt;&gt;&quot;&quot;;2^[.$I477];0)" table:style-name="ce2">
            <text:p>8</text:p>
          </table:table-cell>
          <table:table-cell office:value-type="float" office:value="0" table:formula="of:=IF([.D477]&lt;&gt;&quot;&quot;;2^[.$I477];0)" table:style-name="ce2">
            <text:p>0</text:p>
          </table:table-cell>
          <table:table-cell office:value-type="float" office:value="0" table:formula="of:=IF([.E477]&lt;&gt;&quot;&quot;;2^[.$I477];0)" table:style-name="ce2">
            <text:p>0</text:p>
          </table:table-cell>
          <table:table-cell office:value-type="float" office:value="0" table:formula="of:=IF([.F477]&lt;&gt;&quot;&quot;;2^[.$I47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478]&lt;&gt;&quot;&quot;;2^[.$I478];0)" table:style-name="ce2">
            <text:p>16</text:p>
          </table:table-cell>
          <table:table-cell office:value-type="float" office:value="0" table:formula="of:=IF([.C478]&lt;&gt;&quot;&quot;;2^[.$I478];0)" table:style-name="ce2">
            <text:p>0</text:p>
          </table:table-cell>
          <table:table-cell office:value-type="float" office:value="16" table:formula="of:=IF([.D478]&lt;&gt;&quot;&quot;;2^[.$I478];0)" table:style-name="ce2">
            <text:p>16</text:p>
          </table:table-cell>
          <table:table-cell office:value-type="float" office:value="0" table:formula="of:=IF([.E478]&lt;&gt;&quot;&quot;;2^[.$I478];0)" table:style-name="ce2">
            <text:p>0</text:p>
          </table:table-cell>
          <table:table-cell office:value-type="float" office:value="0" table:formula="of:=IF([.F478]&lt;&gt;&quot;&quot;;2^[.$I47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479]&lt;&gt;&quot;&quot;;2^[.$I479];0)" table:style-name="ce2">
            <text:p>32</text:p>
          </table:table-cell>
          <table:table-cell office:value-type="float" office:value="0" table:formula="of:=IF([.C479]&lt;&gt;&quot;&quot;;2^[.$I479];0)" table:style-name="ce2">
            <text:p>0</text:p>
          </table:table-cell>
          <table:table-cell office:value-type="float" office:value="0" table:formula="of:=IF([.D479]&lt;&gt;&quot;&quot;;2^[.$I479];0)" table:style-name="ce2">
            <text:p>0</text:p>
          </table:table-cell>
          <table:table-cell office:value-type="float" office:value="32" table:formula="of:=IF([.E479]&lt;&gt;&quot;&quot;;2^[.$I479];0)" table:style-name="ce2">
            <text:p>32</text:p>
          </table:table-cell>
          <table:table-cell office:value-type="float" office:value="0" table:formula="of:=IF([.F479]&lt;&gt;&quot;&quot;;2^[.$I47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480]&lt;&gt;&quot;&quot;;2^[.$I480];0)" table:style-name="ce2">
            <text:p>64</text:p>
          </table:table-cell>
          <table:table-cell office:value-type="float" office:value="0" table:formula="of:=IF([.C480]&lt;&gt;&quot;&quot;;2^[.$I480];0)" table:style-name="ce2">
            <text:p>0</text:p>
          </table:table-cell>
          <table:table-cell office:value-type="float" office:value="0" table:formula="of:=IF([.D480]&lt;&gt;&quot;&quot;;2^[.$I480];0)" table:style-name="ce2">
            <text:p>0</text:p>
          </table:table-cell>
          <table:table-cell office:value-type="float" office:value="0" table:formula="of:=IF([.E480]&lt;&gt;&quot;&quot;;2^[.$I480];0)" table:style-name="ce2">
            <text:p>0</text:p>
          </table:table-cell>
          <table:table-cell office:value-type="float" office:value="64" table:formula="of:=IF([.F480]&lt;&gt;&quot;&quot;;2^[.$I480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474:.J481])" table:style-name="ce2">
            <text:p>127</text:p>
          </table:table-cell>
          <table:table-cell office:value-type="float" office:value="8" table:formula="of:=SUM([.K474:.K481])" table:style-name="ce2">
            <text:p>8</text:p>
          </table:table-cell>
          <table:table-cell office:value-type="float" office:value="20" table:formula="of:=SUM([.L474:.L481])" table:style-name="ce2">
            <text:p>20</text:p>
          </table:table-cell>
          <table:table-cell office:value-type="float" office:value="34" table:formula="of:=SUM([.M474:.M481])" table:style-name="ce2">
            <text:p>34</text:p>
          </table:table-cell>
          <table:table-cell office:value-type="float" office:value="65" table:formula="of:=SUM([.N474:.N481])" table:style-name="ce2">
            <text:p>65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482];16;2)" table:style-name="ce2">
            <text:p>0x7F</text:p>
          </table:table-cell>
          <table:table-cell office:value-type="string" office:string-value="0x08" table:formula="of:=&quot;0x&quot;&amp;BASE([.K482];16;2)" table:style-name="ce2">
            <text:p>0x08</text:p>
          </table:table-cell>
          <table:table-cell office:value-type="string" office:string-value="0x14" table:formula="of:=&quot;0x&quot;&amp;BASE([.L482];16;2)" table:style-name="ce2">
            <text:p>0x14</text:p>
          </table:table-cell>
          <table:table-cell office:value-type="string" office:string-value="0x22" table:formula="of:=&quot;0x&quot;&amp;BASE([.M482];16;2)" table:style-name="ce2">
            <text:p>0x22</text:p>
          </table:table-cell>
          <table:table-cell office:value-type="string" office:string-value="0x41" table:formula="of:=&quot;0x&quot;&amp;BASE([.N482];16;2)" table:style-name="ce2">
            <text:p>0x41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6: L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485]&lt;&gt;&quot;&quot;;2^[.$I485];0)" table:style-name="ce2">
            <text:p>1</text:p>
          </table:table-cell>
          <table:table-cell office:value-type="float" office:value="0" table:formula="of:=IF([.C485]&lt;&gt;&quot;&quot;;2^[.$I485];0)" table:style-name="ce2">
            <text:p>0</text:p>
          </table:table-cell>
          <table:table-cell office:value-type="float" office:value="0" table:formula="of:=IF([.D485]&lt;&gt;&quot;&quot;;2^[.$I485];0)" table:style-name="ce2">
            <text:p>0</text:p>
          </table:table-cell>
          <table:table-cell office:value-type="float" office:value="0" table:formula="of:=IF([.E485]&lt;&gt;&quot;&quot;;2^[.$I485];0)" table:style-name="ce2">
            <text:p>0</text:p>
          </table:table-cell>
          <table:table-cell office:value-type="float" office:value="0" table:formula="of:=IF([.F485]&lt;&gt;&quot;&quot;;2^[.$I485];0)" table:style-name="ce2">
            <text:p>0</text:p>
          </table:table-cell>
          <table:table-cell office:value-type="string" office:string-value="    { 0x7F, 0x40, 0x40, 0x40, 0x40 }, // 76: L" table:formula="of:=&quot;    { &quot; &amp; [.J494] &amp; &quot;, &quot; &amp; [.K494] &amp; &quot;, &quot; &amp; [.L494] &amp; &quot;, &quot; &amp; [.M494] &amp; &quot;, &quot; &amp; [.N494] &amp; &quot; }, // &quot; &amp; [.A485]" table:style-name="ce2">
            <text:p><text:s text:c="4"/>{ 0x7F, 0x40, 0x40, 0x40, 0x40 }, // 76: L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486]&lt;&gt;&quot;&quot;;2^[.$I486];0)" table:style-name="ce2">
            <text:p>2</text:p>
          </table:table-cell>
          <table:table-cell office:value-type="float" office:value="0" table:formula="of:=IF([.C486]&lt;&gt;&quot;&quot;;2^[.$I486];0)" table:style-name="ce2">
            <text:p>0</text:p>
          </table:table-cell>
          <table:table-cell office:value-type="float" office:value="0" table:formula="of:=IF([.D486]&lt;&gt;&quot;&quot;;2^[.$I486];0)" table:style-name="ce2">
            <text:p>0</text:p>
          </table:table-cell>
          <table:table-cell office:value-type="float" office:value="0" table:formula="of:=IF([.E486]&lt;&gt;&quot;&quot;;2^[.$I486];0)" table:style-name="ce2">
            <text:p>0</text:p>
          </table:table-cell>
          <table:table-cell office:value-type="float" office:value="0" table:formula="of:=IF([.F486]&lt;&gt;&quot;&quot;;2^[.$I48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487]&lt;&gt;&quot;&quot;;2^[.$I487];0)" table:style-name="ce2">
            <text:p>4</text:p>
          </table:table-cell>
          <table:table-cell office:value-type="float" office:value="0" table:formula="of:=IF([.C487]&lt;&gt;&quot;&quot;;2^[.$I487];0)" table:style-name="ce2">
            <text:p>0</text:p>
          </table:table-cell>
          <table:table-cell office:value-type="float" office:value="0" table:formula="of:=IF([.D487]&lt;&gt;&quot;&quot;;2^[.$I487];0)" table:style-name="ce2">
            <text:p>0</text:p>
          </table:table-cell>
          <table:table-cell office:value-type="float" office:value="0" table:formula="of:=IF([.E487]&lt;&gt;&quot;&quot;;2^[.$I487];0)" table:style-name="ce2">
            <text:p>0</text:p>
          </table:table-cell>
          <table:table-cell office:value-type="float" office:value="0" table:formula="of:=IF([.F487]&lt;&gt;&quot;&quot;;2^[.$I48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488]&lt;&gt;&quot;&quot;;2^[.$I488];0)" table:style-name="ce2">
            <text:p>8</text:p>
          </table:table-cell>
          <table:table-cell office:value-type="float" office:value="0" table:formula="of:=IF([.C488]&lt;&gt;&quot;&quot;;2^[.$I488];0)" table:style-name="ce2">
            <text:p>0</text:p>
          </table:table-cell>
          <table:table-cell office:value-type="float" office:value="0" table:formula="of:=IF([.D488]&lt;&gt;&quot;&quot;;2^[.$I488];0)" table:style-name="ce2">
            <text:p>0</text:p>
          </table:table-cell>
          <table:table-cell office:value-type="float" office:value="0" table:formula="of:=IF([.E488]&lt;&gt;&quot;&quot;;2^[.$I488];0)" table:style-name="ce2">
            <text:p>0</text:p>
          </table:table-cell>
          <table:table-cell office:value-type="float" office:value="0" table:formula="of:=IF([.F488]&lt;&gt;&quot;&quot;;2^[.$I48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489]&lt;&gt;&quot;&quot;;2^[.$I489];0)" table:style-name="ce2">
            <text:p>16</text:p>
          </table:table-cell>
          <table:table-cell office:value-type="float" office:value="0" table:formula="of:=IF([.C489]&lt;&gt;&quot;&quot;;2^[.$I489];0)" table:style-name="ce2">
            <text:p>0</text:p>
          </table:table-cell>
          <table:table-cell office:value-type="float" office:value="0" table:formula="of:=IF([.D489]&lt;&gt;&quot;&quot;;2^[.$I489];0)" table:style-name="ce2">
            <text:p>0</text:p>
          </table:table-cell>
          <table:table-cell office:value-type="float" office:value="0" table:formula="of:=IF([.E489]&lt;&gt;&quot;&quot;;2^[.$I489];0)" table:style-name="ce2">
            <text:p>0</text:p>
          </table:table-cell>
          <table:table-cell office:value-type="float" office:value="0" table:formula="of:=IF([.F489]&lt;&gt;&quot;&quot;;2^[.$I48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490]&lt;&gt;&quot;&quot;;2^[.$I490];0)" table:style-name="ce2">
            <text:p>32</text:p>
          </table:table-cell>
          <table:table-cell office:value-type="float" office:value="0" table:formula="of:=IF([.C490]&lt;&gt;&quot;&quot;;2^[.$I490];0)" table:style-name="ce2">
            <text:p>0</text:p>
          </table:table-cell>
          <table:table-cell office:value-type="float" office:value="0" table:formula="of:=IF([.D490]&lt;&gt;&quot;&quot;;2^[.$I490];0)" table:style-name="ce2">
            <text:p>0</text:p>
          </table:table-cell>
          <table:table-cell office:value-type="float" office:value="0" table:formula="of:=IF([.E490]&lt;&gt;&quot;&quot;;2^[.$I490];0)" table:style-name="ce2">
            <text:p>0</text:p>
          </table:table-cell>
          <table:table-cell office:value-type="float" office:value="0" table:formula="of:=IF([.F490]&lt;&gt;&quot;&quot;;2^[.$I49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491]&lt;&gt;&quot;&quot;;2^[.$I491];0)" table:style-name="ce2">
            <text:p>64</text:p>
          </table:table-cell>
          <table:table-cell office:value-type="float" office:value="64" table:formula="of:=IF([.C491]&lt;&gt;&quot;&quot;;2^[.$I491];0)" table:style-name="ce2">
            <text:p>64</text:p>
          </table:table-cell>
          <table:table-cell office:value-type="float" office:value="64" table:formula="of:=IF([.D491]&lt;&gt;&quot;&quot;;2^[.$I491];0)" table:style-name="ce2">
            <text:p>64</text:p>
          </table:table-cell>
          <table:table-cell office:value-type="float" office:value="64" table:formula="of:=IF([.E491]&lt;&gt;&quot;&quot;;2^[.$I491];0)" table:style-name="ce2">
            <text:p>64</text:p>
          </table:table-cell>
          <table:table-cell office:value-type="float" office:value="64" table:formula="of:=IF([.F491]&lt;&gt;&quot;&quot;;2^[.$I491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485:.J492])" table:style-name="ce2">
            <text:p>127</text:p>
          </table:table-cell>
          <table:table-cell office:value-type="float" office:value="64" table:formula="of:=SUM([.K485:.K492])" table:style-name="ce2">
            <text:p>64</text:p>
          </table:table-cell>
          <table:table-cell office:value-type="float" office:value="64" table:formula="of:=SUM([.L485:.L492])" table:style-name="ce2">
            <text:p>64</text:p>
          </table:table-cell>
          <table:table-cell office:value-type="float" office:value="64" table:formula="of:=SUM([.M485:.M492])" table:style-name="ce2">
            <text:p>64</text:p>
          </table:table-cell>
          <table:table-cell office:value-type="float" office:value="64" table:formula="of:=SUM([.N485:.N492]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493];16;2)" table:style-name="ce2">
            <text:p>0x7F</text:p>
          </table:table-cell>
          <table:table-cell office:value-type="string" office:string-value="0x40" table:formula="of:=&quot;0x&quot;&amp;BASE([.K493];16;2)" table:style-name="ce2">
            <text:p>0x40</text:p>
          </table:table-cell>
          <table:table-cell office:value-type="string" office:string-value="0x40" table:formula="of:=&quot;0x&quot;&amp;BASE([.L493];16;2)" table:style-name="ce2">
            <text:p>0x40</text:p>
          </table:table-cell>
          <table:table-cell office:value-type="string" office:string-value="0x40" table:formula="of:=&quot;0x&quot;&amp;BASE([.M493];16;2)" table:style-name="ce2">
            <text:p>0x40</text:p>
          </table:table-cell>
          <table:table-cell office:value-type="string" office:string-value="0x40" table:formula="of:=&quot;0x&quot;&amp;BASE([.N493];16;2)" table:style-name="ce2">
            <text:p>0x4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7: M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496]&lt;&gt;&quot;&quot;;2^[.$I496];0)" table:style-name="ce2">
            <text:p>0</text:p>
          </table:table-cell>
          <table:table-cell office:value-type="float" office:value="1" table:formula="of:=IF([.C496]&lt;&gt;&quot;&quot;;2^[.$I496];0)" table:style-name="ce2">
            <text:p>1</text:p>
          </table:table-cell>
          <table:table-cell office:value-type="float" office:value="0" table:formula="of:=IF([.D496]&lt;&gt;&quot;&quot;;2^[.$I496];0)" table:style-name="ce2">
            <text:p>0</text:p>
          </table:table-cell>
          <table:table-cell office:value-type="float" office:value="1" table:formula="of:=IF([.E496]&lt;&gt;&quot;&quot;;2^[.$I496];0)" table:style-name="ce2">
            <text:p>1</text:p>
          </table:table-cell>
          <table:table-cell office:value-type="float" office:value="0" table:formula="of:=IF([.F496]&lt;&gt;&quot;&quot;;2^[.$I496];0)" table:style-name="ce2">
            <text:p>0</text:p>
          </table:table-cell>
          <table:table-cell office:value-type="string" office:string-value="    { 0x7E, 0x01, 0x06, 0x01, 0x7E }, // 77: M" table:formula="of:=&quot;    { &quot; &amp; [.J505] &amp; &quot;, &quot; &amp; [.K505] &amp; &quot;, &quot; &amp; [.L505] &amp; &quot;, &quot; &amp; [.M505] &amp; &quot;, &quot; &amp; [.N505] &amp; &quot; }, // &quot; &amp; [.A496]" table:style-name="ce2">
            <text:p><text:s text:c="4"/>{ 0x7E, 0x01, 0x06, 0x01, 0x7E }, // 77: M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497]&lt;&gt;&quot;&quot;;2^[.$I497];0)" table:style-name="ce2">
            <text:p>2</text:p>
          </table:table-cell>
          <table:table-cell office:value-type="float" office:value="0" table:formula="of:=IF([.C497]&lt;&gt;&quot;&quot;;2^[.$I497];0)" table:style-name="ce2">
            <text:p>0</text:p>
          </table:table-cell>
          <table:table-cell office:value-type="float" office:value="2" table:formula="of:=IF([.D497]&lt;&gt;&quot;&quot;;2^[.$I497];0)" table:style-name="ce2">
            <text:p>2</text:p>
          </table:table-cell>
          <table:table-cell office:value-type="float" office:value="0" table:formula="of:=IF([.E497]&lt;&gt;&quot;&quot;;2^[.$I497];0)" table:style-name="ce2">
            <text:p>0</text:p>
          </table:table-cell>
          <table:table-cell office:value-type="float" office:value="2" table:formula="of:=IF([.F497]&lt;&gt;&quot;&quot;;2^[.$I497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498]&lt;&gt;&quot;&quot;;2^[.$I498];0)" table:style-name="ce2">
            <text:p>4</text:p>
          </table:table-cell>
          <table:table-cell office:value-type="float" office:value="0" table:formula="of:=IF([.C498]&lt;&gt;&quot;&quot;;2^[.$I498];0)" table:style-name="ce2">
            <text:p>0</text:p>
          </table:table-cell>
          <table:table-cell office:value-type="float" office:value="4" table:formula="of:=IF([.D498]&lt;&gt;&quot;&quot;;2^[.$I498];0)" table:style-name="ce2">
            <text:p>4</text:p>
          </table:table-cell>
          <table:table-cell office:value-type="float" office:value="0" table:formula="of:=IF([.E498]&lt;&gt;&quot;&quot;;2^[.$I498];0)" table:style-name="ce2">
            <text:p>0</text:p>
          </table:table-cell>
          <table:table-cell office:value-type="float" office:value="4" table:formula="of:=IF([.F498]&lt;&gt;&quot;&quot;;2^[.$I498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499]&lt;&gt;&quot;&quot;;2^[.$I499];0)" table:style-name="ce2">
            <text:p>8</text:p>
          </table:table-cell>
          <table:table-cell office:value-type="float" office:value="0" table:formula="of:=IF([.C499]&lt;&gt;&quot;&quot;;2^[.$I499];0)" table:style-name="ce2">
            <text:p>0</text:p>
          </table:table-cell>
          <table:table-cell office:value-type="float" office:value="0" table:formula="of:=IF([.D499]&lt;&gt;&quot;&quot;;2^[.$I499];0)" table:style-name="ce2">
            <text:p>0</text:p>
          </table:table-cell>
          <table:table-cell office:value-type="float" office:value="0" table:formula="of:=IF([.E499]&lt;&gt;&quot;&quot;;2^[.$I499];0)" table:style-name="ce2">
            <text:p>0</text:p>
          </table:table-cell>
          <table:table-cell office:value-type="float" office:value="8" table:formula="of:=IF([.F499]&lt;&gt;&quot;&quot;;2^[.$I499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500]&lt;&gt;&quot;&quot;;2^[.$I500];0)" table:style-name="ce2">
            <text:p>16</text:p>
          </table:table-cell>
          <table:table-cell office:value-type="float" office:value="0" table:formula="of:=IF([.C500]&lt;&gt;&quot;&quot;;2^[.$I500];0)" table:style-name="ce2">
            <text:p>0</text:p>
          </table:table-cell>
          <table:table-cell office:value-type="float" office:value="0" table:formula="of:=IF([.D500]&lt;&gt;&quot;&quot;;2^[.$I500];0)" table:style-name="ce2">
            <text:p>0</text:p>
          </table:table-cell>
          <table:table-cell office:value-type="float" office:value="0" table:formula="of:=IF([.E500]&lt;&gt;&quot;&quot;;2^[.$I500];0)" table:style-name="ce2">
            <text:p>0</text:p>
          </table:table-cell>
          <table:table-cell office:value-type="float" office:value="16" table:formula="of:=IF([.F500]&lt;&gt;&quot;&quot;;2^[.$I500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01]&lt;&gt;&quot;&quot;;2^[.$I501];0)" table:style-name="ce2">
            <text:p>32</text:p>
          </table:table-cell>
          <table:table-cell office:value-type="float" office:value="0" table:formula="of:=IF([.C501]&lt;&gt;&quot;&quot;;2^[.$I501];0)" table:style-name="ce2">
            <text:p>0</text:p>
          </table:table-cell>
          <table:table-cell office:value-type="float" office:value="0" table:formula="of:=IF([.D501]&lt;&gt;&quot;&quot;;2^[.$I501];0)" table:style-name="ce2">
            <text:p>0</text:p>
          </table:table-cell>
          <table:table-cell office:value-type="float" office:value="0" table:formula="of:=IF([.E501]&lt;&gt;&quot;&quot;;2^[.$I501];0)" table:style-name="ce2">
            <text:p>0</text:p>
          </table:table-cell>
          <table:table-cell office:value-type="float" office:value="32" table:formula="of:=IF([.F501]&lt;&gt;&quot;&quot;;2^[.$I501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502]&lt;&gt;&quot;&quot;;2^[.$I502];0)" table:style-name="ce2">
            <text:p>64</text:p>
          </table:table-cell>
          <table:table-cell office:value-type="float" office:value="0" table:formula="of:=IF([.C502]&lt;&gt;&quot;&quot;;2^[.$I502];0)" table:style-name="ce2">
            <text:p>0</text:p>
          </table:table-cell>
          <table:table-cell office:value-type="float" office:value="0" table:formula="of:=IF([.D502]&lt;&gt;&quot;&quot;;2^[.$I502];0)" table:style-name="ce2">
            <text:p>0</text:p>
          </table:table-cell>
          <table:table-cell office:value-type="float" office:value="0" table:formula="of:=IF([.E502]&lt;&gt;&quot;&quot;;2^[.$I502];0)" table:style-name="ce2">
            <text:p>0</text:p>
          </table:table-cell>
          <table:table-cell office:value-type="float" office:value="64" table:formula="of:=IF([.F502]&lt;&gt;&quot;&quot;;2^[.$I502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6" table:formula="of:=SUM([.J496:.J503])" table:style-name="ce2">
            <text:p>126</text:p>
          </table:table-cell>
          <table:table-cell office:value-type="float" office:value="1" table:formula="of:=SUM([.K496:.K503])" table:style-name="ce2">
            <text:p>1</text:p>
          </table:table-cell>
          <table:table-cell office:value-type="float" office:value="6" table:formula="of:=SUM([.L496:.L503])" table:style-name="ce2">
            <text:p>6</text:p>
          </table:table-cell>
          <table:table-cell office:value-type="float" office:value="1" table:formula="of:=SUM([.M496:.M503])" table:style-name="ce2">
            <text:p>1</text:p>
          </table:table-cell>
          <table:table-cell office:value-type="float" office:value="126" table:formula="of:=SUM([.N496:.N503])" table:style-name="ce2">
            <text:p>12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E" table:formula="of:=&quot;0x&quot;&amp;BASE([.J504];16;2)" table:style-name="ce2">
            <text:p>0x7E</text:p>
          </table:table-cell>
          <table:table-cell office:value-type="string" office:string-value="0x01" table:formula="of:=&quot;0x&quot;&amp;BASE([.K504];16;2)" table:style-name="ce2">
            <text:p>0x01</text:p>
          </table:table-cell>
          <table:table-cell office:value-type="string" office:string-value="0x06" table:formula="of:=&quot;0x&quot;&amp;BASE([.L504];16;2)" table:style-name="ce2">
            <text:p>0x06</text:p>
          </table:table-cell>
          <table:table-cell office:value-type="string" office:string-value="0x01" table:formula="of:=&quot;0x&quot;&amp;BASE([.M504];16;2)" table:style-name="ce2">
            <text:p>0x01</text:p>
          </table:table-cell>
          <table:table-cell office:value-type="string" office:string-value="0x7E" table:formula="of:=&quot;0x&quot;&amp;BASE([.N504];16;2)" table:style-name="ce2">
            <text:p>0x7E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78: N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507]&lt;&gt;&quot;&quot;;2^[.$I507];0)" table:style-name="ce2">
            <text:p>1</text:p>
          </table:table-cell>
          <table:table-cell office:value-type="float" office:value="0" table:formula="of:=IF([.C507]&lt;&gt;&quot;&quot;;2^[.$I507];0)" table:style-name="ce2">
            <text:p>0</text:p>
          </table:table-cell>
          <table:table-cell office:value-type="float" office:value="0" table:formula="of:=IF([.D507]&lt;&gt;&quot;&quot;;2^[.$I507];0)" table:style-name="ce2">
            <text:p>0</text:p>
          </table:table-cell>
          <table:table-cell office:value-type="float" office:value="0" table:formula="of:=IF([.E507]&lt;&gt;&quot;&quot;;2^[.$I507];0)" table:style-name="ce2">
            <text:p>0</text:p>
          </table:table-cell>
          <table:table-cell office:value-type="float" office:value="1" table:formula="of:=IF([.F507]&lt;&gt;&quot;&quot;;2^[.$I507];0)" table:style-name="ce2">
            <text:p>1</text:p>
          </table:table-cell>
          <table:table-cell office:value-type="string" office:string-value="    { 0x7F, 0x04, 0x08, 0x10, 0x7F }, // 78: N" table:formula="of:=&quot;    { &quot; &amp; [.J516] &amp; &quot;, &quot; &amp; [.K516] &amp; &quot;, &quot; &amp; [.L516] &amp; &quot;, &quot; &amp; [.M516] &amp; &quot;, &quot; &amp; [.N516] &amp; &quot; }, // &quot; &amp; [.A507]" table:style-name="ce2">
            <text:p><text:s text:c="4"/>{ 0x7F, 0x04, 0x08, 0x10, 0x7F }, // 78: N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08]&lt;&gt;&quot;&quot;;2^[.$I508];0)" table:style-name="ce2">
            <text:p>2</text:p>
          </table:table-cell>
          <table:table-cell office:value-type="float" office:value="0" table:formula="of:=IF([.C508]&lt;&gt;&quot;&quot;;2^[.$I508];0)" table:style-name="ce2">
            <text:p>0</text:p>
          </table:table-cell>
          <table:table-cell office:value-type="float" office:value="0" table:formula="of:=IF([.D508]&lt;&gt;&quot;&quot;;2^[.$I508];0)" table:style-name="ce2">
            <text:p>0</text:p>
          </table:table-cell>
          <table:table-cell office:value-type="float" office:value="0" table:formula="of:=IF([.E508]&lt;&gt;&quot;&quot;;2^[.$I508];0)" table:style-name="ce2">
            <text:p>0</text:p>
          </table:table-cell>
          <table:table-cell office:value-type="float" office:value="2" table:formula="of:=IF([.F508]&lt;&gt;&quot;&quot;;2^[.$I508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509]&lt;&gt;&quot;&quot;;2^[.$I509];0)" table:style-name="ce2">
            <text:p>4</text:p>
          </table:table-cell>
          <table:table-cell office:value-type="float" office:value="4" table:formula="of:=IF([.C509]&lt;&gt;&quot;&quot;;2^[.$I509];0)" table:style-name="ce2">
            <text:p>4</text:p>
          </table:table-cell>
          <table:table-cell office:value-type="float" office:value="0" table:formula="of:=IF([.D509]&lt;&gt;&quot;&quot;;2^[.$I509];0)" table:style-name="ce2">
            <text:p>0</text:p>
          </table:table-cell>
          <table:table-cell office:value-type="float" office:value="0" table:formula="of:=IF([.E509]&lt;&gt;&quot;&quot;;2^[.$I509];0)" table:style-name="ce2">
            <text:p>0</text:p>
          </table:table-cell>
          <table:table-cell office:value-type="float" office:value="4" table:formula="of:=IF([.F509]&lt;&gt;&quot;&quot;;2^[.$I509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510]&lt;&gt;&quot;&quot;;2^[.$I510];0)" table:style-name="ce2">
            <text:p>8</text:p>
          </table:table-cell>
          <table:table-cell office:value-type="float" office:value="0" table:formula="of:=IF([.C510]&lt;&gt;&quot;&quot;;2^[.$I510];0)" table:style-name="ce2">
            <text:p>0</text:p>
          </table:table-cell>
          <table:table-cell office:value-type="float" office:value="8" table:formula="of:=IF([.D510]&lt;&gt;&quot;&quot;;2^[.$I510];0)" table:style-name="ce2">
            <text:p>8</text:p>
          </table:table-cell>
          <table:table-cell office:value-type="float" office:value="0" table:formula="of:=IF([.E510]&lt;&gt;&quot;&quot;;2^[.$I510];0)" table:style-name="ce2">
            <text:p>0</text:p>
          </table:table-cell>
          <table:table-cell office:value-type="float" office:value="8" table:formula="of:=IF([.F510]&lt;&gt;&quot;&quot;;2^[.$I510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511]&lt;&gt;&quot;&quot;;2^[.$I511];0)" table:style-name="ce2">
            <text:p>16</text:p>
          </table:table-cell>
          <table:table-cell office:value-type="float" office:value="0" table:formula="of:=IF([.C511]&lt;&gt;&quot;&quot;;2^[.$I511];0)" table:style-name="ce2">
            <text:p>0</text:p>
          </table:table-cell>
          <table:table-cell office:value-type="float" office:value="0" table:formula="of:=IF([.D511]&lt;&gt;&quot;&quot;;2^[.$I511];0)" table:style-name="ce2">
            <text:p>0</text:p>
          </table:table-cell>
          <table:table-cell office:value-type="float" office:value="16" table:formula="of:=IF([.E511]&lt;&gt;&quot;&quot;;2^[.$I511];0)" table:style-name="ce2">
            <text:p>16</text:p>
          </table:table-cell>
          <table:table-cell office:value-type="float" office:value="16" table:formula="of:=IF([.F511]&lt;&gt;&quot;&quot;;2^[.$I511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12]&lt;&gt;&quot;&quot;;2^[.$I512];0)" table:style-name="ce2">
            <text:p>32</text:p>
          </table:table-cell>
          <table:table-cell office:value-type="float" office:value="0" table:formula="of:=IF([.C512]&lt;&gt;&quot;&quot;;2^[.$I512];0)" table:style-name="ce2">
            <text:p>0</text:p>
          </table:table-cell>
          <table:table-cell office:value-type="float" office:value="0" table:formula="of:=IF([.D512]&lt;&gt;&quot;&quot;;2^[.$I512];0)" table:style-name="ce2">
            <text:p>0</text:p>
          </table:table-cell>
          <table:table-cell office:value-type="float" office:value="0" table:formula="of:=IF([.E512]&lt;&gt;&quot;&quot;;2^[.$I512];0)" table:style-name="ce2">
            <text:p>0</text:p>
          </table:table-cell>
          <table:table-cell office:value-type="float" office:value="32" table:formula="of:=IF([.F512]&lt;&gt;&quot;&quot;;2^[.$I512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513]&lt;&gt;&quot;&quot;;2^[.$I513];0)" table:style-name="ce2">
            <text:p>64</text:p>
          </table:table-cell>
          <table:table-cell office:value-type="float" office:value="0" table:formula="of:=IF([.C513]&lt;&gt;&quot;&quot;;2^[.$I513];0)" table:style-name="ce2">
            <text:p>0</text:p>
          </table:table-cell>
          <table:table-cell office:value-type="float" office:value="0" table:formula="of:=IF([.D513]&lt;&gt;&quot;&quot;;2^[.$I513];0)" table:style-name="ce2">
            <text:p>0</text:p>
          </table:table-cell>
          <table:table-cell office:value-type="float" office:value="0" table:formula="of:=IF([.E513]&lt;&gt;&quot;&quot;;2^[.$I513];0)" table:style-name="ce2">
            <text:p>0</text:p>
          </table:table-cell>
          <table:table-cell office:value-type="float" office:value="64" table:formula="of:=IF([.F513]&lt;&gt;&quot;&quot;;2^[.$I513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507:.J514])" table:style-name="ce2">
            <text:p>127</text:p>
          </table:table-cell>
          <table:table-cell office:value-type="float" office:value="4" table:formula="of:=SUM([.K507:.K514])" table:style-name="ce2">
            <text:p>4</text:p>
          </table:table-cell>
          <table:table-cell office:value-type="float" office:value="8" table:formula="of:=SUM([.L507:.L514])" table:style-name="ce2">
            <text:p>8</text:p>
          </table:table-cell>
          <table:table-cell office:value-type="float" office:value="16" table:formula="of:=SUM([.M507:.M514])" table:style-name="ce2">
            <text:p>16</text:p>
          </table:table-cell>
          <table:table-cell office:value-type="float" office:value="127" table:formula="of:=SUM([.N507:.N514])" table:style-name="ce2">
            <text:p>127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515];16;2)" table:style-name="ce2">
            <text:p>0x7F</text:p>
          </table:table-cell>
          <table:table-cell office:value-type="string" office:string-value="0x04" table:formula="of:=&quot;0x&quot;&amp;BASE([.K515];16;2)" table:style-name="ce2">
            <text:p>0x04</text:p>
          </table:table-cell>
          <table:table-cell office:value-type="string" office:string-value="0x08" table:formula="of:=&quot;0x&quot;&amp;BASE([.L515];16;2)" table:style-name="ce2">
            <text:p>0x08</text:p>
          </table:table-cell>
          <table:table-cell office:value-type="string" office:string-value="0x10" table:formula="of:=&quot;0x&quot;&amp;BASE([.M515];16;2)" table:style-name="ce2">
            <text:p>0x10</text:p>
          </table:table-cell>
          <table:table-cell office:value-type="string" office:string-value="0x7F" table:formula="of:=&quot;0x&quot;&amp;BASE([.N515];16;2)" table:style-name="ce2">
            <text:p>0x7F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office:string-value="79: O" table:formula="of:=&quot;79: O&quot;" table:style-name="ce5">
            <text:p>79: O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518]&lt;&gt;&quot;&quot;;2^[.$I518];0)" table:style-name="ce2">
            <text:p>0</text:p>
          </table:table-cell>
          <table:table-cell office:value-type="float" office:value="1" table:formula="of:=IF([.C518]&lt;&gt;&quot;&quot;;2^[.$I518];0)" table:style-name="ce2">
            <text:p>1</text:p>
          </table:table-cell>
          <table:table-cell office:value-type="float" office:value="1" table:formula="of:=IF([.D518]&lt;&gt;&quot;&quot;;2^[.$I518];0)" table:style-name="ce2">
            <text:p>1</text:p>
          </table:table-cell>
          <table:table-cell office:value-type="float" office:value="1" table:formula="of:=IF([.E518]&lt;&gt;&quot;&quot;;2^[.$I518];0)" table:style-name="ce2">
            <text:p>1</text:p>
          </table:table-cell>
          <table:table-cell office:value-type="float" office:value="0" table:formula="of:=IF([.F518]&lt;&gt;&quot;&quot;;2^[.$I518];0)" table:style-name="ce2">
            <text:p>0</text:p>
          </table:table-cell>
          <table:table-cell office:value-type="string" office:string-value="    { 0x3E, 0x41, 0x41, 0x41, 0x3E }, // 79: O" table:formula="of:=&quot;    { &quot; &amp; [.J527] &amp; &quot;, &quot; &amp; [.K527] &amp; &quot;, &quot; &amp; [.L527] &amp; &quot;, &quot; &amp; [.M527] &amp; &quot;, &quot; &amp; [.N527] &amp; &quot; }, // &quot; &amp; [.A518]" table:style-name="ce2">
            <text:p><text:s text:c="4"/>{ 0x3E, 0x41, 0x41, 0x41, 0x3E }, // 79: O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19]&lt;&gt;&quot;&quot;;2^[.$I519];0)" table:style-name="ce2">
            <text:p>2</text:p>
          </table:table-cell>
          <table:table-cell office:value-type="float" office:value="0" table:formula="of:=IF([.C519]&lt;&gt;&quot;&quot;;2^[.$I519];0)" table:style-name="ce2">
            <text:p>0</text:p>
          </table:table-cell>
          <table:table-cell office:value-type="float" office:value="0" table:formula="of:=IF([.D519]&lt;&gt;&quot;&quot;;2^[.$I519];0)" table:style-name="ce2">
            <text:p>0</text:p>
          </table:table-cell>
          <table:table-cell office:value-type="float" office:value="0" table:formula="of:=IF([.E519]&lt;&gt;&quot;&quot;;2^[.$I519];0)" table:style-name="ce2">
            <text:p>0</text:p>
          </table:table-cell>
          <table:table-cell office:value-type="float" office:value="2" table:formula="of:=IF([.F519]&lt;&gt;&quot;&quot;;2^[.$I519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520]&lt;&gt;&quot;&quot;;2^[.$I520];0)" table:style-name="ce2">
            <text:p>4</text:p>
          </table:table-cell>
          <table:table-cell office:value-type="float" office:value="0" table:formula="of:=IF([.C520]&lt;&gt;&quot;&quot;;2^[.$I520];0)" table:style-name="ce2">
            <text:p>0</text:p>
          </table:table-cell>
          <table:table-cell office:value-type="float" office:value="0" table:formula="of:=IF([.D520]&lt;&gt;&quot;&quot;;2^[.$I520];0)" table:style-name="ce2">
            <text:p>0</text:p>
          </table:table-cell>
          <table:table-cell office:value-type="float" office:value="0" table:formula="of:=IF([.E520]&lt;&gt;&quot;&quot;;2^[.$I520];0)" table:style-name="ce2">
            <text:p>0</text:p>
          </table:table-cell>
          <table:table-cell office:value-type="float" office:value="4" table:formula="of:=IF([.F520]&lt;&gt;&quot;&quot;;2^[.$I520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521]&lt;&gt;&quot;&quot;;2^[.$I521];0)" table:style-name="ce2">
            <text:p>8</text:p>
          </table:table-cell>
          <table:table-cell office:value-type="float" office:value="0" table:formula="of:=IF([.C521]&lt;&gt;&quot;&quot;;2^[.$I521];0)" table:style-name="ce2">
            <text:p>0</text:p>
          </table:table-cell>
          <table:table-cell office:value-type="float" office:value="0" table:formula="of:=IF([.D521]&lt;&gt;&quot;&quot;;2^[.$I521];0)" table:style-name="ce2">
            <text:p>0</text:p>
          </table:table-cell>
          <table:table-cell office:value-type="float" office:value="0" table:formula="of:=IF([.E521]&lt;&gt;&quot;&quot;;2^[.$I521];0)" table:style-name="ce2">
            <text:p>0</text:p>
          </table:table-cell>
          <table:table-cell office:value-type="float" office:value="8" table:formula="of:=IF([.F521]&lt;&gt;&quot;&quot;;2^[.$I521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522]&lt;&gt;&quot;&quot;;2^[.$I522];0)" table:style-name="ce2">
            <text:p>16</text:p>
          </table:table-cell>
          <table:table-cell office:value-type="float" office:value="0" table:formula="of:=IF([.C522]&lt;&gt;&quot;&quot;;2^[.$I522];0)" table:style-name="ce2">
            <text:p>0</text:p>
          </table:table-cell>
          <table:table-cell office:value-type="float" office:value="0" table:formula="of:=IF([.D522]&lt;&gt;&quot;&quot;;2^[.$I522];0)" table:style-name="ce2">
            <text:p>0</text:p>
          </table:table-cell>
          <table:table-cell office:value-type="float" office:value="0" table:formula="of:=IF([.E522]&lt;&gt;&quot;&quot;;2^[.$I522];0)" table:style-name="ce2">
            <text:p>0</text:p>
          </table:table-cell>
          <table:table-cell office:value-type="float" office:value="16" table:formula="of:=IF([.F522]&lt;&gt;&quot;&quot;;2^[.$I522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23]&lt;&gt;&quot;&quot;;2^[.$I523];0)" table:style-name="ce2">
            <text:p>32</text:p>
          </table:table-cell>
          <table:table-cell office:value-type="float" office:value="0" table:formula="of:=IF([.C523]&lt;&gt;&quot;&quot;;2^[.$I523];0)" table:style-name="ce2">
            <text:p>0</text:p>
          </table:table-cell>
          <table:table-cell office:value-type="float" office:value="0" table:formula="of:=IF([.D523]&lt;&gt;&quot;&quot;;2^[.$I523];0)" table:style-name="ce2">
            <text:p>0</text:p>
          </table:table-cell>
          <table:table-cell office:value-type="float" office:value="0" table:formula="of:=IF([.E523]&lt;&gt;&quot;&quot;;2^[.$I523];0)" table:style-name="ce2">
            <text:p>0</text:p>
          </table:table-cell>
          <table:table-cell office:value-type="float" office:value="32" table:formula="of:=IF([.F523]&lt;&gt;&quot;&quot;;2^[.$I523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524]&lt;&gt;&quot;&quot;;2^[.$I524];0)" table:style-name="ce2">
            <text:p>0</text:p>
          </table:table-cell>
          <table:table-cell office:value-type="float" office:value="64" table:formula="of:=IF([.C524]&lt;&gt;&quot;&quot;;2^[.$I524];0)" table:style-name="ce2">
            <text:p>64</text:p>
          </table:table-cell>
          <table:table-cell office:value-type="float" office:value="64" table:formula="of:=IF([.D524]&lt;&gt;&quot;&quot;;2^[.$I524];0)" table:style-name="ce2">
            <text:p>64</text:p>
          </table:table-cell>
          <table:table-cell office:value-type="float" office:value="64" table:formula="of:=IF([.E524]&lt;&gt;&quot;&quot;;2^[.$I524];0)" table:style-name="ce2">
            <text:p>64</text:p>
          </table:table-cell>
          <table:table-cell office:value-type="float" office:value="0" table:formula="of:=IF([.F524]&lt;&gt;&quot;&quot;;2^[.$I52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2" table:formula="of:=SUM([.J518:.J525])" table:style-name="ce2">
            <text:p>62</text:p>
          </table:table-cell>
          <table:table-cell office:value-type="float" office:value="65" table:formula="of:=SUM([.K518:.K525])" table:style-name="ce2">
            <text:p>65</text:p>
          </table:table-cell>
          <table:table-cell office:value-type="float" office:value="65" table:formula="of:=SUM([.L518:.L525])" table:style-name="ce2">
            <text:p>65</text:p>
          </table:table-cell>
          <table:table-cell office:value-type="float" office:value="65" table:formula="of:=SUM([.M518:.M525])" table:style-name="ce2">
            <text:p>65</text:p>
          </table:table-cell>
          <table:table-cell office:value-type="float" office:value="62" table:formula="of:=SUM([.N518:.N525])" table:style-name="ce2">
            <text:p>6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E" table:formula="of:=&quot;0x&quot;&amp;BASE([.J526];16;2)" table:style-name="ce2">
            <text:p>0x3E</text:p>
          </table:table-cell>
          <table:table-cell office:value-type="string" office:string-value="0x41" table:formula="of:=&quot;0x&quot;&amp;BASE([.K526];16;2)" table:style-name="ce2">
            <text:p>0x41</text:p>
          </table:table-cell>
          <table:table-cell office:value-type="string" office:string-value="0x41" table:formula="of:=&quot;0x&quot;&amp;BASE([.L526];16;2)" table:style-name="ce2">
            <text:p>0x41</text:p>
          </table:table-cell>
          <table:table-cell office:value-type="string" office:string-value="0x41" table:formula="of:=&quot;0x&quot;&amp;BASE([.M526];16;2)" table:style-name="ce2">
            <text:p>0x41</text:p>
          </table:table-cell>
          <table:table-cell office:value-type="string" office:string-value="0x3E" table:formula="of:=&quot;0x&quot;&amp;BASE([.N526];16;2)" table:style-name="ce2">
            <text:p>0x3E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0: P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529]&lt;&gt;&quot;&quot;;2^[.$I529];0)" table:style-name="ce2">
            <text:p>1</text:p>
          </table:table-cell>
          <table:table-cell office:value-type="float" office:value="1" table:formula="of:=IF([.C529]&lt;&gt;&quot;&quot;;2^[.$I529];0)" table:style-name="ce2">
            <text:p>1</text:p>
          </table:table-cell>
          <table:table-cell office:value-type="float" office:value="1" table:formula="of:=IF([.D529]&lt;&gt;&quot;&quot;;2^[.$I529];0)" table:style-name="ce2">
            <text:p>1</text:p>
          </table:table-cell>
          <table:table-cell office:value-type="float" office:value="1" table:formula="of:=IF([.E529]&lt;&gt;&quot;&quot;;2^[.$I529];0)" table:style-name="ce2">
            <text:p>1</text:p>
          </table:table-cell>
          <table:table-cell office:value-type="float" office:value="0" table:formula="of:=IF([.F529]&lt;&gt;&quot;&quot;;2^[.$I529];0)" table:style-name="ce2">
            <text:p>0</text:p>
          </table:table-cell>
          <table:table-cell office:value-type="string" office:string-value="    { 0x7F, 0x09, 0x09, 0x09, 0x06 }, // 80: P" table:formula="of:=&quot;    { &quot; &amp; [.J538] &amp; &quot;, &quot; &amp; [.K538] &amp; &quot;, &quot; &amp; [.L538] &amp; &quot;, &quot; &amp; [.M538] &amp; &quot;, &quot; &amp; [.N538] &amp; &quot; }, // &quot; &amp; [.A529]" table:style-name="ce2">
            <text:p><text:s text:c="4"/>{ 0x7F, 0x09, 0x09, 0x09, 0x06 }, // 80: P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30]&lt;&gt;&quot;&quot;;2^[.$I530];0)" table:style-name="ce2">
            <text:p>2</text:p>
          </table:table-cell>
          <table:table-cell office:value-type="float" office:value="0" table:formula="of:=IF([.C530]&lt;&gt;&quot;&quot;;2^[.$I530];0)" table:style-name="ce2">
            <text:p>0</text:p>
          </table:table-cell>
          <table:table-cell office:value-type="float" office:value="0" table:formula="of:=IF([.D530]&lt;&gt;&quot;&quot;;2^[.$I530];0)" table:style-name="ce2">
            <text:p>0</text:p>
          </table:table-cell>
          <table:table-cell office:value-type="float" office:value="0" table:formula="of:=IF([.E530]&lt;&gt;&quot;&quot;;2^[.$I530];0)" table:style-name="ce2">
            <text:p>0</text:p>
          </table:table-cell>
          <table:table-cell office:value-type="float" office:value="2" table:formula="of:=IF([.F530]&lt;&gt;&quot;&quot;;2^[.$I530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531]&lt;&gt;&quot;&quot;;2^[.$I531];0)" table:style-name="ce2">
            <text:p>4</text:p>
          </table:table-cell>
          <table:table-cell office:value-type="float" office:value="0" table:formula="of:=IF([.C531]&lt;&gt;&quot;&quot;;2^[.$I531];0)" table:style-name="ce2">
            <text:p>0</text:p>
          </table:table-cell>
          <table:table-cell office:value-type="float" office:value="0" table:formula="of:=IF([.D531]&lt;&gt;&quot;&quot;;2^[.$I531];0)" table:style-name="ce2">
            <text:p>0</text:p>
          </table:table-cell>
          <table:table-cell office:value-type="float" office:value="0" table:formula="of:=IF([.E531]&lt;&gt;&quot;&quot;;2^[.$I531];0)" table:style-name="ce2">
            <text:p>0</text:p>
          </table:table-cell>
          <table:table-cell office:value-type="float" office:value="4" table:formula="of:=IF([.F531]&lt;&gt;&quot;&quot;;2^[.$I531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532]&lt;&gt;&quot;&quot;;2^[.$I532];0)" table:style-name="ce2">
            <text:p>8</text:p>
          </table:table-cell>
          <table:table-cell office:value-type="float" office:value="8" table:formula="of:=IF([.C532]&lt;&gt;&quot;&quot;;2^[.$I532];0)" table:style-name="ce2">
            <text:p>8</text:p>
          </table:table-cell>
          <table:table-cell office:value-type="float" office:value="8" table:formula="of:=IF([.D532]&lt;&gt;&quot;&quot;;2^[.$I532];0)" table:style-name="ce2">
            <text:p>8</text:p>
          </table:table-cell>
          <table:table-cell office:value-type="float" office:value="8" table:formula="of:=IF([.E532]&lt;&gt;&quot;&quot;;2^[.$I532];0)" table:style-name="ce2">
            <text:p>8</text:p>
          </table:table-cell>
          <table:table-cell office:value-type="float" office:value="0" table:formula="of:=IF([.F532]&lt;&gt;&quot;&quot;;2^[.$I53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533]&lt;&gt;&quot;&quot;;2^[.$I533];0)" table:style-name="ce2">
            <text:p>16</text:p>
          </table:table-cell>
          <table:table-cell office:value-type="float" office:value="0" table:formula="of:=IF([.C533]&lt;&gt;&quot;&quot;;2^[.$I533];0)" table:style-name="ce2">
            <text:p>0</text:p>
          </table:table-cell>
          <table:table-cell office:value-type="float" office:value="0" table:formula="of:=IF([.D533]&lt;&gt;&quot;&quot;;2^[.$I533];0)" table:style-name="ce2">
            <text:p>0</text:p>
          </table:table-cell>
          <table:table-cell office:value-type="float" office:value="0" table:formula="of:=IF([.E533]&lt;&gt;&quot;&quot;;2^[.$I533];0)" table:style-name="ce2">
            <text:p>0</text:p>
          </table:table-cell>
          <table:table-cell office:value-type="float" office:value="0" table:formula="of:=IF([.F533]&lt;&gt;&quot;&quot;;2^[.$I53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34]&lt;&gt;&quot;&quot;;2^[.$I534];0)" table:style-name="ce2">
            <text:p>32</text:p>
          </table:table-cell>
          <table:table-cell office:value-type="float" office:value="0" table:formula="of:=IF([.C534]&lt;&gt;&quot;&quot;;2^[.$I534];0)" table:style-name="ce2">
            <text:p>0</text:p>
          </table:table-cell>
          <table:table-cell office:value-type="float" office:value="0" table:formula="of:=IF([.D534]&lt;&gt;&quot;&quot;;2^[.$I534];0)" table:style-name="ce2">
            <text:p>0</text:p>
          </table:table-cell>
          <table:table-cell office:value-type="float" office:value="0" table:formula="of:=IF([.E534]&lt;&gt;&quot;&quot;;2^[.$I534];0)" table:style-name="ce2">
            <text:p>0</text:p>
          </table:table-cell>
          <table:table-cell office:value-type="float" office:value="0" table:formula="of:=IF([.F534]&lt;&gt;&quot;&quot;;2^[.$I53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535]&lt;&gt;&quot;&quot;;2^[.$I535];0)" table:style-name="ce2">
            <text:p>64</text:p>
          </table:table-cell>
          <table:table-cell office:value-type="float" office:value="0" table:formula="of:=IF([.C535]&lt;&gt;&quot;&quot;;2^[.$I535];0)" table:style-name="ce2">
            <text:p>0</text:p>
          </table:table-cell>
          <table:table-cell office:value-type="float" office:value="0" table:formula="of:=IF([.D535]&lt;&gt;&quot;&quot;;2^[.$I535];0)" table:style-name="ce2">
            <text:p>0</text:p>
          </table:table-cell>
          <table:table-cell office:value-type="float" office:value="0" table:formula="of:=IF([.E535]&lt;&gt;&quot;&quot;;2^[.$I535];0)" table:style-name="ce2">
            <text:p>0</text:p>
          </table:table-cell>
          <table:table-cell office:value-type="float" office:value="0" table:formula="of:=IF([.F535]&lt;&gt;&quot;&quot;;2^[.$I53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529:.J536])" table:style-name="ce2">
            <text:p>127</text:p>
          </table:table-cell>
          <table:table-cell office:value-type="float" office:value="9" table:formula="of:=SUM([.K529:.K536])" table:style-name="ce2">
            <text:p>9</text:p>
          </table:table-cell>
          <table:table-cell office:value-type="float" office:value="9" table:formula="of:=SUM([.L529:.L536])" table:style-name="ce2">
            <text:p>9</text:p>
          </table:table-cell>
          <table:table-cell office:value-type="float" office:value="9" table:formula="of:=SUM([.M529:.M536])" table:style-name="ce2">
            <text:p>9</text:p>
          </table:table-cell>
          <table:table-cell office:value-type="float" office:value="6" table:formula="of:=SUM([.N529:.N536])" table:style-name="ce2">
            <text:p>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537];16;2)" table:style-name="ce2">
            <text:p>0x7F</text:p>
          </table:table-cell>
          <table:table-cell office:value-type="string" office:string-value="0x09" table:formula="of:=&quot;0x&quot;&amp;BASE([.K537];16;2)" table:style-name="ce2">
            <text:p>0x09</text:p>
          </table:table-cell>
          <table:table-cell office:value-type="string" office:string-value="0x09" table:formula="of:=&quot;0x&quot;&amp;BASE([.L537];16;2)" table:style-name="ce2">
            <text:p>0x09</text:p>
          </table:table-cell>
          <table:table-cell office:value-type="string" office:string-value="0x09" table:formula="of:=&quot;0x&quot;&amp;BASE([.M537];16;2)" table:style-name="ce2">
            <text:p>0x09</text:p>
          </table:table-cell>
          <table:table-cell office:value-type="string" office:string-value="0x06" table:formula="of:=&quot;0x&quot;&amp;BASE([.N537];16;2)" table:style-name="ce2">
            <text:p>0x06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1: Q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540]&lt;&gt;&quot;&quot;;2^[.$I540];0)" table:style-name="ce2">
            <text:p>0</text:p>
          </table:table-cell>
          <table:table-cell office:value-type="float" office:value="1" table:formula="of:=IF([.C540]&lt;&gt;&quot;&quot;;2^[.$I540];0)" table:style-name="ce2">
            <text:p>1</text:p>
          </table:table-cell>
          <table:table-cell office:value-type="float" office:value="1" table:formula="of:=IF([.D540]&lt;&gt;&quot;&quot;;2^[.$I540];0)" table:style-name="ce2">
            <text:p>1</text:p>
          </table:table-cell>
          <table:table-cell office:value-type="float" office:value="1" table:formula="of:=IF([.E540]&lt;&gt;&quot;&quot;;2^[.$I540];0)" table:style-name="ce2">
            <text:p>1</text:p>
          </table:table-cell>
          <table:table-cell office:value-type="float" office:value="0" table:formula="of:=IF([.F540]&lt;&gt;&quot;&quot;;2^[.$I540];0)" table:style-name="ce2">
            <text:p>0</text:p>
          </table:table-cell>
          <table:table-cell office:value-type="string" office:string-value="    { 0x3E, 0x41, 0x51, 0x21, 0x5E }, // 81: Q" table:formula="of:=&quot;    { &quot; &amp; [.J549] &amp; &quot;, &quot; &amp; [.K549] &amp; &quot;, &quot; &amp; [.L549] &amp; &quot;, &quot; &amp; [.M549] &amp; &quot;, &quot; &amp; [.N549] &amp; &quot; }, // &quot; &amp; [.A540]" table:style-name="ce2">
            <text:p><text:s text:c="4"/>{ 0x3E, 0x41, 0x51, 0x21, 0x5E }, // 81: Q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41]&lt;&gt;&quot;&quot;;2^[.$I541];0)" table:style-name="ce2">
            <text:p>2</text:p>
          </table:table-cell>
          <table:table-cell office:value-type="float" office:value="0" table:formula="of:=IF([.C541]&lt;&gt;&quot;&quot;;2^[.$I541];0)" table:style-name="ce2">
            <text:p>0</text:p>
          </table:table-cell>
          <table:table-cell office:value-type="float" office:value="0" table:formula="of:=IF([.D541]&lt;&gt;&quot;&quot;;2^[.$I541];0)" table:style-name="ce2">
            <text:p>0</text:p>
          </table:table-cell>
          <table:table-cell office:value-type="float" office:value="0" table:formula="of:=IF([.E541]&lt;&gt;&quot;&quot;;2^[.$I541];0)" table:style-name="ce2">
            <text:p>0</text:p>
          </table:table-cell>
          <table:table-cell office:value-type="float" office:value="2" table:formula="of:=IF([.F541]&lt;&gt;&quot;&quot;;2^[.$I541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542]&lt;&gt;&quot;&quot;;2^[.$I542];0)" table:style-name="ce2">
            <text:p>4</text:p>
          </table:table-cell>
          <table:table-cell office:value-type="float" office:value="0" table:formula="of:=IF([.C542]&lt;&gt;&quot;&quot;;2^[.$I542];0)" table:style-name="ce2">
            <text:p>0</text:p>
          </table:table-cell>
          <table:table-cell office:value-type="float" office:value="0" table:formula="of:=IF([.D542]&lt;&gt;&quot;&quot;;2^[.$I542];0)" table:style-name="ce2">
            <text:p>0</text:p>
          </table:table-cell>
          <table:table-cell office:value-type="float" office:value="0" table:formula="of:=IF([.E542]&lt;&gt;&quot;&quot;;2^[.$I542];0)" table:style-name="ce2">
            <text:p>0</text:p>
          </table:table-cell>
          <table:table-cell office:value-type="float" office:value="4" table:formula="of:=IF([.F542]&lt;&gt;&quot;&quot;;2^[.$I542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543]&lt;&gt;&quot;&quot;;2^[.$I543];0)" table:style-name="ce2">
            <text:p>8</text:p>
          </table:table-cell>
          <table:table-cell office:value-type="float" office:value="0" table:formula="of:=IF([.C543]&lt;&gt;&quot;&quot;;2^[.$I543];0)" table:style-name="ce2">
            <text:p>0</text:p>
          </table:table-cell>
          <table:table-cell office:value-type="float" office:value="0" table:formula="of:=IF([.D543]&lt;&gt;&quot;&quot;;2^[.$I543];0)" table:style-name="ce2">
            <text:p>0</text:p>
          </table:table-cell>
          <table:table-cell office:value-type="float" office:value="0" table:formula="of:=IF([.E543]&lt;&gt;&quot;&quot;;2^[.$I543];0)" table:style-name="ce2">
            <text:p>0</text:p>
          </table:table-cell>
          <table:table-cell office:value-type="float" office:value="8" table:formula="of:=IF([.F543]&lt;&gt;&quot;&quot;;2^[.$I543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544]&lt;&gt;&quot;&quot;;2^[.$I544];0)" table:style-name="ce2">
            <text:p>16</text:p>
          </table:table-cell>
          <table:table-cell office:value-type="float" office:value="0" table:formula="of:=IF([.C544]&lt;&gt;&quot;&quot;;2^[.$I544];0)" table:style-name="ce2">
            <text:p>0</text:p>
          </table:table-cell>
          <table:table-cell office:value-type="float" office:value="16" table:formula="of:=IF([.D544]&lt;&gt;&quot;&quot;;2^[.$I544];0)" table:style-name="ce2">
            <text:p>16</text:p>
          </table:table-cell>
          <table:table-cell office:value-type="float" office:value="0" table:formula="of:=IF([.E544]&lt;&gt;&quot;&quot;;2^[.$I544];0)" table:style-name="ce2">
            <text:p>0</text:p>
          </table:table-cell>
          <table:table-cell office:value-type="float" office:value="16" table:formula="of:=IF([.F544]&lt;&gt;&quot;&quot;;2^[.$I544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45]&lt;&gt;&quot;&quot;;2^[.$I545];0)" table:style-name="ce2">
            <text:p>32</text:p>
          </table:table-cell>
          <table:table-cell office:value-type="float" office:value="0" table:formula="of:=IF([.C545]&lt;&gt;&quot;&quot;;2^[.$I545];0)" table:style-name="ce2">
            <text:p>0</text:p>
          </table:table-cell>
          <table:table-cell office:value-type="float" office:value="0" table:formula="of:=IF([.D545]&lt;&gt;&quot;&quot;;2^[.$I545];0)" table:style-name="ce2">
            <text:p>0</text:p>
          </table:table-cell>
          <table:table-cell office:value-type="float" office:value="32" table:formula="of:=IF([.E545]&lt;&gt;&quot;&quot;;2^[.$I545];0)" table:style-name="ce2">
            <text:p>32</text:p>
          </table:table-cell>
          <table:table-cell office:value-type="float" office:value="0" table:formula="of:=IF([.F545]&lt;&gt;&quot;&quot;;2^[.$I54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546]&lt;&gt;&quot;&quot;;2^[.$I546];0)" table:style-name="ce2">
            <text:p>0</text:p>
          </table:table-cell>
          <table:table-cell office:value-type="float" office:value="64" table:formula="of:=IF([.C546]&lt;&gt;&quot;&quot;;2^[.$I546];0)" table:style-name="ce2">
            <text:p>64</text:p>
          </table:table-cell>
          <table:table-cell office:value-type="float" office:value="64" table:formula="of:=IF([.D546]&lt;&gt;&quot;&quot;;2^[.$I546];0)" table:style-name="ce2">
            <text:p>64</text:p>
          </table:table-cell>
          <table:table-cell office:value-type="float" office:value="0" table:formula="of:=IF([.E546]&lt;&gt;&quot;&quot;;2^[.$I546];0)" table:style-name="ce2">
            <text:p>0</text:p>
          </table:table-cell>
          <table:table-cell office:value-type="float" office:value="64" table:formula="of:=IF([.F546]&lt;&gt;&quot;&quot;;2^[.$I546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2" table:formula="of:=SUM([.J540:.J547])" table:style-name="ce2">
            <text:p>62</text:p>
          </table:table-cell>
          <table:table-cell office:value-type="float" office:value="65" table:formula="of:=SUM([.K540:.K547])" table:style-name="ce2">
            <text:p>65</text:p>
          </table:table-cell>
          <table:table-cell office:value-type="float" office:value="81" table:formula="of:=SUM([.L540:.L547])" table:style-name="ce2">
            <text:p>81</text:p>
          </table:table-cell>
          <table:table-cell office:value-type="float" office:value="33" table:formula="of:=SUM([.M540:.M547])" table:style-name="ce2">
            <text:p>33</text:p>
          </table:table-cell>
          <table:table-cell office:value-type="float" office:value="94" table:formula="of:=SUM([.N540:.N547])" table:style-name="ce2">
            <text:p>9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E" table:formula="of:=&quot;0x&quot;&amp;BASE([.J548];16;2)" table:style-name="ce2">
            <text:p>0x3E</text:p>
          </table:table-cell>
          <table:table-cell office:value-type="string" office:string-value="0x41" table:formula="of:=&quot;0x&quot;&amp;BASE([.K548];16;2)" table:style-name="ce2">
            <text:p>0x41</text:p>
          </table:table-cell>
          <table:table-cell office:value-type="string" office:string-value="0x51" table:formula="of:=&quot;0x&quot;&amp;BASE([.L548];16;2)" table:style-name="ce2">
            <text:p>0x51</text:p>
          </table:table-cell>
          <table:table-cell office:value-type="string" office:string-value="0x21" table:formula="of:=&quot;0x&quot;&amp;BASE([.M548];16;2)" table:style-name="ce2">
            <text:p>0x21</text:p>
          </table:table-cell>
          <table:table-cell office:value-type="string" office:string-value="0x5E" table:formula="of:=&quot;0x&quot;&amp;BASE([.N548];16;2)" table:style-name="ce2">
            <text:p>0x5E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2: 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551]&lt;&gt;&quot;&quot;;2^[.$I551];0)" table:style-name="ce2">
            <text:p>1</text:p>
          </table:table-cell>
          <table:table-cell office:value-type="float" office:value="1" table:formula="of:=IF([.C551]&lt;&gt;&quot;&quot;;2^[.$I551];0)" table:style-name="ce2">
            <text:p>1</text:p>
          </table:table-cell>
          <table:table-cell office:value-type="float" office:value="1" table:formula="of:=IF([.D551]&lt;&gt;&quot;&quot;;2^[.$I551];0)" table:style-name="ce2">
            <text:p>1</text:p>
          </table:table-cell>
          <table:table-cell office:value-type="float" office:value="1" table:formula="of:=IF([.E551]&lt;&gt;&quot;&quot;;2^[.$I551];0)" table:style-name="ce2">
            <text:p>1</text:p>
          </table:table-cell>
          <table:table-cell office:value-type="float" office:value="0" table:formula="of:=IF([.F551]&lt;&gt;&quot;&quot;;2^[.$I551];0)" table:style-name="ce2">
            <text:p>0</text:p>
          </table:table-cell>
          <table:table-cell office:value-type="string" office:string-value="    { 0x7F, 0x09, 0x19, 0x29, 0x46 }, // 82: R" table:formula="of:=&quot;    { &quot; &amp; [.J560] &amp; &quot;, &quot; &amp; [.K560] &amp; &quot;, &quot; &amp; [.L560] &amp; &quot;, &quot; &amp; [.M560] &amp; &quot;, &quot; &amp; [.N560] &amp; &quot; }, // &quot; &amp; [.A551]" table:style-name="ce2">
            <text:p><text:s text:c="4"/>{ 0x7F, 0x09, 0x19, 0x29, 0x46 }, // 82: R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52]&lt;&gt;&quot;&quot;;2^[.$I552];0)" table:style-name="ce2">
            <text:p>2</text:p>
          </table:table-cell>
          <table:table-cell office:value-type="float" office:value="0" table:formula="of:=IF([.C552]&lt;&gt;&quot;&quot;;2^[.$I552];0)" table:style-name="ce2">
            <text:p>0</text:p>
          </table:table-cell>
          <table:table-cell office:value-type="float" office:value="0" table:formula="of:=IF([.D552]&lt;&gt;&quot;&quot;;2^[.$I552];0)" table:style-name="ce2">
            <text:p>0</text:p>
          </table:table-cell>
          <table:table-cell office:value-type="float" office:value="0" table:formula="of:=IF([.E552]&lt;&gt;&quot;&quot;;2^[.$I552];0)" table:style-name="ce2">
            <text:p>0</text:p>
          </table:table-cell>
          <table:table-cell office:value-type="float" office:value="2" table:formula="of:=IF([.F552]&lt;&gt;&quot;&quot;;2^[.$I552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553]&lt;&gt;&quot;&quot;;2^[.$I553];0)" table:style-name="ce2">
            <text:p>4</text:p>
          </table:table-cell>
          <table:table-cell office:value-type="float" office:value="0" table:formula="of:=IF([.C553]&lt;&gt;&quot;&quot;;2^[.$I553];0)" table:style-name="ce2">
            <text:p>0</text:p>
          </table:table-cell>
          <table:table-cell office:value-type="float" office:value="0" table:formula="of:=IF([.D553]&lt;&gt;&quot;&quot;;2^[.$I553];0)" table:style-name="ce2">
            <text:p>0</text:p>
          </table:table-cell>
          <table:table-cell office:value-type="float" office:value="0" table:formula="of:=IF([.E553]&lt;&gt;&quot;&quot;;2^[.$I553];0)" table:style-name="ce2">
            <text:p>0</text:p>
          </table:table-cell>
          <table:table-cell office:value-type="float" office:value="4" table:formula="of:=IF([.F553]&lt;&gt;&quot;&quot;;2^[.$I553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554]&lt;&gt;&quot;&quot;;2^[.$I554];0)" table:style-name="ce2">
            <text:p>8</text:p>
          </table:table-cell>
          <table:table-cell office:value-type="float" office:value="8" table:formula="of:=IF([.C554]&lt;&gt;&quot;&quot;;2^[.$I554];0)" table:style-name="ce2">
            <text:p>8</text:p>
          </table:table-cell>
          <table:table-cell office:value-type="float" office:value="8" table:formula="of:=IF([.D554]&lt;&gt;&quot;&quot;;2^[.$I554];0)" table:style-name="ce2">
            <text:p>8</text:p>
          </table:table-cell>
          <table:table-cell office:value-type="float" office:value="8" table:formula="of:=IF([.E554]&lt;&gt;&quot;&quot;;2^[.$I554];0)" table:style-name="ce2">
            <text:p>8</text:p>
          </table:table-cell>
          <table:table-cell office:value-type="float" office:value="0" table:formula="of:=IF([.F554]&lt;&gt;&quot;&quot;;2^[.$I55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555]&lt;&gt;&quot;&quot;;2^[.$I555];0)" table:style-name="ce2">
            <text:p>16</text:p>
          </table:table-cell>
          <table:table-cell office:value-type="float" office:value="0" table:formula="of:=IF([.C555]&lt;&gt;&quot;&quot;;2^[.$I555];0)" table:style-name="ce2">
            <text:p>0</text:p>
          </table:table-cell>
          <table:table-cell office:value-type="float" office:value="16" table:formula="of:=IF([.D555]&lt;&gt;&quot;&quot;;2^[.$I555];0)" table:style-name="ce2">
            <text:p>16</text:p>
          </table:table-cell>
          <table:table-cell office:value-type="float" office:value="0" table:formula="of:=IF([.E555]&lt;&gt;&quot;&quot;;2^[.$I555];0)" table:style-name="ce2">
            <text:p>0</text:p>
          </table:table-cell>
          <table:table-cell office:value-type="float" office:value="0" table:formula="of:=IF([.F555]&lt;&gt;&quot;&quot;;2^[.$I55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56]&lt;&gt;&quot;&quot;;2^[.$I556];0)" table:style-name="ce2">
            <text:p>32</text:p>
          </table:table-cell>
          <table:table-cell office:value-type="float" office:value="0" table:formula="of:=IF([.C556]&lt;&gt;&quot;&quot;;2^[.$I556];0)" table:style-name="ce2">
            <text:p>0</text:p>
          </table:table-cell>
          <table:table-cell office:value-type="float" office:value="0" table:formula="of:=IF([.D556]&lt;&gt;&quot;&quot;;2^[.$I556];0)" table:style-name="ce2">
            <text:p>0</text:p>
          </table:table-cell>
          <table:table-cell office:value-type="float" office:value="32" table:formula="of:=IF([.E556]&lt;&gt;&quot;&quot;;2^[.$I556];0)" table:style-name="ce2">
            <text:p>32</text:p>
          </table:table-cell>
          <table:table-cell office:value-type="float" office:value="0" table:formula="of:=IF([.F556]&lt;&gt;&quot;&quot;;2^[.$I55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557]&lt;&gt;&quot;&quot;;2^[.$I557];0)" table:style-name="ce2">
            <text:p>64</text:p>
          </table:table-cell>
          <table:table-cell office:value-type="float" office:value="0" table:formula="of:=IF([.C557]&lt;&gt;&quot;&quot;;2^[.$I557];0)" table:style-name="ce2">
            <text:p>0</text:p>
          </table:table-cell>
          <table:table-cell office:value-type="float" office:value="0" table:formula="of:=IF([.D557]&lt;&gt;&quot;&quot;;2^[.$I557];0)" table:style-name="ce2">
            <text:p>0</text:p>
          </table:table-cell>
          <table:table-cell office:value-type="float" office:value="0" table:formula="of:=IF([.E557]&lt;&gt;&quot;&quot;;2^[.$I557];0)" table:style-name="ce2">
            <text:p>0</text:p>
          </table:table-cell>
          <table:table-cell office:value-type="float" office:value="64" table:formula="of:=IF([.F557]&lt;&gt;&quot;&quot;;2^[.$I557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551:.J558])" table:style-name="ce2">
            <text:p>127</text:p>
          </table:table-cell>
          <table:table-cell office:value-type="float" office:value="9" table:formula="of:=SUM([.K551:.K558])" table:style-name="ce2">
            <text:p>9</text:p>
          </table:table-cell>
          <table:table-cell office:value-type="float" office:value="25" table:formula="of:=SUM([.L551:.L558])" table:style-name="ce2">
            <text:p>25</text:p>
          </table:table-cell>
          <table:table-cell office:value-type="float" office:value="41" table:formula="of:=SUM([.M551:.M558])" table:style-name="ce2">
            <text:p>41</text:p>
          </table:table-cell>
          <table:table-cell office:value-type="float" office:value="70" table:formula="of:=SUM([.N551:.N558])" table:style-name="ce2">
            <text:p>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559];16;2)" table:style-name="ce2">
            <text:p>0x7F</text:p>
          </table:table-cell>
          <table:table-cell office:value-type="string" office:string-value="0x09" table:formula="of:=&quot;0x&quot;&amp;BASE([.K559];16;2)" table:style-name="ce2">
            <text:p>0x09</text:p>
          </table:table-cell>
          <table:table-cell office:value-type="string" office:string-value="0x19" table:formula="of:=&quot;0x&quot;&amp;BASE([.L559];16;2)" table:style-name="ce2">
            <text:p>0x19</text:p>
          </table:table-cell>
          <table:table-cell office:value-type="string" office:string-value="0x29" table:formula="of:=&quot;0x&quot;&amp;BASE([.M559];16;2)" table:style-name="ce2">
            <text:p>0x29</text:p>
          </table:table-cell>
          <table:table-cell office:value-type="string" office:string-value="0x46" table:formula="of:=&quot;0x&quot;&amp;BASE([.N559];16;2)" table:style-name="ce2">
            <text:p>0x46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3: S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562]&lt;&gt;&quot;&quot;;2^[.$I562];0)" table:style-name="ce2">
            <text:p>0</text:p>
          </table:table-cell>
          <table:table-cell office:value-type="float" office:value="1" table:formula="of:=IF([.C562]&lt;&gt;&quot;&quot;;2^[.$I562];0)" table:style-name="ce2">
            <text:p>1</text:p>
          </table:table-cell>
          <table:table-cell office:value-type="float" office:value="1" table:formula="of:=IF([.D562]&lt;&gt;&quot;&quot;;2^[.$I562];0)" table:style-name="ce2">
            <text:p>1</text:p>
          </table:table-cell>
          <table:table-cell office:value-type="float" office:value="1" table:formula="of:=IF([.E562]&lt;&gt;&quot;&quot;;2^[.$I562];0)" table:style-name="ce2">
            <text:p>1</text:p>
          </table:table-cell>
          <table:table-cell office:value-type="float" office:value="0" table:formula="of:=IF([.F562]&lt;&gt;&quot;&quot;;2^[.$I562];0)" table:style-name="ce2">
            <text:p>0</text:p>
          </table:table-cell>
          <table:table-cell office:value-type="string" office:string-value="    { 0x26, 0x49, 0x49, 0x49, 0x32 }, // 83: S" table:formula="of:=&quot;    { &quot; &amp; [.J571] &amp; &quot;, &quot; &amp; [.K571] &amp; &quot;, &quot; &amp; [.L571] &amp; &quot;, &quot; &amp; [.M571] &amp; &quot;, &quot; &amp; [.N571] &amp; &quot; }, // &quot; &amp; [.A562]" table:style-name="ce2">
            <text:p><text:s text:c="4"/>{ 0x26, 0x49, 0x49, 0x49, 0x32 }, // 83: S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63]&lt;&gt;&quot;&quot;;2^[.$I563];0)" table:style-name="ce2">
            <text:p>2</text:p>
          </table:table-cell>
          <table:table-cell office:value-type="float" office:value="0" table:formula="of:=IF([.C563]&lt;&gt;&quot;&quot;;2^[.$I563];0)" table:style-name="ce2">
            <text:p>0</text:p>
          </table:table-cell>
          <table:table-cell office:value-type="float" office:value="0" table:formula="of:=IF([.D563]&lt;&gt;&quot;&quot;;2^[.$I563];0)" table:style-name="ce2">
            <text:p>0</text:p>
          </table:table-cell>
          <table:table-cell office:value-type="float" office:value="0" table:formula="of:=IF([.E563]&lt;&gt;&quot;&quot;;2^[.$I563];0)" table:style-name="ce2">
            <text:p>0</text:p>
          </table:table-cell>
          <table:table-cell office:value-type="float" office:value="2" table:formula="of:=IF([.F563]&lt;&gt;&quot;&quot;;2^[.$I563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564]&lt;&gt;&quot;&quot;;2^[.$I564];0)" table:style-name="ce2">
            <text:p>4</text:p>
          </table:table-cell>
          <table:table-cell office:value-type="float" office:value="0" table:formula="of:=IF([.C564]&lt;&gt;&quot;&quot;;2^[.$I564];0)" table:style-name="ce2">
            <text:p>0</text:p>
          </table:table-cell>
          <table:table-cell office:value-type="float" office:value="0" table:formula="of:=IF([.D564]&lt;&gt;&quot;&quot;;2^[.$I564];0)" table:style-name="ce2">
            <text:p>0</text:p>
          </table:table-cell>
          <table:table-cell office:value-type="float" office:value="0" table:formula="of:=IF([.E564]&lt;&gt;&quot;&quot;;2^[.$I564];0)" table:style-name="ce2">
            <text:p>0</text:p>
          </table:table-cell>
          <table:table-cell office:value-type="float" office:value="0" table:formula="of:=IF([.F564]&lt;&gt;&quot;&quot;;2^[.$I56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565]&lt;&gt;&quot;&quot;;2^[.$I565];0)" table:style-name="ce2">
            <text:p>0</text:p>
          </table:table-cell>
          <table:table-cell office:value-type="float" office:value="8" table:formula="of:=IF([.C565]&lt;&gt;&quot;&quot;;2^[.$I565];0)" table:style-name="ce2">
            <text:p>8</text:p>
          </table:table-cell>
          <table:table-cell office:value-type="float" office:value="8" table:formula="of:=IF([.D565]&lt;&gt;&quot;&quot;;2^[.$I565];0)" table:style-name="ce2">
            <text:p>8</text:p>
          </table:table-cell>
          <table:table-cell office:value-type="float" office:value="8" table:formula="of:=IF([.E565]&lt;&gt;&quot;&quot;;2^[.$I565];0)" table:style-name="ce2">
            <text:p>8</text:p>
          </table:table-cell>
          <table:table-cell office:value-type="float" office:value="0" table:formula="of:=IF([.F565]&lt;&gt;&quot;&quot;;2^[.$I56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566]&lt;&gt;&quot;&quot;;2^[.$I566];0)" table:style-name="ce2">
            <text:p>0</text:p>
          </table:table-cell>
          <table:table-cell office:value-type="float" office:value="0" table:formula="of:=IF([.C566]&lt;&gt;&quot;&quot;;2^[.$I566];0)" table:style-name="ce2">
            <text:p>0</text:p>
          </table:table-cell>
          <table:table-cell office:value-type="float" office:value="0" table:formula="of:=IF([.D566]&lt;&gt;&quot;&quot;;2^[.$I566];0)" table:style-name="ce2">
            <text:p>0</text:p>
          </table:table-cell>
          <table:table-cell office:value-type="float" office:value="0" table:formula="of:=IF([.E566]&lt;&gt;&quot;&quot;;2^[.$I566];0)" table:style-name="ce2">
            <text:p>0</text:p>
          </table:table-cell>
          <table:table-cell office:value-type="float" office:value="16" table:formula="of:=IF([.F566]&lt;&gt;&quot;&quot;;2^[.$I566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67]&lt;&gt;&quot;&quot;;2^[.$I567];0)" table:style-name="ce2">
            <text:p>32</text:p>
          </table:table-cell>
          <table:table-cell office:value-type="float" office:value="0" table:formula="of:=IF([.C567]&lt;&gt;&quot;&quot;;2^[.$I567];0)" table:style-name="ce2">
            <text:p>0</text:p>
          </table:table-cell>
          <table:table-cell office:value-type="float" office:value="0" table:formula="of:=IF([.D567]&lt;&gt;&quot;&quot;;2^[.$I567];0)" table:style-name="ce2">
            <text:p>0</text:p>
          </table:table-cell>
          <table:table-cell office:value-type="float" office:value="0" table:formula="of:=IF([.E567]&lt;&gt;&quot;&quot;;2^[.$I567];0)" table:style-name="ce2">
            <text:p>0</text:p>
          </table:table-cell>
          <table:table-cell office:value-type="float" office:value="32" table:formula="of:=IF([.F567]&lt;&gt;&quot;&quot;;2^[.$I567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568]&lt;&gt;&quot;&quot;;2^[.$I568];0)" table:style-name="ce2">
            <text:p>0</text:p>
          </table:table-cell>
          <table:table-cell office:value-type="float" office:value="64" table:formula="of:=IF([.C568]&lt;&gt;&quot;&quot;;2^[.$I568];0)" table:style-name="ce2">
            <text:p>64</text:p>
          </table:table-cell>
          <table:table-cell office:value-type="float" office:value="64" table:formula="of:=IF([.D568]&lt;&gt;&quot;&quot;;2^[.$I568];0)" table:style-name="ce2">
            <text:p>64</text:p>
          </table:table-cell>
          <table:table-cell office:value-type="float" office:value="64" table:formula="of:=IF([.E568]&lt;&gt;&quot;&quot;;2^[.$I568];0)" table:style-name="ce2">
            <text:p>64</text:p>
          </table:table-cell>
          <table:table-cell office:value-type="float" office:value="0" table:formula="of:=IF([.F568]&lt;&gt;&quot;&quot;;2^[.$I56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8" table:formula="of:=SUM([.J562:.J569])" table:style-name="ce2">
            <text:p>38</text:p>
          </table:table-cell>
          <table:table-cell office:value-type="float" office:value="73" table:formula="of:=SUM([.K562:.K569])" table:style-name="ce2">
            <text:p>73</text:p>
          </table:table-cell>
          <table:table-cell office:value-type="float" office:value="73" table:formula="of:=SUM([.L562:.L569])" table:style-name="ce2">
            <text:p>73</text:p>
          </table:table-cell>
          <table:table-cell office:value-type="float" office:value="73" table:formula="of:=SUM([.M562:.M569])" table:style-name="ce2">
            <text:p>73</text:p>
          </table:table-cell>
          <table:table-cell office:value-type="float" office:value="50" table:formula="of:=SUM([.N562:.N569])" table:style-name="ce2">
            <text:p>5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26" table:formula="of:=&quot;0x&quot;&amp;BASE([.J570];16;2)" table:style-name="ce2">
            <text:p>0x26</text:p>
          </table:table-cell>
          <table:table-cell office:value-type="string" office:string-value="0x49" table:formula="of:=&quot;0x&quot;&amp;BASE([.K570];16;2)" table:style-name="ce2">
            <text:p>0x49</text:p>
          </table:table-cell>
          <table:table-cell office:value-type="string" office:string-value="0x49" table:formula="of:=&quot;0x&quot;&amp;BASE([.L570];16;2)" table:style-name="ce2">
            <text:p>0x49</text:p>
          </table:table-cell>
          <table:table-cell office:value-type="string" office:string-value="0x49" table:formula="of:=&quot;0x&quot;&amp;BASE([.M570];16;2)" table:style-name="ce2">
            <text:p>0x49</text:p>
          </table:table-cell>
          <table:table-cell office:value-type="string" office:string-value="0x32" table:formula="of:=&quot;0x&quot;&amp;BASE([.N570];16;2)" table:style-name="ce2">
            <text:p>0x32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4: 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573]&lt;&gt;&quot;&quot;;2^[.$I573];0)" table:style-name="ce2">
            <text:p>1</text:p>
          </table:table-cell>
          <table:table-cell office:value-type="float" office:value="1" table:formula="of:=IF([.C573]&lt;&gt;&quot;&quot;;2^[.$I573];0)" table:style-name="ce2">
            <text:p>1</text:p>
          </table:table-cell>
          <table:table-cell office:value-type="float" office:value="1" table:formula="of:=IF([.D573]&lt;&gt;&quot;&quot;;2^[.$I573];0)" table:style-name="ce2">
            <text:p>1</text:p>
          </table:table-cell>
          <table:table-cell office:value-type="float" office:value="1" table:formula="of:=IF([.E573]&lt;&gt;&quot;&quot;;2^[.$I573];0)" table:style-name="ce2">
            <text:p>1</text:p>
          </table:table-cell>
          <table:table-cell office:value-type="float" office:value="1" table:formula="of:=IF([.F573]&lt;&gt;&quot;&quot;;2^[.$I573];0)" table:style-name="ce2">
            <text:p>1</text:p>
          </table:table-cell>
          <table:table-cell office:value-type="string" office:string-value="    { 0x01, 0x01, 0x7F, 0x01, 0x01 }, // 84: T" table:formula="of:=&quot;    { &quot; &amp; [.J582] &amp; &quot;, &quot; &amp; [.K582] &amp; &quot;, &quot; &amp; [.L582] &amp; &quot;, &quot; &amp; [.M582] &amp; &quot;, &quot; &amp; [.N582] &amp; &quot; }, // &quot; &amp; [.A573]" table:style-name="ce2">
            <text:p><text:s text:c="4"/>{ 0x01, 0x01, 0x7F, 0x01, 0x01 }, // 84: T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574]&lt;&gt;&quot;&quot;;2^[.$I574];0)" table:style-name="ce2">
            <text:p>0</text:p>
          </table:table-cell>
          <table:table-cell office:value-type="float" office:value="0" table:formula="of:=IF([.C574]&lt;&gt;&quot;&quot;;2^[.$I574];0)" table:style-name="ce2">
            <text:p>0</text:p>
          </table:table-cell>
          <table:table-cell office:value-type="float" office:value="2" table:formula="of:=IF([.D574]&lt;&gt;&quot;&quot;;2^[.$I574];0)" table:style-name="ce2">
            <text:p>2</text:p>
          </table:table-cell>
          <table:table-cell office:value-type="float" office:value="0" table:formula="of:=IF([.E574]&lt;&gt;&quot;&quot;;2^[.$I574];0)" table:style-name="ce2">
            <text:p>0</text:p>
          </table:table-cell>
          <table:table-cell office:value-type="float" office:value="0" table:formula="of:=IF([.F574]&lt;&gt;&quot;&quot;;2^[.$I57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575]&lt;&gt;&quot;&quot;;2^[.$I575];0)" table:style-name="ce2">
            <text:p>0</text:p>
          </table:table-cell>
          <table:table-cell office:value-type="float" office:value="0" table:formula="of:=IF([.C575]&lt;&gt;&quot;&quot;;2^[.$I575];0)" table:style-name="ce2">
            <text:p>0</text:p>
          </table:table-cell>
          <table:table-cell office:value-type="float" office:value="4" table:formula="of:=IF([.D575]&lt;&gt;&quot;&quot;;2^[.$I575];0)" table:style-name="ce2">
            <text:p>4</text:p>
          </table:table-cell>
          <table:table-cell office:value-type="float" office:value="0" table:formula="of:=IF([.E575]&lt;&gt;&quot;&quot;;2^[.$I575];0)" table:style-name="ce2">
            <text:p>0</text:p>
          </table:table-cell>
          <table:table-cell office:value-type="float" office:value="0" table:formula="of:=IF([.F575]&lt;&gt;&quot;&quot;;2^[.$I57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576]&lt;&gt;&quot;&quot;;2^[.$I576];0)" table:style-name="ce2">
            <text:p>0</text:p>
          </table:table-cell>
          <table:table-cell office:value-type="float" office:value="0" table:formula="of:=IF([.C576]&lt;&gt;&quot;&quot;;2^[.$I576];0)" table:style-name="ce2">
            <text:p>0</text:p>
          </table:table-cell>
          <table:table-cell office:value-type="float" office:value="8" table:formula="of:=IF([.D576]&lt;&gt;&quot;&quot;;2^[.$I576];0)" table:style-name="ce2">
            <text:p>8</text:p>
          </table:table-cell>
          <table:table-cell office:value-type="float" office:value="0" table:formula="of:=IF([.E576]&lt;&gt;&quot;&quot;;2^[.$I576];0)" table:style-name="ce2">
            <text:p>0</text:p>
          </table:table-cell>
          <table:table-cell office:value-type="float" office:value="0" table:formula="of:=IF([.F576]&lt;&gt;&quot;&quot;;2^[.$I57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577]&lt;&gt;&quot;&quot;;2^[.$I577];0)" table:style-name="ce2">
            <text:p>0</text:p>
          </table:table-cell>
          <table:table-cell office:value-type="float" office:value="0" table:formula="of:=IF([.C577]&lt;&gt;&quot;&quot;;2^[.$I577];0)" table:style-name="ce2">
            <text:p>0</text:p>
          </table:table-cell>
          <table:table-cell office:value-type="float" office:value="16" table:formula="of:=IF([.D577]&lt;&gt;&quot;&quot;;2^[.$I577];0)" table:style-name="ce2">
            <text:p>16</text:p>
          </table:table-cell>
          <table:table-cell office:value-type="float" office:value="0" table:formula="of:=IF([.E577]&lt;&gt;&quot;&quot;;2^[.$I577];0)" table:style-name="ce2">
            <text:p>0</text:p>
          </table:table-cell>
          <table:table-cell office:value-type="float" office:value="0" table:formula="of:=IF([.F577]&lt;&gt;&quot;&quot;;2^[.$I57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578]&lt;&gt;&quot;&quot;;2^[.$I578];0)" table:style-name="ce2">
            <text:p>0</text:p>
          </table:table-cell>
          <table:table-cell office:value-type="float" office:value="0" table:formula="of:=IF([.C578]&lt;&gt;&quot;&quot;;2^[.$I578];0)" table:style-name="ce2">
            <text:p>0</text:p>
          </table:table-cell>
          <table:table-cell office:value-type="float" office:value="32" table:formula="of:=IF([.D578]&lt;&gt;&quot;&quot;;2^[.$I578];0)" table:style-name="ce2">
            <text:p>32</text:p>
          </table:table-cell>
          <table:table-cell office:value-type="float" office:value="0" table:formula="of:=IF([.E578]&lt;&gt;&quot;&quot;;2^[.$I578];0)" table:style-name="ce2">
            <text:p>0</text:p>
          </table:table-cell>
          <table:table-cell office:value-type="float" office:value="0" table:formula="of:=IF([.F578]&lt;&gt;&quot;&quot;;2^[.$I57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579]&lt;&gt;&quot;&quot;;2^[.$I579];0)" table:style-name="ce2">
            <text:p>0</text:p>
          </table:table-cell>
          <table:table-cell office:value-type="float" office:value="0" table:formula="of:=IF([.C579]&lt;&gt;&quot;&quot;;2^[.$I579];0)" table:style-name="ce2">
            <text:p>0</text:p>
          </table:table-cell>
          <table:table-cell office:value-type="float" office:value="64" table:formula="of:=IF([.D579]&lt;&gt;&quot;&quot;;2^[.$I579];0)" table:style-name="ce2">
            <text:p>64</text:p>
          </table:table-cell>
          <table:table-cell office:value-type="float" office:value="0" table:formula="of:=IF([.E579]&lt;&gt;&quot;&quot;;2^[.$I579];0)" table:style-name="ce2">
            <text:p>0</text:p>
          </table:table-cell>
          <table:table-cell office:value-type="float" office:value="0" table:formula="of:=IF([.F579]&lt;&gt;&quot;&quot;;2^[.$I57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" table:formula="of:=SUM([.J573:.J580])" table:style-name="ce2">
            <text:p>1</text:p>
          </table:table-cell>
          <table:table-cell office:value-type="float" office:value="1" table:formula="of:=SUM([.K573:.K580])" table:style-name="ce2">
            <text:p>1</text:p>
          </table:table-cell>
          <table:table-cell office:value-type="float" office:value="127" table:formula="of:=SUM([.L573:.L580])" table:style-name="ce2">
            <text:p>127</text:p>
          </table:table-cell>
          <table:table-cell office:value-type="float" office:value="1" table:formula="of:=SUM([.M573:.M580])" table:style-name="ce2">
            <text:p>1</text:p>
          </table:table-cell>
          <table:table-cell office:value-type="float" office:value="1" table:formula="of:=SUM([.N573:.N580])" table:style-name="ce2">
            <text:p>1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1" table:formula="of:=&quot;0x&quot;&amp;BASE([.J581];16;2)" table:style-name="ce2">
            <text:p>0x01</text:p>
          </table:table-cell>
          <table:table-cell office:value-type="string" office:string-value="0x01" table:formula="of:=&quot;0x&quot;&amp;BASE([.K581];16;2)" table:style-name="ce2">
            <text:p>0x01</text:p>
          </table:table-cell>
          <table:table-cell office:value-type="string" office:string-value="0x7F" table:formula="of:=&quot;0x&quot;&amp;BASE([.L581];16;2)" table:style-name="ce2">
            <text:p>0x7F</text:p>
          </table:table-cell>
          <table:table-cell office:value-type="string" office:string-value="0x01" table:formula="of:=&quot;0x&quot;&amp;BASE([.M581];16;2)" table:style-name="ce2">
            <text:p>0x01</text:p>
          </table:table-cell>
          <table:table-cell office:value-type="string" office:string-value="0x01" table:formula="of:=&quot;0x&quot;&amp;BASE([.N581];16;2)" table:style-name="ce2">
            <text:p>0x01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5: U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584]&lt;&gt;&quot;&quot;;2^[.$I584];0)" table:style-name="ce2">
            <text:p>1</text:p>
          </table:table-cell>
          <table:table-cell office:value-type="float" office:value="0" table:formula="of:=IF([.C584]&lt;&gt;&quot;&quot;;2^[.$I584];0)" table:style-name="ce2">
            <text:p>0</text:p>
          </table:table-cell>
          <table:table-cell office:value-type="float" office:value="0" table:formula="of:=IF([.D584]&lt;&gt;&quot;&quot;;2^[.$I584];0)" table:style-name="ce2">
            <text:p>0</text:p>
          </table:table-cell>
          <table:table-cell office:value-type="float" office:value="0" table:formula="of:=IF([.E584]&lt;&gt;&quot;&quot;;2^[.$I584];0)" table:style-name="ce2">
            <text:p>0</text:p>
          </table:table-cell>
          <table:table-cell office:value-type="float" office:value="1" table:formula="of:=IF([.F584]&lt;&gt;&quot;&quot;;2^[.$I584];0)" table:style-name="ce2">
            <text:p>1</text:p>
          </table:table-cell>
          <table:table-cell office:value-type="string" office:string-value="    { 0x3F, 0x40, 0x40, 0x40, 0x3F }, // 85: U" table:formula="of:=&quot;    { &quot; &amp; [.J593] &amp; &quot;, &quot; &amp; [.K593] &amp; &quot;, &quot; &amp; [.L593] &amp; &quot;, &quot; &amp; [.M593] &amp; &quot;, &quot; &amp; [.N593] &amp; &quot; }, // &quot; &amp; [.A584]" table:style-name="ce2">
            <text:p><text:s text:c="4"/>{ 0x3F, 0x40, 0x40, 0x40, 0x3F }, // 85: U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85]&lt;&gt;&quot;&quot;;2^[.$I585];0)" table:style-name="ce2">
            <text:p>2</text:p>
          </table:table-cell>
          <table:table-cell office:value-type="float" office:value="0" table:formula="of:=IF([.C585]&lt;&gt;&quot;&quot;;2^[.$I585];0)" table:style-name="ce2">
            <text:p>0</text:p>
          </table:table-cell>
          <table:table-cell office:value-type="float" office:value="0" table:formula="of:=IF([.D585]&lt;&gt;&quot;&quot;;2^[.$I585];0)" table:style-name="ce2">
            <text:p>0</text:p>
          </table:table-cell>
          <table:table-cell office:value-type="float" office:value="0" table:formula="of:=IF([.E585]&lt;&gt;&quot;&quot;;2^[.$I585];0)" table:style-name="ce2">
            <text:p>0</text:p>
          </table:table-cell>
          <table:table-cell office:value-type="float" office:value="2" table:formula="of:=IF([.F585]&lt;&gt;&quot;&quot;;2^[.$I585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586]&lt;&gt;&quot;&quot;;2^[.$I586];0)" table:style-name="ce2">
            <text:p>4</text:p>
          </table:table-cell>
          <table:table-cell office:value-type="float" office:value="0" table:formula="of:=IF([.C586]&lt;&gt;&quot;&quot;;2^[.$I586];0)" table:style-name="ce2">
            <text:p>0</text:p>
          </table:table-cell>
          <table:table-cell office:value-type="float" office:value="0" table:formula="of:=IF([.D586]&lt;&gt;&quot;&quot;;2^[.$I586];0)" table:style-name="ce2">
            <text:p>0</text:p>
          </table:table-cell>
          <table:table-cell office:value-type="float" office:value="0" table:formula="of:=IF([.E586]&lt;&gt;&quot;&quot;;2^[.$I586];0)" table:style-name="ce2">
            <text:p>0</text:p>
          </table:table-cell>
          <table:table-cell office:value-type="float" office:value="4" table:formula="of:=IF([.F586]&lt;&gt;&quot;&quot;;2^[.$I586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587]&lt;&gt;&quot;&quot;;2^[.$I587];0)" table:style-name="ce2">
            <text:p>8</text:p>
          </table:table-cell>
          <table:table-cell office:value-type="float" office:value="0" table:formula="of:=IF([.C587]&lt;&gt;&quot;&quot;;2^[.$I587];0)" table:style-name="ce2">
            <text:p>0</text:p>
          </table:table-cell>
          <table:table-cell office:value-type="float" office:value="0" table:formula="of:=IF([.D587]&lt;&gt;&quot;&quot;;2^[.$I587];0)" table:style-name="ce2">
            <text:p>0</text:p>
          </table:table-cell>
          <table:table-cell office:value-type="float" office:value="0" table:formula="of:=IF([.E587]&lt;&gt;&quot;&quot;;2^[.$I587];0)" table:style-name="ce2">
            <text:p>0</text:p>
          </table:table-cell>
          <table:table-cell office:value-type="float" office:value="8" table:formula="of:=IF([.F587]&lt;&gt;&quot;&quot;;2^[.$I587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588]&lt;&gt;&quot;&quot;;2^[.$I588];0)" table:style-name="ce2">
            <text:p>16</text:p>
          </table:table-cell>
          <table:table-cell office:value-type="float" office:value="0" table:formula="of:=IF([.C588]&lt;&gt;&quot;&quot;;2^[.$I588];0)" table:style-name="ce2">
            <text:p>0</text:p>
          </table:table-cell>
          <table:table-cell office:value-type="float" office:value="0" table:formula="of:=IF([.D588]&lt;&gt;&quot;&quot;;2^[.$I588];0)" table:style-name="ce2">
            <text:p>0</text:p>
          </table:table-cell>
          <table:table-cell office:value-type="float" office:value="0" table:formula="of:=IF([.E588]&lt;&gt;&quot;&quot;;2^[.$I588];0)" table:style-name="ce2">
            <text:p>0</text:p>
          </table:table-cell>
          <table:table-cell office:value-type="float" office:value="16" table:formula="of:=IF([.F588]&lt;&gt;&quot;&quot;;2^[.$I588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589]&lt;&gt;&quot;&quot;;2^[.$I589];0)" table:style-name="ce2">
            <text:p>32</text:p>
          </table:table-cell>
          <table:table-cell office:value-type="float" office:value="0" table:formula="of:=IF([.C589]&lt;&gt;&quot;&quot;;2^[.$I589];0)" table:style-name="ce2">
            <text:p>0</text:p>
          </table:table-cell>
          <table:table-cell office:value-type="float" office:value="0" table:formula="of:=IF([.D589]&lt;&gt;&quot;&quot;;2^[.$I589];0)" table:style-name="ce2">
            <text:p>0</text:p>
          </table:table-cell>
          <table:table-cell office:value-type="float" office:value="0" table:formula="of:=IF([.E589]&lt;&gt;&quot;&quot;;2^[.$I589];0)" table:style-name="ce2">
            <text:p>0</text:p>
          </table:table-cell>
          <table:table-cell office:value-type="float" office:value="32" table:formula="of:=IF([.F589]&lt;&gt;&quot;&quot;;2^[.$I589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590]&lt;&gt;&quot;&quot;;2^[.$I590];0)" table:style-name="ce2">
            <text:p>0</text:p>
          </table:table-cell>
          <table:table-cell office:value-type="float" office:value="64" table:formula="of:=IF([.C590]&lt;&gt;&quot;&quot;;2^[.$I590];0)" table:style-name="ce2">
            <text:p>64</text:p>
          </table:table-cell>
          <table:table-cell office:value-type="float" office:value="64" table:formula="of:=IF([.D590]&lt;&gt;&quot;&quot;;2^[.$I590];0)" table:style-name="ce2">
            <text:p>64</text:p>
          </table:table-cell>
          <table:table-cell office:value-type="float" office:value="64" table:formula="of:=IF([.E590]&lt;&gt;&quot;&quot;;2^[.$I590];0)" table:style-name="ce2">
            <text:p>64</text:p>
          </table:table-cell>
          <table:table-cell office:value-type="float" office:value="0" table:formula="of:=IF([.F590]&lt;&gt;&quot;&quot;;2^[.$I59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3" table:formula="of:=SUM([.J584:.J591])" table:style-name="ce2">
            <text:p>63</text:p>
          </table:table-cell>
          <table:table-cell office:value-type="float" office:value="64" table:formula="of:=SUM([.K584:.K591])" table:style-name="ce2">
            <text:p>64</text:p>
          </table:table-cell>
          <table:table-cell office:value-type="float" office:value="64" table:formula="of:=SUM([.L584:.L591])" table:style-name="ce2">
            <text:p>64</text:p>
          </table:table-cell>
          <table:table-cell office:value-type="float" office:value="64" table:formula="of:=SUM([.M584:.M591])" table:style-name="ce2">
            <text:p>64</text:p>
          </table:table-cell>
          <table:table-cell office:value-type="float" office:value="63" table:formula="of:=SUM([.N584:.N591])" table:style-name="ce2">
            <text:p>63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F" table:formula="of:=&quot;0x&quot;&amp;BASE([.J592];16;2)" table:style-name="ce2">
            <text:p>0x3F</text:p>
          </table:table-cell>
          <table:table-cell office:value-type="string" office:string-value="0x40" table:formula="of:=&quot;0x&quot;&amp;BASE([.K592];16;2)" table:style-name="ce2">
            <text:p>0x40</text:p>
          </table:table-cell>
          <table:table-cell office:value-type="string" office:string-value="0x40" table:formula="of:=&quot;0x&quot;&amp;BASE([.L592];16;2)" table:style-name="ce2">
            <text:p>0x40</text:p>
          </table:table-cell>
          <table:table-cell office:value-type="string" office:string-value="0x40" table:formula="of:=&quot;0x&quot;&amp;BASE([.M592];16;2)" table:style-name="ce2">
            <text:p>0x40</text:p>
          </table:table-cell>
          <table:table-cell office:value-type="string" office:string-value="0x3F" table:formula="of:=&quot;0x&quot;&amp;BASE([.N592];16;2)" table:style-name="ce2">
            <text:p>0x3F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6: V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595]&lt;&gt;&quot;&quot;;2^[.$I595];0)" table:style-name="ce2">
            <text:p>1</text:p>
          </table:table-cell>
          <table:table-cell office:value-type="float" office:value="0" table:formula="of:=IF([.C595]&lt;&gt;&quot;&quot;;2^[.$I595];0)" table:style-name="ce2">
            <text:p>0</text:p>
          </table:table-cell>
          <table:table-cell office:value-type="float" office:value="0" table:formula="of:=IF([.D595]&lt;&gt;&quot;&quot;;2^[.$I595];0)" table:style-name="ce2">
            <text:p>0</text:p>
          </table:table-cell>
          <table:table-cell office:value-type="float" office:value="0" table:formula="of:=IF([.E595]&lt;&gt;&quot;&quot;;2^[.$I595];0)" table:style-name="ce2">
            <text:p>0</text:p>
          </table:table-cell>
          <table:table-cell office:value-type="float" office:value="1" table:formula="of:=IF([.F595]&lt;&gt;&quot;&quot;;2^[.$I595];0)" table:style-name="ce2">
            <text:p>1</text:p>
          </table:table-cell>
          <table:table-cell office:value-type="string" office:string-value="    { 0x1F, 0x20, 0x40, 0x20, 0x1F }, // 86: V" table:formula="of:=&quot;    { &quot; &amp; [.J604] &amp; &quot;, &quot; &amp; [.K604] &amp; &quot;, &quot; &amp; [.L604] &amp; &quot;, &quot; &amp; [.M604] &amp; &quot;, &quot; &amp; [.N604] &amp; &quot; }, // &quot; &amp; [.A595]" table:style-name="ce2">
            <text:p><text:s text:c="4"/>{ 0x1F, 0x20, 0x40, 0x20, 0x1F }, // 86: V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596]&lt;&gt;&quot;&quot;;2^[.$I596];0)" table:style-name="ce2">
            <text:p>2</text:p>
          </table:table-cell>
          <table:table-cell office:value-type="float" office:value="0" table:formula="of:=IF([.C596]&lt;&gt;&quot;&quot;;2^[.$I596];0)" table:style-name="ce2">
            <text:p>0</text:p>
          </table:table-cell>
          <table:table-cell office:value-type="float" office:value="0" table:formula="of:=IF([.D596]&lt;&gt;&quot;&quot;;2^[.$I596];0)" table:style-name="ce2">
            <text:p>0</text:p>
          </table:table-cell>
          <table:table-cell office:value-type="float" office:value="0" table:formula="of:=IF([.E596]&lt;&gt;&quot;&quot;;2^[.$I596];0)" table:style-name="ce2">
            <text:p>0</text:p>
          </table:table-cell>
          <table:table-cell office:value-type="float" office:value="2" table:formula="of:=IF([.F596]&lt;&gt;&quot;&quot;;2^[.$I596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597]&lt;&gt;&quot;&quot;;2^[.$I597];0)" table:style-name="ce2">
            <text:p>4</text:p>
          </table:table-cell>
          <table:table-cell office:value-type="float" office:value="0" table:formula="of:=IF([.C597]&lt;&gt;&quot;&quot;;2^[.$I597];0)" table:style-name="ce2">
            <text:p>0</text:p>
          </table:table-cell>
          <table:table-cell office:value-type="float" office:value="0" table:formula="of:=IF([.D597]&lt;&gt;&quot;&quot;;2^[.$I597];0)" table:style-name="ce2">
            <text:p>0</text:p>
          </table:table-cell>
          <table:table-cell office:value-type="float" office:value="0" table:formula="of:=IF([.E597]&lt;&gt;&quot;&quot;;2^[.$I597];0)" table:style-name="ce2">
            <text:p>0</text:p>
          </table:table-cell>
          <table:table-cell office:value-type="float" office:value="4" table:formula="of:=IF([.F597]&lt;&gt;&quot;&quot;;2^[.$I597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598]&lt;&gt;&quot;&quot;;2^[.$I598];0)" table:style-name="ce2">
            <text:p>8</text:p>
          </table:table-cell>
          <table:table-cell office:value-type="float" office:value="0" table:formula="of:=IF([.C598]&lt;&gt;&quot;&quot;;2^[.$I598];0)" table:style-name="ce2">
            <text:p>0</text:p>
          </table:table-cell>
          <table:table-cell office:value-type="float" office:value="0" table:formula="of:=IF([.D598]&lt;&gt;&quot;&quot;;2^[.$I598];0)" table:style-name="ce2">
            <text:p>0</text:p>
          </table:table-cell>
          <table:table-cell office:value-type="float" office:value="0" table:formula="of:=IF([.E598]&lt;&gt;&quot;&quot;;2^[.$I598];0)" table:style-name="ce2">
            <text:p>0</text:p>
          </table:table-cell>
          <table:table-cell office:value-type="float" office:value="8" table:formula="of:=IF([.F598]&lt;&gt;&quot;&quot;;2^[.$I598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599]&lt;&gt;&quot;&quot;;2^[.$I599];0)" table:style-name="ce2">
            <text:p>16</text:p>
          </table:table-cell>
          <table:table-cell office:value-type="float" office:value="0" table:formula="of:=IF([.C599]&lt;&gt;&quot;&quot;;2^[.$I599];0)" table:style-name="ce2">
            <text:p>0</text:p>
          </table:table-cell>
          <table:table-cell office:value-type="float" office:value="0" table:formula="of:=IF([.D599]&lt;&gt;&quot;&quot;;2^[.$I599];0)" table:style-name="ce2">
            <text:p>0</text:p>
          </table:table-cell>
          <table:table-cell office:value-type="float" office:value="0" table:formula="of:=IF([.E599]&lt;&gt;&quot;&quot;;2^[.$I599];0)" table:style-name="ce2">
            <text:p>0</text:p>
          </table:table-cell>
          <table:table-cell office:value-type="float" office:value="16" table:formula="of:=IF([.F599]&lt;&gt;&quot;&quot;;2^[.$I599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600]&lt;&gt;&quot;&quot;;2^[.$I600];0)" table:style-name="ce2">
            <text:p>0</text:p>
          </table:table-cell>
          <table:table-cell office:value-type="float" office:value="32" table:formula="of:=IF([.C600]&lt;&gt;&quot;&quot;;2^[.$I600];0)" table:style-name="ce2">
            <text:p>32</text:p>
          </table:table-cell>
          <table:table-cell office:value-type="float" office:value="0" table:formula="of:=IF([.D600]&lt;&gt;&quot;&quot;;2^[.$I600];0)" table:style-name="ce2">
            <text:p>0</text:p>
          </table:table-cell>
          <table:table-cell office:value-type="float" office:value="32" table:formula="of:=IF([.E600]&lt;&gt;&quot;&quot;;2^[.$I600];0)" table:style-name="ce2">
            <text:p>32</text:p>
          </table:table-cell>
          <table:table-cell office:value-type="float" office:value="0" table:formula="of:=IF([.F600]&lt;&gt;&quot;&quot;;2^[.$I60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601]&lt;&gt;&quot;&quot;;2^[.$I601];0)" table:style-name="ce2">
            <text:p>0</text:p>
          </table:table-cell>
          <table:table-cell office:value-type="float" office:value="0" table:formula="of:=IF([.C601]&lt;&gt;&quot;&quot;;2^[.$I601];0)" table:style-name="ce2">
            <text:p>0</text:p>
          </table:table-cell>
          <table:table-cell office:value-type="float" office:value="64" table:formula="of:=IF([.D601]&lt;&gt;&quot;&quot;;2^[.$I601];0)" table:style-name="ce2">
            <text:p>64</text:p>
          </table:table-cell>
          <table:table-cell office:value-type="float" office:value="0" table:formula="of:=IF([.E601]&lt;&gt;&quot;&quot;;2^[.$I601];0)" table:style-name="ce2">
            <text:p>0</text:p>
          </table:table-cell>
          <table:table-cell office:value-type="float" office:value="0" table:formula="of:=IF([.F601]&lt;&gt;&quot;&quot;;2^[.$I60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1" table:formula="of:=SUM([.J595:.J602])" table:style-name="ce2">
            <text:p>31</text:p>
          </table:table-cell>
          <table:table-cell office:value-type="float" office:value="32" table:formula="of:=SUM([.K595:.K602])" table:style-name="ce2">
            <text:p>32</text:p>
          </table:table-cell>
          <table:table-cell office:value-type="float" office:value="64" table:formula="of:=SUM([.L595:.L602])" table:style-name="ce2">
            <text:p>64</text:p>
          </table:table-cell>
          <table:table-cell office:value-type="float" office:value="32" table:formula="of:=SUM([.M595:.M602])" table:style-name="ce2">
            <text:p>32</text:p>
          </table:table-cell>
          <table:table-cell office:value-type="float" office:value="31" table:formula="of:=SUM([.N595:.N602])" table:style-name="ce2">
            <text:p>31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1F" table:formula="of:=&quot;0x&quot;&amp;BASE([.J603];16;2)" table:style-name="ce2">
            <text:p>0x1F</text:p>
          </table:table-cell>
          <table:table-cell office:value-type="string" office:string-value="0x20" table:formula="of:=&quot;0x&quot;&amp;BASE([.K603];16;2)" table:style-name="ce2">
            <text:p>0x20</text:p>
          </table:table-cell>
          <table:table-cell office:value-type="string" office:string-value="0x40" table:formula="of:=&quot;0x&quot;&amp;BASE([.L603];16;2)" table:style-name="ce2">
            <text:p>0x40</text:p>
          </table:table-cell>
          <table:table-cell office:value-type="string" office:string-value="0x20" table:formula="of:=&quot;0x&quot;&amp;BASE([.M603];16;2)" table:style-name="ce2">
            <text:p>0x20</text:p>
          </table:table-cell>
          <table:table-cell office:value-type="string" office:string-value="0x1F" table:formula="of:=&quot;0x&quot;&amp;BASE([.N603];16;2)" table:style-name="ce2">
            <text:p>0x1F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7: W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606]&lt;&gt;&quot;&quot;;2^[.$I606];0)" table:style-name="ce2">
            <text:p>1</text:p>
          </table:table-cell>
          <table:table-cell office:value-type="float" office:value="0" table:formula="of:=IF([.C606]&lt;&gt;&quot;&quot;;2^[.$I606];0)" table:style-name="ce2">
            <text:p>0</text:p>
          </table:table-cell>
          <table:table-cell office:value-type="float" office:value="0" table:formula="of:=IF([.D606]&lt;&gt;&quot;&quot;;2^[.$I606];0)" table:style-name="ce2">
            <text:p>0</text:p>
          </table:table-cell>
          <table:table-cell office:value-type="float" office:value="0" table:formula="of:=IF([.E606]&lt;&gt;&quot;&quot;;2^[.$I606];0)" table:style-name="ce2">
            <text:p>0</text:p>
          </table:table-cell>
          <table:table-cell office:value-type="float" office:value="1" table:formula="of:=IF([.F606]&lt;&gt;&quot;&quot;;2^[.$I606];0)" table:style-name="ce2">
            <text:p>1</text:p>
          </table:table-cell>
          <table:table-cell office:value-type="string" office:string-value="    { 0x3F, 0x40, 0x30, 0x40, 0x3F }, // 87: W" table:formula="of:=&quot;    { &quot; &amp; [.J615] &amp; &quot;, &quot; &amp; [.K615] &amp; &quot;, &quot; &amp; [.L615] &amp; &quot;, &quot; &amp; [.M615] &amp; &quot;, &quot; &amp; [.N615] &amp; &quot; }, // &quot; &amp; [.A606]" table:style-name="ce2">
            <text:p><text:s text:c="4"/>{ 0x3F, 0x40, 0x30, 0x40, 0x3F }, // 87: W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607]&lt;&gt;&quot;&quot;;2^[.$I607];0)" table:style-name="ce2">
            <text:p>2</text:p>
          </table:table-cell>
          <table:table-cell office:value-type="float" office:value="0" table:formula="of:=IF([.C607]&lt;&gt;&quot;&quot;;2^[.$I607];0)" table:style-name="ce2">
            <text:p>0</text:p>
          </table:table-cell>
          <table:table-cell office:value-type="float" office:value="0" table:formula="of:=IF([.D607]&lt;&gt;&quot;&quot;;2^[.$I607];0)" table:style-name="ce2">
            <text:p>0</text:p>
          </table:table-cell>
          <table:table-cell office:value-type="float" office:value="0" table:formula="of:=IF([.E607]&lt;&gt;&quot;&quot;;2^[.$I607];0)" table:style-name="ce2">
            <text:p>0</text:p>
          </table:table-cell>
          <table:table-cell office:value-type="float" office:value="2" table:formula="of:=IF([.F607]&lt;&gt;&quot;&quot;;2^[.$I607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608]&lt;&gt;&quot;&quot;;2^[.$I608];0)" table:style-name="ce2">
            <text:p>4</text:p>
          </table:table-cell>
          <table:table-cell office:value-type="float" office:value="0" table:formula="of:=IF([.C608]&lt;&gt;&quot;&quot;;2^[.$I608];0)" table:style-name="ce2">
            <text:p>0</text:p>
          </table:table-cell>
          <table:table-cell office:value-type="float" office:value="0" table:formula="of:=IF([.D608]&lt;&gt;&quot;&quot;;2^[.$I608];0)" table:style-name="ce2">
            <text:p>0</text:p>
          </table:table-cell>
          <table:table-cell office:value-type="float" office:value="0" table:formula="of:=IF([.E608]&lt;&gt;&quot;&quot;;2^[.$I608];0)" table:style-name="ce2">
            <text:p>0</text:p>
          </table:table-cell>
          <table:table-cell office:value-type="float" office:value="4" table:formula="of:=IF([.F608]&lt;&gt;&quot;&quot;;2^[.$I608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609]&lt;&gt;&quot;&quot;;2^[.$I609];0)" table:style-name="ce2">
            <text:p>8</text:p>
          </table:table-cell>
          <table:table-cell office:value-type="float" office:value="0" table:formula="of:=IF([.C609]&lt;&gt;&quot;&quot;;2^[.$I609];0)" table:style-name="ce2">
            <text:p>0</text:p>
          </table:table-cell>
          <table:table-cell office:value-type="float" office:value="0" table:formula="of:=IF([.D609]&lt;&gt;&quot;&quot;;2^[.$I609];0)" table:style-name="ce2">
            <text:p>0</text:p>
          </table:table-cell>
          <table:table-cell office:value-type="float" office:value="0" table:formula="of:=IF([.E609]&lt;&gt;&quot;&quot;;2^[.$I609];0)" table:style-name="ce2">
            <text:p>0</text:p>
          </table:table-cell>
          <table:table-cell office:value-type="float" office:value="8" table:formula="of:=IF([.F609]&lt;&gt;&quot;&quot;;2^[.$I609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610]&lt;&gt;&quot;&quot;;2^[.$I610];0)" table:style-name="ce2">
            <text:p>16</text:p>
          </table:table-cell>
          <table:table-cell office:value-type="float" office:value="0" table:formula="of:=IF([.C610]&lt;&gt;&quot;&quot;;2^[.$I610];0)" table:style-name="ce2">
            <text:p>0</text:p>
          </table:table-cell>
          <table:table-cell office:value-type="float" office:value="16" table:formula="of:=IF([.D610]&lt;&gt;&quot;&quot;;2^[.$I610];0)" table:style-name="ce2">
            <text:p>16</text:p>
          </table:table-cell>
          <table:table-cell office:value-type="float" office:value="0" table:formula="of:=IF([.E610]&lt;&gt;&quot;&quot;;2^[.$I610];0)" table:style-name="ce2">
            <text:p>0</text:p>
          </table:table-cell>
          <table:table-cell office:value-type="float" office:value="16" table:formula="of:=IF([.F610]&lt;&gt;&quot;&quot;;2^[.$I610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611]&lt;&gt;&quot;&quot;;2^[.$I611];0)" table:style-name="ce2">
            <text:p>32</text:p>
          </table:table-cell>
          <table:table-cell office:value-type="float" office:value="0" table:formula="of:=IF([.C611]&lt;&gt;&quot;&quot;;2^[.$I611];0)" table:style-name="ce2">
            <text:p>0</text:p>
          </table:table-cell>
          <table:table-cell office:value-type="float" office:value="32" table:formula="of:=IF([.D611]&lt;&gt;&quot;&quot;;2^[.$I611];0)" table:style-name="ce2">
            <text:p>32</text:p>
          </table:table-cell>
          <table:table-cell office:value-type="float" office:value="0" table:formula="of:=IF([.E611]&lt;&gt;&quot;&quot;;2^[.$I611];0)" table:style-name="ce2">
            <text:p>0</text:p>
          </table:table-cell>
          <table:table-cell office:value-type="float" office:value="32" table:formula="of:=IF([.F611]&lt;&gt;&quot;&quot;;2^[.$I611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612]&lt;&gt;&quot;&quot;;2^[.$I612];0)" table:style-name="ce2">
            <text:p>0</text:p>
          </table:table-cell>
          <table:table-cell office:value-type="float" office:value="64" table:formula="of:=IF([.C612]&lt;&gt;&quot;&quot;;2^[.$I612];0)" table:style-name="ce2">
            <text:p>64</text:p>
          </table:table-cell>
          <table:table-cell office:value-type="float" office:value="0" table:formula="of:=IF([.D612]&lt;&gt;&quot;&quot;;2^[.$I612];0)" table:style-name="ce2">
            <text:p>0</text:p>
          </table:table-cell>
          <table:table-cell office:value-type="float" office:value="64" table:formula="of:=IF([.E612]&lt;&gt;&quot;&quot;;2^[.$I612];0)" table:style-name="ce2">
            <text:p>64</text:p>
          </table:table-cell>
          <table:table-cell office:value-type="float" office:value="0" table:formula="of:=IF([.F612]&lt;&gt;&quot;&quot;;2^[.$I61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3" table:formula="of:=SUM([.J606:.J613])" table:style-name="ce2">
            <text:p>63</text:p>
          </table:table-cell>
          <table:table-cell office:value-type="float" office:value="64" table:formula="of:=SUM([.K606:.K613])" table:style-name="ce2">
            <text:p>64</text:p>
          </table:table-cell>
          <table:table-cell office:value-type="float" office:value="48" table:formula="of:=SUM([.L606:.L613])" table:style-name="ce2">
            <text:p>48</text:p>
          </table:table-cell>
          <table:table-cell office:value-type="float" office:value="64" table:formula="of:=SUM([.M606:.M613])" table:style-name="ce2">
            <text:p>64</text:p>
          </table:table-cell>
          <table:table-cell office:value-type="float" office:value="63" table:formula="of:=SUM([.N606:.N613])" table:style-name="ce2">
            <text:p>63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F" table:formula="of:=&quot;0x&quot;&amp;BASE([.J614];16;2)" table:style-name="ce2">
            <text:p>0x3F</text:p>
          </table:table-cell>
          <table:table-cell office:value-type="string" office:string-value="0x40" table:formula="of:=&quot;0x&quot;&amp;BASE([.K614];16;2)" table:style-name="ce2">
            <text:p>0x40</text:p>
          </table:table-cell>
          <table:table-cell office:value-type="string" office:string-value="0x30" table:formula="of:=&quot;0x&quot;&amp;BASE([.L614];16;2)" table:style-name="ce2">
            <text:p>0x30</text:p>
          </table:table-cell>
          <table:table-cell office:value-type="string" office:string-value="0x40" table:formula="of:=&quot;0x&quot;&amp;BASE([.M614];16;2)" table:style-name="ce2">
            <text:p>0x40</text:p>
          </table:table-cell>
          <table:table-cell office:value-type="string" office:string-value="0x3F" table:formula="of:=&quot;0x&quot;&amp;BASE([.N614];16;2)" table:style-name="ce2">
            <text:p>0x3F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8: X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617]&lt;&gt;&quot;&quot;;2^[.$I617];0)" table:style-name="ce2">
            <text:p>1</text:p>
          </table:table-cell>
          <table:table-cell office:value-type="float" office:value="0" table:formula="of:=IF([.C617]&lt;&gt;&quot;&quot;;2^[.$I617];0)" table:style-name="ce2">
            <text:p>0</text:p>
          </table:table-cell>
          <table:table-cell office:value-type="float" office:value="0" table:formula="of:=IF([.D617]&lt;&gt;&quot;&quot;;2^[.$I617];0)" table:style-name="ce2">
            <text:p>0</text:p>
          </table:table-cell>
          <table:table-cell office:value-type="float" office:value="0" table:formula="of:=IF([.E617]&lt;&gt;&quot;&quot;;2^[.$I617];0)" table:style-name="ce2">
            <text:p>0</text:p>
          </table:table-cell>
          <table:table-cell office:value-type="float" office:value="1" table:formula="of:=IF([.F617]&lt;&gt;&quot;&quot;;2^[.$I617];0)" table:style-name="ce2">
            <text:p>1</text:p>
          </table:table-cell>
          <table:table-cell office:value-type="string" office:string-value="    { 0x63, 0x14, 0x08, 0x14, 0x63 }, // 88: X" table:formula="of:=&quot;    { &quot; &amp; [.J626] &amp; &quot;, &quot; &amp; [.K626] &amp; &quot;, &quot; &amp; [.L626] &amp; &quot;, &quot; &amp; [.M626] &amp; &quot;, &quot; &amp; [.N626] &amp; &quot; }, // &quot; &amp; [.A617]" table:style-name="ce2">
            <text:p><text:s text:c="4"/>{ 0x63, 0x14, 0x08, 0x14, 0x63 }, // 88: X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618]&lt;&gt;&quot;&quot;;2^[.$I618];0)" table:style-name="ce2">
            <text:p>2</text:p>
          </table:table-cell>
          <table:table-cell office:value-type="float" office:value="0" table:formula="of:=IF([.C618]&lt;&gt;&quot;&quot;;2^[.$I618];0)" table:style-name="ce2">
            <text:p>0</text:p>
          </table:table-cell>
          <table:table-cell office:value-type="float" office:value="0" table:formula="of:=IF([.D618]&lt;&gt;&quot;&quot;;2^[.$I618];0)" table:style-name="ce2">
            <text:p>0</text:p>
          </table:table-cell>
          <table:table-cell office:value-type="float" office:value="0" table:formula="of:=IF([.E618]&lt;&gt;&quot;&quot;;2^[.$I618];0)" table:style-name="ce2">
            <text:p>0</text:p>
          </table:table-cell>
          <table:table-cell office:value-type="float" office:value="2" table:formula="of:=IF([.F618]&lt;&gt;&quot;&quot;;2^[.$I618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619]&lt;&gt;&quot;&quot;;2^[.$I619];0)" table:style-name="ce2">
            <text:p>0</text:p>
          </table:table-cell>
          <table:table-cell office:value-type="float" office:value="4" table:formula="of:=IF([.C619]&lt;&gt;&quot;&quot;;2^[.$I619];0)" table:style-name="ce2">
            <text:p>4</text:p>
          </table:table-cell>
          <table:table-cell office:value-type="float" office:value="0" table:formula="of:=IF([.D619]&lt;&gt;&quot;&quot;;2^[.$I619];0)" table:style-name="ce2">
            <text:p>0</text:p>
          </table:table-cell>
          <table:table-cell office:value-type="float" office:value="4" table:formula="of:=IF([.E619]&lt;&gt;&quot;&quot;;2^[.$I619];0)" table:style-name="ce2">
            <text:p>4</text:p>
          </table:table-cell>
          <table:table-cell office:value-type="float" office:value="0" table:formula="of:=IF([.F619]&lt;&gt;&quot;&quot;;2^[.$I61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620]&lt;&gt;&quot;&quot;;2^[.$I620];0)" table:style-name="ce2">
            <text:p>0</text:p>
          </table:table-cell>
          <table:table-cell office:value-type="float" office:value="0" table:formula="of:=IF([.C620]&lt;&gt;&quot;&quot;;2^[.$I620];0)" table:style-name="ce2">
            <text:p>0</text:p>
          </table:table-cell>
          <table:table-cell office:value-type="float" office:value="8" table:formula="of:=IF([.D620]&lt;&gt;&quot;&quot;;2^[.$I620];0)" table:style-name="ce2">
            <text:p>8</text:p>
          </table:table-cell>
          <table:table-cell office:value-type="float" office:value="0" table:formula="of:=IF([.E620]&lt;&gt;&quot;&quot;;2^[.$I620];0)" table:style-name="ce2">
            <text:p>0</text:p>
          </table:table-cell>
          <table:table-cell office:value-type="float" office:value="0" table:formula="of:=IF([.F620]&lt;&gt;&quot;&quot;;2^[.$I62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621]&lt;&gt;&quot;&quot;;2^[.$I621];0)" table:style-name="ce2">
            <text:p>0</text:p>
          </table:table-cell>
          <table:table-cell office:value-type="float" office:value="16" table:formula="of:=IF([.C621]&lt;&gt;&quot;&quot;;2^[.$I621];0)" table:style-name="ce2">
            <text:p>16</text:p>
          </table:table-cell>
          <table:table-cell office:value-type="float" office:value="0" table:formula="of:=IF([.D621]&lt;&gt;&quot;&quot;;2^[.$I621];0)" table:style-name="ce2">
            <text:p>0</text:p>
          </table:table-cell>
          <table:table-cell office:value-type="float" office:value="16" table:formula="of:=IF([.E621]&lt;&gt;&quot;&quot;;2^[.$I621];0)" table:style-name="ce2">
            <text:p>16</text:p>
          </table:table-cell>
          <table:table-cell office:value-type="float" office:value="0" table:formula="of:=IF([.F621]&lt;&gt;&quot;&quot;;2^[.$I62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622]&lt;&gt;&quot;&quot;;2^[.$I622];0)" table:style-name="ce2">
            <text:p>32</text:p>
          </table:table-cell>
          <table:table-cell office:value-type="float" office:value="0" table:formula="of:=IF([.C622]&lt;&gt;&quot;&quot;;2^[.$I622];0)" table:style-name="ce2">
            <text:p>0</text:p>
          </table:table-cell>
          <table:table-cell office:value-type="float" office:value="0" table:formula="of:=IF([.D622]&lt;&gt;&quot;&quot;;2^[.$I622];0)" table:style-name="ce2">
            <text:p>0</text:p>
          </table:table-cell>
          <table:table-cell office:value-type="float" office:value="0" table:formula="of:=IF([.E622]&lt;&gt;&quot;&quot;;2^[.$I622];0)" table:style-name="ce2">
            <text:p>0</text:p>
          </table:table-cell>
          <table:table-cell office:value-type="float" office:value="32" table:formula="of:=IF([.F622]&lt;&gt;&quot;&quot;;2^[.$I622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623]&lt;&gt;&quot;&quot;;2^[.$I623];0)" table:style-name="ce2">
            <text:p>64</text:p>
          </table:table-cell>
          <table:table-cell office:value-type="float" office:value="0" table:formula="of:=IF([.C623]&lt;&gt;&quot;&quot;;2^[.$I623];0)" table:style-name="ce2">
            <text:p>0</text:p>
          </table:table-cell>
          <table:table-cell office:value-type="float" office:value="0" table:formula="of:=IF([.D623]&lt;&gt;&quot;&quot;;2^[.$I623];0)" table:style-name="ce2">
            <text:p>0</text:p>
          </table:table-cell>
          <table:table-cell office:value-type="float" office:value="0" table:formula="of:=IF([.E623]&lt;&gt;&quot;&quot;;2^[.$I623];0)" table:style-name="ce2">
            <text:p>0</text:p>
          </table:table-cell>
          <table:table-cell office:value-type="float" office:value="64" table:formula="of:=IF([.F623]&lt;&gt;&quot;&quot;;2^[.$I623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99" table:formula="of:=SUM([.J617:.J624])" table:style-name="ce2">
            <text:p>99</text:p>
          </table:table-cell>
          <table:table-cell office:value-type="float" office:value="20" table:formula="of:=SUM([.K617:.K624])" table:style-name="ce2">
            <text:p>20</text:p>
          </table:table-cell>
          <table:table-cell office:value-type="float" office:value="8" table:formula="of:=SUM([.L617:.L624])" table:style-name="ce2">
            <text:p>8</text:p>
          </table:table-cell>
          <table:table-cell office:value-type="float" office:value="20" table:formula="of:=SUM([.M617:.M624])" table:style-name="ce2">
            <text:p>20</text:p>
          </table:table-cell>
          <table:table-cell office:value-type="float" office:value="99" table:formula="of:=SUM([.N617:.N624])" table:style-name="ce2">
            <text:p>9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63" table:formula="of:=&quot;0x&quot;&amp;BASE([.J625];16;2)" table:style-name="ce2">
            <text:p>0x63</text:p>
          </table:table-cell>
          <table:table-cell office:value-type="string" office:string-value="0x14" table:formula="of:=&quot;0x&quot;&amp;BASE([.K625];16;2)" table:style-name="ce2">
            <text:p>0x14</text:p>
          </table:table-cell>
          <table:table-cell office:value-type="string" office:string-value="0x08" table:formula="of:=&quot;0x&quot;&amp;BASE([.L625];16;2)" table:style-name="ce2">
            <text:p>0x08</text:p>
          </table:table-cell>
          <table:table-cell office:value-type="string" office:string-value="0x14" table:formula="of:=&quot;0x&quot;&amp;BASE([.M625];16;2)" table:style-name="ce2">
            <text:p>0x14</text:p>
          </table:table-cell>
          <table:table-cell office:value-type="string" office:string-value="0x63" table:formula="of:=&quot;0x&quot;&amp;BASE([.N625];16;2)" table:style-name="ce2">
            <text:p>0x63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89: Y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628]&lt;&gt;&quot;&quot;;2^[.$I628];0)" table:style-name="ce2">
            <text:p>1</text:p>
          </table:table-cell>
          <table:table-cell office:value-type="float" office:value="0" table:formula="of:=IF([.C628]&lt;&gt;&quot;&quot;;2^[.$I628];0)" table:style-name="ce2">
            <text:p>0</text:p>
          </table:table-cell>
          <table:table-cell office:value-type="float" office:value="0" table:formula="of:=IF([.D628]&lt;&gt;&quot;&quot;;2^[.$I628];0)" table:style-name="ce2">
            <text:p>0</text:p>
          </table:table-cell>
          <table:table-cell office:value-type="float" office:value="0" table:formula="of:=IF([.E628]&lt;&gt;&quot;&quot;;2^[.$I628];0)" table:style-name="ce2">
            <text:p>0</text:p>
          </table:table-cell>
          <table:table-cell office:value-type="float" office:value="1" table:formula="of:=IF([.F628]&lt;&gt;&quot;&quot;;2^[.$I628];0)" table:style-name="ce2">
            <text:p>1</text:p>
          </table:table-cell>
          <table:table-cell office:value-type="string" office:string-value="    { 0x07, 0x08, 0x78, 0x08, 0x07 }, // 89: Y" table:formula="of:=&quot;    { &quot; &amp; [.J637] &amp; &quot;, &quot; &amp; [.K637] &amp; &quot;, &quot; &amp; [.L637] &amp; &quot;, &quot; &amp; [.M637] &amp; &quot;, &quot; &amp; [.N637] &amp; &quot; }, // &quot; &amp; [.A628]" table:style-name="ce2">
            <text:p><text:s text:c="4"/>{ 0x07, 0x08, 0x78, 0x08, 0x07 }, // 89: Y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629]&lt;&gt;&quot;&quot;;2^[.$I629];0)" table:style-name="ce2">
            <text:p>2</text:p>
          </table:table-cell>
          <table:table-cell office:value-type="float" office:value="0" table:formula="of:=IF([.C629]&lt;&gt;&quot;&quot;;2^[.$I629];0)" table:style-name="ce2">
            <text:p>0</text:p>
          </table:table-cell>
          <table:table-cell office:value-type="float" office:value="0" table:formula="of:=IF([.D629]&lt;&gt;&quot;&quot;;2^[.$I629];0)" table:style-name="ce2">
            <text:p>0</text:p>
          </table:table-cell>
          <table:table-cell office:value-type="float" office:value="0" table:formula="of:=IF([.E629]&lt;&gt;&quot;&quot;;2^[.$I629];0)" table:style-name="ce2">
            <text:p>0</text:p>
          </table:table-cell>
          <table:table-cell office:value-type="float" office:value="2" table:formula="of:=IF([.F629]&lt;&gt;&quot;&quot;;2^[.$I629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630]&lt;&gt;&quot;&quot;;2^[.$I630];0)" table:style-name="ce2">
            <text:p>4</text:p>
          </table:table-cell>
          <table:table-cell office:value-type="float" office:value="0" table:formula="of:=IF([.C630]&lt;&gt;&quot;&quot;;2^[.$I630];0)" table:style-name="ce2">
            <text:p>0</text:p>
          </table:table-cell>
          <table:table-cell office:value-type="float" office:value="0" table:formula="of:=IF([.D630]&lt;&gt;&quot;&quot;;2^[.$I630];0)" table:style-name="ce2">
            <text:p>0</text:p>
          </table:table-cell>
          <table:table-cell office:value-type="float" office:value="0" table:formula="of:=IF([.E630]&lt;&gt;&quot;&quot;;2^[.$I630];0)" table:style-name="ce2">
            <text:p>0</text:p>
          </table:table-cell>
          <table:table-cell office:value-type="float" office:value="4" table:formula="of:=IF([.F630]&lt;&gt;&quot;&quot;;2^[.$I630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631]&lt;&gt;&quot;&quot;;2^[.$I631];0)" table:style-name="ce2">
            <text:p>0</text:p>
          </table:table-cell>
          <table:table-cell office:value-type="float" office:value="8" table:formula="of:=IF([.C631]&lt;&gt;&quot;&quot;;2^[.$I631];0)" table:style-name="ce2">
            <text:p>8</text:p>
          </table:table-cell>
          <table:table-cell office:value-type="float" office:value="8" table:formula="of:=IF([.D631]&lt;&gt;&quot;&quot;;2^[.$I631];0)" table:style-name="ce2">
            <text:p>8</text:p>
          </table:table-cell>
          <table:table-cell office:value-type="float" office:value="8" table:formula="of:=IF([.E631]&lt;&gt;&quot;&quot;;2^[.$I631];0)" table:style-name="ce2">
            <text:p>8</text:p>
          </table:table-cell>
          <table:table-cell office:value-type="float" office:value="0" table:formula="of:=IF([.F631]&lt;&gt;&quot;&quot;;2^[.$I63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632]&lt;&gt;&quot;&quot;;2^[.$I632];0)" table:style-name="ce2">
            <text:p>0</text:p>
          </table:table-cell>
          <table:table-cell office:value-type="float" office:value="0" table:formula="of:=IF([.C632]&lt;&gt;&quot;&quot;;2^[.$I632];0)" table:style-name="ce2">
            <text:p>0</text:p>
          </table:table-cell>
          <table:table-cell office:value-type="float" office:value="16" table:formula="of:=IF([.D632]&lt;&gt;&quot;&quot;;2^[.$I632];0)" table:style-name="ce2">
            <text:p>16</text:p>
          </table:table-cell>
          <table:table-cell office:value-type="float" office:value="0" table:formula="of:=IF([.E632]&lt;&gt;&quot;&quot;;2^[.$I632];0)" table:style-name="ce2">
            <text:p>0</text:p>
          </table:table-cell>
          <table:table-cell office:value-type="float" office:value="0" table:formula="of:=IF([.F632]&lt;&gt;&quot;&quot;;2^[.$I63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633]&lt;&gt;&quot;&quot;;2^[.$I633];0)" table:style-name="ce2">
            <text:p>0</text:p>
          </table:table-cell>
          <table:table-cell office:value-type="float" office:value="0" table:formula="of:=IF([.C633]&lt;&gt;&quot;&quot;;2^[.$I633];0)" table:style-name="ce2">
            <text:p>0</text:p>
          </table:table-cell>
          <table:table-cell office:value-type="float" office:value="32" table:formula="of:=IF([.D633]&lt;&gt;&quot;&quot;;2^[.$I633];0)" table:style-name="ce2">
            <text:p>32</text:p>
          </table:table-cell>
          <table:table-cell office:value-type="float" office:value="0" table:formula="of:=IF([.E633]&lt;&gt;&quot;&quot;;2^[.$I633];0)" table:style-name="ce2">
            <text:p>0</text:p>
          </table:table-cell>
          <table:table-cell office:value-type="float" office:value="0" table:formula="of:=IF([.F633]&lt;&gt;&quot;&quot;;2^[.$I63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634]&lt;&gt;&quot;&quot;;2^[.$I634];0)" table:style-name="ce2">
            <text:p>0</text:p>
          </table:table-cell>
          <table:table-cell office:value-type="float" office:value="0" table:formula="of:=IF([.C634]&lt;&gt;&quot;&quot;;2^[.$I634];0)" table:style-name="ce2">
            <text:p>0</text:p>
          </table:table-cell>
          <table:table-cell office:value-type="float" office:value="64" table:formula="of:=IF([.D634]&lt;&gt;&quot;&quot;;2^[.$I634];0)" table:style-name="ce2">
            <text:p>64</text:p>
          </table:table-cell>
          <table:table-cell office:value-type="float" office:value="0" table:formula="of:=IF([.E634]&lt;&gt;&quot;&quot;;2^[.$I634];0)" table:style-name="ce2">
            <text:p>0</text:p>
          </table:table-cell>
          <table:table-cell office:value-type="float" office:value="0" table:formula="of:=IF([.F634]&lt;&gt;&quot;&quot;;2^[.$I63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7" table:formula="of:=SUM([.J628:.J635])" table:style-name="ce2">
            <text:p>7</text:p>
          </table:table-cell>
          <table:table-cell office:value-type="float" office:value="8" table:formula="of:=SUM([.K628:.K635])" table:style-name="ce2">
            <text:p>8</text:p>
          </table:table-cell>
          <table:table-cell office:value-type="float" office:value="120" table:formula="of:=SUM([.L628:.L635])" table:style-name="ce2">
            <text:p>120</text:p>
          </table:table-cell>
          <table:table-cell office:value-type="float" office:value="8" table:formula="of:=SUM([.M628:.M635])" table:style-name="ce2">
            <text:p>8</text:p>
          </table:table-cell>
          <table:table-cell office:value-type="float" office:value="7" table:formula="of:=SUM([.N628:.N635])" table:style-name="ce2">
            <text:p>7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7" table:formula="of:=&quot;0x&quot;&amp;BASE([.J636];16;2)" table:style-name="ce2">
            <text:p>0x07</text:p>
          </table:table-cell>
          <table:table-cell office:value-type="string" office:string-value="0x08" table:formula="of:=&quot;0x&quot;&amp;BASE([.K636];16;2)" table:style-name="ce2">
            <text:p>0x08</text:p>
          </table:table-cell>
          <table:table-cell office:value-type="string" office:string-value="0x78" table:formula="of:=&quot;0x&quot;&amp;BASE([.L636];16;2)" table:style-name="ce2">
            <text:p>0x78</text:p>
          </table:table-cell>
          <table:table-cell office:value-type="string" office:string-value="0x08" table:formula="of:=&quot;0x&quot;&amp;BASE([.M636];16;2)" table:style-name="ce2">
            <text:p>0x08</text:p>
          </table:table-cell>
          <table:table-cell office:value-type="string" office:string-value="0x07" table:formula="of:=&quot;0x&quot;&amp;BASE([.N636];16;2)" table:style-name="ce2">
            <text:p>0x07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0: Z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639]&lt;&gt;&quot;&quot;;2^[.$I639];0)" table:style-name="ce2">
            <text:p>1</text:p>
          </table:table-cell>
          <table:table-cell office:value-type="float" office:value="1" table:formula="of:=IF([.C639]&lt;&gt;&quot;&quot;;2^[.$I639];0)" table:style-name="ce2">
            <text:p>1</text:p>
          </table:table-cell>
          <table:table-cell office:value-type="float" office:value="1" table:formula="of:=IF([.D639]&lt;&gt;&quot;&quot;;2^[.$I639];0)" table:style-name="ce2">
            <text:p>1</text:p>
          </table:table-cell>
          <table:table-cell office:value-type="float" office:value="1" table:formula="of:=IF([.E639]&lt;&gt;&quot;&quot;;2^[.$I639];0)" table:style-name="ce2">
            <text:p>1</text:p>
          </table:table-cell>
          <table:table-cell office:value-type="float" office:value="1" table:formula="of:=IF([.F639]&lt;&gt;&quot;&quot;;2^[.$I639];0)" table:style-name="ce2">
            <text:p>1</text:p>
          </table:table-cell>
          <table:table-cell office:value-type="string" office:string-value="    { 0x61, 0x51, 0x49, 0x45, 0x43 }, // 90: Z" table:formula="of:=&quot;    { &quot; &amp; [.J648] &amp; &quot;, &quot; &amp; [.K648] &amp; &quot;, &quot; &amp; [.L648] &amp; &quot;, &quot; &amp; [.M648] &amp; &quot;, &quot; &amp; [.N648] &amp; &quot; }, // &quot; &amp; [.A639]" table:style-name="ce2">
            <text:p><text:s text:c="4"/>{ 0x61, 0x51, 0x49, 0x45, 0x43 }, // 90: Z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640]&lt;&gt;&quot;&quot;;2^[.$I640];0)" table:style-name="ce2">
            <text:p>0</text:p>
          </table:table-cell>
          <table:table-cell office:value-type="float" office:value="0" table:formula="of:=IF([.C640]&lt;&gt;&quot;&quot;;2^[.$I640];0)" table:style-name="ce2">
            <text:p>0</text:p>
          </table:table-cell>
          <table:table-cell office:value-type="float" office:value="0" table:formula="of:=IF([.D640]&lt;&gt;&quot;&quot;;2^[.$I640];0)" table:style-name="ce2">
            <text:p>0</text:p>
          </table:table-cell>
          <table:table-cell office:value-type="float" office:value="0" table:formula="of:=IF([.E640]&lt;&gt;&quot;&quot;;2^[.$I640];0)" table:style-name="ce2">
            <text:p>0</text:p>
          </table:table-cell>
          <table:table-cell office:value-type="float" office:value="2" table:formula="of:=IF([.F640]&lt;&gt;&quot;&quot;;2^[.$I640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641]&lt;&gt;&quot;&quot;;2^[.$I641];0)" table:style-name="ce2">
            <text:p>0</text:p>
          </table:table-cell>
          <table:table-cell office:value-type="float" office:value="0" table:formula="of:=IF([.C641]&lt;&gt;&quot;&quot;;2^[.$I641];0)" table:style-name="ce2">
            <text:p>0</text:p>
          </table:table-cell>
          <table:table-cell office:value-type="float" office:value="0" table:formula="of:=IF([.D641]&lt;&gt;&quot;&quot;;2^[.$I641];0)" table:style-name="ce2">
            <text:p>0</text:p>
          </table:table-cell>
          <table:table-cell office:value-type="float" office:value="4" table:formula="of:=IF([.E641]&lt;&gt;&quot;&quot;;2^[.$I641];0)" table:style-name="ce2">
            <text:p>4</text:p>
          </table:table-cell>
          <table:table-cell office:value-type="float" office:value="0" table:formula="of:=IF([.F641]&lt;&gt;&quot;&quot;;2^[.$I64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642]&lt;&gt;&quot;&quot;;2^[.$I642];0)" table:style-name="ce2">
            <text:p>0</text:p>
          </table:table-cell>
          <table:table-cell office:value-type="float" office:value="0" table:formula="of:=IF([.C642]&lt;&gt;&quot;&quot;;2^[.$I642];0)" table:style-name="ce2">
            <text:p>0</text:p>
          </table:table-cell>
          <table:table-cell office:value-type="float" office:value="8" table:formula="of:=IF([.D642]&lt;&gt;&quot;&quot;;2^[.$I642];0)" table:style-name="ce2">
            <text:p>8</text:p>
          </table:table-cell>
          <table:table-cell office:value-type="float" office:value="0" table:formula="of:=IF([.E642]&lt;&gt;&quot;&quot;;2^[.$I642];0)" table:style-name="ce2">
            <text:p>0</text:p>
          </table:table-cell>
          <table:table-cell office:value-type="float" office:value="0" table:formula="of:=IF([.F642]&lt;&gt;&quot;&quot;;2^[.$I64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643]&lt;&gt;&quot;&quot;;2^[.$I643];0)" table:style-name="ce2">
            <text:p>0</text:p>
          </table:table-cell>
          <table:table-cell office:value-type="float" office:value="16" table:formula="of:=IF([.C643]&lt;&gt;&quot;&quot;;2^[.$I643];0)" table:style-name="ce2">
            <text:p>16</text:p>
          </table:table-cell>
          <table:table-cell office:value-type="float" office:value="0" table:formula="of:=IF([.D643]&lt;&gt;&quot;&quot;;2^[.$I643];0)" table:style-name="ce2">
            <text:p>0</text:p>
          </table:table-cell>
          <table:table-cell office:value-type="float" office:value="0" table:formula="of:=IF([.E643]&lt;&gt;&quot;&quot;;2^[.$I643];0)" table:style-name="ce2">
            <text:p>0</text:p>
          </table:table-cell>
          <table:table-cell office:value-type="float" office:value="0" table:formula="of:=IF([.F643]&lt;&gt;&quot;&quot;;2^[.$I64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644]&lt;&gt;&quot;&quot;;2^[.$I644];0)" table:style-name="ce2">
            <text:p>32</text:p>
          </table:table-cell>
          <table:table-cell office:value-type="float" office:value="0" table:formula="of:=IF([.C644]&lt;&gt;&quot;&quot;;2^[.$I644];0)" table:style-name="ce2">
            <text:p>0</text:p>
          </table:table-cell>
          <table:table-cell office:value-type="float" office:value="0" table:formula="of:=IF([.D644]&lt;&gt;&quot;&quot;;2^[.$I644];0)" table:style-name="ce2">
            <text:p>0</text:p>
          </table:table-cell>
          <table:table-cell office:value-type="float" office:value="0" table:formula="of:=IF([.E644]&lt;&gt;&quot;&quot;;2^[.$I644];0)" table:style-name="ce2">
            <text:p>0</text:p>
          </table:table-cell>
          <table:table-cell office:value-type="float" office:value="0" table:formula="of:=IF([.F644]&lt;&gt;&quot;&quot;;2^[.$I64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645]&lt;&gt;&quot;&quot;;2^[.$I645];0)" table:style-name="ce2">
            <text:p>64</text:p>
          </table:table-cell>
          <table:table-cell office:value-type="float" office:value="64" table:formula="of:=IF([.C645]&lt;&gt;&quot;&quot;;2^[.$I645];0)" table:style-name="ce2">
            <text:p>64</text:p>
          </table:table-cell>
          <table:table-cell office:value-type="float" office:value="64" table:formula="of:=IF([.D645]&lt;&gt;&quot;&quot;;2^[.$I645];0)" table:style-name="ce2">
            <text:p>64</text:p>
          </table:table-cell>
          <table:table-cell office:value-type="float" office:value="64" table:formula="of:=IF([.E645]&lt;&gt;&quot;&quot;;2^[.$I645];0)" table:style-name="ce2">
            <text:p>64</text:p>
          </table:table-cell>
          <table:table-cell office:value-type="float" office:value="64" table:formula="of:=IF([.F645]&lt;&gt;&quot;&quot;;2^[.$I645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97" table:formula="of:=SUM([.J639:.J646])" table:style-name="ce2">
            <text:p>97</text:p>
          </table:table-cell>
          <table:table-cell office:value-type="float" office:value="81" table:formula="of:=SUM([.K639:.K646])" table:style-name="ce2">
            <text:p>81</text:p>
          </table:table-cell>
          <table:table-cell office:value-type="float" office:value="73" table:formula="of:=SUM([.L639:.L646])" table:style-name="ce2">
            <text:p>73</text:p>
          </table:table-cell>
          <table:table-cell office:value-type="float" office:value="69" table:formula="of:=SUM([.M639:.M646])" table:style-name="ce2">
            <text:p>69</text:p>
          </table:table-cell>
          <table:table-cell office:value-type="float" office:value="67" table:formula="of:=SUM([.N639:.N646])" table:style-name="ce2">
            <text:p>67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61" table:formula="of:=&quot;0x&quot;&amp;BASE([.J647];16;2)" table:style-name="ce2">
            <text:p>0x61</text:p>
          </table:table-cell>
          <table:table-cell office:value-type="string" office:string-value="0x51" table:formula="of:=&quot;0x&quot;&amp;BASE([.K647];16;2)" table:style-name="ce2">
            <text:p>0x51</text:p>
          </table:table-cell>
          <table:table-cell office:value-type="string" office:string-value="0x49" table:formula="of:=&quot;0x&quot;&amp;BASE([.L647];16;2)" table:style-name="ce2">
            <text:p>0x49</text:p>
          </table:table-cell>
          <table:table-cell office:value-type="string" office:string-value="0x45" table:formula="of:=&quot;0x&quot;&amp;BASE([.M647];16;2)" table:style-name="ce2">
            <text:p>0x45</text:p>
          </table:table-cell>
          <table:table-cell office:value-type="string" office:string-value="0x43" table:formula="of:=&quot;0x&quot;&amp;BASE([.N647];16;2)" table:style-name="ce2">
            <text:p>0x43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1: [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650]&lt;&gt;&quot;&quot;;2^[.$I650];0)" table:style-name="ce2">
            <text:p>1</text:p>
          </table:table-cell>
          <table:table-cell office:value-type="float" office:value="1" table:formula="of:=IF([.C650]&lt;&gt;&quot;&quot;;2^[.$I650];0)" table:style-name="ce2">
            <text:p>1</text:p>
          </table:table-cell>
          <table:table-cell office:value-type="float" office:value="1" table:formula="of:=IF([.D650]&lt;&gt;&quot;&quot;;2^[.$I650];0)" table:style-name="ce2">
            <text:p>1</text:p>
          </table:table-cell>
          <table:table-cell office:value-type="float" office:value="0" table:formula="of:=IF([.E650]&lt;&gt;&quot;&quot;;2^[.$I650];0)" table:style-name="ce2">
            <text:p>0</text:p>
          </table:table-cell>
          <table:table-cell office:value-type="float" office:value="0" table:formula="of:=IF([.F650]&lt;&gt;&quot;&quot;;2^[.$I650];0)" table:style-name="ce2">
            <text:p>0</text:p>
          </table:table-cell>
          <table:table-cell office:value-type="string" office:string-value="    { 0x7F, 0x41, 0x41, 0x00, 0x00 }, // 91: [" table:formula="of:=&quot;    { &quot; &amp; [.J659] &amp; &quot;, &quot; &amp; [.K659] &amp; &quot;, &quot; &amp; [.L659] &amp; &quot;, &quot; &amp; [.M659] &amp; &quot;, &quot; &amp; [.N659] &amp; &quot; }, // &quot; &amp; [.A650]" table:style-name="ce2">
            <text:p><text:s text:c="4"/>{ 0x7F, 0x41, 0x41, 0x00, 0x00 }, // 91: [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651]&lt;&gt;&quot;&quot;;2^[.$I651];0)" table:style-name="ce2">
            <text:p>2</text:p>
          </table:table-cell>
          <table:table-cell office:value-type="float" office:value="0" table:formula="of:=IF([.C651]&lt;&gt;&quot;&quot;;2^[.$I651];0)" table:style-name="ce2">
            <text:p>0</text:p>
          </table:table-cell>
          <table:table-cell office:value-type="float" office:value="0" table:formula="of:=IF([.D651]&lt;&gt;&quot;&quot;;2^[.$I651];0)" table:style-name="ce2">
            <text:p>0</text:p>
          </table:table-cell>
          <table:table-cell office:value-type="float" office:value="0" table:formula="of:=IF([.E651]&lt;&gt;&quot;&quot;;2^[.$I651];0)" table:style-name="ce2">
            <text:p>0</text:p>
          </table:table-cell>
          <table:table-cell office:value-type="float" office:value="0" table:formula="of:=IF([.F651]&lt;&gt;&quot;&quot;;2^[.$I65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652]&lt;&gt;&quot;&quot;;2^[.$I652];0)" table:style-name="ce2">
            <text:p>4</text:p>
          </table:table-cell>
          <table:table-cell office:value-type="float" office:value="0" table:formula="of:=IF([.C652]&lt;&gt;&quot;&quot;;2^[.$I652];0)" table:style-name="ce2">
            <text:p>0</text:p>
          </table:table-cell>
          <table:table-cell office:value-type="float" office:value="0" table:formula="of:=IF([.D652]&lt;&gt;&quot;&quot;;2^[.$I652];0)" table:style-name="ce2">
            <text:p>0</text:p>
          </table:table-cell>
          <table:table-cell office:value-type="float" office:value="0" table:formula="of:=IF([.E652]&lt;&gt;&quot;&quot;;2^[.$I652];0)" table:style-name="ce2">
            <text:p>0</text:p>
          </table:table-cell>
          <table:table-cell office:value-type="float" office:value="0" table:formula="of:=IF([.F652]&lt;&gt;&quot;&quot;;2^[.$I65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653]&lt;&gt;&quot;&quot;;2^[.$I653];0)" table:style-name="ce2">
            <text:p>8</text:p>
          </table:table-cell>
          <table:table-cell office:value-type="float" office:value="0" table:formula="of:=IF([.C653]&lt;&gt;&quot;&quot;;2^[.$I653];0)" table:style-name="ce2">
            <text:p>0</text:p>
          </table:table-cell>
          <table:table-cell office:value-type="float" office:value="0" table:formula="of:=IF([.D653]&lt;&gt;&quot;&quot;;2^[.$I653];0)" table:style-name="ce2">
            <text:p>0</text:p>
          </table:table-cell>
          <table:table-cell office:value-type="float" office:value="0" table:formula="of:=IF([.E653]&lt;&gt;&quot;&quot;;2^[.$I653];0)" table:style-name="ce2">
            <text:p>0</text:p>
          </table:table-cell>
          <table:table-cell office:value-type="float" office:value="0" table:formula="of:=IF([.F653]&lt;&gt;&quot;&quot;;2^[.$I65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654]&lt;&gt;&quot;&quot;;2^[.$I654];0)" table:style-name="ce2">
            <text:p>16</text:p>
          </table:table-cell>
          <table:table-cell office:value-type="float" office:value="0" table:formula="of:=IF([.C654]&lt;&gt;&quot;&quot;;2^[.$I654];0)" table:style-name="ce2">
            <text:p>0</text:p>
          </table:table-cell>
          <table:table-cell office:value-type="float" office:value="0" table:formula="of:=IF([.D654]&lt;&gt;&quot;&quot;;2^[.$I654];0)" table:style-name="ce2">
            <text:p>0</text:p>
          </table:table-cell>
          <table:table-cell office:value-type="float" office:value="0" table:formula="of:=IF([.E654]&lt;&gt;&quot;&quot;;2^[.$I654];0)" table:style-name="ce2">
            <text:p>0</text:p>
          </table:table-cell>
          <table:table-cell office:value-type="float" office:value="0" table:formula="of:=IF([.F654]&lt;&gt;&quot;&quot;;2^[.$I65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655]&lt;&gt;&quot;&quot;;2^[.$I655];0)" table:style-name="ce2">
            <text:p>32</text:p>
          </table:table-cell>
          <table:table-cell office:value-type="float" office:value="0" table:formula="of:=IF([.C655]&lt;&gt;&quot;&quot;;2^[.$I655];0)" table:style-name="ce2">
            <text:p>0</text:p>
          </table:table-cell>
          <table:table-cell office:value-type="float" office:value="0" table:formula="of:=IF([.D655]&lt;&gt;&quot;&quot;;2^[.$I655];0)" table:style-name="ce2">
            <text:p>0</text:p>
          </table:table-cell>
          <table:table-cell office:value-type="float" office:value="0" table:formula="of:=IF([.E655]&lt;&gt;&quot;&quot;;2^[.$I655];0)" table:style-name="ce2">
            <text:p>0</text:p>
          </table:table-cell>
          <table:table-cell office:value-type="float" office:value="0" table:formula="of:=IF([.F655]&lt;&gt;&quot;&quot;;2^[.$I65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656]&lt;&gt;&quot;&quot;;2^[.$I656];0)" table:style-name="ce2">
            <text:p>64</text:p>
          </table:table-cell>
          <table:table-cell office:value-type="float" office:value="64" table:formula="of:=IF([.C656]&lt;&gt;&quot;&quot;;2^[.$I656];0)" table:style-name="ce2">
            <text:p>64</text:p>
          </table:table-cell>
          <table:table-cell office:value-type="float" office:value="64" table:formula="of:=IF([.D656]&lt;&gt;&quot;&quot;;2^[.$I656];0)" table:style-name="ce2">
            <text:p>64</text:p>
          </table:table-cell>
          <table:table-cell office:value-type="float" office:value="0" table:formula="of:=IF([.E656]&lt;&gt;&quot;&quot;;2^[.$I656];0)" table:style-name="ce2">
            <text:p>0</text:p>
          </table:table-cell>
          <table:table-cell office:value-type="float" office:value="0" table:formula="of:=IF([.F656]&lt;&gt;&quot;&quot;;2^[.$I65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650:.J657])" table:style-name="ce2">
            <text:p>127</text:p>
          </table:table-cell>
          <table:table-cell office:value-type="float" office:value="65" table:formula="of:=SUM([.K650:.K657])" table:style-name="ce2">
            <text:p>65</text:p>
          </table:table-cell>
          <table:table-cell office:value-type="float" office:value="65" table:formula="of:=SUM([.L650:.L657])" table:style-name="ce2">
            <text:p>65</text:p>
          </table:table-cell>
          <table:table-cell office:value-type="float" office:value="0" table:formula="of:=SUM([.M650:.M657])" table:style-name="ce2">
            <text:p>0</text:p>
          </table:table-cell>
          <table:table-cell office:value-type="float" office:value="0" table:formula="of:=SUM([.N650:.N657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658];16;2)" table:style-name="ce2">
            <text:p>0x7F</text:p>
          </table:table-cell>
          <table:table-cell office:value-type="string" office:string-value="0x41" table:formula="of:=&quot;0x&quot;&amp;BASE([.K658];16;2)" table:style-name="ce2">
            <text:p>0x41</text:p>
          </table:table-cell>
          <table:table-cell office:value-type="string" office:string-value="0x41" table:formula="of:=&quot;0x&quot;&amp;BASE([.L658];16;2)" table:style-name="ce2">
            <text:p>0x41</text:p>
          </table:table-cell>
          <table:table-cell office:value-type="string" office:string-value="0x00" table:formula="of:=&quot;0x&quot;&amp;BASE([.M658];16;2)" table:style-name="ce2">
            <text:p>0x00</text:p>
          </table:table-cell>
          <table:table-cell office:value-type="string" office:string-value="0x00" table:formula="of:=&quot;0x&quot;&amp;BASE([.N658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2: \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661]&lt;&gt;&quot;&quot;;2^[.$I661];0)" table:style-name="ce2">
            <text:p>0</text:p>
          </table:table-cell>
          <table:table-cell office:value-type="float" office:value="0" table:formula="of:=IF([.C661]&lt;&gt;&quot;&quot;;2^[.$I661];0)" table:style-name="ce2">
            <text:p>0</text:p>
          </table:table-cell>
          <table:table-cell office:value-type="float" office:value="0" table:formula="of:=IF([.D661]&lt;&gt;&quot;&quot;;2^[.$I661];0)" table:style-name="ce2">
            <text:p>0</text:p>
          </table:table-cell>
          <table:table-cell office:value-type="float" office:value="0" table:formula="of:=IF([.E661]&lt;&gt;&quot;&quot;;2^[.$I661];0)" table:style-name="ce2">
            <text:p>0</text:p>
          </table:table-cell>
          <table:table-cell office:value-type="float" office:value="0" table:formula="of:=IF([.F661]&lt;&gt;&quot;&quot;;2^[.$I661];0)" table:style-name="ce2">
            <text:p>0</text:p>
          </table:table-cell>
          <table:table-cell office:value-type="string" office:string-value="    { 0x02, 0x04, 0x08, 0x10, 0x20 }, // 92: \" table:formula="of:=&quot;    { &quot; &amp; [.J670] &amp; &quot;, &quot; &amp; [.K670] &amp; &quot;, &quot; &amp; [.L670] &amp; &quot;, &quot; &amp; [.M670] &amp; &quot;, &quot; &amp; [.N670] &amp; &quot; }, // &quot; &amp; [.A661]" table:style-name="ce2">
            <text:p><text:s text:c="4"/>{ 0x02, 0x04, 0x08, 0x10, 0x20 }, // 92: \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662]&lt;&gt;&quot;&quot;;2^[.$I662];0)" table:style-name="ce2">
            <text:p>2</text:p>
          </table:table-cell>
          <table:table-cell office:value-type="float" office:value="0" table:formula="of:=IF([.C662]&lt;&gt;&quot;&quot;;2^[.$I662];0)" table:style-name="ce2">
            <text:p>0</text:p>
          </table:table-cell>
          <table:table-cell office:value-type="float" office:value="0" table:formula="of:=IF([.D662]&lt;&gt;&quot;&quot;;2^[.$I662];0)" table:style-name="ce2">
            <text:p>0</text:p>
          </table:table-cell>
          <table:table-cell office:value-type="float" office:value="0" table:formula="of:=IF([.E662]&lt;&gt;&quot;&quot;;2^[.$I662];0)" table:style-name="ce2">
            <text:p>0</text:p>
          </table:table-cell>
          <table:table-cell office:value-type="float" office:value="0" table:formula="of:=IF([.F662]&lt;&gt;&quot;&quot;;2^[.$I66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663]&lt;&gt;&quot;&quot;;2^[.$I663];0)" table:style-name="ce2">
            <text:p>0</text:p>
          </table:table-cell>
          <table:table-cell office:value-type="float" office:value="4" table:formula="of:=IF([.C663]&lt;&gt;&quot;&quot;;2^[.$I663];0)" table:style-name="ce2">
            <text:p>4</text:p>
          </table:table-cell>
          <table:table-cell office:value-type="float" office:value="0" table:formula="of:=IF([.D663]&lt;&gt;&quot;&quot;;2^[.$I663];0)" table:style-name="ce2">
            <text:p>0</text:p>
          </table:table-cell>
          <table:table-cell office:value-type="float" office:value="0" table:formula="of:=IF([.E663]&lt;&gt;&quot;&quot;;2^[.$I663];0)" table:style-name="ce2">
            <text:p>0</text:p>
          </table:table-cell>
          <table:table-cell office:value-type="float" office:value="0" table:formula="of:=IF([.F663]&lt;&gt;&quot;&quot;;2^[.$I66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664]&lt;&gt;&quot;&quot;;2^[.$I664];0)" table:style-name="ce2">
            <text:p>0</text:p>
          </table:table-cell>
          <table:table-cell office:value-type="float" office:value="0" table:formula="of:=IF([.C664]&lt;&gt;&quot;&quot;;2^[.$I664];0)" table:style-name="ce2">
            <text:p>0</text:p>
          </table:table-cell>
          <table:table-cell office:value-type="float" office:value="8" table:formula="of:=IF([.D664]&lt;&gt;&quot;&quot;;2^[.$I664];0)" table:style-name="ce2">
            <text:p>8</text:p>
          </table:table-cell>
          <table:table-cell office:value-type="float" office:value="0" table:formula="of:=IF([.E664]&lt;&gt;&quot;&quot;;2^[.$I664];0)" table:style-name="ce2">
            <text:p>0</text:p>
          </table:table-cell>
          <table:table-cell office:value-type="float" office:value="0" table:formula="of:=IF([.F664]&lt;&gt;&quot;&quot;;2^[.$I66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665]&lt;&gt;&quot;&quot;;2^[.$I665];0)" table:style-name="ce2">
            <text:p>0</text:p>
          </table:table-cell>
          <table:table-cell office:value-type="float" office:value="0" table:formula="of:=IF([.C665]&lt;&gt;&quot;&quot;;2^[.$I665];0)" table:style-name="ce2">
            <text:p>0</text:p>
          </table:table-cell>
          <table:table-cell office:value-type="float" office:value="0" table:formula="of:=IF([.D665]&lt;&gt;&quot;&quot;;2^[.$I665];0)" table:style-name="ce2">
            <text:p>0</text:p>
          </table:table-cell>
          <table:table-cell office:value-type="float" office:value="16" table:formula="of:=IF([.E665]&lt;&gt;&quot;&quot;;2^[.$I665];0)" table:style-name="ce2">
            <text:p>16</text:p>
          </table:table-cell>
          <table:table-cell office:value-type="float" office:value="0" table:formula="of:=IF([.F665]&lt;&gt;&quot;&quot;;2^[.$I66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666]&lt;&gt;&quot;&quot;;2^[.$I666];0)" table:style-name="ce2">
            <text:p>0</text:p>
          </table:table-cell>
          <table:table-cell office:value-type="float" office:value="0" table:formula="of:=IF([.C666]&lt;&gt;&quot;&quot;;2^[.$I666];0)" table:style-name="ce2">
            <text:p>0</text:p>
          </table:table-cell>
          <table:table-cell office:value-type="float" office:value="0" table:formula="of:=IF([.D666]&lt;&gt;&quot;&quot;;2^[.$I666];0)" table:style-name="ce2">
            <text:p>0</text:p>
          </table:table-cell>
          <table:table-cell office:value-type="float" office:value="0" table:formula="of:=IF([.E666]&lt;&gt;&quot;&quot;;2^[.$I666];0)" table:style-name="ce2">
            <text:p>0</text:p>
          </table:table-cell>
          <table:table-cell office:value-type="float" office:value="32" table:formula="of:=IF([.F666]&lt;&gt;&quot;&quot;;2^[.$I666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667]&lt;&gt;&quot;&quot;;2^[.$I667];0)" table:style-name="ce2">
            <text:p>0</text:p>
          </table:table-cell>
          <table:table-cell office:value-type="float" office:value="0" table:formula="of:=IF([.C667]&lt;&gt;&quot;&quot;;2^[.$I667];0)" table:style-name="ce2">
            <text:p>0</text:p>
          </table:table-cell>
          <table:table-cell office:value-type="float" office:value="0" table:formula="of:=IF([.D667]&lt;&gt;&quot;&quot;;2^[.$I667];0)" table:style-name="ce2">
            <text:p>0</text:p>
          </table:table-cell>
          <table:table-cell office:value-type="float" office:value="0" table:formula="of:=IF([.E667]&lt;&gt;&quot;&quot;;2^[.$I667];0)" table:style-name="ce2">
            <text:p>0</text:p>
          </table:table-cell>
          <table:table-cell office:value-type="float" office:value="0" table:formula="of:=IF([.F667]&lt;&gt;&quot;&quot;;2^[.$I66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2" table:formula="of:=SUM([.J661:.J668])" table:style-name="ce2">
            <text:p>2</text:p>
          </table:table-cell>
          <table:table-cell office:value-type="float" office:value="4" table:formula="of:=SUM([.K661:.K668])" table:style-name="ce2">
            <text:p>4</text:p>
          </table:table-cell>
          <table:table-cell office:value-type="float" office:value="8" table:formula="of:=SUM([.L661:.L668])" table:style-name="ce2">
            <text:p>8</text:p>
          </table:table-cell>
          <table:table-cell office:value-type="float" office:value="16" table:formula="of:=SUM([.M661:.M668])" table:style-name="ce2">
            <text:p>16</text:p>
          </table:table-cell>
          <table:table-cell office:value-type="float" office:value="32" table:formula="of:=SUM([.N661:.N668]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2" table:formula="of:=&quot;0x&quot;&amp;BASE([.J669];16;2)" table:style-name="ce2">
            <text:p>0x02</text:p>
          </table:table-cell>
          <table:table-cell office:value-type="string" office:string-value="0x04" table:formula="of:=&quot;0x&quot;&amp;BASE([.K669];16;2)" table:style-name="ce2">
            <text:p>0x04</text:p>
          </table:table-cell>
          <table:table-cell office:value-type="string" office:string-value="0x08" table:formula="of:=&quot;0x&quot;&amp;BASE([.L669];16;2)" table:style-name="ce2">
            <text:p>0x08</text:p>
          </table:table-cell>
          <table:table-cell office:value-type="string" office:string-value="0x10" table:formula="of:=&quot;0x&quot;&amp;BASE([.M669];16;2)" table:style-name="ce2">
            <text:p>0x10</text:p>
          </table:table-cell>
          <table:table-cell office:value-type="string" office:string-value="0x20" table:formula="of:=&quot;0x&quot;&amp;BASE([.N669];16;2)" table:style-name="ce2">
            <text:p>0x2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3: ]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672]&lt;&gt;&quot;&quot;;2^[.$I672];0)" table:style-name="ce2">
            <text:p>0</text:p>
          </table:table-cell>
          <table:table-cell office:value-type="float" office:value="0" table:formula="of:=IF([.C672]&lt;&gt;&quot;&quot;;2^[.$I672];0)" table:style-name="ce2">
            <text:p>0</text:p>
          </table:table-cell>
          <table:table-cell office:value-type="float" office:value="1" table:formula="of:=IF([.D672]&lt;&gt;&quot;&quot;;2^[.$I672];0)" table:style-name="ce2">
            <text:p>1</text:p>
          </table:table-cell>
          <table:table-cell office:value-type="float" office:value="1" table:formula="of:=IF([.E672]&lt;&gt;&quot;&quot;;2^[.$I672];0)" table:style-name="ce2">
            <text:p>1</text:p>
          </table:table-cell>
          <table:table-cell office:value-type="float" office:value="1" table:formula="of:=IF([.F672]&lt;&gt;&quot;&quot;;2^[.$I672];0)" table:style-name="ce2">
            <text:p>1</text:p>
          </table:table-cell>
          <table:table-cell office:value-type="string" office:string-value="    { 0x00, 0x00, 0x41, 0x41, 0x7F }, // 93: ]" table:formula="of:=&quot;    { &quot; &amp; [.J681] &amp; &quot;, &quot; &amp; [.K681] &amp; &quot;, &quot; &amp; [.L681] &amp; &quot;, &quot; &amp; [.M681] &amp; &quot;, &quot; &amp; [.N681] &amp; &quot; }, // &quot; &amp; [.A672]" table:style-name="ce2">
            <text:p><text:s text:c="4"/>{ 0x00, 0x00, 0x41, 0x41, 0x7F }, // 93: ]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673]&lt;&gt;&quot;&quot;;2^[.$I673];0)" table:style-name="ce2">
            <text:p>0</text:p>
          </table:table-cell>
          <table:table-cell office:value-type="float" office:value="0" table:formula="of:=IF([.C673]&lt;&gt;&quot;&quot;;2^[.$I673];0)" table:style-name="ce2">
            <text:p>0</text:p>
          </table:table-cell>
          <table:table-cell office:value-type="float" office:value="0" table:formula="of:=IF([.D673]&lt;&gt;&quot;&quot;;2^[.$I673];0)" table:style-name="ce2">
            <text:p>0</text:p>
          </table:table-cell>
          <table:table-cell office:value-type="float" office:value="0" table:formula="of:=IF([.E673]&lt;&gt;&quot;&quot;;2^[.$I673];0)" table:style-name="ce2">
            <text:p>0</text:p>
          </table:table-cell>
          <table:table-cell office:value-type="float" office:value="2" table:formula="of:=IF([.F673]&lt;&gt;&quot;&quot;;2^[.$I673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674]&lt;&gt;&quot;&quot;;2^[.$I674];0)" table:style-name="ce2">
            <text:p>0</text:p>
          </table:table-cell>
          <table:table-cell office:value-type="float" office:value="0" table:formula="of:=IF([.C674]&lt;&gt;&quot;&quot;;2^[.$I674];0)" table:style-name="ce2">
            <text:p>0</text:p>
          </table:table-cell>
          <table:table-cell office:value-type="float" office:value="0" table:formula="of:=IF([.D674]&lt;&gt;&quot;&quot;;2^[.$I674];0)" table:style-name="ce2">
            <text:p>0</text:p>
          </table:table-cell>
          <table:table-cell office:value-type="float" office:value="0" table:formula="of:=IF([.E674]&lt;&gt;&quot;&quot;;2^[.$I674];0)" table:style-name="ce2">
            <text:p>0</text:p>
          </table:table-cell>
          <table:table-cell office:value-type="float" office:value="4" table:formula="of:=IF([.F674]&lt;&gt;&quot;&quot;;2^[.$I674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675]&lt;&gt;&quot;&quot;;2^[.$I675];0)" table:style-name="ce2">
            <text:p>0</text:p>
          </table:table-cell>
          <table:table-cell office:value-type="float" office:value="0" table:formula="of:=IF([.C675]&lt;&gt;&quot;&quot;;2^[.$I675];0)" table:style-name="ce2">
            <text:p>0</text:p>
          </table:table-cell>
          <table:table-cell office:value-type="float" office:value="0" table:formula="of:=IF([.D675]&lt;&gt;&quot;&quot;;2^[.$I675];0)" table:style-name="ce2">
            <text:p>0</text:p>
          </table:table-cell>
          <table:table-cell office:value-type="float" office:value="0" table:formula="of:=IF([.E675]&lt;&gt;&quot;&quot;;2^[.$I675];0)" table:style-name="ce2">
            <text:p>0</text:p>
          </table:table-cell>
          <table:table-cell office:value-type="float" office:value="8" table:formula="of:=IF([.F675]&lt;&gt;&quot;&quot;;2^[.$I675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676]&lt;&gt;&quot;&quot;;2^[.$I676];0)" table:style-name="ce2">
            <text:p>0</text:p>
          </table:table-cell>
          <table:table-cell office:value-type="float" office:value="0" table:formula="of:=IF([.C676]&lt;&gt;&quot;&quot;;2^[.$I676];0)" table:style-name="ce2">
            <text:p>0</text:p>
          </table:table-cell>
          <table:table-cell office:value-type="float" office:value="0" table:formula="of:=IF([.D676]&lt;&gt;&quot;&quot;;2^[.$I676];0)" table:style-name="ce2">
            <text:p>0</text:p>
          </table:table-cell>
          <table:table-cell office:value-type="float" office:value="0" table:formula="of:=IF([.E676]&lt;&gt;&quot;&quot;;2^[.$I676];0)" table:style-name="ce2">
            <text:p>0</text:p>
          </table:table-cell>
          <table:table-cell office:value-type="float" office:value="16" table:formula="of:=IF([.F676]&lt;&gt;&quot;&quot;;2^[.$I676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677]&lt;&gt;&quot;&quot;;2^[.$I677];0)" table:style-name="ce2">
            <text:p>0</text:p>
          </table:table-cell>
          <table:table-cell office:value-type="float" office:value="0" table:formula="of:=IF([.C677]&lt;&gt;&quot;&quot;;2^[.$I677];0)" table:style-name="ce2">
            <text:p>0</text:p>
          </table:table-cell>
          <table:table-cell office:value-type="float" office:value="0" table:formula="of:=IF([.D677]&lt;&gt;&quot;&quot;;2^[.$I677];0)" table:style-name="ce2">
            <text:p>0</text:p>
          </table:table-cell>
          <table:table-cell office:value-type="float" office:value="0" table:formula="of:=IF([.E677]&lt;&gt;&quot;&quot;;2^[.$I677];0)" table:style-name="ce2">
            <text:p>0</text:p>
          </table:table-cell>
          <table:table-cell office:value-type="float" office:value="32" table:formula="of:=IF([.F677]&lt;&gt;&quot;&quot;;2^[.$I677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678]&lt;&gt;&quot;&quot;;2^[.$I678];0)" table:style-name="ce2">
            <text:p>0</text:p>
          </table:table-cell>
          <table:table-cell office:value-type="float" office:value="0" table:formula="of:=IF([.C678]&lt;&gt;&quot;&quot;;2^[.$I678];0)" table:style-name="ce2">
            <text:p>0</text:p>
          </table:table-cell>
          <table:table-cell office:value-type="float" office:value="64" table:formula="of:=IF([.D678]&lt;&gt;&quot;&quot;;2^[.$I678];0)" table:style-name="ce2">
            <text:p>64</text:p>
          </table:table-cell>
          <table:table-cell office:value-type="float" office:value="64" table:formula="of:=IF([.E678]&lt;&gt;&quot;&quot;;2^[.$I678];0)" table:style-name="ce2">
            <text:p>64</text:p>
          </table:table-cell>
          <table:table-cell office:value-type="float" office:value="64" table:formula="of:=IF([.F678]&lt;&gt;&quot;&quot;;2^[.$I678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672:.J679])" table:style-name="ce2">
            <text:p>0</text:p>
          </table:table-cell>
          <table:table-cell office:value-type="float" office:value="0" table:formula="of:=SUM([.K672:.K679])" table:style-name="ce2">
            <text:p>0</text:p>
          </table:table-cell>
          <table:table-cell office:value-type="float" office:value="65" table:formula="of:=SUM([.L672:.L679])" table:style-name="ce2">
            <text:p>65</text:p>
          </table:table-cell>
          <table:table-cell office:value-type="float" office:value="65" table:formula="of:=SUM([.M672:.M679])" table:style-name="ce2">
            <text:p>65</text:p>
          </table:table-cell>
          <table:table-cell office:value-type="float" office:value="127" table:formula="of:=SUM([.N672:.N679])" table:style-name="ce2">
            <text:p>127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680];16;2)" table:style-name="ce2">
            <text:p>0x00</text:p>
          </table:table-cell>
          <table:table-cell office:value-type="string" office:string-value="0x00" table:formula="of:=&quot;0x&quot;&amp;BASE([.K680];16;2)" table:style-name="ce2">
            <text:p>0x00</text:p>
          </table:table-cell>
          <table:table-cell office:value-type="string" office:string-value="0x41" table:formula="of:=&quot;0x&quot;&amp;BASE([.L680];16;2)" table:style-name="ce2">
            <text:p>0x41</text:p>
          </table:table-cell>
          <table:table-cell office:value-type="string" office:string-value="0x41" table:formula="of:=&quot;0x&quot;&amp;BASE([.M680];16;2)" table:style-name="ce2">
            <text:p>0x41</text:p>
          </table:table-cell>
          <table:table-cell office:value-type="string" office:string-value="0x7F" table:formula="of:=&quot;0x&quot;&amp;BASE([.N680];16;2)" table:style-name="ce2">
            <text:p>0x7F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4: ^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683]&lt;&gt;&quot;&quot;;2^[.$I683];0)" table:style-name="ce2">
            <text:p>0</text:p>
          </table:table-cell>
          <table:table-cell office:value-type="float" office:value="0" table:formula="of:=IF([.C683]&lt;&gt;&quot;&quot;;2^[.$I683];0)" table:style-name="ce2">
            <text:p>0</text:p>
          </table:table-cell>
          <table:table-cell office:value-type="float" office:value="1" table:formula="of:=IF([.D683]&lt;&gt;&quot;&quot;;2^[.$I683];0)" table:style-name="ce2">
            <text:p>1</text:p>
          </table:table-cell>
          <table:table-cell office:value-type="float" office:value="0" table:formula="of:=IF([.E683]&lt;&gt;&quot;&quot;;2^[.$I683];0)" table:style-name="ce2">
            <text:p>0</text:p>
          </table:table-cell>
          <table:table-cell office:value-type="float" office:value="0" table:formula="of:=IF([.F683]&lt;&gt;&quot;&quot;;2^[.$I683];0)" table:style-name="ce2">
            <text:p>0</text:p>
          </table:table-cell>
          <table:table-cell office:value-type="string" office:string-value="    { 0x04, 0x02, 0x01, 0x02, 0x04 }, // 94: ^" table:formula="of:=&quot;    { &quot; &amp; [.J692] &amp; &quot;, &quot; &amp; [.K692] &amp; &quot;, &quot; &amp; [.L692] &amp; &quot;, &quot; &amp; [.M692] &amp; &quot;, &quot; &amp; [.N692] &amp; &quot; }, // &quot; &amp; [.A683]" table:style-name="ce2">
            <text:p><text:s text:c="4"/>{ 0x04, 0x02, 0x01, 0x02, 0x04 }, // 94: ^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684]&lt;&gt;&quot;&quot;;2^[.$I684];0)" table:style-name="ce2">
            <text:p>0</text:p>
          </table:table-cell>
          <table:table-cell office:value-type="float" office:value="2" table:formula="of:=IF([.C684]&lt;&gt;&quot;&quot;;2^[.$I684];0)" table:style-name="ce2">
            <text:p>2</text:p>
          </table:table-cell>
          <table:table-cell office:value-type="float" office:value="0" table:formula="of:=IF([.D684]&lt;&gt;&quot;&quot;;2^[.$I684];0)" table:style-name="ce2">
            <text:p>0</text:p>
          </table:table-cell>
          <table:table-cell office:value-type="float" office:value="2" table:formula="of:=IF([.E684]&lt;&gt;&quot;&quot;;2^[.$I684];0)" table:style-name="ce2">
            <text:p>2</text:p>
          </table:table-cell>
          <table:table-cell office:value-type="float" office:value="0" table:formula="of:=IF([.F684]&lt;&gt;&quot;&quot;;2^[.$I68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685]&lt;&gt;&quot;&quot;;2^[.$I685];0)" table:style-name="ce2">
            <text:p>4</text:p>
          </table:table-cell>
          <table:table-cell office:value-type="float" office:value="0" table:formula="of:=IF([.C685]&lt;&gt;&quot;&quot;;2^[.$I685];0)" table:style-name="ce2">
            <text:p>0</text:p>
          </table:table-cell>
          <table:table-cell office:value-type="float" office:value="0" table:formula="of:=IF([.D685]&lt;&gt;&quot;&quot;;2^[.$I685];0)" table:style-name="ce2">
            <text:p>0</text:p>
          </table:table-cell>
          <table:table-cell office:value-type="float" office:value="0" table:formula="of:=IF([.E685]&lt;&gt;&quot;&quot;;2^[.$I685];0)" table:style-name="ce2">
            <text:p>0</text:p>
          </table:table-cell>
          <table:table-cell office:value-type="float" office:value="4" table:formula="of:=IF([.F685]&lt;&gt;&quot;&quot;;2^[.$I685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686]&lt;&gt;&quot;&quot;;2^[.$I686];0)" table:style-name="ce2">
            <text:p>0</text:p>
          </table:table-cell>
          <table:table-cell office:value-type="float" office:value="0" table:formula="of:=IF([.C686]&lt;&gt;&quot;&quot;;2^[.$I686];0)" table:style-name="ce2">
            <text:p>0</text:p>
          </table:table-cell>
          <table:table-cell office:value-type="float" office:value="0" table:formula="of:=IF([.D686]&lt;&gt;&quot;&quot;;2^[.$I686];0)" table:style-name="ce2">
            <text:p>0</text:p>
          </table:table-cell>
          <table:table-cell office:value-type="float" office:value="0" table:formula="of:=IF([.E686]&lt;&gt;&quot;&quot;;2^[.$I686];0)" table:style-name="ce2">
            <text:p>0</text:p>
          </table:table-cell>
          <table:table-cell office:value-type="float" office:value="0" table:formula="of:=IF([.F686]&lt;&gt;&quot;&quot;;2^[.$I68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687]&lt;&gt;&quot;&quot;;2^[.$I687];0)" table:style-name="ce2">
            <text:p>0</text:p>
          </table:table-cell>
          <table:table-cell office:value-type="float" office:value="0" table:formula="of:=IF([.C687]&lt;&gt;&quot;&quot;;2^[.$I687];0)" table:style-name="ce2">
            <text:p>0</text:p>
          </table:table-cell>
          <table:table-cell office:value-type="float" office:value="0" table:formula="of:=IF([.D687]&lt;&gt;&quot;&quot;;2^[.$I687];0)" table:style-name="ce2">
            <text:p>0</text:p>
          </table:table-cell>
          <table:table-cell office:value-type="float" office:value="0" table:formula="of:=IF([.E687]&lt;&gt;&quot;&quot;;2^[.$I687];0)" table:style-name="ce2">
            <text:p>0</text:p>
          </table:table-cell>
          <table:table-cell office:value-type="float" office:value="0" table:formula="of:=IF([.F687]&lt;&gt;&quot;&quot;;2^[.$I68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688]&lt;&gt;&quot;&quot;;2^[.$I688];0)" table:style-name="ce2">
            <text:p>0</text:p>
          </table:table-cell>
          <table:table-cell office:value-type="float" office:value="0" table:formula="of:=IF([.C688]&lt;&gt;&quot;&quot;;2^[.$I688];0)" table:style-name="ce2">
            <text:p>0</text:p>
          </table:table-cell>
          <table:table-cell office:value-type="float" office:value="0" table:formula="of:=IF([.D688]&lt;&gt;&quot;&quot;;2^[.$I688];0)" table:style-name="ce2">
            <text:p>0</text:p>
          </table:table-cell>
          <table:table-cell office:value-type="float" office:value="0" table:formula="of:=IF([.E688]&lt;&gt;&quot;&quot;;2^[.$I688];0)" table:style-name="ce2">
            <text:p>0</text:p>
          </table:table-cell>
          <table:table-cell office:value-type="float" office:value="0" table:formula="of:=IF([.F688]&lt;&gt;&quot;&quot;;2^[.$I68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689]&lt;&gt;&quot;&quot;;2^[.$I689];0)" table:style-name="ce2">
            <text:p>0</text:p>
          </table:table-cell>
          <table:table-cell office:value-type="float" office:value="0" table:formula="of:=IF([.C689]&lt;&gt;&quot;&quot;;2^[.$I689];0)" table:style-name="ce2">
            <text:p>0</text:p>
          </table:table-cell>
          <table:table-cell office:value-type="float" office:value="0" table:formula="of:=IF([.D689]&lt;&gt;&quot;&quot;;2^[.$I689];0)" table:style-name="ce2">
            <text:p>0</text:p>
          </table:table-cell>
          <table:table-cell office:value-type="float" office:value="0" table:formula="of:=IF([.E689]&lt;&gt;&quot;&quot;;2^[.$I689];0)" table:style-name="ce2">
            <text:p>0</text:p>
          </table:table-cell>
          <table:table-cell office:value-type="float" office:value="0" table:formula="of:=IF([.F689]&lt;&gt;&quot;&quot;;2^[.$I68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4" table:formula="of:=SUM([.J683:.J690])" table:style-name="ce2">
            <text:p>4</text:p>
          </table:table-cell>
          <table:table-cell office:value-type="float" office:value="2" table:formula="of:=SUM([.K683:.K690])" table:style-name="ce2">
            <text:p>2</text:p>
          </table:table-cell>
          <table:table-cell office:value-type="float" office:value="1" table:formula="of:=SUM([.L683:.L690])" table:style-name="ce2">
            <text:p>1</text:p>
          </table:table-cell>
          <table:table-cell office:value-type="float" office:value="2" table:formula="of:=SUM([.M683:.M690])" table:style-name="ce2">
            <text:p>2</text:p>
          </table:table-cell>
          <table:table-cell office:value-type="float" office:value="4" table:formula="of:=SUM([.N683:.N690]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4" table:formula="of:=&quot;0x&quot;&amp;BASE([.J691];16;2)" table:style-name="ce2">
            <text:p>0x04</text:p>
          </table:table-cell>
          <table:table-cell office:value-type="string" office:string-value="0x02" table:formula="of:=&quot;0x&quot;&amp;BASE([.K691];16;2)" table:style-name="ce2">
            <text:p>0x02</text:p>
          </table:table-cell>
          <table:table-cell office:value-type="string" office:string-value="0x01" table:formula="of:=&quot;0x&quot;&amp;BASE([.L691];16;2)" table:style-name="ce2">
            <text:p>0x01</text:p>
          </table:table-cell>
          <table:table-cell office:value-type="string" office:string-value="0x02" table:formula="of:=&quot;0x&quot;&amp;BASE([.M691];16;2)" table:style-name="ce2">
            <text:p>0x02</text:p>
          </table:table-cell>
          <table:table-cell office:value-type="string" office:string-value="0x04" table:formula="of:=&quot;0x&quot;&amp;BASE([.N691];16;2)" table:style-name="ce2">
            <text:p>0x0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5: _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694]&lt;&gt;&quot;&quot;;2^[.$I694];0)" table:style-name="ce2">
            <text:p>0</text:p>
          </table:table-cell>
          <table:table-cell office:value-type="float" office:value="0" table:formula="of:=IF([.C694]&lt;&gt;&quot;&quot;;2^[.$I694];0)" table:style-name="ce2">
            <text:p>0</text:p>
          </table:table-cell>
          <table:table-cell office:value-type="float" office:value="0" table:formula="of:=IF([.D694]&lt;&gt;&quot;&quot;;2^[.$I694];0)" table:style-name="ce2">
            <text:p>0</text:p>
          </table:table-cell>
          <table:table-cell office:value-type="float" office:value="0" table:formula="of:=IF([.E694]&lt;&gt;&quot;&quot;;2^[.$I694];0)" table:style-name="ce2">
            <text:p>0</text:p>
          </table:table-cell>
          <table:table-cell office:value-type="float" office:value="0" table:formula="of:=IF([.F694]&lt;&gt;&quot;&quot;;2^[.$I694];0)" table:style-name="ce2">
            <text:p>0</text:p>
          </table:table-cell>
          <table:table-cell office:value-type="string" office:string-value="    { 0x40, 0x40, 0x40, 0x40, 0x40 }, // 95: _" table:formula="of:=&quot;    { &quot; &amp; [.J703] &amp; &quot;, &quot; &amp; [.K703] &amp; &quot;, &quot; &amp; [.L703] &amp; &quot;, &quot; &amp; [.M703] &amp; &quot;, &quot; &amp; [.N703] &amp; &quot; }, // &quot; &amp; [.A694]" table:style-name="ce2">
            <text:p><text:s text:c="4"/>{ 0x40, 0x40, 0x40, 0x40, 0x40 }, // 95: _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695]&lt;&gt;&quot;&quot;;2^[.$I695];0)" table:style-name="ce2">
            <text:p>0</text:p>
          </table:table-cell>
          <table:table-cell office:value-type="float" office:value="0" table:formula="of:=IF([.C695]&lt;&gt;&quot;&quot;;2^[.$I695];0)" table:style-name="ce2">
            <text:p>0</text:p>
          </table:table-cell>
          <table:table-cell office:value-type="float" office:value="0" table:formula="of:=IF([.D695]&lt;&gt;&quot;&quot;;2^[.$I695];0)" table:style-name="ce2">
            <text:p>0</text:p>
          </table:table-cell>
          <table:table-cell office:value-type="float" office:value="0" table:formula="of:=IF([.E695]&lt;&gt;&quot;&quot;;2^[.$I695];0)" table:style-name="ce2">
            <text:p>0</text:p>
          </table:table-cell>
          <table:table-cell office:value-type="float" office:value="0" table:formula="of:=IF([.F695]&lt;&gt;&quot;&quot;;2^[.$I69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696]&lt;&gt;&quot;&quot;;2^[.$I696];0)" table:style-name="ce2">
            <text:p>0</text:p>
          </table:table-cell>
          <table:table-cell office:value-type="float" office:value="0" table:formula="of:=IF([.C696]&lt;&gt;&quot;&quot;;2^[.$I696];0)" table:style-name="ce2">
            <text:p>0</text:p>
          </table:table-cell>
          <table:table-cell office:value-type="float" office:value="0" table:formula="of:=IF([.D696]&lt;&gt;&quot;&quot;;2^[.$I696];0)" table:style-name="ce2">
            <text:p>0</text:p>
          </table:table-cell>
          <table:table-cell office:value-type="float" office:value="0" table:formula="of:=IF([.E696]&lt;&gt;&quot;&quot;;2^[.$I696];0)" table:style-name="ce2">
            <text:p>0</text:p>
          </table:table-cell>
          <table:table-cell office:value-type="float" office:value="0" table:formula="of:=IF([.F696]&lt;&gt;&quot;&quot;;2^[.$I69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697]&lt;&gt;&quot;&quot;;2^[.$I697];0)" table:style-name="ce2">
            <text:p>0</text:p>
          </table:table-cell>
          <table:table-cell office:value-type="float" office:value="0" table:formula="of:=IF([.C697]&lt;&gt;&quot;&quot;;2^[.$I697];0)" table:style-name="ce2">
            <text:p>0</text:p>
          </table:table-cell>
          <table:table-cell office:value-type="float" office:value="0" table:formula="of:=IF([.D697]&lt;&gt;&quot;&quot;;2^[.$I697];0)" table:style-name="ce2">
            <text:p>0</text:p>
          </table:table-cell>
          <table:table-cell office:value-type="float" office:value="0" table:formula="of:=IF([.E697]&lt;&gt;&quot;&quot;;2^[.$I697];0)" table:style-name="ce2">
            <text:p>0</text:p>
          </table:table-cell>
          <table:table-cell office:value-type="float" office:value="0" table:formula="of:=IF([.F697]&lt;&gt;&quot;&quot;;2^[.$I69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698]&lt;&gt;&quot;&quot;;2^[.$I698];0)" table:style-name="ce2">
            <text:p>0</text:p>
          </table:table-cell>
          <table:table-cell office:value-type="float" office:value="0" table:formula="of:=IF([.C698]&lt;&gt;&quot;&quot;;2^[.$I698];0)" table:style-name="ce2">
            <text:p>0</text:p>
          </table:table-cell>
          <table:table-cell office:value-type="float" office:value="0" table:formula="of:=IF([.D698]&lt;&gt;&quot;&quot;;2^[.$I698];0)" table:style-name="ce2">
            <text:p>0</text:p>
          </table:table-cell>
          <table:table-cell office:value-type="float" office:value="0" table:formula="of:=IF([.E698]&lt;&gt;&quot;&quot;;2^[.$I698];0)" table:style-name="ce2">
            <text:p>0</text:p>
          </table:table-cell>
          <table:table-cell office:value-type="float" office:value="0" table:formula="of:=IF([.F698]&lt;&gt;&quot;&quot;;2^[.$I69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699]&lt;&gt;&quot;&quot;;2^[.$I699];0)" table:style-name="ce2">
            <text:p>0</text:p>
          </table:table-cell>
          <table:table-cell office:value-type="float" office:value="0" table:formula="of:=IF([.C699]&lt;&gt;&quot;&quot;;2^[.$I699];0)" table:style-name="ce2">
            <text:p>0</text:p>
          </table:table-cell>
          <table:table-cell office:value-type="float" office:value="0" table:formula="of:=IF([.D699]&lt;&gt;&quot;&quot;;2^[.$I699];0)" table:style-name="ce2">
            <text:p>0</text:p>
          </table:table-cell>
          <table:table-cell office:value-type="float" office:value="0" table:formula="of:=IF([.E699]&lt;&gt;&quot;&quot;;2^[.$I699];0)" table:style-name="ce2">
            <text:p>0</text:p>
          </table:table-cell>
          <table:table-cell office:value-type="float" office:value="0" table:formula="of:=IF([.F699]&lt;&gt;&quot;&quot;;2^[.$I69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700]&lt;&gt;&quot;&quot;;2^[.$I700];0)" table:style-name="ce2">
            <text:p>64</text:p>
          </table:table-cell>
          <table:table-cell office:value-type="float" office:value="64" table:formula="of:=IF([.C700]&lt;&gt;&quot;&quot;;2^[.$I700];0)" table:style-name="ce2">
            <text:p>64</text:p>
          </table:table-cell>
          <table:table-cell office:value-type="float" office:value="64" table:formula="of:=IF([.D700]&lt;&gt;&quot;&quot;;2^[.$I700];0)" table:style-name="ce2">
            <text:p>64</text:p>
          </table:table-cell>
          <table:table-cell office:value-type="float" office:value="64" table:formula="of:=IF([.E700]&lt;&gt;&quot;&quot;;2^[.$I700];0)" table:style-name="ce2">
            <text:p>64</text:p>
          </table:table-cell>
          <table:table-cell office:value-type="float" office:value="64" table:formula="of:=IF([.F700]&lt;&gt;&quot;&quot;;2^[.$I700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4" table:formula="of:=SUM([.J694:.J701])" table:style-name="ce2">
            <text:p>64</text:p>
          </table:table-cell>
          <table:table-cell office:value-type="float" office:value="64" table:formula="of:=SUM([.K694:.K701])" table:style-name="ce2">
            <text:p>64</text:p>
          </table:table-cell>
          <table:table-cell office:value-type="float" office:value="64" table:formula="of:=SUM([.L694:.L701])" table:style-name="ce2">
            <text:p>64</text:p>
          </table:table-cell>
          <table:table-cell office:value-type="float" office:value="64" table:formula="of:=SUM([.M694:.M701])" table:style-name="ce2">
            <text:p>64</text:p>
          </table:table-cell>
          <table:table-cell office:value-type="float" office:value="64" table:formula="of:=SUM([.N694:.N701]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40" table:formula="of:=&quot;0x&quot;&amp;BASE([.J702];16;2)" table:style-name="ce2">
            <text:p>0x40</text:p>
          </table:table-cell>
          <table:table-cell office:value-type="string" office:string-value="0x40" table:formula="of:=&quot;0x&quot;&amp;BASE([.K702];16;2)" table:style-name="ce2">
            <text:p>0x40</text:p>
          </table:table-cell>
          <table:table-cell office:value-type="string" office:string-value="0x40" table:formula="of:=&quot;0x&quot;&amp;BASE([.L702];16;2)" table:style-name="ce2">
            <text:p>0x40</text:p>
          </table:table-cell>
          <table:table-cell office:value-type="string" office:string-value="0x40" table:formula="of:=&quot;0x&quot;&amp;BASE([.M702];16;2)" table:style-name="ce2">
            <text:p>0x40</text:p>
          </table:table-cell>
          <table:table-cell office:value-type="string" office:string-value="0x40" table:formula="of:=&quot;0x&quot;&amp;BASE([.N702];16;2)" table:style-name="ce2">
            <text:p>0x4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6: `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705]&lt;&gt;&quot;&quot;;2^[.$I705];0)" table:style-name="ce2">
            <text:p>1</text:p>
          </table:table-cell>
          <table:table-cell office:value-type="float" office:value="0" table:formula="of:=IF([.C705]&lt;&gt;&quot;&quot;;2^[.$I705];0)" table:style-name="ce2">
            <text:p>0</text:p>
          </table:table-cell>
          <table:table-cell office:value-type="float" office:value="0" table:formula="of:=IF([.D705]&lt;&gt;&quot;&quot;;2^[.$I705];0)" table:style-name="ce2">
            <text:p>0</text:p>
          </table:table-cell>
          <table:table-cell office:value-type="float" office:value="0" table:formula="of:=IF([.E705]&lt;&gt;&quot;&quot;;2^[.$I705];0)" table:style-name="ce2">
            <text:p>0</text:p>
          </table:table-cell>
          <table:table-cell office:value-type="float" office:value="0" table:formula="of:=IF([.F705]&lt;&gt;&quot;&quot;;2^[.$I705];0)" table:style-name="ce2">
            <text:p>0</text:p>
          </table:table-cell>
          <table:table-cell office:value-type="string" office:string-value="    { 0x01, 0x02, 0x04, 0x00, 0x00 }, // 96: `" table:formula="of:=&quot;    { &quot; &amp; [.J714] &amp; &quot;, &quot; &amp; [.K714] &amp; &quot;, &quot; &amp; [.L714] &amp; &quot;, &quot; &amp; [.M714] &amp; &quot;, &quot; &amp; [.N714] &amp; &quot; }, // &quot; &amp; [.A705]" table:style-name="ce2">
            <text:p><text:s text:c="4"/>{ 0x01, 0x02, 0x04, 0x00, 0x00 }, // 96: `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706]&lt;&gt;&quot;&quot;;2^[.$I706];0)" table:style-name="ce2">
            <text:p>0</text:p>
          </table:table-cell>
          <table:table-cell office:value-type="float" office:value="2" table:formula="of:=IF([.C706]&lt;&gt;&quot;&quot;;2^[.$I706];0)" table:style-name="ce2">
            <text:p>2</text:p>
          </table:table-cell>
          <table:table-cell office:value-type="float" office:value="0" table:formula="of:=IF([.D706]&lt;&gt;&quot;&quot;;2^[.$I706];0)" table:style-name="ce2">
            <text:p>0</text:p>
          </table:table-cell>
          <table:table-cell office:value-type="float" office:value="0" table:formula="of:=IF([.E706]&lt;&gt;&quot;&quot;;2^[.$I706];0)" table:style-name="ce2">
            <text:p>0</text:p>
          </table:table-cell>
          <table:table-cell office:value-type="float" office:value="0" table:formula="of:=IF([.F706]&lt;&gt;&quot;&quot;;2^[.$I70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707]&lt;&gt;&quot;&quot;;2^[.$I707];0)" table:style-name="ce2">
            <text:p>0</text:p>
          </table:table-cell>
          <table:table-cell office:value-type="float" office:value="0" table:formula="of:=IF([.C707]&lt;&gt;&quot;&quot;;2^[.$I707];0)" table:style-name="ce2">
            <text:p>0</text:p>
          </table:table-cell>
          <table:table-cell office:value-type="float" office:value="4" table:formula="of:=IF([.D707]&lt;&gt;&quot;&quot;;2^[.$I707];0)" table:style-name="ce2">
            <text:p>4</text:p>
          </table:table-cell>
          <table:table-cell office:value-type="float" office:value="0" table:formula="of:=IF([.E707]&lt;&gt;&quot;&quot;;2^[.$I707];0)" table:style-name="ce2">
            <text:p>0</text:p>
          </table:table-cell>
          <table:table-cell office:value-type="float" office:value="0" table:formula="of:=IF([.F707]&lt;&gt;&quot;&quot;;2^[.$I70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708]&lt;&gt;&quot;&quot;;2^[.$I708];0)" table:style-name="ce2">
            <text:p>0</text:p>
          </table:table-cell>
          <table:table-cell office:value-type="float" office:value="0" table:formula="of:=IF([.C708]&lt;&gt;&quot;&quot;;2^[.$I708];0)" table:style-name="ce2">
            <text:p>0</text:p>
          </table:table-cell>
          <table:table-cell office:value-type="float" office:value="0" table:formula="of:=IF([.D708]&lt;&gt;&quot;&quot;;2^[.$I708];0)" table:style-name="ce2">
            <text:p>0</text:p>
          </table:table-cell>
          <table:table-cell office:value-type="float" office:value="0" table:formula="of:=IF([.E708]&lt;&gt;&quot;&quot;;2^[.$I708];0)" table:style-name="ce2">
            <text:p>0</text:p>
          </table:table-cell>
          <table:table-cell office:value-type="float" office:value="0" table:formula="of:=IF([.F708]&lt;&gt;&quot;&quot;;2^[.$I70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709]&lt;&gt;&quot;&quot;;2^[.$I709];0)" table:style-name="ce2">
            <text:p>0</text:p>
          </table:table-cell>
          <table:table-cell office:value-type="float" office:value="0" table:formula="of:=IF([.C709]&lt;&gt;&quot;&quot;;2^[.$I709];0)" table:style-name="ce2">
            <text:p>0</text:p>
          </table:table-cell>
          <table:table-cell office:value-type="float" office:value="0" table:formula="of:=IF([.D709]&lt;&gt;&quot;&quot;;2^[.$I709];0)" table:style-name="ce2">
            <text:p>0</text:p>
          </table:table-cell>
          <table:table-cell office:value-type="float" office:value="0" table:formula="of:=IF([.E709]&lt;&gt;&quot;&quot;;2^[.$I709];0)" table:style-name="ce2">
            <text:p>0</text:p>
          </table:table-cell>
          <table:table-cell office:value-type="float" office:value="0" table:formula="of:=IF([.F709]&lt;&gt;&quot;&quot;;2^[.$I70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710]&lt;&gt;&quot;&quot;;2^[.$I710];0)" table:style-name="ce2">
            <text:p>0</text:p>
          </table:table-cell>
          <table:table-cell office:value-type="float" office:value="0" table:formula="of:=IF([.C710]&lt;&gt;&quot;&quot;;2^[.$I710];0)" table:style-name="ce2">
            <text:p>0</text:p>
          </table:table-cell>
          <table:table-cell office:value-type="float" office:value="0" table:formula="of:=IF([.D710]&lt;&gt;&quot;&quot;;2^[.$I710];0)" table:style-name="ce2">
            <text:p>0</text:p>
          </table:table-cell>
          <table:table-cell office:value-type="float" office:value="0" table:formula="of:=IF([.E710]&lt;&gt;&quot;&quot;;2^[.$I710];0)" table:style-name="ce2">
            <text:p>0</text:p>
          </table:table-cell>
          <table:table-cell office:value-type="float" office:value="0" table:formula="of:=IF([.F710]&lt;&gt;&quot;&quot;;2^[.$I71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711]&lt;&gt;&quot;&quot;;2^[.$I711];0)" table:style-name="ce2">
            <text:p>0</text:p>
          </table:table-cell>
          <table:table-cell office:value-type="float" office:value="0" table:formula="of:=IF([.C711]&lt;&gt;&quot;&quot;;2^[.$I711];0)" table:style-name="ce2">
            <text:p>0</text:p>
          </table:table-cell>
          <table:table-cell office:value-type="float" office:value="0" table:formula="of:=IF([.D711]&lt;&gt;&quot;&quot;;2^[.$I711];0)" table:style-name="ce2">
            <text:p>0</text:p>
          </table:table-cell>
          <table:table-cell office:value-type="float" office:value="0" table:formula="of:=IF([.E711]&lt;&gt;&quot;&quot;;2^[.$I711];0)" table:style-name="ce2">
            <text:p>0</text:p>
          </table:table-cell>
          <table:table-cell office:value-type="float" office:value="0" table:formula="of:=IF([.F711]&lt;&gt;&quot;&quot;;2^[.$I71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" table:formula="of:=SUM([.J705:.J712])" table:style-name="ce2">
            <text:p>1</text:p>
          </table:table-cell>
          <table:table-cell office:value-type="float" office:value="2" table:formula="of:=SUM([.K705:.K712])" table:style-name="ce2">
            <text:p>2</text:p>
          </table:table-cell>
          <table:table-cell office:value-type="float" office:value="4" table:formula="of:=SUM([.L705:.L712])" table:style-name="ce2">
            <text:p>4</text:p>
          </table:table-cell>
          <table:table-cell office:value-type="float" office:value="0" table:formula="of:=SUM([.M705:.M712])" table:style-name="ce2">
            <text:p>0</text:p>
          </table:table-cell>
          <table:table-cell office:value-type="float" office:value="0" table:formula="of:=SUM([.N705:.N712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1" table:formula="of:=&quot;0x&quot;&amp;BASE([.J713];16;2)" table:style-name="ce2">
            <text:p>0x01</text:p>
          </table:table-cell>
          <table:table-cell office:value-type="string" office:string-value="0x02" table:formula="of:=&quot;0x&quot;&amp;BASE([.K713];16;2)" table:style-name="ce2">
            <text:p>0x02</text:p>
          </table:table-cell>
          <table:table-cell office:value-type="string" office:string-value="0x04" table:formula="of:=&quot;0x&quot;&amp;BASE([.L713];16;2)" table:style-name="ce2">
            <text:p>0x04</text:p>
          </table:table-cell>
          <table:table-cell office:value-type="string" office:string-value="0x00" table:formula="of:=&quot;0x&quot;&amp;BASE([.M713];16;2)" table:style-name="ce2">
            <text:p>0x00</text:p>
          </table:table-cell>
          <table:table-cell office:value-type="string" office:string-value="0x00" table:formula="of:=&quot;0x&quot;&amp;BASE([.N713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7: a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716]&lt;&gt;&quot;&quot;;2^[.$I716];0)" table:style-name="ce2">
            <text:p>0</text:p>
          </table:table-cell>
          <table:table-cell office:value-type="float" office:value="0" table:formula="of:=IF([.C716]&lt;&gt;&quot;&quot;;2^[.$I716];0)" table:style-name="ce2">
            <text:p>0</text:p>
          </table:table-cell>
          <table:table-cell office:value-type="float" office:value="0" table:formula="of:=IF([.D716]&lt;&gt;&quot;&quot;;2^[.$I716];0)" table:style-name="ce2">
            <text:p>0</text:p>
          </table:table-cell>
          <table:table-cell office:value-type="float" office:value="0" table:formula="of:=IF([.E716]&lt;&gt;&quot;&quot;;2^[.$I716];0)" table:style-name="ce2">
            <text:p>0</text:p>
          </table:table-cell>
          <table:table-cell office:value-type="float" office:value="0" table:formula="of:=IF([.F716]&lt;&gt;&quot;&quot;;2^[.$I716];0)" table:style-name="ce2">
            <text:p>0</text:p>
          </table:table-cell>
          <table:table-cell office:value-type="string" office:string-value="    { 0x20, 0x54, 0x54, 0x54, 0x78 }, // 97: a" table:formula="of:=&quot;    { &quot; &amp; [.J725] &amp; &quot;, &quot; &amp; [.K725] &amp; &quot;, &quot; &amp; [.L725] &amp; &quot;, &quot; &amp; [.M725] &amp; &quot;, &quot; &amp; [.N725] &amp; &quot; }, // &quot; &amp; [.A716]" table:style-name="ce2">
            <text:p><text:s text:c="4"/>{ 0x20, 0x54, 0x54, 0x54, 0x78 }, // 97: a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717]&lt;&gt;&quot;&quot;;2^[.$I717];0)" table:style-name="ce2">
            <text:p>0</text:p>
          </table:table-cell>
          <table:table-cell office:value-type="float" office:value="0" table:formula="of:=IF([.C717]&lt;&gt;&quot;&quot;;2^[.$I717];0)" table:style-name="ce2">
            <text:p>0</text:p>
          </table:table-cell>
          <table:table-cell office:value-type="float" office:value="0" table:formula="of:=IF([.D717]&lt;&gt;&quot;&quot;;2^[.$I717];0)" table:style-name="ce2">
            <text:p>0</text:p>
          </table:table-cell>
          <table:table-cell office:value-type="float" office:value="0" table:formula="of:=IF([.E717]&lt;&gt;&quot;&quot;;2^[.$I717];0)" table:style-name="ce2">
            <text:p>0</text:p>
          </table:table-cell>
          <table:table-cell office:value-type="float" office:value="0" table:formula="of:=IF([.F717]&lt;&gt;&quot;&quot;;2^[.$I71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718]&lt;&gt;&quot;&quot;;2^[.$I718];0)" table:style-name="ce2">
            <text:p>0</text:p>
          </table:table-cell>
          <table:table-cell office:value-type="float" office:value="4" table:formula="of:=IF([.C718]&lt;&gt;&quot;&quot;;2^[.$I718];0)" table:style-name="ce2">
            <text:p>4</text:p>
          </table:table-cell>
          <table:table-cell office:value-type="float" office:value="4" table:formula="of:=IF([.D718]&lt;&gt;&quot;&quot;;2^[.$I718];0)" table:style-name="ce2">
            <text:p>4</text:p>
          </table:table-cell>
          <table:table-cell office:value-type="float" office:value="4" table:formula="of:=IF([.E718]&lt;&gt;&quot;&quot;;2^[.$I718];0)" table:style-name="ce2">
            <text:p>4</text:p>
          </table:table-cell>
          <table:table-cell office:value-type="float" office:value="0" table:formula="of:=IF([.F718]&lt;&gt;&quot;&quot;;2^[.$I71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719]&lt;&gt;&quot;&quot;;2^[.$I719];0)" table:style-name="ce2">
            <text:p>0</text:p>
          </table:table-cell>
          <table:table-cell office:value-type="float" office:value="0" table:formula="of:=IF([.C719]&lt;&gt;&quot;&quot;;2^[.$I719];0)" table:style-name="ce2">
            <text:p>0</text:p>
          </table:table-cell>
          <table:table-cell office:value-type="float" office:value="0" table:formula="of:=IF([.D719]&lt;&gt;&quot;&quot;;2^[.$I719];0)" table:style-name="ce2">
            <text:p>0</text:p>
          </table:table-cell>
          <table:table-cell office:value-type="float" office:value="0" table:formula="of:=IF([.E719]&lt;&gt;&quot;&quot;;2^[.$I719];0)" table:style-name="ce2">
            <text:p>0</text:p>
          </table:table-cell>
          <table:table-cell office:value-type="float" office:value="8" table:formula="of:=IF([.F719]&lt;&gt;&quot;&quot;;2^[.$I719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720]&lt;&gt;&quot;&quot;;2^[.$I720];0)" table:style-name="ce2">
            <text:p>0</text:p>
          </table:table-cell>
          <table:table-cell office:value-type="float" office:value="16" table:formula="of:=IF([.C720]&lt;&gt;&quot;&quot;;2^[.$I720];0)" table:style-name="ce2">
            <text:p>16</text:p>
          </table:table-cell>
          <table:table-cell office:value-type="float" office:value="16" table:formula="of:=IF([.D720]&lt;&gt;&quot;&quot;;2^[.$I720];0)" table:style-name="ce2">
            <text:p>16</text:p>
          </table:table-cell>
          <table:table-cell office:value-type="float" office:value="16" table:formula="of:=IF([.E720]&lt;&gt;&quot;&quot;;2^[.$I720];0)" table:style-name="ce2">
            <text:p>16</text:p>
          </table:table-cell>
          <table:table-cell office:value-type="float" office:value="16" table:formula="of:=IF([.F720]&lt;&gt;&quot;&quot;;2^[.$I720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721]&lt;&gt;&quot;&quot;;2^[.$I721];0)" table:style-name="ce2">
            <text:p>32</text:p>
          </table:table-cell>
          <table:table-cell office:value-type="float" office:value="0" table:formula="of:=IF([.C721]&lt;&gt;&quot;&quot;;2^[.$I721];0)" table:style-name="ce2">
            <text:p>0</text:p>
          </table:table-cell>
          <table:table-cell office:value-type="float" office:value="0" table:formula="of:=IF([.D721]&lt;&gt;&quot;&quot;;2^[.$I721];0)" table:style-name="ce2">
            <text:p>0</text:p>
          </table:table-cell>
          <table:table-cell office:value-type="float" office:value="0" table:formula="of:=IF([.E721]&lt;&gt;&quot;&quot;;2^[.$I721];0)" table:style-name="ce2">
            <text:p>0</text:p>
          </table:table-cell>
          <table:table-cell office:value-type="float" office:value="32" table:formula="of:=IF([.F721]&lt;&gt;&quot;&quot;;2^[.$I721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722]&lt;&gt;&quot;&quot;;2^[.$I722];0)" table:style-name="ce2">
            <text:p>0</text:p>
          </table:table-cell>
          <table:table-cell office:value-type="float" office:value="64" table:formula="of:=IF([.C722]&lt;&gt;&quot;&quot;;2^[.$I722];0)" table:style-name="ce2">
            <text:p>64</text:p>
          </table:table-cell>
          <table:table-cell office:value-type="float" office:value="64" table:formula="of:=IF([.D722]&lt;&gt;&quot;&quot;;2^[.$I722];0)" table:style-name="ce2">
            <text:p>64</text:p>
          </table:table-cell>
          <table:table-cell office:value-type="float" office:value="64" table:formula="of:=IF([.E722]&lt;&gt;&quot;&quot;;2^[.$I722];0)" table:style-name="ce2">
            <text:p>64</text:p>
          </table:table-cell>
          <table:table-cell office:value-type="float" office:value="64" table:formula="of:=IF([.F722]&lt;&gt;&quot;&quot;;2^[.$I722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2" table:formula="of:=SUM([.J716:.J723])" table:style-name="ce2">
            <text:p>32</text:p>
          </table:table-cell>
          <table:table-cell office:value-type="float" office:value="84" table:formula="of:=SUM([.K716:.K723])" table:style-name="ce2">
            <text:p>84</text:p>
          </table:table-cell>
          <table:table-cell office:value-type="float" office:value="84" table:formula="of:=SUM([.L716:.L723])" table:style-name="ce2">
            <text:p>84</text:p>
          </table:table-cell>
          <table:table-cell office:value-type="float" office:value="84" table:formula="of:=SUM([.M716:.M723])" table:style-name="ce2">
            <text:p>84</text:p>
          </table:table-cell>
          <table:table-cell office:value-type="float" office:value="120" table:formula="of:=SUM([.N716:.N723])" table:style-name="ce2">
            <text:p>12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20" table:formula="of:=&quot;0x&quot;&amp;BASE([.J724];16;2)" table:style-name="ce2">
            <text:p>0x20</text:p>
          </table:table-cell>
          <table:table-cell office:value-type="string" office:string-value="0x54" table:formula="of:=&quot;0x&quot;&amp;BASE([.K724];16;2)" table:style-name="ce2">
            <text:p>0x54</text:p>
          </table:table-cell>
          <table:table-cell office:value-type="string" office:string-value="0x54" table:formula="of:=&quot;0x&quot;&amp;BASE([.L724];16;2)" table:style-name="ce2">
            <text:p>0x54</text:p>
          </table:table-cell>
          <table:table-cell office:value-type="string" office:string-value="0x54" table:formula="of:=&quot;0x&quot;&amp;BASE([.M724];16;2)" table:style-name="ce2">
            <text:p>0x54</text:p>
          </table:table-cell>
          <table:table-cell office:value-type="string" office:string-value="0x78" table:formula="of:=&quot;0x&quot;&amp;BASE([.N724];16;2)" table:style-name="ce2">
            <text:p>0x7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8: b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727]&lt;&gt;&quot;&quot;;2^[.$I727];0)" table:style-name="ce2">
            <text:p>1</text:p>
          </table:table-cell>
          <table:table-cell office:value-type="float" office:value="0" table:formula="of:=IF([.C727]&lt;&gt;&quot;&quot;;2^[.$I727];0)" table:style-name="ce2">
            <text:p>0</text:p>
          </table:table-cell>
          <table:table-cell office:value-type="float" office:value="0" table:formula="of:=IF([.D727]&lt;&gt;&quot;&quot;;2^[.$I727];0)" table:style-name="ce2">
            <text:p>0</text:p>
          </table:table-cell>
          <table:table-cell office:value-type="float" office:value="0" table:formula="of:=IF([.E727]&lt;&gt;&quot;&quot;;2^[.$I727];0)" table:style-name="ce2">
            <text:p>0</text:p>
          </table:table-cell>
          <table:table-cell office:value-type="float" office:value="0" table:formula="of:=IF([.F727]&lt;&gt;&quot;&quot;;2^[.$I727];0)" table:style-name="ce2">
            <text:p>0</text:p>
          </table:table-cell>
          <table:table-cell office:value-type="string" office:string-value="    { 0x7F, 0x48, 0x48, 0x48, 0x30 }, // 98: b" table:formula="of:=&quot;    { &quot; &amp; [.J736] &amp; &quot;, &quot; &amp; [.K736] &amp; &quot;, &quot; &amp; [.L736] &amp; &quot;, &quot; &amp; [.M736] &amp; &quot;, &quot; &amp; [.N736] &amp; &quot; }, // &quot; &amp; [.A727]" table:style-name="ce2">
            <text:p><text:s text:c="4"/>{ 0x7F, 0x48, 0x48, 0x48, 0x30 }, // 98: b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728]&lt;&gt;&quot;&quot;;2^[.$I728];0)" table:style-name="ce2">
            <text:p>2</text:p>
          </table:table-cell>
          <table:table-cell office:value-type="float" office:value="0" table:formula="of:=IF([.C728]&lt;&gt;&quot;&quot;;2^[.$I728];0)" table:style-name="ce2">
            <text:p>0</text:p>
          </table:table-cell>
          <table:table-cell office:value-type="float" office:value="0" table:formula="of:=IF([.D728]&lt;&gt;&quot;&quot;;2^[.$I728];0)" table:style-name="ce2">
            <text:p>0</text:p>
          </table:table-cell>
          <table:table-cell office:value-type="float" office:value="0" table:formula="of:=IF([.E728]&lt;&gt;&quot;&quot;;2^[.$I728];0)" table:style-name="ce2">
            <text:p>0</text:p>
          </table:table-cell>
          <table:table-cell office:value-type="float" office:value="0" table:formula="of:=IF([.F728]&lt;&gt;&quot;&quot;;2^[.$I72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729]&lt;&gt;&quot;&quot;;2^[.$I729];0)" table:style-name="ce2">
            <text:p>4</text:p>
          </table:table-cell>
          <table:table-cell office:value-type="float" office:value="0" table:formula="of:=IF([.C729]&lt;&gt;&quot;&quot;;2^[.$I729];0)" table:style-name="ce2">
            <text:p>0</text:p>
          </table:table-cell>
          <table:table-cell office:value-type="float" office:value="0" table:formula="of:=IF([.D729]&lt;&gt;&quot;&quot;;2^[.$I729];0)" table:style-name="ce2">
            <text:p>0</text:p>
          </table:table-cell>
          <table:table-cell office:value-type="float" office:value="0" table:formula="of:=IF([.E729]&lt;&gt;&quot;&quot;;2^[.$I729];0)" table:style-name="ce2">
            <text:p>0</text:p>
          </table:table-cell>
          <table:table-cell office:value-type="float" office:value="0" table:formula="of:=IF([.F729]&lt;&gt;&quot;&quot;;2^[.$I72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730]&lt;&gt;&quot;&quot;;2^[.$I730];0)" table:style-name="ce2">
            <text:p>8</text:p>
          </table:table-cell>
          <table:table-cell office:value-type="float" office:value="8" table:formula="of:=IF([.C730]&lt;&gt;&quot;&quot;;2^[.$I730];0)" table:style-name="ce2">
            <text:p>8</text:p>
          </table:table-cell>
          <table:table-cell office:value-type="float" office:value="8" table:formula="of:=IF([.D730]&lt;&gt;&quot;&quot;;2^[.$I730];0)" table:style-name="ce2">
            <text:p>8</text:p>
          </table:table-cell>
          <table:table-cell office:value-type="float" office:value="8" table:formula="of:=IF([.E730]&lt;&gt;&quot;&quot;;2^[.$I730];0)" table:style-name="ce2">
            <text:p>8</text:p>
          </table:table-cell>
          <table:table-cell office:value-type="float" office:value="0" table:formula="of:=IF([.F730]&lt;&gt;&quot;&quot;;2^[.$I73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731]&lt;&gt;&quot;&quot;;2^[.$I731];0)" table:style-name="ce2">
            <text:p>16</text:p>
          </table:table-cell>
          <table:table-cell office:value-type="float" office:value="0" table:formula="of:=IF([.C731]&lt;&gt;&quot;&quot;;2^[.$I731];0)" table:style-name="ce2">
            <text:p>0</text:p>
          </table:table-cell>
          <table:table-cell office:value-type="float" office:value="0" table:formula="of:=IF([.D731]&lt;&gt;&quot;&quot;;2^[.$I731];0)" table:style-name="ce2">
            <text:p>0</text:p>
          </table:table-cell>
          <table:table-cell office:value-type="float" office:value="0" table:formula="of:=IF([.E731]&lt;&gt;&quot;&quot;;2^[.$I731];0)" table:style-name="ce2">
            <text:p>0</text:p>
          </table:table-cell>
          <table:table-cell office:value-type="float" office:value="16" table:formula="of:=IF([.F731]&lt;&gt;&quot;&quot;;2^[.$I731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732]&lt;&gt;&quot;&quot;;2^[.$I732];0)" table:style-name="ce2">
            <text:p>32</text:p>
          </table:table-cell>
          <table:table-cell office:value-type="float" office:value="0" table:formula="of:=IF([.C732]&lt;&gt;&quot;&quot;;2^[.$I732];0)" table:style-name="ce2">
            <text:p>0</text:p>
          </table:table-cell>
          <table:table-cell office:value-type="float" office:value="0" table:formula="of:=IF([.D732]&lt;&gt;&quot;&quot;;2^[.$I732];0)" table:style-name="ce2">
            <text:p>0</text:p>
          </table:table-cell>
          <table:table-cell office:value-type="float" office:value="0" table:formula="of:=IF([.E732]&lt;&gt;&quot;&quot;;2^[.$I732];0)" table:style-name="ce2">
            <text:p>0</text:p>
          </table:table-cell>
          <table:table-cell office:value-type="float" office:value="32" table:formula="of:=IF([.F732]&lt;&gt;&quot;&quot;;2^[.$I732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733]&lt;&gt;&quot;&quot;;2^[.$I733];0)" table:style-name="ce2">
            <text:p>64</text:p>
          </table:table-cell>
          <table:table-cell office:value-type="float" office:value="64" table:formula="of:=IF([.C733]&lt;&gt;&quot;&quot;;2^[.$I733];0)" table:style-name="ce2">
            <text:p>64</text:p>
          </table:table-cell>
          <table:table-cell office:value-type="float" office:value="64" table:formula="of:=IF([.D733]&lt;&gt;&quot;&quot;;2^[.$I733];0)" table:style-name="ce2">
            <text:p>64</text:p>
          </table:table-cell>
          <table:table-cell office:value-type="float" office:value="64" table:formula="of:=IF([.E733]&lt;&gt;&quot;&quot;;2^[.$I733];0)" table:style-name="ce2">
            <text:p>64</text:p>
          </table:table-cell>
          <table:table-cell office:value-type="float" office:value="0" table:formula="of:=IF([.F733]&lt;&gt;&quot;&quot;;2^[.$I73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727:.J734])" table:style-name="ce2">
            <text:p>127</text:p>
          </table:table-cell>
          <table:table-cell office:value-type="float" office:value="72" table:formula="of:=SUM([.K727:.K734])" table:style-name="ce2">
            <text:p>72</text:p>
          </table:table-cell>
          <table:table-cell office:value-type="float" office:value="72" table:formula="of:=SUM([.L727:.L734])" table:style-name="ce2">
            <text:p>72</text:p>
          </table:table-cell>
          <table:table-cell office:value-type="float" office:value="72" table:formula="of:=SUM([.M727:.M734])" table:style-name="ce2">
            <text:p>72</text:p>
          </table:table-cell>
          <table:table-cell office:value-type="float" office:value="48" table:formula="of:=SUM([.N727:.N734])" table:style-name="ce2">
            <text:p>4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735];16;2)" table:style-name="ce2">
            <text:p>0x7F</text:p>
          </table:table-cell>
          <table:table-cell office:value-type="string" office:string-value="0x48" table:formula="of:=&quot;0x&quot;&amp;BASE([.K735];16;2)" table:style-name="ce2">
            <text:p>0x48</text:p>
          </table:table-cell>
          <table:table-cell office:value-type="string" office:string-value="0x48" table:formula="of:=&quot;0x&quot;&amp;BASE([.L735];16;2)" table:style-name="ce2">
            <text:p>0x48</text:p>
          </table:table-cell>
          <table:table-cell office:value-type="string" office:string-value="0x48" table:formula="of:=&quot;0x&quot;&amp;BASE([.M735];16;2)" table:style-name="ce2">
            <text:p>0x48</text:p>
          </table:table-cell>
          <table:table-cell office:value-type="string" office:string-value="0x30" table:formula="of:=&quot;0x&quot;&amp;BASE([.N735];16;2)" table:style-name="ce2">
            <text:p>0x3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99: c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738]&lt;&gt;&quot;&quot;;2^[.$I738];0)" table:style-name="ce2">
            <text:p>0</text:p>
          </table:table-cell>
          <table:table-cell office:value-type="float" office:value="0" table:formula="of:=IF([.C738]&lt;&gt;&quot;&quot;;2^[.$I738];0)" table:style-name="ce2">
            <text:p>0</text:p>
          </table:table-cell>
          <table:table-cell office:value-type="float" office:value="0" table:formula="of:=IF([.D738]&lt;&gt;&quot;&quot;;2^[.$I738];0)" table:style-name="ce2">
            <text:p>0</text:p>
          </table:table-cell>
          <table:table-cell office:value-type="float" office:value="0" table:formula="of:=IF([.E738]&lt;&gt;&quot;&quot;;2^[.$I738];0)" table:style-name="ce2">
            <text:p>0</text:p>
          </table:table-cell>
          <table:table-cell office:value-type="float" office:value="0" table:formula="of:=IF([.F738]&lt;&gt;&quot;&quot;;2^[.$I738];0)" table:style-name="ce2">
            <text:p>0</text:p>
          </table:table-cell>
          <table:table-cell office:value-type="string" office:string-value="    { 0x38, 0x44, 0x44, 0x44, 0x44 }, // 99: c" table:formula="of:=&quot;    { &quot; &amp; [.J747] &amp; &quot;, &quot; &amp; [.K747] &amp; &quot;, &quot; &amp; [.L747] &amp; &quot;, &quot; &amp; [.M747] &amp; &quot;, &quot; &amp; [.N747] &amp; &quot; }, // &quot; &amp; [.A738]" table:style-name="ce2">
            <text:p><text:s text:c="4"/>{ 0x38, 0x44, 0x44, 0x44, 0x44 }, // 99: c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739]&lt;&gt;&quot;&quot;;2^[.$I739];0)" table:style-name="ce2">
            <text:p>0</text:p>
          </table:table-cell>
          <table:table-cell office:value-type="float" office:value="0" table:formula="of:=IF([.C739]&lt;&gt;&quot;&quot;;2^[.$I739];0)" table:style-name="ce2">
            <text:p>0</text:p>
          </table:table-cell>
          <table:table-cell office:value-type="float" office:value="0" table:formula="of:=IF([.D739]&lt;&gt;&quot;&quot;;2^[.$I739];0)" table:style-name="ce2">
            <text:p>0</text:p>
          </table:table-cell>
          <table:table-cell office:value-type="float" office:value="0" table:formula="of:=IF([.E739]&lt;&gt;&quot;&quot;;2^[.$I739];0)" table:style-name="ce2">
            <text:p>0</text:p>
          </table:table-cell>
          <table:table-cell office:value-type="float" office:value="0" table:formula="of:=IF([.F739]&lt;&gt;&quot;&quot;;2^[.$I73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740]&lt;&gt;&quot;&quot;;2^[.$I740];0)" table:style-name="ce2">
            <text:p>0</text:p>
          </table:table-cell>
          <table:table-cell office:value-type="float" office:value="4" table:formula="of:=IF([.C740]&lt;&gt;&quot;&quot;;2^[.$I740];0)" table:style-name="ce2">
            <text:p>4</text:p>
          </table:table-cell>
          <table:table-cell office:value-type="float" office:value="4" table:formula="of:=IF([.D740]&lt;&gt;&quot;&quot;;2^[.$I740];0)" table:style-name="ce2">
            <text:p>4</text:p>
          </table:table-cell>
          <table:table-cell office:value-type="float" office:value="4" table:formula="of:=IF([.E740]&lt;&gt;&quot;&quot;;2^[.$I740];0)" table:style-name="ce2">
            <text:p>4</text:p>
          </table:table-cell>
          <table:table-cell office:value-type="float" office:value="4" table:formula="of:=IF([.F740]&lt;&gt;&quot;&quot;;2^[.$I740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741]&lt;&gt;&quot;&quot;;2^[.$I741];0)" table:style-name="ce2">
            <text:p>8</text:p>
          </table:table-cell>
          <table:table-cell office:value-type="float" office:value="0" table:formula="of:=IF([.C741]&lt;&gt;&quot;&quot;;2^[.$I741];0)" table:style-name="ce2">
            <text:p>0</text:p>
          </table:table-cell>
          <table:table-cell office:value-type="float" office:value="0" table:formula="of:=IF([.D741]&lt;&gt;&quot;&quot;;2^[.$I741];0)" table:style-name="ce2">
            <text:p>0</text:p>
          </table:table-cell>
          <table:table-cell office:value-type="float" office:value="0" table:formula="of:=IF([.E741]&lt;&gt;&quot;&quot;;2^[.$I741];0)" table:style-name="ce2">
            <text:p>0</text:p>
          </table:table-cell>
          <table:table-cell office:value-type="float" office:value="0" table:formula="of:=IF([.F741]&lt;&gt;&quot;&quot;;2^[.$I74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742]&lt;&gt;&quot;&quot;;2^[.$I742];0)" table:style-name="ce2">
            <text:p>16</text:p>
          </table:table-cell>
          <table:table-cell office:value-type="float" office:value="0" table:formula="of:=IF([.C742]&lt;&gt;&quot;&quot;;2^[.$I742];0)" table:style-name="ce2">
            <text:p>0</text:p>
          </table:table-cell>
          <table:table-cell office:value-type="float" office:value="0" table:formula="of:=IF([.D742]&lt;&gt;&quot;&quot;;2^[.$I742];0)" table:style-name="ce2">
            <text:p>0</text:p>
          </table:table-cell>
          <table:table-cell office:value-type="float" office:value="0" table:formula="of:=IF([.E742]&lt;&gt;&quot;&quot;;2^[.$I742];0)" table:style-name="ce2">
            <text:p>0</text:p>
          </table:table-cell>
          <table:table-cell office:value-type="float" office:value="0" table:formula="of:=IF([.F742]&lt;&gt;&quot;&quot;;2^[.$I74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743]&lt;&gt;&quot;&quot;;2^[.$I743];0)" table:style-name="ce2">
            <text:p>32</text:p>
          </table:table-cell>
          <table:table-cell office:value-type="float" office:value="0" table:formula="of:=IF([.C743]&lt;&gt;&quot;&quot;;2^[.$I743];0)" table:style-name="ce2">
            <text:p>0</text:p>
          </table:table-cell>
          <table:table-cell office:value-type="float" office:value="0" table:formula="of:=IF([.D743]&lt;&gt;&quot;&quot;;2^[.$I743];0)" table:style-name="ce2">
            <text:p>0</text:p>
          </table:table-cell>
          <table:table-cell office:value-type="float" office:value="0" table:formula="of:=IF([.E743]&lt;&gt;&quot;&quot;;2^[.$I743];0)" table:style-name="ce2">
            <text:p>0</text:p>
          </table:table-cell>
          <table:table-cell office:value-type="float" office:value="0" table:formula="of:=IF([.F743]&lt;&gt;&quot;&quot;;2^[.$I74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744]&lt;&gt;&quot;&quot;;2^[.$I744];0)" table:style-name="ce2">
            <text:p>0</text:p>
          </table:table-cell>
          <table:table-cell office:value-type="float" office:value="64" table:formula="of:=IF([.C744]&lt;&gt;&quot;&quot;;2^[.$I744];0)" table:style-name="ce2">
            <text:p>64</text:p>
          </table:table-cell>
          <table:table-cell office:value-type="float" office:value="64" table:formula="of:=IF([.D744]&lt;&gt;&quot;&quot;;2^[.$I744];0)" table:style-name="ce2">
            <text:p>64</text:p>
          </table:table-cell>
          <table:table-cell office:value-type="float" office:value="64" table:formula="of:=IF([.E744]&lt;&gt;&quot;&quot;;2^[.$I744];0)" table:style-name="ce2">
            <text:p>64</text:p>
          </table:table-cell>
          <table:table-cell office:value-type="float" office:value="64" table:formula="of:=IF([.F744]&lt;&gt;&quot;&quot;;2^[.$I744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56" table:formula="of:=SUM([.J738:.J745])" table:style-name="ce2">
            <text:p>56</text:p>
          </table:table-cell>
          <table:table-cell office:value-type="float" office:value="68" table:formula="of:=SUM([.K738:.K745])" table:style-name="ce2">
            <text:p>68</text:p>
          </table:table-cell>
          <table:table-cell office:value-type="float" office:value="68" table:formula="of:=SUM([.L738:.L745])" table:style-name="ce2">
            <text:p>68</text:p>
          </table:table-cell>
          <table:table-cell office:value-type="float" office:value="68" table:formula="of:=SUM([.M738:.M745])" table:style-name="ce2">
            <text:p>68</text:p>
          </table:table-cell>
          <table:table-cell office:value-type="float" office:value="68" table:formula="of:=SUM([.N738:.N745])" table:style-name="ce2">
            <text:p>6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8" table:formula="of:=&quot;0x&quot;&amp;BASE([.J746];16;2)" table:style-name="ce2">
            <text:p>0x38</text:p>
          </table:table-cell>
          <table:table-cell office:value-type="string" office:string-value="0x44" table:formula="of:=&quot;0x&quot;&amp;BASE([.K746];16;2)" table:style-name="ce2">
            <text:p>0x44</text:p>
          </table:table-cell>
          <table:table-cell office:value-type="string" office:string-value="0x44" table:formula="of:=&quot;0x&quot;&amp;BASE([.L746];16;2)" table:style-name="ce2">
            <text:p>0x44</text:p>
          </table:table-cell>
          <table:table-cell office:value-type="string" office:string-value="0x44" table:formula="of:=&quot;0x&quot;&amp;BASE([.M746];16;2)" table:style-name="ce2">
            <text:p>0x44</text:p>
          </table:table-cell>
          <table:table-cell office:value-type="string" office:string-value="0x44" table:formula="of:=&quot;0x&quot;&amp;BASE([.N746];16;2)" table:style-name="ce2">
            <text:p>0x4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0: d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749]&lt;&gt;&quot;&quot;;2^[.$I749];0)" table:style-name="ce2">
            <text:p>0</text:p>
          </table:table-cell>
          <table:table-cell office:value-type="float" office:value="0" table:formula="of:=IF([.C749]&lt;&gt;&quot;&quot;;2^[.$I749];0)" table:style-name="ce2">
            <text:p>0</text:p>
          </table:table-cell>
          <table:table-cell office:value-type="float" office:value="0" table:formula="of:=IF([.D749]&lt;&gt;&quot;&quot;;2^[.$I749];0)" table:style-name="ce2">
            <text:p>0</text:p>
          </table:table-cell>
          <table:table-cell office:value-type="float" office:value="0" table:formula="of:=IF([.E749]&lt;&gt;&quot;&quot;;2^[.$I749];0)" table:style-name="ce2">
            <text:p>0</text:p>
          </table:table-cell>
          <table:table-cell office:value-type="float" office:value="1" table:formula="of:=IF([.F749]&lt;&gt;&quot;&quot;;2^[.$I749];0)" table:style-name="ce2">
            <text:p>1</text:p>
          </table:table-cell>
          <table:table-cell office:value-type="string" office:string-value="    { 0x30, 0x48, 0x48, 0x48, 0x7F }, // 100: d" table:formula="of:=&quot;    { &quot; &amp; [.J758] &amp; &quot;, &quot; &amp; [.K758] &amp; &quot;, &quot; &amp; [.L758] &amp; &quot;, &quot; &amp; [.M758] &amp; &quot;, &quot; &amp; [.N758] &amp; &quot; }, // &quot; &amp; [.A749]" table:style-name="ce2">
            <text:p><text:s text:c="4"/>{ 0x30, 0x48, 0x48, 0x48, 0x7F }, // 100: d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750]&lt;&gt;&quot;&quot;;2^[.$I750];0)" table:style-name="ce2">
            <text:p>0</text:p>
          </table:table-cell>
          <table:table-cell office:value-type="float" office:value="0" table:formula="of:=IF([.C750]&lt;&gt;&quot;&quot;;2^[.$I750];0)" table:style-name="ce2">
            <text:p>0</text:p>
          </table:table-cell>
          <table:table-cell office:value-type="float" office:value="0" table:formula="of:=IF([.D750]&lt;&gt;&quot;&quot;;2^[.$I750];0)" table:style-name="ce2">
            <text:p>0</text:p>
          </table:table-cell>
          <table:table-cell office:value-type="float" office:value="0" table:formula="of:=IF([.E750]&lt;&gt;&quot;&quot;;2^[.$I750];0)" table:style-name="ce2">
            <text:p>0</text:p>
          </table:table-cell>
          <table:table-cell office:value-type="float" office:value="2" table:formula="of:=IF([.F750]&lt;&gt;&quot;&quot;;2^[.$I750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751]&lt;&gt;&quot;&quot;;2^[.$I751];0)" table:style-name="ce2">
            <text:p>0</text:p>
          </table:table-cell>
          <table:table-cell office:value-type="float" office:value="0" table:formula="of:=IF([.C751]&lt;&gt;&quot;&quot;;2^[.$I751];0)" table:style-name="ce2">
            <text:p>0</text:p>
          </table:table-cell>
          <table:table-cell office:value-type="float" office:value="0" table:formula="of:=IF([.D751]&lt;&gt;&quot;&quot;;2^[.$I751];0)" table:style-name="ce2">
            <text:p>0</text:p>
          </table:table-cell>
          <table:table-cell office:value-type="float" office:value="0" table:formula="of:=IF([.E751]&lt;&gt;&quot;&quot;;2^[.$I751];0)" table:style-name="ce2">
            <text:p>0</text:p>
          </table:table-cell>
          <table:table-cell office:value-type="float" office:value="4" table:formula="of:=IF([.F751]&lt;&gt;&quot;&quot;;2^[.$I751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752]&lt;&gt;&quot;&quot;;2^[.$I752];0)" table:style-name="ce2">
            <text:p>0</text:p>
          </table:table-cell>
          <table:table-cell office:value-type="float" office:value="8" table:formula="of:=IF([.C752]&lt;&gt;&quot;&quot;;2^[.$I752];0)" table:style-name="ce2">
            <text:p>8</text:p>
          </table:table-cell>
          <table:table-cell office:value-type="float" office:value="8" table:formula="of:=IF([.D752]&lt;&gt;&quot;&quot;;2^[.$I752];0)" table:style-name="ce2">
            <text:p>8</text:p>
          </table:table-cell>
          <table:table-cell office:value-type="float" office:value="8" table:formula="of:=IF([.E752]&lt;&gt;&quot;&quot;;2^[.$I752];0)" table:style-name="ce2">
            <text:p>8</text:p>
          </table:table-cell>
          <table:table-cell office:value-type="float" office:value="8" table:formula="of:=IF([.F752]&lt;&gt;&quot;&quot;;2^[.$I752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753]&lt;&gt;&quot;&quot;;2^[.$I753];0)" table:style-name="ce2">
            <text:p>16</text:p>
          </table:table-cell>
          <table:table-cell office:value-type="float" office:value="0" table:formula="of:=IF([.C753]&lt;&gt;&quot;&quot;;2^[.$I753];0)" table:style-name="ce2">
            <text:p>0</text:p>
          </table:table-cell>
          <table:table-cell office:value-type="float" office:value="0" table:formula="of:=IF([.D753]&lt;&gt;&quot;&quot;;2^[.$I753];0)" table:style-name="ce2">
            <text:p>0</text:p>
          </table:table-cell>
          <table:table-cell office:value-type="float" office:value="0" table:formula="of:=IF([.E753]&lt;&gt;&quot;&quot;;2^[.$I753];0)" table:style-name="ce2">
            <text:p>0</text:p>
          </table:table-cell>
          <table:table-cell office:value-type="float" office:value="16" table:formula="of:=IF([.F753]&lt;&gt;&quot;&quot;;2^[.$I753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754]&lt;&gt;&quot;&quot;;2^[.$I754];0)" table:style-name="ce2">
            <text:p>32</text:p>
          </table:table-cell>
          <table:table-cell office:value-type="float" office:value="0" table:formula="of:=IF([.C754]&lt;&gt;&quot;&quot;;2^[.$I754];0)" table:style-name="ce2">
            <text:p>0</text:p>
          </table:table-cell>
          <table:table-cell office:value-type="float" office:value="0" table:formula="of:=IF([.D754]&lt;&gt;&quot;&quot;;2^[.$I754];0)" table:style-name="ce2">
            <text:p>0</text:p>
          </table:table-cell>
          <table:table-cell office:value-type="float" office:value="0" table:formula="of:=IF([.E754]&lt;&gt;&quot;&quot;;2^[.$I754];0)" table:style-name="ce2">
            <text:p>0</text:p>
          </table:table-cell>
          <table:table-cell office:value-type="float" office:value="32" table:formula="of:=IF([.F754]&lt;&gt;&quot;&quot;;2^[.$I754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755]&lt;&gt;&quot;&quot;;2^[.$I755];0)" table:style-name="ce2">
            <text:p>0</text:p>
          </table:table-cell>
          <table:table-cell office:value-type="float" office:value="64" table:formula="of:=IF([.C755]&lt;&gt;&quot;&quot;;2^[.$I755];0)" table:style-name="ce2">
            <text:p>64</text:p>
          </table:table-cell>
          <table:table-cell office:value-type="float" office:value="64" table:formula="of:=IF([.D755]&lt;&gt;&quot;&quot;;2^[.$I755];0)" table:style-name="ce2">
            <text:p>64</text:p>
          </table:table-cell>
          <table:table-cell office:value-type="float" office:value="64" table:formula="of:=IF([.E755]&lt;&gt;&quot;&quot;;2^[.$I755];0)" table:style-name="ce2">
            <text:p>64</text:p>
          </table:table-cell>
          <table:table-cell office:value-type="float" office:value="64" table:formula="of:=IF([.F755]&lt;&gt;&quot;&quot;;2^[.$I755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48" table:formula="of:=SUM([.J749:.J756])" table:style-name="ce2">
            <text:p>48</text:p>
          </table:table-cell>
          <table:table-cell office:value-type="float" office:value="72" table:formula="of:=SUM([.K749:.K756])" table:style-name="ce2">
            <text:p>72</text:p>
          </table:table-cell>
          <table:table-cell office:value-type="float" office:value="72" table:formula="of:=SUM([.L749:.L756])" table:style-name="ce2">
            <text:p>72</text:p>
          </table:table-cell>
          <table:table-cell office:value-type="float" office:value="72" table:formula="of:=SUM([.M749:.M756])" table:style-name="ce2">
            <text:p>72</text:p>
          </table:table-cell>
          <table:table-cell office:value-type="float" office:value="127" table:formula="of:=SUM([.N749:.N756])" table:style-name="ce2">
            <text:p>127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0" table:formula="of:=&quot;0x&quot;&amp;BASE([.J757];16;2)" table:style-name="ce2">
            <text:p>0x30</text:p>
          </table:table-cell>
          <table:table-cell office:value-type="string" office:string-value="0x48" table:formula="of:=&quot;0x&quot;&amp;BASE([.K757];16;2)" table:style-name="ce2">
            <text:p>0x48</text:p>
          </table:table-cell>
          <table:table-cell office:value-type="string" office:string-value="0x48" table:formula="of:=&quot;0x&quot;&amp;BASE([.L757];16;2)" table:style-name="ce2">
            <text:p>0x48</text:p>
          </table:table-cell>
          <table:table-cell office:value-type="string" office:string-value="0x48" table:formula="of:=&quot;0x&quot;&amp;BASE([.M757];16;2)" table:style-name="ce2">
            <text:p>0x48</text:p>
          </table:table-cell>
          <table:table-cell office:value-type="string" office:string-value="0x7F" table:formula="of:=&quot;0x&quot;&amp;BASE([.N757];16;2)" table:style-name="ce2">
            <text:p>0x7F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1: e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760]&lt;&gt;&quot;&quot;;2^[.$I760];0)" table:style-name="ce2">
            <text:p>0</text:p>
          </table:table-cell>
          <table:table-cell office:value-type="float" office:value="0" table:formula="of:=IF([.C760]&lt;&gt;&quot;&quot;;2^[.$I760];0)" table:style-name="ce2">
            <text:p>0</text:p>
          </table:table-cell>
          <table:table-cell office:value-type="float" office:value="0" table:formula="of:=IF([.D760]&lt;&gt;&quot;&quot;;2^[.$I760];0)" table:style-name="ce2">
            <text:p>0</text:p>
          </table:table-cell>
          <table:table-cell office:value-type="float" office:value="0" table:formula="of:=IF([.E760]&lt;&gt;&quot;&quot;;2^[.$I760];0)" table:style-name="ce2">
            <text:p>0</text:p>
          </table:table-cell>
          <table:table-cell office:value-type="float" office:value="0" table:formula="of:=IF([.F760]&lt;&gt;&quot;&quot;;2^[.$I760];0)" table:style-name="ce2">
            <text:p>0</text:p>
          </table:table-cell>
          <table:table-cell office:value-type="string" office:string-value="    { 0x38, 0x54, 0x54, 0x54, 0x58 }, // 101: e" table:formula="of:=&quot;    { &quot; &amp; [.J769] &amp; &quot;, &quot; &amp; [.K769] &amp; &quot;, &quot; &amp; [.L769] &amp; &quot;, &quot; &amp; [.M769] &amp; &quot;, &quot; &amp; [.N769] &amp; &quot; }, // &quot; &amp; [.A760]" table:style-name="ce2">
            <text:p><text:s text:c="4"/>{ 0x38, 0x54, 0x54, 0x54, 0x58 }, // 101: 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761]&lt;&gt;&quot;&quot;;2^[.$I761];0)" table:style-name="ce2">
            <text:p>0</text:p>
          </table:table-cell>
          <table:table-cell office:value-type="float" office:value="0" table:formula="of:=IF([.C761]&lt;&gt;&quot;&quot;;2^[.$I761];0)" table:style-name="ce2">
            <text:p>0</text:p>
          </table:table-cell>
          <table:table-cell office:value-type="float" office:value="0" table:formula="of:=IF([.D761]&lt;&gt;&quot;&quot;;2^[.$I761];0)" table:style-name="ce2">
            <text:p>0</text:p>
          </table:table-cell>
          <table:table-cell office:value-type="float" office:value="0" table:formula="of:=IF([.E761]&lt;&gt;&quot;&quot;;2^[.$I761];0)" table:style-name="ce2">
            <text:p>0</text:p>
          </table:table-cell>
          <table:table-cell office:value-type="float" office:value="0" table:formula="of:=IF([.F761]&lt;&gt;&quot;&quot;;2^[.$I76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762]&lt;&gt;&quot;&quot;;2^[.$I762];0)" table:style-name="ce2">
            <text:p>0</text:p>
          </table:table-cell>
          <table:table-cell office:value-type="float" office:value="4" table:formula="of:=IF([.C762]&lt;&gt;&quot;&quot;;2^[.$I762];0)" table:style-name="ce2">
            <text:p>4</text:p>
          </table:table-cell>
          <table:table-cell office:value-type="float" office:value="4" table:formula="of:=IF([.D762]&lt;&gt;&quot;&quot;;2^[.$I762];0)" table:style-name="ce2">
            <text:p>4</text:p>
          </table:table-cell>
          <table:table-cell office:value-type="float" office:value="4" table:formula="of:=IF([.E762]&lt;&gt;&quot;&quot;;2^[.$I762];0)" table:style-name="ce2">
            <text:p>4</text:p>
          </table:table-cell>
          <table:table-cell office:value-type="float" office:value="0" table:formula="of:=IF([.F762]&lt;&gt;&quot;&quot;;2^[.$I76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763]&lt;&gt;&quot;&quot;;2^[.$I763];0)" table:style-name="ce2">
            <text:p>8</text:p>
          </table:table-cell>
          <table:table-cell office:value-type="float" office:value="0" table:formula="of:=IF([.C763]&lt;&gt;&quot;&quot;;2^[.$I763];0)" table:style-name="ce2">
            <text:p>0</text:p>
          </table:table-cell>
          <table:table-cell office:value-type="float" office:value="0" table:formula="of:=IF([.D763]&lt;&gt;&quot;&quot;;2^[.$I763];0)" table:style-name="ce2">
            <text:p>0</text:p>
          </table:table-cell>
          <table:table-cell office:value-type="float" office:value="0" table:formula="of:=IF([.E763]&lt;&gt;&quot;&quot;;2^[.$I763];0)" table:style-name="ce2">
            <text:p>0</text:p>
          </table:table-cell>
          <table:table-cell office:value-type="float" office:value="8" table:formula="of:=IF([.F763]&lt;&gt;&quot;&quot;;2^[.$I763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764]&lt;&gt;&quot;&quot;;2^[.$I764];0)" table:style-name="ce2">
            <text:p>16</text:p>
          </table:table-cell>
          <table:table-cell office:value-type="float" office:value="16" table:formula="of:=IF([.C764]&lt;&gt;&quot;&quot;;2^[.$I764];0)" table:style-name="ce2">
            <text:p>16</text:p>
          </table:table-cell>
          <table:table-cell office:value-type="float" office:value="16" table:formula="of:=IF([.D764]&lt;&gt;&quot;&quot;;2^[.$I764];0)" table:style-name="ce2">
            <text:p>16</text:p>
          </table:table-cell>
          <table:table-cell office:value-type="float" office:value="16" table:formula="of:=IF([.E764]&lt;&gt;&quot;&quot;;2^[.$I764];0)" table:style-name="ce2">
            <text:p>16</text:p>
          </table:table-cell>
          <table:table-cell office:value-type="float" office:value="16" table:formula="of:=IF([.F764]&lt;&gt;&quot;&quot;;2^[.$I764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765]&lt;&gt;&quot;&quot;;2^[.$I765];0)" table:style-name="ce2">
            <text:p>32</text:p>
          </table:table-cell>
          <table:table-cell office:value-type="float" office:value="0" table:formula="of:=IF([.C765]&lt;&gt;&quot;&quot;;2^[.$I765];0)" table:style-name="ce2">
            <text:p>0</text:p>
          </table:table-cell>
          <table:table-cell office:value-type="float" office:value="0" table:formula="of:=IF([.D765]&lt;&gt;&quot;&quot;;2^[.$I765];0)" table:style-name="ce2">
            <text:p>0</text:p>
          </table:table-cell>
          <table:table-cell office:value-type="float" office:value="0" table:formula="of:=IF([.E765]&lt;&gt;&quot;&quot;;2^[.$I765];0)" table:style-name="ce2">
            <text:p>0</text:p>
          </table:table-cell>
          <table:table-cell office:value-type="float" office:value="0" table:formula="of:=IF([.F765]&lt;&gt;&quot;&quot;;2^[.$I76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766]&lt;&gt;&quot;&quot;;2^[.$I766];0)" table:style-name="ce2">
            <text:p>0</text:p>
          </table:table-cell>
          <table:table-cell office:value-type="float" office:value="64" table:formula="of:=IF([.C766]&lt;&gt;&quot;&quot;;2^[.$I766];0)" table:style-name="ce2">
            <text:p>64</text:p>
          </table:table-cell>
          <table:table-cell office:value-type="float" office:value="64" table:formula="of:=IF([.D766]&lt;&gt;&quot;&quot;;2^[.$I766];0)" table:style-name="ce2">
            <text:p>64</text:p>
          </table:table-cell>
          <table:table-cell office:value-type="float" office:value="64" table:formula="of:=IF([.E766]&lt;&gt;&quot;&quot;;2^[.$I766];0)" table:style-name="ce2">
            <text:p>64</text:p>
          </table:table-cell>
          <table:table-cell office:value-type="float" office:value="64" table:formula="of:=IF([.F766]&lt;&gt;&quot;&quot;;2^[.$I766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56" table:formula="of:=SUM([.J760:.J767])" table:style-name="ce2">
            <text:p>56</text:p>
          </table:table-cell>
          <table:table-cell office:value-type="float" office:value="84" table:formula="of:=SUM([.K760:.K767])" table:style-name="ce2">
            <text:p>84</text:p>
          </table:table-cell>
          <table:table-cell office:value-type="float" office:value="84" table:formula="of:=SUM([.L760:.L767])" table:style-name="ce2">
            <text:p>84</text:p>
          </table:table-cell>
          <table:table-cell office:value-type="float" office:value="84" table:formula="of:=SUM([.M760:.M767])" table:style-name="ce2">
            <text:p>84</text:p>
          </table:table-cell>
          <table:table-cell office:value-type="float" office:value="88" table:formula="of:=SUM([.N760:.N767])" table:style-name="ce2">
            <text:p>8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8" table:formula="of:=&quot;0x&quot;&amp;BASE([.J768];16;2)" table:style-name="ce2">
            <text:p>0x38</text:p>
          </table:table-cell>
          <table:table-cell office:value-type="string" office:string-value="0x54" table:formula="of:=&quot;0x&quot;&amp;BASE([.K768];16;2)" table:style-name="ce2">
            <text:p>0x54</text:p>
          </table:table-cell>
          <table:table-cell office:value-type="string" office:string-value="0x54" table:formula="of:=&quot;0x&quot;&amp;BASE([.L768];16;2)" table:style-name="ce2">
            <text:p>0x54</text:p>
          </table:table-cell>
          <table:table-cell office:value-type="string" office:string-value="0x54" table:formula="of:=&quot;0x&quot;&amp;BASE([.M768];16;2)" table:style-name="ce2">
            <text:p>0x54</text:p>
          </table:table-cell>
          <table:table-cell office:value-type="string" office:string-value="0x58" table:formula="of:=&quot;0x&quot;&amp;BASE([.N768];16;2)" table:style-name="ce2">
            <text:p>0x5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2: f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771]&lt;&gt;&quot;&quot;;2^[.$I771];0)" table:style-name="ce2">
            <text:p>0</text:p>
          </table:table-cell>
          <table:table-cell office:value-type="float" office:value="0" table:formula="of:=IF([.C771]&lt;&gt;&quot;&quot;;2^[.$I771];0)" table:style-name="ce2">
            <text:p>0</text:p>
          </table:table-cell>
          <table:table-cell office:value-type="float" office:value="0" table:formula="of:=IF([.D771]&lt;&gt;&quot;&quot;;2^[.$I771];0)" table:style-name="ce2">
            <text:p>0</text:p>
          </table:table-cell>
          <table:table-cell office:value-type="float" office:value="1" table:formula="of:=IF([.E771]&lt;&gt;&quot;&quot;;2^[.$I771];0)" table:style-name="ce2">
            <text:p>1</text:p>
          </table:table-cell>
          <table:table-cell office:value-type="float" office:value="0" table:formula="of:=IF([.F771]&lt;&gt;&quot;&quot;;2^[.$I771];0)" table:style-name="ce2">
            <text:p>0</text:p>
          </table:table-cell>
          <table:table-cell office:value-type="string" office:string-value="    { 0x00, 0x08, 0x7E, 0x09, 0x02 }, // 102: f" table:formula="of:=&quot;    { &quot; &amp; [.J780] &amp; &quot;, &quot; &amp; [.K780] &amp; &quot;, &quot; &amp; [.L780] &amp; &quot;, &quot; &amp; [.M780] &amp; &quot;, &quot; &amp; [.N780] &amp; &quot; }, // &quot; &amp; [.A771]" table:style-name="ce2">
            <text:p><text:s text:c="4"/>{ 0x00, 0x08, 0x7E, 0x09, 0x02 }, // 102: f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772]&lt;&gt;&quot;&quot;;2^[.$I772];0)" table:style-name="ce2">
            <text:p>0</text:p>
          </table:table-cell>
          <table:table-cell office:value-type="float" office:value="0" table:formula="of:=IF([.C772]&lt;&gt;&quot;&quot;;2^[.$I772];0)" table:style-name="ce2">
            <text:p>0</text:p>
          </table:table-cell>
          <table:table-cell office:value-type="float" office:value="2" table:formula="of:=IF([.D772]&lt;&gt;&quot;&quot;;2^[.$I772];0)" table:style-name="ce2">
            <text:p>2</text:p>
          </table:table-cell>
          <table:table-cell office:value-type="float" office:value="0" table:formula="of:=IF([.E772]&lt;&gt;&quot;&quot;;2^[.$I772];0)" table:style-name="ce2">
            <text:p>0</text:p>
          </table:table-cell>
          <table:table-cell office:value-type="float" office:value="2" table:formula="of:=IF([.F772]&lt;&gt;&quot;&quot;;2^[.$I772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773]&lt;&gt;&quot;&quot;;2^[.$I773];0)" table:style-name="ce2">
            <text:p>0</text:p>
          </table:table-cell>
          <table:table-cell office:value-type="float" office:value="0" table:formula="of:=IF([.C773]&lt;&gt;&quot;&quot;;2^[.$I773];0)" table:style-name="ce2">
            <text:p>0</text:p>
          </table:table-cell>
          <table:table-cell office:value-type="float" office:value="4" table:formula="of:=IF([.D773]&lt;&gt;&quot;&quot;;2^[.$I773];0)" table:style-name="ce2">
            <text:p>4</text:p>
          </table:table-cell>
          <table:table-cell office:value-type="float" office:value="0" table:formula="of:=IF([.E773]&lt;&gt;&quot;&quot;;2^[.$I773];0)" table:style-name="ce2">
            <text:p>0</text:p>
          </table:table-cell>
          <table:table-cell office:value-type="float" office:value="0" table:formula="of:=IF([.F773]&lt;&gt;&quot;&quot;;2^[.$I77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774]&lt;&gt;&quot;&quot;;2^[.$I774];0)" table:style-name="ce2">
            <text:p>0</text:p>
          </table:table-cell>
          <table:table-cell office:value-type="float" office:value="8" table:formula="of:=IF([.C774]&lt;&gt;&quot;&quot;;2^[.$I774];0)" table:style-name="ce2">
            <text:p>8</text:p>
          </table:table-cell>
          <table:table-cell office:value-type="float" office:value="8" table:formula="of:=IF([.D774]&lt;&gt;&quot;&quot;;2^[.$I774];0)" table:style-name="ce2">
            <text:p>8</text:p>
          </table:table-cell>
          <table:table-cell office:value-type="float" office:value="8" table:formula="of:=IF([.E774]&lt;&gt;&quot;&quot;;2^[.$I774];0)" table:style-name="ce2">
            <text:p>8</text:p>
          </table:table-cell>
          <table:table-cell office:value-type="float" office:value="0" table:formula="of:=IF([.F774]&lt;&gt;&quot;&quot;;2^[.$I77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775]&lt;&gt;&quot;&quot;;2^[.$I775];0)" table:style-name="ce2">
            <text:p>0</text:p>
          </table:table-cell>
          <table:table-cell office:value-type="float" office:value="0" table:formula="of:=IF([.C775]&lt;&gt;&quot;&quot;;2^[.$I775];0)" table:style-name="ce2">
            <text:p>0</text:p>
          </table:table-cell>
          <table:table-cell office:value-type="float" office:value="16" table:formula="of:=IF([.D775]&lt;&gt;&quot;&quot;;2^[.$I775];0)" table:style-name="ce2">
            <text:p>16</text:p>
          </table:table-cell>
          <table:table-cell office:value-type="float" office:value="0" table:formula="of:=IF([.E775]&lt;&gt;&quot;&quot;;2^[.$I775];0)" table:style-name="ce2">
            <text:p>0</text:p>
          </table:table-cell>
          <table:table-cell office:value-type="float" office:value="0" table:formula="of:=IF([.F775]&lt;&gt;&quot;&quot;;2^[.$I77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776]&lt;&gt;&quot;&quot;;2^[.$I776];0)" table:style-name="ce2">
            <text:p>0</text:p>
          </table:table-cell>
          <table:table-cell office:value-type="float" office:value="0" table:formula="of:=IF([.C776]&lt;&gt;&quot;&quot;;2^[.$I776];0)" table:style-name="ce2">
            <text:p>0</text:p>
          </table:table-cell>
          <table:table-cell office:value-type="float" office:value="32" table:formula="of:=IF([.D776]&lt;&gt;&quot;&quot;;2^[.$I776];0)" table:style-name="ce2">
            <text:p>32</text:p>
          </table:table-cell>
          <table:table-cell office:value-type="float" office:value="0" table:formula="of:=IF([.E776]&lt;&gt;&quot;&quot;;2^[.$I776];0)" table:style-name="ce2">
            <text:p>0</text:p>
          </table:table-cell>
          <table:table-cell office:value-type="float" office:value="0" table:formula="of:=IF([.F776]&lt;&gt;&quot;&quot;;2^[.$I77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777]&lt;&gt;&quot;&quot;;2^[.$I777];0)" table:style-name="ce2">
            <text:p>0</text:p>
          </table:table-cell>
          <table:table-cell office:value-type="float" office:value="0" table:formula="of:=IF([.C777]&lt;&gt;&quot;&quot;;2^[.$I777];0)" table:style-name="ce2">
            <text:p>0</text:p>
          </table:table-cell>
          <table:table-cell office:value-type="float" office:value="64" table:formula="of:=IF([.D777]&lt;&gt;&quot;&quot;;2^[.$I777];0)" table:style-name="ce2">
            <text:p>64</text:p>
          </table:table-cell>
          <table:table-cell office:value-type="float" office:value="0" table:formula="of:=IF([.E777]&lt;&gt;&quot;&quot;;2^[.$I777];0)" table:style-name="ce2">
            <text:p>0</text:p>
          </table:table-cell>
          <table:table-cell office:value-type="float" office:value="0" table:formula="of:=IF([.F777]&lt;&gt;&quot;&quot;;2^[.$I77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771:.J778])" table:style-name="ce2">
            <text:p>0</text:p>
          </table:table-cell>
          <table:table-cell office:value-type="float" office:value="8" table:formula="of:=SUM([.K771:.K778])" table:style-name="ce2">
            <text:p>8</text:p>
          </table:table-cell>
          <table:table-cell office:value-type="float" office:value="126" table:formula="of:=SUM([.L771:.L778])" table:style-name="ce2">
            <text:p>126</text:p>
          </table:table-cell>
          <table:table-cell office:value-type="float" office:value="9" table:formula="of:=SUM([.M771:.M778])" table:style-name="ce2">
            <text:p>9</text:p>
          </table:table-cell>
          <table:table-cell office:value-type="float" office:value="2" table:formula="of:=SUM([.N771:.N778]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779];16;2)" table:style-name="ce2">
            <text:p>0x00</text:p>
          </table:table-cell>
          <table:table-cell office:value-type="string" office:string-value="0x08" table:formula="of:=&quot;0x&quot;&amp;BASE([.K779];16;2)" table:style-name="ce2">
            <text:p>0x08</text:p>
          </table:table-cell>
          <table:table-cell office:value-type="string" office:string-value="0x7E" table:formula="of:=&quot;0x&quot;&amp;BASE([.L779];16;2)" table:style-name="ce2">
            <text:p>0x7E</text:p>
          </table:table-cell>
          <table:table-cell office:value-type="string" office:string-value="0x09" table:formula="of:=&quot;0x&quot;&amp;BASE([.M779];16;2)" table:style-name="ce2">
            <text:p>0x09</text:p>
          </table:table-cell>
          <table:table-cell office:value-type="string" office:string-value="0x02" table:formula="of:=&quot;0x&quot;&amp;BASE([.N779];16;2)" table:style-name="ce2">
            <text:p>0x02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3: g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782]&lt;&gt;&quot;&quot;;2^[.$I782];0)" table:style-name="ce2">
            <text:p>0</text:p>
          </table:table-cell>
          <table:table-cell office:value-type="float" office:value="0" table:formula="of:=IF([.C782]&lt;&gt;&quot;&quot;;2^[.$I782];0)" table:style-name="ce2">
            <text:p>0</text:p>
          </table:table-cell>
          <table:table-cell office:value-type="float" office:value="0" table:formula="of:=IF([.D782]&lt;&gt;&quot;&quot;;2^[.$I782];0)" table:style-name="ce2">
            <text:p>0</text:p>
          </table:table-cell>
          <table:table-cell office:value-type="float" office:value="0" table:formula="of:=IF([.E782]&lt;&gt;&quot;&quot;;2^[.$I782];0)" table:style-name="ce2">
            <text:p>0</text:p>
          </table:table-cell>
          <table:table-cell office:value-type="float" office:value="0" table:formula="of:=IF([.F782]&lt;&gt;&quot;&quot;;2^[.$I782];0)" table:style-name="ce2">
            <text:p>0</text:p>
          </table:table-cell>
          <table:table-cell office:value-type="string" office:string-value="    { 0x48, 0x54, 0x54, 0x54, 0x3C }, // 103: g" table:formula="of:=&quot;    { &quot; &amp; [.J791] &amp; &quot;, &quot; &amp; [.K791] &amp; &quot;, &quot; &amp; [.L791] &amp; &quot;, &quot; &amp; [.M791] &amp; &quot;, &quot; &amp; [.N791] &amp; &quot; }, // &quot; &amp; [.A782]" table:style-name="ce2">
            <text:p><text:s text:c="4"/>{ 0x48, 0x54, 0x54, 0x54, 0x3C }, // 103: g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783]&lt;&gt;&quot;&quot;;2^[.$I783];0)" table:style-name="ce2">
            <text:p>0</text:p>
          </table:table-cell>
          <table:table-cell office:value-type="float" office:value="0" table:formula="of:=IF([.C783]&lt;&gt;&quot;&quot;;2^[.$I783];0)" table:style-name="ce2">
            <text:p>0</text:p>
          </table:table-cell>
          <table:table-cell office:value-type="float" office:value="0" table:formula="of:=IF([.D783]&lt;&gt;&quot;&quot;;2^[.$I783];0)" table:style-name="ce2">
            <text:p>0</text:p>
          </table:table-cell>
          <table:table-cell office:value-type="float" office:value="0" table:formula="of:=IF([.E783]&lt;&gt;&quot;&quot;;2^[.$I783];0)" table:style-name="ce2">
            <text:p>0</text:p>
          </table:table-cell>
          <table:table-cell office:value-type="float" office:value="0" table:formula="of:=IF([.F783]&lt;&gt;&quot;&quot;;2^[.$I78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784]&lt;&gt;&quot;&quot;;2^[.$I784];0)" table:style-name="ce2">
            <text:p>0</text:p>
          </table:table-cell>
          <table:table-cell office:value-type="float" office:value="4" table:formula="of:=IF([.C784]&lt;&gt;&quot;&quot;;2^[.$I784];0)" table:style-name="ce2">
            <text:p>4</text:p>
          </table:table-cell>
          <table:table-cell office:value-type="float" office:value="4" table:formula="of:=IF([.D784]&lt;&gt;&quot;&quot;;2^[.$I784];0)" table:style-name="ce2">
            <text:p>4</text:p>
          </table:table-cell>
          <table:table-cell office:value-type="float" office:value="4" table:formula="of:=IF([.E784]&lt;&gt;&quot;&quot;;2^[.$I784];0)" table:style-name="ce2">
            <text:p>4</text:p>
          </table:table-cell>
          <table:table-cell office:value-type="float" office:value="4" table:formula="of:=IF([.F784]&lt;&gt;&quot;&quot;;2^[.$I784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785]&lt;&gt;&quot;&quot;;2^[.$I785];0)" table:style-name="ce2">
            <text:p>8</text:p>
          </table:table-cell>
          <table:table-cell office:value-type="float" office:value="0" table:formula="of:=IF([.C785]&lt;&gt;&quot;&quot;;2^[.$I785];0)" table:style-name="ce2">
            <text:p>0</text:p>
          </table:table-cell>
          <table:table-cell office:value-type="float" office:value="0" table:formula="of:=IF([.D785]&lt;&gt;&quot;&quot;;2^[.$I785];0)" table:style-name="ce2">
            <text:p>0</text:p>
          </table:table-cell>
          <table:table-cell office:value-type="float" office:value="0" table:formula="of:=IF([.E785]&lt;&gt;&quot;&quot;;2^[.$I785];0)" table:style-name="ce2">
            <text:p>0</text:p>
          </table:table-cell>
          <table:table-cell office:value-type="float" office:value="8" table:formula="of:=IF([.F785]&lt;&gt;&quot;&quot;;2^[.$I785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786]&lt;&gt;&quot;&quot;;2^[.$I786];0)" table:style-name="ce2">
            <text:p>0</text:p>
          </table:table-cell>
          <table:table-cell office:value-type="float" office:value="16" table:formula="of:=IF([.C786]&lt;&gt;&quot;&quot;;2^[.$I786];0)" table:style-name="ce2">
            <text:p>16</text:p>
          </table:table-cell>
          <table:table-cell office:value-type="float" office:value="16" table:formula="of:=IF([.D786]&lt;&gt;&quot;&quot;;2^[.$I786];0)" table:style-name="ce2">
            <text:p>16</text:p>
          </table:table-cell>
          <table:table-cell office:value-type="float" office:value="16" table:formula="of:=IF([.E786]&lt;&gt;&quot;&quot;;2^[.$I786];0)" table:style-name="ce2">
            <text:p>16</text:p>
          </table:table-cell>
          <table:table-cell office:value-type="float" office:value="16" table:formula="of:=IF([.F786]&lt;&gt;&quot;&quot;;2^[.$I786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787]&lt;&gt;&quot;&quot;;2^[.$I787];0)" table:style-name="ce2">
            <text:p>0</text:p>
          </table:table-cell>
          <table:table-cell office:value-type="float" office:value="0" table:formula="of:=IF([.C787]&lt;&gt;&quot;&quot;;2^[.$I787];0)" table:style-name="ce2">
            <text:p>0</text:p>
          </table:table-cell>
          <table:table-cell office:value-type="float" office:value="0" table:formula="of:=IF([.D787]&lt;&gt;&quot;&quot;;2^[.$I787];0)" table:style-name="ce2">
            <text:p>0</text:p>
          </table:table-cell>
          <table:table-cell office:value-type="float" office:value="0" table:formula="of:=IF([.E787]&lt;&gt;&quot;&quot;;2^[.$I787];0)" table:style-name="ce2">
            <text:p>0</text:p>
          </table:table-cell>
          <table:table-cell office:value-type="float" office:value="32" table:formula="of:=IF([.F787]&lt;&gt;&quot;&quot;;2^[.$I787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788]&lt;&gt;&quot;&quot;;2^[.$I788];0)" table:style-name="ce2">
            <text:p>64</text:p>
          </table:table-cell>
          <table:table-cell office:value-type="float" office:value="64" table:formula="of:=IF([.C788]&lt;&gt;&quot;&quot;;2^[.$I788];0)" table:style-name="ce2">
            <text:p>64</text:p>
          </table:table-cell>
          <table:table-cell office:value-type="float" office:value="64" table:formula="of:=IF([.D788]&lt;&gt;&quot;&quot;;2^[.$I788];0)" table:style-name="ce2">
            <text:p>64</text:p>
          </table:table-cell>
          <table:table-cell office:value-type="float" office:value="64" table:formula="of:=IF([.E788]&lt;&gt;&quot;&quot;;2^[.$I788];0)" table:style-name="ce2">
            <text:p>64</text:p>
          </table:table-cell>
          <table:table-cell office:value-type="float" office:value="0" table:formula="of:=IF([.F788]&lt;&gt;&quot;&quot;;2^[.$I78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72" table:formula="of:=SUM([.J782:.J789])" table:style-name="ce2">
            <text:p>72</text:p>
          </table:table-cell>
          <table:table-cell office:value-type="float" office:value="84" table:formula="of:=SUM([.K782:.K789])" table:style-name="ce2">
            <text:p>84</text:p>
          </table:table-cell>
          <table:table-cell office:value-type="float" office:value="84" table:formula="of:=SUM([.L782:.L789])" table:style-name="ce2">
            <text:p>84</text:p>
          </table:table-cell>
          <table:table-cell office:value-type="float" office:value="84" table:formula="of:=SUM([.M782:.M789])" table:style-name="ce2">
            <text:p>84</text:p>
          </table:table-cell>
          <table:table-cell office:value-type="float" office:value="60" table:formula="of:=SUM([.N782:.N789])" table:style-name="ce2">
            <text:p>6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48" table:formula="of:=&quot;0x&quot;&amp;BASE([.J790];16;2)" table:style-name="ce2">
            <text:p>0x48</text:p>
          </table:table-cell>
          <table:table-cell office:value-type="string" office:string-value="0x54" table:formula="of:=&quot;0x&quot;&amp;BASE([.K790];16;2)" table:style-name="ce2">
            <text:p>0x54</text:p>
          </table:table-cell>
          <table:table-cell office:value-type="string" office:string-value="0x54" table:formula="of:=&quot;0x&quot;&amp;BASE([.L790];16;2)" table:style-name="ce2">
            <text:p>0x54</text:p>
          </table:table-cell>
          <table:table-cell office:value-type="string" office:string-value="0x54" table:formula="of:=&quot;0x&quot;&amp;BASE([.M790];16;2)" table:style-name="ce2">
            <text:p>0x54</text:p>
          </table:table-cell>
          <table:table-cell office:value-type="string" office:string-value="0x3C" table:formula="of:=&quot;0x&quot;&amp;BASE([.N790];16;2)" table:style-name="ce2">
            <text:p>0x3C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4: h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" table:formula="of:=IF([.B793]&lt;&gt;&quot;&quot;;2^[.$I793];0)" table:style-name="ce2">
            <text:p>1</text:p>
          </table:table-cell>
          <table:table-cell office:value-type="float" office:value="0" table:formula="of:=IF([.C793]&lt;&gt;&quot;&quot;;2^[.$I793];0)" table:style-name="ce2">
            <text:p>0</text:p>
          </table:table-cell>
          <table:table-cell office:value-type="float" office:value="0" table:formula="of:=IF([.D793]&lt;&gt;&quot;&quot;;2^[.$I793];0)" table:style-name="ce2">
            <text:p>0</text:p>
          </table:table-cell>
          <table:table-cell office:value-type="float" office:value="0" table:formula="of:=IF([.E793]&lt;&gt;&quot;&quot;;2^[.$I793];0)" table:style-name="ce2">
            <text:p>0</text:p>
          </table:table-cell>
          <table:table-cell office:value-type="float" office:value="0" table:formula="of:=IF([.F793]&lt;&gt;&quot;&quot;;2^[.$I793];0)" table:style-name="ce2">
            <text:p>0</text:p>
          </table:table-cell>
          <table:table-cell office:value-type="string" office:string-value="    { 0x7F, 0x08, 0x08, 0x08, 0x70 }, // 104: h" table:formula="of:=&quot;    { &quot; &amp; [.J802] &amp; &quot;, &quot; &amp; [.K802] &amp; &quot;, &quot; &amp; [.L802] &amp; &quot;, &quot; &amp; [.M802] &amp; &quot;, &quot; &amp; [.N802] &amp; &quot; }, // &quot; &amp; [.A793]" table:style-name="ce2">
            <text:p><text:s text:c="4"/>{ 0x7F, 0x08, 0x08, 0x08, 0x70 }, // 104: h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794]&lt;&gt;&quot;&quot;;2^[.$I794];0)" table:style-name="ce2">
            <text:p>2</text:p>
          </table:table-cell>
          <table:table-cell office:value-type="float" office:value="0" table:formula="of:=IF([.C794]&lt;&gt;&quot;&quot;;2^[.$I794];0)" table:style-name="ce2">
            <text:p>0</text:p>
          </table:table-cell>
          <table:table-cell office:value-type="float" office:value="0" table:formula="of:=IF([.D794]&lt;&gt;&quot;&quot;;2^[.$I794];0)" table:style-name="ce2">
            <text:p>0</text:p>
          </table:table-cell>
          <table:table-cell office:value-type="float" office:value="0" table:formula="of:=IF([.E794]&lt;&gt;&quot;&quot;;2^[.$I794];0)" table:style-name="ce2">
            <text:p>0</text:p>
          </table:table-cell>
          <table:table-cell office:value-type="float" office:value="0" table:formula="of:=IF([.F794]&lt;&gt;&quot;&quot;;2^[.$I79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795]&lt;&gt;&quot;&quot;;2^[.$I795];0)" table:style-name="ce2">
            <text:p>4</text:p>
          </table:table-cell>
          <table:table-cell office:value-type="float" office:value="0" table:formula="of:=IF([.C795]&lt;&gt;&quot;&quot;;2^[.$I795];0)" table:style-name="ce2">
            <text:p>0</text:p>
          </table:table-cell>
          <table:table-cell office:value-type="float" office:value="0" table:formula="of:=IF([.D795]&lt;&gt;&quot;&quot;;2^[.$I795];0)" table:style-name="ce2">
            <text:p>0</text:p>
          </table:table-cell>
          <table:table-cell office:value-type="float" office:value="0" table:formula="of:=IF([.E795]&lt;&gt;&quot;&quot;;2^[.$I795];0)" table:style-name="ce2">
            <text:p>0</text:p>
          </table:table-cell>
          <table:table-cell office:value-type="float" office:value="0" table:formula="of:=IF([.F795]&lt;&gt;&quot;&quot;;2^[.$I79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796]&lt;&gt;&quot;&quot;;2^[.$I796];0)" table:style-name="ce2">
            <text:p>8</text:p>
          </table:table-cell>
          <table:table-cell office:value-type="float" office:value="8" table:formula="of:=IF([.C796]&lt;&gt;&quot;&quot;;2^[.$I796];0)" table:style-name="ce2">
            <text:p>8</text:p>
          </table:table-cell>
          <table:table-cell office:value-type="float" office:value="8" table:formula="of:=IF([.D796]&lt;&gt;&quot;&quot;;2^[.$I796];0)" table:style-name="ce2">
            <text:p>8</text:p>
          </table:table-cell>
          <table:table-cell office:value-type="float" office:value="8" table:formula="of:=IF([.E796]&lt;&gt;&quot;&quot;;2^[.$I796];0)" table:style-name="ce2">
            <text:p>8</text:p>
          </table:table-cell>
          <table:table-cell office:value-type="float" office:value="0" table:formula="of:=IF([.F796]&lt;&gt;&quot;&quot;;2^[.$I79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797]&lt;&gt;&quot;&quot;;2^[.$I797];0)" table:style-name="ce2">
            <text:p>16</text:p>
          </table:table-cell>
          <table:table-cell office:value-type="float" office:value="0" table:formula="of:=IF([.C797]&lt;&gt;&quot;&quot;;2^[.$I797];0)" table:style-name="ce2">
            <text:p>0</text:p>
          </table:table-cell>
          <table:table-cell office:value-type="float" office:value="0" table:formula="of:=IF([.D797]&lt;&gt;&quot;&quot;;2^[.$I797];0)" table:style-name="ce2">
            <text:p>0</text:p>
          </table:table-cell>
          <table:table-cell office:value-type="float" office:value="0" table:formula="of:=IF([.E797]&lt;&gt;&quot;&quot;;2^[.$I797];0)" table:style-name="ce2">
            <text:p>0</text:p>
          </table:table-cell>
          <table:table-cell office:value-type="float" office:value="16" table:formula="of:=IF([.F797]&lt;&gt;&quot;&quot;;2^[.$I797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798]&lt;&gt;&quot;&quot;;2^[.$I798];0)" table:style-name="ce2">
            <text:p>32</text:p>
          </table:table-cell>
          <table:table-cell office:value-type="float" office:value="0" table:formula="of:=IF([.C798]&lt;&gt;&quot;&quot;;2^[.$I798];0)" table:style-name="ce2">
            <text:p>0</text:p>
          </table:table-cell>
          <table:table-cell office:value-type="float" office:value="0" table:formula="of:=IF([.D798]&lt;&gt;&quot;&quot;;2^[.$I798];0)" table:style-name="ce2">
            <text:p>0</text:p>
          </table:table-cell>
          <table:table-cell office:value-type="float" office:value="0" table:formula="of:=IF([.E798]&lt;&gt;&quot;&quot;;2^[.$I798];0)" table:style-name="ce2">
            <text:p>0</text:p>
          </table:table-cell>
          <table:table-cell office:value-type="float" office:value="32" table:formula="of:=IF([.F798]&lt;&gt;&quot;&quot;;2^[.$I798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799]&lt;&gt;&quot;&quot;;2^[.$I799];0)" table:style-name="ce2">
            <text:p>64</text:p>
          </table:table-cell>
          <table:table-cell office:value-type="float" office:value="0" table:formula="of:=IF([.C799]&lt;&gt;&quot;&quot;;2^[.$I799];0)" table:style-name="ce2">
            <text:p>0</text:p>
          </table:table-cell>
          <table:table-cell office:value-type="float" office:value="0" table:formula="of:=IF([.D799]&lt;&gt;&quot;&quot;;2^[.$I799];0)" table:style-name="ce2">
            <text:p>0</text:p>
          </table:table-cell>
          <table:table-cell office:value-type="float" office:value="0" table:formula="of:=IF([.E799]&lt;&gt;&quot;&quot;;2^[.$I799];0)" table:style-name="ce2">
            <text:p>0</text:p>
          </table:table-cell>
          <table:table-cell office:value-type="float" office:value="64" table:formula="of:=IF([.F799]&lt;&gt;&quot;&quot;;2^[.$I799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7" table:formula="of:=SUM([.J793:.J800])" table:style-name="ce2">
            <text:p>127</text:p>
          </table:table-cell>
          <table:table-cell office:value-type="float" office:value="8" table:formula="of:=SUM([.K793:.K800])" table:style-name="ce2">
            <text:p>8</text:p>
          </table:table-cell>
          <table:table-cell office:value-type="float" office:value="8" table:formula="of:=SUM([.L793:.L800])" table:style-name="ce2">
            <text:p>8</text:p>
          </table:table-cell>
          <table:table-cell office:value-type="float" office:value="8" table:formula="of:=SUM([.M793:.M800])" table:style-name="ce2">
            <text:p>8</text:p>
          </table:table-cell>
          <table:table-cell office:value-type="float" office:value="112" table:formula="of:=SUM([.N793:.N800])" table:style-name="ce2">
            <text:p>11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F" table:formula="of:=&quot;0x&quot;&amp;BASE([.J801];16;2)" table:style-name="ce2">
            <text:p>0x7F</text:p>
          </table:table-cell>
          <table:table-cell office:value-type="string" office:string-value="0x08" table:formula="of:=&quot;0x&quot;&amp;BASE([.K801];16;2)" table:style-name="ce2">
            <text:p>0x08</text:p>
          </table:table-cell>
          <table:table-cell office:value-type="string" office:string-value="0x08" table:formula="of:=&quot;0x&quot;&amp;BASE([.L801];16;2)" table:style-name="ce2">
            <text:p>0x08</text:p>
          </table:table-cell>
          <table:table-cell office:value-type="string" office:string-value="0x08" table:formula="of:=&quot;0x&quot;&amp;BASE([.M801];16;2)" table:style-name="ce2">
            <text:p>0x08</text:p>
          </table:table-cell>
          <table:table-cell office:value-type="string" office:string-value="0x70" table:formula="of:=&quot;0x&quot;&amp;BASE([.N801];16;2)" table:style-name="ce2">
            <text:p>0x7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5: i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04]&lt;&gt;&quot;&quot;;2^[.$I804];0)" table:style-name="ce2">
            <text:p>0</text:p>
          </table:table-cell>
          <table:table-cell office:value-type="float" office:value="0" table:formula="of:=IF([.C804]&lt;&gt;&quot;&quot;;2^[.$I804];0)" table:style-name="ce2">
            <text:p>0</text:p>
          </table:table-cell>
          <table:table-cell office:value-type="float" office:value="0" table:formula="of:=IF([.D804]&lt;&gt;&quot;&quot;;2^[.$I804];0)" table:style-name="ce2">
            <text:p>0</text:p>
          </table:table-cell>
          <table:table-cell office:value-type="float" office:value="0" table:formula="of:=IF([.E804]&lt;&gt;&quot;&quot;;2^[.$I804];0)" table:style-name="ce2">
            <text:p>0</text:p>
          </table:table-cell>
          <table:table-cell office:value-type="float" office:value="0" table:formula="of:=IF([.F804]&lt;&gt;&quot;&quot;;2^[.$I804];0)" table:style-name="ce2">
            <text:p>0</text:p>
          </table:table-cell>
          <table:table-cell office:value-type="string" office:string-value="    { 0x00, 0x00, 0x7A, 0x00, 0x00 }, // 105: i" table:formula="of:=&quot;    { &quot; &amp; [.J813] &amp; &quot;, &quot; &amp; [.K813] &amp; &quot;, &quot; &amp; [.L813] &amp; &quot;, &quot; &amp; [.M813] &amp; &quot;, &quot; &amp; [.N813] &amp; &quot; }, // &quot; &amp; [.A804]" table:style-name="ce2">
            <text:p><text:s text:c="4"/>{ 0x00, 0x00, 0x7A, 0x00, 0x00 }, // 105: i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05]&lt;&gt;&quot;&quot;;2^[.$I805];0)" table:style-name="ce2">
            <text:p>0</text:p>
          </table:table-cell>
          <table:table-cell office:value-type="float" office:value="0" table:formula="of:=IF([.C805]&lt;&gt;&quot;&quot;;2^[.$I805];0)" table:style-name="ce2">
            <text:p>0</text:p>
          </table:table-cell>
          <table:table-cell office:value-type="float" office:value="2" table:formula="of:=IF([.D805]&lt;&gt;&quot;&quot;;2^[.$I805];0)" table:style-name="ce2">
            <text:p>2</text:p>
          </table:table-cell>
          <table:table-cell office:value-type="float" office:value="0" table:formula="of:=IF([.E805]&lt;&gt;&quot;&quot;;2^[.$I805];0)" table:style-name="ce2">
            <text:p>0</text:p>
          </table:table-cell>
          <table:table-cell office:value-type="float" office:value="0" table:formula="of:=IF([.F805]&lt;&gt;&quot;&quot;;2^[.$I80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806]&lt;&gt;&quot;&quot;;2^[.$I806];0)" table:style-name="ce2">
            <text:p>0</text:p>
          </table:table-cell>
          <table:table-cell office:value-type="float" office:value="0" table:formula="of:=IF([.C806]&lt;&gt;&quot;&quot;;2^[.$I806];0)" table:style-name="ce2">
            <text:p>0</text:p>
          </table:table-cell>
          <table:table-cell office:value-type="float" office:value="0" table:formula="of:=IF([.D806]&lt;&gt;&quot;&quot;;2^[.$I806];0)" table:style-name="ce2">
            <text:p>0</text:p>
          </table:table-cell>
          <table:table-cell office:value-type="float" office:value="0" table:formula="of:=IF([.E806]&lt;&gt;&quot;&quot;;2^[.$I806];0)" table:style-name="ce2">
            <text:p>0</text:p>
          </table:table-cell>
          <table:table-cell office:value-type="float" office:value="0" table:formula="of:=IF([.F806]&lt;&gt;&quot;&quot;;2^[.$I80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807]&lt;&gt;&quot;&quot;;2^[.$I807];0)" table:style-name="ce2">
            <text:p>0</text:p>
          </table:table-cell>
          <table:table-cell office:value-type="float" office:value="0" table:formula="of:=IF([.C807]&lt;&gt;&quot;&quot;;2^[.$I807];0)" table:style-name="ce2">
            <text:p>0</text:p>
          </table:table-cell>
          <table:table-cell office:value-type="float" office:value="8" table:formula="of:=IF([.D807]&lt;&gt;&quot;&quot;;2^[.$I807];0)" table:style-name="ce2">
            <text:p>8</text:p>
          </table:table-cell>
          <table:table-cell office:value-type="float" office:value="0" table:formula="of:=IF([.E807]&lt;&gt;&quot;&quot;;2^[.$I807];0)" table:style-name="ce2">
            <text:p>0</text:p>
          </table:table-cell>
          <table:table-cell office:value-type="float" office:value="0" table:formula="of:=IF([.F807]&lt;&gt;&quot;&quot;;2^[.$I80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808]&lt;&gt;&quot;&quot;;2^[.$I808];0)" table:style-name="ce2">
            <text:p>0</text:p>
          </table:table-cell>
          <table:table-cell office:value-type="float" office:value="0" table:formula="of:=IF([.C808]&lt;&gt;&quot;&quot;;2^[.$I808];0)" table:style-name="ce2">
            <text:p>0</text:p>
          </table:table-cell>
          <table:table-cell office:value-type="float" office:value="16" table:formula="of:=IF([.D808]&lt;&gt;&quot;&quot;;2^[.$I808];0)" table:style-name="ce2">
            <text:p>16</text:p>
          </table:table-cell>
          <table:table-cell office:value-type="float" office:value="0" table:formula="of:=IF([.E808]&lt;&gt;&quot;&quot;;2^[.$I808];0)" table:style-name="ce2">
            <text:p>0</text:p>
          </table:table-cell>
          <table:table-cell office:value-type="float" office:value="0" table:formula="of:=IF([.F808]&lt;&gt;&quot;&quot;;2^[.$I80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809]&lt;&gt;&quot;&quot;;2^[.$I809];0)" table:style-name="ce2">
            <text:p>0</text:p>
          </table:table-cell>
          <table:table-cell office:value-type="float" office:value="0" table:formula="of:=IF([.C809]&lt;&gt;&quot;&quot;;2^[.$I809];0)" table:style-name="ce2">
            <text:p>0</text:p>
          </table:table-cell>
          <table:table-cell office:value-type="float" office:value="32" table:formula="of:=IF([.D809]&lt;&gt;&quot;&quot;;2^[.$I809];0)" table:style-name="ce2">
            <text:p>32</text:p>
          </table:table-cell>
          <table:table-cell office:value-type="float" office:value="0" table:formula="of:=IF([.E809]&lt;&gt;&quot;&quot;;2^[.$I809];0)" table:style-name="ce2">
            <text:p>0</text:p>
          </table:table-cell>
          <table:table-cell office:value-type="float" office:value="0" table:formula="of:=IF([.F809]&lt;&gt;&quot;&quot;;2^[.$I80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810]&lt;&gt;&quot;&quot;;2^[.$I810];0)" table:style-name="ce2">
            <text:p>0</text:p>
          </table:table-cell>
          <table:table-cell office:value-type="float" office:value="0" table:formula="of:=IF([.C810]&lt;&gt;&quot;&quot;;2^[.$I810];0)" table:style-name="ce2">
            <text:p>0</text:p>
          </table:table-cell>
          <table:table-cell office:value-type="float" office:value="64" table:formula="of:=IF([.D810]&lt;&gt;&quot;&quot;;2^[.$I810];0)" table:style-name="ce2">
            <text:p>64</text:p>
          </table:table-cell>
          <table:table-cell office:value-type="float" office:value="0" table:formula="of:=IF([.E810]&lt;&gt;&quot;&quot;;2^[.$I810];0)" table:style-name="ce2">
            <text:p>0</text:p>
          </table:table-cell>
          <table:table-cell office:value-type="float" office:value="0" table:formula="of:=IF([.F810]&lt;&gt;&quot;&quot;;2^[.$I81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804:.J811])" table:style-name="ce2">
            <text:p>0</text:p>
          </table:table-cell>
          <table:table-cell office:value-type="float" office:value="0" table:formula="of:=SUM([.K804:.K811])" table:style-name="ce2">
            <text:p>0</text:p>
          </table:table-cell>
          <table:table-cell office:value-type="float" office:value="122" table:formula="of:=SUM([.L804:.L811])" table:style-name="ce2">
            <text:p>122</text:p>
          </table:table-cell>
          <table:table-cell office:value-type="float" office:value="0" table:formula="of:=SUM([.M804:.M811])" table:style-name="ce2">
            <text:p>0</text:p>
          </table:table-cell>
          <table:table-cell office:value-type="float" office:value="0" table:formula="of:=SUM([.N804:.N811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812];16;2)" table:style-name="ce2">
            <text:p>0x00</text:p>
          </table:table-cell>
          <table:table-cell office:value-type="string" office:string-value="0x00" table:formula="of:=&quot;0x&quot;&amp;BASE([.K812];16;2)" table:style-name="ce2">
            <text:p>0x00</text:p>
          </table:table-cell>
          <table:table-cell office:value-type="string" office:string-value="0x7A" table:formula="of:=&quot;0x&quot;&amp;BASE([.L812];16;2)" table:style-name="ce2">
            <text:p>0x7A</text:p>
          </table:table-cell>
          <table:table-cell office:value-type="string" office:string-value="0x00" table:formula="of:=&quot;0x&quot;&amp;BASE([.M812];16;2)" table:style-name="ce2">
            <text:p>0x00</text:p>
          </table:table-cell>
          <table:table-cell office:value-type="string" office:string-value="0x00" table:formula="of:=&quot;0x&quot;&amp;BASE([.N812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6: j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15]&lt;&gt;&quot;&quot;;2^[.$I815];0)" table:style-name="ce2">
            <text:p>0</text:p>
          </table:table-cell>
          <table:table-cell office:value-type="float" office:value="0" table:formula="of:=IF([.C815]&lt;&gt;&quot;&quot;;2^[.$I815];0)" table:style-name="ce2">
            <text:p>0</text:p>
          </table:table-cell>
          <table:table-cell office:value-type="float" office:value="0" table:formula="of:=IF([.D815]&lt;&gt;&quot;&quot;;2^[.$I815];0)" table:style-name="ce2">
            <text:p>0</text:p>
          </table:table-cell>
          <table:table-cell office:value-type="float" office:value="1" table:formula="of:=IF([.E815]&lt;&gt;&quot;&quot;;2^[.$I815];0)" table:style-name="ce2">
            <text:p>1</text:p>
          </table:table-cell>
          <table:table-cell office:value-type="float" office:value="0" table:formula="of:=IF([.F815]&lt;&gt;&quot;&quot;;2^[.$I815];0)" table:style-name="ce2">
            <text:p>0</text:p>
          </table:table-cell>
          <table:table-cell office:value-type="string" office:string-value="    { 0x20, 0x40, 0x40, 0x3D, 0x00 }, // 106: j" table:formula="of:=&quot;    { &quot; &amp; [.J824] &amp; &quot;, &quot; &amp; [.K824] &amp; &quot;, &quot; &amp; [.L824] &amp; &quot;, &quot; &amp; [.M824] &amp; &quot;, &quot; &amp; [.N824] &amp; &quot; }, // &quot; &amp; [.A815]" table:style-name="ce2">
            <text:p><text:s text:c="4"/>{ 0x20, 0x40, 0x40, 0x3D, 0x00 }, // 106: j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16]&lt;&gt;&quot;&quot;;2^[.$I816];0)" table:style-name="ce2">
            <text:p>0</text:p>
          </table:table-cell>
          <table:table-cell office:value-type="float" office:value="0" table:formula="of:=IF([.C816]&lt;&gt;&quot;&quot;;2^[.$I816];0)" table:style-name="ce2">
            <text:p>0</text:p>
          </table:table-cell>
          <table:table-cell office:value-type="float" office:value="0" table:formula="of:=IF([.D816]&lt;&gt;&quot;&quot;;2^[.$I816];0)" table:style-name="ce2">
            <text:p>0</text:p>
          </table:table-cell>
          <table:table-cell office:value-type="float" office:value="0" table:formula="of:=IF([.E816]&lt;&gt;&quot;&quot;;2^[.$I816];0)" table:style-name="ce2">
            <text:p>0</text:p>
          </table:table-cell>
          <table:table-cell office:value-type="float" office:value="0" table:formula="of:=IF([.F816]&lt;&gt;&quot;&quot;;2^[.$I81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817]&lt;&gt;&quot;&quot;;2^[.$I817];0)" table:style-name="ce2">
            <text:p>0</text:p>
          </table:table-cell>
          <table:table-cell office:value-type="float" office:value="0" table:formula="of:=IF([.C817]&lt;&gt;&quot;&quot;;2^[.$I817];0)" table:style-name="ce2">
            <text:p>0</text:p>
          </table:table-cell>
          <table:table-cell office:value-type="float" office:value="0" table:formula="of:=IF([.D817]&lt;&gt;&quot;&quot;;2^[.$I817];0)" table:style-name="ce2">
            <text:p>0</text:p>
          </table:table-cell>
          <table:table-cell office:value-type="float" office:value="4" table:formula="of:=IF([.E817]&lt;&gt;&quot;&quot;;2^[.$I817];0)" table:style-name="ce2">
            <text:p>4</text:p>
          </table:table-cell>
          <table:table-cell office:value-type="float" office:value="0" table:formula="of:=IF([.F817]&lt;&gt;&quot;&quot;;2^[.$I81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818]&lt;&gt;&quot;&quot;;2^[.$I818];0)" table:style-name="ce2">
            <text:p>0</text:p>
          </table:table-cell>
          <table:table-cell office:value-type="float" office:value="0" table:formula="of:=IF([.C818]&lt;&gt;&quot;&quot;;2^[.$I818];0)" table:style-name="ce2">
            <text:p>0</text:p>
          </table:table-cell>
          <table:table-cell office:value-type="float" office:value="0" table:formula="of:=IF([.D818]&lt;&gt;&quot;&quot;;2^[.$I818];0)" table:style-name="ce2">
            <text:p>0</text:p>
          </table:table-cell>
          <table:table-cell office:value-type="float" office:value="8" table:formula="of:=IF([.E818]&lt;&gt;&quot;&quot;;2^[.$I818];0)" table:style-name="ce2">
            <text:p>8</text:p>
          </table:table-cell>
          <table:table-cell office:value-type="float" office:value="0" table:formula="of:=IF([.F818]&lt;&gt;&quot;&quot;;2^[.$I81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819]&lt;&gt;&quot;&quot;;2^[.$I819];0)" table:style-name="ce2">
            <text:p>0</text:p>
          </table:table-cell>
          <table:table-cell office:value-type="float" office:value="0" table:formula="of:=IF([.C819]&lt;&gt;&quot;&quot;;2^[.$I819];0)" table:style-name="ce2">
            <text:p>0</text:p>
          </table:table-cell>
          <table:table-cell office:value-type="float" office:value="0" table:formula="of:=IF([.D819]&lt;&gt;&quot;&quot;;2^[.$I819];0)" table:style-name="ce2">
            <text:p>0</text:p>
          </table:table-cell>
          <table:table-cell office:value-type="float" office:value="16" table:formula="of:=IF([.E819]&lt;&gt;&quot;&quot;;2^[.$I819];0)" table:style-name="ce2">
            <text:p>16</text:p>
          </table:table-cell>
          <table:table-cell office:value-type="float" office:value="0" table:formula="of:=IF([.F819]&lt;&gt;&quot;&quot;;2^[.$I81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820]&lt;&gt;&quot;&quot;;2^[.$I820];0)" table:style-name="ce2">
            <text:p>32</text:p>
          </table:table-cell>
          <table:table-cell office:value-type="float" office:value="0" table:formula="of:=IF([.C820]&lt;&gt;&quot;&quot;;2^[.$I820];0)" table:style-name="ce2">
            <text:p>0</text:p>
          </table:table-cell>
          <table:table-cell office:value-type="float" office:value="0" table:formula="of:=IF([.D820]&lt;&gt;&quot;&quot;;2^[.$I820];0)" table:style-name="ce2">
            <text:p>0</text:p>
          </table:table-cell>
          <table:table-cell office:value-type="float" office:value="32" table:formula="of:=IF([.E820]&lt;&gt;&quot;&quot;;2^[.$I820];0)" table:style-name="ce2">
            <text:p>32</text:p>
          </table:table-cell>
          <table:table-cell office:value-type="float" office:value="0" table:formula="of:=IF([.F820]&lt;&gt;&quot;&quot;;2^[.$I82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821]&lt;&gt;&quot;&quot;;2^[.$I821];0)" table:style-name="ce2">
            <text:p>0</text:p>
          </table:table-cell>
          <table:table-cell office:value-type="float" office:value="64" table:formula="of:=IF([.C821]&lt;&gt;&quot;&quot;;2^[.$I821];0)" table:style-name="ce2">
            <text:p>64</text:p>
          </table:table-cell>
          <table:table-cell office:value-type="float" office:value="64" table:formula="of:=IF([.D821]&lt;&gt;&quot;&quot;;2^[.$I821];0)" table:style-name="ce2">
            <text:p>64</text:p>
          </table:table-cell>
          <table:table-cell office:value-type="float" office:value="0" table:formula="of:=IF([.E821]&lt;&gt;&quot;&quot;;2^[.$I821];0)" table:style-name="ce2">
            <text:p>0</text:p>
          </table:table-cell>
          <table:table-cell office:value-type="float" office:value="0" table:formula="of:=IF([.F821]&lt;&gt;&quot;&quot;;2^[.$I82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32" table:formula="of:=SUM([.J815:.J822])" table:style-name="ce2">
            <text:p>32</text:p>
          </table:table-cell>
          <table:table-cell office:value-type="float" office:value="64" table:formula="of:=SUM([.K815:.K822])" table:style-name="ce2">
            <text:p>64</text:p>
          </table:table-cell>
          <table:table-cell office:value-type="float" office:value="64" table:formula="of:=SUM([.L815:.L822])" table:style-name="ce2">
            <text:p>64</text:p>
          </table:table-cell>
          <table:table-cell office:value-type="float" office:value="61" table:formula="of:=SUM([.M815:.M822])" table:style-name="ce2">
            <text:p>61</text:p>
          </table:table-cell>
          <table:table-cell office:value-type="float" office:value="0" table:formula="of:=SUM([.N815:.N822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20" table:formula="of:=&quot;0x&quot;&amp;BASE([.J823];16;2)" table:style-name="ce2">
            <text:p>0x20</text:p>
          </table:table-cell>
          <table:table-cell office:value-type="string" office:string-value="0x40" table:formula="of:=&quot;0x&quot;&amp;BASE([.K823];16;2)" table:style-name="ce2">
            <text:p>0x40</text:p>
          </table:table-cell>
          <table:table-cell office:value-type="string" office:string-value="0x40" table:formula="of:=&quot;0x&quot;&amp;BASE([.L823];16;2)" table:style-name="ce2">
            <text:p>0x40</text:p>
          </table:table-cell>
          <table:table-cell office:value-type="string" office:string-value="0x3D" table:formula="of:=&quot;0x&quot;&amp;BASE([.M823];16;2)" table:style-name="ce2">
            <text:p>0x3D</text:p>
          </table:table-cell>
          <table:table-cell office:value-type="string" office:string-value="0x00" table:formula="of:=&quot;0x&quot;&amp;BASE([.N823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7: k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26]&lt;&gt;&quot;&quot;;2^[.$I826];0)" table:style-name="ce2">
            <text:p>0</text:p>
          </table:table-cell>
          <table:table-cell office:value-type="float" office:value="1" table:formula="of:=IF([.C826]&lt;&gt;&quot;&quot;;2^[.$I826];0)" table:style-name="ce2">
            <text:p>1</text:p>
          </table:table-cell>
          <table:table-cell office:value-type="float" office:value="0" table:formula="of:=IF([.D826]&lt;&gt;&quot;&quot;;2^[.$I826];0)" table:style-name="ce2">
            <text:p>0</text:p>
          </table:table-cell>
          <table:table-cell office:value-type="float" office:value="0" table:formula="of:=IF([.E826]&lt;&gt;&quot;&quot;;2^[.$I826];0)" table:style-name="ce2">
            <text:p>0</text:p>
          </table:table-cell>
          <table:table-cell office:value-type="float" office:value="0" table:formula="of:=IF([.F826]&lt;&gt;&quot;&quot;;2^[.$I826];0)" table:style-name="ce2">
            <text:p>0</text:p>
          </table:table-cell>
          <table:table-cell office:value-type="string" office:string-value="    { 0x00, 0x7F, 0x10, 0x28, 0x44 }, // 107: k" table:formula="of:=&quot;    { &quot; &amp; [.J835] &amp; &quot;, &quot; &amp; [.K835] &amp; &quot;, &quot; &amp; [.L835] &amp; &quot;, &quot; &amp; [.M835] &amp; &quot;, &quot; &amp; [.N835] &amp; &quot; }, // &quot; &amp; [.A826]" table:style-name="ce2">
            <text:p><text:s text:c="4"/>{ 0x00, 0x7F, 0x10, 0x28, 0x44 }, // 107: k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27]&lt;&gt;&quot;&quot;;2^[.$I827];0)" table:style-name="ce2">
            <text:p>0</text:p>
          </table:table-cell>
          <table:table-cell office:value-type="float" office:value="2" table:formula="of:=IF([.C827]&lt;&gt;&quot;&quot;;2^[.$I827];0)" table:style-name="ce2">
            <text:p>2</text:p>
          </table:table-cell>
          <table:table-cell office:value-type="float" office:value="0" table:formula="of:=IF([.D827]&lt;&gt;&quot;&quot;;2^[.$I827];0)" table:style-name="ce2">
            <text:p>0</text:p>
          </table:table-cell>
          <table:table-cell office:value-type="float" office:value="0" table:formula="of:=IF([.E827]&lt;&gt;&quot;&quot;;2^[.$I827];0)" table:style-name="ce2">
            <text:p>0</text:p>
          </table:table-cell>
          <table:table-cell office:value-type="float" office:value="0" table:formula="of:=IF([.F827]&lt;&gt;&quot;&quot;;2^[.$I82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828]&lt;&gt;&quot;&quot;;2^[.$I828];0)" table:style-name="ce2">
            <text:p>0</text:p>
          </table:table-cell>
          <table:table-cell office:value-type="float" office:value="4" table:formula="of:=IF([.C828]&lt;&gt;&quot;&quot;;2^[.$I828];0)" table:style-name="ce2">
            <text:p>4</text:p>
          </table:table-cell>
          <table:table-cell office:value-type="float" office:value="0" table:formula="of:=IF([.D828]&lt;&gt;&quot;&quot;;2^[.$I828];0)" table:style-name="ce2">
            <text:p>0</text:p>
          </table:table-cell>
          <table:table-cell office:value-type="float" office:value="0" table:formula="of:=IF([.E828]&lt;&gt;&quot;&quot;;2^[.$I828];0)" table:style-name="ce2">
            <text:p>0</text:p>
          </table:table-cell>
          <table:table-cell office:value-type="float" office:value="4" table:formula="of:=IF([.F828]&lt;&gt;&quot;&quot;;2^[.$I828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829]&lt;&gt;&quot;&quot;;2^[.$I829];0)" table:style-name="ce2">
            <text:p>0</text:p>
          </table:table-cell>
          <table:table-cell office:value-type="float" office:value="8" table:formula="of:=IF([.C829]&lt;&gt;&quot;&quot;;2^[.$I829];0)" table:style-name="ce2">
            <text:p>8</text:p>
          </table:table-cell>
          <table:table-cell office:value-type="float" office:value="0" table:formula="of:=IF([.D829]&lt;&gt;&quot;&quot;;2^[.$I829];0)" table:style-name="ce2">
            <text:p>0</text:p>
          </table:table-cell>
          <table:table-cell office:value-type="float" office:value="8" table:formula="of:=IF([.E829]&lt;&gt;&quot;&quot;;2^[.$I829];0)" table:style-name="ce2">
            <text:p>8</text:p>
          </table:table-cell>
          <table:table-cell office:value-type="float" office:value="0" table:formula="of:=IF([.F829]&lt;&gt;&quot;&quot;;2^[.$I82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830]&lt;&gt;&quot;&quot;;2^[.$I830];0)" table:style-name="ce2">
            <text:p>0</text:p>
          </table:table-cell>
          <table:table-cell office:value-type="float" office:value="16" table:formula="of:=IF([.C830]&lt;&gt;&quot;&quot;;2^[.$I830];0)" table:style-name="ce2">
            <text:p>16</text:p>
          </table:table-cell>
          <table:table-cell office:value-type="float" office:value="16" table:formula="of:=IF([.D830]&lt;&gt;&quot;&quot;;2^[.$I830];0)" table:style-name="ce2">
            <text:p>16</text:p>
          </table:table-cell>
          <table:table-cell office:value-type="float" office:value="0" table:formula="of:=IF([.E830]&lt;&gt;&quot;&quot;;2^[.$I830];0)" table:style-name="ce2">
            <text:p>0</text:p>
          </table:table-cell>
          <table:table-cell office:value-type="float" office:value="0" table:formula="of:=IF([.F830]&lt;&gt;&quot;&quot;;2^[.$I83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831]&lt;&gt;&quot;&quot;;2^[.$I831];0)" table:style-name="ce2">
            <text:p>0</text:p>
          </table:table-cell>
          <table:table-cell office:value-type="float" office:value="32" table:formula="of:=IF([.C831]&lt;&gt;&quot;&quot;;2^[.$I831];0)" table:style-name="ce2">
            <text:p>32</text:p>
          </table:table-cell>
          <table:table-cell office:value-type="float" office:value="0" table:formula="of:=IF([.D831]&lt;&gt;&quot;&quot;;2^[.$I831];0)" table:style-name="ce2">
            <text:p>0</text:p>
          </table:table-cell>
          <table:table-cell office:value-type="float" office:value="32" table:formula="of:=IF([.E831]&lt;&gt;&quot;&quot;;2^[.$I831];0)" table:style-name="ce2">
            <text:p>32</text:p>
          </table:table-cell>
          <table:table-cell office:value-type="float" office:value="0" table:formula="of:=IF([.F831]&lt;&gt;&quot;&quot;;2^[.$I83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832]&lt;&gt;&quot;&quot;;2^[.$I832];0)" table:style-name="ce2">
            <text:p>0</text:p>
          </table:table-cell>
          <table:table-cell office:value-type="float" office:value="64" table:formula="of:=IF([.C832]&lt;&gt;&quot;&quot;;2^[.$I832];0)" table:style-name="ce2">
            <text:p>64</text:p>
          </table:table-cell>
          <table:table-cell office:value-type="float" office:value="0" table:formula="of:=IF([.D832]&lt;&gt;&quot;&quot;;2^[.$I832];0)" table:style-name="ce2">
            <text:p>0</text:p>
          </table:table-cell>
          <table:table-cell office:value-type="float" office:value="0" table:formula="of:=IF([.E832]&lt;&gt;&quot;&quot;;2^[.$I832];0)" table:style-name="ce2">
            <text:p>0</text:p>
          </table:table-cell>
          <table:table-cell office:value-type="float" office:value="64" table:formula="of:=IF([.F832]&lt;&gt;&quot;&quot;;2^[.$I832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826:.J833])" table:style-name="ce2">
            <text:p>0</text:p>
          </table:table-cell>
          <table:table-cell office:value-type="float" office:value="127" table:formula="of:=SUM([.K826:.K833])" table:style-name="ce2">
            <text:p>127</text:p>
          </table:table-cell>
          <table:table-cell office:value-type="float" office:value="16" table:formula="of:=SUM([.L826:.L833])" table:style-name="ce2">
            <text:p>16</text:p>
          </table:table-cell>
          <table:table-cell office:value-type="float" office:value="40" table:formula="of:=SUM([.M826:.M833])" table:style-name="ce2">
            <text:p>40</text:p>
          </table:table-cell>
          <table:table-cell office:value-type="float" office:value="68" table:formula="of:=SUM([.N826:.N833])" table:style-name="ce2">
            <text:p>6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834];16;2)" table:style-name="ce2">
            <text:p>0x00</text:p>
          </table:table-cell>
          <table:table-cell office:value-type="string" office:string-value="0x7F" table:formula="of:=&quot;0x&quot;&amp;BASE([.K834];16;2)" table:style-name="ce2">
            <text:p>0x7F</text:p>
          </table:table-cell>
          <table:table-cell office:value-type="string" office:string-value="0x10" table:formula="of:=&quot;0x&quot;&amp;BASE([.L834];16;2)" table:style-name="ce2">
            <text:p>0x10</text:p>
          </table:table-cell>
          <table:table-cell office:value-type="string" office:string-value="0x28" table:formula="of:=&quot;0x&quot;&amp;BASE([.M834];16;2)" table:style-name="ce2">
            <text:p>0x28</text:p>
          </table:table-cell>
          <table:table-cell office:value-type="string" office:string-value="0x44" table:formula="of:=&quot;0x&quot;&amp;BASE([.N834];16;2)" table:style-name="ce2">
            <text:p>0x4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8: 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37]&lt;&gt;&quot;&quot;;2^[.$I837];0)" table:style-name="ce2">
            <text:p>0</text:p>
          </table:table-cell>
          <table:table-cell office:value-type="float" office:value="1" table:formula="of:=IF([.C837]&lt;&gt;&quot;&quot;;2^[.$I837];0)" table:style-name="ce2">
            <text:p>1</text:p>
          </table:table-cell>
          <table:table-cell office:value-type="float" office:value="1" table:formula="of:=IF([.D837]&lt;&gt;&quot;&quot;;2^[.$I837];0)" table:style-name="ce2">
            <text:p>1</text:p>
          </table:table-cell>
          <table:table-cell office:value-type="float" office:value="0" table:formula="of:=IF([.E837]&lt;&gt;&quot;&quot;;2^[.$I837];0)" table:style-name="ce2">
            <text:p>0</text:p>
          </table:table-cell>
          <table:table-cell office:value-type="float" office:value="0" table:formula="of:=IF([.F837]&lt;&gt;&quot;&quot;;2^[.$I837];0)" table:style-name="ce2">
            <text:p>0</text:p>
          </table:table-cell>
          <table:table-cell office:value-type="string" office:string-value="    { 0x00, 0x41, 0x7F, 0x40, 0x00 }, // 108: l" table:formula="of:=&quot;    { &quot; &amp; [.J846] &amp; &quot;, &quot; &amp; [.K846] &amp; &quot;, &quot; &amp; [.L846] &amp; &quot;, &quot; &amp; [.M846] &amp; &quot;, &quot; &amp; [.N846] &amp; &quot; }, // &quot; &amp; [.A837]" table:style-name="ce2">
            <text:p><text:s text:c="4"/>{ 0x00, 0x41, 0x7F, 0x40, 0x00 }, // 108: l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38]&lt;&gt;&quot;&quot;;2^[.$I838];0)" table:style-name="ce2">
            <text:p>0</text:p>
          </table:table-cell>
          <table:table-cell office:value-type="float" office:value="0" table:formula="of:=IF([.C838]&lt;&gt;&quot;&quot;;2^[.$I838];0)" table:style-name="ce2">
            <text:p>0</text:p>
          </table:table-cell>
          <table:table-cell office:value-type="float" office:value="2" table:formula="of:=IF([.D838]&lt;&gt;&quot;&quot;;2^[.$I838];0)" table:style-name="ce2">
            <text:p>2</text:p>
          </table:table-cell>
          <table:table-cell office:value-type="float" office:value="0" table:formula="of:=IF([.E838]&lt;&gt;&quot;&quot;;2^[.$I838];0)" table:style-name="ce2">
            <text:p>0</text:p>
          </table:table-cell>
          <table:table-cell office:value-type="float" office:value="0" table:formula="of:=IF([.F838]&lt;&gt;&quot;&quot;;2^[.$I83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839]&lt;&gt;&quot;&quot;;2^[.$I839];0)" table:style-name="ce2">
            <text:p>0</text:p>
          </table:table-cell>
          <table:table-cell office:value-type="float" office:value="0" table:formula="of:=IF([.C839]&lt;&gt;&quot;&quot;;2^[.$I839];0)" table:style-name="ce2">
            <text:p>0</text:p>
          </table:table-cell>
          <table:table-cell office:value-type="float" office:value="4" table:formula="of:=IF([.D839]&lt;&gt;&quot;&quot;;2^[.$I839];0)" table:style-name="ce2">
            <text:p>4</text:p>
          </table:table-cell>
          <table:table-cell office:value-type="float" office:value="0" table:formula="of:=IF([.E839]&lt;&gt;&quot;&quot;;2^[.$I839];0)" table:style-name="ce2">
            <text:p>0</text:p>
          </table:table-cell>
          <table:table-cell office:value-type="float" office:value="0" table:formula="of:=IF([.F839]&lt;&gt;&quot;&quot;;2^[.$I83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840]&lt;&gt;&quot;&quot;;2^[.$I840];0)" table:style-name="ce2">
            <text:p>0</text:p>
          </table:table-cell>
          <table:table-cell office:value-type="float" office:value="0" table:formula="of:=IF([.C840]&lt;&gt;&quot;&quot;;2^[.$I840];0)" table:style-name="ce2">
            <text:p>0</text:p>
          </table:table-cell>
          <table:table-cell office:value-type="float" office:value="8" table:formula="of:=IF([.D840]&lt;&gt;&quot;&quot;;2^[.$I840];0)" table:style-name="ce2">
            <text:p>8</text:p>
          </table:table-cell>
          <table:table-cell office:value-type="float" office:value="0" table:formula="of:=IF([.E840]&lt;&gt;&quot;&quot;;2^[.$I840];0)" table:style-name="ce2">
            <text:p>0</text:p>
          </table:table-cell>
          <table:table-cell office:value-type="float" office:value="0" table:formula="of:=IF([.F840]&lt;&gt;&quot;&quot;;2^[.$I84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841]&lt;&gt;&quot;&quot;;2^[.$I841];0)" table:style-name="ce2">
            <text:p>0</text:p>
          </table:table-cell>
          <table:table-cell office:value-type="float" office:value="0" table:formula="of:=IF([.C841]&lt;&gt;&quot;&quot;;2^[.$I841];0)" table:style-name="ce2">
            <text:p>0</text:p>
          </table:table-cell>
          <table:table-cell office:value-type="float" office:value="16" table:formula="of:=IF([.D841]&lt;&gt;&quot;&quot;;2^[.$I841];0)" table:style-name="ce2">
            <text:p>16</text:p>
          </table:table-cell>
          <table:table-cell office:value-type="float" office:value="0" table:formula="of:=IF([.E841]&lt;&gt;&quot;&quot;;2^[.$I841];0)" table:style-name="ce2">
            <text:p>0</text:p>
          </table:table-cell>
          <table:table-cell office:value-type="float" office:value="0" table:formula="of:=IF([.F841]&lt;&gt;&quot;&quot;;2^[.$I84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842]&lt;&gt;&quot;&quot;;2^[.$I842];0)" table:style-name="ce2">
            <text:p>0</text:p>
          </table:table-cell>
          <table:table-cell office:value-type="float" office:value="0" table:formula="of:=IF([.C842]&lt;&gt;&quot;&quot;;2^[.$I842];0)" table:style-name="ce2">
            <text:p>0</text:p>
          </table:table-cell>
          <table:table-cell office:value-type="float" office:value="32" table:formula="of:=IF([.D842]&lt;&gt;&quot;&quot;;2^[.$I842];0)" table:style-name="ce2">
            <text:p>32</text:p>
          </table:table-cell>
          <table:table-cell office:value-type="float" office:value="0" table:formula="of:=IF([.E842]&lt;&gt;&quot;&quot;;2^[.$I842];0)" table:style-name="ce2">
            <text:p>0</text:p>
          </table:table-cell>
          <table:table-cell office:value-type="float" office:value="0" table:formula="of:=IF([.F842]&lt;&gt;&quot;&quot;;2^[.$I84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843]&lt;&gt;&quot;&quot;;2^[.$I843];0)" table:style-name="ce2">
            <text:p>0</text:p>
          </table:table-cell>
          <table:table-cell office:value-type="float" office:value="64" table:formula="of:=IF([.C843]&lt;&gt;&quot;&quot;;2^[.$I843];0)" table:style-name="ce2">
            <text:p>64</text:p>
          </table:table-cell>
          <table:table-cell office:value-type="float" office:value="64" table:formula="of:=IF([.D843]&lt;&gt;&quot;&quot;;2^[.$I843];0)" table:style-name="ce2">
            <text:p>64</text:p>
          </table:table-cell>
          <table:table-cell office:value-type="float" office:value="64" table:formula="of:=IF([.E843]&lt;&gt;&quot;&quot;;2^[.$I843];0)" table:style-name="ce2">
            <text:p>64</text:p>
          </table:table-cell>
          <table:table-cell office:value-type="float" office:value="0" table:formula="of:=IF([.F843]&lt;&gt;&quot;&quot;;2^[.$I84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837:.J844])" table:style-name="ce2">
            <text:p>0</text:p>
          </table:table-cell>
          <table:table-cell office:value-type="float" office:value="65" table:formula="of:=SUM([.K837:.K844])" table:style-name="ce2">
            <text:p>65</text:p>
          </table:table-cell>
          <table:table-cell office:value-type="float" office:value="127" table:formula="of:=SUM([.L837:.L844])" table:style-name="ce2">
            <text:p>127</text:p>
          </table:table-cell>
          <table:table-cell office:value-type="float" office:value="64" table:formula="of:=SUM([.M837:.M844])" table:style-name="ce2">
            <text:p>64</text:p>
          </table:table-cell>
          <table:table-cell office:value-type="float" office:value="0" table:formula="of:=SUM([.N837:.N844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845];16;2)" table:style-name="ce2">
            <text:p>0x00</text:p>
          </table:table-cell>
          <table:table-cell office:value-type="string" office:string-value="0x41" table:formula="of:=&quot;0x&quot;&amp;BASE([.K845];16;2)" table:style-name="ce2">
            <text:p>0x41</text:p>
          </table:table-cell>
          <table:table-cell office:value-type="string" office:string-value="0x7F" table:formula="of:=&quot;0x&quot;&amp;BASE([.L845];16;2)" table:style-name="ce2">
            <text:p>0x7F</text:p>
          </table:table-cell>
          <table:table-cell office:value-type="string" office:string-value="0x40" table:formula="of:=&quot;0x&quot;&amp;BASE([.M845];16;2)" table:style-name="ce2">
            <text:p>0x40</text:p>
          </table:table-cell>
          <table:table-cell office:value-type="string" office:string-value="0x00" table:formula="of:=&quot;0x&quot;&amp;BASE([.N845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9: m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48]&lt;&gt;&quot;&quot;;2^[.$I848];0)" table:style-name="ce2">
            <text:p>0</text:p>
          </table:table-cell>
          <table:table-cell office:value-type="float" office:value="0" table:formula="of:=IF([.C848]&lt;&gt;&quot;&quot;;2^[.$I848];0)" table:style-name="ce2">
            <text:p>0</text:p>
          </table:table-cell>
          <table:table-cell office:value-type="float" office:value="0" table:formula="of:=IF([.D848]&lt;&gt;&quot;&quot;;2^[.$I848];0)" table:style-name="ce2">
            <text:p>0</text:p>
          </table:table-cell>
          <table:table-cell office:value-type="float" office:value="0" table:formula="of:=IF([.E848]&lt;&gt;&quot;&quot;;2^[.$I848];0)" table:style-name="ce2">
            <text:p>0</text:p>
          </table:table-cell>
          <table:table-cell office:value-type="float" office:value="0" table:formula="of:=IF([.F848]&lt;&gt;&quot;&quot;;2^[.$I848];0)" table:style-name="ce2">
            <text:p>0</text:p>
          </table:table-cell>
          <table:table-cell office:value-type="string" office:string-value="    { 0x7C, 0x04, 0x18, 0x04, 0x7C }, // 109: m" table:formula="of:=&quot;    { &quot; &amp; [.J857] &amp; &quot;, &quot; &amp; [.K857] &amp; &quot;, &quot; &amp; [.L857] &amp; &quot;, &quot; &amp; [.M857] &amp; &quot;, &quot; &amp; [.N857] &amp; &quot; }, // &quot; &amp; [.A848]" table:style-name="ce2">
            <text:p><text:s text:c="4"/>{ 0x7C, 0x04, 0x18, 0x04, 0x7C }, // 109: m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49]&lt;&gt;&quot;&quot;;2^[.$I849];0)" table:style-name="ce2">
            <text:p>0</text:p>
          </table:table-cell>
          <table:table-cell office:value-type="float" office:value="0" table:formula="of:=IF([.C849]&lt;&gt;&quot;&quot;;2^[.$I849];0)" table:style-name="ce2">
            <text:p>0</text:p>
          </table:table-cell>
          <table:table-cell office:value-type="float" office:value="0" table:formula="of:=IF([.D849]&lt;&gt;&quot;&quot;;2^[.$I849];0)" table:style-name="ce2">
            <text:p>0</text:p>
          </table:table-cell>
          <table:table-cell office:value-type="float" office:value="0" table:formula="of:=IF([.E849]&lt;&gt;&quot;&quot;;2^[.$I849];0)" table:style-name="ce2">
            <text:p>0</text:p>
          </table:table-cell>
          <table:table-cell office:value-type="float" office:value="0" table:formula="of:=IF([.F849]&lt;&gt;&quot;&quot;;2^[.$I84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850]&lt;&gt;&quot;&quot;;2^[.$I850];0)" table:style-name="ce2">
            <text:p>4</text:p>
          </table:table-cell>
          <table:table-cell office:value-type="float" office:value="4" table:formula="of:=IF([.C850]&lt;&gt;&quot;&quot;;2^[.$I850];0)" table:style-name="ce2">
            <text:p>4</text:p>
          </table:table-cell>
          <table:table-cell office:value-type="float" office:value="0" table:formula="of:=IF([.D850]&lt;&gt;&quot;&quot;;2^[.$I850];0)" table:style-name="ce2">
            <text:p>0</text:p>
          </table:table-cell>
          <table:table-cell office:value-type="float" office:value="4" table:formula="of:=IF([.E850]&lt;&gt;&quot;&quot;;2^[.$I850];0)" table:style-name="ce2">
            <text:p>4</text:p>
          </table:table-cell>
          <table:table-cell office:value-type="float" office:value="4" table:formula="of:=IF([.F850]&lt;&gt;&quot;&quot;;2^[.$I850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851]&lt;&gt;&quot;&quot;;2^[.$I851];0)" table:style-name="ce2">
            <text:p>8</text:p>
          </table:table-cell>
          <table:table-cell office:value-type="float" office:value="0" table:formula="of:=IF([.C851]&lt;&gt;&quot;&quot;;2^[.$I851];0)" table:style-name="ce2">
            <text:p>0</text:p>
          </table:table-cell>
          <table:table-cell office:value-type="float" office:value="8" table:formula="of:=IF([.D851]&lt;&gt;&quot;&quot;;2^[.$I851];0)" table:style-name="ce2">
            <text:p>8</text:p>
          </table:table-cell>
          <table:table-cell office:value-type="float" office:value="0" table:formula="of:=IF([.E851]&lt;&gt;&quot;&quot;;2^[.$I851];0)" table:style-name="ce2">
            <text:p>0</text:p>
          </table:table-cell>
          <table:table-cell office:value-type="float" office:value="8" table:formula="of:=IF([.F851]&lt;&gt;&quot;&quot;;2^[.$I851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852]&lt;&gt;&quot;&quot;;2^[.$I852];0)" table:style-name="ce2">
            <text:p>16</text:p>
          </table:table-cell>
          <table:table-cell office:value-type="float" office:value="0" table:formula="of:=IF([.C852]&lt;&gt;&quot;&quot;;2^[.$I852];0)" table:style-name="ce2">
            <text:p>0</text:p>
          </table:table-cell>
          <table:table-cell office:value-type="float" office:value="16" table:formula="of:=IF([.D852]&lt;&gt;&quot;&quot;;2^[.$I852];0)" table:style-name="ce2">
            <text:p>16</text:p>
          </table:table-cell>
          <table:table-cell office:value-type="float" office:value="0" table:formula="of:=IF([.E852]&lt;&gt;&quot;&quot;;2^[.$I852];0)" table:style-name="ce2">
            <text:p>0</text:p>
          </table:table-cell>
          <table:table-cell office:value-type="float" office:value="16" table:formula="of:=IF([.F852]&lt;&gt;&quot;&quot;;2^[.$I852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853]&lt;&gt;&quot;&quot;;2^[.$I853];0)" table:style-name="ce2">
            <text:p>32</text:p>
          </table:table-cell>
          <table:table-cell office:value-type="float" office:value="0" table:formula="of:=IF([.C853]&lt;&gt;&quot;&quot;;2^[.$I853];0)" table:style-name="ce2">
            <text:p>0</text:p>
          </table:table-cell>
          <table:table-cell office:value-type="float" office:value="0" table:formula="of:=IF([.D853]&lt;&gt;&quot;&quot;;2^[.$I853];0)" table:style-name="ce2">
            <text:p>0</text:p>
          </table:table-cell>
          <table:table-cell office:value-type="float" office:value="0" table:formula="of:=IF([.E853]&lt;&gt;&quot;&quot;;2^[.$I853];0)" table:style-name="ce2">
            <text:p>0</text:p>
          </table:table-cell>
          <table:table-cell office:value-type="float" office:value="32" table:formula="of:=IF([.F853]&lt;&gt;&quot;&quot;;2^[.$I853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854]&lt;&gt;&quot;&quot;;2^[.$I854];0)" table:style-name="ce2">
            <text:p>64</text:p>
          </table:table-cell>
          <table:table-cell office:value-type="float" office:value="0" table:formula="of:=IF([.C854]&lt;&gt;&quot;&quot;;2^[.$I854];0)" table:style-name="ce2">
            <text:p>0</text:p>
          </table:table-cell>
          <table:table-cell office:value-type="float" office:value="0" table:formula="of:=IF([.D854]&lt;&gt;&quot;&quot;;2^[.$I854];0)" table:style-name="ce2">
            <text:p>0</text:p>
          </table:table-cell>
          <table:table-cell office:value-type="float" office:value="0" table:formula="of:=IF([.E854]&lt;&gt;&quot;&quot;;2^[.$I854];0)" table:style-name="ce2">
            <text:p>0</text:p>
          </table:table-cell>
          <table:table-cell office:value-type="float" office:value="64" table:formula="of:=IF([.F854]&lt;&gt;&quot;&quot;;2^[.$I854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4" table:formula="of:=SUM([.J848:.J855])" table:style-name="ce2">
            <text:p>124</text:p>
          </table:table-cell>
          <table:table-cell office:value-type="float" office:value="4" table:formula="of:=SUM([.K848:.K855])" table:style-name="ce2">
            <text:p>4</text:p>
          </table:table-cell>
          <table:table-cell office:value-type="float" office:value="24" table:formula="of:=SUM([.L848:.L855])" table:style-name="ce2">
            <text:p>24</text:p>
          </table:table-cell>
          <table:table-cell office:value-type="float" office:value="4" table:formula="of:=SUM([.M848:.M855])" table:style-name="ce2">
            <text:p>4</text:p>
          </table:table-cell>
          <table:table-cell office:value-type="float" office:value="124" table:formula="of:=SUM([.N848:.N855])" table:style-name="ce2">
            <text:p>12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C" table:formula="of:=&quot;0x&quot;&amp;BASE([.J856];16;2)" table:style-name="ce2">
            <text:p>0x7C</text:p>
          </table:table-cell>
          <table:table-cell office:value-type="string" office:string-value="0x04" table:formula="of:=&quot;0x&quot;&amp;BASE([.K856];16;2)" table:style-name="ce2">
            <text:p>0x04</text:p>
          </table:table-cell>
          <table:table-cell office:value-type="string" office:string-value="0x18" table:formula="of:=&quot;0x&quot;&amp;BASE([.L856];16;2)" table:style-name="ce2">
            <text:p>0x18</text:p>
          </table:table-cell>
          <table:table-cell office:value-type="string" office:string-value="0x04" table:formula="of:=&quot;0x&quot;&amp;BASE([.M856];16;2)" table:style-name="ce2">
            <text:p>0x04</text:p>
          </table:table-cell>
          <table:table-cell office:value-type="string" office:string-value="0x7C" table:formula="of:=&quot;0x&quot;&amp;BASE([.N856];16;2)" table:style-name="ce2">
            <text:p>0x7C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0: n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59]&lt;&gt;&quot;&quot;;2^[.$I859];0)" table:style-name="ce2">
            <text:p>0</text:p>
          </table:table-cell>
          <table:table-cell office:value-type="float" office:value="0" table:formula="of:=IF([.C859]&lt;&gt;&quot;&quot;;2^[.$I859];0)" table:style-name="ce2">
            <text:p>0</text:p>
          </table:table-cell>
          <table:table-cell office:value-type="float" office:value="0" table:formula="of:=IF([.D859]&lt;&gt;&quot;&quot;;2^[.$I859];0)" table:style-name="ce2">
            <text:p>0</text:p>
          </table:table-cell>
          <table:table-cell office:value-type="float" office:value="0" table:formula="of:=IF([.E859]&lt;&gt;&quot;&quot;;2^[.$I859];0)" table:style-name="ce2">
            <text:p>0</text:p>
          </table:table-cell>
          <table:table-cell office:value-type="float" office:value="0" table:formula="of:=IF([.F859]&lt;&gt;&quot;&quot;;2^[.$I859];0)" table:style-name="ce2">
            <text:p>0</text:p>
          </table:table-cell>
          <table:table-cell office:value-type="string" office:string-value="    { 0x7C, 0x08, 0x04, 0x04, 0x78 }, // 110: n" table:formula="of:=&quot;    { &quot; &amp; [.J868] &amp; &quot;, &quot; &amp; [.K868] &amp; &quot;, &quot; &amp; [.L868] &amp; &quot;, &quot; &amp; [.M868] &amp; &quot;, &quot; &amp; [.N868] &amp; &quot; }, // &quot; &amp; [.A859]" table:style-name="ce2">
            <text:p><text:s text:c="4"/>{ 0x7C, 0x08, 0x04, 0x04, 0x78 }, // 110: n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60]&lt;&gt;&quot;&quot;;2^[.$I860];0)" table:style-name="ce2">
            <text:p>0</text:p>
          </table:table-cell>
          <table:table-cell office:value-type="float" office:value="0" table:formula="of:=IF([.C860]&lt;&gt;&quot;&quot;;2^[.$I860];0)" table:style-name="ce2">
            <text:p>0</text:p>
          </table:table-cell>
          <table:table-cell office:value-type="float" office:value="0" table:formula="of:=IF([.D860]&lt;&gt;&quot;&quot;;2^[.$I860];0)" table:style-name="ce2">
            <text:p>0</text:p>
          </table:table-cell>
          <table:table-cell office:value-type="float" office:value="0" table:formula="of:=IF([.E860]&lt;&gt;&quot;&quot;;2^[.$I860];0)" table:style-name="ce2">
            <text:p>0</text:p>
          </table:table-cell>
          <table:table-cell office:value-type="float" office:value="0" table:formula="of:=IF([.F860]&lt;&gt;&quot;&quot;;2^[.$I86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861]&lt;&gt;&quot;&quot;;2^[.$I861];0)" table:style-name="ce2">
            <text:p>4</text:p>
          </table:table-cell>
          <table:table-cell office:value-type="float" office:value="0" table:formula="of:=IF([.C861]&lt;&gt;&quot;&quot;;2^[.$I861];0)" table:style-name="ce2">
            <text:p>0</text:p>
          </table:table-cell>
          <table:table-cell office:value-type="float" office:value="4" table:formula="of:=IF([.D861]&lt;&gt;&quot;&quot;;2^[.$I861];0)" table:style-name="ce2">
            <text:p>4</text:p>
          </table:table-cell>
          <table:table-cell office:value-type="float" office:value="4" table:formula="of:=IF([.E861]&lt;&gt;&quot;&quot;;2^[.$I861];0)" table:style-name="ce2">
            <text:p>4</text:p>
          </table:table-cell>
          <table:table-cell office:value-type="float" office:value="0" table:formula="of:=IF([.F861]&lt;&gt;&quot;&quot;;2^[.$I86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862]&lt;&gt;&quot;&quot;;2^[.$I862];0)" table:style-name="ce2">
            <text:p>8</text:p>
          </table:table-cell>
          <table:table-cell office:value-type="float" office:value="8" table:formula="of:=IF([.C862]&lt;&gt;&quot;&quot;;2^[.$I862];0)" table:style-name="ce2">
            <text:p>8</text:p>
          </table:table-cell>
          <table:table-cell office:value-type="float" office:value="0" table:formula="of:=IF([.D862]&lt;&gt;&quot;&quot;;2^[.$I862];0)" table:style-name="ce2">
            <text:p>0</text:p>
          </table:table-cell>
          <table:table-cell office:value-type="float" office:value="0" table:formula="of:=IF([.E862]&lt;&gt;&quot;&quot;;2^[.$I862];0)" table:style-name="ce2">
            <text:p>0</text:p>
          </table:table-cell>
          <table:table-cell office:value-type="float" office:value="8" table:formula="of:=IF([.F862]&lt;&gt;&quot;&quot;;2^[.$I862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863]&lt;&gt;&quot;&quot;;2^[.$I863];0)" table:style-name="ce2">
            <text:p>16</text:p>
          </table:table-cell>
          <table:table-cell office:value-type="float" office:value="0" table:formula="of:=IF([.C863]&lt;&gt;&quot;&quot;;2^[.$I863];0)" table:style-name="ce2">
            <text:p>0</text:p>
          </table:table-cell>
          <table:table-cell office:value-type="float" office:value="0" table:formula="of:=IF([.D863]&lt;&gt;&quot;&quot;;2^[.$I863];0)" table:style-name="ce2">
            <text:p>0</text:p>
          </table:table-cell>
          <table:table-cell office:value-type="float" office:value="0" table:formula="of:=IF([.E863]&lt;&gt;&quot;&quot;;2^[.$I863];0)" table:style-name="ce2">
            <text:p>0</text:p>
          </table:table-cell>
          <table:table-cell office:value-type="float" office:value="16" table:formula="of:=IF([.F863]&lt;&gt;&quot;&quot;;2^[.$I863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864]&lt;&gt;&quot;&quot;;2^[.$I864];0)" table:style-name="ce2">
            <text:p>32</text:p>
          </table:table-cell>
          <table:table-cell office:value-type="float" office:value="0" table:formula="of:=IF([.C864]&lt;&gt;&quot;&quot;;2^[.$I864];0)" table:style-name="ce2">
            <text:p>0</text:p>
          </table:table-cell>
          <table:table-cell office:value-type="float" office:value="0" table:formula="of:=IF([.D864]&lt;&gt;&quot;&quot;;2^[.$I864];0)" table:style-name="ce2">
            <text:p>0</text:p>
          </table:table-cell>
          <table:table-cell office:value-type="float" office:value="0" table:formula="of:=IF([.E864]&lt;&gt;&quot;&quot;;2^[.$I864];0)" table:style-name="ce2">
            <text:p>0</text:p>
          </table:table-cell>
          <table:table-cell office:value-type="float" office:value="32" table:formula="of:=IF([.F864]&lt;&gt;&quot;&quot;;2^[.$I864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865]&lt;&gt;&quot;&quot;;2^[.$I865];0)" table:style-name="ce2">
            <text:p>64</text:p>
          </table:table-cell>
          <table:table-cell office:value-type="float" office:value="0" table:formula="of:=IF([.C865]&lt;&gt;&quot;&quot;;2^[.$I865];0)" table:style-name="ce2">
            <text:p>0</text:p>
          </table:table-cell>
          <table:table-cell office:value-type="float" office:value="0" table:formula="of:=IF([.D865]&lt;&gt;&quot;&quot;;2^[.$I865];0)" table:style-name="ce2">
            <text:p>0</text:p>
          </table:table-cell>
          <table:table-cell office:value-type="float" office:value="0" table:formula="of:=IF([.E865]&lt;&gt;&quot;&quot;;2^[.$I865];0)" table:style-name="ce2">
            <text:p>0</text:p>
          </table:table-cell>
          <table:table-cell office:value-type="float" office:value="64" table:formula="of:=IF([.F865]&lt;&gt;&quot;&quot;;2^[.$I865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4" table:formula="of:=SUM([.J859:.J866])" table:style-name="ce2">
            <text:p>124</text:p>
          </table:table-cell>
          <table:table-cell office:value-type="float" office:value="8" table:formula="of:=SUM([.K859:.K866])" table:style-name="ce2">
            <text:p>8</text:p>
          </table:table-cell>
          <table:table-cell office:value-type="float" office:value="4" table:formula="of:=SUM([.L859:.L866])" table:style-name="ce2">
            <text:p>4</text:p>
          </table:table-cell>
          <table:table-cell office:value-type="float" office:value="4" table:formula="of:=SUM([.M859:.M866])" table:style-name="ce2">
            <text:p>4</text:p>
          </table:table-cell>
          <table:table-cell office:value-type="float" office:value="120" table:formula="of:=SUM([.N859:.N866])" table:style-name="ce2">
            <text:p>12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C" table:formula="of:=&quot;0x&quot;&amp;BASE([.J867];16;2)" table:style-name="ce2">
            <text:p>0x7C</text:p>
          </table:table-cell>
          <table:table-cell office:value-type="string" office:string-value="0x08" table:formula="of:=&quot;0x&quot;&amp;BASE([.K867];16;2)" table:style-name="ce2">
            <text:p>0x08</text:p>
          </table:table-cell>
          <table:table-cell office:value-type="string" office:string-value="0x04" table:formula="of:=&quot;0x&quot;&amp;BASE([.L867];16;2)" table:style-name="ce2">
            <text:p>0x04</text:p>
          </table:table-cell>
          <table:table-cell office:value-type="string" office:string-value="0x04" table:formula="of:=&quot;0x&quot;&amp;BASE([.M867];16;2)" table:style-name="ce2">
            <text:p>0x04</text:p>
          </table:table-cell>
          <table:table-cell office:value-type="string" office:string-value="0x78" table:formula="of:=&quot;0x&quot;&amp;BASE([.N867];16;2)" table:style-name="ce2">
            <text:p>0x7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1: o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70]&lt;&gt;&quot;&quot;;2^[.$I870];0)" table:style-name="ce2">
            <text:p>0</text:p>
          </table:table-cell>
          <table:table-cell office:value-type="float" office:value="0" table:formula="of:=IF([.C870]&lt;&gt;&quot;&quot;;2^[.$I870];0)" table:style-name="ce2">
            <text:p>0</text:p>
          </table:table-cell>
          <table:table-cell office:value-type="float" office:value="0" table:formula="of:=IF([.D870]&lt;&gt;&quot;&quot;;2^[.$I870];0)" table:style-name="ce2">
            <text:p>0</text:p>
          </table:table-cell>
          <table:table-cell office:value-type="float" office:value="0" table:formula="of:=IF([.E870]&lt;&gt;&quot;&quot;;2^[.$I870];0)" table:style-name="ce2">
            <text:p>0</text:p>
          </table:table-cell>
          <table:table-cell office:value-type="float" office:value="0" table:formula="of:=IF([.F870]&lt;&gt;&quot;&quot;;2^[.$I870];0)" table:style-name="ce2">
            <text:p>0</text:p>
          </table:table-cell>
          <table:table-cell office:value-type="string" office:string-value="    { 0x38, 0x44, 0x44, 0x44, 0x38 }, // 111: o" table:formula="of:=&quot;    { &quot; &amp; [.J879] &amp; &quot;, &quot; &amp; [.K879] &amp; &quot;, &quot; &amp; [.L879] &amp; &quot;, &quot; &amp; [.M879] &amp; &quot;, &quot; &amp; [.N879] &amp; &quot; }, // &quot; &amp; [.A870]" table:style-name="ce2">
            <text:p><text:s text:c="4"/>{ 0x38, 0x44, 0x44, 0x44, 0x38 }, // 111: o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71]&lt;&gt;&quot;&quot;;2^[.$I871];0)" table:style-name="ce2">
            <text:p>0</text:p>
          </table:table-cell>
          <table:table-cell office:value-type="float" office:value="0" table:formula="of:=IF([.C871]&lt;&gt;&quot;&quot;;2^[.$I871];0)" table:style-name="ce2">
            <text:p>0</text:p>
          </table:table-cell>
          <table:table-cell office:value-type="float" office:value="0" table:formula="of:=IF([.D871]&lt;&gt;&quot;&quot;;2^[.$I871];0)" table:style-name="ce2">
            <text:p>0</text:p>
          </table:table-cell>
          <table:table-cell office:value-type="float" office:value="0" table:formula="of:=IF([.E871]&lt;&gt;&quot;&quot;;2^[.$I871];0)" table:style-name="ce2">
            <text:p>0</text:p>
          </table:table-cell>
          <table:table-cell office:value-type="float" office:value="0" table:formula="of:=IF([.F871]&lt;&gt;&quot;&quot;;2^[.$I87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872]&lt;&gt;&quot;&quot;;2^[.$I872];0)" table:style-name="ce2">
            <text:p>0</text:p>
          </table:table-cell>
          <table:table-cell office:value-type="float" office:value="4" table:formula="of:=IF([.C872]&lt;&gt;&quot;&quot;;2^[.$I872];0)" table:style-name="ce2">
            <text:p>4</text:p>
          </table:table-cell>
          <table:table-cell office:value-type="float" office:value="4" table:formula="of:=IF([.D872]&lt;&gt;&quot;&quot;;2^[.$I872];0)" table:style-name="ce2">
            <text:p>4</text:p>
          </table:table-cell>
          <table:table-cell office:value-type="float" office:value="4" table:formula="of:=IF([.E872]&lt;&gt;&quot;&quot;;2^[.$I872];0)" table:style-name="ce2">
            <text:p>4</text:p>
          </table:table-cell>
          <table:table-cell office:value-type="float" office:value="0" table:formula="of:=IF([.F872]&lt;&gt;&quot;&quot;;2^[.$I87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873]&lt;&gt;&quot;&quot;;2^[.$I873];0)" table:style-name="ce2">
            <text:p>8</text:p>
          </table:table-cell>
          <table:table-cell office:value-type="float" office:value="0" table:formula="of:=IF([.C873]&lt;&gt;&quot;&quot;;2^[.$I873];0)" table:style-name="ce2">
            <text:p>0</text:p>
          </table:table-cell>
          <table:table-cell office:value-type="float" office:value="0" table:formula="of:=IF([.D873]&lt;&gt;&quot;&quot;;2^[.$I873];0)" table:style-name="ce2">
            <text:p>0</text:p>
          </table:table-cell>
          <table:table-cell office:value-type="float" office:value="0" table:formula="of:=IF([.E873]&lt;&gt;&quot;&quot;;2^[.$I873];0)" table:style-name="ce2">
            <text:p>0</text:p>
          </table:table-cell>
          <table:table-cell office:value-type="float" office:value="8" table:formula="of:=IF([.F873]&lt;&gt;&quot;&quot;;2^[.$I873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874]&lt;&gt;&quot;&quot;;2^[.$I874];0)" table:style-name="ce2">
            <text:p>16</text:p>
          </table:table-cell>
          <table:table-cell office:value-type="float" office:value="0" table:formula="of:=IF([.C874]&lt;&gt;&quot;&quot;;2^[.$I874];0)" table:style-name="ce2">
            <text:p>0</text:p>
          </table:table-cell>
          <table:table-cell office:value-type="float" office:value="0" table:formula="of:=IF([.D874]&lt;&gt;&quot;&quot;;2^[.$I874];0)" table:style-name="ce2">
            <text:p>0</text:p>
          </table:table-cell>
          <table:table-cell office:value-type="float" office:value="0" table:formula="of:=IF([.E874]&lt;&gt;&quot;&quot;;2^[.$I874];0)" table:style-name="ce2">
            <text:p>0</text:p>
          </table:table-cell>
          <table:table-cell office:value-type="float" office:value="16" table:formula="of:=IF([.F874]&lt;&gt;&quot;&quot;;2^[.$I874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875]&lt;&gt;&quot;&quot;;2^[.$I875];0)" table:style-name="ce2">
            <text:p>32</text:p>
          </table:table-cell>
          <table:table-cell office:value-type="float" office:value="0" table:formula="of:=IF([.C875]&lt;&gt;&quot;&quot;;2^[.$I875];0)" table:style-name="ce2">
            <text:p>0</text:p>
          </table:table-cell>
          <table:table-cell office:value-type="float" office:value="0" table:formula="of:=IF([.D875]&lt;&gt;&quot;&quot;;2^[.$I875];0)" table:style-name="ce2">
            <text:p>0</text:p>
          </table:table-cell>
          <table:table-cell office:value-type="float" office:value="0" table:formula="of:=IF([.E875]&lt;&gt;&quot;&quot;;2^[.$I875];0)" table:style-name="ce2">
            <text:p>0</text:p>
          </table:table-cell>
          <table:table-cell office:value-type="float" office:value="32" table:formula="of:=IF([.F875]&lt;&gt;&quot;&quot;;2^[.$I875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876]&lt;&gt;&quot;&quot;;2^[.$I876];0)" table:style-name="ce2">
            <text:p>0</text:p>
          </table:table-cell>
          <table:table-cell office:value-type="float" office:value="64" table:formula="of:=IF([.C876]&lt;&gt;&quot;&quot;;2^[.$I876];0)" table:style-name="ce2">
            <text:p>64</text:p>
          </table:table-cell>
          <table:table-cell office:value-type="float" office:value="64" table:formula="of:=IF([.D876]&lt;&gt;&quot;&quot;;2^[.$I876];0)" table:style-name="ce2">
            <text:p>64</text:p>
          </table:table-cell>
          <table:table-cell office:value-type="float" office:value="64" table:formula="of:=IF([.E876]&lt;&gt;&quot;&quot;;2^[.$I876];0)" table:style-name="ce2">
            <text:p>64</text:p>
          </table:table-cell>
          <table:table-cell office:value-type="float" office:value="0" table:formula="of:=IF([.F876]&lt;&gt;&quot;&quot;;2^[.$I87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56" table:formula="of:=SUM([.J870:.J877])" table:style-name="ce2">
            <text:p>56</text:p>
          </table:table-cell>
          <table:table-cell office:value-type="float" office:value="68" table:formula="of:=SUM([.K870:.K877])" table:style-name="ce2">
            <text:p>68</text:p>
          </table:table-cell>
          <table:table-cell office:value-type="float" office:value="68" table:formula="of:=SUM([.L870:.L877])" table:style-name="ce2">
            <text:p>68</text:p>
          </table:table-cell>
          <table:table-cell office:value-type="float" office:value="68" table:formula="of:=SUM([.M870:.M877])" table:style-name="ce2">
            <text:p>68</text:p>
          </table:table-cell>
          <table:table-cell office:value-type="float" office:value="56" table:formula="of:=SUM([.N870:.N877])" table:style-name="ce2">
            <text:p>5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8" table:formula="of:=&quot;0x&quot;&amp;BASE([.J878];16;2)" table:style-name="ce2">
            <text:p>0x38</text:p>
          </table:table-cell>
          <table:table-cell office:value-type="string" office:string-value="0x44" table:formula="of:=&quot;0x&quot;&amp;BASE([.K878];16;2)" table:style-name="ce2">
            <text:p>0x44</text:p>
          </table:table-cell>
          <table:table-cell office:value-type="string" office:string-value="0x44" table:formula="of:=&quot;0x&quot;&amp;BASE([.L878];16;2)" table:style-name="ce2">
            <text:p>0x44</text:p>
          </table:table-cell>
          <table:table-cell office:value-type="string" office:string-value="0x44" table:formula="of:=&quot;0x&quot;&amp;BASE([.M878];16;2)" table:style-name="ce2">
            <text:p>0x44</text:p>
          </table:table-cell>
          <table:table-cell office:value-type="string" office:string-value="0x38" table:formula="of:=&quot;0x&quot;&amp;BASE([.N878];16;2)" table:style-name="ce2">
            <text:p>0x3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2: p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81]&lt;&gt;&quot;&quot;;2^[.$I881];0)" table:style-name="ce2">
            <text:p>0</text:p>
          </table:table-cell>
          <table:table-cell office:value-type="float" office:value="0" table:formula="of:=IF([.C881]&lt;&gt;&quot;&quot;;2^[.$I881];0)" table:style-name="ce2">
            <text:p>0</text:p>
          </table:table-cell>
          <table:table-cell office:value-type="float" office:value="0" table:formula="of:=IF([.D881]&lt;&gt;&quot;&quot;;2^[.$I881];0)" table:style-name="ce2">
            <text:p>0</text:p>
          </table:table-cell>
          <table:table-cell office:value-type="float" office:value="0" table:formula="of:=IF([.E881]&lt;&gt;&quot;&quot;;2^[.$I881];0)" table:style-name="ce2">
            <text:p>0</text:p>
          </table:table-cell>
          <table:table-cell office:value-type="float" office:value="0" table:formula="of:=IF([.F881]&lt;&gt;&quot;&quot;;2^[.$I881];0)" table:style-name="ce2">
            <text:p>0</text:p>
          </table:table-cell>
          <table:table-cell office:value-type="string" office:string-value="    { 0x00, 0x7C, 0x14, 0x14, 0x08 }, // 112: p" table:formula="of:=&quot;    { &quot; &amp; [.J890] &amp; &quot;, &quot; &amp; [.K890] &amp; &quot;, &quot; &amp; [.L890] &amp; &quot;, &quot; &amp; [.M890] &amp; &quot;, &quot; &amp; [.N890] &amp; &quot; }, // &quot; &amp; [.A881]" table:style-name="ce2">
            <text:p><text:s text:c="4"/>{ 0x00, 0x7C, 0x14, 0x14, 0x08 }, // 112: p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82]&lt;&gt;&quot;&quot;;2^[.$I882];0)" table:style-name="ce2">
            <text:p>0</text:p>
          </table:table-cell>
          <table:table-cell office:value-type="float" office:value="0" table:formula="of:=IF([.C882]&lt;&gt;&quot;&quot;;2^[.$I882];0)" table:style-name="ce2">
            <text:p>0</text:p>
          </table:table-cell>
          <table:table-cell office:value-type="float" office:value="0" table:formula="of:=IF([.D882]&lt;&gt;&quot;&quot;;2^[.$I882];0)" table:style-name="ce2">
            <text:p>0</text:p>
          </table:table-cell>
          <table:table-cell office:value-type="float" office:value="0" table:formula="of:=IF([.E882]&lt;&gt;&quot;&quot;;2^[.$I882];0)" table:style-name="ce2">
            <text:p>0</text:p>
          </table:table-cell>
          <table:table-cell office:value-type="float" office:value="0" table:formula="of:=IF([.F882]&lt;&gt;&quot;&quot;;2^[.$I88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883]&lt;&gt;&quot;&quot;;2^[.$I883];0)" table:style-name="ce2">
            <text:p>0</text:p>
          </table:table-cell>
          <table:table-cell office:value-type="float" office:value="4" table:formula="of:=IF([.C883]&lt;&gt;&quot;&quot;;2^[.$I883];0)" table:style-name="ce2">
            <text:p>4</text:p>
          </table:table-cell>
          <table:table-cell office:value-type="float" office:value="4" table:formula="of:=IF([.D883]&lt;&gt;&quot;&quot;;2^[.$I883];0)" table:style-name="ce2">
            <text:p>4</text:p>
          </table:table-cell>
          <table:table-cell office:value-type="float" office:value="4" table:formula="of:=IF([.E883]&lt;&gt;&quot;&quot;;2^[.$I883];0)" table:style-name="ce2">
            <text:p>4</text:p>
          </table:table-cell>
          <table:table-cell office:value-type="float" office:value="0" table:formula="of:=IF([.F883]&lt;&gt;&quot;&quot;;2^[.$I88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884]&lt;&gt;&quot;&quot;;2^[.$I884];0)" table:style-name="ce2">
            <text:p>0</text:p>
          </table:table-cell>
          <table:table-cell office:value-type="float" office:value="8" table:formula="of:=IF([.C884]&lt;&gt;&quot;&quot;;2^[.$I884];0)" table:style-name="ce2">
            <text:p>8</text:p>
          </table:table-cell>
          <table:table-cell office:value-type="float" office:value="0" table:formula="of:=IF([.D884]&lt;&gt;&quot;&quot;;2^[.$I884];0)" table:style-name="ce2">
            <text:p>0</text:p>
          </table:table-cell>
          <table:table-cell office:value-type="float" office:value="0" table:formula="of:=IF([.E884]&lt;&gt;&quot;&quot;;2^[.$I884];0)" table:style-name="ce2">
            <text:p>0</text:p>
          </table:table-cell>
          <table:table-cell office:value-type="float" office:value="8" table:formula="of:=IF([.F884]&lt;&gt;&quot;&quot;;2^[.$I884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885]&lt;&gt;&quot;&quot;;2^[.$I885];0)" table:style-name="ce2">
            <text:p>0</text:p>
          </table:table-cell>
          <table:table-cell office:value-type="float" office:value="16" table:formula="of:=IF([.C885]&lt;&gt;&quot;&quot;;2^[.$I885];0)" table:style-name="ce2">
            <text:p>16</text:p>
          </table:table-cell>
          <table:table-cell office:value-type="float" office:value="16" table:formula="of:=IF([.D885]&lt;&gt;&quot;&quot;;2^[.$I885];0)" table:style-name="ce2">
            <text:p>16</text:p>
          </table:table-cell>
          <table:table-cell office:value-type="float" office:value="16" table:formula="of:=IF([.E885]&lt;&gt;&quot;&quot;;2^[.$I885];0)" table:style-name="ce2">
            <text:p>16</text:p>
          </table:table-cell>
          <table:table-cell office:value-type="float" office:value="0" table:formula="of:=IF([.F885]&lt;&gt;&quot;&quot;;2^[.$I88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886]&lt;&gt;&quot;&quot;;2^[.$I886];0)" table:style-name="ce2">
            <text:p>0</text:p>
          </table:table-cell>
          <table:table-cell office:value-type="float" office:value="32" table:formula="of:=IF([.C886]&lt;&gt;&quot;&quot;;2^[.$I886];0)" table:style-name="ce2">
            <text:p>32</text:p>
          </table:table-cell>
          <table:table-cell office:value-type="float" office:value="0" table:formula="of:=IF([.D886]&lt;&gt;&quot;&quot;;2^[.$I886];0)" table:style-name="ce2">
            <text:p>0</text:p>
          </table:table-cell>
          <table:table-cell office:value-type="float" office:value="0" table:formula="of:=IF([.E886]&lt;&gt;&quot;&quot;;2^[.$I886];0)" table:style-name="ce2">
            <text:p>0</text:p>
          </table:table-cell>
          <table:table-cell office:value-type="float" office:value="0" table:formula="of:=IF([.F886]&lt;&gt;&quot;&quot;;2^[.$I88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887]&lt;&gt;&quot;&quot;;2^[.$I887];0)" table:style-name="ce2">
            <text:p>0</text:p>
          </table:table-cell>
          <table:table-cell office:value-type="float" office:value="64" table:formula="of:=IF([.C887]&lt;&gt;&quot;&quot;;2^[.$I887];0)" table:style-name="ce2">
            <text:p>64</text:p>
          </table:table-cell>
          <table:table-cell office:value-type="float" office:value="0" table:formula="of:=IF([.D887]&lt;&gt;&quot;&quot;;2^[.$I887];0)" table:style-name="ce2">
            <text:p>0</text:p>
          </table:table-cell>
          <table:table-cell office:value-type="float" office:value="0" table:formula="of:=IF([.E887]&lt;&gt;&quot;&quot;;2^[.$I887];0)" table:style-name="ce2">
            <text:p>0</text:p>
          </table:table-cell>
          <table:table-cell office:value-type="float" office:value="0" table:formula="of:=IF([.F887]&lt;&gt;&quot;&quot;;2^[.$I88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881:.J888])" table:style-name="ce2">
            <text:p>0</text:p>
          </table:table-cell>
          <table:table-cell office:value-type="float" office:value="124" table:formula="of:=SUM([.K881:.K888])" table:style-name="ce2">
            <text:p>124</text:p>
          </table:table-cell>
          <table:table-cell office:value-type="float" office:value="20" table:formula="of:=SUM([.L881:.L888])" table:style-name="ce2">
            <text:p>20</text:p>
          </table:table-cell>
          <table:table-cell office:value-type="float" office:value="20" table:formula="of:=SUM([.M881:.M888])" table:style-name="ce2">
            <text:p>20</text:p>
          </table:table-cell>
          <table:table-cell office:value-type="float" office:value="8" table:formula="of:=SUM([.N881:.N888]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889];16;2)" table:style-name="ce2">
            <text:p>0x00</text:p>
          </table:table-cell>
          <table:table-cell office:value-type="string" office:string-value="0x7C" table:formula="of:=&quot;0x&quot;&amp;BASE([.K889];16;2)" table:style-name="ce2">
            <text:p>0x7C</text:p>
          </table:table-cell>
          <table:table-cell office:value-type="string" office:string-value="0x14" table:formula="of:=&quot;0x&quot;&amp;BASE([.L889];16;2)" table:style-name="ce2">
            <text:p>0x14</text:p>
          </table:table-cell>
          <table:table-cell office:value-type="string" office:string-value="0x14" table:formula="of:=&quot;0x&quot;&amp;BASE([.M889];16;2)" table:style-name="ce2">
            <text:p>0x14</text:p>
          </table:table-cell>
          <table:table-cell office:value-type="string" office:string-value="0x08" table:formula="of:=&quot;0x&quot;&amp;BASE([.N889];16;2)" table:style-name="ce2">
            <text:p>0x0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3: q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892]&lt;&gt;&quot;&quot;;2^[.$I892];0)" table:style-name="ce2">
            <text:p>0</text:p>
          </table:table-cell>
          <table:table-cell office:value-type="float" office:value="0" table:formula="of:=IF([.C892]&lt;&gt;&quot;&quot;;2^[.$I892];0)" table:style-name="ce2">
            <text:p>0</text:p>
          </table:table-cell>
          <table:table-cell office:value-type="float" office:value="0" table:formula="of:=IF([.D892]&lt;&gt;&quot;&quot;;2^[.$I892];0)" table:style-name="ce2">
            <text:p>0</text:p>
          </table:table-cell>
          <table:table-cell office:value-type="float" office:value="0" table:formula="of:=IF([.E892]&lt;&gt;&quot;&quot;;2^[.$I892];0)" table:style-name="ce2">
            <text:p>0</text:p>
          </table:table-cell>
          <table:table-cell office:value-type="float" office:value="0" table:formula="of:=IF([.F892]&lt;&gt;&quot;&quot;;2^[.$I892];0)" table:style-name="ce2">
            <text:p>0</text:p>
          </table:table-cell>
          <table:table-cell office:value-type="string" office:string-value="    { 0x08, 0x14, 0x14, 0x14, 0x7C }, // 113: q" table:formula="of:=&quot;    { &quot; &amp; [.J901] &amp; &quot;, &quot; &amp; [.K901] &amp; &quot;, &quot; &amp; [.L901] &amp; &quot;, &quot; &amp; [.M901] &amp; &quot;, &quot; &amp; [.N901] &amp; &quot; }, // &quot; &amp; [.A892]" table:style-name="ce2">
            <text:p><text:s text:c="4"/>{ 0x08, 0x14, 0x14, 0x14, 0x7C }, // 113: q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893]&lt;&gt;&quot;&quot;;2^[.$I893];0)" table:style-name="ce2">
            <text:p>0</text:p>
          </table:table-cell>
          <table:table-cell office:value-type="float" office:value="0" table:formula="of:=IF([.C893]&lt;&gt;&quot;&quot;;2^[.$I893];0)" table:style-name="ce2">
            <text:p>0</text:p>
          </table:table-cell>
          <table:table-cell office:value-type="float" office:value="0" table:formula="of:=IF([.D893]&lt;&gt;&quot;&quot;;2^[.$I893];0)" table:style-name="ce2">
            <text:p>0</text:p>
          </table:table-cell>
          <table:table-cell office:value-type="float" office:value="0" table:formula="of:=IF([.E893]&lt;&gt;&quot;&quot;;2^[.$I893];0)" table:style-name="ce2">
            <text:p>0</text:p>
          </table:table-cell>
          <table:table-cell office:value-type="float" office:value="0" table:formula="of:=IF([.F893]&lt;&gt;&quot;&quot;;2^[.$I89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894]&lt;&gt;&quot;&quot;;2^[.$I894];0)" table:style-name="ce2">
            <text:p>0</text:p>
          </table:table-cell>
          <table:table-cell office:value-type="float" office:value="4" table:formula="of:=IF([.C894]&lt;&gt;&quot;&quot;;2^[.$I894];0)" table:style-name="ce2">
            <text:p>4</text:p>
          </table:table-cell>
          <table:table-cell office:value-type="float" office:value="4" table:formula="of:=IF([.D894]&lt;&gt;&quot;&quot;;2^[.$I894];0)" table:style-name="ce2">
            <text:p>4</text:p>
          </table:table-cell>
          <table:table-cell office:value-type="float" office:value="4" table:formula="of:=IF([.E894]&lt;&gt;&quot;&quot;;2^[.$I894];0)" table:style-name="ce2">
            <text:p>4</text:p>
          </table:table-cell>
          <table:table-cell office:value-type="float" office:value="4" table:formula="of:=IF([.F894]&lt;&gt;&quot;&quot;;2^[.$I894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895]&lt;&gt;&quot;&quot;;2^[.$I895];0)" table:style-name="ce2">
            <text:p>8</text:p>
          </table:table-cell>
          <table:table-cell office:value-type="float" office:value="0" table:formula="of:=IF([.C895]&lt;&gt;&quot;&quot;;2^[.$I895];0)" table:style-name="ce2">
            <text:p>0</text:p>
          </table:table-cell>
          <table:table-cell office:value-type="float" office:value="0" table:formula="of:=IF([.D895]&lt;&gt;&quot;&quot;;2^[.$I895];0)" table:style-name="ce2">
            <text:p>0</text:p>
          </table:table-cell>
          <table:table-cell office:value-type="float" office:value="0" table:formula="of:=IF([.E895]&lt;&gt;&quot;&quot;;2^[.$I895];0)" table:style-name="ce2">
            <text:p>0</text:p>
          </table:table-cell>
          <table:table-cell office:value-type="float" office:value="8" table:formula="of:=IF([.F895]&lt;&gt;&quot;&quot;;2^[.$I895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896]&lt;&gt;&quot;&quot;;2^[.$I896];0)" table:style-name="ce2">
            <text:p>0</text:p>
          </table:table-cell>
          <table:table-cell office:value-type="float" office:value="16" table:formula="of:=IF([.C896]&lt;&gt;&quot;&quot;;2^[.$I896];0)" table:style-name="ce2">
            <text:p>16</text:p>
          </table:table-cell>
          <table:table-cell office:value-type="float" office:value="16" table:formula="of:=IF([.D896]&lt;&gt;&quot;&quot;;2^[.$I896];0)" table:style-name="ce2">
            <text:p>16</text:p>
          </table:table-cell>
          <table:table-cell office:value-type="float" office:value="16" table:formula="of:=IF([.E896]&lt;&gt;&quot;&quot;;2^[.$I896];0)" table:style-name="ce2">
            <text:p>16</text:p>
          </table:table-cell>
          <table:table-cell office:value-type="float" office:value="16" table:formula="of:=IF([.F896]&lt;&gt;&quot;&quot;;2^[.$I896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897]&lt;&gt;&quot;&quot;;2^[.$I897];0)" table:style-name="ce2">
            <text:p>0</text:p>
          </table:table-cell>
          <table:table-cell office:value-type="float" office:value="0" table:formula="of:=IF([.C897]&lt;&gt;&quot;&quot;;2^[.$I897];0)" table:style-name="ce2">
            <text:p>0</text:p>
          </table:table-cell>
          <table:table-cell office:value-type="float" office:value="0" table:formula="of:=IF([.D897]&lt;&gt;&quot;&quot;;2^[.$I897];0)" table:style-name="ce2">
            <text:p>0</text:p>
          </table:table-cell>
          <table:table-cell office:value-type="float" office:value="0" table:formula="of:=IF([.E897]&lt;&gt;&quot;&quot;;2^[.$I897];0)" table:style-name="ce2">
            <text:p>0</text:p>
          </table:table-cell>
          <table:table-cell office:value-type="float" office:value="32" table:formula="of:=IF([.F897]&lt;&gt;&quot;&quot;;2^[.$I897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898]&lt;&gt;&quot;&quot;;2^[.$I898];0)" table:style-name="ce2">
            <text:p>0</text:p>
          </table:table-cell>
          <table:table-cell office:value-type="float" office:value="0" table:formula="of:=IF([.C898]&lt;&gt;&quot;&quot;;2^[.$I898];0)" table:style-name="ce2">
            <text:p>0</text:p>
          </table:table-cell>
          <table:table-cell office:value-type="float" office:value="0" table:formula="of:=IF([.D898]&lt;&gt;&quot;&quot;;2^[.$I898];0)" table:style-name="ce2">
            <text:p>0</text:p>
          </table:table-cell>
          <table:table-cell office:value-type="float" office:value="0" table:formula="of:=IF([.E898]&lt;&gt;&quot;&quot;;2^[.$I898];0)" table:style-name="ce2">
            <text:p>0</text:p>
          </table:table-cell>
          <table:table-cell office:value-type="float" office:value="64" table:formula="of:=IF([.F898]&lt;&gt;&quot;&quot;;2^[.$I898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8" table:formula="of:=SUM([.J892:.J899])" table:style-name="ce2">
            <text:p>8</text:p>
          </table:table-cell>
          <table:table-cell office:value-type="float" office:value="20" table:formula="of:=SUM([.K892:.K899])" table:style-name="ce2">
            <text:p>20</text:p>
          </table:table-cell>
          <table:table-cell office:value-type="float" office:value="20" table:formula="of:=SUM([.L892:.L899])" table:style-name="ce2">
            <text:p>20</text:p>
          </table:table-cell>
          <table:table-cell office:value-type="float" office:value="20" table:formula="of:=SUM([.M892:.M899])" table:style-name="ce2">
            <text:p>20</text:p>
          </table:table-cell>
          <table:table-cell office:value-type="float" office:value="124" table:formula="of:=SUM([.N892:.N899])" table:style-name="ce2">
            <text:p>12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8" table:formula="of:=&quot;0x&quot;&amp;BASE([.J900];16;2)" table:style-name="ce2">
            <text:p>0x08</text:p>
          </table:table-cell>
          <table:table-cell office:value-type="string" office:string-value="0x14" table:formula="of:=&quot;0x&quot;&amp;BASE([.K900];16;2)" table:style-name="ce2">
            <text:p>0x14</text:p>
          </table:table-cell>
          <table:table-cell office:value-type="string" office:string-value="0x14" table:formula="of:=&quot;0x&quot;&amp;BASE([.L900];16;2)" table:style-name="ce2">
            <text:p>0x14</text:p>
          </table:table-cell>
          <table:table-cell office:value-type="string" office:string-value="0x14" table:formula="of:=&quot;0x&quot;&amp;BASE([.M900];16;2)" table:style-name="ce2">
            <text:p>0x14</text:p>
          </table:table-cell>
          <table:table-cell office:value-type="string" office:string-value="0x7C" table:formula="of:=&quot;0x&quot;&amp;BASE([.N900];16;2)" table:style-name="ce2">
            <text:p>0x7C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4: r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03]&lt;&gt;&quot;&quot;;2^[.$I903];0)" table:style-name="ce2">
            <text:p>0</text:p>
          </table:table-cell>
          <table:table-cell office:value-type="float" office:value="0" table:formula="of:=IF([.C903]&lt;&gt;&quot;&quot;;2^[.$I903];0)" table:style-name="ce2">
            <text:p>0</text:p>
          </table:table-cell>
          <table:table-cell office:value-type="float" office:value="0" table:formula="of:=IF([.D903]&lt;&gt;&quot;&quot;;2^[.$I903];0)" table:style-name="ce2">
            <text:p>0</text:p>
          </table:table-cell>
          <table:table-cell office:value-type="float" office:value="0" table:formula="of:=IF([.E903]&lt;&gt;&quot;&quot;;2^[.$I903];0)" table:style-name="ce2">
            <text:p>0</text:p>
          </table:table-cell>
          <table:table-cell office:value-type="float" office:value="0" table:formula="of:=IF([.F903]&lt;&gt;&quot;&quot;;2^[.$I903];0)" table:style-name="ce2">
            <text:p>0</text:p>
          </table:table-cell>
          <table:table-cell office:value-type="string" office:string-value="    { 0x7C, 0x08, 0x04, 0x04, 0x08 }, // 114: r" table:formula="of:=&quot;    { &quot; &amp; [.J912] &amp; &quot;, &quot; &amp; [.K912] &amp; &quot;, &quot; &amp; [.L912] &amp; &quot;, &quot; &amp; [.M912] &amp; &quot;, &quot; &amp; [.N912] &amp; &quot; }, // &quot; &amp; [.A903]" table:style-name="ce2">
            <text:p><text:s text:c="4"/>{ 0x7C, 0x08, 0x04, 0x04, 0x08 }, // 114: r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04]&lt;&gt;&quot;&quot;;2^[.$I904];0)" table:style-name="ce2">
            <text:p>0</text:p>
          </table:table-cell>
          <table:table-cell office:value-type="float" office:value="0" table:formula="of:=IF([.C904]&lt;&gt;&quot;&quot;;2^[.$I904];0)" table:style-name="ce2">
            <text:p>0</text:p>
          </table:table-cell>
          <table:table-cell office:value-type="float" office:value="0" table:formula="of:=IF([.D904]&lt;&gt;&quot;&quot;;2^[.$I904];0)" table:style-name="ce2">
            <text:p>0</text:p>
          </table:table-cell>
          <table:table-cell office:value-type="float" office:value="0" table:formula="of:=IF([.E904]&lt;&gt;&quot;&quot;;2^[.$I904];0)" table:style-name="ce2">
            <text:p>0</text:p>
          </table:table-cell>
          <table:table-cell office:value-type="float" office:value="0" table:formula="of:=IF([.F904]&lt;&gt;&quot;&quot;;2^[.$I90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05]&lt;&gt;&quot;&quot;;2^[.$I905];0)" table:style-name="ce2">
            <text:p>4</text:p>
          </table:table-cell>
          <table:table-cell office:value-type="float" office:value="0" table:formula="of:=IF([.C905]&lt;&gt;&quot;&quot;;2^[.$I905];0)" table:style-name="ce2">
            <text:p>0</text:p>
          </table:table-cell>
          <table:table-cell office:value-type="float" office:value="4" table:formula="of:=IF([.D905]&lt;&gt;&quot;&quot;;2^[.$I905];0)" table:style-name="ce2">
            <text:p>4</text:p>
          </table:table-cell>
          <table:table-cell office:value-type="float" office:value="4" table:formula="of:=IF([.E905]&lt;&gt;&quot;&quot;;2^[.$I905];0)" table:style-name="ce2">
            <text:p>4</text:p>
          </table:table-cell>
          <table:table-cell office:value-type="float" office:value="0" table:formula="of:=IF([.F905]&lt;&gt;&quot;&quot;;2^[.$I90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906]&lt;&gt;&quot;&quot;;2^[.$I906];0)" table:style-name="ce2">
            <text:p>8</text:p>
          </table:table-cell>
          <table:table-cell office:value-type="float" office:value="8" table:formula="of:=IF([.C906]&lt;&gt;&quot;&quot;;2^[.$I906];0)" table:style-name="ce2">
            <text:p>8</text:p>
          </table:table-cell>
          <table:table-cell office:value-type="float" office:value="0" table:formula="of:=IF([.D906]&lt;&gt;&quot;&quot;;2^[.$I906];0)" table:style-name="ce2">
            <text:p>0</text:p>
          </table:table-cell>
          <table:table-cell office:value-type="float" office:value="0" table:formula="of:=IF([.E906]&lt;&gt;&quot;&quot;;2^[.$I906];0)" table:style-name="ce2">
            <text:p>0</text:p>
          </table:table-cell>
          <table:table-cell office:value-type="float" office:value="8" table:formula="of:=IF([.F906]&lt;&gt;&quot;&quot;;2^[.$I906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907]&lt;&gt;&quot;&quot;;2^[.$I907];0)" table:style-name="ce2">
            <text:p>16</text:p>
          </table:table-cell>
          <table:table-cell office:value-type="float" office:value="0" table:formula="of:=IF([.C907]&lt;&gt;&quot;&quot;;2^[.$I907];0)" table:style-name="ce2">
            <text:p>0</text:p>
          </table:table-cell>
          <table:table-cell office:value-type="float" office:value="0" table:formula="of:=IF([.D907]&lt;&gt;&quot;&quot;;2^[.$I907];0)" table:style-name="ce2">
            <text:p>0</text:p>
          </table:table-cell>
          <table:table-cell office:value-type="float" office:value="0" table:formula="of:=IF([.E907]&lt;&gt;&quot;&quot;;2^[.$I907];0)" table:style-name="ce2">
            <text:p>0</text:p>
          </table:table-cell>
          <table:table-cell office:value-type="float" office:value="0" table:formula="of:=IF([.F907]&lt;&gt;&quot;&quot;;2^[.$I90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908]&lt;&gt;&quot;&quot;;2^[.$I908];0)" table:style-name="ce2">
            <text:p>32</text:p>
          </table:table-cell>
          <table:table-cell office:value-type="float" office:value="0" table:formula="of:=IF([.C908]&lt;&gt;&quot;&quot;;2^[.$I908];0)" table:style-name="ce2">
            <text:p>0</text:p>
          </table:table-cell>
          <table:table-cell office:value-type="float" office:value="0" table:formula="of:=IF([.D908]&lt;&gt;&quot;&quot;;2^[.$I908];0)" table:style-name="ce2">
            <text:p>0</text:p>
          </table:table-cell>
          <table:table-cell office:value-type="float" office:value="0" table:formula="of:=IF([.E908]&lt;&gt;&quot;&quot;;2^[.$I908];0)" table:style-name="ce2">
            <text:p>0</text:p>
          </table:table-cell>
          <table:table-cell office:value-type="float" office:value="0" table:formula="of:=IF([.F908]&lt;&gt;&quot;&quot;;2^[.$I90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909]&lt;&gt;&quot;&quot;;2^[.$I909];0)" table:style-name="ce2">
            <text:p>64</text:p>
          </table:table-cell>
          <table:table-cell office:value-type="float" office:value="0" table:formula="of:=IF([.C909]&lt;&gt;&quot;&quot;;2^[.$I909];0)" table:style-name="ce2">
            <text:p>0</text:p>
          </table:table-cell>
          <table:table-cell office:value-type="float" office:value="0" table:formula="of:=IF([.D909]&lt;&gt;&quot;&quot;;2^[.$I909];0)" table:style-name="ce2">
            <text:p>0</text:p>
          </table:table-cell>
          <table:table-cell office:value-type="float" office:value="0" table:formula="of:=IF([.E909]&lt;&gt;&quot;&quot;;2^[.$I909];0)" table:style-name="ce2">
            <text:p>0</text:p>
          </table:table-cell>
          <table:table-cell office:value-type="float" office:value="0" table:formula="of:=IF([.F909]&lt;&gt;&quot;&quot;;2^[.$I90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124" table:formula="of:=SUM([.J903:.J910])" table:style-name="ce2">
            <text:p>124</text:p>
          </table:table-cell>
          <table:table-cell office:value-type="float" office:value="8" table:formula="of:=SUM([.K903:.K910])" table:style-name="ce2">
            <text:p>8</text:p>
          </table:table-cell>
          <table:table-cell office:value-type="float" office:value="4" table:formula="of:=SUM([.L903:.L910])" table:style-name="ce2">
            <text:p>4</text:p>
          </table:table-cell>
          <table:table-cell office:value-type="float" office:value="4" table:formula="of:=SUM([.M903:.M910])" table:style-name="ce2">
            <text:p>4</text:p>
          </table:table-cell>
          <table:table-cell office:value-type="float" office:value="8" table:formula="of:=SUM([.N903:.N910]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7C" table:formula="of:=&quot;0x&quot;&amp;BASE([.J911];16;2)" table:style-name="ce2">
            <text:p>0x7C</text:p>
          </table:table-cell>
          <table:table-cell office:value-type="string" office:string-value="0x08" table:formula="of:=&quot;0x&quot;&amp;BASE([.K911];16;2)" table:style-name="ce2">
            <text:p>0x08</text:p>
          </table:table-cell>
          <table:table-cell office:value-type="string" office:string-value="0x04" table:formula="of:=&quot;0x&quot;&amp;BASE([.L911];16;2)" table:style-name="ce2">
            <text:p>0x04</text:p>
          </table:table-cell>
          <table:table-cell office:value-type="string" office:string-value="0x04" table:formula="of:=&quot;0x&quot;&amp;BASE([.M911];16;2)" table:style-name="ce2">
            <text:p>0x04</text:p>
          </table:table-cell>
          <table:table-cell office:value-type="string" office:string-value="0x08" table:formula="of:=&quot;0x&quot;&amp;BASE([.N911];16;2)" table:style-name="ce2">
            <text:p>0x0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5: s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14]&lt;&gt;&quot;&quot;;2^[.$I914];0)" table:style-name="ce2">
            <text:p>0</text:p>
          </table:table-cell>
          <table:table-cell office:value-type="float" office:value="0" table:formula="of:=IF([.C914]&lt;&gt;&quot;&quot;;2^[.$I914];0)" table:style-name="ce2">
            <text:p>0</text:p>
          </table:table-cell>
          <table:table-cell office:value-type="float" office:value="0" table:formula="of:=IF([.D914]&lt;&gt;&quot;&quot;;2^[.$I914];0)" table:style-name="ce2">
            <text:p>0</text:p>
          </table:table-cell>
          <table:table-cell office:value-type="float" office:value="0" table:formula="of:=IF([.E914]&lt;&gt;&quot;&quot;;2^[.$I914];0)" table:style-name="ce2">
            <text:p>0</text:p>
          </table:table-cell>
          <table:table-cell office:value-type="float" office:value="0" table:formula="of:=IF([.F914]&lt;&gt;&quot;&quot;;2^[.$I914];0)" table:style-name="ce2">
            <text:p>0</text:p>
          </table:table-cell>
          <table:table-cell office:value-type="string" office:string-value="    { 0x48, 0x54, 0x54, 0x54, 0x24 }, // 115: s" table:formula="of:=&quot;    { &quot; &amp; [.J923] &amp; &quot;, &quot; &amp; [.K923] &amp; &quot;, &quot; &amp; [.L923] &amp; &quot;, &quot; &amp; [.M923] &amp; &quot;, &quot; &amp; [.N923] &amp; &quot; }, // &quot; &amp; [.A914]" table:style-name="ce2">
            <text:p><text:s text:c="4"/>{ 0x48, 0x54, 0x54, 0x54, 0x24 }, // 115: s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15]&lt;&gt;&quot;&quot;;2^[.$I915];0)" table:style-name="ce2">
            <text:p>0</text:p>
          </table:table-cell>
          <table:table-cell office:value-type="float" office:value="0" table:formula="of:=IF([.C915]&lt;&gt;&quot;&quot;;2^[.$I915];0)" table:style-name="ce2">
            <text:p>0</text:p>
          </table:table-cell>
          <table:table-cell office:value-type="float" office:value="0" table:formula="of:=IF([.D915]&lt;&gt;&quot;&quot;;2^[.$I915];0)" table:style-name="ce2">
            <text:p>0</text:p>
          </table:table-cell>
          <table:table-cell office:value-type="float" office:value="0" table:formula="of:=IF([.E915]&lt;&gt;&quot;&quot;;2^[.$I915];0)" table:style-name="ce2">
            <text:p>0</text:p>
          </table:table-cell>
          <table:table-cell office:value-type="float" office:value="0" table:formula="of:=IF([.F915]&lt;&gt;&quot;&quot;;2^[.$I91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916]&lt;&gt;&quot;&quot;;2^[.$I916];0)" table:style-name="ce2">
            <text:p>0</text:p>
          </table:table-cell>
          <table:table-cell office:value-type="float" office:value="4" table:formula="of:=IF([.C916]&lt;&gt;&quot;&quot;;2^[.$I916];0)" table:style-name="ce2">
            <text:p>4</text:p>
          </table:table-cell>
          <table:table-cell office:value-type="float" office:value="4" table:formula="of:=IF([.D916]&lt;&gt;&quot;&quot;;2^[.$I916];0)" table:style-name="ce2">
            <text:p>4</text:p>
          </table:table-cell>
          <table:table-cell office:value-type="float" office:value="4" table:formula="of:=IF([.E916]&lt;&gt;&quot;&quot;;2^[.$I916];0)" table:style-name="ce2">
            <text:p>4</text:p>
          </table:table-cell>
          <table:table-cell office:value-type="float" office:value="4" table:formula="of:=IF([.F916]&lt;&gt;&quot;&quot;;2^[.$I916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917]&lt;&gt;&quot;&quot;;2^[.$I917];0)" table:style-name="ce2">
            <text:p>8</text:p>
          </table:table-cell>
          <table:table-cell office:value-type="float" office:value="0" table:formula="of:=IF([.C917]&lt;&gt;&quot;&quot;;2^[.$I917];0)" table:style-name="ce2">
            <text:p>0</text:p>
          </table:table-cell>
          <table:table-cell office:value-type="float" office:value="0" table:formula="of:=IF([.D917]&lt;&gt;&quot;&quot;;2^[.$I917];0)" table:style-name="ce2">
            <text:p>0</text:p>
          </table:table-cell>
          <table:table-cell office:value-type="float" office:value="0" table:formula="of:=IF([.E917]&lt;&gt;&quot;&quot;;2^[.$I917];0)" table:style-name="ce2">
            <text:p>0</text:p>
          </table:table-cell>
          <table:table-cell office:value-type="float" office:value="0" table:formula="of:=IF([.F917]&lt;&gt;&quot;&quot;;2^[.$I91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918]&lt;&gt;&quot;&quot;;2^[.$I918];0)" table:style-name="ce2">
            <text:p>0</text:p>
          </table:table-cell>
          <table:table-cell office:value-type="float" office:value="16" table:formula="of:=IF([.C918]&lt;&gt;&quot;&quot;;2^[.$I918];0)" table:style-name="ce2">
            <text:p>16</text:p>
          </table:table-cell>
          <table:table-cell office:value-type="float" office:value="16" table:formula="of:=IF([.D918]&lt;&gt;&quot;&quot;;2^[.$I918];0)" table:style-name="ce2">
            <text:p>16</text:p>
          </table:table-cell>
          <table:table-cell office:value-type="float" office:value="16" table:formula="of:=IF([.E918]&lt;&gt;&quot;&quot;;2^[.$I918];0)" table:style-name="ce2">
            <text:p>16</text:p>
          </table:table-cell>
          <table:table-cell office:value-type="float" office:value="0" table:formula="of:=IF([.F918]&lt;&gt;&quot;&quot;;2^[.$I91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919]&lt;&gt;&quot;&quot;;2^[.$I919];0)" table:style-name="ce2">
            <text:p>0</text:p>
          </table:table-cell>
          <table:table-cell office:value-type="float" office:value="0" table:formula="of:=IF([.C919]&lt;&gt;&quot;&quot;;2^[.$I919];0)" table:style-name="ce2">
            <text:p>0</text:p>
          </table:table-cell>
          <table:table-cell office:value-type="float" office:value="0" table:formula="of:=IF([.D919]&lt;&gt;&quot;&quot;;2^[.$I919];0)" table:style-name="ce2">
            <text:p>0</text:p>
          </table:table-cell>
          <table:table-cell office:value-type="float" office:value="0" table:formula="of:=IF([.E919]&lt;&gt;&quot;&quot;;2^[.$I919];0)" table:style-name="ce2">
            <text:p>0</text:p>
          </table:table-cell>
          <table:table-cell office:value-type="float" office:value="32" table:formula="of:=IF([.F919]&lt;&gt;&quot;&quot;;2^[.$I919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920]&lt;&gt;&quot;&quot;;2^[.$I920];0)" table:style-name="ce2">
            <text:p>64</text:p>
          </table:table-cell>
          <table:table-cell office:value-type="float" office:value="64" table:formula="of:=IF([.C920]&lt;&gt;&quot;&quot;;2^[.$I920];0)" table:style-name="ce2">
            <text:p>64</text:p>
          </table:table-cell>
          <table:table-cell office:value-type="float" office:value="64" table:formula="of:=IF([.D920]&lt;&gt;&quot;&quot;;2^[.$I920];0)" table:style-name="ce2">
            <text:p>64</text:p>
          </table:table-cell>
          <table:table-cell office:value-type="float" office:value="64" table:formula="of:=IF([.E920]&lt;&gt;&quot;&quot;;2^[.$I920];0)" table:style-name="ce2">
            <text:p>64</text:p>
          </table:table-cell>
          <table:table-cell office:value-type="float" office:value="0" table:formula="of:=IF([.F920]&lt;&gt;&quot;&quot;;2^[.$I92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72" table:formula="of:=SUM([.J914:.J921])" table:style-name="ce2">
            <text:p>72</text:p>
          </table:table-cell>
          <table:table-cell office:value-type="float" office:value="84" table:formula="of:=SUM([.K914:.K921])" table:style-name="ce2">
            <text:p>84</text:p>
          </table:table-cell>
          <table:table-cell office:value-type="float" office:value="84" table:formula="of:=SUM([.L914:.L921])" table:style-name="ce2">
            <text:p>84</text:p>
          </table:table-cell>
          <table:table-cell office:value-type="float" office:value="84" table:formula="of:=SUM([.M914:.M921])" table:style-name="ce2">
            <text:p>84</text:p>
          </table:table-cell>
          <table:table-cell office:value-type="float" office:value="36" table:formula="of:=SUM([.N914:.N921])" table:style-name="ce2">
            <text:p>3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48" table:formula="of:=&quot;0x&quot;&amp;BASE([.J922];16;2)" table:style-name="ce2">
            <text:p>0x48</text:p>
          </table:table-cell>
          <table:table-cell office:value-type="string" office:string-value="0x54" table:formula="of:=&quot;0x&quot;&amp;BASE([.K922];16;2)" table:style-name="ce2">
            <text:p>0x54</text:p>
          </table:table-cell>
          <table:table-cell office:value-type="string" office:string-value="0x54" table:formula="of:=&quot;0x&quot;&amp;BASE([.L922];16;2)" table:style-name="ce2">
            <text:p>0x54</text:p>
          </table:table-cell>
          <table:table-cell office:value-type="string" office:string-value="0x54" table:formula="of:=&quot;0x&quot;&amp;BASE([.M922];16;2)" table:style-name="ce2">
            <text:p>0x54</text:p>
          </table:table-cell>
          <table:table-cell office:value-type="string" office:string-value="0x24" table:formula="of:=&quot;0x&quot;&amp;BASE([.N922];16;2)" table:style-name="ce2">
            <text:p>0x2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6: t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25]&lt;&gt;&quot;&quot;;2^[.$I925];0)" table:style-name="ce2">
            <text:p>0</text:p>
          </table:table-cell>
          <table:table-cell office:value-type="float" office:value="0" table:formula="of:=IF([.C925]&lt;&gt;&quot;&quot;;2^[.$I925];0)" table:style-name="ce2">
            <text:p>0</text:p>
          </table:table-cell>
          <table:table-cell office:value-type="float" office:value="1" table:formula="of:=IF([.D925]&lt;&gt;&quot;&quot;;2^[.$I925];0)" table:style-name="ce2">
            <text:p>1</text:p>
          </table:table-cell>
          <table:table-cell office:value-type="float" office:value="0" table:formula="of:=IF([.E925]&lt;&gt;&quot;&quot;;2^[.$I925];0)" table:style-name="ce2">
            <text:p>0</text:p>
          </table:table-cell>
          <table:table-cell office:value-type="float" office:value="0" table:formula="of:=IF([.F925]&lt;&gt;&quot;&quot;;2^[.$I925];0)" table:style-name="ce2">
            <text:p>0</text:p>
          </table:table-cell>
          <table:table-cell office:value-type="string" office:string-value="    { 0x04, 0x04, 0x3F, 0x44, 0x24 }, // 116: t" table:formula="of:=&quot;    { &quot; &amp; [.J934] &amp; &quot;, &quot; &amp; [.K934] &amp; &quot;, &quot; &amp; [.L934] &amp; &quot;, &quot; &amp; [.M934] &amp; &quot;, &quot; &amp; [.N934] &amp; &quot; }, // &quot; &amp; [.A925]" table:style-name="ce2">
            <text:p><text:s text:c="4"/>{ 0x04, 0x04, 0x3F, 0x44, 0x24 }, // 116: t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26]&lt;&gt;&quot;&quot;;2^[.$I926];0)" table:style-name="ce2">
            <text:p>0</text:p>
          </table:table-cell>
          <table:table-cell office:value-type="float" office:value="0" table:formula="of:=IF([.C926]&lt;&gt;&quot;&quot;;2^[.$I926];0)" table:style-name="ce2">
            <text:p>0</text:p>
          </table:table-cell>
          <table:table-cell office:value-type="float" office:value="2" table:formula="of:=IF([.D926]&lt;&gt;&quot;&quot;;2^[.$I926];0)" table:style-name="ce2">
            <text:p>2</text:p>
          </table:table-cell>
          <table:table-cell office:value-type="float" office:value="0" table:formula="of:=IF([.E926]&lt;&gt;&quot;&quot;;2^[.$I926];0)" table:style-name="ce2">
            <text:p>0</text:p>
          </table:table-cell>
          <table:table-cell office:value-type="float" office:value="0" table:formula="of:=IF([.F926]&lt;&gt;&quot;&quot;;2^[.$I92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27]&lt;&gt;&quot;&quot;;2^[.$I927];0)" table:style-name="ce2">
            <text:p>4</text:p>
          </table:table-cell>
          <table:table-cell office:value-type="float" office:value="4" table:formula="of:=IF([.C927]&lt;&gt;&quot;&quot;;2^[.$I927];0)" table:style-name="ce2">
            <text:p>4</text:p>
          </table:table-cell>
          <table:table-cell office:value-type="float" office:value="4" table:formula="of:=IF([.D927]&lt;&gt;&quot;&quot;;2^[.$I927];0)" table:style-name="ce2">
            <text:p>4</text:p>
          </table:table-cell>
          <table:table-cell office:value-type="float" office:value="4" table:formula="of:=IF([.E927]&lt;&gt;&quot;&quot;;2^[.$I927];0)" table:style-name="ce2">
            <text:p>4</text:p>
          </table:table-cell>
          <table:table-cell office:value-type="float" office:value="4" table:formula="of:=IF([.F927]&lt;&gt;&quot;&quot;;2^[.$I927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928]&lt;&gt;&quot;&quot;;2^[.$I928];0)" table:style-name="ce2">
            <text:p>0</text:p>
          </table:table-cell>
          <table:table-cell office:value-type="float" office:value="0" table:formula="of:=IF([.C928]&lt;&gt;&quot;&quot;;2^[.$I928];0)" table:style-name="ce2">
            <text:p>0</text:p>
          </table:table-cell>
          <table:table-cell office:value-type="float" office:value="8" table:formula="of:=IF([.D928]&lt;&gt;&quot;&quot;;2^[.$I928];0)" table:style-name="ce2">
            <text:p>8</text:p>
          </table:table-cell>
          <table:table-cell office:value-type="float" office:value="0" table:formula="of:=IF([.E928]&lt;&gt;&quot;&quot;;2^[.$I928];0)" table:style-name="ce2">
            <text:p>0</text:p>
          </table:table-cell>
          <table:table-cell office:value-type="float" office:value="0" table:formula="of:=IF([.F928]&lt;&gt;&quot;&quot;;2^[.$I92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929]&lt;&gt;&quot;&quot;;2^[.$I929];0)" table:style-name="ce2">
            <text:p>0</text:p>
          </table:table-cell>
          <table:table-cell office:value-type="float" office:value="0" table:formula="of:=IF([.C929]&lt;&gt;&quot;&quot;;2^[.$I929];0)" table:style-name="ce2">
            <text:p>0</text:p>
          </table:table-cell>
          <table:table-cell office:value-type="float" office:value="16" table:formula="of:=IF([.D929]&lt;&gt;&quot;&quot;;2^[.$I929];0)" table:style-name="ce2">
            <text:p>16</text:p>
          </table:table-cell>
          <table:table-cell office:value-type="float" office:value="0" table:formula="of:=IF([.E929]&lt;&gt;&quot;&quot;;2^[.$I929];0)" table:style-name="ce2">
            <text:p>0</text:p>
          </table:table-cell>
          <table:table-cell office:value-type="float" office:value="0" table:formula="of:=IF([.F929]&lt;&gt;&quot;&quot;;2^[.$I92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930]&lt;&gt;&quot;&quot;;2^[.$I930];0)" table:style-name="ce2">
            <text:p>0</text:p>
          </table:table-cell>
          <table:table-cell office:value-type="float" office:value="0" table:formula="of:=IF([.C930]&lt;&gt;&quot;&quot;;2^[.$I930];0)" table:style-name="ce2">
            <text:p>0</text:p>
          </table:table-cell>
          <table:table-cell office:value-type="float" office:value="32" table:formula="of:=IF([.D930]&lt;&gt;&quot;&quot;;2^[.$I930];0)" table:style-name="ce2">
            <text:p>32</text:p>
          </table:table-cell>
          <table:table-cell office:value-type="float" office:value="0" table:formula="of:=IF([.E930]&lt;&gt;&quot;&quot;;2^[.$I930];0)" table:style-name="ce2">
            <text:p>0</text:p>
          </table:table-cell>
          <table:table-cell office:value-type="float" office:value="32" table:formula="of:=IF([.F930]&lt;&gt;&quot;&quot;;2^[.$I930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931]&lt;&gt;&quot;&quot;;2^[.$I931];0)" table:style-name="ce2">
            <text:p>0</text:p>
          </table:table-cell>
          <table:table-cell office:value-type="float" office:value="0" table:formula="of:=IF([.C931]&lt;&gt;&quot;&quot;;2^[.$I931];0)" table:style-name="ce2">
            <text:p>0</text:p>
          </table:table-cell>
          <table:table-cell office:value-type="float" office:value="0" table:formula="of:=IF([.D931]&lt;&gt;&quot;&quot;;2^[.$I931];0)" table:style-name="ce2">
            <text:p>0</text:p>
          </table:table-cell>
          <table:table-cell office:value-type="float" office:value="64" table:formula="of:=IF([.E931]&lt;&gt;&quot;&quot;;2^[.$I931];0)" table:style-name="ce2">
            <text:p>64</text:p>
          </table:table-cell>
          <table:table-cell office:value-type="float" office:value="0" table:formula="of:=IF([.F931]&lt;&gt;&quot;&quot;;2^[.$I93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4" table:formula="of:=SUM([.J925:.J932])" table:style-name="ce2">
            <text:p>4</text:p>
          </table:table-cell>
          <table:table-cell office:value-type="float" office:value="4" table:formula="of:=SUM([.K925:.K932])" table:style-name="ce2">
            <text:p>4</text:p>
          </table:table-cell>
          <table:table-cell office:value-type="float" office:value="63" table:formula="of:=SUM([.L925:.L932])" table:style-name="ce2">
            <text:p>63</text:p>
          </table:table-cell>
          <table:table-cell office:value-type="float" office:value="68" table:formula="of:=SUM([.M925:.M932])" table:style-name="ce2">
            <text:p>68</text:p>
          </table:table-cell>
          <table:table-cell office:value-type="float" office:value="36" table:formula="of:=SUM([.N925:.N932])" table:style-name="ce2">
            <text:p>3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4" table:formula="of:=&quot;0x&quot;&amp;BASE([.J933];16;2)" table:style-name="ce2">
            <text:p>0x04</text:p>
          </table:table-cell>
          <table:table-cell office:value-type="string" office:string-value="0x04" table:formula="of:=&quot;0x&quot;&amp;BASE([.K933];16;2)" table:style-name="ce2">
            <text:p>0x04</text:p>
          </table:table-cell>
          <table:table-cell office:value-type="string" office:string-value="0x3F" table:formula="of:=&quot;0x&quot;&amp;BASE([.L933];16;2)" table:style-name="ce2">
            <text:p>0x3F</text:p>
          </table:table-cell>
          <table:table-cell office:value-type="string" office:string-value="0x44" table:formula="of:=&quot;0x&quot;&amp;BASE([.M933];16;2)" table:style-name="ce2">
            <text:p>0x44</text:p>
          </table:table-cell>
          <table:table-cell office:value-type="string" office:string-value="0x24" table:formula="of:=&quot;0x&quot;&amp;BASE([.N933];16;2)" table:style-name="ce2">
            <text:p>0x2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7: u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36]&lt;&gt;&quot;&quot;;2^[.$I936];0)" table:style-name="ce2">
            <text:p>0</text:p>
          </table:table-cell>
          <table:table-cell office:value-type="float" office:value="0" table:formula="of:=IF([.C936]&lt;&gt;&quot;&quot;;2^[.$I936];0)" table:style-name="ce2">
            <text:p>0</text:p>
          </table:table-cell>
          <table:table-cell office:value-type="float" office:value="0" table:formula="of:=IF([.D936]&lt;&gt;&quot;&quot;;2^[.$I936];0)" table:style-name="ce2">
            <text:p>0</text:p>
          </table:table-cell>
          <table:table-cell office:value-type="float" office:value="0" table:formula="of:=IF([.E936]&lt;&gt;&quot;&quot;;2^[.$I936];0)" table:style-name="ce2">
            <text:p>0</text:p>
          </table:table-cell>
          <table:table-cell office:value-type="float" office:value="0" table:formula="of:=IF([.F936]&lt;&gt;&quot;&quot;;2^[.$I936];0)" table:style-name="ce2">
            <text:p>0</text:p>
          </table:table-cell>
          <table:table-cell office:value-type="string" office:string-value="    { 0x3C, 0x40, 0x40, 0x40, 0x3C }, // 117: u" table:formula="of:=&quot;    { &quot; &amp; [.J945] &amp; &quot;, &quot; &amp; [.K945] &amp; &quot;, &quot; &amp; [.L945] &amp; &quot;, &quot; &amp; [.M945] &amp; &quot;, &quot; &amp; [.N945] &amp; &quot; }, // &quot; &amp; [.A936]" table:style-name="ce2">
            <text:p><text:s text:c="4"/>{ 0x3C, 0x40, 0x40, 0x40, 0x3C }, // 117: u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37]&lt;&gt;&quot;&quot;;2^[.$I937];0)" table:style-name="ce2">
            <text:p>0</text:p>
          </table:table-cell>
          <table:table-cell office:value-type="float" office:value="0" table:formula="of:=IF([.C937]&lt;&gt;&quot;&quot;;2^[.$I937];0)" table:style-name="ce2">
            <text:p>0</text:p>
          </table:table-cell>
          <table:table-cell office:value-type="float" office:value="0" table:formula="of:=IF([.D937]&lt;&gt;&quot;&quot;;2^[.$I937];0)" table:style-name="ce2">
            <text:p>0</text:p>
          </table:table-cell>
          <table:table-cell office:value-type="float" office:value="0" table:formula="of:=IF([.E937]&lt;&gt;&quot;&quot;;2^[.$I937];0)" table:style-name="ce2">
            <text:p>0</text:p>
          </table:table-cell>
          <table:table-cell office:value-type="float" office:value="0" table:formula="of:=IF([.F937]&lt;&gt;&quot;&quot;;2^[.$I93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38]&lt;&gt;&quot;&quot;;2^[.$I938];0)" table:style-name="ce2">
            <text:p>4</text:p>
          </table:table-cell>
          <table:table-cell office:value-type="float" office:value="0" table:formula="of:=IF([.C938]&lt;&gt;&quot;&quot;;2^[.$I938];0)" table:style-name="ce2">
            <text:p>0</text:p>
          </table:table-cell>
          <table:table-cell office:value-type="float" office:value="0" table:formula="of:=IF([.D938]&lt;&gt;&quot;&quot;;2^[.$I938];0)" table:style-name="ce2">
            <text:p>0</text:p>
          </table:table-cell>
          <table:table-cell office:value-type="float" office:value="0" table:formula="of:=IF([.E938]&lt;&gt;&quot;&quot;;2^[.$I938];0)" table:style-name="ce2">
            <text:p>0</text:p>
          </table:table-cell>
          <table:table-cell office:value-type="float" office:value="4" table:formula="of:=IF([.F938]&lt;&gt;&quot;&quot;;2^[.$I938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939]&lt;&gt;&quot;&quot;;2^[.$I939];0)" table:style-name="ce2">
            <text:p>8</text:p>
          </table:table-cell>
          <table:table-cell office:value-type="float" office:value="0" table:formula="of:=IF([.C939]&lt;&gt;&quot;&quot;;2^[.$I939];0)" table:style-name="ce2">
            <text:p>0</text:p>
          </table:table-cell>
          <table:table-cell office:value-type="float" office:value="0" table:formula="of:=IF([.D939]&lt;&gt;&quot;&quot;;2^[.$I939];0)" table:style-name="ce2">
            <text:p>0</text:p>
          </table:table-cell>
          <table:table-cell office:value-type="float" office:value="0" table:formula="of:=IF([.E939]&lt;&gt;&quot;&quot;;2^[.$I939];0)" table:style-name="ce2">
            <text:p>0</text:p>
          </table:table-cell>
          <table:table-cell office:value-type="float" office:value="8" table:formula="of:=IF([.F939]&lt;&gt;&quot;&quot;;2^[.$I939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940]&lt;&gt;&quot;&quot;;2^[.$I940];0)" table:style-name="ce2">
            <text:p>16</text:p>
          </table:table-cell>
          <table:table-cell office:value-type="float" office:value="0" table:formula="of:=IF([.C940]&lt;&gt;&quot;&quot;;2^[.$I940];0)" table:style-name="ce2">
            <text:p>0</text:p>
          </table:table-cell>
          <table:table-cell office:value-type="float" office:value="0" table:formula="of:=IF([.D940]&lt;&gt;&quot;&quot;;2^[.$I940];0)" table:style-name="ce2">
            <text:p>0</text:p>
          </table:table-cell>
          <table:table-cell office:value-type="float" office:value="0" table:formula="of:=IF([.E940]&lt;&gt;&quot;&quot;;2^[.$I940];0)" table:style-name="ce2">
            <text:p>0</text:p>
          </table:table-cell>
          <table:table-cell office:value-type="float" office:value="16" table:formula="of:=IF([.F940]&lt;&gt;&quot;&quot;;2^[.$I940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941]&lt;&gt;&quot;&quot;;2^[.$I941];0)" table:style-name="ce2">
            <text:p>32</text:p>
          </table:table-cell>
          <table:table-cell office:value-type="float" office:value="0" table:formula="of:=IF([.C941]&lt;&gt;&quot;&quot;;2^[.$I941];0)" table:style-name="ce2">
            <text:p>0</text:p>
          </table:table-cell>
          <table:table-cell office:value-type="float" office:value="0" table:formula="of:=IF([.D941]&lt;&gt;&quot;&quot;;2^[.$I941];0)" table:style-name="ce2">
            <text:p>0</text:p>
          </table:table-cell>
          <table:table-cell office:value-type="float" office:value="0" table:formula="of:=IF([.E941]&lt;&gt;&quot;&quot;;2^[.$I941];0)" table:style-name="ce2">
            <text:p>0</text:p>
          </table:table-cell>
          <table:table-cell office:value-type="float" office:value="32" table:formula="of:=IF([.F941]&lt;&gt;&quot;&quot;;2^[.$I941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942]&lt;&gt;&quot;&quot;;2^[.$I942];0)" table:style-name="ce2">
            <text:p>0</text:p>
          </table:table-cell>
          <table:table-cell office:value-type="float" office:value="64" table:formula="of:=IF([.C942]&lt;&gt;&quot;&quot;;2^[.$I942];0)" table:style-name="ce2">
            <text:p>64</text:p>
          </table:table-cell>
          <table:table-cell office:value-type="float" office:value="64" table:formula="of:=IF([.D942]&lt;&gt;&quot;&quot;;2^[.$I942];0)" table:style-name="ce2">
            <text:p>64</text:p>
          </table:table-cell>
          <table:table-cell office:value-type="float" office:value="64" table:formula="of:=IF([.E942]&lt;&gt;&quot;&quot;;2^[.$I942];0)" table:style-name="ce2">
            <text:p>64</text:p>
          </table:table-cell>
          <table:table-cell office:value-type="float" office:value="0" table:formula="of:=IF([.F942]&lt;&gt;&quot;&quot;;2^[.$I94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0" table:formula="of:=SUM([.J936:.J943])" table:style-name="ce2">
            <text:p>60</text:p>
          </table:table-cell>
          <table:table-cell office:value-type="float" office:value="64" table:formula="of:=SUM([.K936:.K943])" table:style-name="ce2">
            <text:p>64</text:p>
          </table:table-cell>
          <table:table-cell office:value-type="float" office:value="64" table:formula="of:=SUM([.L936:.L943])" table:style-name="ce2">
            <text:p>64</text:p>
          </table:table-cell>
          <table:table-cell office:value-type="float" office:value="64" table:formula="of:=SUM([.M936:.M943])" table:style-name="ce2">
            <text:p>64</text:p>
          </table:table-cell>
          <table:table-cell office:value-type="float" office:value="60" table:formula="of:=SUM([.N936:.N943])" table:style-name="ce2">
            <text:p>6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C" table:formula="of:=&quot;0x&quot;&amp;BASE([.J944];16;2)" table:style-name="ce2">
            <text:p>0x3C</text:p>
          </table:table-cell>
          <table:table-cell office:value-type="string" office:string-value="0x40" table:formula="of:=&quot;0x&quot;&amp;BASE([.K944];16;2)" table:style-name="ce2">
            <text:p>0x40</text:p>
          </table:table-cell>
          <table:table-cell office:value-type="string" office:string-value="0x40" table:formula="of:=&quot;0x&quot;&amp;BASE([.L944];16;2)" table:style-name="ce2">
            <text:p>0x40</text:p>
          </table:table-cell>
          <table:table-cell office:value-type="string" office:string-value="0x40" table:formula="of:=&quot;0x&quot;&amp;BASE([.M944];16;2)" table:style-name="ce2">
            <text:p>0x40</text:p>
          </table:table-cell>
          <table:table-cell office:value-type="string" office:string-value="0x3C" table:formula="of:=&quot;0x&quot;&amp;BASE([.N944];16;2)" table:style-name="ce2">
            <text:p>0x3C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8: v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47]&lt;&gt;&quot;&quot;;2^[.$I947];0)" table:style-name="ce2">
            <text:p>0</text:p>
          </table:table-cell>
          <table:table-cell office:value-type="float" office:value="0" table:formula="of:=IF([.C947]&lt;&gt;&quot;&quot;;2^[.$I947];0)" table:style-name="ce2">
            <text:p>0</text:p>
          </table:table-cell>
          <table:table-cell office:value-type="float" office:value="0" table:formula="of:=IF([.D947]&lt;&gt;&quot;&quot;;2^[.$I947];0)" table:style-name="ce2">
            <text:p>0</text:p>
          </table:table-cell>
          <table:table-cell office:value-type="float" office:value="0" table:formula="of:=IF([.E947]&lt;&gt;&quot;&quot;;2^[.$I947];0)" table:style-name="ce2">
            <text:p>0</text:p>
          </table:table-cell>
          <table:table-cell office:value-type="float" office:value="0" table:formula="of:=IF([.F947]&lt;&gt;&quot;&quot;;2^[.$I947];0)" table:style-name="ce2">
            <text:p>0</text:p>
          </table:table-cell>
          <table:table-cell office:value-type="string" office:string-value="    { 0x1C, 0x20, 0x40, 0x20, 0x1C }, // 118: v" table:formula="of:=&quot;    { &quot; &amp; [.J956] &amp; &quot;, &quot; &amp; [.K956] &amp; &quot;, &quot; &amp; [.L956] &amp; &quot;, &quot; &amp; [.M956] &amp; &quot;, &quot; &amp; [.N956] &amp; &quot; }, // &quot; &amp; [.A947]" table:style-name="ce2">
            <text:p><text:s text:c="4"/>{ 0x1C, 0x20, 0x40, 0x20, 0x1C }, // 118: v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48]&lt;&gt;&quot;&quot;;2^[.$I948];0)" table:style-name="ce2">
            <text:p>0</text:p>
          </table:table-cell>
          <table:table-cell office:value-type="float" office:value="0" table:formula="of:=IF([.C948]&lt;&gt;&quot;&quot;;2^[.$I948];0)" table:style-name="ce2">
            <text:p>0</text:p>
          </table:table-cell>
          <table:table-cell office:value-type="float" office:value="0" table:formula="of:=IF([.D948]&lt;&gt;&quot;&quot;;2^[.$I948];0)" table:style-name="ce2">
            <text:p>0</text:p>
          </table:table-cell>
          <table:table-cell office:value-type="float" office:value="0" table:formula="of:=IF([.E948]&lt;&gt;&quot;&quot;;2^[.$I948];0)" table:style-name="ce2">
            <text:p>0</text:p>
          </table:table-cell>
          <table:table-cell office:value-type="float" office:value="0" table:formula="of:=IF([.F948]&lt;&gt;&quot;&quot;;2^[.$I94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49]&lt;&gt;&quot;&quot;;2^[.$I949];0)" table:style-name="ce2">
            <text:p>4</text:p>
          </table:table-cell>
          <table:table-cell office:value-type="float" office:value="0" table:formula="of:=IF([.C949]&lt;&gt;&quot;&quot;;2^[.$I949];0)" table:style-name="ce2">
            <text:p>0</text:p>
          </table:table-cell>
          <table:table-cell office:value-type="float" office:value="0" table:formula="of:=IF([.D949]&lt;&gt;&quot;&quot;;2^[.$I949];0)" table:style-name="ce2">
            <text:p>0</text:p>
          </table:table-cell>
          <table:table-cell office:value-type="float" office:value="0" table:formula="of:=IF([.E949]&lt;&gt;&quot;&quot;;2^[.$I949];0)" table:style-name="ce2">
            <text:p>0</text:p>
          </table:table-cell>
          <table:table-cell office:value-type="float" office:value="4" table:formula="of:=IF([.F949]&lt;&gt;&quot;&quot;;2^[.$I949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950]&lt;&gt;&quot;&quot;;2^[.$I950];0)" table:style-name="ce2">
            <text:p>8</text:p>
          </table:table-cell>
          <table:table-cell office:value-type="float" office:value="0" table:formula="of:=IF([.C950]&lt;&gt;&quot;&quot;;2^[.$I950];0)" table:style-name="ce2">
            <text:p>0</text:p>
          </table:table-cell>
          <table:table-cell office:value-type="float" office:value="0" table:formula="of:=IF([.D950]&lt;&gt;&quot;&quot;;2^[.$I950];0)" table:style-name="ce2">
            <text:p>0</text:p>
          </table:table-cell>
          <table:table-cell office:value-type="float" office:value="0" table:formula="of:=IF([.E950]&lt;&gt;&quot;&quot;;2^[.$I950];0)" table:style-name="ce2">
            <text:p>0</text:p>
          </table:table-cell>
          <table:table-cell office:value-type="float" office:value="8" table:formula="of:=IF([.F950]&lt;&gt;&quot;&quot;;2^[.$I950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951]&lt;&gt;&quot;&quot;;2^[.$I951];0)" table:style-name="ce2">
            <text:p>16</text:p>
          </table:table-cell>
          <table:table-cell office:value-type="float" office:value="0" table:formula="of:=IF([.C951]&lt;&gt;&quot;&quot;;2^[.$I951];0)" table:style-name="ce2">
            <text:p>0</text:p>
          </table:table-cell>
          <table:table-cell office:value-type="float" office:value="0" table:formula="of:=IF([.D951]&lt;&gt;&quot;&quot;;2^[.$I951];0)" table:style-name="ce2">
            <text:p>0</text:p>
          </table:table-cell>
          <table:table-cell office:value-type="float" office:value="0" table:formula="of:=IF([.E951]&lt;&gt;&quot;&quot;;2^[.$I951];0)" table:style-name="ce2">
            <text:p>0</text:p>
          </table:table-cell>
          <table:table-cell office:value-type="float" office:value="16" table:formula="of:=IF([.F951]&lt;&gt;&quot;&quot;;2^[.$I951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952]&lt;&gt;&quot;&quot;;2^[.$I952];0)" table:style-name="ce2">
            <text:p>0</text:p>
          </table:table-cell>
          <table:table-cell office:value-type="float" office:value="32" table:formula="of:=IF([.C952]&lt;&gt;&quot;&quot;;2^[.$I952];0)" table:style-name="ce2">
            <text:p>32</text:p>
          </table:table-cell>
          <table:table-cell office:value-type="float" office:value="0" table:formula="of:=IF([.D952]&lt;&gt;&quot;&quot;;2^[.$I952];0)" table:style-name="ce2">
            <text:p>0</text:p>
          </table:table-cell>
          <table:table-cell office:value-type="float" office:value="32" table:formula="of:=IF([.E952]&lt;&gt;&quot;&quot;;2^[.$I952];0)" table:style-name="ce2">
            <text:p>32</text:p>
          </table:table-cell>
          <table:table-cell office:value-type="float" office:value="0" table:formula="of:=IF([.F952]&lt;&gt;&quot;&quot;;2^[.$I95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953]&lt;&gt;&quot;&quot;;2^[.$I953];0)" table:style-name="ce2">
            <text:p>0</text:p>
          </table:table-cell>
          <table:table-cell office:value-type="float" office:value="0" table:formula="of:=IF([.C953]&lt;&gt;&quot;&quot;;2^[.$I953];0)" table:style-name="ce2">
            <text:p>0</text:p>
          </table:table-cell>
          <table:table-cell office:value-type="float" office:value="64" table:formula="of:=IF([.D953]&lt;&gt;&quot;&quot;;2^[.$I953];0)" table:style-name="ce2">
            <text:p>64</text:p>
          </table:table-cell>
          <table:table-cell office:value-type="float" office:value="0" table:formula="of:=IF([.E953]&lt;&gt;&quot;&quot;;2^[.$I953];0)" table:style-name="ce2">
            <text:p>0</text:p>
          </table:table-cell>
          <table:table-cell office:value-type="float" office:value="0" table:formula="of:=IF([.F953]&lt;&gt;&quot;&quot;;2^[.$I95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28" table:formula="of:=SUM([.J947:.J954])" table:style-name="ce2">
            <text:p>28</text:p>
          </table:table-cell>
          <table:table-cell office:value-type="float" office:value="32" table:formula="of:=SUM([.K947:.K954])" table:style-name="ce2">
            <text:p>32</text:p>
          </table:table-cell>
          <table:table-cell office:value-type="float" office:value="64" table:formula="of:=SUM([.L947:.L954])" table:style-name="ce2">
            <text:p>64</text:p>
          </table:table-cell>
          <table:table-cell office:value-type="float" office:value="32" table:formula="of:=SUM([.M947:.M954])" table:style-name="ce2">
            <text:p>32</text:p>
          </table:table-cell>
          <table:table-cell office:value-type="float" office:value="28" table:formula="of:=SUM([.N947:.N954])" table:style-name="ce2">
            <text:p>2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1C" table:formula="of:=&quot;0x&quot;&amp;BASE([.J955];16;2)" table:style-name="ce2">
            <text:p>0x1C</text:p>
          </table:table-cell>
          <table:table-cell office:value-type="string" office:string-value="0x20" table:formula="of:=&quot;0x&quot;&amp;BASE([.K955];16;2)" table:style-name="ce2">
            <text:p>0x20</text:p>
          </table:table-cell>
          <table:table-cell office:value-type="string" office:string-value="0x40" table:formula="of:=&quot;0x&quot;&amp;BASE([.L955];16;2)" table:style-name="ce2">
            <text:p>0x40</text:p>
          </table:table-cell>
          <table:table-cell office:value-type="string" office:string-value="0x20" table:formula="of:=&quot;0x&quot;&amp;BASE([.M955];16;2)" table:style-name="ce2">
            <text:p>0x20</text:p>
          </table:table-cell>
          <table:table-cell office:value-type="string" office:string-value="0x1C" table:formula="of:=&quot;0x&quot;&amp;BASE([.N955];16;2)" table:style-name="ce2">
            <text:p>0x1C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19: w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58]&lt;&gt;&quot;&quot;;2^[.$I958];0)" table:style-name="ce2">
            <text:p>0</text:p>
          </table:table-cell>
          <table:table-cell office:value-type="float" office:value="0" table:formula="of:=IF([.C958]&lt;&gt;&quot;&quot;;2^[.$I958];0)" table:style-name="ce2">
            <text:p>0</text:p>
          </table:table-cell>
          <table:table-cell office:value-type="float" office:value="0" table:formula="of:=IF([.D958]&lt;&gt;&quot;&quot;;2^[.$I958];0)" table:style-name="ce2">
            <text:p>0</text:p>
          </table:table-cell>
          <table:table-cell office:value-type="float" office:value="0" table:formula="of:=IF([.E958]&lt;&gt;&quot;&quot;;2^[.$I958];0)" table:style-name="ce2">
            <text:p>0</text:p>
          </table:table-cell>
          <table:table-cell office:value-type="float" office:value="0" table:formula="of:=IF([.F958]&lt;&gt;&quot;&quot;;2^[.$I958];0)" table:style-name="ce2">
            <text:p>0</text:p>
          </table:table-cell>
          <table:table-cell office:value-type="string" office:string-value="    { 0x3C, 0x40, 0x30, 0x40, 0x3C }, // 119: w" table:formula="of:=&quot;    { &quot; &amp; [.J967] &amp; &quot;, &quot; &amp; [.K967] &amp; &quot;, &quot; &amp; [.L967] &amp; &quot;, &quot; &amp; [.M967] &amp; &quot;, &quot; &amp; [.N967] &amp; &quot; }, // &quot; &amp; [.A958]" table:style-name="ce2">
            <text:p><text:s text:c="4"/>{ 0x3C, 0x40, 0x30, 0x40, 0x3C }, // 119: w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59]&lt;&gt;&quot;&quot;;2^[.$I959];0)" table:style-name="ce2">
            <text:p>0</text:p>
          </table:table-cell>
          <table:table-cell office:value-type="float" office:value="0" table:formula="of:=IF([.C959]&lt;&gt;&quot;&quot;;2^[.$I959];0)" table:style-name="ce2">
            <text:p>0</text:p>
          </table:table-cell>
          <table:table-cell office:value-type="float" office:value="0" table:formula="of:=IF([.D959]&lt;&gt;&quot;&quot;;2^[.$I959];0)" table:style-name="ce2">
            <text:p>0</text:p>
          </table:table-cell>
          <table:table-cell office:value-type="float" office:value="0" table:formula="of:=IF([.E959]&lt;&gt;&quot;&quot;;2^[.$I959];0)" table:style-name="ce2">
            <text:p>0</text:p>
          </table:table-cell>
          <table:table-cell office:value-type="float" office:value="0" table:formula="of:=IF([.F959]&lt;&gt;&quot;&quot;;2^[.$I95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60]&lt;&gt;&quot;&quot;;2^[.$I960];0)" table:style-name="ce2">
            <text:p>4</text:p>
          </table:table-cell>
          <table:table-cell office:value-type="float" office:value="0" table:formula="of:=IF([.C960]&lt;&gt;&quot;&quot;;2^[.$I960];0)" table:style-name="ce2">
            <text:p>0</text:p>
          </table:table-cell>
          <table:table-cell office:value-type="float" office:value="0" table:formula="of:=IF([.D960]&lt;&gt;&quot;&quot;;2^[.$I960];0)" table:style-name="ce2">
            <text:p>0</text:p>
          </table:table-cell>
          <table:table-cell office:value-type="float" office:value="0" table:formula="of:=IF([.E960]&lt;&gt;&quot;&quot;;2^[.$I960];0)" table:style-name="ce2">
            <text:p>0</text:p>
          </table:table-cell>
          <table:table-cell office:value-type="float" office:value="4" table:formula="of:=IF([.F960]&lt;&gt;&quot;&quot;;2^[.$I960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961]&lt;&gt;&quot;&quot;;2^[.$I961];0)" table:style-name="ce2">
            <text:p>8</text:p>
          </table:table-cell>
          <table:table-cell office:value-type="float" office:value="0" table:formula="of:=IF([.C961]&lt;&gt;&quot;&quot;;2^[.$I961];0)" table:style-name="ce2">
            <text:p>0</text:p>
          </table:table-cell>
          <table:table-cell office:value-type="float" office:value="0" table:formula="of:=IF([.D961]&lt;&gt;&quot;&quot;;2^[.$I961];0)" table:style-name="ce2">
            <text:p>0</text:p>
          </table:table-cell>
          <table:table-cell office:value-type="float" office:value="0" table:formula="of:=IF([.E961]&lt;&gt;&quot;&quot;;2^[.$I961];0)" table:style-name="ce2">
            <text:p>0</text:p>
          </table:table-cell>
          <table:table-cell office:value-type="float" office:value="8" table:formula="of:=IF([.F961]&lt;&gt;&quot;&quot;;2^[.$I961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6" table:formula="of:=IF([.B962]&lt;&gt;&quot;&quot;;2^[.$I962];0)" table:style-name="ce2">
            <text:p>16</text:p>
          </table:table-cell>
          <table:table-cell office:value-type="float" office:value="0" table:formula="of:=IF([.C962]&lt;&gt;&quot;&quot;;2^[.$I962];0)" table:style-name="ce2">
            <text:p>0</text:p>
          </table:table-cell>
          <table:table-cell office:value-type="float" office:value="16" table:formula="of:=IF([.D962]&lt;&gt;&quot;&quot;;2^[.$I962];0)" table:style-name="ce2">
            <text:p>16</text:p>
          </table:table-cell>
          <table:table-cell office:value-type="float" office:value="0" table:formula="of:=IF([.E962]&lt;&gt;&quot;&quot;;2^[.$I962];0)" table:style-name="ce2">
            <text:p>0</text:p>
          </table:table-cell>
          <table:table-cell office:value-type="float" office:value="16" table:formula="of:=IF([.F962]&lt;&gt;&quot;&quot;;2^[.$I962];0)" table:style-name="ce2">
            <text:p>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32" table:formula="of:=IF([.B963]&lt;&gt;&quot;&quot;;2^[.$I963];0)" table:style-name="ce2">
            <text:p>32</text:p>
          </table:table-cell>
          <table:table-cell office:value-type="float" office:value="0" table:formula="of:=IF([.C963]&lt;&gt;&quot;&quot;;2^[.$I963];0)" table:style-name="ce2">
            <text:p>0</text:p>
          </table:table-cell>
          <table:table-cell office:value-type="float" office:value="32" table:formula="of:=IF([.D963]&lt;&gt;&quot;&quot;;2^[.$I963];0)" table:style-name="ce2">
            <text:p>32</text:p>
          </table:table-cell>
          <table:table-cell office:value-type="float" office:value="0" table:formula="of:=IF([.E963]&lt;&gt;&quot;&quot;;2^[.$I963];0)" table:style-name="ce2">
            <text:p>0</text:p>
          </table:table-cell>
          <table:table-cell office:value-type="float" office:value="32" table:formula="of:=IF([.F963]&lt;&gt;&quot;&quot;;2^[.$I963];0)" table:style-name="ce2">
            <text:p>3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964]&lt;&gt;&quot;&quot;;2^[.$I964];0)" table:style-name="ce2">
            <text:p>0</text:p>
          </table:table-cell>
          <table:table-cell office:value-type="float" office:value="64" table:formula="of:=IF([.C964]&lt;&gt;&quot;&quot;;2^[.$I964];0)" table:style-name="ce2">
            <text:p>64</text:p>
          </table:table-cell>
          <table:table-cell office:value-type="float" office:value="0" table:formula="of:=IF([.D964]&lt;&gt;&quot;&quot;;2^[.$I964];0)" table:style-name="ce2">
            <text:p>0</text:p>
          </table:table-cell>
          <table:table-cell office:value-type="float" office:value="64" table:formula="of:=IF([.E964]&lt;&gt;&quot;&quot;;2^[.$I964];0)" table:style-name="ce2">
            <text:p>64</text:p>
          </table:table-cell>
          <table:table-cell office:value-type="float" office:value="0" table:formula="of:=IF([.F964]&lt;&gt;&quot;&quot;;2^[.$I96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0" table:formula="of:=SUM([.J958:.J965])" table:style-name="ce2">
            <text:p>60</text:p>
          </table:table-cell>
          <table:table-cell office:value-type="float" office:value="64" table:formula="of:=SUM([.K958:.K965])" table:style-name="ce2">
            <text:p>64</text:p>
          </table:table-cell>
          <table:table-cell office:value-type="float" office:value="48" table:formula="of:=SUM([.L958:.L965])" table:style-name="ce2">
            <text:p>48</text:p>
          </table:table-cell>
          <table:table-cell office:value-type="float" office:value="64" table:formula="of:=SUM([.M958:.M965])" table:style-name="ce2">
            <text:p>64</text:p>
          </table:table-cell>
          <table:table-cell office:value-type="float" office:value="60" table:formula="of:=SUM([.N958:.N965])" table:style-name="ce2">
            <text:p>6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3C" table:formula="of:=&quot;0x&quot;&amp;BASE([.J966];16;2)" table:style-name="ce2">
            <text:p>0x3C</text:p>
          </table:table-cell>
          <table:table-cell office:value-type="string" office:string-value="0x40" table:formula="of:=&quot;0x&quot;&amp;BASE([.K966];16;2)" table:style-name="ce2">
            <text:p>0x40</text:p>
          </table:table-cell>
          <table:table-cell office:value-type="string" office:string-value="0x30" table:formula="of:=&quot;0x&quot;&amp;BASE([.L966];16;2)" table:style-name="ce2">
            <text:p>0x30</text:p>
          </table:table-cell>
          <table:table-cell office:value-type="string" office:string-value="0x40" table:formula="of:=&quot;0x&quot;&amp;BASE([.M966];16;2)" table:style-name="ce2">
            <text:p>0x40</text:p>
          </table:table-cell>
          <table:table-cell office:value-type="string" office:string-value="0x3C" table:formula="of:=&quot;0x&quot;&amp;BASE([.N966];16;2)" table:style-name="ce2">
            <text:p>0x3C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20: x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69]&lt;&gt;&quot;&quot;;2^[.$I969];0)" table:style-name="ce2">
            <text:p>0</text:p>
          </table:table-cell>
          <table:table-cell office:value-type="float" office:value="0" table:formula="of:=IF([.C969]&lt;&gt;&quot;&quot;;2^[.$I969];0)" table:style-name="ce2">
            <text:p>0</text:p>
          </table:table-cell>
          <table:table-cell office:value-type="float" office:value="0" table:formula="of:=IF([.D969]&lt;&gt;&quot;&quot;;2^[.$I969];0)" table:style-name="ce2">
            <text:p>0</text:p>
          </table:table-cell>
          <table:table-cell office:value-type="float" office:value="0" table:formula="of:=IF([.E969]&lt;&gt;&quot;&quot;;2^[.$I969];0)" table:style-name="ce2">
            <text:p>0</text:p>
          </table:table-cell>
          <table:table-cell office:value-type="float" office:value="0" table:formula="of:=IF([.F969]&lt;&gt;&quot;&quot;;2^[.$I969];0)" table:style-name="ce2">
            <text:p>0</text:p>
          </table:table-cell>
          <table:table-cell office:value-type="string" office:string-value="    { 0x44, 0x28, 0x10, 0x28, 0x44 }, // 120: x" table:formula="of:=&quot;    { &quot; &amp; [.J978] &amp; &quot;, &quot; &amp; [.K978] &amp; &quot;, &quot; &amp; [.L978] &amp; &quot;, &quot; &amp; [.M978] &amp; &quot;, &quot; &amp; [.N978] &amp; &quot; }, // &quot; &amp; [.A969]" table:style-name="ce2">
            <text:p><text:s text:c="4"/>{ 0x44, 0x28, 0x10, 0x28, 0x44 }, // 120: x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70]&lt;&gt;&quot;&quot;;2^[.$I970];0)" table:style-name="ce2">
            <text:p>0</text:p>
          </table:table-cell>
          <table:table-cell office:value-type="float" office:value="0" table:formula="of:=IF([.C970]&lt;&gt;&quot;&quot;;2^[.$I970];0)" table:style-name="ce2">
            <text:p>0</text:p>
          </table:table-cell>
          <table:table-cell office:value-type="float" office:value="0" table:formula="of:=IF([.D970]&lt;&gt;&quot;&quot;;2^[.$I970];0)" table:style-name="ce2">
            <text:p>0</text:p>
          </table:table-cell>
          <table:table-cell office:value-type="float" office:value="0" table:formula="of:=IF([.E970]&lt;&gt;&quot;&quot;;2^[.$I970];0)" table:style-name="ce2">
            <text:p>0</text:p>
          </table:table-cell>
          <table:table-cell office:value-type="float" office:value="0" table:formula="of:=IF([.F970]&lt;&gt;&quot;&quot;;2^[.$I97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71]&lt;&gt;&quot;&quot;;2^[.$I971];0)" table:style-name="ce2">
            <text:p>4</text:p>
          </table:table-cell>
          <table:table-cell office:value-type="float" office:value="0" table:formula="of:=IF([.C971]&lt;&gt;&quot;&quot;;2^[.$I971];0)" table:style-name="ce2">
            <text:p>0</text:p>
          </table:table-cell>
          <table:table-cell office:value-type="float" office:value="0" table:formula="of:=IF([.D971]&lt;&gt;&quot;&quot;;2^[.$I971];0)" table:style-name="ce2">
            <text:p>0</text:p>
          </table:table-cell>
          <table:table-cell office:value-type="float" office:value="0" table:formula="of:=IF([.E971]&lt;&gt;&quot;&quot;;2^[.$I971];0)" table:style-name="ce2">
            <text:p>0</text:p>
          </table:table-cell>
          <table:table-cell office:value-type="float" office:value="4" table:formula="of:=IF([.F971]&lt;&gt;&quot;&quot;;2^[.$I971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972]&lt;&gt;&quot;&quot;;2^[.$I972];0)" table:style-name="ce2">
            <text:p>0</text:p>
          </table:table-cell>
          <table:table-cell office:value-type="float" office:value="8" table:formula="of:=IF([.C972]&lt;&gt;&quot;&quot;;2^[.$I972];0)" table:style-name="ce2">
            <text:p>8</text:p>
          </table:table-cell>
          <table:table-cell office:value-type="float" office:value="0" table:formula="of:=IF([.D972]&lt;&gt;&quot;&quot;;2^[.$I972];0)" table:style-name="ce2">
            <text:p>0</text:p>
          </table:table-cell>
          <table:table-cell office:value-type="float" office:value="8" table:formula="of:=IF([.E972]&lt;&gt;&quot;&quot;;2^[.$I972];0)" table:style-name="ce2">
            <text:p>8</text:p>
          </table:table-cell>
          <table:table-cell office:value-type="float" office:value="0" table:formula="of:=IF([.F972]&lt;&gt;&quot;&quot;;2^[.$I97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973]&lt;&gt;&quot;&quot;;2^[.$I973];0)" table:style-name="ce2">
            <text:p>0</text:p>
          </table:table-cell>
          <table:table-cell office:value-type="float" office:value="0" table:formula="of:=IF([.C973]&lt;&gt;&quot;&quot;;2^[.$I973];0)" table:style-name="ce2">
            <text:p>0</text:p>
          </table:table-cell>
          <table:table-cell office:value-type="float" office:value="16" table:formula="of:=IF([.D973]&lt;&gt;&quot;&quot;;2^[.$I973];0)" table:style-name="ce2">
            <text:p>16</text:p>
          </table:table-cell>
          <table:table-cell office:value-type="float" office:value="0" table:formula="of:=IF([.E973]&lt;&gt;&quot;&quot;;2^[.$I973];0)" table:style-name="ce2">
            <text:p>0</text:p>
          </table:table-cell>
          <table:table-cell office:value-type="float" office:value="0" table:formula="of:=IF([.F973]&lt;&gt;&quot;&quot;;2^[.$I97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974]&lt;&gt;&quot;&quot;;2^[.$I974];0)" table:style-name="ce2">
            <text:p>0</text:p>
          </table:table-cell>
          <table:table-cell office:value-type="float" office:value="32" table:formula="of:=IF([.C974]&lt;&gt;&quot;&quot;;2^[.$I974];0)" table:style-name="ce2">
            <text:p>32</text:p>
          </table:table-cell>
          <table:table-cell office:value-type="float" office:value="0" table:formula="of:=IF([.D974]&lt;&gt;&quot;&quot;;2^[.$I974];0)" table:style-name="ce2">
            <text:p>0</text:p>
          </table:table-cell>
          <table:table-cell office:value-type="float" office:value="32" table:formula="of:=IF([.E974]&lt;&gt;&quot;&quot;;2^[.$I974];0)" table:style-name="ce2">
            <text:p>32</text:p>
          </table:table-cell>
          <table:table-cell office:value-type="float" office:value="0" table:formula="of:=IF([.F974]&lt;&gt;&quot;&quot;;2^[.$I97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975]&lt;&gt;&quot;&quot;;2^[.$I975];0)" table:style-name="ce2">
            <text:p>64</text:p>
          </table:table-cell>
          <table:table-cell office:value-type="float" office:value="0" table:formula="of:=IF([.C975]&lt;&gt;&quot;&quot;;2^[.$I975];0)" table:style-name="ce2">
            <text:p>0</text:p>
          </table:table-cell>
          <table:table-cell office:value-type="float" office:value="0" table:formula="of:=IF([.D975]&lt;&gt;&quot;&quot;;2^[.$I975];0)" table:style-name="ce2">
            <text:p>0</text:p>
          </table:table-cell>
          <table:table-cell office:value-type="float" office:value="0" table:formula="of:=IF([.E975]&lt;&gt;&quot;&quot;;2^[.$I975];0)" table:style-name="ce2">
            <text:p>0</text:p>
          </table:table-cell>
          <table:table-cell office:value-type="float" office:value="64" table:formula="of:=IF([.F975]&lt;&gt;&quot;&quot;;2^[.$I975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8" table:formula="of:=SUM([.J969:.J976])" table:style-name="ce2">
            <text:p>68</text:p>
          </table:table-cell>
          <table:table-cell office:value-type="float" office:value="40" table:formula="of:=SUM([.K969:.K976])" table:style-name="ce2">
            <text:p>40</text:p>
          </table:table-cell>
          <table:table-cell office:value-type="float" office:value="16" table:formula="of:=SUM([.L969:.L976])" table:style-name="ce2">
            <text:p>16</text:p>
          </table:table-cell>
          <table:table-cell office:value-type="float" office:value="40" table:formula="of:=SUM([.M969:.M976])" table:style-name="ce2">
            <text:p>40</text:p>
          </table:table-cell>
          <table:table-cell office:value-type="float" office:value="68" table:formula="of:=SUM([.N969:.N976])" table:style-name="ce2">
            <text:p>6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44" table:formula="of:=&quot;0x&quot;&amp;BASE([.J977];16;2)" table:style-name="ce2">
            <text:p>0x44</text:p>
          </table:table-cell>
          <table:table-cell office:value-type="string" office:string-value="0x28" table:formula="of:=&quot;0x&quot;&amp;BASE([.K977];16;2)" table:style-name="ce2">
            <text:p>0x28</text:p>
          </table:table-cell>
          <table:table-cell office:value-type="string" office:string-value="0x10" table:formula="of:=&quot;0x&quot;&amp;BASE([.L977];16;2)" table:style-name="ce2">
            <text:p>0x10</text:p>
          </table:table-cell>
          <table:table-cell office:value-type="string" office:string-value="0x28" table:formula="of:=&quot;0x&quot;&amp;BASE([.M977];16;2)" table:style-name="ce2">
            <text:p>0x28</text:p>
          </table:table-cell>
          <table:table-cell office:value-type="string" office:string-value="0x44" table:formula="of:=&quot;0x&quot;&amp;BASE([.N977];16;2)" table:style-name="ce2">
            <text:p>0x4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21: y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80]&lt;&gt;&quot;&quot;;2^[.$I980];0)" table:style-name="ce2">
            <text:p>0</text:p>
          </table:table-cell>
          <table:table-cell office:value-type="float" office:value="0" table:formula="of:=IF([.C980]&lt;&gt;&quot;&quot;;2^[.$I980];0)" table:style-name="ce2">
            <text:p>0</text:p>
          </table:table-cell>
          <table:table-cell office:value-type="float" office:value="0" table:formula="of:=IF([.D980]&lt;&gt;&quot;&quot;;2^[.$I980];0)" table:style-name="ce2">
            <text:p>0</text:p>
          </table:table-cell>
          <table:table-cell office:value-type="float" office:value="0" table:formula="of:=IF([.E980]&lt;&gt;&quot;&quot;;2^[.$I980];0)" table:style-name="ce2">
            <text:p>0</text:p>
          </table:table-cell>
          <table:table-cell office:value-type="float" office:value="0" table:formula="of:=IF([.F980]&lt;&gt;&quot;&quot;;2^[.$I980];0)" table:style-name="ce2">
            <text:p>0</text:p>
          </table:table-cell>
          <table:table-cell office:value-type="string" office:string-value="    { 0x04, 0x48, 0x30, 0x08, 0x04 }, // 121: y" table:formula="of:=&quot;    { &quot; &amp; [.J989] &amp; &quot;, &quot; &amp; [.K989] &amp; &quot;, &quot; &amp; [.L989] &amp; &quot;, &quot; &amp; [.M989] &amp; &quot;, &quot; &amp; [.N989] &amp; &quot; }, // &quot; &amp; [.A980]" table:style-name="ce2">
            <text:p><text:s text:c="4"/>{ 0x04, 0x48, 0x30, 0x08, 0x04 }, // 121: y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81]&lt;&gt;&quot;&quot;;2^[.$I981];0)" table:style-name="ce2">
            <text:p>0</text:p>
          </table:table-cell>
          <table:table-cell office:value-type="float" office:value="0" table:formula="of:=IF([.C981]&lt;&gt;&quot;&quot;;2^[.$I981];0)" table:style-name="ce2">
            <text:p>0</text:p>
          </table:table-cell>
          <table:table-cell office:value-type="float" office:value="0" table:formula="of:=IF([.D981]&lt;&gt;&quot;&quot;;2^[.$I981];0)" table:style-name="ce2">
            <text:p>0</text:p>
          </table:table-cell>
          <table:table-cell office:value-type="float" office:value="0" table:formula="of:=IF([.E981]&lt;&gt;&quot;&quot;;2^[.$I981];0)" table:style-name="ce2">
            <text:p>0</text:p>
          </table:table-cell>
          <table:table-cell office:value-type="float" office:value="0" table:formula="of:=IF([.F981]&lt;&gt;&quot;&quot;;2^[.$I981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82]&lt;&gt;&quot;&quot;;2^[.$I982];0)" table:style-name="ce2">
            <text:p>4</text:p>
          </table:table-cell>
          <table:table-cell office:value-type="float" office:value="0" table:formula="of:=IF([.C982]&lt;&gt;&quot;&quot;;2^[.$I982];0)" table:style-name="ce2">
            <text:p>0</text:p>
          </table:table-cell>
          <table:table-cell office:value-type="float" office:value="0" table:formula="of:=IF([.D982]&lt;&gt;&quot;&quot;;2^[.$I982];0)" table:style-name="ce2">
            <text:p>0</text:p>
          </table:table-cell>
          <table:table-cell office:value-type="float" office:value="0" table:formula="of:=IF([.E982]&lt;&gt;&quot;&quot;;2^[.$I982];0)" table:style-name="ce2">
            <text:p>0</text:p>
          </table:table-cell>
          <table:table-cell office:value-type="float" office:value="4" table:formula="of:=IF([.F982]&lt;&gt;&quot;&quot;;2^[.$I982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983]&lt;&gt;&quot;&quot;;2^[.$I983];0)" table:style-name="ce2">
            <text:p>0</text:p>
          </table:table-cell>
          <table:table-cell office:value-type="float" office:value="8" table:formula="of:=IF([.C983]&lt;&gt;&quot;&quot;;2^[.$I983];0)" table:style-name="ce2">
            <text:p>8</text:p>
          </table:table-cell>
          <table:table-cell office:value-type="float" office:value="0" table:formula="of:=IF([.D983]&lt;&gt;&quot;&quot;;2^[.$I983];0)" table:style-name="ce2">
            <text:p>0</text:p>
          </table:table-cell>
          <table:table-cell office:value-type="float" office:value="8" table:formula="of:=IF([.E983]&lt;&gt;&quot;&quot;;2^[.$I983];0)" table:style-name="ce2">
            <text:p>8</text:p>
          </table:table-cell>
          <table:table-cell office:value-type="float" office:value="0" table:formula="of:=IF([.F983]&lt;&gt;&quot;&quot;;2^[.$I98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984]&lt;&gt;&quot;&quot;;2^[.$I984];0)" table:style-name="ce2">
            <text:p>0</text:p>
          </table:table-cell>
          <table:table-cell office:value-type="float" office:value="0" table:formula="of:=IF([.C984]&lt;&gt;&quot;&quot;;2^[.$I984];0)" table:style-name="ce2">
            <text:p>0</text:p>
          </table:table-cell>
          <table:table-cell office:value-type="float" office:value="16" table:formula="of:=IF([.D984]&lt;&gt;&quot;&quot;;2^[.$I984];0)" table:style-name="ce2">
            <text:p>16</text:p>
          </table:table-cell>
          <table:table-cell office:value-type="float" office:value="0" table:formula="of:=IF([.E984]&lt;&gt;&quot;&quot;;2^[.$I984];0)" table:style-name="ce2">
            <text:p>0</text:p>
          </table:table-cell>
          <table:table-cell office:value-type="float" office:value="0" table:formula="of:=IF([.F984]&lt;&gt;&quot;&quot;;2^[.$I98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985]&lt;&gt;&quot;&quot;;2^[.$I985];0)" table:style-name="ce2">
            <text:p>0</text:p>
          </table:table-cell>
          <table:table-cell office:value-type="float" office:value="0" table:formula="of:=IF([.C985]&lt;&gt;&quot;&quot;;2^[.$I985];0)" table:style-name="ce2">
            <text:p>0</text:p>
          </table:table-cell>
          <table:table-cell office:value-type="float" office:value="32" table:formula="of:=IF([.D985]&lt;&gt;&quot;&quot;;2^[.$I985];0)" table:style-name="ce2">
            <text:p>32</text:p>
          </table:table-cell>
          <table:table-cell office:value-type="float" office:value="0" table:formula="of:=IF([.E985]&lt;&gt;&quot;&quot;;2^[.$I985];0)" table:style-name="ce2">
            <text:p>0</text:p>
          </table:table-cell>
          <table:table-cell office:value-type="float" office:value="0" table:formula="of:=IF([.F985]&lt;&gt;&quot;&quot;;2^[.$I98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986]&lt;&gt;&quot;&quot;;2^[.$I986];0)" table:style-name="ce2">
            <text:p>0</text:p>
          </table:table-cell>
          <table:table-cell office:value-type="float" office:value="64" table:formula="of:=IF([.C986]&lt;&gt;&quot;&quot;;2^[.$I986];0)" table:style-name="ce2">
            <text:p>64</text:p>
          </table:table-cell>
          <table:table-cell office:value-type="float" office:value="0" table:formula="of:=IF([.D986]&lt;&gt;&quot;&quot;;2^[.$I986];0)" table:style-name="ce2">
            <text:p>0</text:p>
          </table:table-cell>
          <table:table-cell office:value-type="float" office:value="0" table:formula="of:=IF([.E986]&lt;&gt;&quot;&quot;;2^[.$I986];0)" table:style-name="ce2">
            <text:p>0</text:p>
          </table:table-cell>
          <table:table-cell office:value-type="float" office:value="0" table:formula="of:=IF([.F986]&lt;&gt;&quot;&quot;;2^[.$I98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4" table:formula="of:=SUM([.J980:.J987])" table:style-name="ce2">
            <text:p>4</text:p>
          </table:table-cell>
          <table:table-cell office:value-type="float" office:value="72" table:formula="of:=SUM([.K980:.K987])" table:style-name="ce2">
            <text:p>72</text:p>
          </table:table-cell>
          <table:table-cell office:value-type="float" office:value="48" table:formula="of:=SUM([.L980:.L987])" table:style-name="ce2">
            <text:p>48</text:p>
          </table:table-cell>
          <table:table-cell office:value-type="float" office:value="8" table:formula="of:=SUM([.M980:.M987])" table:style-name="ce2">
            <text:p>8</text:p>
          </table:table-cell>
          <table:table-cell office:value-type="float" office:value="4" table:formula="of:=SUM([.N980:.N987]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4" table:formula="of:=&quot;0x&quot;&amp;BASE([.J988];16;2)" table:style-name="ce2">
            <text:p>0x04</text:p>
          </table:table-cell>
          <table:table-cell office:value-type="string" office:string-value="0x48" table:formula="of:=&quot;0x&quot;&amp;BASE([.K988];16;2)" table:style-name="ce2">
            <text:p>0x48</text:p>
          </table:table-cell>
          <table:table-cell office:value-type="string" office:string-value="0x30" table:formula="of:=&quot;0x&quot;&amp;BASE([.L988];16;2)" table:style-name="ce2">
            <text:p>0x30</text:p>
          </table:table-cell>
          <table:table-cell office:value-type="string" office:string-value="0x08" table:formula="of:=&quot;0x&quot;&amp;BASE([.M988];16;2)" table:style-name="ce2">
            <text:p>0x08</text:p>
          </table:table-cell>
          <table:table-cell office:value-type="string" office:string-value="0x04" table:formula="of:=&quot;0x&quot;&amp;BASE([.N988];16;2)" table:style-name="ce2">
            <text:p>0x0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22: z</text:p>
          </table:table-cell>
          <table:table-cell table:number-columns-repeated="5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991]&lt;&gt;&quot;&quot;;2^[.$I991];0)" table:style-name="ce2">
            <text:p>0</text:p>
          </table:table-cell>
          <table:table-cell office:value-type="float" office:value="0" table:formula="of:=IF([.C991]&lt;&gt;&quot;&quot;;2^[.$I991];0)" table:style-name="ce2">
            <text:p>0</text:p>
          </table:table-cell>
          <table:table-cell office:value-type="float" office:value="0" table:formula="of:=IF([.D991]&lt;&gt;&quot;&quot;;2^[.$I991];0)" table:style-name="ce2">
            <text:p>0</text:p>
          </table:table-cell>
          <table:table-cell office:value-type="float" office:value="0" table:formula="of:=IF([.E991]&lt;&gt;&quot;&quot;;2^[.$I991];0)" table:style-name="ce2">
            <text:p>0</text:p>
          </table:table-cell>
          <table:table-cell office:value-type="float" office:value="0" table:formula="of:=IF([.F991]&lt;&gt;&quot;&quot;;2^[.$I991];0)" table:style-name="ce2">
            <text:p>0</text:p>
          </table:table-cell>
          <table:table-cell office:value-type="string" office:string-value="    { 0x44, 0x64, 0x54, 0x4C, 0x44 }, // 122: z" table:formula="of:=&quot;    { &quot; &amp; [.J1000] &amp; &quot;, &quot; &amp; [.K1000] &amp; &quot;, &quot; &amp; [.L1000] &amp; &quot;, &quot; &amp; [.M1000] &amp; &quot;, &quot; &amp; [.N1000] &amp; &quot; }, // &quot; &amp; [.A991]" table:style-name="ce2">
            <text:p><text:s text:c="4"/>{ 0x44, 0x64, 0x54, 0x4C, 0x44 }, // 122: z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992]&lt;&gt;&quot;&quot;;2^[.$I992];0)" table:style-name="ce2">
            <text:p>0</text:p>
          </table:table-cell>
          <table:table-cell office:value-type="float" office:value="0" table:formula="of:=IF([.C992]&lt;&gt;&quot;&quot;;2^[.$I992];0)" table:style-name="ce2">
            <text:p>0</text:p>
          </table:table-cell>
          <table:table-cell office:value-type="float" office:value="0" table:formula="of:=IF([.D992]&lt;&gt;&quot;&quot;;2^[.$I992];0)" table:style-name="ce2">
            <text:p>0</text:p>
          </table:table-cell>
          <table:table-cell office:value-type="float" office:value="0" table:formula="of:=IF([.E992]&lt;&gt;&quot;&quot;;2^[.$I992];0)" table:style-name="ce2">
            <text:p>0</text:p>
          </table:table-cell>
          <table:table-cell office:value-type="float" office:value="0" table:formula="of:=IF([.F992]&lt;&gt;&quot;&quot;;2^[.$I992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4" table:formula="of:=IF([.B993]&lt;&gt;&quot;&quot;;2^[.$I993];0)" table:style-name="ce2">
            <text:p>4</text:p>
          </table:table-cell>
          <table:table-cell office:value-type="float" office:value="4" table:formula="of:=IF([.C993]&lt;&gt;&quot;&quot;;2^[.$I993];0)" table:style-name="ce2">
            <text:p>4</text:p>
          </table:table-cell>
          <table:table-cell office:value-type="float" office:value="4" table:formula="of:=IF([.D993]&lt;&gt;&quot;&quot;;2^[.$I993];0)" table:style-name="ce2">
            <text:p>4</text:p>
          </table:table-cell>
          <table:table-cell office:value-type="float" office:value="4" table:formula="of:=IF([.E993]&lt;&gt;&quot;&quot;;2^[.$I993];0)" table:style-name="ce2">
            <text:p>4</text:p>
          </table:table-cell>
          <table:table-cell office:value-type="float" office:value="4" table:formula="of:=IF([.F993]&lt;&gt;&quot;&quot;;2^[.$I993];0)" table:style-name="ce2">
            <text:p>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994]&lt;&gt;&quot;&quot;;2^[.$I994];0)" table:style-name="ce2">
            <text:p>0</text:p>
          </table:table-cell>
          <table:table-cell office:value-type="float" office:value="0" table:formula="of:=IF([.C994]&lt;&gt;&quot;&quot;;2^[.$I994];0)" table:style-name="ce2">
            <text:p>0</text:p>
          </table:table-cell>
          <table:table-cell office:value-type="float" office:value="0" table:formula="of:=IF([.D994]&lt;&gt;&quot;&quot;;2^[.$I994];0)" table:style-name="ce2">
            <text:p>0</text:p>
          </table:table-cell>
          <table:table-cell office:value-type="float" office:value="8" table:formula="of:=IF([.E994]&lt;&gt;&quot;&quot;;2^[.$I994];0)" table:style-name="ce2">
            <text:p>8</text:p>
          </table:table-cell>
          <table:table-cell office:value-type="float" office:value="0" table:formula="of:=IF([.F994]&lt;&gt;&quot;&quot;;2^[.$I99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995]&lt;&gt;&quot;&quot;;2^[.$I995];0)" table:style-name="ce2">
            <text:p>0</text:p>
          </table:table-cell>
          <table:table-cell office:value-type="float" office:value="0" table:formula="of:=IF([.C995]&lt;&gt;&quot;&quot;;2^[.$I995];0)" table:style-name="ce2">
            <text:p>0</text:p>
          </table:table-cell>
          <table:table-cell office:value-type="float" office:value="16" table:formula="of:=IF([.D995]&lt;&gt;&quot;&quot;;2^[.$I995];0)" table:style-name="ce2">
            <text:p>16</text:p>
          </table:table-cell>
          <table:table-cell office:value-type="float" office:value="0" table:formula="of:=IF([.E995]&lt;&gt;&quot;&quot;;2^[.$I995];0)" table:style-name="ce2">
            <text:p>0</text:p>
          </table:table-cell>
          <table:table-cell office:value-type="float" office:value="0" table:formula="of:=IF([.F995]&lt;&gt;&quot;&quot;;2^[.$I99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996]&lt;&gt;&quot;&quot;;2^[.$I996];0)" table:style-name="ce2">
            <text:p>0</text:p>
          </table:table-cell>
          <table:table-cell office:value-type="float" office:value="32" table:formula="of:=IF([.C996]&lt;&gt;&quot;&quot;;2^[.$I996];0)" table:style-name="ce2">
            <text:p>32</text:p>
          </table:table-cell>
          <table:table-cell office:value-type="float" office:value="0" table:formula="of:=IF([.D996]&lt;&gt;&quot;&quot;;2^[.$I996];0)" table:style-name="ce2">
            <text:p>0</text:p>
          </table:table-cell>
          <table:table-cell office:value-type="float" office:value="0" table:formula="of:=IF([.E996]&lt;&gt;&quot;&quot;;2^[.$I996];0)" table:style-name="ce2">
            <text:p>0</text:p>
          </table:table-cell>
          <table:table-cell office:value-type="float" office:value="0" table:formula="of:=IF([.F996]&lt;&gt;&quot;&quot;;2^[.$I99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4" table:formula="of:=IF([.B997]&lt;&gt;&quot;&quot;;2^[.$I997];0)" table:style-name="ce2">
            <text:p>64</text:p>
          </table:table-cell>
          <table:table-cell office:value-type="float" office:value="64" table:formula="of:=IF([.C997]&lt;&gt;&quot;&quot;;2^[.$I997];0)" table:style-name="ce2">
            <text:p>64</text:p>
          </table:table-cell>
          <table:table-cell office:value-type="float" office:value="64" table:formula="of:=IF([.D997]&lt;&gt;&quot;&quot;;2^[.$I997];0)" table:style-name="ce2">
            <text:p>64</text:p>
          </table:table-cell>
          <table:table-cell office:value-type="float" office:value="64" table:formula="of:=IF([.E997]&lt;&gt;&quot;&quot;;2^[.$I997];0)" table:style-name="ce2">
            <text:p>64</text:p>
          </table:table-cell>
          <table:table-cell office:value-type="float" office:value="64" table:formula="of:=IF([.F997]&lt;&gt;&quot;&quot;;2^[.$I997];0)" table:style-name="ce2">
            <text:p>6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68" table:formula="of:=SUM([.J991:.J998])" table:style-name="ce2">
            <text:p>68</text:p>
          </table:table-cell>
          <table:table-cell office:value-type="float" office:value="100" table:formula="of:=SUM([.K991:.K998])" table:style-name="ce2">
            <text:p>100</text:p>
          </table:table-cell>
          <table:table-cell office:value-type="float" office:value="84" table:formula="of:=SUM([.L991:.L998])" table:style-name="ce2">
            <text:p>84</text:p>
          </table:table-cell>
          <table:table-cell office:value-type="float" office:value="76" table:formula="of:=SUM([.M991:.M998])" table:style-name="ce2">
            <text:p>76</text:p>
          </table:table-cell>
          <table:table-cell office:value-type="float" office:value="68" table:formula="of:=SUM([.N991:.N998])" table:style-name="ce2">
            <text:p>6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44" table:formula="of:=&quot;0x&quot;&amp;BASE([.J999];16;2)" table:style-name="ce2">
            <text:p>0x44</text:p>
          </table:table-cell>
          <table:table-cell office:value-type="string" office:string-value="0x64" table:formula="of:=&quot;0x&quot;&amp;BASE([.K999];16;2)" table:style-name="ce2">
            <text:p>0x64</text:p>
          </table:table-cell>
          <table:table-cell office:value-type="string" office:string-value="0x54" table:formula="of:=&quot;0x&quot;&amp;BASE([.L999];16;2)" table:style-name="ce2">
            <text:p>0x54</text:p>
          </table:table-cell>
          <table:table-cell office:value-type="string" office:string-value="0x4C" table:formula="of:=&quot;0x&quot;&amp;BASE([.M999];16;2)" table:style-name="ce2">
            <text:p>0x4C</text:p>
          </table:table-cell>
          <table:table-cell office:value-type="string" office:string-value="0x44" table:formula="of:=&quot;0x&quot;&amp;BASE([.N999];16;2)" table:style-name="ce2">
            <text:p>0x44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23: {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002]&lt;&gt;&quot;&quot;;2^[.$I1002];0)" table:style-name="ce2">
            <text:p>0</text:p>
          </table:table-cell>
          <table:table-cell office:value-type="float" office:value="0" table:formula="of:=IF([.C1002]&lt;&gt;&quot;&quot;;2^[.$I1002];0)" table:style-name="ce2">
            <text:p>0</text:p>
          </table:table-cell>
          <table:table-cell office:value-type="float" office:value="1" table:formula="of:=IF([.D1002]&lt;&gt;&quot;&quot;;2^[.$I1002];0)" table:style-name="ce2">
            <text:p>1</text:p>
          </table:table-cell>
          <table:table-cell office:value-type="float" office:value="1" table:formula="of:=IF([.E1002]&lt;&gt;&quot;&quot;;2^[.$I1002];0)" table:style-name="ce2">
            <text:p>1</text:p>
          </table:table-cell>
          <table:table-cell office:value-type="float" office:value="0" table:formula="of:=IF([.F1002]&lt;&gt;&quot;&quot;;2^[.$I1002];0)" table:style-name="ce2">
            <text:p>0</text:p>
          </table:table-cell>
          <table:table-cell office:value-type="string" office:string-value="    { 0x08, 0x36, 0x41, 0x41, 0x00 }, // 123: {" table:formula="of:=&quot;    { &quot; &amp; [.J1011] &amp; &quot;, &quot; &amp; [.K1011] &amp; &quot;, &quot; &amp; [.L1011] &amp; &quot;, &quot; &amp; [.M1011] &amp; &quot;, &quot; &amp; [.N1011] &amp; &quot; }, // &quot; &amp; [.A1002]" table:style-name="ce2">
            <text:p><text:s text:c="4"/>{ 0x08, 0x36, 0x41, 0x41, 0x00 }, // 123: {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003]&lt;&gt;&quot;&quot;;2^[.$I1003];0)" table:style-name="ce2">
            <text:p>0</text:p>
          </table:table-cell>
          <table:table-cell office:value-type="float" office:value="2" table:formula="of:=IF([.C1003]&lt;&gt;&quot;&quot;;2^[.$I1003];0)" table:style-name="ce2">
            <text:p>2</text:p>
          </table:table-cell>
          <table:table-cell office:value-type="float" office:value="0" table:formula="of:=IF([.D1003]&lt;&gt;&quot;&quot;;2^[.$I1003];0)" table:style-name="ce2">
            <text:p>0</text:p>
          </table:table-cell>
          <table:table-cell office:value-type="float" office:value="0" table:formula="of:=IF([.E1003]&lt;&gt;&quot;&quot;;2^[.$I1003];0)" table:style-name="ce2">
            <text:p>0</text:p>
          </table:table-cell>
          <table:table-cell office:value-type="float" office:value="0" table:formula="of:=IF([.F1003]&lt;&gt;&quot;&quot;;2^[.$I1003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004]&lt;&gt;&quot;&quot;;2^[.$I1004];0)" table:style-name="ce2">
            <text:p>0</text:p>
          </table:table-cell>
          <table:table-cell office:value-type="float" office:value="4" table:formula="of:=IF([.C1004]&lt;&gt;&quot;&quot;;2^[.$I1004];0)" table:style-name="ce2">
            <text:p>4</text:p>
          </table:table-cell>
          <table:table-cell office:value-type="float" office:value="0" table:formula="of:=IF([.D1004]&lt;&gt;&quot;&quot;;2^[.$I1004];0)" table:style-name="ce2">
            <text:p>0</text:p>
          </table:table-cell>
          <table:table-cell office:value-type="float" office:value="0" table:formula="of:=IF([.E1004]&lt;&gt;&quot;&quot;;2^[.$I1004];0)" table:style-name="ce2">
            <text:p>0</text:p>
          </table:table-cell>
          <table:table-cell office:value-type="float" office:value="0" table:formula="of:=IF([.F1004]&lt;&gt;&quot;&quot;;2^[.$I100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4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8" table:formula="of:=IF([.B1005]&lt;&gt;&quot;&quot;;2^[.$I1005];0)" table:style-name="ce2">
            <text:p>8</text:p>
          </table:table-cell>
          <table:table-cell office:value-type="float" office:value="0" table:formula="of:=IF([.C1005]&lt;&gt;&quot;&quot;;2^[.$I1005];0)" table:style-name="ce2">
            <text:p>0</text:p>
          </table:table-cell>
          <table:table-cell office:value-type="float" office:value="0" table:formula="of:=IF([.D1005]&lt;&gt;&quot;&quot;;2^[.$I1005];0)" table:style-name="ce2">
            <text:p>0</text:p>
          </table:table-cell>
          <table:table-cell office:value-type="float" office:value="0" table:formula="of:=IF([.E1005]&lt;&gt;&quot;&quot;;2^[.$I1005];0)" table:style-name="ce2">
            <text:p>0</text:p>
          </table:table-cell>
          <table:table-cell office:value-type="float" office:value="0" table:formula="of:=IF([.F1005]&lt;&gt;&quot;&quot;;2^[.$I100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006]&lt;&gt;&quot;&quot;;2^[.$I1006];0)" table:style-name="ce2">
            <text:p>0</text:p>
          </table:table-cell>
          <table:table-cell office:value-type="float" office:value="16" table:formula="of:=IF([.C1006]&lt;&gt;&quot;&quot;;2^[.$I1006];0)" table:style-name="ce2">
            <text:p>16</text:p>
          </table:table-cell>
          <table:table-cell office:value-type="float" office:value="0" table:formula="of:=IF([.D1006]&lt;&gt;&quot;&quot;;2^[.$I1006];0)" table:style-name="ce2">
            <text:p>0</text:p>
          </table:table-cell>
          <table:table-cell office:value-type="float" office:value="0" table:formula="of:=IF([.E1006]&lt;&gt;&quot;&quot;;2^[.$I1006];0)" table:style-name="ce2">
            <text:p>0</text:p>
          </table:table-cell>
          <table:table-cell office:value-type="float" office:value="0" table:formula="of:=IF([.F1006]&lt;&gt;&quot;&quot;;2^[.$I100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007]&lt;&gt;&quot;&quot;;2^[.$I1007];0)" table:style-name="ce2">
            <text:p>0</text:p>
          </table:table-cell>
          <table:table-cell office:value-type="float" office:value="32" table:formula="of:=IF([.C1007]&lt;&gt;&quot;&quot;;2^[.$I1007];0)" table:style-name="ce2">
            <text:p>32</text:p>
          </table:table-cell>
          <table:table-cell office:value-type="float" office:value="0" table:formula="of:=IF([.D1007]&lt;&gt;&quot;&quot;;2^[.$I1007];0)" table:style-name="ce2">
            <text:p>0</text:p>
          </table:table-cell>
          <table:table-cell office:value-type="float" office:value="0" table:formula="of:=IF([.E1007]&lt;&gt;&quot;&quot;;2^[.$I1007];0)" table:style-name="ce2">
            <text:p>0</text:p>
          </table:table-cell>
          <table:table-cell office:value-type="float" office:value="0" table:formula="of:=IF([.F1007]&lt;&gt;&quot;&quot;;2^[.$I100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008]&lt;&gt;&quot;&quot;;2^[.$I1008];0)" table:style-name="ce2">
            <text:p>0</text:p>
          </table:table-cell>
          <table:table-cell office:value-type="float" office:value="0" table:formula="of:=IF([.C1008]&lt;&gt;&quot;&quot;;2^[.$I1008];0)" table:style-name="ce2">
            <text:p>0</text:p>
          </table:table-cell>
          <table:table-cell office:value-type="float" office:value="64" table:formula="of:=IF([.D1008]&lt;&gt;&quot;&quot;;2^[.$I1008];0)" table:style-name="ce2">
            <text:p>64</text:p>
          </table:table-cell>
          <table:table-cell office:value-type="float" office:value="64" table:formula="of:=IF([.E1008]&lt;&gt;&quot;&quot;;2^[.$I1008];0)" table:style-name="ce2">
            <text:p>64</text:p>
          </table:table-cell>
          <table:table-cell office:value-type="float" office:value="0" table:formula="of:=IF([.F1008]&lt;&gt;&quot;&quot;;2^[.$I100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8" table:formula="of:=SUM([.J1002:.J1009])" table:style-name="ce2">
            <text:p>8</text:p>
          </table:table-cell>
          <table:table-cell office:value-type="float" office:value="54" table:formula="of:=SUM([.K1002:.K1009])" table:style-name="ce2">
            <text:p>54</text:p>
          </table:table-cell>
          <table:table-cell office:value-type="float" office:value="65" table:formula="of:=SUM([.L1002:.L1009])" table:style-name="ce2">
            <text:p>65</text:p>
          </table:table-cell>
          <table:table-cell office:value-type="float" office:value="65" table:formula="of:=SUM([.M1002:.M1009])" table:style-name="ce2">
            <text:p>65</text:p>
          </table:table-cell>
          <table:table-cell office:value-type="float" office:value="0" table:formula="of:=SUM([.N1002:.N1009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8" table:formula="of:=&quot;0x&quot;&amp;BASE([.J1010];16;2)" table:style-name="ce2">
            <text:p>0x08</text:p>
          </table:table-cell>
          <table:table-cell office:value-type="string" office:string-value="0x36" table:formula="of:=&quot;0x&quot;&amp;BASE([.K1010];16;2)" table:style-name="ce2">
            <text:p>0x36</text:p>
          </table:table-cell>
          <table:table-cell office:value-type="string" office:string-value="0x41" table:formula="of:=&quot;0x&quot;&amp;BASE([.L1010];16;2)" table:style-name="ce2">
            <text:p>0x41</text:p>
          </table:table-cell>
          <table:table-cell office:value-type="string" office:string-value="0x41" table:formula="of:=&quot;0x&quot;&amp;BASE([.M1010];16;2)" table:style-name="ce2">
            <text:p>0x41</text:p>
          </table:table-cell>
          <table:table-cell office:value-type="string" office:string-value="0x00" table:formula="of:=&quot;0x&quot;&amp;BASE([.N1010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24: |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013]&lt;&gt;&quot;&quot;;2^[.$I1013];0)" table:style-name="ce2">
            <text:p>0</text:p>
          </table:table-cell>
          <table:table-cell office:value-type="float" office:value="0" table:formula="of:=IF([.C1013]&lt;&gt;&quot;&quot;;2^[.$I1013];0)" table:style-name="ce2">
            <text:p>0</text:p>
          </table:table-cell>
          <table:table-cell office:value-type="float" office:value="1" table:formula="of:=IF([.D1013]&lt;&gt;&quot;&quot;;2^[.$I1013];0)" table:style-name="ce2">
            <text:p>1</text:p>
          </table:table-cell>
          <table:table-cell office:value-type="float" office:value="0" table:formula="of:=IF([.E1013]&lt;&gt;&quot;&quot;;2^[.$I1013];0)" table:style-name="ce2">
            <text:p>0</text:p>
          </table:table-cell>
          <table:table-cell office:value-type="float" office:value="0" table:formula="of:=IF([.F1013]&lt;&gt;&quot;&quot;;2^[.$I1013];0)" table:style-name="ce2">
            <text:p>0</text:p>
          </table:table-cell>
          <table:table-cell office:value-type="string" office:string-value="    { 0x00, 0x00, 0x7F, 0x00, 0x00 }, // 124: |" table:formula="of:=&quot;    { &quot; &amp; [.J1022] &amp; &quot;, &quot; &amp; [.K1022] &amp; &quot;, &quot; &amp; [.L1022] &amp; &quot;, &quot; &amp; [.M1022] &amp; &quot;, &quot; &amp; [.N1022] &amp; &quot; }, // &quot; &amp; [.A1013]" table:style-name="ce2">
            <text:p><text:s text:c="4"/>{ 0x00, 0x00, 0x7F, 0x00, 0x00 }, // 124: |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014]&lt;&gt;&quot;&quot;;2^[.$I1014];0)" table:style-name="ce2">
            <text:p>0</text:p>
          </table:table-cell>
          <table:table-cell office:value-type="float" office:value="0" table:formula="of:=IF([.C1014]&lt;&gt;&quot;&quot;;2^[.$I1014];0)" table:style-name="ce2">
            <text:p>0</text:p>
          </table:table-cell>
          <table:table-cell office:value-type="float" office:value="2" table:formula="of:=IF([.D1014]&lt;&gt;&quot;&quot;;2^[.$I1014];0)" table:style-name="ce2">
            <text:p>2</text:p>
          </table:table-cell>
          <table:table-cell office:value-type="float" office:value="0" table:formula="of:=IF([.E1014]&lt;&gt;&quot;&quot;;2^[.$I1014];0)" table:style-name="ce2">
            <text:p>0</text:p>
          </table:table-cell>
          <table:table-cell office:value-type="float" office:value="0" table:formula="of:=IF([.F1014]&lt;&gt;&quot;&quot;;2^[.$I1014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015]&lt;&gt;&quot;&quot;;2^[.$I1015];0)" table:style-name="ce2">
            <text:p>0</text:p>
          </table:table-cell>
          <table:table-cell office:value-type="float" office:value="0" table:formula="of:=IF([.C1015]&lt;&gt;&quot;&quot;;2^[.$I1015];0)" table:style-name="ce2">
            <text:p>0</text:p>
          </table:table-cell>
          <table:table-cell office:value-type="float" office:value="4" table:formula="of:=IF([.D1015]&lt;&gt;&quot;&quot;;2^[.$I1015];0)" table:style-name="ce2">
            <text:p>4</text:p>
          </table:table-cell>
          <table:table-cell office:value-type="float" office:value="0" table:formula="of:=IF([.E1015]&lt;&gt;&quot;&quot;;2^[.$I1015];0)" table:style-name="ce2">
            <text:p>0</text:p>
          </table:table-cell>
          <table:table-cell office:value-type="float" office:value="0" table:formula="of:=IF([.F1015]&lt;&gt;&quot;&quot;;2^[.$I101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016]&lt;&gt;&quot;&quot;;2^[.$I1016];0)" table:style-name="ce2">
            <text:p>0</text:p>
          </table:table-cell>
          <table:table-cell office:value-type="float" office:value="0" table:formula="of:=IF([.C1016]&lt;&gt;&quot;&quot;;2^[.$I1016];0)" table:style-name="ce2">
            <text:p>0</text:p>
          </table:table-cell>
          <table:table-cell office:value-type="float" office:value="8" table:formula="of:=IF([.D1016]&lt;&gt;&quot;&quot;;2^[.$I1016];0)" table:style-name="ce2">
            <text:p>8</text:p>
          </table:table-cell>
          <table:table-cell office:value-type="float" office:value="0" table:formula="of:=IF([.E1016]&lt;&gt;&quot;&quot;;2^[.$I1016];0)" table:style-name="ce2">
            <text:p>0</text:p>
          </table:table-cell>
          <table:table-cell office:value-type="float" office:value="0" table:formula="of:=IF([.F1016]&lt;&gt;&quot;&quot;;2^[.$I101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017]&lt;&gt;&quot;&quot;;2^[.$I1017];0)" table:style-name="ce2">
            <text:p>0</text:p>
          </table:table-cell>
          <table:table-cell office:value-type="float" office:value="0" table:formula="of:=IF([.C1017]&lt;&gt;&quot;&quot;;2^[.$I1017];0)" table:style-name="ce2">
            <text:p>0</text:p>
          </table:table-cell>
          <table:table-cell office:value-type="float" office:value="16" table:formula="of:=IF([.D1017]&lt;&gt;&quot;&quot;;2^[.$I1017];0)" table:style-name="ce2">
            <text:p>16</text:p>
          </table:table-cell>
          <table:table-cell office:value-type="float" office:value="0" table:formula="of:=IF([.E1017]&lt;&gt;&quot;&quot;;2^[.$I1017];0)" table:style-name="ce2">
            <text:p>0</text:p>
          </table:table-cell>
          <table:table-cell office:value-type="float" office:value="0" table:formula="of:=IF([.F1017]&lt;&gt;&quot;&quot;;2^[.$I101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018]&lt;&gt;&quot;&quot;;2^[.$I1018];0)" table:style-name="ce2">
            <text:p>0</text:p>
          </table:table-cell>
          <table:table-cell office:value-type="float" office:value="0" table:formula="of:=IF([.C1018]&lt;&gt;&quot;&quot;;2^[.$I1018];0)" table:style-name="ce2">
            <text:p>0</text:p>
          </table:table-cell>
          <table:table-cell office:value-type="float" office:value="32" table:formula="of:=IF([.D1018]&lt;&gt;&quot;&quot;;2^[.$I1018];0)" table:style-name="ce2">
            <text:p>32</text:p>
          </table:table-cell>
          <table:table-cell office:value-type="float" office:value="0" table:formula="of:=IF([.E1018]&lt;&gt;&quot;&quot;;2^[.$I1018];0)" table:style-name="ce2">
            <text:p>0</text:p>
          </table:table-cell>
          <table:table-cell office:value-type="float" office:value="0" table:formula="of:=IF([.F1018]&lt;&gt;&quot;&quot;;2^[.$I101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019]&lt;&gt;&quot;&quot;;2^[.$I1019];0)" table:style-name="ce2">
            <text:p>0</text:p>
          </table:table-cell>
          <table:table-cell office:value-type="float" office:value="0" table:formula="of:=IF([.C1019]&lt;&gt;&quot;&quot;;2^[.$I1019];0)" table:style-name="ce2">
            <text:p>0</text:p>
          </table:table-cell>
          <table:table-cell office:value-type="float" office:value="64" table:formula="of:=IF([.D1019]&lt;&gt;&quot;&quot;;2^[.$I1019];0)" table:style-name="ce2">
            <text:p>64</text:p>
          </table:table-cell>
          <table:table-cell office:value-type="float" office:value="0" table:formula="of:=IF([.E1019]&lt;&gt;&quot;&quot;;2^[.$I1019];0)" table:style-name="ce2">
            <text:p>0</text:p>
          </table:table-cell>
          <table:table-cell office:value-type="float" office:value="0" table:formula="of:=IF([.F1019]&lt;&gt;&quot;&quot;;2^[.$I101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1013:.J1020])" table:style-name="ce2">
            <text:p>0</text:p>
          </table:table-cell>
          <table:table-cell office:value-type="float" office:value="0" table:formula="of:=SUM([.K1013:.K1020])" table:style-name="ce2">
            <text:p>0</text:p>
          </table:table-cell>
          <table:table-cell office:value-type="float" office:value="127" table:formula="of:=SUM([.L1013:.L1020])" table:style-name="ce2">
            <text:p>127</text:p>
          </table:table-cell>
          <table:table-cell office:value-type="float" office:value="0" table:formula="of:=SUM([.M1013:.M1020])" table:style-name="ce2">
            <text:p>0</text:p>
          </table:table-cell>
          <table:table-cell office:value-type="float" office:value="0" table:formula="of:=SUM([.N1013:.N1020]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1021];16;2)" table:style-name="ce2">
            <text:p>0x00</text:p>
          </table:table-cell>
          <table:table-cell office:value-type="string" office:string-value="0x00" table:formula="of:=&quot;0x&quot;&amp;BASE([.K1021];16;2)" table:style-name="ce2">
            <text:p>0x00</text:p>
          </table:table-cell>
          <table:table-cell office:value-type="string" office:string-value="0x7F" table:formula="of:=&quot;0x&quot;&amp;BASE([.L1021];16;2)" table:style-name="ce2">
            <text:p>0x7F</text:p>
          </table:table-cell>
          <table:table-cell office:value-type="string" office:string-value="0x00" table:formula="of:=&quot;0x&quot;&amp;BASE([.M1021];16;2)" table:style-name="ce2">
            <text:p>0x00</text:p>
          </table:table-cell>
          <table:table-cell office:value-type="string" office:string-value="0x00" table:formula="of:=&quot;0x&quot;&amp;BASE([.N1021];16;2)" table:style-name="ce2">
            <text:p>0x00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25: }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024]&lt;&gt;&quot;&quot;;2^[.$I1024];0)" table:style-name="ce2">
            <text:p>0</text:p>
          </table:table-cell>
          <table:table-cell office:value-type="float" office:value="1" table:formula="of:=IF([.C1024]&lt;&gt;&quot;&quot;;2^[.$I1024];0)" table:style-name="ce2">
            <text:p>1</text:p>
          </table:table-cell>
          <table:table-cell office:value-type="float" office:value="1" table:formula="of:=IF([.D1024]&lt;&gt;&quot;&quot;;2^[.$I1024];0)" table:style-name="ce2">
            <text:p>1</text:p>
          </table:table-cell>
          <table:table-cell office:value-type="float" office:value="0" table:formula="of:=IF([.E1024]&lt;&gt;&quot;&quot;;2^[.$I1024];0)" table:style-name="ce2">
            <text:p>0</text:p>
          </table:table-cell>
          <table:table-cell office:value-type="float" office:value="0" table:formula="of:=IF([.F1024]&lt;&gt;&quot;&quot;;2^[.$I1024];0)" table:style-name="ce2">
            <text:p>0</text:p>
          </table:table-cell>
          <table:table-cell office:value-type="string" office:string-value="    { 0x00, 0x41, 0x41, 0x36, 0x08 }, // 125: }" table:formula="of:=&quot;    { &quot; &amp; [.J1033] &amp; &quot;, &quot; &amp; [.K1033] &amp; &quot;, &quot; &amp; [.L1033] &amp; &quot;, &quot; &amp; [.M1033] &amp; &quot;, &quot; &amp; [.N1033] &amp; &quot; }, // &quot; &amp; [.A1024]" table:style-name="ce2">
            <text:p><text:s text:c="4"/>{ 0x00, 0x41, 0x41, 0x36, 0x08 }, // 125: }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IF([.B1025]&lt;&gt;&quot;&quot;;2^[.$I1025];0)" table:style-name="ce2">
            <text:p>0</text:p>
          </table:table-cell>
          <table:table-cell office:value-type="float" office:value="0" table:formula="of:=IF([.C1025]&lt;&gt;&quot;&quot;;2^[.$I1025];0)" table:style-name="ce2">
            <text:p>0</text:p>
          </table:table-cell>
          <table:table-cell office:value-type="float" office:value="0" table:formula="of:=IF([.D1025]&lt;&gt;&quot;&quot;;2^[.$I1025];0)" table:style-name="ce2">
            <text:p>0</text:p>
          </table:table-cell>
          <table:table-cell office:value-type="float" office:value="2" table:formula="of:=IF([.E1025]&lt;&gt;&quot;&quot;;2^[.$I1025];0)" table:style-name="ce2">
            <text:p>2</text:p>
          </table:table-cell>
          <table:table-cell office:value-type="float" office:value="0" table:formula="of:=IF([.F1025]&lt;&gt;&quot;&quot;;2^[.$I1025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026]&lt;&gt;&quot;&quot;;2^[.$I1026];0)" table:style-name="ce2">
            <text:p>0</text:p>
          </table:table-cell>
          <table:table-cell office:value-type="float" office:value="0" table:formula="of:=IF([.C1026]&lt;&gt;&quot;&quot;;2^[.$I1026];0)" table:style-name="ce2">
            <text:p>0</text:p>
          </table:table-cell>
          <table:table-cell office:value-type="float" office:value="0" table:formula="of:=IF([.D1026]&lt;&gt;&quot;&quot;;2^[.$I1026];0)" table:style-name="ce2">
            <text:p>0</text:p>
          </table:table-cell>
          <table:table-cell office:value-type="float" office:value="4" table:formula="of:=IF([.E1026]&lt;&gt;&quot;&quot;;2^[.$I1026];0)" table:style-name="ce2">
            <text:p>4</text:p>
          </table:table-cell>
          <table:table-cell office:value-type="float" office:value="0" table:formula="of:=IF([.F1026]&lt;&gt;&quot;&quot;;2^[.$I1026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027]&lt;&gt;&quot;&quot;;2^[.$I1027];0)" table:style-name="ce2">
            <text:p>0</text:p>
          </table:table-cell>
          <table:table-cell office:value-type="float" office:value="0" table:formula="of:=IF([.C1027]&lt;&gt;&quot;&quot;;2^[.$I1027];0)" table:style-name="ce2">
            <text:p>0</text:p>
          </table:table-cell>
          <table:table-cell office:value-type="float" office:value="0" table:formula="of:=IF([.D1027]&lt;&gt;&quot;&quot;;2^[.$I1027];0)" table:style-name="ce2">
            <text:p>0</text:p>
          </table:table-cell>
          <table:table-cell office:value-type="float" office:value="0" table:formula="of:=IF([.E1027]&lt;&gt;&quot;&quot;;2^[.$I1027];0)" table:style-name="ce2">
            <text:p>0</text:p>
          </table:table-cell>
          <table:table-cell office:value-type="float" office:value="8" table:formula="of:=IF([.F1027]&lt;&gt;&quot;&quot;;2^[.$I1027];0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028]&lt;&gt;&quot;&quot;;2^[.$I1028];0)" table:style-name="ce2">
            <text:p>0</text:p>
          </table:table-cell>
          <table:table-cell office:value-type="float" office:value="0" table:formula="of:=IF([.C1028]&lt;&gt;&quot;&quot;;2^[.$I1028];0)" table:style-name="ce2">
            <text:p>0</text:p>
          </table:table-cell>
          <table:table-cell office:value-type="float" office:value="0" table:formula="of:=IF([.D1028]&lt;&gt;&quot;&quot;;2^[.$I1028];0)" table:style-name="ce2">
            <text:p>0</text:p>
          </table:table-cell>
          <table:table-cell office:value-type="float" office:value="16" table:formula="of:=IF([.E1028]&lt;&gt;&quot;&quot;;2^[.$I1028];0)" table:style-name="ce2">
            <text:p>16</text:p>
          </table:table-cell>
          <table:table-cell office:value-type="float" office:value="0" table:formula="of:=IF([.F1028]&lt;&gt;&quot;&quot;;2^[.$I102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029]&lt;&gt;&quot;&quot;;2^[.$I1029];0)" table:style-name="ce2">
            <text:p>0</text:p>
          </table:table-cell>
          <table:table-cell office:value-type="float" office:value="0" table:formula="of:=IF([.C1029]&lt;&gt;&quot;&quot;;2^[.$I1029];0)" table:style-name="ce2">
            <text:p>0</text:p>
          </table:table-cell>
          <table:table-cell office:value-type="float" office:value="0" table:formula="of:=IF([.D1029]&lt;&gt;&quot;&quot;;2^[.$I1029];0)" table:style-name="ce2">
            <text:p>0</text:p>
          </table:table-cell>
          <table:table-cell office:value-type="float" office:value="32" table:formula="of:=IF([.E1029]&lt;&gt;&quot;&quot;;2^[.$I1029];0)" table:style-name="ce2">
            <text:p>32</text:p>
          </table:table-cell>
          <table:table-cell office:value-type="float" office:value="0" table:formula="of:=IF([.F1029]&lt;&gt;&quot;&quot;;2^[.$I102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030]&lt;&gt;&quot;&quot;;2^[.$I1030];0)" table:style-name="ce2">
            <text:p>0</text:p>
          </table:table-cell>
          <table:table-cell office:value-type="float" office:value="64" table:formula="of:=IF([.C1030]&lt;&gt;&quot;&quot;;2^[.$I1030];0)" table:style-name="ce2">
            <text:p>64</text:p>
          </table:table-cell>
          <table:table-cell office:value-type="float" office:value="64" table:formula="of:=IF([.D1030]&lt;&gt;&quot;&quot;;2^[.$I1030];0)" table:style-name="ce2">
            <text:p>64</text:p>
          </table:table-cell>
          <table:table-cell office:value-type="float" office:value="0" table:formula="of:=IF([.E1030]&lt;&gt;&quot;&quot;;2^[.$I1030];0)" table:style-name="ce2">
            <text:p>0</text:p>
          </table:table-cell>
          <table:table-cell office:value-type="float" office:value="0" table:formula="of:=IF([.F1030]&lt;&gt;&quot;&quot;;2^[.$I103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4"/>
          <table:table-cell table:number-columns-repeated="3" table:style-name="ce2"/>
          <table:table-cell office:value-type="float" office:value="0" table:formula="of:=SUM([.J1024:.J1031])" table:style-name="ce2">
            <text:p>0</text:p>
          </table:table-cell>
          <table:table-cell office:value-type="float" office:value="65" table:formula="of:=SUM([.K1024:.K1031])" table:style-name="ce2">
            <text:p>65</text:p>
          </table:table-cell>
          <table:table-cell office:value-type="float" office:value="65" table:formula="of:=SUM([.L1024:.L1031])" table:style-name="ce2">
            <text:p>65</text:p>
          </table:table-cell>
          <table:table-cell office:value-type="float" office:value="54" table:formula="of:=SUM([.M1024:.M1031])" table:style-name="ce2">
            <text:p>54</text:p>
          </table:table-cell>
          <table:table-cell office:value-type="float" office:value="8" table:formula="of:=SUM([.N1024:.N1031])" table:style-name="ce2">
            <text:p>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office:string-value="0x00" table:formula="of:=&quot;0x&quot;&amp;BASE([.J1032];16;2)" table:style-name="ce2">
            <text:p>0x00</text:p>
          </table:table-cell>
          <table:table-cell office:value-type="string" office:string-value="0x41" table:formula="of:=&quot;0x&quot;&amp;BASE([.K1032];16;2)" table:style-name="ce2">
            <text:p>0x41</text:p>
          </table:table-cell>
          <table:table-cell office:value-type="string" office:string-value="0x41" table:formula="of:=&quot;0x&quot;&amp;BASE([.L1032];16;2)" table:style-name="ce2">
            <text:p>0x41</text:p>
          </table:table-cell>
          <table:table-cell office:value-type="string" office:string-value="0x36" table:formula="of:=&quot;0x&quot;&amp;BASE([.M1032];16;2)" table:style-name="ce2">
            <text:p>0x36</text:p>
          </table:table-cell>
          <table:table-cell office:value-type="string" office:string-value="0x08" table:formula="of:=&quot;0x&quot;&amp;BASE([.N1032];16;2)" table:style-name="ce2">
            <text:p>0x08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26: ~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formula="of:=IF([.B1035]&lt;&gt;&quot;&quot;;2^[.$I1035];0)" table:style-name="ce2">
            <text:p>0</text:p>
          </table:table-cell>
          <table:table-cell office:value-type="float" office:value="1" table:formula="of:=IF([.C1035]&lt;&gt;&quot;&quot;;2^[.$I1035];0)" table:style-name="ce2">
            <text:p>1</text:p>
          </table:table-cell>
          <table:table-cell office:value-type="float" office:value="0" table:formula="of:=IF([.D1035]&lt;&gt;&quot;&quot;;2^[.$I1035];0)" table:style-name="ce2">
            <text:p>0</text:p>
          </table:table-cell>
          <table:table-cell office:value-type="float" office:value="0" table:formula="of:=IF([.E1035]&lt;&gt;&quot;&quot;;2^[.$I1035];0)" table:style-name="ce2">
            <text:p>0</text:p>
          </table:table-cell>
          <table:table-cell office:value-type="float" office:value="0" table:formula="of:=IF([.F1035]&lt;&gt;&quot;&quot;;2^[.$I1035];0)" table:style-name="ce2">
            <text:p>0</text:p>
          </table:table-cell>
          <table:table-cell office:value-type="string" office:string-value="    { 0x02, 0x01, 0x02, 0x04, 0x02 }, // 126: ~" table:formula="of:=&quot;    { &quot; &amp; [.J1044] &amp; &quot;, &quot; &amp; [.K1044] &amp; &quot;, &quot; &amp; [.L1044] &amp; &quot;, &quot; &amp; [.M1044] &amp; &quot;, &quot; &amp; [.N1044] &amp; &quot; }, // &quot; &amp; [.A1035]" table:style-name="ce2">
            <text:p><text:s text:c="4"/>{ 0x02, 0x01, 0x02, 0x04, 0x02 }, // 126: ~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formula="of:=IF([.B1036]&lt;&gt;&quot;&quot;;2^[.$I1036];0)" table:style-name="ce2">
            <text:p>2</text:p>
          </table:table-cell>
          <table:table-cell office:value-type="float" office:value="0" table:formula="of:=IF([.C1036]&lt;&gt;&quot;&quot;;2^[.$I1036];0)" table:style-name="ce2">
            <text:p>0</text:p>
          </table:table-cell>
          <table:table-cell office:value-type="float" office:value="2" table:formula="of:=IF([.D1036]&lt;&gt;&quot;&quot;;2^[.$I1036];0)" table:style-name="ce2">
            <text:p>2</text:p>
          </table:table-cell>
          <table:table-cell office:value-type="float" office:value="0" table:formula="of:=IF([.E1036]&lt;&gt;&quot;&quot;;2^[.$I1036];0)" table:style-name="ce2">
            <text:p>0</text:p>
          </table:table-cell>
          <table:table-cell office:value-type="float" office:value="2" table:formula="of:=IF([.F1036]&lt;&gt;&quot;&quot;;2^[.$I1036];0)" table:style-name="ce2">
            <text:p>2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" table:formula="of:=IF([.B1037]&lt;&gt;&quot;&quot;;2^[.$I1037];0)" table:style-name="ce2">
            <text:p>0</text:p>
          </table:table-cell>
          <table:table-cell office:value-type="float" office:value="0" table:formula="of:=IF([.C1037]&lt;&gt;&quot;&quot;;2^[.$I1037];0)" table:style-name="ce2">
            <text:p>0</text:p>
          </table:table-cell>
          <table:table-cell office:value-type="float" office:value="0" table:formula="of:=IF([.D1037]&lt;&gt;&quot;&quot;;2^[.$I1037];0)" table:style-name="ce2">
            <text:p>0</text:p>
          </table:table-cell>
          <table:table-cell office:value-type="float" office:value="4" table:formula="of:=IF([.E1037]&lt;&gt;&quot;&quot;;2^[.$I1037];0)" table:style-name="ce2">
            <text:p>4</text:p>
          </table:table-cell>
          <table:table-cell office:value-type="float" office:value="0" table:formula="of:=IF([.F1037]&lt;&gt;&quot;&quot;;2^[.$I1037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" table:formula="of:=IF([.B1038]&lt;&gt;&quot;&quot;;2^[.$I1038];0)" table:style-name="ce2">
            <text:p>0</text:p>
          </table:table-cell>
          <table:table-cell office:value-type="float" office:value="0" table:formula="of:=IF([.C1038]&lt;&gt;&quot;&quot;;2^[.$I1038];0)" table:style-name="ce2">
            <text:p>0</text:p>
          </table:table-cell>
          <table:table-cell office:value-type="float" office:value="0" table:formula="of:=IF([.D1038]&lt;&gt;&quot;&quot;;2^[.$I1038];0)" table:style-name="ce2">
            <text:p>0</text:p>
          </table:table-cell>
          <table:table-cell office:value-type="float" office:value="0" table:formula="of:=IF([.E1038]&lt;&gt;&quot;&quot;;2^[.$I1038];0)" table:style-name="ce2">
            <text:p>0</text:p>
          </table:table-cell>
          <table:table-cell office:value-type="float" office:value="0" table:formula="of:=IF([.F1038]&lt;&gt;&quot;&quot;;2^[.$I1038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" table:formula="of:=IF([.B1039]&lt;&gt;&quot;&quot;;2^[.$I1039];0)" table:style-name="ce2">
            <text:p>0</text:p>
          </table:table-cell>
          <table:table-cell office:value-type="float" office:value="0" table:formula="of:=IF([.C1039]&lt;&gt;&quot;&quot;;2^[.$I1039];0)" table:style-name="ce2">
            <text:p>0</text:p>
          </table:table-cell>
          <table:table-cell office:value-type="float" office:value="0" table:formula="of:=IF([.D1039]&lt;&gt;&quot;&quot;;2^[.$I1039];0)" table:style-name="ce2">
            <text:p>0</text:p>
          </table:table-cell>
          <table:table-cell office:value-type="float" office:value="0" table:formula="of:=IF([.E1039]&lt;&gt;&quot;&quot;;2^[.$I1039];0)" table:style-name="ce2">
            <text:p>0</text:p>
          </table:table-cell>
          <table:table-cell office:value-type="float" office:value="0" table:formula="of:=IF([.F1039]&lt;&gt;&quot;&quot;;2^[.$I1039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" table:formula="of:=IF([.B1040]&lt;&gt;&quot;&quot;;2^[.$I1040];0)" table:style-name="ce2">
            <text:p>0</text:p>
          </table:table-cell>
          <table:table-cell office:value-type="float" office:value="0" table:formula="of:=IF([.C1040]&lt;&gt;&quot;&quot;;2^[.$I1040];0)" table:style-name="ce2">
            <text:p>0</text:p>
          </table:table-cell>
          <table:table-cell office:value-type="float" office:value="0" table:formula="of:=IF([.D1040]&lt;&gt;&quot;&quot;;2^[.$I1040];0)" table:style-name="ce2">
            <text:p>0</text:p>
          </table:table-cell>
          <table:table-cell office:value-type="float" office:value="0" table:formula="of:=IF([.E1040]&lt;&gt;&quot;&quot;;2^[.$I1040];0)" table:style-name="ce2">
            <text:p>0</text:p>
          </table:table-cell>
          <table:table-cell office:value-type="float" office:value="0" table:formula="of:=IF([.F1040]&lt;&gt;&quot;&quot;;2^[.$I1040];0)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table:number-columns-repeated="5" table:style-name="ce3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" table:formula="of:=IF([.B1041]&lt;&gt;&quot;&quot;;2^[.$I1041];0)" table:style-name="ce2">
            <text:p>0</text:p>
          </table:table-cell>
          <table:table-cell office:value-type="float" office:value="0" table:formula="of:=IF([.C1041]&lt;&gt;&quot;&quot;;2^[.$I1041];0)" table:style-name="ce2">
            <text:p>0</text:p>
          </table:table-cell>
          <table:table-cell office:value-type="float" office:value="0" table:formula="of:=IF([.D1041]&lt;&gt;&quot;&quot;;2^[.$I1041];0)" table:style-name="ce2">
            <text:p>0</text:p>
          </table:table-cell>
          <table:table-cell office:value-type="float" office:value="0" table:formula="of:=IF([.E1041]&lt;&gt;&quot;&quot;;2^[.$I1041];0)" table:style-name="ce2">
            <text:p>0</text:p>
          </table:table-cell>
          <table:table-cell office:value-type="float" office:value="0" table:formula="of:=IF([.F1041]&lt;&gt;&quot;&quot;;2^[.$I1041];0)" table:style-name="ce2">
            <text:p>0</text:p>
          </table:table-cell>
          <table:table-cell table:number-columns-repeated="16370"/>
        </table:table-row>
        <table:table-row table:style-name="ro1">
          <table:table-cell/>
          <table:table-cell table:number-columns-repeated="5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table:number-columns-repeated="5" table:style-name="ce4"/>
          <table:table-cell table:number-columns-repeated="3" table:style-name="ce2"/>
          <table:table-cell office:value-type="float" office:value="2" table:formula="of:=SUM([.J1035:.J1042])" table:style-name="ce2">
            <text:p>2</text:p>
          </table:table-cell>
          <table:table-cell office:value-type="float" office:value="1" table:formula="of:=SUM([.K1035:.K1042])" table:style-name="ce2">
            <text:p>1</text:p>
          </table:table-cell>
          <table:table-cell office:value-type="float" office:value="2" table:formula="of:=SUM([.L1035:.L1042])" table:style-name="ce2">
            <text:p>2</text:p>
          </table:table-cell>
          <table:table-cell office:value-type="float" office:value="4" table:formula="of:=SUM([.M1035:.M1042])" table:style-name="ce2">
            <text:p>4</text:p>
          </table:table-cell>
          <table:table-cell office:value-type="float" office:value="2" table:formula="of:=SUM([.N1035:.N1042])" table:style-name="ce2">
            <text:p>2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2"/>
          <table:table-cell office:value-type="string" office:string-value="0x02" table:formula="of:=&quot;0x&quot;&amp;BASE([.J1043];16;2)" table:style-name="ce2">
            <text:p>0x02</text:p>
          </table:table-cell>
          <table:table-cell office:value-type="string" office:string-value="0x01" table:formula="of:=&quot;0x&quot;&amp;BASE([.K1043];16;2)" table:style-name="ce2">
            <text:p>0x01</text:p>
          </table:table-cell>
          <table:table-cell office:value-type="string" office:string-value="0x02" table:formula="of:=&quot;0x&quot;&amp;BASE([.L1043];16;2)" table:style-name="ce2">
            <text:p>0x02</text:p>
          </table:table-cell>
          <table:table-cell office:value-type="string" office:string-value="0x04" table:formula="of:=&quot;0x&quot;&amp;BASE([.M1043];16;2)" table:style-name="ce2">
            <text:p>0x04</text:p>
          </table:table-cell>
          <table:table-cell office:value-type="string" office:string-value="0x02" table:formula="of:=&quot;0x&quot;&amp;BASE([.N1043];16;2)" table:style-name="ce2">
            <text:p>0x02</text:p>
          </table:table-cell>
          <table:table-cell table:number-columns-repeated="16370"/>
        </table:table-row>
        <table:table-row table:number-rows-repeated="1047532" table:style-name="ro2">
          <table:table-cell table:number-columns-repeated="16384"/>
        </table:table-row>
      </table:table>
      <table:table table:name="Bitmap" table:style-name="ta1">
        <table:table-column table:style-name="co6" table:number-columns-repeated="84" table:default-cell-style-name="ce1"/>
        <table:table-column table:style-name="co5" table:number-columns-repeated="16300" table:default-cell-style-name="ce1"/>
        <table:table-row table:number-rows-repeated="2" table:style-name="ro3">
          <table:table-cell table:number-columns-repeated="38"/>
          <table:table-cell table:number-columns-repeated="16346" table:style-name="ce1"/>
        </table:table-row>
        <table:table-row table:style-name="ro3">
          <table:table-cell table:number-columns-repeated="38"/>
          <table:table-cell table:number-columns-repeated="2" table:style-name="ce1"/>
          <table:table-cell office:value-type="string" table:style-name="ce1">
            <text:p>.</text:p>
          </table:table-cell>
          <table:table-cell table:number-columns-repeated="16343"/>
        </table:table-row>
        <table:table-row table:style-name="ro3">
          <table:table-cell table:number-columns-repeated="38"/>
          <table:table-cell table:style-name="ce1"/>
          <table:table-cell office:value-type="string" table:style-name="ce1">
            <text:p>.</text:p>
          </table:table-cell>
          <table:table-cell table:number-columns-repeated="16344" table:style-name="ce1"/>
        </table:table-row>
        <table:table-row table:style-name="ro3">
          <table:table-cell table:number-columns-repeated="38"/>
          <table:table-cell office:value-type="string" table:style-name="ce1">
            <text:p>.</text:p>
          </table:table-cell>
          <table:table-cell table:number-columns-repeated="16345" table:style-name="ce1"/>
        </table:table-row>
        <table:table-row table:number-rows-repeated="11" table:style-name="ro3">
          <table:table-cell table:number-columns-repeated="38"/>
          <table:table-cell table:number-columns-repeated="16346" table:style-name="ce1"/>
        </table:table-row>
        <table:table-row table:number-rows-repeated="32" table:style-name="ro3">
          <table:table-cell table:number-columns-repeated="16384"/>
        </table:table-row>
        <table:table-row table:number-rows-repeated="1048528" table:style-name="ro1">
          <table:table-cell table:number-columns-repeated="16384"/>
        </table:table-row>
      </table:table>
      <table:table table:name="Blank_Bitmap" table:style-name="ta1">
        <table:table-column table:style-name="co6" table:number-columns-repeated="84" table:default-cell-style-name="ce1"/>
        <table:table-column table:style-name="co5" table:number-columns-repeated="16300" table:default-cell-style-name="ce1"/>
        <table:table-row table:number-rows-repeated="48" table:style-name="ro3">
          <table:table-cell table:number-columns-repeated="16384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hn J Hritz</dc:creator>
    <meta:creation-date>2015-11-17T18:45:08Z</meta:creation-date>
    <dc:date>2015-11-28T19:33:30Z</dc:date>
    <meta:editing-cycles>35</meta:editing-cycles>
    <meta:editing-duration>PT471118S</meta:editing-duration>
  </office:meta>
</office:document-meta>
</file>